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244in"/>
    </style:style>
    <style:style style:name="co3" style:family="table-column">
      <style:table-column-properties fo:break-before="auto" style:column-width="1.2437in"/>
    </style:style>
    <style:style style:name="co4" style:family="table-column">
      <style:table-column-properties fo:break-before="auto" style:column-width="1.3717in"/>
    </style:style>
    <style:style style:name="co5" style:family="table-column">
      <style:table-column-properties fo:break-before="auto" style:column-width="1.083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normal" style:font-style-asian="italic" style:font-weight-asian="normal" style:font-style-complex="italic" style:font-weight-complex="normal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background-color="#81d41a" style:text-align-source="fix" style:repeat-content="false"/>
      <style:paragraph-properties fo:text-align="center" fo:margin-left="0in"/>
      <style:text-properties fo:color="#000000" fo:font-weight="bold" style:font-weight-asian="bold" style:font-weight-complex="bold"/>
    </style:style>
    <style:style style:name="ce6" style:family="table-cell" style:parent-style-name="Default">
      <style:table-cell-properties fo:background-color="#81d41a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Part1" table:style-name="ta1">
        <table:table-column table:style-name="co1" table:number-columns-repeated="9" table:default-cell-style-name="ce1"/>
        <table:table-column table:style-name="co1" table:number-columns-repeated="6" table:default-cell-style-name="Default"/>
        <table:table-row table:style-name="ro1">
          <table:table-cell table:style-name="ce2" office:value-type="string" calcext:value-type="string">
            <text:p>XA</text:p>
          </table:table-cell>
          <table:table-cell table:style-name="ce2" office:value-type="string" calcext:value-type="string">
            <text:p>YA</text:p>
          </table:table-cell>
          <table:table-cell table:style-name="ce2" office:value-type="string" calcext:value-type="string">
            <text:p>XB</text:p>
          </table:table-cell>
          <table:table-cell table:style-name="ce2" office:value-type="string" calcext:value-type="string">
            <text:p>YB</text:p>
          </table:table-cell>
          <table:table-cell table:style-name="ce2" office:value-type="string" calcext:value-type="string">
            <text:p>XF</text:p>
          </table:table-cell>
          <table:table-cell table:style-name="ce2" office:value-type="string" calcext:value-type="string">
            <text:p>YF</text:p>
          </table:table-cell>
          <table:table-cell table:style-name="ce2" office:value-type="string" calcext:value-type="string">
            <text:p>DELTA</text:p>
          </table:table-cell>
          <table:table-cell table:style-name="ce2" office:value-type="string" calcext:value-type="string">
            <text:p>ADIV</text:p>
          </table:table-cell>
          <table:table-cell table:style-name="ce2" office:value-type="string" calcext:value-type="string">
            <text:p>BDIV</text:p>
          </table:table-cell>
          <table:table-cell table:style-name="ce2" office:value-type="string" calcext:value-type="string">
            <text:p>AMOD</text:p>
          </table:table-cell>
          <table:table-cell table:style-name="ce2" office:value-type="string" calcext:value-type="string">
            <text:p>BMOD</text:p>
          </table:table-cell>
          <table:table-cell table:style-name="ce2" office:value-type="string" calcext:value-type="string">
            <text:p>SOLVES</text:p>
          </table:table-cell>
          <table:table-cell table:style-name="ce2" office:value-type="string" calcext:value-type="string">
            <text:p>A PRESS</text:p>
          </table:table-cell>
          <table:table-cell table:style-name="ce2" office:value-type="string" calcext:value-type="string">
            <text:p>B PRESS</text:p>
          </table:table-cell>
          <table:table-cell table:style-name="ce2" office:value-type="string" calcext:value-type="string">
            <text:p>COST</text:p>
          </table:table-cell>
        </table:table-row>
        <table:table-row table:style-name="ro1">
          <table:table-cell table:style-name="ce3" office:value-type="string" calcext:value-type="string">
            <text:p>TEST</text:p>
          </table:table-cell>
          <table:table-cell table:style-name="ce2"/>
          <table:table-cell table:style-name="ce3" office:value-type="string" calcext:value-type="string">
            <text:p>SOLUTION</text:p>
          </table:table-cell>
          <table:table-cell table:style-name="ce5" table:formula="of:=SUM([.O4:.O7])" office:value-type="float" office:value="480" calcext:value-type="float">
            <text:p>480</text:p>
          </table:table-cell>
          <table:table-cell table:style-name="ce2" table:number-columns-repeated="11"/>
        </table:table-row>
        <table:table-row table:style-name="ro1">
          <table:table-cell table:style-name="ce2" table:number-columns-repeated="15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34" calcext:value-type="float">
            <text:p>34</text:p>
          </table:table-cell>
          <table:table-cell office:value-type="float" office:value="22" calcext:value-type="float">
            <text:p>22</text:p>
          </table:table-cell>
          <table:table-cell office:value-type="float" office:value="67" calcext:value-type="float">
            <text:p>67</text:p>
          </table:table-cell>
          <table:table-cell office:value-type="float" office:value="8400" calcext:value-type="float">
            <text:p>8400</text:p>
          </table:table-cell>
          <table:table-cell office:value-type="float" office:value="5400" calcext:value-type="float">
            <text:p>5400</text:p>
          </table:table-cell>
          <table:table-cell table:formula="of:=([.B4]*[.C4]-[.D4]*[.A4])" office:value-type="float" office:value="-5550" calcext:value-type="float">
            <text:p>-5550</text:p>
          </table:table-cell>
          <table:table-cell table:formula="of:=[.F4]*[.C4]-[.D4]*[.E4]" office:value-type="float" office:value="-444000" calcext:value-type="float">
            <text:p>-444000</text:p>
          </table:table-cell>
          <table:table-cell table:formula="of:=[.B4]*[.E4]-[.F4]*[.A4]" office:value-type="float" office:value="-222000" calcext:value-type="float">
            <text:p>-222000</text:p>
          </table:table-cell>
          <table:table-cell table:style-name="ce1" table:formula="of:=MOD([.H4];[.G4])" office:value-type="float" office:value="0" calcext:value-type="float">
            <text:p>0</text:p>
          </table:table-cell>
          <table:table-cell table:style-name="ce1" table:formula="of:=MOD([.I4];[.G4])" office:value-type="float" office:value="0" calcext:value-type="float">
            <text:p>0</text:p>
          </table:table-cell>
          <table:table-cell table:style-name="ce1" table:formula="of:=IF([.J4]+[.K4]=0;1;0)" office:value-type="float" office:value="1" calcext:value-type="float">
            <text:p>1</text:p>
          </table:table-cell>
          <table:table-cell table:style-name="ce1" table:formula="of:=[.L4]*[.H4]/[.G4]" office:value-type="float" office:value="80" calcext:value-type="float">
            <text:p>80</text:p>
          </table:table-cell>
          <table:table-cell table:style-name="ce1" table:formula="of:=[.L4]*[.I4]/[.G4]" office:value-type="float" office:value="40" calcext:value-type="float">
            <text:p>40</text:p>
          </table:table-cell>
          <table:table-cell table:style-name="ce1" table:formula="of:=[.M4]*3+[.N4]" office:value-type="float" office:value="280" calcext:value-type="float">
            <text:p>28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21" calcext:value-type="float">
            <text:p>21</text:p>
          </table:table-cell>
          <table:table-cell office:value-type="float" office:value="12748" calcext:value-type="float">
            <text:p>12748</text:p>
          </table:table-cell>
          <table:table-cell office:value-type="float" office:value="12176" calcext:value-type="float">
            <text:p>12176</text:p>
          </table:table-cell>
          <table:table-cell table:formula="of:=([.B5]*[.C5]-[.D5]*[.A5])" office:value-type="float" office:value="3876" calcext:value-type="float">
            <text:p>3876</text:p>
          </table:table-cell>
          <table:table-cell table:formula="of:=[.F5]*[.C5]-[.D5]*[.E5]" office:value-type="float" office:value="548084" calcext:value-type="float">
            <text:p>548084</text:p>
          </table:table-cell>
          <table:table-cell table:formula="of:=[.B5]*[.E5]-[.F5]*[.A5]" office:value-type="float" office:value="524792" calcext:value-type="float">
            <text:p>524792</text:p>
          </table:table-cell>
          <table:table-cell table:style-name="ce1" table:formula="of:=MOD([.H5];[.G5])" office:value-type="float" office:value="1568" calcext:value-type="float">
            <text:p>1568</text:p>
          </table:table-cell>
          <table:table-cell table:style-name="ce1" table:formula="of:=MOD([.I5];[.G5])" office:value-type="float" office:value="1532" calcext:value-type="float">
            <text:p>1532</text:p>
          </table:table-cell>
          <table:table-cell table:style-name="ce1" table:formula="of:=IF([.J5]+[.K5]=0;1;0)" office:value-type="float" office:value="0" calcext:value-type="float">
            <text:p>0</text:p>
          </table:table-cell>
          <table:table-cell table:style-name="ce1" table:formula="of:=[.L5]*[.H5]/[.G5]" office:value-type="float" office:value="0" calcext:value-type="float">
            <text:p>0</text:p>
          </table:table-cell>
          <table:table-cell table:style-name="ce1" table:formula="of:=[.L5]*[.I5]/[.G5]" office:value-type="float" office:value="0" calcext:value-type="float">
            <text:p>0</text:p>
          </table:table-cell>
          <table:table-cell table:style-name="ce1" table:formula="of:=[.M5]*3+[.N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6" calcext:value-type="float">
            <text:p>86</text:p>
          </table:table-cell>
          <table:table-cell office:value-type="float" office:value="84" calcext:value-type="float">
            <text:p>84</text:p>
          </table:table-cell>
          <table:table-cell office:value-type="float" office:value="37" calcext:value-type="float">
            <text:p>37</text:p>
          </table:table-cell>
          <table:table-cell office:value-type="float" office:value="7870" calcext:value-type="float">
            <text:p>7870</text:p>
          </table:table-cell>
          <table:table-cell office:value-type="float" office:value="6450" calcext:value-type="float">
            <text:p>6450</text:p>
          </table:table-cell>
          <table:table-cell table:formula="of:=([.B6]*[.C6]-[.D6]*[.A6])" office:value-type="float" office:value="6595" calcext:value-type="float">
            <text:p>6595</text:p>
          </table:table-cell>
          <table:table-cell table:formula="of:=[.F6]*[.C6]-[.D6]*[.E6]" office:value-type="float" office:value="250610" calcext:value-type="float">
            <text:p>250610</text:p>
          </table:table-cell>
          <table:table-cell table:formula="of:=[.B6]*[.E6]-[.F6]*[.A6]" office:value-type="float" office:value="567170" calcext:value-type="float">
            <text:p>567170</text:p>
          </table:table-cell>
          <table:table-cell table:style-name="ce1" table:formula="of:=MOD([.H6];[.G6])" office:value-type="float" office:value="0" calcext:value-type="float">
            <text:p>0</text:p>
          </table:table-cell>
          <table:table-cell table:style-name="ce1" table:formula="of:=MOD([.I6];[.G6])" office:value-type="float" office:value="0" calcext:value-type="float">
            <text:p>0</text:p>
          </table:table-cell>
          <table:table-cell table:style-name="ce1" table:formula="of:=IF([.J6]+[.K6]=0;1;0)" office:value-type="float" office:value="1" calcext:value-type="float">
            <text:p>1</text:p>
          </table:table-cell>
          <table:table-cell table:style-name="ce1" table:formula="of:=[.L6]*[.H6]/[.G6]" office:value-type="float" office:value="38" calcext:value-type="float">
            <text:p>38</text:p>
          </table:table-cell>
          <table:table-cell table:style-name="ce1" table:formula="of:=[.L6]*[.I6]/[.G6]" office:value-type="float" office:value="86" calcext:value-type="float">
            <text:p>86</text:p>
          </table:table-cell>
          <table:table-cell table:style-name="ce1" table:formula="of:=[.M6]*3+[.N6]"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71" calcext:value-type="float">
            <text:p>71</text:p>
          </table:table-cell>
          <table:table-cell office:value-type="float" office:value="18641" calcext:value-type="float">
            <text:p>18641</text:p>
          </table:table-cell>
          <table:table-cell office:value-type="float" office:value="10279" calcext:value-type="float">
            <text:p>10279</text:p>
          </table:table-cell>
          <table:table-cell table:formula="of:=([.B7]*[.C7]-[.D7]*[.A7])" office:value-type="float" office:value="-4278" calcext:value-type="float">
            <text:p>-4278</text:p>
          </table:table-cell>
          <table:table-cell table:formula="of:=[.F7]*[.C7]-[.D7]*[.E7]" office:value-type="float" office:value="-1045978" calcext:value-type="float">
            <text:p>-1045978</text:p>
          </table:table-cell>
          <table:table-cell table:formula="of:=[.B7]*[.E7]-[.F7]*[.A7]" office:value-type="float" office:value="-280508" calcext:value-type="float">
            <text:p>-280508</text:p>
          </table:table-cell>
          <table:table-cell table:style-name="ce1" table:formula="of:=MOD([.H7];[.G7])" office:value-type="float" office:value="-2146" calcext:value-type="float">
            <text:p>-2146</text:p>
          </table:table-cell>
          <table:table-cell table:style-name="ce1" table:formula="of:=MOD([.I7];[.G7])" office:value-type="float" office:value="-2438" calcext:value-type="float">
            <text:p>-2438</text:p>
          </table:table-cell>
          <table:table-cell table:style-name="ce1" table:formula="of:=IF([.J7]+[.K7]=0;1;0)" office:value-type="float" office:value="0" calcext:value-type="float">
            <text:p>0</text:p>
          </table:table-cell>
          <table:table-cell table:style-name="ce1" table:formula="of:=[.L7]*[.H7]/[.G7]" office:value-type="float" office:value="0" calcext:value-type="float">
            <text:p>0</text:p>
          </table:table-cell>
          <table:table-cell table:style-name="ce1" table:formula="of:=[.L7]*[.I7]/[.G7]" office:value-type="float" office:value="0" calcext:value-type="float">
            <text:p>0</text:p>
          </table:table-cell>
          <table:table-cell table:style-name="ce1" table:formula="of:=[.M7]*3+[.N7]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INPUT</text:p>
          </table:table-cell>
          <table:table-cell/>
          <table:table-cell table:style-name="ce3" office:value-type="string" calcext:value-type="string">
            <text:p>SOLUTION</text:p>
          </table:table-cell>
          <table:table-cell table:style-name="ce6" table:formula="of:=SUM([.O10:.O329])" office:value-type="float" office:value="25629" calcext:value-type="float">
            <text:p>25629</text:p>
          </table:table-cell>
          <table:table-cell table:number-columns-repeated="5"/>
          <table:table-cell table:style-name="ce1" table:number-columns-repeated="5"/>
          <table:table-cell table:style-name="ce1" table:formula="of:=SUM([.O4:.O7])" office:value-type="float" office:value="480" calcext:value-type="float">
            <text:p>480</text:p>
          </table:table-cell>
        </table:table-row>
        <table:table-row table:style-name="ro1">
          <table:table-cell table:number-columns-repeated="9"/>
          <table:table-cell table:style-name="ce1" table:number-columns-repeated="6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95" calcext:value-type="float">
            <text:p>95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3738" calcext:value-type="float">
            <text:p>3738</text:p>
          </table:table-cell>
          <table:table-cell office:value-type="float" office:value="5486" calcext:value-type="float">
            <text:p>5486</text:p>
          </table:table-cell>
          <table:table-cell table:formula="of:=([.B10]*[.C10]-[.D10]*[.A10])" office:value-type="float" office:value="1876" calcext:value-type="float">
            <text:p>1876</text:p>
          </table:table-cell>
          <table:table-cell table:formula="of:=[.F10]*[.C10]-[.D10]*[.E10]" office:value-type="float" office:value="93800" calcext:value-type="float">
            <text:p>93800</text:p>
          </table:table-cell>
          <table:table-cell table:formula="of:=[.B10]*[.E10]-[.F10]*[.A10]" office:value-type="float" office:value="86296" calcext:value-type="float">
            <text:p>86296</text:p>
          </table:table-cell>
          <table:table-cell table:style-name="ce1" table:formula="of:=MOD([.H10];[.G10])" office:value-type="float" office:value="0" calcext:value-type="float">
            <text:p>0</text:p>
          </table:table-cell>
          <table:table-cell table:style-name="ce1" table:formula="of:=MOD([.I10];[.G10])" office:value-type="float" office:value="0" calcext:value-type="float">
            <text:p>0</text:p>
          </table:table-cell>
          <table:table-cell table:style-name="ce1" table:formula="of:=IF([.J10]+[.K10]=0;1;0)" office:value-type="float" office:value="1" calcext:value-type="float">
            <text:p>1</text:p>
          </table:table-cell>
          <table:table-cell table:style-name="ce1" table:formula="of:=[.L10]*[.H10]/[.G10]" office:value-type="float" office:value="50" calcext:value-type="float">
            <text:p>50</text:p>
          </table:table-cell>
          <table:table-cell table:style-name="ce1" table:formula="of:=[.L10]*[.I10]/[.G10]" office:value-type="float" office:value="46" calcext:value-type="float">
            <text:p>46</text:p>
          </table:table-cell>
          <table:table-cell table:style-name="ce1" table:formula="of:=[.M10]*3+[.N10]"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70" calcext:value-type="float">
            <text:p>70</text:p>
          </table:table-cell>
          <table:table-cell office:value-type="float" office:value="74" calcext:value-type="float">
            <text:p>74</text:p>
          </table:table-cell>
          <table:table-cell office:value-type="float" office:value="2152" calcext:value-type="float">
            <text:p>2152</text:p>
          </table:table-cell>
          <table:table-cell office:value-type="float" office:value="7284" calcext:value-type="float">
            <text:p>7284</text:p>
          </table:table-cell>
          <table:table-cell table:formula="of:=([.B11]*[.C11]-[.D11]*[.A11])" office:value-type="float" office:value="4276" calcext:value-type="float">
            <text:p>4276</text:p>
          </table:table-cell>
          <table:table-cell table:formula="of:=[.F11]*[.C11]-[.D11]*[.E11]" office:value-type="float" office:value="350632" calcext:value-type="float">
            <text:p>350632</text:p>
          </table:table-cell>
          <table:table-cell table:formula="of:=[.B11]*[.E11]-[.F11]*[.A11]" office:value-type="float" office:value="51312" calcext:value-type="float">
            <text:p>51312</text:p>
          </table:table-cell>
          <table:table-cell table:style-name="ce1" table:formula="of:=MOD([.H11];[.G11])" office:value-type="float" office:value="0" calcext:value-type="float">
            <text:p>0</text:p>
          </table:table-cell>
          <table:table-cell table:style-name="ce1" table:formula="of:=MOD([.I11];[.G11])" office:value-type="float" office:value="0" calcext:value-type="float">
            <text:p>0</text:p>
          </table:table-cell>
          <table:table-cell table:style-name="ce1" table:formula="of:=IF([.J11]+[.K11]=0;1;0)" office:value-type="float" office:value="1" calcext:value-type="float">
            <text:p>1</text:p>
          </table:table-cell>
          <table:table-cell table:style-name="ce1" table:formula="of:=[.L11]*[.H11]/[.G11]" office:value-type="float" office:value="82" calcext:value-type="float">
            <text:p>82</text:p>
          </table:table-cell>
          <table:table-cell table:style-name="ce1" table:formula="of:=[.L11]*[.I11]/[.G11]" office:value-type="float" office:value="12" calcext:value-type="float">
            <text:p>12</text:p>
          </table:table-cell>
          <table:table-cell table:style-name="ce1" table:formula="of:=[.M11]*3+[.N11]" office:value-type="float" office:value="258" calcext:value-type="float">
            <text:p>25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90" calcext:value-type="float">
            <text:p>90</text:p>
          </table:table-cell>
          <table:table-cell office:value-type="float" office:value="31" calcext:value-type="float">
            <text:p>31</text:p>
          </table:table-cell>
          <table:table-cell office:value-type="float" office:value="1113" calcext:value-type="float">
            <text:p>1113</text:p>
          </table:table-cell>
          <table:table-cell office:value-type="float" office:value="1876" calcext:value-type="float">
            <text:p>1876</text:p>
          </table:table-cell>
          <table:table-cell table:formula="of:=([.B12]*[.C12]-[.D12]*[.A12])" office:value-type="float" office:value="6397" calcext:value-type="float">
            <text:p>6397</text:p>
          </table:table-cell>
          <table:table-cell table:formula="of:=[.F12]*[.C12]-[.D12]*[.E12]" office:value-type="float" office:value="134337" calcext:value-type="float">
            <text:p>134337</text:p>
          </table:table-cell>
          <table:table-cell table:formula="of:=[.B12]*[.E12]-[.F12]*[.A12]" office:value-type="float" office:value="44779" calcext:value-type="float">
            <text:p>44779</text:p>
          </table:table-cell>
          <table:table-cell table:style-name="ce1" table:formula="of:=MOD([.H12];[.G12])" office:value-type="float" office:value="0" calcext:value-type="float">
            <text:p>0</text:p>
          </table:table-cell>
          <table:table-cell table:style-name="ce1" table:formula="of:=MOD([.I12];[.G12])" office:value-type="float" office:value="0" calcext:value-type="float">
            <text:p>0</text:p>
          </table:table-cell>
          <table:table-cell table:style-name="ce1" table:formula="of:=IF([.J12]+[.K12]=0;1;0)" office:value-type="float" office:value="1" calcext:value-type="float">
            <text:p>1</text:p>
          </table:table-cell>
          <table:table-cell table:style-name="ce1" table:formula="of:=[.L12]*[.H12]/[.G12]" office:value-type="float" office:value="21" calcext:value-type="float">
            <text:p>21</text:p>
          </table:table-cell>
          <table:table-cell table:style-name="ce1" table:formula="of:=[.L12]*[.I12]/[.G12]" office:value-type="float" office:value="7" calcext:value-type="float">
            <text:p>7</text:p>
          </table:table-cell>
          <table:table-cell table:style-name="ce1" table:formula="of:=[.M12]*3+[.N12]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63" calcext:value-type="float">
            <text:p>63</text:p>
          </table:table-cell>
          <table:table-cell office:value-type="float" office:value="72" calcext:value-type="float">
            <text:p>72</text:p>
          </table:table-cell>
          <table:table-cell office:value-type="float" office:value="36" calcext:value-type="float">
            <text:p>36</text:p>
          </table:table-cell>
          <table:table-cell office:value-type="float" office:value="5874" calcext:value-type="float">
            <text:p>5874</text:p>
          </table:table-cell>
          <table:table-cell office:value-type="float" office:value="7587" calcext:value-type="float">
            <text:p>7587</text:p>
          </table:table-cell>
          <table:table-cell table:formula="of:=([.B13]*[.C13]-[.D13]*[.A13])" office:value-type="float" office:value="3600" calcext:value-type="float">
            <text:p>3600</text:p>
          </table:table-cell>
          <table:table-cell table:formula="of:=[.F13]*[.C13]-[.D13]*[.E13]" office:value-type="float" office:value="334800" calcext:value-type="float">
            <text:p>334800</text:p>
          </table:table-cell>
          <table:table-cell table:formula="of:=[.B13]*[.E13]-[.F13]*[.A13]" office:value-type="float" office:value="172800" calcext:value-type="float">
            <text:p>172800</text:p>
          </table:table-cell>
          <table:table-cell table:style-name="ce1" table:formula="of:=MOD([.H13];[.G13])" office:value-type="float" office:value="0" calcext:value-type="float">
            <text:p>0</text:p>
          </table:table-cell>
          <table:table-cell table:style-name="ce1" table:formula="of:=MOD([.I13];[.G13])" office:value-type="float" office:value="0" calcext:value-type="float">
            <text:p>0</text:p>
          </table:table-cell>
          <table:table-cell table:style-name="ce1" table:formula="of:=IF([.J13]+[.K13]=0;1;0)" office:value-type="float" office:value="1" calcext:value-type="float">
            <text:p>1</text:p>
          </table:table-cell>
          <table:table-cell table:style-name="ce1" table:formula="of:=[.L13]*[.H13]/[.G13]" office:value-type="float" office:value="93" calcext:value-type="float">
            <text:p>93</text:p>
          </table:table-cell>
          <table:table-cell table:style-name="ce1" table:formula="of:=[.L13]*[.I13]/[.G13]" office:value-type="float" office:value="48" calcext:value-type="float">
            <text:p>48</text:p>
          </table:table-cell>
          <table:table-cell table:style-name="ce1" table:formula="of:=[.M13]*3+[.N13]" office:value-type="float" office:value="327" calcext:value-type="float">
            <text:p>327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36" calcext:value-type="float">
            <text:p>36</text:p>
          </table:table-cell>
          <table:table-cell office:value-type="float" office:value="33" calcext:value-type="float">
            <text:p>33</text:p>
          </table:table-cell>
          <table:table-cell office:value-type="float" office:value="48" calcext:value-type="float">
            <text:p>48</text:p>
          </table:table-cell>
          <table:table-cell office:value-type="float" office:value="11055" calcext:value-type="float">
            <text:p>11055</text:p>
          </table:table-cell>
          <table:table-cell office:value-type="float" office:value="6792" calcext:value-type="float">
            <text:p>6792</text:p>
          </table:table-cell>
          <table:table-cell table:formula="of:=([.B14]*[.C14]-[.D14]*[.A14])" office:value-type="float" office:value="-3564" calcext:value-type="float">
            <text:p>-3564</text:p>
          </table:table-cell>
          <table:table-cell table:formula="of:=[.F14]*[.C14]-[.D14]*[.E14]" office:value-type="float" office:value="-306504" calcext:value-type="float">
            <text:p>-306504</text:p>
          </table:table-cell>
          <table:table-cell table:formula="of:=[.B14]*[.E14]-[.F14]*[.A14]" office:value-type="float" office:value="-274428" calcext:value-type="float">
            <text:p>-274428</text:p>
          </table:table-cell>
          <table:table-cell table:style-name="ce1" table:formula="of:=MOD([.H14];[.G14])" office:value-type="float" office:value="0" calcext:value-type="float">
            <text:p>0</text:p>
          </table:table-cell>
          <table:table-cell table:style-name="ce1" table:formula="of:=MOD([.I14];[.G14])" office:value-type="float" office:value="0" calcext:value-type="float">
            <text:p>0</text:p>
          </table:table-cell>
          <table:table-cell table:style-name="ce1" table:formula="of:=IF([.J14]+[.K14]=0;1;0)" office:value-type="float" office:value="1" calcext:value-type="float">
            <text:p>1</text:p>
          </table:table-cell>
          <table:table-cell table:style-name="ce1" table:formula="of:=[.L14]*[.H14]/[.G14]" office:value-type="float" office:value="86" calcext:value-type="float">
            <text:p>86</text:p>
          </table:table-cell>
          <table:table-cell table:style-name="ce1" table:formula="of:=[.L14]*[.I14]/[.G14]" office:value-type="float" office:value="77" calcext:value-type="float">
            <text:p>77</text:p>
          </table:table-cell>
          <table:table-cell table:style-name="ce1" table:formula="of:=[.M14]*3+[.N14]" office:value-type="float" office:value="335" calcext:value-type="float">
            <text:p>33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94" calcext:value-type="float">
            <text:p>94</text:p>
          </table:table-cell>
          <table:table-cell office:value-type="float" office:value="89" calcext:value-type="float">
            <text:p>89</text:p>
          </table:table-cell>
          <table:table-cell office:value-type="float" office:value="59" calcext:value-type="float">
            <text:p>59</text:p>
          </table:table-cell>
          <table:table-cell office:value-type="float" office:value="3678" calcext:value-type="float">
            <text:p>3678</text:p>
          </table:table-cell>
          <table:table-cell office:value-type="float" office:value="8042" calcext:value-type="float">
            <text:p>8042</text:p>
          </table:table-cell>
          <table:table-cell table:formula="of:=([.B15]*[.C15]-[.D15]*[.A15])" office:value-type="float" office:value="6832" calcext:value-type="float">
            <text:p>6832</text:p>
          </table:table-cell>
          <table:table-cell table:formula="of:=[.F15]*[.C15]-[.D15]*[.E15]" office:value-type="float" office:value="498736" calcext:value-type="float">
            <text:p>498736</text:p>
          </table:table-cell>
          <table:table-cell table:formula="of:=[.B15]*[.E15]-[.F15]*[.A15]" office:value-type="float" office:value="136640" calcext:value-type="float">
            <text:p>136640</text:p>
          </table:table-cell>
          <table:table-cell table:style-name="ce1" table:formula="of:=MOD([.H15];[.G15])" office:value-type="float" office:value="0" calcext:value-type="float">
            <text:p>0</text:p>
          </table:table-cell>
          <table:table-cell table:style-name="ce1" table:formula="of:=MOD([.I15];[.G15])" office:value-type="float" office:value="0" calcext:value-type="float">
            <text:p>0</text:p>
          </table:table-cell>
          <table:table-cell table:style-name="ce1" table:formula="of:=IF([.J15]+[.K15]=0;1;0)" office:value-type="float" office:value="1" calcext:value-type="float">
            <text:p>1</text:p>
          </table:table-cell>
          <table:table-cell table:style-name="ce1" table:formula="of:=[.L15]*[.H15]/[.G15]" office:value-type="float" office:value="73" calcext:value-type="float">
            <text:p>73</text:p>
          </table:table-cell>
          <table:table-cell table:style-name="ce1" table:formula="of:=[.L15]*[.I15]/[.G15]" office:value-type="float" office:value="20" calcext:value-type="float">
            <text:p>20</text:p>
          </table:table-cell>
          <table:table-cell table:style-name="ce1" table:formula="of:=[.M15]*3+[.N15]" office:value-type="float" office:value="239" calcext:value-type="float">
            <text:p>239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  <table:table-cell office:value-type="float" office:value="49" calcext:value-type="float">
            <text:p>49</text:p>
          </table:table-cell>
          <table:table-cell office:value-type="float" office:value="1930" calcext:value-type="float">
            <text:p>1930</text:p>
          </table:table-cell>
          <table:table-cell office:value-type="float" office:value="1494" calcext:value-type="float">
            <text:p>1494</text:p>
          </table:table-cell>
          <table:table-cell table:formula="of:=([.B16]*[.C16]-[.D16]*[.A16])" office:value-type="float" office:value="-3572" calcext:value-type="float">
            <text:p>-3572</text:p>
          </table:table-cell>
          <table:table-cell table:formula="of:=[.F16]*[.C16]-[.D16]*[.E16]" office:value-type="float" office:value="-39292" calcext:value-type="float">
            <text:p>-39292</text:p>
          </table:table-cell>
          <table:table-cell table:formula="of:=[.B16]*[.E16]-[.F16]*[.A16]" office:value-type="float" office:value="-92872" calcext:value-type="float">
            <text:p>-92872</text:p>
          </table:table-cell>
          <table:table-cell table:style-name="ce1" table:formula="of:=MOD([.H16];[.G16])" office:value-type="float" office:value="0" calcext:value-type="float">
            <text:p>0</text:p>
          </table:table-cell>
          <table:table-cell table:style-name="ce1" table:formula="of:=MOD([.I16];[.G16])" office:value-type="float" office:value="0" calcext:value-type="float">
            <text:p>0</text:p>
          </table:table-cell>
          <table:table-cell table:style-name="ce1" table:formula="of:=IF([.J16]+[.K16]=0;1;0)" office:value-type="float" office:value="1" calcext:value-type="float">
            <text:p>1</text:p>
          </table:table-cell>
          <table:table-cell table:style-name="ce1" table:formula="of:=[.L16]*[.H16]/[.G16]" office:value-type="float" office:value="11" calcext:value-type="float">
            <text:p>11</text:p>
          </table:table-cell>
          <table:table-cell table:style-name="ce1" table:formula="of:=[.L16]*[.I16]/[.G16]" office:value-type="float" office:value="26" calcext:value-type="float">
            <text:p>26</text:p>
          </table:table-cell>
          <table:table-cell table:style-name="ce1" table:formula="of:=[.M16]*3+[.N16]" office:value-type="float" office:value="59" calcext:value-type="float">
            <text:p>5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1" calcext:value-type="float">
            <text:p>41</text:p>
          </table:table-cell>
          <table:table-cell office:value-type="float" office:value="61" calcext:value-type="float">
            <text:p>61</text:p>
          </table:table-cell>
          <table:table-cell office:value-type="float" office:value="22" calcext:value-type="float">
            <text:p>22</text:p>
          </table:table-cell>
          <table:table-cell office:value-type="float" office:value="13371" calcext:value-type="float">
            <text:p>13371</text:p>
          </table:table-cell>
          <table:table-cell office:value-type="float" office:value="11685" calcext:value-type="float">
            <text:p>11685</text:p>
          </table:table-cell>
          <table:table-cell table:formula="of:=([.B17]*[.C17]-[.D17]*[.A17])" office:value-type="float" office:value="2061" calcext:value-type="float">
            <text:p>2061</text:p>
          </table:table-cell>
          <table:table-cell table:formula="of:=[.F17]*[.C17]-[.D17]*[.E17]" office:value-type="float" office:value="418623" calcext:value-type="float">
            <text:p>418623</text:p>
          </table:table-cell>
          <table:table-cell table:formula="of:=[.B17]*[.E17]-[.F17]*[.A17]" office:value-type="float" office:value="314511" calcext:value-type="float">
            <text:p>314511</text:p>
          </table:table-cell>
          <table:table-cell table:style-name="ce1" table:formula="of:=MOD([.H17];[.G17])" office:value-type="float" office:value="240" calcext:value-type="float">
            <text:p>240</text:p>
          </table:table-cell>
          <table:table-cell table:style-name="ce1" table:formula="of:=MOD([.I17];[.G17])" office:value-type="float" office:value="1239" calcext:value-type="float">
            <text:p>1239</text:p>
          </table:table-cell>
          <table:table-cell table:style-name="ce1" table:formula="of:=IF([.J17]+[.K17]=0;1;0)" office:value-type="float" office:value="0" calcext:value-type="float">
            <text:p>0</text:p>
          </table:table-cell>
          <table:table-cell table:style-name="ce1" table:formula="of:=[.L17]*[.H17]/[.G17]" office:value-type="float" office:value="0" calcext:value-type="float">
            <text:p>0</text:p>
          </table:table-cell>
          <table:table-cell table:style-name="ce1" table:formula="of:=[.L17]*[.I17]/[.G17]" office:value-type="float" office:value="0" calcext:value-type="float">
            <text:p>0</text:p>
          </table:table-cell>
          <table:table-cell table:style-name="ce1" table:formula="of:=[.M17]*3+[.N1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float" office:value="19508" calcext:value-type="float">
            <text:p>19508</text:p>
          </table:table-cell>
          <table:table-cell office:value-type="float" office:value="1964" calcext:value-type="float">
            <text:p>1964</text:p>
          </table:table-cell>
          <table:table-cell table:formula="of:=([.B18]*[.C18]-[.D18]*[.A18])" office:value-type="float" office:value="-1362" calcext:value-type="float">
            <text:p>-1362</text:p>
          </table:table-cell>
          <table:table-cell table:formula="of:=[.F18]*[.C18]-[.D18]*[.E18]" office:value-type="float" office:value="-680552" calcext:value-type="float">
            <text:p>-680552</text:p>
          </table:table-cell>
          <table:table-cell table:formula="of:=[.B18]*[.E18]-[.F18]*[.A18]" office:value-type="float" office:value="387536" calcext:value-type="float">
            <text:p>387536</text:p>
          </table:table-cell>
          <table:table-cell table:style-name="ce1" table:formula="of:=MOD([.H18];[.G18])" office:value-type="float" office:value="-914" calcext:value-type="float">
            <text:p>-914</text:p>
          </table:table-cell>
          <table:table-cell table:style-name="ce1" table:formula="of:=MOD([.I18];[.G18])" office:value-type="float" office:value="-634" calcext:value-type="float">
            <text:p>-634</text:p>
          </table:table-cell>
          <table:table-cell table:style-name="ce1" table:formula="of:=IF([.J18]+[.K18]=0;1;0)" office:value-type="float" office:value="0" calcext:value-type="float">
            <text:p>0</text:p>
          </table:table-cell>
          <table:table-cell table:style-name="ce1" table:formula="of:=[.L18]*[.H18]/[.G18]" office:value-type="float" office:value="0" calcext:value-type="float">
            <text:p>0</text:p>
          </table:table-cell>
          <table:table-cell table:style-name="ce1" table:formula="of:=[.L18]*[.I18]/[.G18]" office:value-type="float" office:value="-0" calcext:value-type="float">
            <text:p>0</text:p>
          </table:table-cell>
          <table:table-cell table:style-name="ce1" table:formula="of:=[.M18]*3+[.N1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5" calcext:value-type="float">
            <text:p>45</text:p>
          </table:table-cell>
          <table:table-cell office:value-type="float" office:value="97" calcext:value-type="float">
            <text:p>97</text:p>
          </table:table-cell>
          <table:table-cell office:value-type="float" office:value="45" calcext:value-type="float">
            <text:p>45</text:p>
          </table:table-cell>
          <table:table-cell office:value-type="float" office:value="3266" calcext:value-type="float">
            <text:p>3266</text:p>
          </table:table-cell>
          <table:table-cell office:value-type="float" office:value="2385" calcext:value-type="float">
            <text:p>2385</text:p>
          </table:table-cell>
          <table:table-cell table:formula="of:=([.B19]*[.C19]-[.D19]*[.A19])" office:value-type="float" office:value="3375" calcext:value-type="float">
            <text:p>3375</text:p>
          </table:table-cell>
          <table:table-cell table:formula="of:=[.F19]*[.C19]-[.D19]*[.E19]" office:value-type="float" office:value="84375" calcext:value-type="float">
            <text:p>84375</text:p>
          </table:table-cell>
          <table:table-cell table:formula="of:=[.B19]*[.E19]-[.F19]*[.A19]" office:value-type="float" office:value="94500" calcext:value-type="float">
            <text:p>94500</text:p>
          </table:table-cell>
          <table:table-cell table:style-name="ce1" table:formula="of:=MOD([.H19];[.G19])" office:value-type="float" office:value="0" calcext:value-type="float">
            <text:p>0</text:p>
          </table:table-cell>
          <table:table-cell table:style-name="ce1" table:formula="of:=MOD([.I19];[.G19])" office:value-type="float" office:value="0" calcext:value-type="float">
            <text:p>0</text:p>
          </table:table-cell>
          <table:table-cell table:style-name="ce1" table:formula="of:=IF([.J19]+[.K19]=0;1;0)" office:value-type="float" office:value="1" calcext:value-type="float">
            <text:p>1</text:p>
          </table:table-cell>
          <table:table-cell table:style-name="ce1" table:formula="of:=[.L19]*[.H19]/[.G19]" office:value-type="float" office:value="25" calcext:value-type="float">
            <text:p>25</text:p>
          </table:table-cell>
          <table:table-cell table:style-name="ce1" table:formula="of:=[.L19]*[.I19]/[.G19]" office:value-type="float" office:value="28" calcext:value-type="float">
            <text:p>28</text:p>
          </table:table-cell>
          <table:table-cell table:style-name="ce1" table:formula="of:=[.M19]*3+[.N19]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55" calcext:value-type="float">
            <text:p>55</text:p>
          </table:table-cell>
          <table:table-cell office:value-type="float" office:value="16202" calcext:value-type="float">
            <text:p>16202</text:p>
          </table:table-cell>
          <table:table-cell office:value-type="float" office:value="16912" calcext:value-type="float">
            <text:p>16912</text:p>
          </table:table-cell>
          <table:table-cell table:formula="of:=([.B20]*[.C20]-[.D20]*[.A20])" office:value-type="float" office:value="-1578" calcext:value-type="float">
            <text:p>-1578</text:p>
          </table:table-cell>
          <table:table-cell table:formula="of:=[.F20]*[.C20]-[.D20]*[.E20]" office:value-type="float" office:value="-434486" calcext:value-type="float">
            <text:p>-434486</text:p>
          </table:table-cell>
          <table:table-cell table:formula="of:=[.B20]*[.E20]-[.F20]*[.A20]" office:value-type="float" office:value="-319326" calcext:value-type="float">
            <text:p>-319326</text:p>
          </table:table-cell>
          <table:table-cell table:style-name="ce1" table:formula="of:=MOD([.H20];[.G20])" office:value-type="float" office:value="-536" calcext:value-type="float">
            <text:p>-536</text:p>
          </table:table-cell>
          <table:table-cell table:style-name="ce1" table:formula="of:=MOD([.I20];[.G20])" office:value-type="float" office:value="-570" calcext:value-type="float">
            <text:p>-570</text:p>
          </table:table-cell>
          <table:table-cell table:style-name="ce1" table:formula="of:=IF([.J20]+[.K20]=0;1;0)" office:value-type="float" office:value="0" calcext:value-type="float">
            <text:p>0</text:p>
          </table:table-cell>
          <table:table-cell table:style-name="ce1" table:formula="of:=[.L20]*[.H20]/[.G20]" office:value-type="float" office:value="0" calcext:value-type="float">
            <text:p>0</text:p>
          </table:table-cell>
          <table:table-cell table:style-name="ce1" table:formula="of:=[.L20]*[.I20]/[.G20]" office:value-type="float" office:value="0" calcext:value-type="float">
            <text:p>0</text:p>
          </table:table-cell>
          <table:table-cell table:style-name="ce1" table:formula="of:=[.M20]*3+[.N2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5" calcext:value-type="float">
            <text:p>45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11117" calcext:value-type="float">
            <text:p>11117</text:p>
          </table:table-cell>
          <table:table-cell office:value-type="float" office:value="18238" calcext:value-type="float">
            <text:p>18238</text:p>
          </table:table-cell>
          <table:table-cell table:formula="of:=([.B21]*[.C21]-[.D21]*[.A21])" office:value-type="float" office:value="1191" calcext:value-type="float">
            <text:p>1191</text:p>
          </table:table-cell>
          <table:table-cell table:formula="of:=[.F21]*[.C21]-[.D21]*[.E21]" office:value-type="float" office:value="512047" calcext:value-type="float">
            <text:p>512047</text:p>
          </table:table-cell>
          <table:table-cell table:formula="of:=[.B21]*[.E21]-[.F21]*[.A21]" office:value-type="float" office:value="-101589" calcext:value-type="float">
            <text:p>-101589</text:p>
          </table:table-cell>
          <table:table-cell table:style-name="ce1" table:formula="of:=MOD([.H21];[.G21])" office:value-type="float" office:value="1108" calcext:value-type="float">
            <text:p>1108</text:p>
          </table:table-cell>
          <table:table-cell table:style-name="ce1" table:formula="of:=MOD([.I21];[.G21])" office:value-type="float" office:value="837" calcext:value-type="float">
            <text:p>837</text:p>
          </table:table-cell>
          <table:table-cell table:style-name="ce1" table:formula="of:=IF([.J21]+[.K21]=0;1;0)" office:value-type="float" office:value="0" calcext:value-type="float">
            <text:p>0</text:p>
          </table:table-cell>
          <table:table-cell table:style-name="ce1" table:formula="of:=[.L21]*[.H21]/[.G21]" office:value-type="float" office:value="0" calcext:value-type="float">
            <text:p>0</text:p>
          </table:table-cell>
          <table:table-cell table:style-name="ce1" table:formula="of:=[.L21]*[.I21]/[.G21]" office:value-type="float" office:value="-0" calcext:value-type="float">
            <text:p>0</text:p>
          </table:table-cell>
          <table:table-cell table:style-name="ce1" table:formula="of:=[.M21]*3+[.N2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7368" calcext:value-type="float">
            <text:p>7368</text:p>
          </table:table-cell>
          <table:table-cell office:value-type="float" office:value="15381" calcext:value-type="float">
            <text:p>15381</text:p>
          </table:table-cell>
          <table:table-cell table:formula="of:=([.B22]*[.C22]-[.D22]*[.A22])" office:value-type="float" office:value="1639" calcext:value-type="float">
            <text:p>1639</text:p>
          </table:table-cell>
          <table:table-cell table:formula="of:=[.F22]*[.C22]-[.D22]*[.E22]" office:value-type="float" office:value="453789" calcext:value-type="float">
            <text:p>453789</text:p>
          </table:table-cell>
          <table:table-cell table:formula="of:=[.B22]*[.E22]-[.F22]*[.A22]" office:value-type="float" office:value="161724" calcext:value-type="float">
            <text:p>161724</text:p>
          </table:table-cell>
          <table:table-cell table:style-name="ce1" table:formula="of:=MOD([.H22];[.G22])" office:value-type="float" office:value="1425" calcext:value-type="float">
            <text:p>1425</text:p>
          </table:table-cell>
          <table:table-cell table:style-name="ce1" table:formula="of:=MOD([.I22];[.G22])" office:value-type="float" office:value="1102" calcext:value-type="float">
            <text:p>1102</text:p>
          </table:table-cell>
          <table:table-cell table:style-name="ce1" table:formula="of:=IF([.J22]+[.K22]=0;1;0)" office:value-type="float" office:value="0" calcext:value-type="float">
            <text:p>0</text:p>
          </table:table-cell>
          <table:table-cell table:style-name="ce1" table:formula="of:=[.L22]*[.H22]/[.G22]" office:value-type="float" office:value="0" calcext:value-type="float">
            <text:p>0</text:p>
          </table:table-cell>
          <table:table-cell table:style-name="ce1" table:formula="of:=[.L22]*[.I22]/[.G22]" office:value-type="float" office:value="0" calcext:value-type="float">
            <text:p>0</text:p>
          </table:table-cell>
          <table:table-cell table:style-name="ce1" table:formula="of:=[.M22]*3+[.N2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6" calcext:value-type="float">
            <text:p>56</text:p>
          </table:table-cell>
          <table:table-cell office:value-type="float" office:value="70" calcext:value-type="float">
            <text:p>70</text:p>
          </table:table-cell>
          <table:table-cell office:value-type="float" office:value="17" calcext:value-type="float">
            <text:p>17</text:p>
          </table:table-cell>
          <table:table-cell office:value-type="float" office:value="6118" calcext:value-type="float">
            <text:p>6118</text:p>
          </table:table-cell>
          <table:table-cell office:value-type="float" office:value="6369" calcext:value-type="float">
            <text:p>6369</text:p>
          </table:table-cell>
          <table:table-cell table:formula="of:=([.B23]*[.C23]-[.D23]*[.A23])" office:value-type="float" office:value="3648" calcext:value-type="float">
            <text:p>3648</text:p>
          </table:table-cell>
          <table:table-cell table:formula="of:=[.F23]*[.C23]-[.D23]*[.E23]" office:value-type="float" office:value="341824" calcext:value-type="float">
            <text:p>341824</text:p>
          </table:table-cell>
          <table:table-cell table:formula="of:=[.B23]*[.E23]-[.F23]*[.A23]" office:value-type="float" office:value="240704" calcext:value-type="float">
            <text:p>240704</text:p>
          </table:table-cell>
          <table:table-cell table:style-name="ce1" table:formula="of:=MOD([.H23];[.G23])" office:value-type="float" office:value="2560" calcext:value-type="float">
            <text:p>2560</text:p>
          </table:table-cell>
          <table:table-cell table:style-name="ce1" table:formula="of:=MOD([.I23];[.G23])" office:value-type="float" office:value="3584" calcext:value-type="float">
            <text:p>3584</text:p>
          </table:table-cell>
          <table:table-cell table:style-name="ce1" table:formula="of:=IF([.J23]+[.K23]=0;1;0)" office:value-type="float" office:value="0" calcext:value-type="float">
            <text:p>0</text:p>
          </table:table-cell>
          <table:table-cell table:style-name="ce1" table:formula="of:=[.L23]*[.H23]/[.G23]" office:value-type="float" office:value="0" calcext:value-type="float">
            <text:p>0</text:p>
          </table:table-cell>
          <table:table-cell table:style-name="ce1" table:formula="of:=[.L23]*[.I23]/[.G23]" office:value-type="float" office:value="0" calcext:value-type="float">
            <text:p>0</text:p>
          </table:table-cell>
          <table:table-cell table:style-name="ce1" table:formula="of:=[.M23]*3+[.N2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73" calcext:value-type="float">
            <text:p>73</text:p>
          </table:table-cell>
          <table:table-cell office:value-type="float" office:value="16" calcext:value-type="float">
            <text:p>16</text:p>
          </table:table-cell>
          <table:table-cell office:value-type="float" office:value="13117" calcext:value-type="float">
            <text:p>13117</text:p>
          </table:table-cell>
          <table:table-cell office:value-type="float" office:value="12850" calcext:value-type="float">
            <text:p>12850</text:p>
          </table:table-cell>
          <table:table-cell table:formula="of:=([.B24]*[.C24]-[.D24]*[.A24])" office:value-type="float" office:value="5463" calcext:value-type="float">
            <text:p>5463</text:p>
          </table:table-cell>
          <table:table-cell table:formula="of:=[.F24]*[.C24]-[.D24]*[.E24]" office:value-type="float" office:value="728178" calcext:value-type="float">
            <text:p>728178</text:p>
          </table:table-cell>
          <table:table-cell table:formula="of:=[.B24]*[.E24]-[.F24]*[.A24]" office:value-type="float" office:value="792093" calcext:value-type="float">
            <text:p>792093</text:p>
          </table:table-cell>
          <table:table-cell table:style-name="ce1" table:formula="of:=MOD([.H24];[.G24])" office:value-type="float" office:value="1599" calcext:value-type="float">
            <text:p>1599</text:p>
          </table:table-cell>
          <table:table-cell table:style-name="ce1" table:formula="of:=MOD([.I24];[.G24])" office:value-type="float" office:value="5421" calcext:value-type="float">
            <text:p>5421</text:p>
          </table:table-cell>
          <table:table-cell table:style-name="ce1" table:formula="of:=IF([.J24]+[.K24]=0;1;0)" office:value-type="float" office:value="0" calcext:value-type="float">
            <text:p>0</text:p>
          </table:table-cell>
          <table:table-cell table:style-name="ce1" table:formula="of:=[.L24]*[.H24]/[.G24]" office:value-type="float" office:value="0" calcext:value-type="float">
            <text:p>0</text:p>
          </table:table-cell>
          <table:table-cell table:style-name="ce1" table:formula="of:=[.L24]*[.I24]/[.G24]" office:value-type="float" office:value="0" calcext:value-type="float">
            <text:p>0</text:p>
          </table:table-cell>
          <table:table-cell table:style-name="ce1" table:formula="of:=[.M24]*3+[.N2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float" office:value="63" calcext:value-type="float">
            <text:p>63</text:p>
          </table:table-cell>
          <table:table-cell office:value-type="float" office:value="1124" calcext:value-type="float">
            <text:p>1124</text:p>
          </table:table-cell>
          <table:table-cell office:value-type="float" office:value="2996" calcext:value-type="float">
            <text:p>2996</text:p>
          </table:table-cell>
          <table:table-cell table:formula="of:=([.B25]*[.C25]-[.D25]*[.A25])" office:value-type="float" office:value="-1791" calcext:value-type="float">
            <text:p>-1791</text:p>
          </table:table-cell>
          <table:table-cell table:formula="of:=[.F25]*[.C25]-[.D25]*[.E25]" office:value-type="float" office:value="10080" calcext:value-type="float">
            <text:p>10080</text:p>
          </table:table-cell>
          <table:table-cell table:formula="of:=[.B25]*[.E25]-[.F25]*[.A25]" office:value-type="float" office:value="-87252" calcext:value-type="float">
            <text:p>-87252</text:p>
          </table:table-cell>
          <table:table-cell table:style-name="ce1" table:formula="of:=MOD([.H25];[.G25])" office:value-type="float" office:value="-666" calcext:value-type="float">
            <text:p>-666</text:p>
          </table:table-cell>
          <table:table-cell table:style-name="ce1" table:formula="of:=MOD([.I25];[.G25])" office:value-type="float" office:value="-1284" calcext:value-type="float">
            <text:p>-1284</text:p>
          </table:table-cell>
          <table:table-cell table:style-name="ce1" table:formula="of:=IF([.J25]+[.K25]=0;1;0)" office:value-type="float" office:value="0" calcext:value-type="float">
            <text:p>0</text:p>
          </table:table-cell>
          <table:table-cell table:style-name="ce1" table:formula="of:=[.L25]*[.H25]/[.G25]" office:value-type="float" office:value="-0" calcext:value-type="float">
            <text:p>0</text:p>
          </table:table-cell>
          <table:table-cell table:style-name="ce1" table:formula="of:=[.L25]*[.I25]/[.G25]" office:value-type="float" office:value="0" calcext:value-type="float">
            <text:p>0</text:p>
          </table:table-cell>
          <table:table-cell table:style-name="ce1" table:formula="of:=[.M25]*3+[.N2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1" calcext:value-type="float">
            <text:p>11</text:p>
          </table:table-cell>
          <table:table-cell office:value-type="float" office:value="41" calcext:value-type="float">
            <text:p>41</text:p>
          </table:table-cell>
          <table:table-cell office:value-type="float" office:value="79" calcext:value-type="float">
            <text:p>79</text:p>
          </table:table-cell>
          <table:table-cell office:value-type="float" office:value="3816" calcext:value-type="float">
            <text:p>3816</text:p>
          </table:table-cell>
          <table:table-cell office:value-type="float" office:value="3416" calcext:value-type="float">
            <text:p>3416</text:p>
          </table:table-cell>
          <table:table-cell table:formula="of:=([.B26]*[.C26]-[.D26]*[.A26])" office:value-type="float" office:value="-3104" calcext:value-type="float">
            <text:p>-3104</text:p>
          </table:table-cell>
          <table:table-cell table:formula="of:=[.F26]*[.C26]-[.D26]*[.E26]" office:value-type="float" office:value="-161408" calcext:value-type="float">
            <text:p>-161408</text:p>
          </table:table-cell>
          <table:table-cell table:formula="of:=[.B26]*[.E26]-[.F26]*[.A26]" office:value-type="float" office:value="-111744" calcext:value-type="float">
            <text:p>-111744</text:p>
          </table:table-cell>
          <table:table-cell table:style-name="ce1" table:formula="of:=MOD([.H26];[.G26])" office:value-type="float" office:value="0" calcext:value-type="float">
            <text:p>0</text:p>
          </table:table-cell>
          <table:table-cell table:style-name="ce1" table:formula="of:=MOD([.I26];[.G26])" office:value-type="float" office:value="0" calcext:value-type="float">
            <text:p>0</text:p>
          </table:table-cell>
          <table:table-cell table:style-name="ce1" table:formula="of:=IF([.J26]+[.K26]=0;1;0)" office:value-type="float" office:value="1" calcext:value-type="float">
            <text:p>1</text:p>
          </table:table-cell>
          <table:table-cell table:style-name="ce1" table:formula="of:=[.L26]*[.H26]/[.G26]" office:value-type="float" office:value="52" calcext:value-type="float">
            <text:p>52</text:p>
          </table:table-cell>
          <table:table-cell table:style-name="ce1" table:formula="of:=[.L26]*[.I26]/[.G26]" office:value-type="float" office:value="36" calcext:value-type="float">
            <text:p>36</text:p>
          </table:table-cell>
          <table:table-cell table:style-name="ce1" table:formula="of:=[.M26]*3+[.N26]"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1490" calcext:value-type="float">
            <text:p>1490</text:p>
          </table:table-cell>
          <table:table-cell office:value-type="float" office:value="4781" calcext:value-type="float">
            <text:p>4781</text:p>
          </table:table-cell>
          <table:table-cell table:formula="of:=([.B27]*[.C27]-[.D27]*[.A27])" office:value-type="float" office:value="-3419" calcext:value-type="float">
            <text:p>-3419</text:p>
          </table:table-cell>
          <table:table-cell table:formula="of:=[.F27]*[.C27]-[.D27]*[.E27]" office:value-type="float" office:value="-34697" calcext:value-type="float">
            <text:p>-34697</text:p>
          </table:table-cell>
          <table:table-cell table:formula="of:=[.B27]*[.E27]-[.F27]*[.A27]" office:value-type="float" office:value="-245075" calcext:value-type="float">
            <text:p>-245075</text:p>
          </table:table-cell>
          <table:table-cell table:style-name="ce1" table:formula="of:=MOD([.H27];[.G27])" office:value-type="float" office:value="-507" calcext:value-type="float">
            <text:p>-507</text:p>
          </table:table-cell>
          <table:table-cell table:style-name="ce1" table:formula="of:=MOD([.I27];[.G27])" office:value-type="float" office:value="-2326" calcext:value-type="float">
            <text:p>-2326</text:p>
          </table:table-cell>
          <table:table-cell table:style-name="ce1" table:formula="of:=IF([.J27]+[.K27]=0;1;0)" office:value-type="float" office:value="0" calcext:value-type="float">
            <text:p>0</text:p>
          </table:table-cell>
          <table:table-cell table:style-name="ce1" table:formula="of:=[.L27]*[.H27]/[.G27]" office:value-type="float" office:value="0" calcext:value-type="float">
            <text:p>0</text:p>
          </table:table-cell>
          <table:table-cell table:style-name="ce1" table:formula="of:=[.L27]*[.I27]/[.G27]" office:value-type="float" office:value="0" calcext:value-type="float">
            <text:p>0</text:p>
          </table:table-cell>
          <table:table-cell table:style-name="ce1" table:formula="of:=[.M27]*3+[.N2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2" calcext:value-type="float">
            <text:p>92</text:p>
          </table:table-cell>
          <table:table-cell office:value-type="float" office:value="95" calcext:value-type="float">
            <text:p>95</text:p>
          </table:table-cell>
          <table:table-cell office:value-type="float" office:value="76" calcext:value-type="float">
            <text:p>76</text:p>
          </table:table-cell>
          <table:table-cell office:value-type="float" office:value="3201" calcext:value-type="float">
            <text:p>3201</text:p>
          </table:table-cell>
          <table:table-cell office:value-type="float" office:value="5932" calcext:value-type="float">
            <text:p>5932</text:p>
          </table:table-cell>
          <table:table-cell table:formula="of:=([.B28]*[.C28]-[.D28]*[.A28])" office:value-type="float" office:value="7448" calcext:value-type="float">
            <text:p>7448</text:p>
          </table:table-cell>
          <table:table-cell table:formula="of:=[.F28]*[.C28]-[.D28]*[.E28]" office:value-type="float" office:value="320264" calcext:value-type="float">
            <text:p>320264</text:p>
          </table:table-cell>
          <table:table-cell table:formula="of:=[.B28]*[.E28]-[.F28]*[.A28]" office:value-type="float" office:value="193648" calcext:value-type="float">
            <text:p>193648</text:p>
          </table:table-cell>
          <table:table-cell table:style-name="ce1" table:formula="of:=MOD([.H28];[.G28])" office:value-type="float" office:value="0" calcext:value-type="float">
            <text:p>0</text:p>
          </table:table-cell>
          <table:table-cell table:style-name="ce1" table:formula="of:=MOD([.I28];[.G28])" office:value-type="float" office:value="0" calcext:value-type="float">
            <text:p>0</text:p>
          </table:table-cell>
          <table:table-cell table:style-name="ce1" table:formula="of:=IF([.J28]+[.K28]=0;1;0)" office:value-type="float" office:value="1" calcext:value-type="float">
            <text:p>1</text:p>
          </table:table-cell>
          <table:table-cell table:style-name="ce1" table:formula="of:=[.L28]*[.H28]/[.G28]" office:value-type="float" office:value="43" calcext:value-type="float">
            <text:p>43</text:p>
          </table:table-cell>
          <table:table-cell table:style-name="ce1" table:formula="of:=[.L28]*[.I28]/[.G28]" office:value-type="float" office:value="26" calcext:value-type="float">
            <text:p>26</text:p>
          </table:table-cell>
          <table:table-cell table:style-name="ce1" table:formula="of:=[.M28]*3+[.N28]"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69" calcext:value-type="float">
            <text:p>69</text:p>
          </table:table-cell>
          <table:table-cell office:value-type="float" office:value="2560" calcext:value-type="float">
            <text:p>2560</text:p>
          </table:table-cell>
          <table:table-cell office:value-type="float" office:value="13190" calcext:value-type="float">
            <text:p>13190</text:p>
          </table:table-cell>
          <table:table-cell table:formula="of:=([.B29]*[.C29]-[.D29]*[.A29])" office:value-type="float" office:value="-3705" calcext:value-type="float">
            <text:p>-3705</text:p>
          </table:table-cell>
          <table:table-cell table:formula="of:=[.F29]*[.C29]-[.D29]*[.E29]" office:value-type="float" office:value="192680" calcext:value-type="float">
            <text:p>192680</text:p>
          </table:table-cell>
          <table:table-cell table:formula="of:=[.B29]*[.E29]-[.F29]*[.A29]" office:value-type="float" office:value="-758510" calcext:value-type="float">
            <text:p>-758510</text:p>
          </table:table-cell>
          <table:table-cell table:style-name="ce1" table:formula="of:=MOD([.H29];[.G29])" office:value-type="float" office:value="-3685" calcext:value-type="float">
            <text:p>-3685</text:p>
          </table:table-cell>
          <table:table-cell table:style-name="ce1" table:formula="of:=MOD([.I29];[.G29])" office:value-type="float" office:value="-2690" calcext:value-type="float">
            <text:p>-2690</text:p>
          </table:table-cell>
          <table:table-cell table:style-name="ce1" table:formula="of:=IF([.J29]+[.K29]=0;1;0)" office:value-type="float" office:value="0" calcext:value-type="float">
            <text:p>0</text:p>
          </table:table-cell>
          <table:table-cell table:style-name="ce1" table:formula="of:=[.L29]*[.H29]/[.G29]" office:value-type="float" office:value="-0" calcext:value-type="float">
            <text:p>0</text:p>
          </table:table-cell>
          <table:table-cell table:style-name="ce1" table:formula="of:=[.L29]*[.I29]/[.G29]" office:value-type="float" office:value="0" calcext:value-type="float">
            <text:p>0</text:p>
          </table:table-cell>
          <table:table-cell table:style-name="ce1" table:formula="of:=[.M29]*3+[.N2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office:value-type="float" office:value="50" calcext:value-type="float">
            <text:p>50</text:p>
          </table:table-cell>
          <table:table-cell office:value-type="float" office:value="6801" calcext:value-type="float">
            <text:p>6801</text:p>
          </table:table-cell>
          <table:table-cell office:value-type="float" office:value="5240" calcext:value-type="float">
            <text:p>5240</text:p>
          </table:table-cell>
          <table:table-cell table:formula="of:=([.B30]*[.C30]-[.D30]*[.A30])" office:value-type="float" office:value="-2051" calcext:value-type="float">
            <text:p>-2051</text:p>
          </table:table-cell>
          <table:table-cell table:formula="of:=[.F30]*[.C30]-[.D30]*[.E30]" office:value-type="float" office:value="-188090" calcext:value-type="float">
            <text:p>-188090</text:p>
          </table:table-cell>
          <table:table-cell table:formula="of:=[.B30]*[.E30]-[.F30]*[.A30]" office:value-type="float" office:value="-98329" calcext:value-type="float">
            <text:p>-98329</text:p>
          </table:table-cell>
          <table:table-cell table:style-name="ce1" table:formula="of:=MOD([.H30];[.G30])" office:value-type="float" office:value="-1449" calcext:value-type="float">
            <text:p>-1449</text:p>
          </table:table-cell>
          <table:table-cell table:style-name="ce1" table:formula="of:=MOD([.I30];[.G30])" office:value-type="float" office:value="-1932" calcext:value-type="float">
            <text:p>-1932</text:p>
          </table:table-cell>
          <table:table-cell table:style-name="ce1" table:formula="of:=IF([.J30]+[.K30]=0;1;0)" office:value-type="float" office:value="0" calcext:value-type="float">
            <text:p>0</text:p>
          </table:table-cell>
          <table:table-cell table:style-name="ce1" table:formula="of:=[.L30]*[.H30]/[.G30]" office:value-type="float" office:value="0" calcext:value-type="float">
            <text:p>0</text:p>
          </table:table-cell>
          <table:table-cell table:style-name="ce1" table:formula="of:=[.L30]*[.I30]/[.G30]" office:value-type="float" office:value="0" calcext:value-type="float">
            <text:p>0</text:p>
          </table:table-cell>
          <table:table-cell table:style-name="ce1" table:formula="of:=[.M30]*3+[.N3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84" calcext:value-type="float">
            <text:p>84</text:p>
          </table:table-cell>
          <table:table-cell office:value-type="float" office:value="17924" calcext:value-type="float">
            <text:p>17924</text:p>
          </table:table-cell>
          <table:table-cell office:value-type="float" office:value="11646" calcext:value-type="float">
            <text:p>11646</text:p>
          </table:table-cell>
          <table:table-cell table:formula="of:=([.B31]*[.C31]-[.D31]*[.A31])" office:value-type="float" office:value="-5061" calcext:value-type="float">
            <text:p>-5061</text:p>
          </table:table-cell>
          <table:table-cell table:formula="of:=[.F31]*[.C31]-[.D31]*[.E31]" office:value-type="float" office:value="-1261050" calcext:value-type="float">
            <text:p>-1261050</text:p>
          </table:table-cell>
          <table:table-cell table:formula="of:=[.B31]*[.E31]-[.F31]*[.A31]" office:value-type="float" office:value="-536534" calcext:value-type="float">
            <text:p>-536534</text:p>
          </table:table-cell>
          <table:table-cell table:style-name="ce1" table:formula="of:=MOD([.H31];[.G31])" office:value-type="float" office:value="-861" calcext:value-type="float">
            <text:p>-861</text:p>
          </table:table-cell>
          <table:table-cell table:style-name="ce1" table:formula="of:=MOD([.I31];[.G31])" office:value-type="float" office:value="-68" calcext:value-type="float">
            <text:p>-68</text:p>
          </table:table-cell>
          <table:table-cell table:style-name="ce1" table:formula="of:=IF([.J31]+[.K31]=0;1;0)" office:value-type="float" office:value="0" calcext:value-type="float">
            <text:p>0</text:p>
          </table:table-cell>
          <table:table-cell table:style-name="ce1" table:formula="of:=[.L31]*[.H31]/[.G31]" office:value-type="float" office:value="0" calcext:value-type="float">
            <text:p>0</text:p>
          </table:table-cell>
          <table:table-cell table:style-name="ce1" table:formula="of:=[.L31]*[.I31]/[.G31]" office:value-type="float" office:value="0" calcext:value-type="float">
            <text:p>0</text:p>
          </table:table-cell>
          <table:table-cell table:style-name="ce1" table:formula="of:=[.M31]*3+[.N3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52" calcext:value-type="float">
            <text:p>52</text:p>
          </table:table-cell>
          <table:table-cell office:value-type="float" office:value="1664" calcext:value-type="float">
            <text:p>1664</text:p>
          </table:table-cell>
          <table:table-cell office:value-type="float" office:value="11515" calcext:value-type="float">
            <text:p>11515</text:p>
          </table:table-cell>
          <table:table-cell table:formula="of:=([.B32]*[.C32]-[.D32]*[.A32])" office:value-type="float" office:value="-2316" calcext:value-type="float">
            <text:p>-2316</text:p>
          </table:table-cell>
          <table:table-cell table:formula="of:=[.F32]*[.C32]-[.D32]*[.E32]" office:value-type="float" office:value="51652" calcext:value-type="float">
            <text:p>51652</text:p>
          </table:table-cell>
          <table:table-cell table:formula="of:=[.B32]*[.E32]-[.F32]*[.A32]" office:value-type="float" office:value="-527760" calcext:value-type="float">
            <text:p>-527760</text:p>
          </table:table-cell>
          <table:table-cell table:style-name="ce1" table:formula="of:=MOD([.H32];[.G32])" office:value-type="float" office:value="-1616" calcext:value-type="float">
            <text:p>-1616</text:p>
          </table:table-cell>
          <table:table-cell table:style-name="ce1" table:formula="of:=MOD([.I32];[.G32])" office:value-type="float" office:value="-2028" calcext:value-type="float">
            <text:p>-2028</text:p>
          </table:table-cell>
          <table:table-cell table:style-name="ce1" table:formula="of:=IF([.J32]+[.K32]=0;1;0)" office:value-type="float" office:value="0" calcext:value-type="float">
            <text:p>0</text:p>
          </table:table-cell>
          <table:table-cell table:style-name="ce1" table:formula="of:=[.L32]*[.H32]/[.G32]" office:value-type="float" office:value="-0" calcext:value-type="float">
            <text:p>0</text:p>
          </table:table-cell>
          <table:table-cell table:style-name="ce1" table:formula="of:=[.L32]*[.I32]/[.G32]" office:value-type="float" office:value="0" calcext:value-type="float">
            <text:p>0</text:p>
          </table:table-cell>
          <table:table-cell table:style-name="ce1" table:formula="of:=[.M32]*3+[.N3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73" calcext:value-type="float">
            <text:p>73</text:p>
          </table:table-cell>
          <table:table-cell office:value-type="float" office:value="19" calcext:value-type="float">
            <text:p>19</text:p>
          </table:table-cell>
          <table:table-cell office:value-type="float" office:value="12423" calcext:value-type="float">
            <text:p>12423</text:p>
          </table:table-cell>
          <table:table-cell office:value-type="float" office:value="5471" calcext:value-type="float">
            <text:p>5471</text:p>
          </table:table-cell>
          <table:table-cell table:formula="of:=([.B33]*[.C33]-[.D33]*[.A33])" office:value-type="float" office:value="2638" calcext:value-type="float">
            <text:p>2638</text:p>
          </table:table-cell>
          <table:table-cell table:formula="of:=[.F33]*[.C33]-[.D33]*[.E33]" office:value-type="float" office:value="163346" calcext:value-type="float">
            <text:p>163346</text:p>
          </table:table-cell>
          <table:table-cell table:formula="of:=[.B33]*[.E33]-[.F33]*[.A33]" office:value-type="float" office:value="424316" calcext:value-type="float">
            <text:p>424316</text:p>
          </table:table-cell>
          <table:table-cell table:style-name="ce1" table:formula="of:=MOD([.H33];[.G33])" office:value-type="float" office:value="2428" calcext:value-type="float">
            <text:p>2428</text:p>
          </table:table-cell>
          <table:table-cell table:style-name="ce1" table:formula="of:=MOD([.I33];[.G33])" office:value-type="float" office:value="2236" calcext:value-type="float">
            <text:p>2236</text:p>
          </table:table-cell>
          <table:table-cell table:style-name="ce1" table:formula="of:=IF([.J33]+[.K33]=0;1;0)" office:value-type="float" office:value="0" calcext:value-type="float">
            <text:p>0</text:p>
          </table:table-cell>
          <table:table-cell table:style-name="ce1" table:formula="of:=[.L33]*[.H33]/[.G33]" office:value-type="float" office:value="0" calcext:value-type="float">
            <text:p>0</text:p>
          </table:table-cell>
          <table:table-cell table:style-name="ce1" table:formula="of:=[.L33]*[.I33]/[.G33]" office:value-type="float" office:value="0" calcext:value-type="float">
            <text:p>0</text:p>
          </table:table-cell>
          <table:table-cell table:style-name="ce1" table:formula="of:=[.M33]*3+[.N3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79" calcext:value-type="float">
            <text:p>79</text:p>
          </table:table-cell>
          <table:table-cell office:value-type="float" office:value="15626" calcext:value-type="float">
            <text:p>15626</text:p>
          </table:table-cell>
          <table:table-cell office:value-type="float" office:value="16551" calcext:value-type="float">
            <text:p>16551</text:p>
          </table:table-cell>
          <table:table-cell table:formula="of:=([.B34]*[.C34]-[.D34]*[.A34])" office:value-type="float" office:value="-5822" calcext:value-type="float">
            <text:p>-5822</text:p>
          </table:table-cell>
          <table:table-cell table:formula="of:=[.F34]*[.C34]-[.D34]*[.E34]" office:value-type="float" office:value="-903434" calcext:value-type="float">
            <text:p>-903434</text:p>
          </table:table-cell>
          <table:table-cell table:formula="of:=[.B34]*[.E34]-[.F34]*[.A34]" office:value-type="float" office:value="-1025336" calcext:value-type="float">
            <text:p>-1025336</text:p>
          </table:table-cell>
          <table:table-cell table:style-name="ce1" table:formula="of:=MOD([.H34];[.G34])" office:value-type="float" office:value="-1024" calcext:value-type="float">
            <text:p>-1024</text:p>
          </table:table-cell>
          <table:table-cell table:style-name="ce1" table:formula="of:=MOD([.I34];[.G34])" office:value-type="float" office:value="-664" calcext:value-type="float">
            <text:p>-664</text:p>
          </table:table-cell>
          <table:table-cell table:style-name="ce1" table:formula="of:=IF([.J34]+[.K34]=0;1;0)" office:value-type="float" office:value="0" calcext:value-type="float">
            <text:p>0</text:p>
          </table:table-cell>
          <table:table-cell table:style-name="ce1" table:formula="of:=[.L34]*[.H34]/[.G34]" office:value-type="float" office:value="0" calcext:value-type="float">
            <text:p>0</text:p>
          </table:table-cell>
          <table:table-cell table:style-name="ce1" table:formula="of:=[.L34]*[.I34]/[.G34]" office:value-type="float" office:value="0" calcext:value-type="float">
            <text:p>0</text:p>
          </table:table-cell>
          <table:table-cell table:style-name="ce1" table:formula="of:=[.M34]*3+[.N3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5" calcext:value-type="float">
            <text:p>65</text:p>
          </table:table-cell>
          <table:table-cell office:value-type="float" office:value="51" calcext:value-type="float">
            <text:p>51</text:p>
          </table:table-cell>
          <table:table-cell office:value-type="float" office:value="18" calcext:value-type="float">
            <text:p>18</text:p>
          </table:table-cell>
          <table:table-cell office:value-type="float" office:value="9542" calcext:value-type="float">
            <text:p>9542</text:p>
          </table:table-cell>
          <table:table-cell office:value-type="float" office:value="6835" calcext:value-type="float">
            <text:p>6835</text:p>
          </table:table-cell>
          <table:table-cell table:formula="of:=([.B35]*[.C35]-[.D35]*[.A35])" office:value-type="float" office:value="3099" calcext:value-type="float">
            <text:p>3099</text:p>
          </table:table-cell>
          <table:table-cell table:formula="of:=[.F35]*[.C35]-[.D35]*[.E35]" office:value-type="float" office:value="176829" calcext:value-type="float">
            <text:p>176829</text:p>
          </table:table-cell>
          <table:table-cell table:formula="of:=[.B35]*[.E35]-[.F35]*[.A35]" office:value-type="float" office:value="538210" calcext:value-type="float">
            <text:p>538210</text:p>
          </table:table-cell>
          <table:table-cell table:style-name="ce1" table:formula="of:=MOD([.H35];[.G35])" office:value-type="float" office:value="186" calcext:value-type="float">
            <text:p>186</text:p>
          </table:table-cell>
          <table:table-cell table:style-name="ce1" table:formula="of:=MOD([.I35];[.G35])" office:value-type="float" office:value="2083" calcext:value-type="float">
            <text:p>2083</text:p>
          </table:table-cell>
          <table:table-cell table:style-name="ce1" table:formula="of:=IF([.J35]+[.K35]=0;1;0)" office:value-type="float" office:value="0" calcext:value-type="float">
            <text:p>0</text:p>
          </table:table-cell>
          <table:table-cell table:style-name="ce1" table:formula="of:=[.L35]*[.H35]/[.G35]" office:value-type="float" office:value="0" calcext:value-type="float">
            <text:p>0</text:p>
          </table:table-cell>
          <table:table-cell table:style-name="ce1" table:formula="of:=[.L35]*[.I35]/[.G35]" office:value-type="float" office:value="0" calcext:value-type="float">
            <text:p>0</text:p>
          </table:table-cell>
          <table:table-cell table:style-name="ce1" table:formula="of:=[.M35]*3+[.N3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51" calcext:value-type="float">
            <text:p>51</text:p>
          </table:table-cell>
          <table:table-cell office:value-type="float" office:value="13" calcext:value-type="float">
            <text:p>13</text:p>
          </table:table-cell>
          <table:table-cell office:value-type="float" office:value="2973" calcext:value-type="float">
            <text:p>2973</text:p>
          </table:table-cell>
          <table:table-cell office:value-type="float" office:value="3531" calcext:value-type="float">
            <text:p>3531</text:p>
          </table:table-cell>
          <table:table-cell table:formula="of:=([.B36]*[.C36]-[.D36]*[.A36])" office:value-type="float" office:value="2024" calcext:value-type="float">
            <text:p>2024</text:p>
          </table:table-cell>
          <table:table-cell table:formula="of:=[.F36]*[.C36]-[.D36]*[.E36]" office:value-type="float" office:value="141432" calcext:value-type="float">
            <text:p>141432</text:p>
          </table:table-cell>
          <table:table-cell table:formula="of:=[.B36]*[.E36]-[.F36]*[.A36]" office:value-type="float" office:value="81936" calcext:value-type="float">
            <text:p>81936</text:p>
          </table:table-cell>
          <table:table-cell table:style-name="ce1" table:formula="of:=MOD([.H36];[.G36])" office:value-type="float" office:value="1776" calcext:value-type="float">
            <text:p>1776</text:p>
          </table:table-cell>
          <table:table-cell table:style-name="ce1" table:formula="of:=MOD([.I36];[.G36])" office:value-type="float" office:value="976" calcext:value-type="float">
            <text:p>976</text:p>
          </table:table-cell>
          <table:table-cell table:style-name="ce1" table:formula="of:=IF([.J36]+[.K36]=0;1;0)" office:value-type="float" office:value="0" calcext:value-type="float">
            <text:p>0</text:p>
          </table:table-cell>
          <table:table-cell table:style-name="ce1" table:formula="of:=[.L36]*[.H36]/[.G36]" office:value-type="float" office:value="0" calcext:value-type="float">
            <text:p>0</text:p>
          </table:table-cell>
          <table:table-cell table:style-name="ce1" table:formula="of:=[.L36]*[.I36]/[.G36]" office:value-type="float" office:value="0" calcext:value-type="float">
            <text:p>0</text:p>
          </table:table-cell>
          <table:table-cell table:style-name="ce1" table:formula="of:=[.M36]*3+[.N3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8" calcext:value-type="float">
            <text:p>38</text:p>
          </table:table-cell>
          <table:table-cell office:value-type="float" office:value="58" calcext:value-type="float">
            <text:p>58</text:p>
          </table:table-cell>
          <table:table-cell office:value-type="float" office:value="23" calcext:value-type="float">
            <text:p>23</text:p>
          </table:table-cell>
          <table:table-cell office:value-type="float" office:value="9602" calcext:value-type="float">
            <text:p>9602</text:p>
          </table:table-cell>
          <table:table-cell office:value-type="float" office:value="12643" calcext:value-type="float">
            <text:p>12643</text:p>
          </table:table-cell>
          <table:table-cell table:formula="of:=([.B37]*[.C37]-[.D37]*[.A37])" office:value-type="float" office:value="1859" calcext:value-type="float">
            <text:p>1859</text:p>
          </table:table-cell>
          <table:table-cell table:formula="of:=[.F37]*[.C37]-[.D37]*[.E37]" office:value-type="float" office:value="512448" calcext:value-type="float">
            <text:p>512448</text:p>
          </table:table-cell>
          <table:table-cell table:formula="of:=[.B37]*[.E37]-[.F37]*[.A37]" office:value-type="float" office:value="175231" calcext:value-type="float">
            <text:p>175231</text:p>
          </table:table-cell>
          <table:table-cell table:style-name="ce1" table:formula="of:=MOD([.H37];[.G37])" office:value-type="float" office:value="1223" calcext:value-type="float">
            <text:p>1223</text:p>
          </table:table-cell>
          <table:table-cell table:style-name="ce1" table:formula="of:=MOD([.I37];[.G37])" office:value-type="float" office:value="485" calcext:value-type="float">
            <text:p>485</text:p>
          </table:table-cell>
          <table:table-cell table:style-name="ce1" table:formula="of:=IF([.J37]+[.K37]=0;1;0)" office:value-type="float" office:value="0" calcext:value-type="float">
            <text:p>0</text:p>
          </table:table-cell>
          <table:table-cell table:style-name="ce1" table:formula="of:=[.L37]*[.H37]/[.G37]" office:value-type="float" office:value="0" calcext:value-type="float">
            <text:p>0</text:p>
          </table:table-cell>
          <table:table-cell table:style-name="ce1" table:formula="of:=[.L37]*[.I37]/[.G37]" office:value-type="float" office:value="0" calcext:value-type="float">
            <text:p>0</text:p>
          </table:table-cell>
          <table:table-cell table:style-name="ce1" table:formula="of:=[.M37]*3+[.N3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66" calcext:value-type="float">
            <text:p>66</text:p>
          </table:table-cell>
          <table:table-cell office:value-type="float" office:value="52" calcext:value-type="float">
            <text:p>52</text:p>
          </table:table-cell>
          <table:table-cell office:value-type="float" office:value="18" calcext:value-type="float">
            <text:p>18</text:p>
          </table:table-cell>
          <table:table-cell office:value-type="float" office:value="14232" calcext:value-type="float">
            <text:p>14232</text:p>
          </table:table-cell>
          <table:table-cell office:value-type="float" office:value="2996" calcext:value-type="float">
            <text:p>2996</text:p>
          </table:table-cell>
          <table:table-cell table:formula="of:=([.B38]*[.C38]-[.D38]*[.A38])" office:value-type="float" office:value="2802" calcext:value-type="float">
            <text:p>2802</text:p>
          </table:table-cell>
          <table:table-cell table:formula="of:=[.F38]*[.C38]-[.D38]*[.E38]" office:value-type="float" office:value="-100384" calcext:value-type="float">
            <text:p>-100384</text:p>
          </table:table-cell>
          <table:table-cell table:formula="of:=[.B38]*[.E38]-[.F38]*[.A38]" office:value-type="float" office:value="834452" calcext:value-type="float">
            <text:p>834452</text:p>
          </table:table-cell>
          <table:table-cell table:style-name="ce1" table:formula="of:=MOD([.H38];[.G38])" office:value-type="float" office:value="488" calcext:value-type="float">
            <text:p>488</text:p>
          </table:table-cell>
          <table:table-cell table:style-name="ce1" table:formula="of:=MOD([.I38];[.G38])" office:value-type="float" office:value="2258" calcext:value-type="float">
            <text:p>2258</text:p>
          </table:table-cell>
          <table:table-cell table:style-name="ce1" table:formula="of:=IF([.J38]+[.K38]=0;1;0)" office:value-type="float" office:value="0" calcext:value-type="float">
            <text:p>0</text:p>
          </table:table-cell>
          <table:table-cell table:style-name="ce1" table:formula="of:=[.L38]*[.H38]/[.G38]" office:value-type="float" office:value="-0" calcext:value-type="float">
            <text:p>0</text:p>
          </table:table-cell>
          <table:table-cell table:style-name="ce1" table:formula="of:=[.L38]*[.I38]/[.G38]" office:value-type="float" office:value="0" calcext:value-type="float">
            <text:p>0</text:p>
          </table:table-cell>
          <table:table-cell table:style-name="ce1" table:formula="of:=[.M38]*3+[.N3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3" calcext:value-type="float">
            <text:p>53</text:p>
          </table:table-cell>
          <table:table-cell office:value-type="float" office:value="79" calcext:value-type="float">
            <text:p>79</text:p>
          </table:table-cell>
          <table:table-cell office:value-type="float" office:value="17" calcext:value-type="float">
            <text:p>17</text:p>
          </table:table-cell>
          <table:table-cell office:value-type="float" office:value="1156" calcext:value-type="float">
            <text:p>1156</text:p>
          </table:table-cell>
          <table:table-cell office:value-type="float" office:value="1552" calcext:value-type="float">
            <text:p>1552</text:p>
          </table:table-cell>
          <table:table-cell table:formula="of:=([.B39]*[.C39]-[.D39]*[.A39])" office:value-type="float" office:value="3677" calcext:value-type="float">
            <text:p>3677</text:p>
          </table:table-cell>
          <table:table-cell table:formula="of:=[.F39]*[.C39]-[.D39]*[.E39]" office:value-type="float" office:value="102956" calcext:value-type="float">
            <text:p>102956</text:p>
          </table:table-cell>
          <table:table-cell table:formula="of:=[.B39]*[.E39]-[.F39]*[.A39]" office:value-type="float" office:value="14708" calcext:value-type="float">
            <text:p>14708</text:p>
          </table:table-cell>
          <table:table-cell table:style-name="ce1" table:formula="of:=MOD([.H39];[.G39])" office:value-type="float" office:value="0" calcext:value-type="float">
            <text:p>0</text:p>
          </table:table-cell>
          <table:table-cell table:style-name="ce1" table:formula="of:=MOD([.I39];[.G39])" office:value-type="float" office:value="0" calcext:value-type="float">
            <text:p>0</text:p>
          </table:table-cell>
          <table:table-cell table:style-name="ce1" table:formula="of:=IF([.J39]+[.K39]=0;1;0)" office:value-type="float" office:value="1" calcext:value-type="float">
            <text:p>1</text:p>
          </table:table-cell>
          <table:table-cell table:style-name="ce1" table:formula="of:=[.L39]*[.H39]/[.G39]" office:value-type="float" office:value="28" calcext:value-type="float">
            <text:p>28</text:p>
          </table:table-cell>
          <table:table-cell table:style-name="ce1" table:formula="of:=[.L39]*[.I39]/[.G39]" office:value-type="float" office:value="4" calcext:value-type="float">
            <text:p>4</text:p>
          </table:table-cell>
          <table:table-cell table:style-name="ce1" table:formula="of:=[.M39]*3+[.N39]" office:value-type="float" office:value="88" calcext:value-type="float">
            <text:p>8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5" calcext:value-type="float">
            <text:p>65</text:p>
          </table:table-cell>
          <table:table-cell office:value-type="float" office:value="77" calcext:value-type="float">
            <text:p>77</text:p>
          </table:table-cell>
          <table:table-cell office:value-type="float" office:value="52" calcext:value-type="float">
            <text:p>52</text:p>
          </table:table-cell>
          <table:table-cell office:value-type="float" office:value="1562" calcext:value-type="float">
            <text:p>1562</text:p>
          </table:table-cell>
          <table:table-cell office:value-type="float" office:value="2860" calcext:value-type="float">
            <text:p>2860</text:p>
          </table:table-cell>
          <table:table-cell table:formula="of:=([.B40]*[.C40]-[.D40]*[.A40])" office:value-type="float" office:value="3861" calcext:value-type="float">
            <text:p>3861</text:p>
          </table:table-cell>
          <table:table-cell table:formula="of:=[.F40]*[.C40]-[.D40]*[.E40]" office:value-type="float" office:value="138996" calcext:value-type="float">
            <text:p>138996</text:p>
          </table:table-cell>
          <table:table-cell table:formula="of:=[.B40]*[.E40]-[.F40]*[.A40]" office:value-type="float" office:value="38610" calcext:value-type="float">
            <text:p>38610</text:p>
          </table:table-cell>
          <table:table-cell table:style-name="ce1" table:formula="of:=MOD([.H40];[.G40])" office:value-type="float" office:value="0" calcext:value-type="float">
            <text:p>0</text:p>
          </table:table-cell>
          <table:table-cell table:style-name="ce1" table:formula="of:=MOD([.I40];[.G40])" office:value-type="float" office:value="0" calcext:value-type="float">
            <text:p>0</text:p>
          </table:table-cell>
          <table:table-cell table:style-name="ce1" table:formula="of:=IF([.J40]+[.K40]=0;1;0)" office:value-type="float" office:value="1" calcext:value-type="float">
            <text:p>1</text:p>
          </table:table-cell>
          <table:table-cell table:style-name="ce1" table:formula="of:=[.L40]*[.H40]/[.G40]" office:value-type="float" office:value="36" calcext:value-type="float">
            <text:p>36</text:p>
          </table:table-cell>
          <table:table-cell table:style-name="ce1" table:formula="of:=[.L40]*[.I40]/[.G40]" office:value-type="float" office:value="10" calcext:value-type="float">
            <text:p>10</text:p>
          </table:table-cell>
          <table:table-cell table:style-name="ce1" table:formula="of:=[.M40]*3+[.N40]"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96" calcext:value-type="float">
            <text:p>96</text:p>
          </table:table-cell>
          <table:table-cell office:value-type="float" office:value="66" calcext:value-type="float">
            <text:p>66</text:p>
          </table:table-cell>
          <table:table-cell office:value-type="float" office:value="30" calcext:value-type="float">
            <text:p>30</text:p>
          </table:table-cell>
          <table:table-cell office:value-type="float" office:value="3084" calcext:value-type="float">
            <text:p>3084</text:p>
          </table:table-cell>
          <table:table-cell office:value-type="float" office:value="7332" calcext:value-type="float">
            <text:p>7332</text:p>
          </table:table-cell>
          <table:table-cell table:formula="of:=([.B41]*[.C41]-[.D41]*[.A41])" office:value-type="float" office:value="5436" calcext:value-type="float">
            <text:p>5436</text:p>
          </table:table-cell>
          <table:table-cell table:formula="of:=[.F41]*[.C41]-[.D41]*[.E41]" office:value-type="float" office:value="391392" calcext:value-type="float">
            <text:p>391392</text:p>
          </table:table-cell>
          <table:table-cell table:formula="of:=[.B41]*[.E41]-[.F41]*[.A41]" office:value-type="float" office:value="76104" calcext:value-type="float">
            <text:p>76104</text:p>
          </table:table-cell>
          <table:table-cell table:style-name="ce1" table:formula="of:=MOD([.H41];[.G41])" office:value-type="float" office:value="0" calcext:value-type="float">
            <text:p>0</text:p>
          </table:table-cell>
          <table:table-cell table:style-name="ce1" table:formula="of:=MOD([.I41];[.G41])" office:value-type="float" office:value="0" calcext:value-type="float">
            <text:p>0</text:p>
          </table:table-cell>
          <table:table-cell table:style-name="ce1" table:formula="of:=IF([.J41]+[.K41]=0;1;0)" office:value-type="float" office:value="1" calcext:value-type="float">
            <text:p>1</text:p>
          </table:table-cell>
          <table:table-cell table:style-name="ce1" table:formula="of:=[.L41]*[.H41]/[.G41]" office:value-type="float" office:value="72" calcext:value-type="float">
            <text:p>72</text:p>
          </table:table-cell>
          <table:table-cell table:style-name="ce1" table:formula="of:=[.L41]*[.I41]/[.G41]" office:value-type="float" office:value="14" calcext:value-type="float">
            <text:p>14</text:p>
          </table:table-cell>
          <table:table-cell table:style-name="ce1" table:formula="of:=[.M41]*3+[.N41]"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14092" calcext:value-type="float">
            <text:p>14092</text:p>
          </table:table-cell>
          <table:table-cell office:value-type="float" office:value="13380" calcext:value-type="float">
            <text:p>13380</text:p>
          </table:table-cell>
          <table:table-cell table:formula="of:=([.B42]*[.C42]-[.D42]*[.A42])" office:value-type="float" office:value="-878" calcext:value-type="float">
            <text:p>-878</text:p>
          </table:table-cell>
          <table:table-cell table:formula="of:=[.F42]*[.C42]-[.D42]*[.E42]" office:value-type="float" office:value="-193876" calcext:value-type="float">
            <text:p>-193876</text:p>
          </table:table-cell>
          <table:table-cell table:formula="of:=[.B42]*[.E42]-[.F42]*[.A42]" office:value-type="float" office:value="-294924" calcext:value-type="float">
            <text:p>-294924</text:p>
          </table:table-cell>
          <table:table-cell table:style-name="ce1" table:formula="of:=MOD([.H42];[.G42])" office:value-type="float" office:value="-716" calcext:value-type="float">
            <text:p>-716</text:p>
          </table:table-cell>
          <table:table-cell table:style-name="ce1" table:formula="of:=MOD([.I42];[.G42])" office:value-type="float" office:value="-794" calcext:value-type="float">
            <text:p>-794</text:p>
          </table:table-cell>
          <table:table-cell table:style-name="ce1" table:formula="of:=IF([.J42]+[.K42]=0;1;0)" office:value-type="float" office:value="0" calcext:value-type="float">
            <text:p>0</text:p>
          </table:table-cell>
          <table:table-cell table:style-name="ce1" table:formula="of:=[.L42]*[.H42]/[.G42]" office:value-type="float" office:value="0" calcext:value-type="float">
            <text:p>0</text:p>
          </table:table-cell>
          <table:table-cell table:style-name="ce1" table:formula="of:=[.L42]*[.I42]/[.G42]" office:value-type="float" office:value="0" calcext:value-type="float">
            <text:p>0</text:p>
          </table:table-cell>
          <table:table-cell table:style-name="ce1" table:formula="of:=[.M42]*3+[.N4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3" calcext:value-type="float">
            <text:p>63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office:value-type="float" office:value="15772" calcext:value-type="float">
            <text:p>15772</text:p>
          </table:table-cell>
          <table:table-cell office:value-type="float" office:value="13391" calcext:value-type="float">
            <text:p>13391</text:p>
          </table:table-cell>
          <table:table-cell table:formula="of:=([.B43]*[.C43]-[.D43]*[.A43])" office:value-type="float" office:value="2895" calcext:value-type="float">
            <text:p>2895</text:p>
          </table:table-cell>
          <table:table-cell table:formula="of:=[.F43]*[.C43]-[.D43]*[.E43]" office:value-type="float" office:value="466895" calcext:value-type="float">
            <text:p>466895</text:p>
          </table:table-cell>
          <table:table-cell table:formula="of:=[.B43]*[.E43]-[.F43]*[.A43]" office:value-type="float" office:value="779380" calcext:value-type="float">
            <text:p>779380</text:p>
          </table:table-cell>
          <table:table-cell table:style-name="ce1" table:formula="of:=MOD([.H43];[.G43])" office:value-type="float" office:value="800" calcext:value-type="float">
            <text:p>800</text:p>
          </table:table-cell>
          <table:table-cell table:style-name="ce1" table:formula="of:=MOD([.I43];[.G43])" office:value-type="float" office:value="625" calcext:value-type="float">
            <text:p>625</text:p>
          </table:table-cell>
          <table:table-cell table:style-name="ce1" table:formula="of:=IF([.J43]+[.K43]=0;1;0)" office:value-type="float" office:value="0" calcext:value-type="float">
            <text:p>0</text:p>
          </table:table-cell>
          <table:table-cell table:style-name="ce1" table:formula="of:=[.L43]*[.H43]/[.G43]" office:value-type="float" office:value="0" calcext:value-type="float">
            <text:p>0</text:p>
          </table:table-cell>
          <table:table-cell table:style-name="ce1" table:formula="of:=[.L43]*[.I43]/[.G43]" office:value-type="float" office:value="0" calcext:value-type="float">
            <text:p>0</text:p>
          </table:table-cell>
          <table:table-cell table:style-name="ce1" table:formula="of:=[.M43]*3+[.N4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2" calcext:value-type="float">
            <text:p>12</text:p>
          </table:table-cell>
          <table:table-cell office:value-type="float" office:value="71" calcext:value-type="float">
            <text:p>71</text:p>
          </table:table-cell>
          <table:table-cell office:value-type="float" office:value="64" calcext:value-type="float">
            <text:p>64</text:p>
          </table:table-cell>
          <table:table-cell office:value-type="float" office:value="5326" calcext:value-type="float">
            <text:p>5326</text:p>
          </table:table-cell>
          <table:table-cell office:value-type="float" office:value="2252" calcext:value-type="float">
            <text:p>2252</text:p>
          </table:table-cell>
          <table:table-cell table:formula="of:=([.B44]*[.C44]-[.D44]*[.A44])" office:value-type="float" office:value="-5484" calcext:value-type="float">
            <text:p>-5484</text:p>
          </table:table-cell>
          <table:table-cell table:formula="of:=[.F44]*[.C44]-[.D44]*[.E44]" office:value-type="float" office:value="-180972" calcext:value-type="float">
            <text:p>-180972</text:p>
          </table:table-cell>
          <table:table-cell table:formula="of:=[.B44]*[.E44]-[.F44]*[.A44]" office:value-type="float" office:value="-159036" calcext:value-type="float">
            <text:p>-159036</text:p>
          </table:table-cell>
          <table:table-cell table:style-name="ce1" table:formula="of:=MOD([.H44];[.G44])" office:value-type="float" office:value="0" calcext:value-type="float">
            <text:p>0</text:p>
          </table:table-cell>
          <table:table-cell table:style-name="ce1" table:formula="of:=MOD([.I44];[.G44])" office:value-type="float" office:value="0" calcext:value-type="float">
            <text:p>0</text:p>
          </table:table-cell>
          <table:table-cell table:style-name="ce1" table:formula="of:=IF([.J44]+[.K44]=0;1;0)" office:value-type="float" office:value="1" calcext:value-type="float">
            <text:p>1</text:p>
          </table:table-cell>
          <table:table-cell table:style-name="ce1" table:formula="of:=[.L44]*[.H44]/[.G44]" office:value-type="float" office:value="33" calcext:value-type="float">
            <text:p>33</text:p>
          </table:table-cell>
          <table:table-cell table:style-name="ce1" table:formula="of:=[.L44]*[.I44]/[.G44]" office:value-type="float" office:value="29" calcext:value-type="float">
            <text:p>29</text:p>
          </table:table-cell>
          <table:table-cell table:style-name="ce1" table:formula="of:=[.M44]*3+[.N44]"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office:value-type="float" office:value="57" calcext:value-type="float">
            <text:p>57</text:p>
          </table:table-cell>
          <table:table-cell office:value-type="float" office:value="5604" calcext:value-type="float">
            <text:p>5604</text:p>
          </table:table-cell>
          <table:table-cell office:value-type="float" office:value="3248" calcext:value-type="float">
            <text:p>3248</text:p>
          </table:table-cell>
          <table:table-cell table:formula="of:=([.B45]*[.C45]-[.D45]*[.A45])" office:value-type="float" office:value="-3009" calcext:value-type="float">
            <text:p>-3009</text:p>
          </table:table-cell>
          <table:table-cell table:formula="of:=[.F45]*[.C45]-[.D45]*[.E45]" office:value-type="float" office:value="-283700" calcext:value-type="float">
            <text:p>-283700</text:p>
          </table:table-cell>
          <table:table-cell table:formula="of:=[.B45]*[.E45]-[.F45]*[.A45]" office:value-type="float" office:value="-37076" calcext:value-type="float">
            <text:p>-37076</text:p>
          </table:table-cell>
          <table:table-cell table:style-name="ce1" table:formula="of:=MOD([.H45];[.G45])" office:value-type="float" office:value="-854" calcext:value-type="float">
            <text:p>-854</text:p>
          </table:table-cell>
          <table:table-cell table:style-name="ce1" table:formula="of:=MOD([.I45];[.G45])" office:value-type="float" office:value="-968" calcext:value-type="float">
            <text:p>-968</text:p>
          </table:table-cell>
          <table:table-cell table:style-name="ce1" table:formula="of:=IF([.J45]+[.K45]=0;1;0)" office:value-type="float" office:value="0" calcext:value-type="float">
            <text:p>0</text:p>
          </table:table-cell>
          <table:table-cell table:style-name="ce1" table:formula="of:=[.L45]*[.H45]/[.G45]" office:value-type="float" office:value="0" calcext:value-type="float">
            <text:p>0</text:p>
          </table:table-cell>
          <table:table-cell table:style-name="ce1" table:formula="of:=[.L45]*[.I45]/[.G45]" office:value-type="float" office:value="0" calcext:value-type="float">
            <text:p>0</text:p>
          </table:table-cell>
          <table:table-cell table:style-name="ce1" table:formula="of:=[.M45]*3+[.N4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3" calcext:value-type="float">
            <text:p>63</text:p>
          </table:table-cell>
          <table:table-cell office:value-type="float" office:value="58" calcext:value-type="float">
            <text:p>58</text:p>
          </table:table-cell>
          <table:table-cell office:value-type="float" office:value="22" calcext:value-type="float">
            <text:p>22</text:p>
          </table:table-cell>
          <table:table-cell office:value-type="float" office:value="816" calcext:value-type="float">
            <text:p>816</text:p>
          </table:table-cell>
          <table:table-cell office:value-type="float" office:value="489" calcext:value-type="float">
            <text:p>489</text:p>
          </table:table-cell>
          <table:table-cell table:formula="of:=([.B46]*[.C46]-[.D46]*[.A46])" office:value-type="float" office:value="3170" calcext:value-type="float">
            <text:p>3170</text:p>
          </table:table-cell>
          <table:table-cell table:formula="of:=[.F46]*[.C46]-[.D46]*[.E46]" office:value-type="float" office:value="10410" calcext:value-type="float">
            <text:p>10410</text:p>
          </table:table-cell>
          <table:table-cell table:formula="of:=[.B46]*[.E46]-[.F46]*[.A46]" office:value-type="float" office:value="40650" calcext:value-type="float">
            <text:p>40650</text:p>
          </table:table-cell>
          <table:table-cell table:style-name="ce1" table:formula="of:=MOD([.H46];[.G46])" office:value-type="float" office:value="900" calcext:value-type="float">
            <text:p>900</text:p>
          </table:table-cell>
          <table:table-cell table:style-name="ce1" table:formula="of:=MOD([.I46];[.G46])" office:value-type="float" office:value="2610" calcext:value-type="float">
            <text:p>2610</text:p>
          </table:table-cell>
          <table:table-cell table:style-name="ce1" table:formula="of:=IF([.J46]+[.K46]=0;1;0)" office:value-type="float" office:value="0" calcext:value-type="float">
            <text:p>0</text:p>
          </table:table-cell>
          <table:table-cell table:style-name="ce1" table:formula="of:=[.L46]*[.H46]/[.G46]" office:value-type="float" office:value="0" calcext:value-type="float">
            <text:p>0</text:p>
          </table:table-cell>
          <table:table-cell table:style-name="ce1" table:formula="of:=[.L46]*[.I46]/[.G46]" office:value-type="float" office:value="0" calcext:value-type="float">
            <text:p>0</text:p>
          </table:table-cell>
          <table:table-cell table:style-name="ce1" table:formula="of:=[.M46]*3+[.N4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74" calcext:value-type="float">
            <text:p>74</text:p>
          </table:table-cell>
          <table:table-cell office:value-type="float" office:value="88" calcext:value-type="float">
            <text:p>88</text:p>
          </table:table-cell>
          <table:table-cell office:value-type="float" office:value="29" calcext:value-type="float">
            <text:p>29</text:p>
          </table:table-cell>
          <table:table-cell office:value-type="float" office:value="3970" calcext:value-type="float">
            <text:p>3970</text:p>
          </table:table-cell>
          <table:table-cell office:value-type="float" office:value="3572" calcext:value-type="float">
            <text:p>3572</text:p>
          </table:table-cell>
          <table:table-cell table:formula="of:=([.B47]*[.C47]-[.D47]*[.A47])" office:value-type="float" office:value="4743" calcext:value-type="float">
            <text:p>4743</text:p>
          </table:table-cell>
          <table:table-cell table:formula="of:=[.F47]*[.C47]-[.D47]*[.E47]" office:value-type="float" office:value="199206" calcext:value-type="float">
            <text:p>199206</text:p>
          </table:table-cell>
          <table:table-cell table:formula="of:=[.B47]*[.E47]-[.F47]*[.A47]" office:value-type="float" office:value="75888" calcext:value-type="float">
            <text:p>75888</text:p>
          </table:table-cell>
          <table:table-cell table:style-name="ce1" table:formula="of:=MOD([.H47];[.G47])" office:value-type="float" office:value="0" calcext:value-type="float">
            <text:p>0</text:p>
          </table:table-cell>
          <table:table-cell table:style-name="ce1" table:formula="of:=MOD([.I47];[.G47])" office:value-type="float" office:value="0" calcext:value-type="float">
            <text:p>0</text:p>
          </table:table-cell>
          <table:table-cell table:style-name="ce1" table:formula="of:=IF([.J47]+[.K47]=0;1;0)" office:value-type="float" office:value="1" calcext:value-type="float">
            <text:p>1</text:p>
          </table:table-cell>
          <table:table-cell table:style-name="ce1" table:formula="of:=[.L47]*[.H47]/[.G47]" office:value-type="float" office:value="42" calcext:value-type="float">
            <text:p>42</text:p>
          </table:table-cell>
          <table:table-cell table:style-name="ce1" table:formula="of:=[.L47]*[.I47]/[.G47]" office:value-type="float" office:value="16" calcext:value-type="float">
            <text:p>16</text:p>
          </table:table-cell>
          <table:table-cell table:style-name="ce1" table:formula="of:=[.M47]*3+[.N47]"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6" calcext:value-type="float">
            <text:p>46</text:p>
          </table:table-cell>
          <table:table-cell office:value-type="float" office:value="73" calcext:value-type="float">
            <text:p>73</text:p>
          </table:table-cell>
          <table:table-cell office:value-type="float" office:value="18" calcext:value-type="float">
            <text:p>18</text:p>
          </table:table-cell>
          <table:table-cell office:value-type="float" office:value="5870" calcext:value-type="float">
            <text:p>5870</text:p>
          </table:table-cell>
          <table:table-cell office:value-type="float" office:value="5848" calcext:value-type="float">
            <text:p>5848</text:p>
          </table:table-cell>
          <table:table-cell table:formula="of:=([.B48]*[.C48]-[.D48]*[.A48])" office:value-type="float" office:value="3124" calcext:value-type="float">
            <text:p>3124</text:p>
          </table:table-cell>
          <table:table-cell table:formula="of:=[.F48]*[.C48]-[.D48]*[.E48]" office:value-type="float" office:value="321244" calcext:value-type="float">
            <text:p>321244</text:p>
          </table:table-cell>
          <table:table-cell table:formula="of:=[.B48]*[.E48]-[.F48]*[.A48]" office:value-type="float" office:value="193996" calcext:value-type="float">
            <text:p>193996</text:p>
          </table:table-cell>
          <table:table-cell table:style-name="ce1" table:formula="of:=MOD([.H48];[.G48])" office:value-type="float" office:value="2596" calcext:value-type="float">
            <text:p>2596</text:p>
          </table:table-cell>
          <table:table-cell table:style-name="ce1" table:formula="of:=MOD([.I48];[.G48])" office:value-type="float" office:value="308" calcext:value-type="float">
            <text:p>308</text:p>
          </table:table-cell>
          <table:table-cell table:style-name="ce1" table:formula="of:=IF([.J48]+[.K48]=0;1;0)" office:value-type="float" office:value="0" calcext:value-type="float">
            <text:p>0</text:p>
          </table:table-cell>
          <table:table-cell table:style-name="ce1" table:formula="of:=[.L48]*[.H48]/[.G48]" office:value-type="float" office:value="0" calcext:value-type="float">
            <text:p>0</text:p>
          </table:table-cell>
          <table:table-cell table:style-name="ce1" table:formula="of:=[.L48]*[.I48]/[.G48]" office:value-type="float" office:value="0" calcext:value-type="float">
            <text:p>0</text:p>
          </table:table-cell>
          <table:table-cell table:style-name="ce1" table:formula="of:=[.M48]*3+[.N4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62" calcext:value-type="float">
            <text:p>62</text:p>
          </table:table-cell>
          <table:table-cell office:value-type="float" office:value="17891" calcext:value-type="float">
            <text:p>17891</text:p>
          </table:table-cell>
          <table:table-cell office:value-type="float" office:value="5470" calcext:value-type="float">
            <text:p>5470</text:p>
          </table:table-cell>
          <table:table-cell table:formula="of:=([.B49]*[.C49]-[.D49]*[.A49])" office:value-type="float" office:value="-4632" calcext:value-type="float">
            <text:p>-4632</text:p>
          </table:table-cell>
          <table:table-cell table:formula="of:=[.F49]*[.C49]-[.D49]*[.E49]" office:value-type="float" office:value="-1027192" calcext:value-type="float">
            <text:p>-1027192</text:p>
          </table:table-cell>
          <table:table-cell table:formula="of:=[.B49]*[.E49]-[.F49]*[.A49]" office:value-type="float" office:value="22096" calcext:value-type="float">
            <text:p>22096</text:p>
          </table:table-cell>
          <table:table-cell table:style-name="ce1" table:formula="of:=MOD([.H49];[.G49])" office:value-type="float" office:value="-3520" calcext:value-type="float">
            <text:p>-3520</text:p>
          </table:table-cell>
          <table:table-cell table:style-name="ce1" table:formula="of:=MOD([.I49];[.G49])" office:value-type="float" office:value="-1064" calcext:value-type="float">
            <text:p>-1064</text:p>
          </table:table-cell>
          <table:table-cell table:style-name="ce1" table:formula="of:=IF([.J49]+[.K49]=0;1;0)" office:value-type="float" office:value="0" calcext:value-type="float">
            <text:p>0</text:p>
          </table:table-cell>
          <table:table-cell table:style-name="ce1" table:formula="of:=[.L49]*[.H49]/[.G49]" office:value-type="float" office:value="0" calcext:value-type="float">
            <text:p>0</text:p>
          </table:table-cell>
          <table:table-cell table:style-name="ce1" table:formula="of:=[.L49]*[.I49]/[.G49]" office:value-type="float" office:value="-0" calcext:value-type="float">
            <text:p>0</text:p>
          </table:table-cell>
          <table:table-cell table:style-name="ce1" table:formula="of:=[.M49]*3+[.N4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38" calcext:value-type="float">
            <text:p>38</text:p>
          </table:table-cell>
          <table:table-cell office:value-type="float" office:value="21" calcext:value-type="float">
            <text:p>21</text:p>
          </table:table-cell>
          <table:table-cell office:value-type="float" office:value="73" calcext:value-type="float">
            <text:p>73</text:p>
          </table:table-cell>
          <table:table-cell office:value-type="float" office:value="3789" calcext:value-type="float">
            <text:p>3789</text:p>
          </table:table-cell>
          <table:table-cell office:value-type="float" office:value="7809" calcext:value-type="float">
            <text:p>7809</text:p>
          </table:table-cell>
          <table:table-cell table:formula="of:=([.B50]*[.C50]-[.D50]*[.A50])" office:value-type="float" office:value="-4896" calcext:value-type="float">
            <text:p>-4896</text:p>
          </table:table-cell>
          <table:table-cell table:formula="of:=[.F50]*[.C50]-[.D50]*[.E50]" office:value-type="float" office:value="-112608" calcext:value-type="float">
            <text:p>-112608</text:p>
          </table:table-cell>
          <table:table-cell table:formula="of:=[.B50]*[.E50]-[.F50]*[.A50]" office:value-type="float" office:value="-465120" calcext:value-type="float">
            <text:p>-465120</text:p>
          </table:table-cell>
          <table:table-cell table:style-name="ce1" table:formula="of:=MOD([.H50];[.G50])" office:value-type="float" office:value="0" calcext:value-type="float">
            <text:p>0</text:p>
          </table:table-cell>
          <table:table-cell table:style-name="ce1" table:formula="of:=MOD([.I50];[.G50])" office:value-type="float" office:value="0" calcext:value-type="float">
            <text:p>0</text:p>
          </table:table-cell>
          <table:table-cell table:style-name="ce1" table:formula="of:=IF([.J50]+[.K50]=0;1;0)" office:value-type="float" office:value="1" calcext:value-type="float">
            <text:p>1</text:p>
          </table:table-cell>
          <table:table-cell table:style-name="ce1" table:formula="of:=[.L50]*[.H50]/[.G50]" office:value-type="float" office:value="23" calcext:value-type="float">
            <text:p>23</text:p>
          </table:table-cell>
          <table:table-cell table:style-name="ce1" table:formula="of:=[.L50]*[.I50]/[.G50]" office:value-type="float" office:value="95" calcext:value-type="float">
            <text:p>95</text:p>
          </table:table-cell>
          <table:table-cell table:style-name="ce1" table:formula="of:=[.M50]*3+[.N50]"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57" calcext:value-type="float">
            <text:p>57</text:p>
          </table:table-cell>
          <table:table-cell office:value-type="float" office:value="15618" calcext:value-type="float">
            <text:p>15618</text:p>
          </table:table-cell>
          <table:table-cell office:value-type="float" office:value="13862" calcext:value-type="float">
            <text:p>13862</text:p>
          </table:table-cell>
          <table:table-cell table:formula="of:=([.B51]*[.C51]-[.D51]*[.A51])" office:value-type="float" office:value="-3221" calcext:value-type="float">
            <text:p>-3221</text:p>
          </table:table-cell>
          <table:table-cell table:formula="of:=[.F51]*[.C51]-[.D51]*[.E51]" office:value-type="float" office:value="-585262" calcext:value-type="float">
            <text:p>-585262</text:p>
          </table:table-cell>
          <table:table-cell table:formula="of:=[.B51]*[.E51]-[.F51]*[.A51]" office:value-type="float" office:value="-557434" calcext:value-type="float">
            <text:p>-557434</text:p>
          </table:table-cell>
          <table:table-cell table:style-name="ce1" table:formula="of:=MOD([.H51];[.G51])" office:value-type="float" office:value="-2261" calcext:value-type="float">
            <text:p>-2261</text:p>
          </table:table-cell>
          <table:table-cell table:style-name="ce1" table:formula="of:=MOD([.I51];[.G51])" office:value-type="float" office:value="-201" calcext:value-type="float">
            <text:p>-201</text:p>
          </table:table-cell>
          <table:table-cell table:style-name="ce1" table:formula="of:=IF([.J51]+[.K51]=0;1;0)" office:value-type="float" office:value="0" calcext:value-type="float">
            <text:p>0</text:p>
          </table:table-cell>
          <table:table-cell table:style-name="ce1" table:formula="of:=[.L51]*[.H51]/[.G51]" office:value-type="float" office:value="0" calcext:value-type="float">
            <text:p>0</text:p>
          </table:table-cell>
          <table:table-cell table:style-name="ce1" table:formula="of:=[.L51]*[.I51]/[.G51]" office:value-type="float" office:value="0" calcext:value-type="float">
            <text:p>0</text:p>
          </table:table-cell>
          <table:table-cell table:style-name="ce1" table:formula="of:=[.M51]*3+[.N5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2" calcext:value-type="float">
            <text:p>52</text:p>
          </table:table-cell>
          <table:table-cell office:value-type="float" office:value="36" calcext:value-type="float">
            <text:p>36</text:p>
          </table:table-cell>
          <table:table-cell office:value-type="float" office:value="15" calcext:value-type="float">
            <text:p>15</text:p>
          </table:table-cell>
          <table:table-cell office:value-type="float" office:value="17492" calcext:value-type="float">
            <text:p>17492</text:p>
          </table:table-cell>
          <table:table-cell office:value-type="float" office:value="19750" calcext:value-type="float">
            <text:p>19750</text:p>
          </table:table-cell>
          <table:table-cell table:formula="of:=([.B52]*[.C52]-[.D52]*[.A52])" office:value-type="float" office:value="1422" calcext:value-type="float">
            <text:p>1422</text:p>
          </table:table-cell>
          <table:table-cell table:formula="of:=[.F52]*[.C52]-[.D52]*[.E52]" office:value-type="float" office:value="448620" calcext:value-type="float">
            <text:p>448620</text:p>
          </table:table-cell>
          <table:table-cell table:formula="of:=[.B52]*[.E52]-[.F52]*[.A52]" office:value-type="float" office:value="317084" calcext:value-type="float">
            <text:p>317084</text:p>
          </table:table-cell>
          <table:table-cell table:style-name="ce1" table:formula="of:=MOD([.H52];[.G52])" office:value-type="float" office:value="690" calcext:value-type="float">
            <text:p>690</text:p>
          </table:table-cell>
          <table:table-cell table:style-name="ce1" table:formula="of:=MOD([.I52];[.G52])" office:value-type="float" office:value="1400" calcext:value-type="float">
            <text:p>1400</text:p>
          </table:table-cell>
          <table:table-cell table:style-name="ce1" table:formula="of:=IF([.J52]+[.K52]=0;1;0)" office:value-type="float" office:value="0" calcext:value-type="float">
            <text:p>0</text:p>
          </table:table-cell>
          <table:table-cell table:style-name="ce1" table:formula="of:=[.L52]*[.H52]/[.G52]" office:value-type="float" office:value="0" calcext:value-type="float">
            <text:p>0</text:p>
          </table:table-cell>
          <table:table-cell table:style-name="ce1" table:formula="of:=[.L52]*[.I52]/[.G52]" office:value-type="float" office:value="0" calcext:value-type="float">
            <text:p>0</text:p>
          </table:table-cell>
          <table:table-cell table:style-name="ce1" table:formula="of:=[.M52]*3+[.N5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44" calcext:value-type="float">
            <text:p>44</text:p>
          </table:table-cell>
          <table:table-cell office:value-type="float" office:value="2812" calcext:value-type="float">
            <text:p>2812</text:p>
          </table:table-cell>
          <table:table-cell office:value-type="float" office:value="13628" calcext:value-type="float">
            <text:p>13628</text:p>
          </table:table-cell>
          <table:table-cell table:formula="of:=([.B53]*[.C53]-[.D53]*[.A53])" office:value-type="float" office:value="-2512" calcext:value-type="float">
            <text:p>-2512</text:p>
          </table:table-cell>
          <table:table-cell table:formula="of:=[.F53]*[.C53]-[.D53]*[.E53]" office:value-type="float" office:value="39808" calcext:value-type="float">
            <text:p>39808</text:p>
          </table:table-cell>
          <table:table-cell table:formula="of:=[.B53]*[.E53]-[.F53]*[.A53]" office:value-type="float" office:value="-794320" calcext:value-type="float">
            <text:p>-794320</text:p>
          </table:table-cell>
          <table:table-cell table:style-name="ce1" table:formula="of:=MOD([.H53];[.G53])" office:value-type="float" office:value="-384" calcext:value-type="float">
            <text:p>-384</text:p>
          </table:table-cell>
          <table:table-cell table:style-name="ce1" table:formula="of:=MOD([.I53];[.G53])" office:value-type="float" office:value="-528" calcext:value-type="float">
            <text:p>-528</text:p>
          </table:table-cell>
          <table:table-cell table:style-name="ce1" table:formula="of:=IF([.J53]+[.K53]=0;1;0)" office:value-type="float" office:value="0" calcext:value-type="float">
            <text:p>0</text:p>
          </table:table-cell>
          <table:table-cell table:style-name="ce1" table:formula="of:=[.L53]*[.H53]/[.G53]" office:value-type="float" office:value="-0" calcext:value-type="float">
            <text:p>0</text:p>
          </table:table-cell>
          <table:table-cell table:style-name="ce1" table:formula="of:=[.L53]*[.I53]/[.G53]" office:value-type="float" office:value="0" calcext:value-type="float">
            <text:p>0</text:p>
          </table:table-cell>
          <table:table-cell table:style-name="ce1" table:formula="of:=[.M53]*3+[.N5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61" calcext:value-type="float">
            <text:p>61</text:p>
          </table:table-cell>
          <table:table-cell office:value-type="float" office:value="29" calcext:value-type="float">
            <text:p>29</text:p>
          </table:table-cell>
          <table:table-cell office:value-type="float" office:value="739" calcext:value-type="float">
            <text:p>739</text:p>
          </table:table-cell>
          <table:table-cell office:value-type="float" office:value="3471" calcext:value-type="float">
            <text:p>3471</text:p>
          </table:table-cell>
          <table:table-cell table:formula="of:=([.B54]*[.C54]-[.D54]*[.A54])" office:value-type="float" office:value="1674" calcext:value-type="float">
            <text:p>1674</text:p>
          </table:table-cell>
          <table:table-cell table:formula="of:=[.F54]*[.C54]-[.D54]*[.E54]" office:value-type="float" office:value="190300" calcext:value-type="float">
            <text:p>190300</text:p>
          </table:table-cell>
          <table:table-cell table:formula="of:=[.B54]*[.E54]-[.F54]*[.A54]" office:value-type="float" office:value="-35874" calcext:value-type="float">
            <text:p>-35874</text:p>
          </table:table-cell>
          <table:table-cell table:style-name="ce1" table:formula="of:=MOD([.H54];[.G54])" office:value-type="float" office:value="1138" calcext:value-type="float">
            <text:p>1138</text:p>
          </table:table-cell>
          <table:table-cell table:style-name="ce1" table:formula="of:=MOD([.I54];[.G54])" office:value-type="float" office:value="954" calcext:value-type="float">
            <text:p>954</text:p>
          </table:table-cell>
          <table:table-cell table:style-name="ce1" table:formula="of:=IF([.J54]+[.K54]=0;1;0)" office:value-type="float" office:value="0" calcext:value-type="float">
            <text:p>0</text:p>
          </table:table-cell>
          <table:table-cell table:style-name="ce1" table:formula="of:=[.L54]*[.H54]/[.G54]" office:value-type="float" office:value="0" calcext:value-type="float">
            <text:p>0</text:p>
          </table:table-cell>
          <table:table-cell table:style-name="ce1" table:formula="of:=[.L54]*[.I54]/[.G54]" office:value-type="float" office:value="-0" calcext:value-type="float">
            <text:p>0</text:p>
          </table:table-cell>
          <table:table-cell table:style-name="ce1" table:formula="of:=[.M54]*3+[.N5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9" calcext:value-type="float">
            <text:p>59</text:p>
          </table:table-cell>
          <table:table-cell office:value-type="float" office:value="64" calcext:value-type="float">
            <text:p>64</text:p>
          </table:table-cell>
          <table:table-cell office:value-type="float" office:value="30" calcext:value-type="float">
            <text:p>30</text:p>
          </table:table-cell>
          <table:table-cell office:value-type="float" office:value="9212" calcext:value-type="float">
            <text:p>9212</text:p>
          </table:table-cell>
          <table:table-cell office:value-type="float" office:value="11617" calcext:value-type="float">
            <text:p>11617</text:p>
          </table:table-cell>
          <table:table-cell table:formula="of:=([.B55]*[.C55]-[.D55]*[.A55])" office:value-type="float" office:value="2936" calcext:value-type="float">
            <text:p>2936</text:p>
          </table:table-cell>
          <table:table-cell table:formula="of:=[.F55]*[.C55]-[.D55]*[.E55]" office:value-type="float" office:value="467128" calcext:value-type="float">
            <text:p>467128</text:p>
          </table:table-cell>
          <table:table-cell table:formula="of:=[.B55]*[.E55]-[.F55]*[.A55]" office:value-type="float" office:value="218232" calcext:value-type="float">
            <text:p>218232</text:p>
          </table:table-cell>
          <table:table-cell table:style-name="ce1" table:formula="of:=MOD([.H55];[.G55])" office:value-type="float" office:value="304" calcext:value-type="float">
            <text:p>304</text:p>
          </table:table-cell>
          <table:table-cell table:style-name="ce1" table:formula="of:=MOD([.I55];[.G55])" office:value-type="float" office:value="968" calcext:value-type="float">
            <text:p>968</text:p>
          </table:table-cell>
          <table:table-cell table:style-name="ce1" table:formula="of:=IF([.J55]+[.K55]=0;1;0)" office:value-type="float" office:value="0" calcext:value-type="float">
            <text:p>0</text:p>
          </table:table-cell>
          <table:table-cell table:style-name="ce1" table:formula="of:=[.L55]*[.H55]/[.G55]" office:value-type="float" office:value="0" calcext:value-type="float">
            <text:p>0</text:p>
          </table:table-cell>
          <table:table-cell table:style-name="ce1" table:formula="of:=[.L55]*[.I55]/[.G55]" office:value-type="float" office:value="0" calcext:value-type="float">
            <text:p>0</text:p>
          </table:table-cell>
          <table:table-cell table:style-name="ce1" table:formula="of:=[.M55]*3+[.N5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office:value-type="float" office:value="60" calcext:value-type="float">
            <text:p>60</text:p>
          </table:table-cell>
          <table:table-cell office:value-type="float" office:value="16564" calcext:value-type="float">
            <text:p>16564</text:p>
          </table:table-cell>
          <table:table-cell office:value-type="float" office:value="2078" calcext:value-type="float">
            <text:p>2078</text:p>
          </table:table-cell>
          <table:table-cell table:formula="of:=([.B56]*[.C56]-[.D56]*[.A56])" office:value-type="float" office:value="-2165" calcext:value-type="float">
            <text:p>-2165</text:p>
          </table:table-cell>
          <table:table-cell table:formula="of:=[.F56]*[.C56]-[.D56]*[.E56]" office:value-type="float" office:value="-921110" calcext:value-type="float">
            <text:p>-921110</text:p>
          </table:table-cell>
          <table:table-cell table:formula="of:=[.B56]*[.E56]-[.F56]*[.A56]" office:value-type="float" office:value="186000" calcext:value-type="float">
            <text:p>186000</text:p>
          </table:table-cell>
          <table:table-cell table:style-name="ce1" table:formula="of:=MOD([.H56];[.G56])" office:value-type="float" office:value="-985" calcext:value-type="float">
            <text:p>-985</text:p>
          </table:table-cell>
          <table:table-cell table:style-name="ce1" table:formula="of:=MOD([.I56];[.G56])" office:value-type="float" office:value="-190" calcext:value-type="float">
            <text:p>-190</text:p>
          </table:table-cell>
          <table:table-cell table:style-name="ce1" table:formula="of:=IF([.J56]+[.K56]=0;1;0)" office:value-type="float" office:value="0" calcext:value-type="float">
            <text:p>0</text:p>
          </table:table-cell>
          <table:table-cell table:style-name="ce1" table:formula="of:=[.L56]*[.H56]/[.G56]" office:value-type="float" office:value="0" calcext:value-type="float">
            <text:p>0</text:p>
          </table:table-cell>
          <table:table-cell table:style-name="ce1" table:formula="of:=[.L56]*[.I56]/[.G56]" office:value-type="float" office:value="-0" calcext:value-type="float">
            <text:p>0</text:p>
          </table:table-cell>
          <table:table-cell table:style-name="ce1" table:formula="of:=[.M56]*3+[.N5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1" calcext:value-type="float">
            <text:p>81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5361" calcext:value-type="float">
            <text:p>5361</text:p>
          </table:table-cell>
          <table:table-cell office:value-type="float" office:value="4743" calcext:value-type="float">
            <text:p>4743</text:p>
          </table:table-cell>
          <table:table-cell table:formula="of:=([.B57]*[.C57]-[.D57]*[.A57])" office:value-type="float" office:value="2422" calcext:value-type="float">
            <text:p>2422</text:p>
          </table:table-cell>
          <table:table-cell table:formula="of:=[.F57]*[.C57]-[.D57]*[.E57]" office:value-type="float" office:value="94458" calcext:value-type="float">
            <text:p>94458</text:p>
          </table:table-cell>
          <table:table-cell table:formula="of:=[.B57]*[.E57]-[.F57]*[.A57]" office:value-type="float" office:value="239778" calcext:value-type="float">
            <text:p>239778</text:p>
          </table:table-cell>
          <table:table-cell table:style-name="ce1" table:formula="of:=MOD([.H57];[.G57])" office:value-type="float" office:value="0" calcext:value-type="float">
            <text:p>0</text:p>
          </table:table-cell>
          <table:table-cell table:style-name="ce1" table:formula="of:=MOD([.I57];[.G57])" office:value-type="float" office:value="0" calcext:value-type="float">
            <text:p>0</text:p>
          </table:table-cell>
          <table:table-cell table:style-name="ce1" table:formula="of:=IF([.J57]+[.K57]=0;1;0)" office:value-type="float" office:value="1" calcext:value-type="float">
            <text:p>1</text:p>
          </table:table-cell>
          <table:table-cell table:style-name="ce1" table:formula="of:=[.L57]*[.H57]/[.G57]" office:value-type="float" office:value="39" calcext:value-type="float">
            <text:p>39</text:p>
          </table:table-cell>
          <table:table-cell table:style-name="ce1" table:formula="of:=[.L57]*[.I57]/[.G57]" office:value-type="float" office:value="99" calcext:value-type="float">
            <text:p>99</text:p>
          </table:table-cell>
          <table:table-cell table:style-name="ce1" table:formula="of:=[.M57]*3+[.N57]"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office:value-type="float" office:value="3023" calcext:value-type="float">
            <text:p>3023</text:p>
          </table:table-cell>
          <table:table-cell office:value-type="float" office:value="2640" calcext:value-type="float">
            <text:p>2640</text:p>
          </table:table-cell>
          <table:table-cell table:formula="of:=([.B58]*[.C58]-[.D58]*[.A58])" office:value-type="float" office:value="1461" calcext:value-type="float">
            <text:p>1461</text:p>
          </table:table-cell>
          <table:table-cell table:formula="of:=[.F58]*[.C58]-[.D58]*[.E58]" office:value-type="float" office:value="37986" calcext:value-type="float">
            <text:p>37986</text:p>
          </table:table-cell>
          <table:table-cell table:formula="of:=[.B58]*[.E58]-[.F58]*[.A58]" office:value-type="float" office:value="106653" calcext:value-type="float">
            <text:p>106653</text:p>
          </table:table-cell>
          <table:table-cell table:style-name="ce1" table:formula="of:=MOD([.H58];[.G58])" office:value-type="float" office:value="0" calcext:value-type="float">
            <text:p>0</text:p>
          </table:table-cell>
          <table:table-cell table:style-name="ce1" table:formula="of:=MOD([.I58];[.G58])" office:value-type="float" office:value="0" calcext:value-type="float">
            <text:p>0</text:p>
          </table:table-cell>
          <table:table-cell table:style-name="ce1" table:formula="of:=IF([.J58]+[.K58]=0;1;0)" office:value-type="float" office:value="1" calcext:value-type="float">
            <text:p>1</text:p>
          </table:table-cell>
          <table:table-cell table:style-name="ce1" table:formula="of:=[.L58]*[.H58]/[.G58]" office:value-type="float" office:value="26" calcext:value-type="float">
            <text:p>26</text:p>
          </table:table-cell>
          <table:table-cell table:style-name="ce1" table:formula="of:=[.L58]*[.I58]/[.G58]" office:value-type="float" office:value="73" calcext:value-type="float">
            <text:p>73</text:p>
          </table:table-cell>
          <table:table-cell table:style-name="ce1" table:formula="of:=[.M58]*3+[.N58]"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71" calcext:value-type="float">
            <text:p>71</text:p>
          </table:table-cell>
          <table:table-cell office:value-type="float" office:value="7066" calcext:value-type="float">
            <text:p>7066</text:p>
          </table:table-cell>
          <table:table-cell office:value-type="float" office:value="6415" calcext:value-type="float">
            <text:p>6415</text:p>
          </table:table-cell>
          <table:table-cell table:formula="of:=([.B59]*[.C59]-[.D59]*[.A59])" office:value-type="float" office:value="-3894" calcext:value-type="float">
            <text:p>-3894</text:p>
          </table:table-cell>
          <table:table-cell table:formula="of:=[.F59]*[.C59]-[.D59]*[.E59]" office:value-type="float" office:value="-334896" calcext:value-type="float">
            <text:p>-334896</text:p>
          </table:table-cell>
          <table:table-cell table:formula="of:=[.B59]*[.E59]-[.F59]*[.A59]" office:value-type="float" office:value="-233910" calcext:value-type="float">
            <text:p>-233910</text:p>
          </table:table-cell>
          <table:table-cell table:style-name="ce1" table:formula="of:=MOD([.H59];[.G59])" office:value-type="float" office:value="-12" calcext:value-type="float">
            <text:p>-12</text:p>
          </table:table-cell>
          <table:table-cell table:style-name="ce1" table:formula="of:=MOD([.I59];[.G59])" office:value-type="float" office:value="-270" calcext:value-type="float">
            <text:p>-270</text:p>
          </table:table-cell>
          <table:table-cell table:style-name="ce1" table:formula="of:=IF([.J59]+[.K59]=0;1;0)" office:value-type="float" office:value="0" calcext:value-type="float">
            <text:p>0</text:p>
          </table:table-cell>
          <table:table-cell table:style-name="ce1" table:formula="of:=[.L59]*[.H59]/[.G59]" office:value-type="float" office:value="0" calcext:value-type="float">
            <text:p>0</text:p>
          </table:table-cell>
          <table:table-cell table:style-name="ce1" table:formula="of:=[.L59]*[.I59]/[.G59]" office:value-type="float" office:value="0" calcext:value-type="float">
            <text:p>0</text:p>
          </table:table-cell>
          <table:table-cell table:style-name="ce1" table:formula="of:=[.M59]*3+[.N5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8" calcext:value-type="float">
            <text:p>18</text:p>
          </table:table-cell>
          <table:table-cell office:value-type="float" office:value="34" calcext:value-type="float">
            <text:p>34</text:p>
          </table:table-cell>
          <table:table-cell office:value-type="float" office:value="63" calcext:value-type="float">
            <text:p>63</text:p>
          </table:table-cell>
          <table:table-cell office:value-type="float" office:value="14048" calcext:value-type="float">
            <text:p>14048</text:p>
          </table:table-cell>
          <table:table-cell office:value-type="float" office:value="2456" calcext:value-type="float">
            <text:p>2456</text:p>
          </table:table-cell>
          <table:table-cell table:formula="of:=([.B60]*[.C60]-[.D60]*[.A60])" office:value-type="float" office:value="-1530" calcext:value-type="float">
            <text:p>-1530</text:p>
          </table:table-cell>
          <table:table-cell table:formula="of:=[.F60]*[.C60]-[.D60]*[.E60]" office:value-type="float" office:value="-801520" calcext:value-type="float">
            <text:p>-801520</text:p>
          </table:table-cell>
          <table:table-cell table:formula="of:=[.B60]*[.E60]-[.F60]*[.A60]" office:value-type="float" office:value="169360" calcext:value-type="float">
            <text:p>169360</text:p>
          </table:table-cell>
          <table:table-cell table:style-name="ce1" table:formula="of:=MOD([.H60];[.G60])" office:value-type="float" office:value="-1330" calcext:value-type="float">
            <text:p>-1330</text:p>
          </table:table-cell>
          <table:table-cell table:style-name="ce1" table:formula="of:=MOD([.I60];[.G60])" office:value-type="float" office:value="-470" calcext:value-type="float">
            <text:p>-470</text:p>
          </table:table-cell>
          <table:table-cell table:style-name="ce1" table:formula="of:=IF([.J60]+[.K60]=0;1;0)" office:value-type="float" office:value="0" calcext:value-type="float">
            <text:p>0</text:p>
          </table:table-cell>
          <table:table-cell table:style-name="ce1" table:formula="of:=[.L60]*[.H60]/[.G60]" office:value-type="float" office:value="0" calcext:value-type="float">
            <text:p>0</text:p>
          </table:table-cell>
          <table:table-cell table:style-name="ce1" table:formula="of:=[.L60]*[.I60]/[.G60]" office:value-type="float" office:value="-0" calcext:value-type="float">
            <text:p>0</text:p>
          </table:table-cell>
          <table:table-cell table:style-name="ce1" table:formula="of:=[.M60]*3+[.N6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54" calcext:value-type="float">
            <text:p>54</text:p>
          </table:table-cell>
          <table:table-cell office:value-type="float" office:value="9380" calcext:value-type="float">
            <text:p>9380</text:p>
          </table:table-cell>
          <table:table-cell office:value-type="float" office:value="3720" calcext:value-type="float">
            <text:p>3720</text:p>
          </table:table-cell>
          <table:table-cell table:formula="of:=([.B61]*[.C61]-[.D61]*[.A61])" office:value-type="float" office:value="-3220" calcext:value-type="float">
            <text:p>-3220</text:p>
          </table:table-cell>
          <table:table-cell table:formula="of:=[.F61]*[.C61]-[.D61]*[.E61]" office:value-type="float" office:value="-432120" calcext:value-type="float">
            <text:p>-432120</text:p>
          </table:table-cell>
          <table:table-cell table:formula="of:=[.B61]*[.E61]-[.F61]*[.A61]" office:value-type="float" office:value="2240" calcext:value-type="float">
            <text:p>2240</text:p>
          </table:table-cell>
          <table:table-cell table:style-name="ce1" table:formula="of:=MOD([.H61];[.G61])" office:value-type="float" office:value="-640" calcext:value-type="float">
            <text:p>-640</text:p>
          </table:table-cell>
          <table:table-cell table:style-name="ce1" table:formula="of:=MOD([.I61];[.G61])" office:value-type="float" office:value="-980" calcext:value-type="float">
            <text:p>-980</text:p>
          </table:table-cell>
          <table:table-cell table:style-name="ce1" table:formula="of:=IF([.J61]+[.K61]=0;1;0)" office:value-type="float" office:value="0" calcext:value-type="float">
            <text:p>0</text:p>
          </table:table-cell>
          <table:table-cell table:style-name="ce1" table:formula="of:=[.L61]*[.H61]/[.G61]" office:value-type="float" office:value="0" calcext:value-type="float">
            <text:p>0</text:p>
          </table:table-cell>
          <table:table-cell table:style-name="ce1" table:formula="of:=[.L61]*[.I61]/[.G61]" office:value-type="float" office:value="-0" calcext:value-type="float">
            <text:p>0</text:p>
          </table:table-cell>
          <table:table-cell table:style-name="ce1" table:formula="of:=[.M61]*3+[.N6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75" calcext:value-type="float">
            <text:p>75</text:p>
          </table:table-cell>
          <table:table-cell office:value-type="float" office:value="66" calcext:value-type="float">
            <text:p>66</text:p>
          </table:table-cell>
          <table:table-cell office:value-type="float" office:value="20" calcext:value-type="float">
            <text:p>20</text:p>
          </table:table-cell>
          <table:table-cell office:value-type="float" office:value="11522" calcext:value-type="float">
            <text:p>11522</text:p>
          </table:table-cell>
          <table:table-cell office:value-type="float" office:value="8640" calcext:value-type="float">
            <text:p>8640</text:p>
          </table:table-cell>
          <table:table-cell table:formula="of:=([.B62]*[.C62]-[.D62]*[.A62])" office:value-type="float" office:value="4430" calcext:value-type="float">
            <text:p>4430</text:p>
          </table:table-cell>
          <table:table-cell table:formula="of:=[.F62]*[.C62]-[.D62]*[.E62]" office:value-type="float" office:value="339800" calcext:value-type="float">
            <text:p>339800</text:p>
          </table:table-cell>
          <table:table-cell table:formula="of:=[.B62]*[.E62]-[.F62]*[.A62]" office:value-type="float" office:value="639510" calcext:value-type="float">
            <text:p>639510</text:p>
          </table:table-cell>
          <table:table-cell table:style-name="ce1" table:formula="of:=MOD([.H62];[.G62])" office:value-type="float" office:value="3120" calcext:value-type="float">
            <text:p>3120</text:p>
          </table:table-cell>
          <table:table-cell table:style-name="ce1" table:formula="of:=MOD([.I62];[.G62])" office:value-type="float" office:value="1590" calcext:value-type="float">
            <text:p>1590</text:p>
          </table:table-cell>
          <table:table-cell table:style-name="ce1" table:formula="of:=IF([.J62]+[.K62]=0;1;0)" office:value-type="float" office:value="0" calcext:value-type="float">
            <text:p>0</text:p>
          </table:table-cell>
          <table:table-cell table:style-name="ce1" table:formula="of:=[.L62]*[.H62]/[.G62]" office:value-type="float" office:value="0" calcext:value-type="float">
            <text:p>0</text:p>
          </table:table-cell>
          <table:table-cell table:style-name="ce1" table:formula="of:=[.L62]*[.I62]/[.G62]" office:value-type="float" office:value="0" calcext:value-type="float">
            <text:p>0</text:p>
          </table:table-cell>
          <table:table-cell table:style-name="ce1" table:formula="of:=[.M62]*3+[.N6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71" calcext:value-type="float">
            <text:p>71</text:p>
          </table:table-cell>
          <table:table-cell office:value-type="float" office:value="4740" calcext:value-type="float">
            <text:p>4740</text:p>
          </table:table-cell>
          <table:table-cell office:value-type="float" office:value="7197" calcext:value-type="float">
            <text:p>7197</text:p>
          </table:table-cell>
          <table:table-cell table:formula="of:=([.B63]*[.C63]-[.D63]*[.A63])" office:value-type="float" office:value="-2813" calcext:value-type="float">
            <text:p>-2813</text:p>
          </table:table-cell>
          <table:table-cell table:formula="of:=[.F63]*[.C63]-[.D63]*[.E63]" office:value-type="float" office:value="-135024" calcext:value-type="float">
            <text:p>-135024</text:p>
          </table:table-cell>
          <table:table-cell table:formula="of:=[.B63]*[.E63]-[.F63]*[.A63]" office:value-type="float" office:value="-210975" calcext:value-type="float">
            <text:p>-210975</text:p>
          </table:table-cell>
          <table:table-cell table:style-name="ce1" table:formula="of:=MOD([.H63];[.G63])" office:value-type="float" office:value="0" calcext:value-type="float">
            <text:p>0</text:p>
          </table:table-cell>
          <table:table-cell table:style-name="ce1" table:formula="of:=MOD([.I63];[.G63])" office:value-type="float" office:value="0" calcext:value-type="float">
            <text:p>0</text:p>
          </table:table-cell>
          <table:table-cell table:style-name="ce1" table:formula="of:=IF([.J63]+[.K63]=0;1;0)" office:value-type="float" office:value="1" calcext:value-type="float">
            <text:p>1</text:p>
          </table:table-cell>
          <table:table-cell table:style-name="ce1" table:formula="of:=[.L63]*[.H63]/[.G63]" office:value-type="float" office:value="48" calcext:value-type="float">
            <text:p>48</text:p>
          </table:table-cell>
          <table:table-cell table:style-name="ce1" table:formula="of:=[.L63]*[.I63]/[.G63]" office:value-type="float" office:value="75" calcext:value-type="float">
            <text:p>75</text:p>
          </table:table-cell>
          <table:table-cell table:style-name="ce1" table:formula="of:=[.M63]*3+[.N63]" office:value-type="float" office:value="219" calcext:value-type="float">
            <text:p>21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65" calcext:value-type="float">
            <text:p>65</text:p>
          </table:table-cell>
          <table:table-cell office:value-type="float" office:value="56" calcext:value-type="float">
            <text:p>56</text:p>
          </table:table-cell>
          <table:table-cell office:value-type="float" office:value="22" calcext:value-type="float">
            <text:p>22</text:p>
          </table:table-cell>
          <table:table-cell office:value-type="float" office:value="8082" calcext:value-type="float">
            <text:p>8082</text:p>
          </table:table-cell>
          <table:table-cell office:value-type="float" office:value="16315" calcext:value-type="float">
            <text:p>16315</text:p>
          </table:table-cell>
          <table:table-cell table:formula="of:=([.B64]*[.C64]-[.D64]*[.A64])" office:value-type="float" office:value="2892" calcext:value-type="float">
            <text:p>2892</text:p>
          </table:table-cell>
          <table:table-cell table:formula="of:=[.F64]*[.C64]-[.D64]*[.E64]" office:value-type="float" office:value="735836" calcext:value-type="float">
            <text:p>735836</text:p>
          </table:table-cell>
          <table:table-cell table:formula="of:=[.B64]*[.E64]-[.F64]*[.A64]" office:value-type="float" office:value="-29380" calcext:value-type="float">
            <text:p>-29380</text:p>
          </table:table-cell>
          <table:table-cell table:style-name="ce1" table:formula="of:=MOD([.H64];[.G64])" office:value-type="float" office:value="1268" calcext:value-type="float">
            <text:p>1268</text:p>
          </table:table-cell>
          <table:table-cell table:style-name="ce1" table:formula="of:=MOD([.I64];[.G64])" office:value-type="float" office:value="2432" calcext:value-type="float">
            <text:p>2432</text:p>
          </table:table-cell>
          <table:table-cell table:style-name="ce1" table:formula="of:=IF([.J64]+[.K64]=0;1;0)" office:value-type="float" office:value="0" calcext:value-type="float">
            <text:p>0</text:p>
          </table:table-cell>
          <table:table-cell table:style-name="ce1" table:formula="of:=[.L64]*[.H64]/[.G64]" office:value-type="float" office:value="0" calcext:value-type="float">
            <text:p>0</text:p>
          </table:table-cell>
          <table:table-cell table:style-name="ce1" table:formula="of:=[.L64]*[.I64]/[.G64]" office:value-type="float" office:value="-0" calcext:value-type="float">
            <text:p>0</text:p>
          </table:table-cell>
          <table:table-cell table:style-name="ce1" table:formula="of:=[.M64]*3+[.N6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3" calcext:value-type="float">
            <text:p>73</text:p>
          </table:table-cell>
          <table:table-cell office:value-type="float" office:value="82" calcext:value-type="float">
            <text:p>82</text:p>
          </table:table-cell>
          <table:table-cell office:value-type="float" office:value="61" calcext:value-type="float">
            <text:p>61</text:p>
          </table:table-cell>
          <table:table-cell office:value-type="float" office:value="7973" calcext:value-type="float">
            <text:p>7973</text:p>
          </table:table-cell>
          <table:table-cell office:value-type="float" office:value="8021" calcext:value-type="float">
            <text:p>8021</text:p>
          </table:table-cell>
          <table:table-cell table:formula="of:=([.B65]*[.C65]-[.D65]*[.A65])" office:value-type="float" office:value="5193" calcext:value-type="float">
            <text:p>5193</text:p>
          </table:table-cell>
          <table:table-cell table:formula="of:=[.F65]*[.C65]-[.D65]*[.E65]" office:value-type="float" office:value="171369" calcext:value-type="float">
            <text:p>171369</text:p>
          </table:table-cell>
          <table:table-cell table:formula="of:=[.B65]*[.E65]-[.F65]*[.A65]" office:value-type="float" office:value="477756" calcext:value-type="float">
            <text:p>477756</text:p>
          </table:table-cell>
          <table:table-cell table:style-name="ce1" table:formula="of:=MOD([.H65];[.G65])" office:value-type="float" office:value="0" calcext:value-type="float">
            <text:p>0</text:p>
          </table:table-cell>
          <table:table-cell table:style-name="ce1" table:formula="of:=MOD([.I65];[.G65])" office:value-type="float" office:value="0" calcext:value-type="float">
            <text:p>0</text:p>
          </table:table-cell>
          <table:table-cell table:style-name="ce1" table:formula="of:=IF([.J65]+[.K65]=0;1;0)" office:value-type="float" office:value="1" calcext:value-type="float">
            <text:p>1</text:p>
          </table:table-cell>
          <table:table-cell table:style-name="ce1" table:formula="of:=[.L65]*[.H65]/[.G65]" office:value-type="float" office:value="33" calcext:value-type="float">
            <text:p>33</text:p>
          </table:table-cell>
          <table:table-cell table:style-name="ce1" table:formula="of:=[.L65]*[.I65]/[.G65]" office:value-type="float" office:value="92" calcext:value-type="float">
            <text:p>92</text:p>
          </table:table-cell>
          <table:table-cell table:style-name="ce1" table:formula="of:=[.M65]*3+[.N65]"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5" calcext:value-type="float">
            <text:p>45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office:value-type="float" office:value="5112" calcext:value-type="float">
            <text:p>5112</text:p>
          </table:table-cell>
          <table:table-cell office:value-type="float" office:value="2736" calcext:value-type="float">
            <text:p>2736</text:p>
          </table:table-cell>
          <table:table-cell table:formula="of:=([.B66]*[.C66]-[.D66]*[.A66])" office:value-type="float" office:value="2232" calcext:value-type="float">
            <text:p>2232</text:p>
          </table:table-cell>
          <table:table-cell table:formula="of:=[.F66]*[.C66]-[.D66]*[.E66]" office:value-type="float" office:value="11160" calcext:value-type="float">
            <text:p>11160</text:p>
          </table:table-cell>
          <table:table-cell table:formula="of:=[.B66]*[.E66]-[.F66]*[.A66]" office:value-type="float" office:value="180792" calcext:value-type="float">
            <text:p>180792</text:p>
          </table:table-cell>
          <table:table-cell table:style-name="ce1" table:formula="of:=MOD([.H66];[.G66])" office:value-type="float" office:value="0" calcext:value-type="float">
            <text:p>0</text:p>
          </table:table-cell>
          <table:table-cell table:style-name="ce1" table:formula="of:=MOD([.I66];[.G66])" office:value-type="float" office:value="0" calcext:value-type="float">
            <text:p>0</text:p>
          </table:table-cell>
          <table:table-cell table:style-name="ce1" table:formula="of:=IF([.J66]+[.K66]=0;1;0)" office:value-type="float" office:value="1" calcext:value-type="float">
            <text:p>1</text:p>
          </table:table-cell>
          <table:table-cell table:style-name="ce1" table:formula="of:=[.L66]*[.H66]/[.G66]" office:value-type="float" office:value="5" calcext:value-type="float">
            <text:p>5</text:p>
          </table:table-cell>
          <table:table-cell table:style-name="ce1" table:formula="of:=[.L66]*[.I66]/[.G66]" office:value-type="float" office:value="81" calcext:value-type="float">
            <text:p>81</text:p>
          </table:table-cell>
          <table:table-cell table:style-name="ce1" table:formula="of:=[.M66]*3+[.N66]" office:value-type="float" office:value="96" calcext:value-type="float">
            <text:p>9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63" calcext:value-type="float">
            <text:p>63</text:p>
          </table:table-cell>
          <table:table-cell office:value-type="float" office:value="4100" calcext:value-type="float">
            <text:p>4100</text:p>
          </table:table-cell>
          <table:table-cell office:value-type="float" office:value="6552" calcext:value-type="float">
            <text:p>6552</text:p>
          </table:table-cell>
          <table:table-cell table:formula="of:=([.B67]*[.C67]-[.D67]*[.A67])" office:value-type="float" office:value="-1125" calcext:value-type="float">
            <text:p>-1125</text:p>
          </table:table-cell>
          <table:table-cell table:formula="of:=[.F67]*[.C67]-[.D67]*[.E67]" office:value-type="float" office:value="-94500" calcext:value-type="float">
            <text:p>-94500</text:p>
          </table:table-cell>
          <table:table-cell table:formula="of:=[.B67]*[.E67]-[.F67]*[.A67]" office:value-type="float" office:value="-90000" calcext:value-type="float">
            <text:p>-90000</text:p>
          </table:table-cell>
          <table:table-cell table:style-name="ce1" table:formula="of:=MOD([.H67];[.G67])" office:value-type="float" office:value="0" calcext:value-type="float">
            <text:p>0</text:p>
          </table:table-cell>
          <table:table-cell table:style-name="ce1" table:formula="of:=MOD([.I67];[.G67])" office:value-type="float" office:value="0" calcext:value-type="float">
            <text:p>0</text:p>
          </table:table-cell>
          <table:table-cell table:style-name="ce1" table:formula="of:=IF([.J67]+[.K67]=0;1;0)" office:value-type="float" office:value="1" calcext:value-type="float">
            <text:p>1</text:p>
          </table:table-cell>
          <table:table-cell table:style-name="ce1" table:formula="of:=[.L67]*[.H67]/[.G67]" office:value-type="float" office:value="84" calcext:value-type="float">
            <text:p>84</text:p>
          </table:table-cell>
          <table:table-cell table:style-name="ce1" table:formula="of:=[.L67]*[.I67]/[.G67]" office:value-type="float" office:value="80" calcext:value-type="float">
            <text:p>80</text:p>
          </table:table-cell>
          <table:table-cell table:style-name="ce1" table:formula="of:=[.M67]*3+[.N67]" office:value-type="float" office:value="332" calcext:value-type="float">
            <text:p>33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7" calcext:value-type="float">
            <text:p>97</text:p>
          </table:table-cell>
          <table:table-cell office:value-type="float" office:value="8811" calcext:value-type="float">
            <text:p>8811</text:p>
          </table:table-cell>
          <table:table-cell office:value-type="float" office:value="5733" calcext:value-type="float">
            <text:p>5733</text:p>
          </table:table-cell>
          <table:table-cell table:formula="of:=([.B68]*[.C68]-[.D68]*[.A68])" office:value-type="float" office:value="-5580" calcext:value-type="float">
            <text:p>-5580</text:p>
          </table:table-cell>
          <table:table-cell table:formula="of:=[.F68]*[.C68]-[.D68]*[.E68]" office:value-type="float" office:value="-401760" calcext:value-type="float">
            <text:p>-401760</text:p>
          </table:table-cell>
          <table:table-cell table:formula="of:=[.B68]*[.E68]-[.F68]*[.A68]" office:value-type="float" office:value="-251100" calcext:value-type="float">
            <text:p>-251100</text:p>
          </table:table-cell>
          <table:table-cell table:style-name="ce1" table:formula="of:=MOD([.H68];[.G68])" office:value-type="float" office:value="0" calcext:value-type="float">
            <text:p>0</text:p>
          </table:table-cell>
          <table:table-cell table:style-name="ce1" table:formula="of:=MOD([.I68];[.G68])" office:value-type="float" office:value="0" calcext:value-type="float">
            <text:p>0</text:p>
          </table:table-cell>
          <table:table-cell table:style-name="ce1" table:formula="of:=IF([.J68]+[.K68]=0;1;0)" office:value-type="float" office:value="1" calcext:value-type="float">
            <text:p>1</text:p>
          </table:table-cell>
          <table:table-cell table:style-name="ce1" table:formula="of:=[.L68]*[.H68]/[.G68]" office:value-type="float" office:value="72" calcext:value-type="float">
            <text:p>72</text:p>
          </table:table-cell>
          <table:table-cell table:style-name="ce1" table:formula="of:=[.L68]*[.I68]/[.G68]" office:value-type="float" office:value="45" calcext:value-type="float">
            <text:p>45</text:p>
          </table:table-cell>
          <table:table-cell table:style-name="ce1" table:formula="of:=[.M68]*3+[.N68]" office:value-type="float" office:value="261" calcext:value-type="float">
            <text:p>26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9" calcext:value-type="float">
            <text:p>69</text:p>
          </table:table-cell>
          <table:table-cell office:value-type="float" office:value="51" calcext:value-type="float">
            <text:p>51</text:p>
          </table:table-cell>
          <table:table-cell office:value-type="float" office:value="24" calcext:value-type="float">
            <text:p>24</text:p>
          </table:table-cell>
          <table:table-cell office:value-type="float" office:value="4032" calcext:value-type="float">
            <text:p>4032</text:p>
          </table:table-cell>
          <table:table-cell office:value-type="float" office:value="6582" calcext:value-type="float">
            <text:p>6582</text:p>
          </table:table-cell>
          <table:table-cell table:formula="of:=([.B69]*[.C69]-[.D69]*[.A69])" office:value-type="float" office:value="3063" calcext:value-type="float">
            <text:p>3063</text:p>
          </table:table-cell>
          <table:table-cell table:formula="of:=[.F69]*[.C69]-[.D69]*[.E69]" office:value-type="float" office:value="238914" calcext:value-type="float">
            <text:p>238914</text:p>
          </table:table-cell>
          <table:table-cell table:formula="of:=[.B69]*[.E69]-[.F69]*[.A69]" office:value-type="float" office:value="153150" calcext:value-type="float">
            <text:p>153150</text:p>
          </table:table-cell>
          <table:table-cell table:style-name="ce1" table:formula="of:=MOD([.H69];[.G69])" office:value-type="float" office:value="0" calcext:value-type="float">
            <text:p>0</text:p>
          </table:table-cell>
          <table:table-cell table:style-name="ce1" table:formula="of:=MOD([.I69];[.G69])" office:value-type="float" office:value="0" calcext:value-type="float">
            <text:p>0</text:p>
          </table:table-cell>
          <table:table-cell table:style-name="ce1" table:formula="of:=IF([.J69]+[.K69]=0;1;0)" office:value-type="float" office:value="1" calcext:value-type="float">
            <text:p>1</text:p>
          </table:table-cell>
          <table:table-cell table:style-name="ce1" table:formula="of:=[.L69]*[.H69]/[.G69]" office:value-type="float" office:value="78" calcext:value-type="float">
            <text:p>78</text:p>
          </table:table-cell>
          <table:table-cell table:style-name="ce1" table:formula="of:=[.L69]*[.I69]/[.G69]" office:value-type="float" office:value="50" calcext:value-type="float">
            <text:p>50</text:p>
          </table:table-cell>
          <table:table-cell table:style-name="ce1" table:formula="of:=[.M69]*3+[.N69]" office:value-type="float" office:value="284" calcext:value-type="float">
            <text:p>28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7227" calcext:value-type="float">
            <text:p>17227</text:p>
          </table:table-cell>
          <table:table-cell office:value-type="float" office:value="14807" calcext:value-type="float">
            <text:p>14807</text:p>
          </table:table-cell>
          <table:table-cell table:formula="of:=([.B70]*[.C70]-[.D70]*[.A70])" office:value-type="float" office:value="1518" calcext:value-type="float">
            <text:p>1518</text:p>
          </table:table-cell>
          <table:table-cell table:formula="of:=[.F70]*[.C70]-[.D70]*[.E70]" office:value-type="float" office:value="274934" calcext:value-type="float">
            <text:p>274934</text:p>
          </table:table-cell>
          <table:table-cell table:formula="of:=[.B70]*[.E70]-[.F70]*[.A70]" office:value-type="float" office:value="441914" calcext:value-type="float">
            <text:p>441914</text:p>
          </table:table-cell>
          <table:table-cell table:style-name="ce1" table:formula="of:=MOD([.H70];[.G70])" office:value-type="float" office:value="176" calcext:value-type="float">
            <text:p>176</text:p>
          </table:table-cell>
          <table:table-cell table:style-name="ce1" table:formula="of:=MOD([.I70];[.G70])" office:value-type="float" office:value="176" calcext:value-type="float">
            <text:p>176</text:p>
          </table:table-cell>
          <table:table-cell table:style-name="ce1" table:formula="of:=IF([.J70]+[.K70]=0;1;0)" office:value-type="float" office:value="0" calcext:value-type="float">
            <text:p>0</text:p>
          </table:table-cell>
          <table:table-cell table:style-name="ce1" table:formula="of:=[.L70]*[.H70]/[.G70]" office:value-type="float" office:value="0" calcext:value-type="float">
            <text:p>0</text:p>
          </table:table-cell>
          <table:table-cell table:style-name="ce1" table:formula="of:=[.L70]*[.I70]/[.G70]" office:value-type="float" office:value="0" calcext:value-type="float">
            <text:p>0</text:p>
          </table:table-cell>
          <table:table-cell table:style-name="ce1" table:formula="of:=[.M70]*3+[.N7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3888" calcext:value-type="float">
            <text:p>3888</text:p>
          </table:table-cell>
          <table:table-cell office:value-type="float" office:value="3421" calcext:value-type="float">
            <text:p>3421</text:p>
          </table:table-cell>
          <table:table-cell table:formula="of:=([.B71]*[.C71]-[.D71]*[.A71])" office:value-type="float" office:value="5248" calcext:value-type="float">
            <text:p>5248</text:p>
          </table:table-cell>
          <table:table-cell table:formula="of:=[.F71]*[.C71]-[.D71]*[.E71]" office:value-type="float" office:value="230912" calcext:value-type="float">
            <text:p>230912</text:p>
          </table:table-cell>
          <table:table-cell table:formula="of:=[.B71]*[.E71]-[.F71]*[.A71]" office:value-type="float" office:value="162688" calcext:value-type="float">
            <text:p>162688</text:p>
          </table:table-cell>
          <table:table-cell table:style-name="ce1" table:formula="of:=MOD([.H71];[.G71])" office:value-type="float" office:value="0" calcext:value-type="float">
            <text:p>0</text:p>
          </table:table-cell>
          <table:table-cell table:style-name="ce1" table:formula="of:=MOD([.I71];[.G71])" office:value-type="float" office:value="0" calcext:value-type="float">
            <text:p>0</text:p>
          </table:table-cell>
          <table:table-cell table:style-name="ce1" table:formula="of:=IF([.J71]+[.K71]=0;1;0)" office:value-type="float" office:value="1" calcext:value-type="float">
            <text:p>1</text:p>
          </table:table-cell>
          <table:table-cell table:style-name="ce1" table:formula="of:=[.L71]*[.H71]/[.G71]" office:value-type="float" office:value="44" calcext:value-type="float">
            <text:p>44</text:p>
          </table:table-cell>
          <table:table-cell table:style-name="ce1" table:formula="of:=[.L71]*[.I71]/[.G71]" office:value-type="float" office:value="31" calcext:value-type="float">
            <text:p>31</text:p>
          </table:table-cell>
          <table:table-cell table:style-name="ce1" table:formula="of:=[.M71]*3+[.N71]"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48" calcext:value-type="float">
            <text:p>48</text:p>
          </table:table-cell>
          <table:table-cell office:value-type="float" office:value="68" calcext:value-type="float">
            <text:p>68</text:p>
          </table:table-cell>
          <table:table-cell office:value-type="float" office:value="14234" calcext:value-type="float">
            <text:p>14234</text:p>
          </table:table-cell>
          <table:table-cell office:value-type="float" office:value="16215" calcext:value-type="float">
            <text:p>16215</text:p>
          </table:table-cell>
          <table:table-cell table:formula="of:=([.B72]*[.C72]-[.D72]*[.A72])" office:value-type="float" office:value="-1416" calcext:value-type="float">
            <text:p>-1416</text:p>
          </table:table-cell>
          <table:table-cell table:formula="of:=[.F72]*[.C72]-[.D72]*[.E72]" office:value-type="float" office:value="-189592" calcext:value-type="float">
            <text:p>-189592</text:p>
          </table:table-cell>
          <table:table-cell table:formula="of:=[.B72]*[.E72]-[.F72]*[.A72]" office:value-type="float" office:value="-301408" calcext:value-type="float">
            <text:p>-301408</text:p>
          </table:table-cell>
          <table:table-cell table:style-name="ce1" table:formula="of:=MOD([.H72];[.G72])" office:value-type="float" office:value="-1264" calcext:value-type="float">
            <text:p>-1264</text:p>
          </table:table-cell>
          <table:table-cell table:style-name="ce1" table:formula="of:=MOD([.I72];[.G72])" office:value-type="float" office:value="-1216" calcext:value-type="float">
            <text:p>-1216</text:p>
          </table:table-cell>
          <table:table-cell table:style-name="ce1" table:formula="of:=IF([.J72]+[.K72]=0;1;0)" office:value-type="float" office:value="0" calcext:value-type="float">
            <text:p>0</text:p>
          </table:table-cell>
          <table:table-cell table:style-name="ce1" table:formula="of:=[.L72]*[.H72]/[.G72]" office:value-type="float" office:value="0" calcext:value-type="float">
            <text:p>0</text:p>
          </table:table-cell>
          <table:table-cell table:style-name="ce1" table:formula="of:=[.L72]*[.I72]/[.G72]" office:value-type="float" office:value="0" calcext:value-type="float">
            <text:p>0</text:p>
          </table:table-cell>
          <table:table-cell table:style-name="ce1" table:formula="of:=[.M72]*3+[.N7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73" calcext:value-type="float">
            <text:p>73</text:p>
          </table:table-cell>
          <table:table-cell office:value-type="float" office:value="58" calcext:value-type="float">
            <text:p>58</text:p>
          </table:table-cell>
          <table:table-cell office:value-type="float" office:value="21" calcext:value-type="float">
            <text:p>21</text:p>
          </table:table-cell>
          <table:table-cell office:value-type="float" office:value="4928" calcext:value-type="float">
            <text:p>4928</text:p>
          </table:table-cell>
          <table:table-cell office:value-type="float" office:value="9380" calcext:value-type="float">
            <text:p>9380</text:p>
          </table:table-cell>
          <table:table-cell table:formula="of:=([.B73]*[.C73]-[.D73]*[.A73])" office:value-type="float" office:value="3688" calcext:value-type="float">
            <text:p>3688</text:p>
          </table:table-cell>
          <table:table-cell table:formula="of:=[.F73]*[.C73]-[.D73]*[.E73]" office:value-type="float" office:value="440552" calcext:value-type="float">
            <text:p>440552</text:p>
          </table:table-cell>
          <table:table-cell table:formula="of:=[.B73]*[.E73]-[.F73]*[.A73]" office:value-type="float" office:value="115864" calcext:value-type="float">
            <text:p>115864</text:p>
          </table:table-cell>
          <table:table-cell table:style-name="ce1" table:formula="of:=MOD([.H73];[.G73])" office:value-type="float" office:value="1680" calcext:value-type="float">
            <text:p>1680</text:p>
          </table:table-cell>
          <table:table-cell table:style-name="ce1" table:formula="of:=MOD([.I73];[.G73])" office:value-type="float" office:value="1536" calcext:value-type="float">
            <text:p>1536</text:p>
          </table:table-cell>
          <table:table-cell table:style-name="ce1" table:formula="of:=IF([.J73]+[.K73]=0;1;0)" office:value-type="float" office:value="0" calcext:value-type="float">
            <text:p>0</text:p>
          </table:table-cell>
          <table:table-cell table:style-name="ce1" table:formula="of:=[.L73]*[.H73]/[.G73]" office:value-type="float" office:value="0" calcext:value-type="float">
            <text:p>0</text:p>
          </table:table-cell>
          <table:table-cell table:style-name="ce1" table:formula="of:=[.L73]*[.I73]/[.G73]" office:value-type="float" office:value="0" calcext:value-type="float">
            <text:p>0</text:p>
          </table:table-cell>
          <table:table-cell table:style-name="ce1" table:formula="of:=[.M73]*3+[.N7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12242" calcext:value-type="float">
            <text:p>12242</text:p>
          </table:table-cell>
          <table:table-cell office:value-type="float" office:value="4355" calcext:value-type="float">
            <text:p>4355</text:p>
          </table:table-cell>
          <table:table-cell table:formula="of:=([.B74]*[.C74]-[.D74]*[.A74])" office:value-type="float" office:value="-1758" calcext:value-type="float">
            <text:p>-1758</text:p>
          </table:table-cell>
          <table:table-cell table:formula="of:=[.F74]*[.C74]-[.D74]*[.E74]" office:value-type="float" office:value="-533710" calcext:value-type="float">
            <text:p>-533710</text:p>
          </table:table-cell>
          <table:table-cell table:formula="of:=[.B74]*[.E74]-[.F74]*[.A74]" office:value-type="float" office:value="49688" calcext:value-type="float">
            <text:p>49688</text:p>
          </table:table-cell>
          <table:table-cell table:style-name="ce1" table:formula="of:=MOD([.H74];[.G74])" office:value-type="float" office:value="-1036" calcext:value-type="float">
            <text:p>-1036</text:p>
          </table:table-cell>
          <table:table-cell table:style-name="ce1" table:formula="of:=MOD([.I74];[.G74])" office:value-type="float" office:value="-1294" calcext:value-type="float">
            <text:p>-1294</text:p>
          </table:table-cell>
          <table:table-cell table:style-name="ce1" table:formula="of:=IF([.J74]+[.K74]=0;1;0)" office:value-type="float" office:value="0" calcext:value-type="float">
            <text:p>0</text:p>
          </table:table-cell>
          <table:table-cell table:style-name="ce1" table:formula="of:=[.L74]*[.H74]/[.G74]" office:value-type="float" office:value="0" calcext:value-type="float">
            <text:p>0</text:p>
          </table:table-cell>
          <table:table-cell table:style-name="ce1" table:formula="of:=[.L74]*[.I74]/[.G74]" office:value-type="float" office:value="-0" calcext:value-type="float">
            <text:p>0</text:p>
          </table:table-cell>
          <table:table-cell table:style-name="ce1" table:formula="of:=[.M74]*3+[.N7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73" calcext:value-type="float">
            <text:p>73</text:p>
          </table:table-cell>
          <table:table-cell office:value-type="float" office:value="42" calcext:value-type="float">
            <text:p>42</text:p>
          </table:table-cell>
          <table:table-cell office:value-type="float" office:value="6933" calcext:value-type="float">
            <text:p>6933</text:p>
          </table:table-cell>
          <table:table-cell office:value-type="float" office:value="6752" calcext:value-type="float">
            <text:p>6752</text:p>
          </table:table-cell>
          <table:table-cell table:formula="of:=([.B75]*[.C75]-[.D75]*[.A75])" office:value-type="float" office:value="3029" calcext:value-type="float">
            <text:p>3029</text:p>
          </table:table-cell>
          <table:table-cell table:formula="of:=[.F75]*[.C75]-[.D75]*[.E75]" office:value-type="float" office:value="201710" calcext:value-type="float">
            <text:p>201710</text:p>
          </table:table-cell>
          <table:table-cell table:formula="of:=[.B75]*[.E75]-[.F75]*[.A75]" office:value-type="float" office:value="232409" calcext:value-type="float">
            <text:p>232409</text:p>
          </table:table-cell>
          <table:table-cell table:style-name="ce1" table:formula="of:=MOD([.H75];[.G75])" office:value-type="float" office:value="1796" calcext:value-type="float">
            <text:p>1796</text:p>
          </table:table-cell>
          <table:table-cell table:style-name="ce1" table:formula="of:=MOD([.I75];[.G75])" office:value-type="float" office:value="2205" calcext:value-type="float">
            <text:p>2205</text:p>
          </table:table-cell>
          <table:table-cell table:style-name="ce1" table:formula="of:=IF([.J75]+[.K75]=0;1;0)" office:value-type="float" office:value="0" calcext:value-type="float">
            <text:p>0</text:p>
          </table:table-cell>
          <table:table-cell table:style-name="ce1" table:formula="of:=[.L75]*[.H75]/[.G75]" office:value-type="float" office:value="0" calcext:value-type="float">
            <text:p>0</text:p>
          </table:table-cell>
          <table:table-cell table:style-name="ce1" table:formula="of:=[.L75]*[.I75]/[.G75]" office:value-type="float" office:value="0" calcext:value-type="float">
            <text:p>0</text:p>
          </table:table-cell>
          <table:table-cell table:style-name="ce1" table:formula="of:=[.M75]*3+[.N7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80" calcext:value-type="float">
            <text:p>80</text:p>
          </table:table-cell>
          <table:table-cell office:value-type="float" office:value="69" calcext:value-type="float">
            <text:p>69</text:p>
          </table:table-cell>
          <table:table-cell office:value-type="float" office:value="31" calcext:value-type="float">
            <text:p>31</text:p>
          </table:table-cell>
          <table:table-cell office:value-type="float" office:value="6537" calcext:value-type="float">
            <text:p>6537</text:p>
          </table:table-cell>
          <table:table-cell office:value-type="float" office:value="5561" calcext:value-type="float">
            <text:p>5561</text:p>
          </table:table-cell>
          <table:table-cell table:formula="of:=([.B76]*[.C76]-[.D76]*[.A76])" office:value-type="float" office:value="4311" calcext:value-type="float">
            <text:p>4311</text:p>
          </table:table-cell>
          <table:table-cell table:formula="of:=[.F76]*[.C76]-[.D76]*[.E76]" office:value-type="float" office:value="181062" calcext:value-type="float">
            <text:p>181062</text:p>
          </table:table-cell>
          <table:table-cell table:formula="of:=[.B76]*[.E76]-[.F76]*[.A76]" office:value-type="float" office:value="306081" calcext:value-type="float">
            <text:p>306081</text:p>
          </table:table-cell>
          <table:table-cell table:style-name="ce1" table:formula="of:=MOD([.H76];[.G76])" office:value-type="float" office:value="0" calcext:value-type="float">
            <text:p>0</text:p>
          </table:table-cell>
          <table:table-cell table:style-name="ce1" table:formula="of:=MOD([.I76];[.G76])" office:value-type="float" office:value="0" calcext:value-type="float">
            <text:p>0</text:p>
          </table:table-cell>
          <table:table-cell table:style-name="ce1" table:formula="of:=IF([.J76]+[.K76]=0;1;0)" office:value-type="float" office:value="1" calcext:value-type="float">
            <text:p>1</text:p>
          </table:table-cell>
          <table:table-cell table:style-name="ce1" table:formula="of:=[.L76]*[.H76]/[.G76]" office:value-type="float" office:value="42" calcext:value-type="float">
            <text:p>42</text:p>
          </table:table-cell>
          <table:table-cell table:style-name="ce1" table:formula="of:=[.L76]*[.I76]/[.G76]" office:value-type="float" office:value="71" calcext:value-type="float">
            <text:p>71</text:p>
          </table:table-cell>
          <table:table-cell table:style-name="ce1" table:formula="of:=[.M76]*3+[.N76]"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8" calcext:value-type="float">
            <text:p>18</text:p>
          </table:table-cell>
          <table:table-cell office:value-type="float" office:value="7310" calcext:value-type="float">
            <text:p>7310</text:p>
          </table:table-cell>
          <table:table-cell office:value-type="float" office:value="19316" calcext:value-type="float">
            <text:p>19316</text:p>
          </table:table-cell>
          <table:table-cell table:formula="of:=([.B77]*[.C77]-[.D77]*[.A77])" office:value-type="float" office:value="1568" calcext:value-type="float">
            <text:p>1568</text:p>
          </table:table-cell>
          <table:table-cell table:formula="of:=[.F77]*[.C77]-[.D77]*[.E77]" office:value-type="float" office:value="699008" calcext:value-type="float">
            <text:p>699008</text:p>
          </table:table-cell>
          <table:table-cell table:formula="of:=[.B77]*[.E77]-[.F77]*[.A77]" office:value-type="float" office:value="-26048" calcext:value-type="float">
            <text:p>-26048</text:p>
          </table:table-cell>
          <table:table-cell table:style-name="ce1" table:formula="of:=MOD([.H77];[.G77])" office:value-type="float" office:value="1248" calcext:value-type="float">
            <text:p>1248</text:p>
          </table:table-cell>
          <table:table-cell table:style-name="ce1" table:formula="of:=MOD([.I77];[.G77])" office:value-type="float" office:value="608" calcext:value-type="float">
            <text:p>608</text:p>
          </table:table-cell>
          <table:table-cell table:style-name="ce1" table:formula="of:=IF([.J77]+[.K77]=0;1;0)" office:value-type="float" office:value="0" calcext:value-type="float">
            <text:p>0</text:p>
          </table:table-cell>
          <table:table-cell table:style-name="ce1" table:formula="of:=[.L77]*[.H77]/[.G77]" office:value-type="float" office:value="0" calcext:value-type="float">
            <text:p>0</text:p>
          </table:table-cell>
          <table:table-cell table:style-name="ce1" table:formula="of:=[.L77]*[.I77]/[.G77]" office:value-type="float" office:value="-0" calcext:value-type="float">
            <text:p>0</text:p>
          </table:table-cell>
          <table:table-cell table:style-name="ce1" table:formula="of:=[.M77]*3+[.N7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  <table:table-cell office:value-type="float" office:value="6597" calcext:value-type="float">
            <text:p>6597</text:p>
          </table:table-cell>
          <table:table-cell office:value-type="float" office:value="2809" calcext:value-type="float">
            <text:p>2809</text:p>
          </table:table-cell>
          <table:table-cell table:formula="of:=([.B78]*[.C78]-[.D78]*[.A78])" office:value-type="float" office:value="1143" calcext:value-type="float">
            <text:p>1143</text:p>
          </table:table-cell>
          <table:table-cell table:formula="of:=[.F78]*[.C78]-[.D78]*[.E78]" office:value-type="float" office:value="-7237" calcext:value-type="float">
            <text:p>-7237</text:p>
          </table:table-cell>
          <table:table-cell table:formula="of:=[.B78]*[.E78]-[.F78]*[.A78]" office:value-type="float" office:value="221022" calcext:value-type="float">
            <text:p>221022</text:p>
          </table:table-cell>
          <table:table-cell table:style-name="ce1" table:formula="of:=MOD([.H78];[.G78])" office:value-type="float" office:value="764" calcext:value-type="float">
            <text:p>764</text:p>
          </table:table-cell>
          <table:table-cell table:style-name="ce1" table:formula="of:=MOD([.I78];[.G78])" office:value-type="float" office:value="423" calcext:value-type="float">
            <text:p>423</text:p>
          </table:table-cell>
          <table:table-cell table:style-name="ce1" table:formula="of:=IF([.J78]+[.K78]=0;1;0)" office:value-type="float" office:value="0" calcext:value-type="float">
            <text:p>0</text:p>
          </table:table-cell>
          <table:table-cell table:style-name="ce1" table:formula="of:=[.L78]*[.H78]/[.G78]" office:value-type="float" office:value="-0" calcext:value-type="float">
            <text:p>0</text:p>
          </table:table-cell>
          <table:table-cell table:style-name="ce1" table:formula="of:=[.L78]*[.I78]/[.G78]" office:value-type="float" office:value="0" calcext:value-type="float">
            <text:p>0</text:p>
          </table:table-cell>
          <table:table-cell table:style-name="ce1" table:formula="of:=[.M78]*3+[.N7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78" calcext:value-type="float">
            <text:p>78</text:p>
          </table:table-cell>
          <table:table-cell office:value-type="float" office:value="94" calcext:value-type="float">
            <text:p>94</text:p>
          </table:table-cell>
          <table:table-cell office:value-type="float" office:value="47" calcext:value-type="float">
            <text:p>47</text:p>
          </table:table-cell>
          <table:table-cell office:value-type="float" office:value="9122" calcext:value-type="float">
            <text:p>9122</text:p>
          </table:table-cell>
          <table:table-cell office:value-type="float" office:value="9697" calcext:value-type="float">
            <text:p>9697</text:p>
          </table:table-cell>
          <table:table-cell table:formula="of:=([.B79]*[.C79]-[.D79]*[.A79])" office:value-type="float" office:value="5029" calcext:value-type="float">
            <text:p>5029</text:p>
          </table:table-cell>
          <table:table-cell table:formula="of:=[.F79]*[.C79]-[.D79]*[.E79]" office:value-type="float" office:value="482784" calcext:value-type="float">
            <text:p>482784</text:p>
          </table:table-cell>
          <table:table-cell table:formula="of:=[.B79]*[.E79]-[.F79]*[.A79]" office:value-type="float" office:value="236363" calcext:value-type="float">
            <text:p>236363</text:p>
          </table:table-cell>
          <table:table-cell table:style-name="ce1" table:formula="of:=MOD([.H79];[.G79])" office:value-type="float" office:value="0" calcext:value-type="float">
            <text:p>0</text:p>
          </table:table-cell>
          <table:table-cell table:style-name="ce1" table:formula="of:=MOD([.I79];[.G79])" office:value-type="float" office:value="0" calcext:value-type="float">
            <text:p>0</text:p>
          </table:table-cell>
          <table:table-cell table:style-name="ce1" table:formula="of:=IF([.J79]+[.K79]=0;1;0)" office:value-type="float" office:value="1" calcext:value-type="float">
            <text:p>1</text:p>
          </table:table-cell>
          <table:table-cell table:style-name="ce1" table:formula="of:=[.L79]*[.H79]/[.G79]" office:value-type="float" office:value="96" calcext:value-type="float">
            <text:p>96</text:p>
          </table:table-cell>
          <table:table-cell table:style-name="ce1" table:formula="of:=[.L79]*[.I79]/[.G79]" office:value-type="float" office:value="47" calcext:value-type="float">
            <text:p>47</text:p>
          </table:table-cell>
          <table:table-cell table:style-name="ce1" table:formula="of:=[.M79]*3+[.N79]" office:value-type="float" office:value="335" calcext:value-type="float">
            <text:p>33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float" office:value="46" calcext:value-type="float">
            <text:p>46</text:p>
          </table:table-cell>
          <table:table-cell office:value-type="float" office:value="33" calcext:value-type="float">
            <text:p>33</text:p>
          </table:table-cell>
          <table:table-cell office:value-type="float" office:value="4795" calcext:value-type="float">
            <text:p>4795</text:p>
          </table:table-cell>
          <table:table-cell office:value-type="float" office:value="15100" calcext:value-type="float">
            <text:p>15100</text:p>
          </table:table-cell>
          <table:table-cell table:formula="of:=([.B80]*[.C80]-[.D80]*[.A80])" office:value-type="float" office:value="971" calcext:value-type="float">
            <text:p>971</text:p>
          </table:table-cell>
          <table:table-cell table:formula="of:=[.F80]*[.C80]-[.D80]*[.E80]" office:value-type="float" office:value="536365" calcext:value-type="float">
            <text:p>536365</text:p>
          </table:table-cell>
          <table:table-cell table:formula="of:=[.B80]*[.E80]-[.F80]*[.A80]" office:value-type="float" office:value="-27045" calcext:value-type="float">
            <text:p>-27045</text:p>
          </table:table-cell>
          <table:table-cell table:style-name="ce1" table:formula="of:=MOD([.H80];[.G80])" office:value-type="float" office:value="373" calcext:value-type="float">
            <text:p>373</text:p>
          </table:table-cell>
          <table:table-cell table:style-name="ce1" table:formula="of:=MOD([.I80];[.G80])" office:value-type="float" office:value="143" calcext:value-type="float">
            <text:p>143</text:p>
          </table:table-cell>
          <table:table-cell table:style-name="ce1" table:formula="of:=IF([.J80]+[.K80]=0;1;0)" office:value-type="float" office:value="0" calcext:value-type="float">
            <text:p>0</text:p>
          </table:table-cell>
          <table:table-cell table:style-name="ce1" table:formula="of:=[.L80]*[.H80]/[.G80]" office:value-type="float" office:value="0" calcext:value-type="float">
            <text:p>0</text:p>
          </table:table-cell>
          <table:table-cell table:style-name="ce1" table:formula="of:=[.L80]*[.I80]/[.G80]" office:value-type="float" office:value="-0" calcext:value-type="float">
            <text:p>0</text:p>
          </table:table-cell>
          <table:table-cell table:style-name="ce1" table:formula="of:=[.M80]*3+[.N8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7" calcext:value-type="float">
            <text:p>47</text:p>
          </table:table-cell>
          <table:table-cell office:value-type="float" office:value="60" calcext:value-type="float">
            <text:p>60</text:p>
          </table:table-cell>
          <table:table-cell office:value-type="float" office:value="39" calcext:value-type="float">
            <text:p>39</text:p>
          </table:table-cell>
          <table:table-cell office:value-type="float" office:value="2740" calcext:value-type="float">
            <text:p>2740</text:p>
          </table:table-cell>
          <table:table-cell office:value-type="float" office:value="1591" calcext:value-type="float">
            <text:p>1591</text:p>
          </table:table-cell>
          <table:table-cell table:formula="of:=([.B81]*[.C81]-[.D81]*[.A81])" office:value-type="float" office:value="2040" calcext:value-type="float">
            <text:p>2040</text:p>
          </table:table-cell>
          <table:table-cell table:formula="of:=[.F81]*[.C81]-[.D81]*[.E81]" office:value-type="float" office:value="-11400" calcext:value-type="float">
            <text:p>-11400</text:p>
          </table:table-cell>
          <table:table-cell table:formula="of:=[.B81]*[.E81]-[.F81]*[.A81]" office:value-type="float" office:value="96960" calcext:value-type="float">
            <text:p>96960</text:p>
          </table:table-cell>
          <table:table-cell table:style-name="ce1" table:formula="of:=MOD([.H81];[.G81])" office:value-type="float" office:value="840" calcext:value-type="float">
            <text:p>840</text:p>
          </table:table-cell>
          <table:table-cell table:style-name="ce1" table:formula="of:=MOD([.I81];[.G81])" office:value-type="float" office:value="1080" calcext:value-type="float">
            <text:p>1080</text:p>
          </table:table-cell>
          <table:table-cell table:style-name="ce1" table:formula="of:=IF([.J81]+[.K81]=0;1;0)" office:value-type="float" office:value="0" calcext:value-type="float">
            <text:p>0</text:p>
          </table:table-cell>
          <table:table-cell table:style-name="ce1" table:formula="of:=[.L81]*[.H81]/[.G81]" office:value-type="float" office:value="-0" calcext:value-type="float">
            <text:p>0</text:p>
          </table:table-cell>
          <table:table-cell table:style-name="ce1" table:formula="of:=[.L81]*[.I81]/[.G81]" office:value-type="float" office:value="0" calcext:value-type="float">
            <text:p>0</text:p>
          </table:table-cell>
          <table:table-cell table:style-name="ce1" table:formula="of:=[.M81]*3+[.N8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86" calcext:value-type="float">
            <text:p>86</text:p>
          </table:table-cell>
          <table:table-cell office:value-type="float" office:value="15" calcext:value-type="float">
            <text:p>15</text:p>
          </table:table-cell>
          <table:table-cell office:value-type="float" office:value="74" calcext:value-type="float">
            <text:p>74</text:p>
          </table:table-cell>
          <table:table-cell office:value-type="float" office:value="5334" calcext:value-type="float">
            <text:p>5334</text:p>
          </table:table-cell>
          <table:table-cell office:value-type="float" office:value="6716" calcext:value-type="float">
            <text:p>6716</text:p>
          </table:table-cell>
          <table:table-cell table:formula="of:=([.B82]*[.C82]-[.D82]*[.A82])" office:value-type="float" office:value="-5444" calcext:value-type="float">
            <text:p>-5444</text:p>
          </table:table-cell>
          <table:table-cell table:formula="of:=[.F82]*[.C82]-[.D82]*[.E82]" office:value-type="float" office:value="-293976" calcext:value-type="float">
            <text:p>-293976</text:p>
          </table:table-cell>
          <table:table-cell table:formula="of:=[.B82]*[.E82]-[.F82]*[.A82]" office:value-type="float" office:value="-152432" calcext:value-type="float">
            <text:p>-152432</text:p>
          </table:table-cell>
          <table:table-cell table:style-name="ce1" table:formula="of:=MOD([.H82];[.G82])" office:value-type="float" office:value="0" calcext:value-type="float">
            <text:p>0</text:p>
          </table:table-cell>
          <table:table-cell table:style-name="ce1" table:formula="of:=MOD([.I82];[.G82])" office:value-type="float" office:value="0" calcext:value-type="float">
            <text:p>0</text:p>
          </table:table-cell>
          <table:table-cell table:style-name="ce1" table:formula="of:=IF([.J82]+[.K82]=0;1;0)" office:value-type="float" office:value="1" calcext:value-type="float">
            <text:p>1</text:p>
          </table:table-cell>
          <table:table-cell table:style-name="ce1" table:formula="of:=[.L82]*[.H82]/[.G82]" office:value-type="float" office:value="54" calcext:value-type="float">
            <text:p>54</text:p>
          </table:table-cell>
          <table:table-cell table:style-name="ce1" table:formula="of:=[.L82]*[.I82]/[.G82]" office:value-type="float" office:value="28" calcext:value-type="float">
            <text:p>28</text:p>
          </table:table-cell>
          <table:table-cell table:style-name="ce1" table:formula="of:=[.M82]*3+[.N82]"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51" calcext:value-type="float">
            <text:p>51</text:p>
          </table:table-cell>
          <table:table-cell office:value-type="float" office:value="7454" calcext:value-type="float">
            <text:p>7454</text:p>
          </table:table-cell>
          <table:table-cell office:value-type="float" office:value="14351" calcext:value-type="float">
            <text:p>14351</text:p>
          </table:table-cell>
          <table:table-cell table:formula="of:=([.B83]*[.C83]-[.D83]*[.A83])" office:value-type="float" office:value="-2562" calcext:value-type="float">
            <text:p>-2562</text:p>
          </table:table-cell>
          <table:table-cell table:formula="of:=[.F83]*[.C83]-[.D83]*[.E83]" office:value-type="float" office:value="-64432" calcext:value-type="float">
            <text:p>-64432</text:p>
          </table:table-cell>
          <table:table-cell table:formula="of:=[.B83]*[.E83]-[.F83]*[.A83]" office:value-type="float" office:value="-698186" calcext:value-type="float">
            <text:p>-698186</text:p>
          </table:table-cell>
          <table:table-cell table:style-name="ce1" table:formula="of:=MOD([.H83];[.G83])" office:value-type="float" office:value="-382" calcext:value-type="float">
            <text:p>-382</text:p>
          </table:table-cell>
          <table:table-cell table:style-name="ce1" table:formula="of:=MOD([.I83];[.G83])" office:value-type="float" office:value="-1322" calcext:value-type="float">
            <text:p>-1322</text:p>
          </table:table-cell>
          <table:table-cell table:style-name="ce1" table:formula="of:=IF([.J83]+[.K83]=0;1;0)" office:value-type="float" office:value="0" calcext:value-type="float">
            <text:p>0</text:p>
          </table:table-cell>
          <table:table-cell table:style-name="ce1" table:formula="of:=[.L83]*[.H83]/[.G83]" office:value-type="float" office:value="0" calcext:value-type="float">
            <text:p>0</text:p>
          </table:table-cell>
          <table:table-cell table:style-name="ce1" table:formula="of:=[.L83]*[.I83]/[.G83]" office:value-type="float" office:value="0" calcext:value-type="float">
            <text:p>0</text:p>
          </table:table-cell>
          <table:table-cell table:style-name="ce1" table:formula="of:=[.M83]*3+[.N8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1" calcext:value-type="float">
            <text:p>61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7558" calcext:value-type="float">
            <text:p>7558</text:p>
          </table:table-cell>
          <table:table-cell office:value-type="float" office:value="7515" calcext:value-type="float">
            <text:p>7515</text:p>
          </table:table-cell>
          <table:table-cell table:formula="of:=([.B84]*[.C84]-[.D84]*[.A84])" office:value-type="float" office:value="3407" calcext:value-type="float">
            <text:p>3407</text:p>
          </table:table-cell>
          <table:table-cell table:formula="of:=[.F84]*[.C84]-[.D84]*[.E84]" office:value-type="float" office:value="201013" calcext:value-type="float">
            <text:p>201013</text:p>
          </table:table-cell>
          <table:table-cell table:formula="of:=[.B84]*[.E84]-[.F84]*[.A84]" office:value-type="float" office:value="303223" calcext:value-type="float">
            <text:p>303223</text:p>
          </table:table-cell>
          <table:table-cell table:style-name="ce1" table:formula="of:=MOD([.H84];[.G84])" office:value-type="float" office:value="0" calcext:value-type="float">
            <text:p>0</text:p>
          </table:table-cell>
          <table:table-cell table:style-name="ce1" table:formula="of:=MOD([.I84];[.G84])" office:value-type="float" office:value="0" calcext:value-type="float">
            <text:p>0</text:p>
          </table:table-cell>
          <table:table-cell table:style-name="ce1" table:formula="of:=IF([.J84]+[.K84]=0;1;0)" office:value-type="float" office:value="1" calcext:value-type="float">
            <text:p>1</text:p>
          </table:table-cell>
          <table:table-cell table:style-name="ce1" table:formula="of:=[.L84]*[.H84]/[.G84]" office:value-type="float" office:value="59" calcext:value-type="float">
            <text:p>59</text:p>
          </table:table-cell>
          <table:table-cell table:style-name="ce1" table:formula="of:=[.L84]*[.I84]/[.G84]" office:value-type="float" office:value="89" calcext:value-type="float">
            <text:p>89</text:p>
          </table:table-cell>
          <table:table-cell table:style-name="ce1" table:formula="of:=[.M84]*3+[.N84]" office:value-type="float" office:value="266" calcext:value-type="float">
            <text:p>266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77" calcext:value-type="float">
            <text:p>77</text:p>
          </table:table-cell>
          <table:table-cell office:value-type="float" office:value="73" calcext:value-type="float">
            <text:p>73</text:p>
          </table:table-cell>
          <table:table-cell office:value-type="float" office:value="20" calcext:value-type="float">
            <text:p>20</text:p>
          </table:table-cell>
          <table:table-cell office:value-type="float" office:value="6030" calcext:value-type="float">
            <text:p>6030</text:p>
          </table:table-cell>
          <table:table-cell office:value-type="float" office:value="3695" calcext:value-type="float">
            <text:p>3695</text:p>
          </table:table-cell>
          <table:table-cell table:formula="of:=([.B85]*[.C85]-[.D85]*[.A85])" office:value-type="float" office:value="4261" calcext:value-type="float">
            <text:p>4261</text:p>
          </table:table-cell>
          <table:table-cell table:formula="of:=[.F85]*[.C85]-[.D85]*[.E85]" office:value-type="float" office:value="149135" calcext:value-type="float">
            <text:p>149135</text:p>
          </table:table-cell>
          <table:table-cell table:formula="of:=[.B85]*[.E85]-[.F85]*[.A85]" office:value-type="float" office:value="213050" calcext:value-type="float">
            <text:p>213050</text:p>
          </table:table-cell>
          <table:table-cell table:style-name="ce1" table:formula="of:=MOD([.H85];[.G85])" office:value-type="float" office:value="0" calcext:value-type="float">
            <text:p>0</text:p>
          </table:table-cell>
          <table:table-cell table:style-name="ce1" table:formula="of:=MOD([.I85];[.G85])" office:value-type="float" office:value="0" calcext:value-type="float">
            <text:p>0</text:p>
          </table:table-cell>
          <table:table-cell table:style-name="ce1" table:formula="of:=IF([.J85]+[.K85]=0;1;0)" office:value-type="float" office:value="1" calcext:value-type="float">
            <text:p>1</text:p>
          </table:table-cell>
          <table:table-cell table:style-name="ce1" table:formula="of:=[.L85]*[.H85]/[.G85]" office:value-type="float" office:value="35" calcext:value-type="float">
            <text:p>35</text:p>
          </table:table-cell>
          <table:table-cell table:style-name="ce1" table:formula="of:=[.L85]*[.I85]/[.G85]" office:value-type="float" office:value="50" calcext:value-type="float">
            <text:p>50</text:p>
          </table:table-cell>
          <table:table-cell table:style-name="ce1" table:formula="of:=[.M85]*3+[.N85]"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32" calcext:value-type="float">
            <text:p>32</text:p>
          </table:table-cell>
          <table:table-cell office:value-type="float" office:value="5984" calcext:value-type="float">
            <text:p>5984</text:p>
          </table:table-cell>
          <table:table-cell office:value-type="float" office:value="4282" calcext:value-type="float">
            <text:p>4282</text:p>
          </table:table-cell>
          <table:table-cell table:formula="of:=([.B86]*[.C86]-[.D86]*[.A86])" office:value-type="float" office:value="3492" calcext:value-type="float">
            <text:p>3492</text:p>
          </table:table-cell>
          <table:table-cell table:formula="of:=[.F86]*[.C86]-[.D86]*[.E86]" office:value-type="float" office:value="108252" calcext:value-type="float">
            <text:p>108252</text:p>
          </table:table-cell>
          <table:table-cell table:formula="of:=[.B86]*[.E86]-[.F86]*[.A86]" office:value-type="float" office:value="230472" calcext:value-type="float">
            <text:p>230472</text:p>
          </table:table-cell>
          <table:table-cell table:style-name="ce1" table:formula="of:=MOD([.H86];[.G86])" office:value-type="float" office:value="0" calcext:value-type="float">
            <text:p>0</text:p>
          </table:table-cell>
          <table:table-cell table:style-name="ce1" table:formula="of:=MOD([.I86];[.G86])" office:value-type="float" office:value="0" calcext:value-type="float">
            <text:p>0</text:p>
          </table:table-cell>
          <table:table-cell table:style-name="ce1" table:formula="of:=IF([.J86]+[.K86]=0;1;0)" office:value-type="float" office:value="1" calcext:value-type="float">
            <text:p>1</text:p>
          </table:table-cell>
          <table:table-cell table:style-name="ce1" table:formula="of:=[.L86]*[.H86]/[.G86]" office:value-type="float" office:value="31" calcext:value-type="float">
            <text:p>31</text:p>
          </table:table-cell>
          <table:table-cell table:style-name="ce1" table:formula="of:=[.L86]*[.I86]/[.G86]" office:value-type="float" office:value="66" calcext:value-type="float">
            <text:p>66</text:p>
          </table:table-cell>
          <table:table-cell table:style-name="ce1" table:formula="of:=[.M86]*3+[.N86]"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office:value-type="float" office:value="51" calcext:value-type="float">
            <text:p>51</text:p>
          </table:table-cell>
          <table:table-cell office:value-type="float" office:value="4215" calcext:value-type="float">
            <text:p>4215</text:p>
          </table:table-cell>
          <table:table-cell office:value-type="float" office:value="19256" calcext:value-type="float">
            <text:p>19256</text:p>
          </table:table-cell>
          <table:table-cell table:formula="of:=([.B87]*[.C87]-[.D87]*[.A87])" office:value-type="float" office:value="-1959" calcext:value-type="float">
            <text:p>-1959</text:p>
          </table:table-cell>
          <table:table-cell table:formula="of:=[.F87]*[.C87]-[.D87]*[.E87]" office:value-type="float" office:value="170155" calcext:value-type="float">
            <text:p>170155</text:p>
          </table:table-cell>
          <table:table-cell table:formula="of:=[.B87]*[.E87]-[.F87]*[.A87]" office:value-type="float" office:value="-829739" calcext:value-type="float">
            <text:p>-829739</text:p>
          </table:table-cell>
          <table:table-cell table:style-name="ce1" table:formula="of:=MOD([.H87];[.G87])" office:value-type="float" office:value="-278" calcext:value-type="float">
            <text:p>-278</text:p>
          </table:table-cell>
          <table:table-cell table:style-name="ce1" table:formula="of:=MOD([.I87];[.G87])" office:value-type="float" office:value="-1082" calcext:value-type="float">
            <text:p>-1082</text:p>
          </table:table-cell>
          <table:table-cell table:style-name="ce1" table:formula="of:=IF([.J87]+[.K87]=0;1;0)" office:value-type="float" office:value="0" calcext:value-type="float">
            <text:p>0</text:p>
          </table:table-cell>
          <table:table-cell table:style-name="ce1" table:formula="of:=[.L87]*[.H87]/[.G87]" office:value-type="float" office:value="-0" calcext:value-type="float">
            <text:p>0</text:p>
          </table:table-cell>
          <table:table-cell table:style-name="ce1" table:formula="of:=[.L87]*[.I87]/[.G87]" office:value-type="float" office:value="0" calcext:value-type="float">
            <text:p>0</text:p>
          </table:table-cell>
          <table:table-cell table:style-name="ce1" table:formula="of:=[.M87]*3+[.N8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72" calcext:value-type="float">
            <text:p>72</text:p>
          </table:table-cell>
          <table:table-cell office:value-type="float" office:value="15" calcext:value-type="float">
            <text:p>15</text:p>
          </table:table-cell>
          <table:table-cell office:value-type="float" office:value="82" calcext:value-type="float">
            <text:p>82</text:p>
          </table:table-cell>
          <table:table-cell office:value-type="float" office:value="2275" calcext:value-type="float">
            <text:p>2275</text:p>
          </table:table-cell>
          <table:table-cell office:value-type="float" office:value="8470" calcext:value-type="float">
            <text:p>8470</text:p>
          </table:table-cell>
          <table:table-cell table:formula="of:=([.B88]*[.C88]-[.D88]*[.A88])" office:value-type="float" office:value="-4250" calcext:value-type="float">
            <text:p>-4250</text:p>
          </table:table-cell>
          <table:table-cell table:formula="of:=[.F88]*[.C88]-[.D88]*[.E88]" office:value-type="float" office:value="-59500" calcext:value-type="float">
            <text:p>-59500</text:p>
          </table:table-cell>
          <table:table-cell table:formula="of:=[.B88]*[.E88]-[.F88]*[.A88]" office:value-type="float" office:value="-386750" calcext:value-type="float">
            <text:p>-386750</text:p>
          </table:table-cell>
          <table:table-cell table:style-name="ce1" table:formula="of:=MOD([.H88];[.G88])" office:value-type="float" office:value="0" calcext:value-type="float">
            <text:p>0</text:p>
          </table:table-cell>
          <table:table-cell table:style-name="ce1" table:formula="of:=MOD([.I88];[.G88])" office:value-type="float" office:value="0" calcext:value-type="float">
            <text:p>0</text:p>
          </table:table-cell>
          <table:table-cell table:style-name="ce1" table:formula="of:=IF([.J88]+[.K88]=0;1;0)" office:value-type="float" office:value="1" calcext:value-type="float">
            <text:p>1</text:p>
          </table:table-cell>
          <table:table-cell table:style-name="ce1" table:formula="of:=[.L88]*[.H88]/[.G88]" office:value-type="float" office:value="14" calcext:value-type="float">
            <text:p>14</text:p>
          </table:table-cell>
          <table:table-cell table:style-name="ce1" table:formula="of:=[.L88]*[.I88]/[.G88]" office:value-type="float" office:value="91" calcext:value-type="float">
            <text:p>91</text:p>
          </table:table-cell>
          <table:table-cell table:style-name="ce1" table:formula="of:=[.M88]*3+[.N88]"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office:value-type="float" office:value="13938" calcext:value-type="float">
            <text:p>13938</text:p>
          </table:table-cell>
          <table:table-cell office:value-type="float" office:value="10620" calcext:value-type="float">
            <text:p>10620</text:p>
          </table:table-cell>
          <table:table-cell table:formula="of:=([.B89]*[.C89]-[.D89]*[.A89])" office:value-type="float" office:value="-2194" calcext:value-type="float">
            <text:p>-2194</text:p>
          </table:table-cell>
          <table:table-cell table:formula="of:=[.F89]*[.C89]-[.D89]*[.E89]" office:value-type="float" office:value="-408840" calcext:value-type="float">
            <text:p>-408840</text:p>
          </table:table-cell>
          <table:table-cell table:formula="of:=[.B89]*[.E89]-[.F89]*[.A89]" office:value-type="float" office:value="-81678" calcext:value-type="float">
            <text:p>-81678</text:p>
          </table:table-cell>
          <table:table-cell table:style-name="ce1" table:formula="of:=MOD([.H89];[.G89])" office:value-type="float" office:value="-756" calcext:value-type="float">
            <text:p>-756</text:p>
          </table:table-cell>
          <table:table-cell table:style-name="ce1" table:formula="of:=MOD([.I89];[.G89])" office:value-type="float" office:value="-500" calcext:value-type="float">
            <text:p>-500</text:p>
          </table:table-cell>
          <table:table-cell table:style-name="ce1" table:formula="of:=IF([.J89]+[.K89]=0;1;0)" office:value-type="float" office:value="0" calcext:value-type="float">
            <text:p>0</text:p>
          </table:table-cell>
          <table:table-cell table:style-name="ce1" table:formula="of:=[.L89]*[.H89]/[.G89]" office:value-type="float" office:value="0" calcext:value-type="float">
            <text:p>0</text:p>
          </table:table-cell>
          <table:table-cell table:style-name="ce1" table:formula="of:=[.L89]*[.I89]/[.G89]" office:value-type="float" office:value="0" calcext:value-type="float">
            <text:p>0</text:p>
          </table:table-cell>
          <table:table-cell table:style-name="ce1" table:formula="of:=[.M89]*3+[.N8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31" calcext:value-type="float">
            <text:p>31</text:p>
          </table:table-cell>
          <table:table-cell office:value-type="float" office:value="17307" calcext:value-type="float">
            <text:p>17307</text:p>
          </table:table-cell>
          <table:table-cell office:value-type="float" office:value="13656" calcext:value-type="float">
            <text:p>13656</text:p>
          </table:table-cell>
          <table:table-cell table:formula="of:=([.B90]*[.C90]-[.D90]*[.A90])" office:value-type="float" office:value="2397" calcext:value-type="float">
            <text:p>2397</text:p>
          </table:table-cell>
          <table:table-cell table:formula="of:=[.F90]*[.C90]-[.D90]*[.E90]" office:value-type="float" office:value="419403" calcext:value-type="float">
            <text:p>419403</text:p>
          </table:table-cell>
          <table:table-cell table:formula="of:=[.B90]*[.E90]-[.F90]*[.A90]" office:value-type="float" office:value="514752" calcext:value-type="float">
            <text:p>514752</text:p>
          </table:table-cell>
          <table:table-cell table:style-name="ce1" table:formula="of:=MOD([.H90];[.G90])" office:value-type="float" office:value="2325" calcext:value-type="float">
            <text:p>2325</text:p>
          </table:table-cell>
          <table:table-cell table:style-name="ce1" table:formula="of:=MOD([.I90];[.G90])" office:value-type="float" office:value="1794" calcext:value-type="float">
            <text:p>1794</text:p>
          </table:table-cell>
          <table:table-cell table:style-name="ce1" table:formula="of:=IF([.J90]+[.K90]=0;1;0)" office:value-type="float" office:value="0" calcext:value-type="float">
            <text:p>0</text:p>
          </table:table-cell>
          <table:table-cell table:style-name="ce1" table:formula="of:=[.L90]*[.H90]/[.G90]" office:value-type="float" office:value="0" calcext:value-type="float">
            <text:p>0</text:p>
          </table:table-cell>
          <table:table-cell table:style-name="ce1" table:formula="of:=[.L90]*[.I90]/[.G90]" office:value-type="float" office:value="0" calcext:value-type="float">
            <text:p>0</text:p>
          </table:table-cell>
          <table:table-cell table:style-name="ce1" table:formula="of:=[.M90]*3+[.N9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72" calcext:value-type="float">
            <text:p>72</text:p>
          </table:table-cell>
          <table:table-cell office:value-type="float" office:value="5494" calcext:value-type="float">
            <text:p>5494</text:p>
          </table:table-cell>
          <table:table-cell office:value-type="float" office:value="5669" calcext:value-type="float">
            <text:p>5669</text:p>
          </table:table-cell>
          <table:table-cell table:formula="of:=([.B91]*[.C91]-[.D91]*[.A91])" office:value-type="float" office:value="-3891" calcext:value-type="float">
            <text:p>-3891</text:p>
          </table:table-cell>
          <table:table-cell table:formula="of:=[.F91]*[.C91]-[.D91]*[.E91]" office:value-type="float" office:value="-287857" calcext:value-type="float">
            <text:p>-287857</text:p>
          </table:table-cell>
          <table:table-cell table:formula="of:=[.B91]*[.E91]-[.F91]*[.A91]" office:value-type="float" office:value="-246392" calcext:value-type="float">
            <text:p>-246392</text:p>
          </table:table-cell>
          <table:table-cell table:style-name="ce1" table:formula="of:=MOD([.H91];[.G91])" office:value-type="float" office:value="-3814" calcext:value-type="float">
            <text:p>-3814</text:p>
          </table:table-cell>
          <table:table-cell table:style-name="ce1" table:formula="of:=MOD([.I91];[.G91])" office:value-type="float" office:value="-1259" calcext:value-type="float">
            <text:p>-1259</text:p>
          </table:table-cell>
          <table:table-cell table:style-name="ce1" table:formula="of:=IF([.J91]+[.K91]=0;1;0)" office:value-type="float" office:value="0" calcext:value-type="float">
            <text:p>0</text:p>
          </table:table-cell>
          <table:table-cell table:style-name="ce1" table:formula="of:=[.L91]*[.H91]/[.G91]" office:value-type="float" office:value="0" calcext:value-type="float">
            <text:p>0</text:p>
          </table:table-cell>
          <table:table-cell table:style-name="ce1" table:formula="of:=[.L91]*[.I91]/[.G91]" office:value-type="float" office:value="0" calcext:value-type="float">
            <text:p>0</text:p>
          </table:table-cell>
          <table:table-cell table:style-name="ce1" table:formula="of:=[.M91]*3+[.N9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37" calcext:value-type="float">
            <text:p>37</text:p>
          </table:table-cell>
          <table:table-cell office:value-type="float" office:value="1550" calcext:value-type="float">
            <text:p>1550</text:p>
          </table:table-cell>
          <table:table-cell office:value-type="float" office:value="2397" calcext:value-type="float">
            <text:p>2397</text:p>
          </table:table-cell>
          <table:table-cell table:formula="of:=([.B92]*[.C92]-[.D92]*[.A92])" office:value-type="float" office:value="-1551" calcext:value-type="float">
            <text:p>-1551</text:p>
          </table:table-cell>
          <table:table-cell table:formula="of:=[.F92]*[.C92]-[.D92]*[.E92]" office:value-type="float" office:value="-21395" calcext:value-type="float">
            <text:p>-21395</text:p>
          </table:table-cell>
          <table:table-cell table:formula="of:=[.B92]*[.E92]-[.F92]*[.A92]" office:value-type="float" office:value="-91806" calcext:value-type="float">
            <text:p>-91806</text:p>
          </table:table-cell>
          <table:table-cell table:style-name="ce1" table:formula="of:=MOD([.H92];[.G92])" office:value-type="float" office:value="-1232" calcext:value-type="float">
            <text:p>-1232</text:p>
          </table:table-cell>
          <table:table-cell table:style-name="ce1" table:formula="of:=MOD([.I92];[.G92])" office:value-type="float" office:value="-297" calcext:value-type="float">
            <text:p>-297</text:p>
          </table:table-cell>
          <table:table-cell table:style-name="ce1" table:formula="of:=IF([.J92]+[.K92]=0;1;0)" office:value-type="float" office:value="0" calcext:value-type="float">
            <text:p>0</text:p>
          </table:table-cell>
          <table:table-cell table:style-name="ce1" table:formula="of:=[.L92]*[.H92]/[.G92]" office:value-type="float" office:value="0" calcext:value-type="float">
            <text:p>0</text:p>
          </table:table-cell>
          <table:table-cell table:style-name="ce1" table:formula="of:=[.L92]*[.I92]/[.G92]" office:value-type="float" office:value="0" calcext:value-type="float">
            <text:p>0</text:p>
          </table:table-cell>
          <table:table-cell table:style-name="ce1" table:formula="of:=[.M92]*3+[.N9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93" calcext:value-type="float">
            <text:p>93</text:p>
          </table:table-cell>
          <table:table-cell office:value-type="float" office:value="73" calcext:value-type="float">
            <text:p>73</text:p>
          </table:table-cell>
          <table:table-cell office:value-type="float" office:value="17" calcext:value-type="float">
            <text:p>17</text:p>
          </table:table-cell>
          <table:table-cell office:value-type="float" office:value="10143" calcext:value-type="float">
            <text:p>10143</text:p>
          </table:table-cell>
          <table:table-cell office:value-type="float" office:value="9255" calcext:value-type="float">
            <text:p>9255</text:p>
          </table:table-cell>
          <table:table-cell table:formula="of:=([.B93]*[.C93]-[.D93]*[.A93])" office:value-type="float" office:value="5718" calcext:value-type="float">
            <text:p>5718</text:p>
          </table:table-cell>
          <table:table-cell table:formula="of:=[.F93]*[.C93]-[.D93]*[.E93]" office:value-type="float" office:value="503184" calcext:value-type="float">
            <text:p>503184</text:p>
          </table:table-cell>
          <table:table-cell table:formula="of:=[.B93]*[.E93]-[.F93]*[.A93]" office:value-type="float" office:value="360234" calcext:value-type="float">
            <text:p>360234</text:p>
          </table:table-cell>
          <table:table-cell table:style-name="ce1" table:formula="of:=MOD([.H93];[.G93])" office:value-type="float" office:value="0" calcext:value-type="float">
            <text:p>0</text:p>
          </table:table-cell>
          <table:table-cell table:style-name="ce1" table:formula="of:=MOD([.I93];[.G93])" office:value-type="float" office:value="0" calcext:value-type="float">
            <text:p>0</text:p>
          </table:table-cell>
          <table:table-cell table:style-name="ce1" table:formula="of:=IF([.J93]+[.K93]=0;1;0)" office:value-type="float" office:value="1" calcext:value-type="float">
            <text:p>1</text:p>
          </table:table-cell>
          <table:table-cell table:style-name="ce1" table:formula="of:=[.L93]*[.H93]/[.G93]" office:value-type="float" office:value="88" calcext:value-type="float">
            <text:p>88</text:p>
          </table:table-cell>
          <table:table-cell table:style-name="ce1" table:formula="of:=[.L93]*[.I93]/[.G93]" office:value-type="float" office:value="63" calcext:value-type="float">
            <text:p>63</text:p>
          </table:table-cell>
          <table:table-cell table:style-name="ce1" table:formula="of:=[.M93]*3+[.N93]" office:value-type="float" office:value="327" calcext:value-type="float">
            <text:p>32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8" calcext:value-type="float">
            <text:p>48</text:p>
          </table:table-cell>
          <table:table-cell office:value-type="float" office:value="38" calcext:value-type="float">
            <text:p>38</text:p>
          </table:table-cell>
          <table:table-cell office:value-type="float" office:value="11" calcext:value-type="float">
            <text:p>11</text:p>
          </table:table-cell>
          <table:table-cell office:value-type="float" office:value="7628" calcext:value-type="float">
            <text:p>7628</text:p>
          </table:table-cell>
          <table:table-cell office:value-type="float" office:value="13868" calcext:value-type="float">
            <text:p>13868</text:p>
          </table:table-cell>
          <table:table-cell table:formula="of:=([.B94]*[.C94]-[.D94]*[.A94])" office:value-type="float" office:value="1637" calcext:value-type="float">
            <text:p>1637</text:p>
          </table:table-cell>
          <table:table-cell table:formula="of:=[.F94]*[.C94]-[.D94]*[.E94]" office:value-type="float" office:value="443076" calcext:value-type="float">
            <text:p>443076</text:p>
          </table:table-cell>
          <table:table-cell table:formula="of:=[.B94]*[.E94]-[.F94]*[.A94]" office:value-type="float" office:value="130388" calcext:value-type="float">
            <text:p>130388</text:p>
          </table:table-cell>
          <table:table-cell table:style-name="ce1" table:formula="of:=MOD([.H94];[.G94])" office:value-type="float" office:value="1086" calcext:value-type="float">
            <text:p>1086</text:p>
          </table:table-cell>
          <table:table-cell table:style-name="ce1" table:formula="of:=MOD([.I94];[.G94])" office:value-type="float" office:value="1065" calcext:value-type="float">
            <text:p>1065</text:p>
          </table:table-cell>
          <table:table-cell table:style-name="ce1" table:formula="of:=IF([.J94]+[.K94]=0;1;0)" office:value-type="float" office:value="0" calcext:value-type="float">
            <text:p>0</text:p>
          </table:table-cell>
          <table:table-cell table:style-name="ce1" table:formula="of:=[.L94]*[.H94]/[.G94]" office:value-type="float" office:value="0" calcext:value-type="float">
            <text:p>0</text:p>
          </table:table-cell>
          <table:table-cell table:style-name="ce1" table:formula="of:=[.L94]*[.I94]/[.G94]" office:value-type="float" office:value="0" calcext:value-type="float">
            <text:p>0</text:p>
          </table:table-cell>
          <table:table-cell table:style-name="ce1" table:formula="of:=[.M94]*3+[.N9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office:value-type="float" office:value="47" calcext:value-type="float">
            <text:p>47</text:p>
          </table:table-cell>
          <table:table-cell office:value-type="float" office:value="4208" calcext:value-type="float">
            <text:p>4208</text:p>
          </table:table-cell>
          <table:table-cell office:value-type="float" office:value="2157" calcext:value-type="float">
            <text:p>2157</text:p>
          </table:table-cell>
          <table:table-cell table:formula="of:=([.B95]*[.C95]-[.D95]*[.A95])" office:value-type="float" office:value="-3617" calcext:value-type="float">
            <text:p>-3617</text:p>
          </table:table-cell>
          <table:table-cell table:formula="of:=[.F95]*[.C95]-[.D95]*[.E95]" office:value-type="float" office:value="-126595" calcext:value-type="float">
            <text:p>-126595</text:p>
          </table:table-cell>
          <table:table-cell table:formula="of:=[.B95]*[.E95]-[.F95]*[.A95]" office:value-type="float" office:value="-112127" calcext:value-type="float">
            <text:p>-112127</text:p>
          </table:table-cell>
          <table:table-cell table:style-name="ce1" table:formula="of:=MOD([.H95];[.G95])" office:value-type="float" office:value="0" calcext:value-type="float">
            <text:p>0</text:p>
          </table:table-cell>
          <table:table-cell table:style-name="ce1" table:formula="of:=MOD([.I95];[.G95])" office:value-type="float" office:value="0" calcext:value-type="float">
            <text:p>0</text:p>
          </table:table-cell>
          <table:table-cell table:style-name="ce1" table:formula="of:=IF([.J95]+[.K95]=0;1;0)" office:value-type="float" office:value="1" calcext:value-type="float">
            <text:p>1</text:p>
          </table:table-cell>
          <table:table-cell table:style-name="ce1" table:formula="of:=[.L95]*[.H95]/[.G95]" office:value-type="float" office:value="35" calcext:value-type="float">
            <text:p>35</text:p>
          </table:table-cell>
          <table:table-cell table:style-name="ce1" table:formula="of:=[.L95]*[.I95]/[.G95]" office:value-type="float" office:value="31" calcext:value-type="float">
            <text:p>31</text:p>
          </table:table-cell>
          <table:table-cell table:style-name="ce1" table:formula="of:=[.M95]*3+[.N95]"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1" calcext:value-type="float">
            <text:p>71</text:p>
          </table:table-cell>
          <table:table-cell office:value-type="float" office:value="58" calcext:value-type="float">
            <text:p>58</text:p>
          </table:table-cell>
          <table:table-cell office:value-type="float" office:value="12" calcext:value-type="float">
            <text:p>12</text:p>
          </table:table-cell>
          <table:table-cell office:value-type="float" office:value="1859" calcext:value-type="float">
            <text:p>1859</text:p>
          </table:table-cell>
          <table:table-cell office:value-type="float" office:value="11483" calcext:value-type="float">
            <text:p>11483</text:p>
          </table:table-cell>
          <table:table-cell table:formula="of:=([.B96]*[.C96]-[.D96]*[.A96])" office:value-type="float" office:value="3866" calcext:value-type="float">
            <text:p>3866</text:p>
          </table:table-cell>
          <table:table-cell table:formula="of:=[.F96]*[.C96]-[.D96]*[.E96]" office:value-type="float" office:value="643706" calcext:value-type="float">
            <text:p>643706</text:p>
          </table:table-cell>
          <table:table-cell table:formula="of:=[.B96]*[.E96]-[.F96]*[.A96]" office:value-type="float" office:value="-109154" calcext:value-type="float">
            <text:p>-109154</text:p>
          </table:table-cell>
          <table:table-cell table:style-name="ce1" table:formula="of:=MOD([.H96];[.G96])" office:value-type="float" office:value="1950" calcext:value-type="float">
            <text:p>1950</text:p>
          </table:table-cell>
          <table:table-cell table:style-name="ce1" table:formula="of:=MOD([.I96];[.G96])" office:value-type="float" office:value="2960" calcext:value-type="float">
            <text:p>2960</text:p>
          </table:table-cell>
          <table:table-cell table:style-name="ce1" table:formula="of:=IF([.J96]+[.K96]=0;1;0)" office:value-type="float" office:value="0" calcext:value-type="float">
            <text:p>0</text:p>
          </table:table-cell>
          <table:table-cell table:style-name="ce1" table:formula="of:=[.L96]*[.H96]/[.G96]" office:value-type="float" office:value="0" calcext:value-type="float">
            <text:p>0</text:p>
          </table:table-cell>
          <table:table-cell table:style-name="ce1" table:formula="of:=[.L96]*[.I96]/[.G96]" office:value-type="float" office:value="-0" calcext:value-type="float">
            <text:p>0</text:p>
          </table:table-cell>
          <table:table-cell table:style-name="ce1" table:formula="of:=[.M96]*3+[.N9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70" calcext:value-type="float">
            <text:p>70</text:p>
          </table:table-cell>
          <table:table-cell office:value-type="float" office:value="14800" calcext:value-type="float">
            <text:p>14800</text:p>
          </table:table-cell>
          <table:table-cell office:value-type="float" office:value="5008" calcext:value-type="float">
            <text:p>5008</text:p>
          </table:table-cell>
          <table:table-cell table:formula="of:=([.B97]*[.C97]-[.D97]*[.A97])" office:value-type="float" office:value="-4816" calcext:value-type="float">
            <text:p>-4816</text:p>
          </table:table-cell>
          <table:table-cell table:formula="of:=[.F97]*[.C97]-[.D97]*[.E97]" office:value-type="float" office:value="-965888" calcext:value-type="float">
            <text:p>-965888</text:p>
          </table:table-cell>
          <table:table-cell table:formula="of:=[.B97]*[.E97]-[.F97]*[.A97]" office:value-type="float" office:value="-192768" calcext:value-type="float">
            <text:p>-192768</text:p>
          </table:table-cell>
          <table:table-cell table:style-name="ce1" table:formula="of:=MOD([.H97];[.G97])" office:value-type="float" office:value="-2688" calcext:value-type="float">
            <text:p>-2688</text:p>
          </table:table-cell>
          <table:table-cell table:style-name="ce1" table:formula="of:=MOD([.I97];[.G97])" office:value-type="float" office:value="-128" calcext:value-type="float">
            <text:p>-128</text:p>
          </table:table-cell>
          <table:table-cell table:style-name="ce1" table:formula="of:=IF([.J97]+[.K97]=0;1;0)" office:value-type="float" office:value="0" calcext:value-type="float">
            <text:p>0</text:p>
          </table:table-cell>
          <table:table-cell table:style-name="ce1" table:formula="of:=[.L97]*[.H97]/[.G97]" office:value-type="float" office:value="0" calcext:value-type="float">
            <text:p>0</text:p>
          </table:table-cell>
          <table:table-cell table:style-name="ce1" table:formula="of:=[.L97]*[.I97]/[.G97]" office:value-type="float" office:value="0" calcext:value-type="float">
            <text:p>0</text:p>
          </table:table-cell>
          <table:table-cell table:style-name="ce1" table:formula="of:=[.M97]*3+[.N9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43" calcext:value-type="float">
            <text:p>43</text:p>
          </table:table-cell>
          <table:table-cell office:value-type="float" office:value="8981" calcext:value-type="float">
            <text:p>8981</text:p>
          </table:table-cell>
          <table:table-cell office:value-type="float" office:value="11171" calcext:value-type="float">
            <text:p>11171</text:p>
          </table:table-cell>
          <table:table-cell table:formula="of:=([.B98]*[.C98]-[.D98]*[.A98])" office:value-type="float" office:value="-2054" calcext:value-type="float">
            <text:p>-2054</text:p>
          </table:table-cell>
          <table:table-cell table:formula="of:=[.F98]*[.C98]-[.D98]*[.E98]" office:value-type="float" office:value="-173934" calcext:value-type="float">
            <text:p>-173934</text:p>
          </table:table-cell>
          <table:table-cell table:formula="of:=[.B98]*[.E98]-[.F98]*[.A98]" office:value-type="float" office:value="-375856" calcext:value-type="float">
            <text:p>-375856</text:p>
          </table:table-cell>
          <table:table-cell table:style-name="ce1" table:formula="of:=MOD([.H98];[.G98])" office:value-type="float" office:value="-1398" calcext:value-type="float">
            <text:p>-1398</text:p>
          </table:table-cell>
          <table:table-cell table:style-name="ce1" table:formula="of:=MOD([.I98];[.G98])" office:value-type="float" office:value="-2028" calcext:value-type="float">
            <text:p>-2028</text:p>
          </table:table-cell>
          <table:table-cell table:style-name="ce1" table:formula="of:=IF([.J98]+[.K98]=0;1;0)" office:value-type="float" office:value="0" calcext:value-type="float">
            <text:p>0</text:p>
          </table:table-cell>
          <table:table-cell table:style-name="ce1" table:formula="of:=[.L98]*[.H98]/[.G98]" office:value-type="float" office:value="0" calcext:value-type="float">
            <text:p>0</text:p>
          </table:table-cell>
          <table:table-cell table:style-name="ce1" table:formula="of:=[.L98]*[.I98]/[.G98]" office:value-type="float" office:value="0" calcext:value-type="float">
            <text:p>0</text:p>
          </table:table-cell>
          <table:table-cell table:style-name="ce1" table:formula="of:=[.M98]*3+[.N9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97" calcext:value-type="float">
            <text:p>97</text:p>
          </table:table-cell>
          <table:table-cell office:value-type="float" office:value="96" calcext:value-type="float">
            <text:p>96</text:p>
          </table:table-cell>
          <table:table-cell office:value-type="float" office:value="24" calcext:value-type="float">
            <text:p>24</text:p>
          </table:table-cell>
          <table:table-cell office:value-type="float" office:value="3840" calcext:value-type="float">
            <text:p>3840</text:p>
          </table:table-cell>
          <table:table-cell office:value-type="float" office:value="8704" calcext:value-type="float">
            <text:p>8704</text:p>
          </table:table-cell>
          <table:table-cell table:formula="of:=([.B99]*[.C99]-[.D99]*[.A99])" office:value-type="float" office:value="8448" calcext:value-type="float">
            <text:p>8448</text:p>
          </table:table-cell>
          <table:table-cell table:formula="of:=[.F99]*[.C99]-[.D99]*[.E99]" office:value-type="float" office:value="743424" calcext:value-type="float">
            <text:p>743424</text:p>
          </table:table-cell>
          <table:table-cell table:formula="of:=[.B99]*[.E99]-[.F99]*[.A99]" office:value-type="float" office:value="59136" calcext:value-type="float">
            <text:p>59136</text:p>
          </table:table-cell>
          <table:table-cell table:style-name="ce1" table:formula="of:=MOD([.H99];[.G99])" office:value-type="float" office:value="0" calcext:value-type="float">
            <text:p>0</text:p>
          </table:table-cell>
          <table:table-cell table:style-name="ce1" table:formula="of:=MOD([.I99];[.G99])" office:value-type="float" office:value="0" calcext:value-type="float">
            <text:p>0</text:p>
          </table:table-cell>
          <table:table-cell table:style-name="ce1" table:formula="of:=IF([.J99]+[.K99]=0;1;0)" office:value-type="float" office:value="1" calcext:value-type="float">
            <text:p>1</text:p>
          </table:table-cell>
          <table:table-cell table:style-name="ce1" table:formula="of:=[.L99]*[.H99]/[.G99]" office:value-type="float" office:value="88" calcext:value-type="float">
            <text:p>88</text:p>
          </table:table-cell>
          <table:table-cell table:style-name="ce1" table:formula="of:=[.L99]*[.I99]/[.G99]" office:value-type="float" office:value="7" calcext:value-type="float">
            <text:p>7</text:p>
          </table:table-cell>
          <table:table-cell table:style-name="ce1" table:formula="of:=[.M99]*3+[.N99]" office:value-type="float" office:value="271" calcext:value-type="float">
            <text:p>27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2" calcext:value-type="float">
            <text:p>32</text:p>
          </table:table-cell>
          <table:table-cell office:value-type="float" office:value="53" calcext:value-type="float">
            <text:p>53</text:p>
          </table:table-cell>
          <table:table-cell office:value-type="float" office:value="18" calcext:value-type="float">
            <text:p>18</text:p>
          </table:table-cell>
          <table:table-cell office:value-type="float" office:value="13569" calcext:value-type="float">
            <text:p>13569</text:p>
          </table:table-cell>
          <table:table-cell office:value-type="float" office:value="5734" calcext:value-type="float">
            <text:p>5734</text:p>
          </table:table-cell>
          <table:table-cell table:formula="of:=([.B100]*[.C100]-[.D100]*[.A100])" office:value-type="float" office:value="1390" calcext:value-type="float">
            <text:p>1390</text:p>
          </table:table-cell>
          <table:table-cell table:formula="of:=[.F100]*[.C100]-[.D100]*[.E100]" office:value-type="float" office:value="59660" calcext:value-type="float">
            <text:p>59660</text:p>
          </table:table-cell>
          <table:table-cell table:formula="of:=[.B100]*[.E100]-[.F100]*[.A100]" office:value-type="float" office:value="336730" calcext:value-type="float">
            <text:p>336730</text:p>
          </table:table-cell>
          <table:table-cell table:style-name="ce1" table:formula="of:=MOD([.H100];[.G100])" office:value-type="float" office:value="1280" calcext:value-type="float">
            <text:p>1280</text:p>
          </table:table-cell>
          <table:table-cell table:style-name="ce1" table:formula="of:=MOD([.I100];[.G100])" office:value-type="float" office:value="350" calcext:value-type="float">
            <text:p>350</text:p>
          </table:table-cell>
          <table:table-cell table:style-name="ce1" table:formula="of:=IF([.J100]+[.K100]=0;1;0)" office:value-type="float" office:value="0" calcext:value-type="float">
            <text:p>0</text:p>
          </table:table-cell>
          <table:table-cell table:style-name="ce1" table:formula="of:=[.L100]*[.H100]/[.G100]" office:value-type="float" office:value="0" calcext:value-type="float">
            <text:p>0</text:p>
          </table:table-cell>
          <table:table-cell table:style-name="ce1" table:formula="of:=[.L100]*[.I100]/[.G100]" office:value-type="float" office:value="0" calcext:value-type="float">
            <text:p>0</text:p>
          </table:table-cell>
          <table:table-cell table:style-name="ce1" table:formula="of:=[.M100]*3+[.N10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91" calcext:value-type="float">
            <text:p>91</text:p>
          </table:table-cell>
          <table:table-cell office:value-type="float" office:value="83" calcext:value-type="float">
            <text:p>83</text:p>
          </table:table-cell>
          <table:table-cell office:value-type="float" office:value="49" calcext:value-type="float">
            <text:p>49</text:p>
          </table:table-cell>
          <table:table-cell office:value-type="float" office:value="7475" calcext:value-type="float">
            <text:p>7475</text:p>
          </table:table-cell>
          <table:table-cell office:value-type="float" office:value="8225" calcext:value-type="float">
            <text:p>8225</text:p>
          </table:table-cell>
          <table:table-cell table:formula="of:=([.B101]*[.C101]-[.D101]*[.A101])" office:value-type="float" office:value="6328" calcext:value-type="float">
            <text:p>6328</text:p>
          </table:table-cell>
          <table:table-cell table:formula="of:=[.F101]*[.C101]-[.D101]*[.E101]" office:value-type="float" office:value="316400" calcext:value-type="float">
            <text:p>316400</text:p>
          </table:table-cell>
          <table:table-cell table:formula="of:=[.B101]*[.E101]-[.F101]*[.A101]" office:value-type="float" office:value="474600" calcext:value-type="float">
            <text:p>474600</text:p>
          </table:table-cell>
          <table:table-cell table:style-name="ce1" table:formula="of:=MOD([.H101];[.G101])" office:value-type="float" office:value="0" calcext:value-type="float">
            <text:p>0</text:p>
          </table:table-cell>
          <table:table-cell table:style-name="ce1" table:formula="of:=MOD([.I101];[.G101])" office:value-type="float" office:value="0" calcext:value-type="float">
            <text:p>0</text:p>
          </table:table-cell>
          <table:table-cell table:style-name="ce1" table:formula="of:=IF([.J101]+[.K101]=0;1;0)" office:value-type="float" office:value="1" calcext:value-type="float">
            <text:p>1</text:p>
          </table:table-cell>
          <table:table-cell table:style-name="ce1" table:formula="of:=[.L101]*[.H101]/[.G101]" office:value-type="float" office:value="50" calcext:value-type="float">
            <text:p>50</text:p>
          </table:table-cell>
          <table:table-cell table:style-name="ce1" table:formula="of:=[.L101]*[.I101]/[.G101]" office:value-type="float" office:value="75" calcext:value-type="float">
            <text:p>75</text:p>
          </table:table-cell>
          <table:table-cell table:style-name="ce1" table:formula="of:=[.M101]*3+[.N101]"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45" calcext:value-type="float">
            <text:p>45</text:p>
          </table:table-cell>
          <table:table-cell office:value-type="float" office:value="72" calcext:value-type="float">
            <text:p>72</text:p>
          </table:table-cell>
          <table:table-cell office:value-type="float" office:value="1179" calcext:value-type="float">
            <text:p>1179</text:p>
          </table:table-cell>
          <table:table-cell office:value-type="float" office:value="9304" calcext:value-type="float">
            <text:p>9304</text:p>
          </table:table-cell>
          <table:table-cell table:formula="of:=([.B102]*[.C102]-[.D102]*[.A102])" office:value-type="float" office:value="-2016" calcext:value-type="float">
            <text:p>-2016</text:p>
          </table:table-cell>
          <table:table-cell table:formula="of:=[.F102]*[.C102]-[.D102]*[.E102]" office:value-type="float" office:value="333792" calcext:value-type="float">
            <text:p>333792</text:p>
          </table:table-cell>
          <table:table-cell table:formula="of:=[.B102]*[.E102]-[.F102]*[.A102]" office:value-type="float" office:value="-334688" calcext:value-type="float">
            <text:p>-334688</text:p>
          </table:table-cell>
          <table:table-cell table:style-name="ce1" table:formula="of:=MOD([.H102];[.G102])" office:value-type="float" office:value="-864" calcext:value-type="float">
            <text:p>-864</text:p>
          </table:table-cell>
          <table:table-cell table:style-name="ce1" table:formula="of:=MOD([.I102];[.G102])" office:value-type="float" office:value="-32" calcext:value-type="float">
            <text:p>-32</text:p>
          </table:table-cell>
          <table:table-cell table:style-name="ce1" table:formula="of:=IF([.J102]+[.K102]=0;1;0)" office:value-type="float" office:value="0" calcext:value-type="float">
            <text:p>0</text:p>
          </table:table-cell>
          <table:table-cell table:style-name="ce1" table:formula="of:=[.L102]*[.H102]/[.G102]" office:value-type="float" office:value="-0" calcext:value-type="float">
            <text:p>0</text:p>
          </table:table-cell>
          <table:table-cell table:style-name="ce1" table:formula="of:=[.L102]*[.I102]/[.G102]" office:value-type="float" office:value="0" calcext:value-type="float">
            <text:p>0</text:p>
          </table:table-cell>
          <table:table-cell table:style-name="ce1" table:formula="of:=[.M102]*3+[.N10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69" calcext:value-type="float">
            <text:p>69</text:p>
          </table:table-cell>
          <table:table-cell office:value-type="float" office:value="39" calcext:value-type="float">
            <text:p>39</text:p>
          </table:table-cell>
          <table:table-cell office:value-type="float" office:value="5208" calcext:value-type="float">
            <text:p>5208</text:p>
          </table:table-cell>
          <table:table-cell office:value-type="float" office:value="2212" calcext:value-type="float">
            <text:p>2212</text:p>
          </table:table-cell>
          <table:table-cell table:formula="of:=([.B103]*[.C103]-[.D103]*[.A103])" office:value-type="float" office:value="2097" calcext:value-type="float">
            <text:p>2097</text:p>
          </table:table-cell>
          <table:table-cell table:formula="of:=[.F103]*[.C103]-[.D103]*[.E103]" office:value-type="float" office:value="-50484" calcext:value-type="float">
            <text:p>-50484</text:p>
          </table:table-cell>
          <table:table-cell table:formula="of:=[.B103]*[.E103]-[.F103]*[.A103]" office:value-type="float" office:value="170716" calcext:value-type="float">
            <text:p>170716</text:p>
          </table:table-cell>
          <table:table-cell table:style-name="ce1" table:formula="of:=MOD([.H103];[.G103])" office:value-type="float" office:value="1941" calcext:value-type="float">
            <text:p>1941</text:p>
          </table:table-cell>
          <table:table-cell table:style-name="ce1" table:formula="of:=MOD([.I103];[.G103])" office:value-type="float" office:value="859" calcext:value-type="float">
            <text:p>859</text:p>
          </table:table-cell>
          <table:table-cell table:style-name="ce1" table:formula="of:=IF([.J103]+[.K103]=0;1;0)" office:value-type="float" office:value="0" calcext:value-type="float">
            <text:p>0</text:p>
          </table:table-cell>
          <table:table-cell table:style-name="ce1" table:formula="of:=[.L103]*[.H103]/[.G103]" office:value-type="float" office:value="-0" calcext:value-type="float">
            <text:p>0</text:p>
          </table:table-cell>
          <table:table-cell table:style-name="ce1" table:formula="of:=[.L103]*[.I103]/[.G103]" office:value-type="float" office:value="0" calcext:value-type="float">
            <text:p>0</text:p>
          </table:table-cell>
          <table:table-cell table:style-name="ce1" table:formula="of:=[.M103]*3+[.N10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38" calcext:value-type="float">
            <text:p>38</text:p>
          </table:table-cell>
          <table:table-cell office:value-type="float" office:value="11" calcext:value-type="float">
            <text:p>11</text:p>
          </table:table-cell>
          <table:table-cell office:value-type="float" office:value="53" calcext:value-type="float">
            <text:p>53</text:p>
          </table:table-cell>
          <table:table-cell office:value-type="float" office:value="4142" calcext:value-type="float">
            <text:p>4142</text:p>
          </table:table-cell>
          <table:table-cell office:value-type="float" office:value="5883" calcext:value-type="float">
            <text:p>5883</text:p>
          </table:table-cell>
          <table:table-cell table:formula="of:=([.B104]*[.C104]-[.D104]*[.A104])" office:value-type="float" office:value="-2921" calcext:value-type="float">
            <text:p>-2921</text:p>
          </table:table-cell>
          <table:table-cell table:formula="of:=[.F104]*[.C104]-[.D104]*[.E104]" office:value-type="float" office:value="-154813" calcext:value-type="float">
            <text:p>-154813</text:p>
          </table:table-cell>
          <table:table-cell table:formula="of:=[.B104]*[.E104]-[.F104]*[.A104]" office:value-type="float" office:value="-213233" calcext:value-type="float">
            <text:p>-213233</text:p>
          </table:table-cell>
          <table:table-cell table:style-name="ce1" table:formula="of:=MOD([.H104];[.G104])" office:value-type="float" office:value="0" calcext:value-type="float">
            <text:p>0</text:p>
          </table:table-cell>
          <table:table-cell table:style-name="ce1" table:formula="of:=MOD([.I104];[.G104])" office:value-type="float" office:value="0" calcext:value-type="float">
            <text:p>0</text:p>
          </table:table-cell>
          <table:table-cell table:style-name="ce1" table:formula="of:=IF([.J104]+[.K104]=0;1;0)" office:value-type="float" office:value="1" calcext:value-type="float">
            <text:p>1</text:p>
          </table:table-cell>
          <table:table-cell table:style-name="ce1" table:formula="of:=[.L104]*[.H104]/[.G104]" office:value-type="float" office:value="53" calcext:value-type="float">
            <text:p>53</text:p>
          </table:table-cell>
          <table:table-cell table:style-name="ce1" table:formula="of:=[.L104]*[.I104]/[.G104]" office:value-type="float" office:value="73" calcext:value-type="float">
            <text:p>73</text:p>
          </table:table-cell>
          <table:table-cell table:style-name="ce1" table:formula="of:=[.M104]*3+[.N104]" office:value-type="float" office:value="232" calcext:value-type="float">
            <text:p>23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1" calcext:value-type="float">
            <text:p>51</text:p>
          </table:table-cell>
          <table:table-cell office:value-type="float" office:value="71" calcext:value-type="float">
            <text:p>71</text:p>
          </table:table-cell>
          <table:table-cell office:value-type="float" office:value="14" calcext:value-type="float">
            <text:p>14</text:p>
          </table:table-cell>
          <table:table-cell office:value-type="float" office:value="7980" calcext:value-type="float">
            <text:p>7980</text:p>
          </table:table-cell>
          <table:table-cell office:value-type="float" office:value="4645" calcext:value-type="float">
            <text:p>4645</text:p>
          </table:table-cell>
          <table:table-cell table:formula="of:=([.B105]*[.C105]-[.D105]*[.A105])" office:value-type="float" office:value="3355" calcext:value-type="float">
            <text:p>3355</text:p>
          </table:table-cell>
          <table:table-cell table:formula="of:=[.F105]*[.C105]-[.D105]*[.E105]" office:value-type="float" office:value="218075" calcext:value-type="float">
            <text:p>218075</text:p>
          </table:table-cell>
          <table:table-cell table:formula="of:=[.B105]*[.E105]-[.F105]*[.A105]" office:value-type="float" office:value="318725" calcext:value-type="float">
            <text:p>318725</text:p>
          </table:table-cell>
          <table:table-cell table:style-name="ce1" table:formula="of:=MOD([.H105];[.G105])" office:value-type="float" office:value="0" calcext:value-type="float">
            <text:p>0</text:p>
          </table:table-cell>
          <table:table-cell table:style-name="ce1" table:formula="of:=MOD([.I105];[.G105])" office:value-type="float" office:value="0" calcext:value-type="float">
            <text:p>0</text:p>
          </table:table-cell>
          <table:table-cell table:style-name="ce1" table:formula="of:=IF([.J105]+[.K105]=0;1;0)" office:value-type="float" office:value="1" calcext:value-type="float">
            <text:p>1</text:p>
          </table:table-cell>
          <table:table-cell table:style-name="ce1" table:formula="of:=[.L105]*[.H105]/[.G105]" office:value-type="float" office:value="65" calcext:value-type="float">
            <text:p>65</text:p>
          </table:table-cell>
          <table:table-cell table:style-name="ce1" table:formula="of:=[.L105]*[.I105]/[.G105]" office:value-type="float" office:value="95" calcext:value-type="float">
            <text:p>95</text:p>
          </table:table-cell>
          <table:table-cell table:style-name="ce1" table:formula="of:=[.M105]*3+[.N105]" office:value-type="float" office:value="290" calcext:value-type="float">
            <text:p>29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9" calcext:value-type="float">
            <text:p>49</text:p>
          </table:table-cell>
          <table:table-cell office:value-type="float" office:value="57" calcext:value-type="float">
            <text:p>57</text:p>
          </table:table-cell>
          <table:table-cell office:value-type="float" office:value="29" calcext:value-type="float">
            <text:p>29</text:p>
          </table:table-cell>
          <table:table-cell office:value-type="float" office:value="8535" calcext:value-type="float">
            <text:p>8535</text:p>
          </table:table-cell>
          <table:table-cell office:value-type="float" office:value="6627" calcext:value-type="float">
            <text:p>6627</text:p>
          </table:table-cell>
          <table:table-cell table:formula="of:=([.B106]*[.C106]-[.D106]*[.A106])" office:value-type="float" office:value="2416" calcext:value-type="float">
            <text:p>2416</text:p>
          </table:table-cell>
          <table:table-cell table:formula="of:=[.F106]*[.C106]-[.D106]*[.E106]" office:value-type="float" office:value="130224" calcext:value-type="float">
            <text:p>130224</text:p>
          </table:table-cell>
          <table:table-cell table:formula="of:=[.B106]*[.E106]-[.F106]*[.A106]" office:value-type="float" office:value="332064" calcext:value-type="float">
            <text:p>332064</text:p>
          </table:table-cell>
          <table:table-cell table:style-name="ce1" table:formula="of:=MOD([.H106];[.G106])" office:value-type="float" office:value="2176" calcext:value-type="float">
            <text:p>2176</text:p>
          </table:table-cell>
          <table:table-cell table:style-name="ce1" table:formula="of:=MOD([.I106];[.G106])" office:value-type="float" office:value="1072" calcext:value-type="float">
            <text:p>1072</text:p>
          </table:table-cell>
          <table:table-cell table:style-name="ce1" table:formula="of:=IF([.J106]+[.K106]=0;1;0)" office:value-type="float" office:value="0" calcext:value-type="float">
            <text:p>0</text:p>
          </table:table-cell>
          <table:table-cell table:style-name="ce1" table:formula="of:=[.L106]*[.H106]/[.G106]" office:value-type="float" office:value="0" calcext:value-type="float">
            <text:p>0</text:p>
          </table:table-cell>
          <table:table-cell table:style-name="ce1" table:formula="of:=[.L106]*[.I106]/[.G106]" office:value-type="float" office:value="0" calcext:value-type="float">
            <text:p>0</text:p>
          </table:table-cell>
          <table:table-cell table:style-name="ce1" table:formula="of:=[.M106]*3+[.N10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8" calcext:value-type="float">
            <text:p>98</text:p>
          </table:table-cell>
          <table:table-cell office:value-type="float" office:value="62" calcext:value-type="float">
            <text:p>62</text:p>
          </table:table-cell>
          <table:table-cell office:value-type="float" office:value="78" calcext:value-type="float">
            <text:p>78</text:p>
          </table:table-cell>
          <table:table-cell office:value-type="float" office:value="1458" calcext:value-type="float">
            <text:p>1458</text:p>
          </table:table-cell>
          <table:table-cell office:value-type="float" office:value="7876" calcext:value-type="float">
            <text:p>7876</text:p>
          </table:table-cell>
          <table:table-cell table:formula="of:=([.B107]*[.C107]-[.D107]*[.A107])" office:value-type="float" office:value="5062" calcext:value-type="float">
            <text:p>5062</text:p>
          </table:table-cell>
          <table:table-cell table:formula="of:=[.F107]*[.C107]-[.D107]*[.E107]" office:value-type="float" office:value="374588" calcext:value-type="float">
            <text:p>374588</text:p>
          </table:table-cell>
          <table:table-cell table:formula="of:=[.B107]*[.E107]-[.F107]*[.A107]" office:value-type="float" office:value="40496" calcext:value-type="float">
            <text:p>40496</text:p>
          </table:table-cell>
          <table:table-cell table:style-name="ce1" table:formula="of:=MOD([.H107];[.G107])" office:value-type="float" office:value="0" calcext:value-type="float">
            <text:p>0</text:p>
          </table:table-cell>
          <table:table-cell table:style-name="ce1" table:formula="of:=MOD([.I107];[.G107])" office:value-type="float" office:value="0" calcext:value-type="float">
            <text:p>0</text:p>
          </table:table-cell>
          <table:table-cell table:style-name="ce1" table:formula="of:=IF([.J107]+[.K107]=0;1;0)" office:value-type="float" office:value="1" calcext:value-type="float">
            <text:p>1</text:p>
          </table:table-cell>
          <table:table-cell table:style-name="ce1" table:formula="of:=[.L107]*[.H107]/[.G107]" office:value-type="float" office:value="74" calcext:value-type="float">
            <text:p>74</text:p>
          </table:table-cell>
          <table:table-cell table:style-name="ce1" table:formula="of:=[.L107]*[.I107]/[.G107]" office:value-type="float" office:value="8" calcext:value-type="float">
            <text:p>8</text:p>
          </table:table-cell>
          <table:table-cell table:style-name="ce1" table:formula="of:=[.M107]*3+[.N107]"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48" calcext:value-type="float">
            <text:p>48</text:p>
          </table:table-cell>
          <table:table-cell office:value-type="float" office:value="4022" calcext:value-type="float">
            <text:p>4022</text:p>
          </table:table-cell>
          <table:table-cell office:value-type="float" office:value="8944" calcext:value-type="float">
            <text:p>8944</text:p>
          </table:table-cell>
          <table:table-cell table:formula="of:=([.B108]*[.C108]-[.D108]*[.A108])" office:value-type="float" office:value="-1120" calcext:value-type="float">
            <text:p>-1120</text:p>
          </table:table-cell>
          <table:table-cell table:formula="of:=[.F108]*[.C108]-[.D108]*[.E108]" office:value-type="float" office:value="-67840" calcext:value-type="float">
            <text:p>-67840</text:p>
          </table:table-cell>
          <table:table-cell table:formula="of:=[.B108]*[.E108]-[.F108]*[.A108]" office:value-type="float" office:value="-186080" calcext:value-type="float">
            <text:p>-186080</text:p>
          </table:table-cell>
          <table:table-cell table:style-name="ce1" table:formula="of:=MOD([.H108];[.G108])" office:value-type="float" office:value="-640" calcext:value-type="float">
            <text:p>-640</text:p>
          </table:table-cell>
          <table:table-cell table:style-name="ce1" table:formula="of:=MOD([.I108];[.G108])" office:value-type="float" office:value="-160" calcext:value-type="float">
            <text:p>-160</text:p>
          </table:table-cell>
          <table:table-cell table:style-name="ce1" table:formula="of:=IF([.J108]+[.K108]=0;1;0)" office:value-type="float" office:value="0" calcext:value-type="float">
            <text:p>0</text:p>
          </table:table-cell>
          <table:table-cell table:style-name="ce1" table:formula="of:=[.L108]*[.H108]/[.G108]" office:value-type="float" office:value="0" calcext:value-type="float">
            <text:p>0</text:p>
          </table:table-cell>
          <table:table-cell table:style-name="ce1" table:formula="of:=[.L108]*[.I108]/[.G108]" office:value-type="float" office:value="0" calcext:value-type="float">
            <text:p>0</text:p>
          </table:table-cell>
          <table:table-cell table:style-name="ce1" table:formula="of:=[.M108]*3+[.N10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87" calcext:value-type="float">
            <text:p>87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2261" calcext:value-type="float">
            <text:p>2261</text:p>
          </table:table-cell>
          <table:table-cell office:value-type="float" office:value="2936" calcext:value-type="float">
            <text:p>2936</text:p>
          </table:table-cell>
          <table:table-cell table:formula="of:=([.B109]*[.C109]-[.D109]*[.A109])" office:value-type="float" office:value="1551" calcext:value-type="float">
            <text:p>1551</text:p>
          </table:table-cell>
          <table:table-cell table:formula="of:=[.F109]*[.C109]-[.D109]*[.E109]" office:value-type="float" office:value="37224" calcext:value-type="float">
            <text:p>37224</text:p>
          </table:table-cell>
          <table:table-cell table:formula="of:=[.B109]*[.E109]-[.F109]*[.A109]" office:value-type="float" office:value="82203" calcext:value-type="float">
            <text:p>82203</text:p>
          </table:table-cell>
          <table:table-cell table:style-name="ce1" table:formula="of:=MOD([.H109];[.G109])" office:value-type="float" office:value="0" calcext:value-type="float">
            <text:p>0</text:p>
          </table:table-cell>
          <table:table-cell table:style-name="ce1" table:formula="of:=MOD([.I109];[.G109])" office:value-type="float" office:value="0" calcext:value-type="float">
            <text:p>0</text:p>
          </table:table-cell>
          <table:table-cell table:style-name="ce1" table:formula="of:=IF([.J109]+[.K109]=0;1;0)" office:value-type="float" office:value="1" calcext:value-type="float">
            <text:p>1</text:p>
          </table:table-cell>
          <table:table-cell table:style-name="ce1" table:formula="of:=[.L109]*[.H109]/[.G109]" office:value-type="float" office:value="24" calcext:value-type="float">
            <text:p>24</text:p>
          </table:table-cell>
          <table:table-cell table:style-name="ce1" table:formula="of:=[.L109]*[.I109]/[.G109]" office:value-type="float" office:value="53" calcext:value-type="float">
            <text:p>53</text:p>
          </table:table-cell>
          <table:table-cell table:style-name="ce1" table:formula="of:=[.M109]*3+[.N109]"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94" calcext:value-type="float">
            <text:p>94</text:p>
          </table:table-cell>
          <table:table-cell office:value-type="float" office:value="86" calcext:value-type="float">
            <text:p>86</text:p>
          </table:table-cell>
          <table:table-cell office:value-type="float" office:value="52" calcext:value-type="float">
            <text:p>52</text:p>
          </table:table-cell>
          <table:table-cell office:value-type="float" office:value="1676" calcext:value-type="float">
            <text:p>1676</text:p>
          </table:table-cell>
          <table:table-cell office:value-type="float" office:value="2860" calcext:value-type="float">
            <text:p>2860</text:p>
          </table:table-cell>
          <table:table-cell table:formula="of:=([.B110]*[.C110]-[.D110]*[.A110])" office:value-type="float" office:value="6108" calcext:value-type="float">
            <text:p>6108</text:p>
          </table:table-cell>
          <table:table-cell table:formula="of:=[.F110]*[.C110]-[.D110]*[.E110]" office:value-type="float" office:value="158808" calcext:value-type="float">
            <text:p>158808</text:p>
          </table:table-cell>
          <table:table-cell table:formula="of:=[.B110]*[.E110]-[.F110]*[.A110]" office:value-type="float" office:value="48864" calcext:value-type="float">
            <text:p>48864</text:p>
          </table:table-cell>
          <table:table-cell table:style-name="ce1" table:formula="of:=MOD([.H110];[.G110])" office:value-type="float" office:value="0" calcext:value-type="float">
            <text:p>0</text:p>
          </table:table-cell>
          <table:table-cell table:style-name="ce1" table:formula="of:=MOD([.I110];[.G110])" office:value-type="float" office:value="0" calcext:value-type="float">
            <text:p>0</text:p>
          </table:table-cell>
          <table:table-cell table:style-name="ce1" table:formula="of:=IF([.J110]+[.K110]=0;1;0)" office:value-type="float" office:value="1" calcext:value-type="float">
            <text:p>1</text:p>
          </table:table-cell>
          <table:table-cell table:style-name="ce1" table:formula="of:=[.L110]*[.H110]/[.G110]" office:value-type="float" office:value="26" calcext:value-type="float">
            <text:p>26</text:p>
          </table:table-cell>
          <table:table-cell table:style-name="ce1" table:formula="of:=[.L110]*[.I110]/[.G110]" office:value-type="float" office:value="8" calcext:value-type="float">
            <text:p>8</text:p>
          </table:table-cell>
          <table:table-cell table:style-name="ce1" table:formula="of:=[.M110]*3+[.N110]" office:value-type="float" office:value="86" calcext:value-type="float">
            <text:p>8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float" office:value="9851" calcext:value-type="float">
            <text:p>9851</text:p>
          </table:table-cell>
          <table:table-cell office:value-type="float" office:value="3451" calcext:value-type="float">
            <text:p>3451</text:p>
          </table:table-cell>
          <table:table-cell table:formula="of:=([.B111]*[.C111]-[.D111]*[.A111])" office:value-type="float" office:value="-1328" calcext:value-type="float">
            <text:p>-1328</text:p>
          </table:table-cell>
          <table:table-cell table:formula="of:=[.F111]*[.C111]-[.D111]*[.E111]" office:value-type="float" office:value="-247216" calcext:value-type="float">
            <text:p>-247216</text:p>
          </table:table-cell>
          <table:table-cell table:formula="of:=[.B111]*[.E111]-[.F111]*[.A111]" office:value-type="float" office:value="36768" calcext:value-type="float">
            <text:p>36768</text:p>
          </table:table-cell>
          <table:table-cell table:style-name="ce1" table:formula="of:=MOD([.H111];[.G111])" office:value-type="float" office:value="-208" calcext:value-type="float">
            <text:p>-208</text:p>
          </table:table-cell>
          <table:table-cell table:style-name="ce1" table:formula="of:=MOD([.I111];[.G111])" office:value-type="float" office:value="-416" calcext:value-type="float">
            <text:p>-416</text:p>
          </table:table-cell>
          <table:table-cell table:style-name="ce1" table:formula="of:=IF([.J111]+[.K111]=0;1;0)" office:value-type="float" office:value="0" calcext:value-type="float">
            <text:p>0</text:p>
          </table:table-cell>
          <table:table-cell table:style-name="ce1" table:formula="of:=[.L111]*[.H111]/[.G111]" office:value-type="float" office:value="0" calcext:value-type="float">
            <text:p>0</text:p>
          </table:table-cell>
          <table:table-cell table:style-name="ce1" table:formula="of:=[.L111]*[.I111]/[.G111]" office:value-type="float" office:value="-0" calcext:value-type="float">
            <text:p>0</text:p>
          </table:table-cell>
          <table:table-cell table:style-name="ce1" table:formula="of:=[.M111]*3+[.N11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79" calcext:value-type="float">
            <text:p>79</text:p>
          </table:table-cell>
          <table:table-cell office:value-type="float" office:value="46" calcext:value-type="float">
            <text:p>46</text:p>
          </table:table-cell>
          <table:table-cell office:value-type="float" office:value="8986" calcext:value-type="float">
            <text:p>8986</text:p>
          </table:table-cell>
          <table:table-cell office:value-type="float" office:value="4303" calcext:value-type="float">
            <text:p>4303</text:p>
          </table:table-cell>
          <table:table-cell table:formula="of:=([.B112]*[.C112]-[.D112]*[.A112])" office:value-type="float" office:value="2661" calcext:value-type="float">
            <text:p>2661</text:p>
          </table:table-cell>
          <table:table-cell table:formula="of:=[.F112]*[.C112]-[.D112]*[.E112]" office:value-type="float" office:value="-73419" calcext:value-type="float">
            <text:p>-73419</text:p>
          </table:table-cell>
          <table:table-cell table:formula="of:=[.B112]*[.E112]-[.F112]*[.A112]" office:value-type="float" office:value="317550" calcext:value-type="float">
            <text:p>317550</text:p>
          </table:table-cell>
          <table:table-cell table:style-name="ce1" table:formula="of:=MOD([.H112];[.G112])" office:value-type="float" office:value="1089" calcext:value-type="float">
            <text:p>1089</text:p>
          </table:table-cell>
          <table:table-cell table:style-name="ce1" table:formula="of:=MOD([.I112];[.G112])" office:value-type="float" office:value="891" calcext:value-type="float">
            <text:p>891</text:p>
          </table:table-cell>
          <table:table-cell table:style-name="ce1" table:formula="of:=IF([.J112]+[.K112]=0;1;0)" office:value-type="float" office:value="0" calcext:value-type="float">
            <text:p>0</text:p>
          </table:table-cell>
          <table:table-cell table:style-name="ce1" table:formula="of:=[.L112]*[.H112]/[.G112]" office:value-type="float" office:value="-0" calcext:value-type="float">
            <text:p>0</text:p>
          </table:table-cell>
          <table:table-cell table:style-name="ce1" table:formula="of:=[.L112]*[.I112]/[.G112]" office:value-type="float" office:value="0" calcext:value-type="float">
            <text:p>0</text:p>
          </table:table-cell>
          <table:table-cell table:style-name="ce1" table:formula="of:=[.M112]*3+[.N11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float" office:value="367" calcext:value-type="float">
            <text:p>367</text:p>
          </table:table-cell>
          <table:table-cell office:value-type="float" office:value="3816" calcext:value-type="float">
            <text:p>3816</text:p>
          </table:table-cell>
          <table:table-cell table:formula="of:=([.B113]*[.C113]-[.D113]*[.A113])" office:value-type="float" office:value="-1642" calcext:value-type="float">
            <text:p>-1642</text:p>
          </table:table-cell>
          <table:table-cell table:formula="of:=[.F113]*[.C113]-[.D113]*[.E113]" office:value-type="float" office:value="59292" calcext:value-type="float">
            <text:p>59292</text:p>
          </table:table-cell>
          <table:table-cell table:formula="of:=[.B113]*[.E113]-[.F113]*[.A113]" office:value-type="float" office:value="-197110" calcext:value-type="float">
            <text:p>-197110</text:p>
          </table:table-cell>
          <table:table-cell table:style-name="ce1" table:formula="of:=MOD([.H113];[.G113])" office:value-type="float" office:value="-1462" calcext:value-type="float">
            <text:p>-1462</text:p>
          </table:table-cell>
          <table:table-cell table:style-name="ce1" table:formula="of:=MOD([.I113];[.G113])" office:value-type="float" office:value="-70" calcext:value-type="float">
            <text:p>-70</text:p>
          </table:table-cell>
          <table:table-cell table:style-name="ce1" table:formula="of:=IF([.J113]+[.K113]=0;1;0)" office:value-type="float" office:value="0" calcext:value-type="float">
            <text:p>0</text:p>
          </table:table-cell>
          <table:table-cell table:style-name="ce1" table:formula="of:=[.L113]*[.H113]/[.G113]" office:value-type="float" office:value="-0" calcext:value-type="float">
            <text:p>0</text:p>
          </table:table-cell>
          <table:table-cell table:style-name="ce1" table:formula="of:=[.L113]*[.I113]/[.G113]" office:value-type="float" office:value="0" calcext:value-type="float">
            <text:p>0</text:p>
          </table:table-cell>
          <table:table-cell table:style-name="ce1" table:formula="of:=[.M113]*3+[.N11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8160" calcext:value-type="float">
            <text:p>8160</text:p>
          </table:table-cell>
          <table:table-cell office:value-type="float" office:value="16485" calcext:value-type="float">
            <text:p>16485</text:p>
          </table:table-cell>
          <table:table-cell table:formula="of:=([.B114]*[.C114]-[.D114]*[.A114])" office:value-type="float" office:value="1669" calcext:value-type="float">
            <text:p>1669</text:p>
          </table:table-cell>
          <table:table-cell table:formula="of:=[.F114]*[.C114]-[.D114]*[.E114]" office:value-type="float" office:value="513015" calcext:value-type="float">
            <text:p>513015</text:p>
          </table:table-cell>
          <table:table-cell table:formula="of:=[.B114]*[.E114]-[.F114]*[.A114]" office:value-type="float" office:value="-29265" calcext:value-type="float">
            <text:p>-29265</text:p>
          </table:table-cell>
          <table:table-cell table:style-name="ce1" table:formula="of:=MOD([.H114];[.G114])" office:value-type="float" office:value="632" calcext:value-type="float">
            <text:p>632</text:p>
          </table:table-cell>
          <table:table-cell table:style-name="ce1" table:formula="of:=MOD([.I114];[.G114])" office:value-type="float" office:value="777" calcext:value-type="float">
            <text:p>777</text:p>
          </table:table-cell>
          <table:table-cell table:style-name="ce1" table:formula="of:=IF([.J114]+[.K114]=0;1;0)" office:value-type="float" office:value="0" calcext:value-type="float">
            <text:p>0</text:p>
          </table:table-cell>
          <table:table-cell table:style-name="ce1" table:formula="of:=[.L114]*[.H114]/[.G114]" office:value-type="float" office:value="0" calcext:value-type="float">
            <text:p>0</text:p>
          </table:table-cell>
          <table:table-cell table:style-name="ce1" table:formula="of:=[.L114]*[.I114]/[.G114]" office:value-type="float" office:value="-0" calcext:value-type="float">
            <text:p>0</text:p>
          </table:table-cell>
          <table:table-cell table:style-name="ce1" table:formula="of:=[.M114]*3+[.N11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76" calcext:value-type="float">
            <text:p>76</text:p>
          </table:table-cell>
          <table:table-cell office:value-type="float" office:value="11992" calcext:value-type="float">
            <text:p>11992</text:p>
          </table:table-cell>
          <table:table-cell office:value-type="float" office:value="7494" calcext:value-type="float">
            <text:p>7494</text:p>
          </table:table-cell>
          <table:table-cell table:formula="of:=([.B115]*[.C115]-[.D115]*[.A115])" office:value-type="float" office:value="-2444" calcext:value-type="float">
            <text:p>-2444</text:p>
          </table:table-cell>
          <table:table-cell table:formula="of:=[.F115]*[.C115]-[.D115]*[.E115]" office:value-type="float" office:value="-536692" calcext:value-type="float">
            <text:p>-536692</text:p>
          </table:table-cell>
          <table:table-cell table:formula="of:=[.B115]*[.E115]-[.F115]*[.A115]" office:value-type="float" office:value="-113880" calcext:value-type="float">
            <text:p>-113880</text:p>
          </table:table-cell>
          <table:table-cell table:style-name="ce1" table:formula="of:=MOD([.H115];[.G115])" office:value-type="float" office:value="-1456" calcext:value-type="float">
            <text:p>-1456</text:p>
          </table:table-cell>
          <table:table-cell table:style-name="ce1" table:formula="of:=MOD([.I115];[.G115])" office:value-type="float" office:value="-1456" calcext:value-type="float">
            <text:p>-1456</text:p>
          </table:table-cell>
          <table:table-cell table:style-name="ce1" table:formula="of:=IF([.J115]+[.K115]=0;1;0)" office:value-type="float" office:value="0" calcext:value-type="float">
            <text:p>0</text:p>
          </table:table-cell>
          <table:table-cell table:style-name="ce1" table:formula="of:=[.L115]*[.H115]/[.G115]" office:value-type="float" office:value="0" calcext:value-type="float">
            <text:p>0</text:p>
          </table:table-cell>
          <table:table-cell table:style-name="ce1" table:formula="of:=[.L115]*[.I115]/[.G115]" office:value-type="float" office:value="0" calcext:value-type="float">
            <text:p>0</text:p>
          </table:table-cell>
          <table:table-cell table:style-name="ce1" table:formula="of:=[.M115]*3+[.N11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89" calcext:value-type="float">
            <text:p>89</text:p>
          </table:table-cell>
          <table:table-cell office:value-type="float" office:value="6011" calcext:value-type="float">
            <text:p>6011</text:p>
          </table:table-cell>
          <table:table-cell office:value-type="float" office:value="10202" calcext:value-type="float">
            <text:p>10202</text:p>
          </table:table-cell>
          <table:table-cell table:formula="of:=([.B116]*[.C116]-[.D116]*[.A116])" office:value-type="float" office:value="-5253" calcext:value-type="float">
            <text:p>-5253</text:p>
          </table:table-cell>
          <table:table-cell table:formula="of:=[.F116]*[.C116]-[.D116]*[.E116]" office:value-type="float" office:value="-330939" calcext:value-type="float">
            <text:p>-330939</text:p>
          </table:table-cell>
          <table:table-cell table:formula="of:=[.B116]*[.E116]-[.F116]*[.A116]" office:value-type="float" office:value="-304674" calcext:value-type="float">
            <text:p>-304674</text:p>
          </table:table-cell>
          <table:table-cell table:style-name="ce1" table:formula="of:=MOD([.H116];[.G116])" office:value-type="float" office:value="0" calcext:value-type="float">
            <text:p>0</text:p>
          </table:table-cell>
          <table:table-cell table:style-name="ce1" table:formula="of:=MOD([.I116];[.G116])" office:value-type="float" office:value="0" calcext:value-type="float">
            <text:p>0</text:p>
          </table:table-cell>
          <table:table-cell table:style-name="ce1" table:formula="of:=IF([.J116]+[.K116]=0;1;0)" office:value-type="float" office:value="1" calcext:value-type="float">
            <text:p>1</text:p>
          </table:table-cell>
          <table:table-cell table:style-name="ce1" table:formula="of:=[.L116]*[.H116]/[.G116]" office:value-type="float" office:value="63" calcext:value-type="float">
            <text:p>63</text:p>
          </table:table-cell>
          <table:table-cell table:style-name="ce1" table:formula="of:=[.L116]*[.I116]/[.G116]" office:value-type="float" office:value="58" calcext:value-type="float">
            <text:p>58</text:p>
          </table:table-cell>
          <table:table-cell table:style-name="ce1" table:formula="of:=[.M116]*3+[.N116]" office:value-type="float" office:value="247" calcext:value-type="float">
            <text:p>24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71" calcext:value-type="float">
            <text:p>71</text:p>
          </table:table-cell>
          <table:table-cell office:value-type="float" office:value="43" calcext:value-type="float">
            <text:p>43</text:p>
          </table:table-cell>
          <table:table-cell office:value-type="float" office:value="16" calcext:value-type="float">
            <text:p>16</text:p>
          </table:table-cell>
          <table:table-cell office:value-type="float" office:value="17515" calcext:value-type="float">
            <text:p>17515</text:p>
          </table:table-cell>
          <table:table-cell office:value-type="float" office:value="11685" calcext:value-type="float">
            <text:p>11685</text:p>
          </table:table-cell>
          <table:table-cell table:formula="of:=([.B117]*[.C117]-[.D117]*[.A117])" office:value-type="float" office:value="2285" calcext:value-type="float">
            <text:p>2285</text:p>
          </table:table-cell>
          <table:table-cell table:formula="of:=[.F117]*[.C117]-[.D117]*[.E117]" office:value-type="float" office:value="222215" calcext:value-type="float">
            <text:p>222215</text:p>
          </table:table-cell>
          <table:table-cell table:formula="of:=[.B117]*[.E117]-[.F117]*[.A117]" office:value-type="float" office:value="682685" calcext:value-type="float">
            <text:p>682685</text:p>
          </table:table-cell>
          <table:table-cell table:style-name="ce1" table:formula="of:=MOD([.H117];[.G117])" office:value-type="float" office:value="570" calcext:value-type="float">
            <text:p>570</text:p>
          </table:table-cell>
          <table:table-cell table:style-name="ce1" table:formula="of:=MOD([.I117];[.G117])" office:value-type="float" office:value="1755" calcext:value-type="float">
            <text:p>1755</text:p>
          </table:table-cell>
          <table:table-cell table:style-name="ce1" table:formula="of:=IF([.J117]+[.K117]=0;1;0)" office:value-type="float" office:value="0" calcext:value-type="float">
            <text:p>0</text:p>
          </table:table-cell>
          <table:table-cell table:style-name="ce1" table:formula="of:=[.L117]*[.H117]/[.G117]" office:value-type="float" office:value="0" calcext:value-type="float">
            <text:p>0</text:p>
          </table:table-cell>
          <table:table-cell table:style-name="ce1" table:formula="of:=[.L117]*[.I117]/[.G117]" office:value-type="float" office:value="0" calcext:value-type="float">
            <text:p>0</text:p>
          </table:table-cell>
          <table:table-cell table:style-name="ce1" table:formula="of:=[.M117]*3+[.N11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9760" calcext:value-type="float">
            <text:p>9760</text:p>
          </table:table-cell>
          <table:table-cell office:value-type="float" office:value="2118" calcext:value-type="float">
            <text:p>2118</text:p>
          </table:table-cell>
          <table:table-cell table:formula="of:=([.B118]*[.C118]-[.D118]*[.A118])" office:value-type="float" office:value="-4288" calcext:value-type="float">
            <text:p>-4288</text:p>
          </table:table-cell>
          <table:table-cell table:formula="of:=[.F118]*[.C118]-[.D118]*[.E118]" office:value-type="float" office:value="-420224" calcext:value-type="float">
            <text:p>-420224</text:p>
          </table:table-cell>
          <table:table-cell table:formula="of:=[.B118]*[.E118]-[.F118]*[.A118]" office:value-type="float" office:value="-47168" calcext:value-type="float">
            <text:p>-47168</text:p>
          </table:table-cell>
          <table:table-cell table:style-name="ce1" table:formula="of:=MOD([.H118];[.G118])" office:value-type="float" office:value="0" calcext:value-type="float">
            <text:p>0</text:p>
          </table:table-cell>
          <table:table-cell table:style-name="ce1" table:formula="of:=MOD([.I118];[.G118])" office:value-type="float" office:value="0" calcext:value-type="float">
            <text:p>0</text:p>
          </table:table-cell>
          <table:table-cell table:style-name="ce1" table:formula="of:=IF([.J118]+[.K118]=0;1;0)" office:value-type="float" office:value="1" calcext:value-type="float">
            <text:p>1</text:p>
          </table:table-cell>
          <table:table-cell table:style-name="ce1" table:formula="of:=[.L118]*[.H118]/[.G118]" office:value-type="float" office:value="98" calcext:value-type="float">
            <text:p>98</text:p>
          </table:table-cell>
          <table:table-cell table:style-name="ce1" table:formula="of:=[.L118]*[.I118]/[.G118]" office:value-type="float" office:value="11" calcext:value-type="float">
            <text:p>11</text:p>
          </table:table-cell>
          <table:table-cell table:style-name="ce1" table:formula="of:=[.M118]*3+[.N118]" office:value-type="float" office:value="305" calcext:value-type="float">
            <text:p>30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  <table:table-cell office:value-type="float" office:value="53" calcext:value-type="float">
            <text:p>53</text:p>
          </table:table-cell>
          <table:table-cell office:value-type="float" office:value="15" calcext:value-type="float">
            <text:p>15</text:p>
          </table:table-cell>
          <table:table-cell office:value-type="float" office:value="4867" calcext:value-type="float">
            <text:p>4867</text:p>
          </table:table-cell>
          <table:table-cell office:value-type="float" office:value="6185" calcext:value-type="float">
            <text:p>6185</text:p>
          </table:table-cell>
          <table:table-cell table:formula="of:=([.B119]*[.C119]-[.D119]*[.A119])" office:value-type="float" office:value="3185" calcext:value-type="float">
            <text:p>3185</text:p>
          </table:table-cell>
          <table:table-cell table:formula="of:=[.F119]*[.C119]-[.D119]*[.E119]" office:value-type="float" office:value="254800" calcext:value-type="float">
            <text:p>254800</text:p>
          </table:table-cell>
          <table:table-cell table:formula="of:=[.B119]*[.E119]-[.F119]*[.A119]" office:value-type="float" office:value="124215" calcext:value-type="float">
            <text:p>124215</text:p>
          </table:table-cell>
          <table:table-cell table:style-name="ce1" table:formula="of:=MOD([.H119];[.G119])" office:value-type="float" office:value="0" calcext:value-type="float">
            <text:p>0</text:p>
          </table:table-cell>
          <table:table-cell table:style-name="ce1" table:formula="of:=MOD([.I119];[.G119])" office:value-type="float" office:value="0" calcext:value-type="float">
            <text:p>0</text:p>
          </table:table-cell>
          <table:table-cell table:style-name="ce1" table:formula="of:=IF([.J119]+[.K119]=0;1;0)" office:value-type="float" office:value="1" calcext:value-type="float">
            <text:p>1</text:p>
          </table:table-cell>
          <table:table-cell table:style-name="ce1" table:formula="of:=[.L119]*[.H119]/[.G119]" office:value-type="float" office:value="80" calcext:value-type="float">
            <text:p>80</text:p>
          </table:table-cell>
          <table:table-cell table:style-name="ce1" table:formula="of:=[.L119]*[.I119]/[.G119]" office:value-type="float" office:value="39" calcext:value-type="float">
            <text:p>39</text:p>
          </table:table-cell>
          <table:table-cell table:style-name="ce1" table:formula="of:=[.M119]*3+[.N119]" office:value-type="float" office:value="279" calcext:value-type="float">
            <text:p>27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77" calcext:value-type="float">
            <text:p>77</text:p>
          </table:table-cell>
          <table:table-cell office:value-type="float" office:value="48" calcext:value-type="float">
            <text:p>48</text:p>
          </table:table-cell>
          <table:table-cell office:value-type="float" office:value="5018" calcext:value-type="float">
            <text:p>5018</text:p>
          </table:table-cell>
          <table:table-cell office:value-type="float" office:value="7024" calcext:value-type="float">
            <text:p>7024</text:p>
          </table:table-cell>
          <table:table-cell table:formula="of:=([.B120]*[.C120]-[.D120]*[.A120])" office:value-type="float" office:value="1763" calcext:value-type="float">
            <text:p>1763</text:p>
          </table:table-cell>
          <table:table-cell table:formula="of:=[.F120]*[.C120]-[.D120]*[.E120]" office:value-type="float" office:value="299984" calcext:value-type="float">
            <text:p>299984</text:p>
          </table:table-cell>
          <table:table-cell table:formula="of:=[.B120]*[.E120]-[.F120]*[.A120]" office:value-type="float" office:value="64246" calcext:value-type="float">
            <text:p>64246</text:p>
          </table:table-cell>
          <table:table-cell table:style-name="ce1" table:formula="of:=MOD([.H120];[.G120])" office:value-type="float" office:value="274" calcext:value-type="float">
            <text:p>274</text:p>
          </table:table-cell>
          <table:table-cell table:style-name="ce1" table:formula="of:=MOD([.I120];[.G120])" office:value-type="float" office:value="778" calcext:value-type="float">
            <text:p>778</text:p>
          </table:table-cell>
          <table:table-cell table:style-name="ce1" table:formula="of:=IF([.J120]+[.K120]=0;1;0)" office:value-type="float" office:value="0" calcext:value-type="float">
            <text:p>0</text:p>
          </table:table-cell>
          <table:table-cell table:style-name="ce1" table:formula="of:=[.L120]*[.H120]/[.G120]" office:value-type="float" office:value="0" calcext:value-type="float">
            <text:p>0</text:p>
          </table:table-cell>
          <table:table-cell table:style-name="ce1" table:formula="of:=[.L120]*[.I120]/[.G120]" office:value-type="float" office:value="0" calcext:value-type="float">
            <text:p>0</text:p>
          </table:table-cell>
          <table:table-cell table:style-name="ce1" table:formula="of:=[.M120]*3+[.N12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80" calcext:value-type="float">
            <text:p>80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1611" calcext:value-type="float">
            <text:p>1611</text:p>
          </table:table-cell>
          <table:table-cell office:value-type="float" office:value="5801" calcext:value-type="float">
            <text:p>5801</text:p>
          </table:table-cell>
          <table:table-cell table:formula="of:=([.B121]*[.C121]-[.D121]*[.A121])" office:value-type="float" office:value="4114" calcext:value-type="float">
            <text:p>4114</text:p>
          </table:table-cell>
          <table:table-cell table:formula="of:=[.F121]*[.C121]-[.D121]*[.E121]" office:value-type="float" office:value="301334" calcext:value-type="float">
            <text:p>301334</text:p>
          </table:table-cell>
          <table:table-cell table:formula="of:=[.B121]*[.E121]-[.F121]*[.A121]" office:value-type="float" office:value="-21946" calcext:value-type="float">
            <text:p>-21946</text:p>
          </table:table-cell>
          <table:table-cell table:style-name="ce1" table:formula="of:=MOD([.H121];[.G121])" office:value-type="float" office:value="1012" calcext:value-type="float">
            <text:p>1012</text:p>
          </table:table-cell>
          <table:table-cell table:style-name="ce1" table:formula="of:=MOD([.I121];[.G121])" office:value-type="float" office:value="2738" calcext:value-type="float">
            <text:p>2738</text:p>
          </table:table-cell>
          <table:table-cell table:style-name="ce1" table:formula="of:=IF([.J121]+[.K121]=0;1;0)" office:value-type="float" office:value="0" calcext:value-type="float">
            <text:p>0</text:p>
          </table:table-cell>
          <table:table-cell table:style-name="ce1" table:formula="of:=[.L121]*[.H121]/[.G121]" office:value-type="float" office:value="0" calcext:value-type="float">
            <text:p>0</text:p>
          </table:table-cell>
          <table:table-cell table:style-name="ce1" table:formula="of:=[.L121]*[.I121]/[.G121]" office:value-type="float" office:value="-0" calcext:value-type="float">
            <text:p>0</text:p>
          </table:table-cell>
          <table:table-cell table:style-name="ce1" table:formula="of:=[.M121]*3+[.N12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41" calcext:value-type="float">
            <text:p>41</text:p>
          </table:table-cell>
          <table:table-cell office:value-type="float" office:value="12" calcext:value-type="float">
            <text:p>12</text:p>
          </table:table-cell>
          <table:table-cell office:value-type="float" office:value="16306" calcext:value-type="float">
            <text:p>16306</text:p>
          </table:table-cell>
          <table:table-cell office:value-type="float" office:value="4586" calcext:value-type="float">
            <text:p>4586</text:p>
          </table:table-cell>
          <table:table-cell table:formula="of:=([.B122]*[.C122]-[.D122]*[.A122])" office:value-type="float" office:value="1002" calcext:value-type="float">
            <text:p>1002</text:p>
          </table:table-cell>
          <table:table-cell table:formula="of:=[.F122]*[.C122]-[.D122]*[.E122]" office:value-type="float" office:value="-7646" calcext:value-type="float">
            <text:p>-7646</text:p>
          </table:table-cell>
          <table:table-cell table:formula="of:=[.B122]*[.E122]-[.F122]*[.A122]" office:value-type="float" office:value="402046" calcext:value-type="float">
            <text:p>402046</text:p>
          </table:table-cell>
          <table:table-cell table:style-name="ce1" table:formula="of:=MOD([.H122];[.G122])" office:value-type="float" office:value="370" calcext:value-type="float">
            <text:p>370</text:p>
          </table:table-cell>
          <table:table-cell table:style-name="ce1" table:formula="of:=MOD([.I122];[.G122])" office:value-type="float" office:value="244" calcext:value-type="float">
            <text:p>244</text:p>
          </table:table-cell>
          <table:table-cell table:style-name="ce1" table:formula="of:=IF([.J122]+[.K122]=0;1;0)" office:value-type="float" office:value="0" calcext:value-type="float">
            <text:p>0</text:p>
          </table:table-cell>
          <table:table-cell table:style-name="ce1" table:formula="of:=[.L122]*[.H122]/[.G122]" office:value-type="float" office:value="-0" calcext:value-type="float">
            <text:p>0</text:p>
          </table:table-cell>
          <table:table-cell table:style-name="ce1" table:formula="of:=[.L122]*[.I122]/[.G122]" office:value-type="float" office:value="0" calcext:value-type="float">
            <text:p>0</text:p>
          </table:table-cell>
          <table:table-cell table:style-name="ce1" table:formula="of:=[.M122]*3+[.N12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6" calcext:value-type="float">
            <text:p>76</text:p>
          </table:table-cell>
          <table:table-cell office:value-type="float" office:value="96" calcext:value-type="float">
            <text:p>96</text:p>
          </table:table-cell>
          <table:table-cell office:value-type="float" office:value="73" calcext:value-type="float">
            <text:p>73</text:p>
          </table:table-cell>
          <table:table-cell office:value-type="float" office:value="6496" calcext:value-type="float">
            <text:p>6496</text:p>
          </table:table-cell>
          <table:table-cell office:value-type="float" office:value="9171" calcext:value-type="float">
            <text:p>9171</text:p>
          </table:table-cell>
          <table:table-cell table:formula="of:=([.B123]*[.C123]-[.D123]*[.A123])" office:value-type="float" office:value="6347" calcext:value-type="float">
            <text:p>6347</text:p>
          </table:table-cell>
          <table:table-cell table:formula="of:=[.F123]*[.C123]-[.D123]*[.E123]" office:value-type="float" office:value="406208" calcext:value-type="float">
            <text:p>406208</text:p>
          </table:table-cell>
          <table:table-cell table:formula="of:=[.B123]*[.E123]-[.F123]*[.A123]" office:value-type="float" office:value="374473" calcext:value-type="float">
            <text:p>374473</text:p>
          </table:table-cell>
          <table:table-cell table:style-name="ce1" table:formula="of:=MOD([.H123];[.G123])" office:value-type="float" office:value="0" calcext:value-type="float">
            <text:p>0</text:p>
          </table:table-cell>
          <table:table-cell table:style-name="ce1" table:formula="of:=MOD([.I123];[.G123])" office:value-type="float" office:value="0" calcext:value-type="float">
            <text:p>0</text:p>
          </table:table-cell>
          <table:table-cell table:style-name="ce1" table:formula="of:=IF([.J123]+[.K123]=0;1;0)" office:value-type="float" office:value="1" calcext:value-type="float">
            <text:p>1</text:p>
          </table:table-cell>
          <table:table-cell table:style-name="ce1" table:formula="of:=[.L123]*[.H123]/[.G123]" office:value-type="float" office:value="64" calcext:value-type="float">
            <text:p>64</text:p>
          </table:table-cell>
          <table:table-cell table:style-name="ce1" table:formula="of:=[.L123]*[.I123]/[.G123]" office:value-type="float" office:value="59" calcext:value-type="float">
            <text:p>59</text:p>
          </table:table-cell>
          <table:table-cell table:style-name="ce1" table:formula="of:=[.M123]*3+[.N123]" office:value-type="float" office:value="251" calcext:value-type="float">
            <text:p>25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float" office:value="17" calcext:value-type="float">
            <text:p>17</text:p>
          </table:table-cell>
          <table:table-cell office:value-type="float" office:value="3517" calcext:value-type="float">
            <text:p>3517</text:p>
          </table:table-cell>
          <table:table-cell office:value-type="float" office:value="16662" calcext:value-type="float">
            <text:p>16662</text:p>
          </table:table-cell>
          <table:table-cell table:formula="of:=([.B124]*[.C124]-[.D124]*[.A124])" office:value-type="float" office:value="4421" calcext:value-type="float">
            <text:p>4421</text:p>
          </table:table-cell>
          <table:table-cell table:formula="of:=[.F124]*[.C124]-[.D124]*[.E124]" office:value-type="float" office:value="1089889" calcext:value-type="float">
            <text:p>1089889</text:p>
          </table:table-cell>
          <table:table-cell table:formula="of:=[.B124]*[.E124]-[.F124]*[.A124]" office:value-type="float" office:value="-90567" calcext:value-type="float">
            <text:p>-90567</text:p>
          </table:table-cell>
          <table:table-cell table:style-name="ce1" table:formula="of:=MOD([.H124];[.G124])" office:value-type="float" office:value="2323" calcext:value-type="float">
            <text:p>2323</text:p>
          </table:table-cell>
          <table:table-cell table:style-name="ce1" table:formula="of:=MOD([.I124];[.G124])" office:value-type="float" office:value="2274" calcext:value-type="float">
            <text:p>2274</text:p>
          </table:table-cell>
          <table:table-cell table:style-name="ce1" table:formula="of:=IF([.J124]+[.K124]=0;1;0)" office:value-type="float" office:value="0" calcext:value-type="float">
            <text:p>0</text:p>
          </table:table-cell>
          <table:table-cell table:style-name="ce1" table:formula="of:=[.L124]*[.H124]/[.G124]" office:value-type="float" office:value="0" calcext:value-type="float">
            <text:p>0</text:p>
          </table:table-cell>
          <table:table-cell table:style-name="ce1" table:formula="of:=[.L124]*[.I124]/[.G124]" office:value-type="float" office:value="-0" calcext:value-type="float">
            <text:p>0</text:p>
          </table:table-cell>
          <table:table-cell table:style-name="ce1" table:formula="of:=[.M124]*3+[.N12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98" calcext:value-type="float">
            <text:p>98</text:p>
          </table:table-cell>
          <table:table-cell office:value-type="float" office:value="2171" calcext:value-type="float">
            <text:p>2171</text:p>
          </table:table-cell>
          <table:table-cell office:value-type="float" office:value="4780" calcext:value-type="float">
            <text:p>4780</text:p>
          </table:table-cell>
          <table:table-cell table:formula="of:=([.B125]*[.C125]-[.D125]*[.A125])" office:value-type="float" office:value="-6806" calcext:value-type="float">
            <text:p>-6806</text:p>
          </table:table-cell>
          <table:table-cell table:formula="of:=[.F125]*[.C125]-[.D125]*[.E125]" office:value-type="float" office:value="-88478" calcext:value-type="float">
            <text:p>-88478</text:p>
          </table:table-cell>
          <table:table-cell table:formula="of:=[.B125]*[.E125]-[.F125]*[.A125]" office:value-type="float" office:value="-299464" calcext:value-type="float">
            <text:p>-299464</text:p>
          </table:table-cell>
          <table:table-cell table:style-name="ce1" table:formula="of:=MOD([.H125];[.G125])" office:value-type="float" office:value="0" calcext:value-type="float">
            <text:p>0</text:p>
          </table:table-cell>
          <table:table-cell table:style-name="ce1" table:formula="of:=MOD([.I125];[.G125])" office:value-type="float" office:value="0" calcext:value-type="float">
            <text:p>0</text:p>
          </table:table-cell>
          <table:table-cell table:style-name="ce1" table:formula="of:=IF([.J125]+[.K125]=0;1;0)" office:value-type="float" office:value="1" calcext:value-type="float">
            <text:p>1</text:p>
          </table:table-cell>
          <table:table-cell table:style-name="ce1" table:formula="of:=[.L125]*[.H125]/[.G125]" office:value-type="float" office:value="13" calcext:value-type="float">
            <text:p>13</text:p>
          </table:table-cell>
          <table:table-cell table:style-name="ce1" table:formula="of:=[.L125]*[.I125]/[.G125]" office:value-type="float" office:value="44" calcext:value-type="float">
            <text:p>44</text:p>
          </table:table-cell>
          <table:table-cell table:style-name="ce1" table:formula="of:=[.M125]*3+[.N125]" office:value-type="float" office:value="83" calcext:value-type="float">
            <text:p>8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85" calcext:value-type="float">
            <text:p>85</text:p>
          </table:table-cell>
          <table:table-cell office:value-type="float" office:value="93" calcext:value-type="float">
            <text:p>93</text:p>
          </table:table-cell>
          <table:table-cell office:value-type="float" office:value="19" calcext:value-type="float">
            <text:p>19</text:p>
          </table:table-cell>
          <table:table-cell office:value-type="float" office:value="3411" calcext:value-type="float">
            <text:p>3411</text:p>
          </table:table-cell>
          <table:table-cell office:value-type="float" office:value="7452" calcext:value-type="float">
            <text:p>7452</text:p>
          </table:table-cell>
          <table:table-cell table:formula="of:=([.B126]*[.C126]-[.D126]*[.A126])" office:value-type="float" office:value="7221" calcext:value-type="float">
            <text:p>7221</text:p>
          </table:table-cell>
          <table:table-cell table:formula="of:=[.F126]*[.C126]-[.D126]*[.E126]" office:value-type="float" office:value="628227" calcext:value-type="float">
            <text:p>628227</text:p>
          </table:table-cell>
          <table:table-cell table:formula="of:=[.B126]*[.E126]-[.F126]*[.A126]" office:value-type="float" office:value="21663" calcext:value-type="float">
            <text:p>21663</text:p>
          </table:table-cell>
          <table:table-cell table:style-name="ce1" table:formula="of:=MOD([.H126];[.G126])" office:value-type="float" office:value="0" calcext:value-type="float">
            <text:p>0</text:p>
          </table:table-cell>
          <table:table-cell table:style-name="ce1" table:formula="of:=MOD([.I126];[.G126])" office:value-type="float" office:value="0" calcext:value-type="float">
            <text:p>0</text:p>
          </table:table-cell>
          <table:table-cell table:style-name="ce1" table:formula="of:=IF([.J126]+[.K126]=0;1;0)" office:value-type="float" office:value="1" calcext:value-type="float">
            <text:p>1</text:p>
          </table:table-cell>
          <table:table-cell table:style-name="ce1" table:formula="of:=[.L126]*[.H126]/[.G126]" office:value-type="float" office:value="87" calcext:value-type="float">
            <text:p>87</text:p>
          </table:table-cell>
          <table:table-cell table:style-name="ce1" table:formula="of:=[.L126]*[.I126]/[.G126]" office:value-type="float" office:value="3" calcext:value-type="float">
            <text:p>3</text:p>
          </table:table-cell>
          <table:table-cell table:style-name="ce1" table:formula="of:=[.M126]*3+[.N126]" office:value-type="float" office:value="264" calcext:value-type="float">
            <text:p>26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73" calcext:value-type="float">
            <text:p>73</text:p>
          </table:table-cell>
          <table:table-cell office:value-type="float" office:value="52" calcext:value-type="float">
            <text:p>52</text:p>
          </table:table-cell>
          <table:table-cell office:value-type="float" office:value="16" calcext:value-type="float">
            <text:p>16</text:p>
          </table:table-cell>
          <table:table-cell office:value-type="float" office:value="3343" calcext:value-type="float">
            <text:p>3343</text:p>
          </table:table-cell>
          <table:table-cell office:value-type="float" office:value="19477" calcext:value-type="float">
            <text:p>19477</text:p>
          </table:table-cell>
          <table:table-cell table:formula="of:=([.B127]*[.C127]-[.D127]*[.A127])" office:value-type="float" office:value="3428" calcext:value-type="float">
            <text:p>3428</text:p>
          </table:table-cell>
          <table:table-cell table:formula="of:=[.F127]*[.C127]-[.D127]*[.E127]" office:value-type="float" office:value="959316" calcext:value-type="float">
            <text:p>959316</text:p>
          </table:table-cell>
          <table:table-cell table:formula="of:=[.B127]*[.E127]-[.F127]*[.A127]" office:value-type="float" office:value="-203932" calcext:value-type="float">
            <text:p>-203932</text:p>
          </table:table-cell>
          <table:table-cell table:style-name="ce1" table:formula="of:=MOD([.H127];[.G127])" office:value-type="float" office:value="2904" calcext:value-type="float">
            <text:p>2904</text:p>
          </table:table-cell>
          <table:table-cell table:style-name="ce1" table:formula="of:=MOD([.I127];[.G127])" office:value-type="float" office:value="1748" calcext:value-type="float">
            <text:p>1748</text:p>
          </table:table-cell>
          <table:table-cell table:style-name="ce1" table:formula="of:=IF([.J127]+[.K127]=0;1;0)" office:value-type="float" office:value="0" calcext:value-type="float">
            <text:p>0</text:p>
          </table:table-cell>
          <table:table-cell table:style-name="ce1" table:formula="of:=[.L127]*[.H127]/[.G127]" office:value-type="float" office:value="0" calcext:value-type="float">
            <text:p>0</text:p>
          </table:table-cell>
          <table:table-cell table:style-name="ce1" table:formula="of:=[.L127]*[.I127]/[.G127]" office:value-type="float" office:value="-0" calcext:value-type="float">
            <text:p>0</text:p>
          </table:table-cell>
          <table:table-cell table:style-name="ce1" table:formula="of:=[.M127]*3+[.N12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9" calcext:value-type="float">
            <text:p>49</text:p>
          </table:table-cell>
          <table:table-cell office:value-type="float" office:value="67" calcext:value-type="float">
            <text:p>67</text:p>
          </table:table-cell>
          <table:table-cell office:value-type="float" office:value="21" calcext:value-type="float">
            <text:p>21</text:p>
          </table:table-cell>
          <table:table-cell office:value-type="float" office:value="6415" calcext:value-type="float">
            <text:p>6415</text:p>
          </table:table-cell>
          <table:table-cell office:value-type="float" office:value="5481" calcext:value-type="float">
            <text:p>5481</text:p>
          </table:table-cell>
          <table:table-cell table:formula="of:=([.B128]*[.C128]-[.D128]*[.A128])" office:value-type="float" office:value="2422" calcext:value-type="float">
            <text:p>2422</text:p>
          </table:table-cell>
          <table:table-cell table:formula="of:=[.F128]*[.C128]-[.D128]*[.E128]" office:value-type="float" office:value="232512" calcext:value-type="float">
            <text:p>232512</text:p>
          </table:table-cell>
          <table:table-cell table:formula="of:=[.B128]*[.E128]-[.F128]*[.A128]" office:value-type="float" office:value="89614" calcext:value-type="float">
            <text:p>89614</text:p>
          </table:table-cell>
          <table:table-cell table:style-name="ce1" table:formula="of:=MOD([.H128];[.G128])" office:value-type="float" office:value="0" calcext:value-type="float">
            <text:p>0</text:p>
          </table:table-cell>
          <table:table-cell table:style-name="ce1" table:formula="of:=MOD([.I128];[.G128])" office:value-type="float" office:value="0" calcext:value-type="float">
            <text:p>0</text:p>
          </table:table-cell>
          <table:table-cell table:style-name="ce1" table:formula="of:=IF([.J128]+[.K128]=0;1;0)" office:value-type="float" office:value="1" calcext:value-type="float">
            <text:p>1</text:p>
          </table:table-cell>
          <table:table-cell table:style-name="ce1" table:formula="of:=[.L128]*[.H128]/[.G128]" office:value-type="float" office:value="96" calcext:value-type="float">
            <text:p>96</text:p>
          </table:table-cell>
          <table:table-cell table:style-name="ce1" table:formula="of:=[.L128]*[.I128]/[.G128]" office:value-type="float" office:value="37" calcext:value-type="float">
            <text:p>37</text:p>
          </table:table-cell>
          <table:table-cell table:style-name="ce1" table:formula="of:=[.M128]*3+[.N128]" office:value-type="float" office:value="325" calcext:value-type="float">
            <text:p>32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33" calcext:value-type="float">
            <text:p>33</text:p>
          </table:table-cell>
          <table:table-cell office:value-type="float" office:value="26" calcext:value-type="float">
            <text:p>26</text:p>
          </table:table-cell>
          <table:table-cell office:value-type="float" office:value="65" calcext:value-type="float">
            <text:p>65</text:p>
          </table:table-cell>
          <table:table-cell office:value-type="float" office:value="19488" calcext:value-type="float">
            <text:p>19488</text:p>
          </table:table-cell>
          <table:table-cell office:value-type="float" office:value="15478" calcext:value-type="float">
            <text:p>15478</text:p>
          </table:table-cell>
          <table:table-cell table:formula="of:=([.B129]*[.C129]-[.D129]*[.A129])" office:value-type="float" office:value="-3692" calcext:value-type="float">
            <text:p>-3692</text:p>
          </table:table-cell>
          <table:table-cell table:formula="of:=[.F129]*[.C129]-[.D129]*[.E129]" office:value-type="float" office:value="-864292" calcext:value-type="float">
            <text:p>-864292</text:p>
          </table:table-cell>
          <table:table-cell table:formula="of:=[.B129]*[.E129]-[.F129]*[.A129]" office:value-type="float" office:value="-440356" calcext:value-type="float">
            <text:p>-440356</text:p>
          </table:table-cell>
          <table:table-cell table:style-name="ce1" table:formula="of:=MOD([.H129];[.G129])" office:value-type="float" office:value="-364" calcext:value-type="float">
            <text:p>-364</text:p>
          </table:table-cell>
          <table:table-cell table:style-name="ce1" table:formula="of:=MOD([.I129];[.G129])" office:value-type="float" office:value="-1008" calcext:value-type="float">
            <text:p>-1008</text:p>
          </table:table-cell>
          <table:table-cell table:style-name="ce1" table:formula="of:=IF([.J129]+[.K129]=0;1;0)" office:value-type="float" office:value="0" calcext:value-type="float">
            <text:p>0</text:p>
          </table:table-cell>
          <table:table-cell table:style-name="ce1" table:formula="of:=[.L129]*[.H129]/[.G129]" office:value-type="float" office:value="0" calcext:value-type="float">
            <text:p>0</text:p>
          </table:table-cell>
          <table:table-cell table:style-name="ce1" table:formula="of:=[.L129]*[.I129]/[.G129]" office:value-type="float" office:value="0" calcext:value-type="float">
            <text:p>0</text:p>
          </table:table-cell>
          <table:table-cell table:style-name="ce1" table:formula="of:=[.M129]*3+[.N12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60" calcext:value-type="float">
            <text:p>60</text:p>
          </table:table-cell>
          <table:table-cell office:value-type="float" office:value="17658" calcext:value-type="float">
            <text:p>17658</text:p>
          </table:table-cell>
          <table:table-cell office:value-type="float" office:value="12233" calcext:value-type="float">
            <text:p>12233</text:p>
          </table:table-cell>
          <table:table-cell table:formula="of:=([.B130]*[.C130]-[.D130]*[.A130])" office:value-type="float" office:value="-2254" calcext:value-type="float">
            <text:p>-2254</text:p>
          </table:table-cell>
          <table:table-cell table:formula="of:=[.F130]*[.C130]-[.D130]*[.E130]" office:value-type="float" office:value="-790354" calcext:value-type="float">
            <text:p>-790354</text:p>
          </table:table-cell>
          <table:table-cell table:formula="of:=[.B130]*[.E130]-[.F130]*[.A130]" office:value-type="float" office:value="-156584" calcext:value-type="float">
            <text:p>-156584</text:p>
          </table:table-cell>
          <table:table-cell table:style-name="ce1" table:formula="of:=MOD([.H130];[.G130])" office:value-type="float" office:value="-1454" calcext:value-type="float">
            <text:p>-1454</text:p>
          </table:table-cell>
          <table:table-cell table:style-name="ce1" table:formula="of:=MOD([.I130];[.G130])" office:value-type="float" office:value="-1058" calcext:value-type="float">
            <text:p>-1058</text:p>
          </table:table-cell>
          <table:table-cell table:style-name="ce1" table:formula="of:=IF([.J130]+[.K130]=0;1;0)" office:value-type="float" office:value="0" calcext:value-type="float">
            <text:p>0</text:p>
          </table:table-cell>
          <table:table-cell table:style-name="ce1" table:formula="of:=[.L130]*[.H130]/[.G130]" office:value-type="float" office:value="0" calcext:value-type="float">
            <text:p>0</text:p>
          </table:table-cell>
          <table:table-cell table:style-name="ce1" table:formula="of:=[.L130]*[.I130]/[.G130]" office:value-type="float" office:value="0" calcext:value-type="float">
            <text:p>0</text:p>
          </table:table-cell>
          <table:table-cell table:style-name="ce1" table:formula="of:=[.M130]*3+[.N13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57" calcext:value-type="float">
            <text:p>57</text:p>
          </table:table-cell>
          <table:table-cell office:value-type="float" office:value="5751" calcext:value-type="float">
            <text:p>5751</text:p>
          </table:table-cell>
          <table:table-cell office:value-type="float" office:value="2809" calcext:value-type="float">
            <text:p>2809</text:p>
          </table:table-cell>
          <table:table-cell table:formula="of:=([.B131]*[.C131]-[.D131]*[.A131])" office:value-type="float" office:value="-1209" calcext:value-type="float">
            <text:p>-1209</text:p>
          </table:table-cell>
          <table:table-cell table:formula="of:=[.F131]*[.C131]-[.D131]*[.E131]" office:value-type="float" office:value="-268818" calcext:value-type="float">
            <text:p>-268818</text:p>
          </table:table-cell>
          <table:table-cell table:formula="of:=[.B131]*[.E131]-[.F131]*[.A131]" office:value-type="float" office:value="1729" calcext:value-type="float">
            <text:p>1729</text:p>
          </table:table-cell>
          <table:table-cell table:style-name="ce1" table:formula="of:=MOD([.H131];[.G131])" office:value-type="float" office:value="-420" calcext:value-type="float">
            <text:p>-420</text:p>
          </table:table-cell>
          <table:table-cell table:style-name="ce1" table:formula="of:=MOD([.I131];[.G131])" office:value-type="float" office:value="-689" calcext:value-type="float">
            <text:p>-689</text:p>
          </table:table-cell>
          <table:table-cell table:style-name="ce1" table:formula="of:=IF([.J131]+[.K131]=0;1;0)" office:value-type="float" office:value="0" calcext:value-type="float">
            <text:p>0</text:p>
          </table:table-cell>
          <table:table-cell table:style-name="ce1" table:formula="of:=[.L131]*[.H131]/[.G131]" office:value-type="float" office:value="0" calcext:value-type="float">
            <text:p>0</text:p>
          </table:table-cell>
          <table:table-cell table:style-name="ce1" table:formula="of:=[.L131]*[.I131]/[.G131]" office:value-type="float" office:value="-0" calcext:value-type="float">
            <text:p>0</text:p>
          </table:table-cell>
          <table:table-cell table:style-name="ce1" table:formula="of:=[.M131]*3+[.N13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3" calcext:value-type="float">
            <text:p>53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float" office:value="15022" calcext:value-type="float">
            <text:p>15022</text:p>
          </table:table-cell>
          <table:table-cell office:value-type="float" office:value="8185" calcext:value-type="float">
            <text:p>8185</text:p>
          </table:table-cell>
          <table:table-cell table:formula="of:=([.B132]*[.C132]-[.D132]*[.A132])" office:value-type="float" office:value="2272" calcext:value-type="float">
            <text:p>2272</text:p>
          </table:table-cell>
          <table:table-cell table:formula="of:=[.F132]*[.C132]-[.D132]*[.E132]" office:value-type="float" office:value="95136" calcext:value-type="float">
            <text:p>95136</text:p>
          </table:table-cell>
          <table:table-cell table:formula="of:=[.B132]*[.E132]-[.F132]*[.A132]" office:value-type="float" office:value="616096" calcext:value-type="float">
            <text:p>616096</text:p>
          </table:table-cell>
          <table:table-cell table:style-name="ce1" table:formula="of:=MOD([.H132];[.G132])" office:value-type="float" office:value="1984" calcext:value-type="float">
            <text:p>1984</text:p>
          </table:table-cell>
          <table:table-cell table:style-name="ce1" table:formula="of:=MOD([.I132];[.G132])" office:value-type="float" office:value="384" calcext:value-type="float">
            <text:p>384</text:p>
          </table:table-cell>
          <table:table-cell table:style-name="ce1" table:formula="of:=IF([.J132]+[.K132]=0;1;0)" office:value-type="float" office:value="0" calcext:value-type="float">
            <text:p>0</text:p>
          </table:table-cell>
          <table:table-cell table:style-name="ce1" table:formula="of:=[.L132]*[.H132]/[.G132]" office:value-type="float" office:value="0" calcext:value-type="float">
            <text:p>0</text:p>
          </table:table-cell>
          <table:table-cell table:style-name="ce1" table:formula="of:=[.L132]*[.I132]/[.G132]" office:value-type="float" office:value="0" calcext:value-type="float">
            <text:p>0</text:p>
          </table:table-cell>
          <table:table-cell table:style-name="ce1" table:formula="of:=[.M132]*3+[.N13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float" office:value="69" calcext:value-type="float">
            <text:p>69</text:p>
          </table:table-cell>
          <table:table-cell office:value-type="float" office:value="49" calcext:value-type="float">
            <text:p>49</text:p>
          </table:table-cell>
          <table:table-cell office:value-type="float" office:value="1481" calcext:value-type="float">
            <text:p>1481</text:p>
          </table:table-cell>
          <table:table-cell office:value-type="float" office:value="6926" calcext:value-type="float">
            <text:p>6926</text:p>
          </table:table-cell>
          <table:table-cell table:formula="of:=([.B133]*[.C133]-[.D133]*[.A133])" office:value-type="float" office:value="1433" calcext:value-type="float">
            <text:p>1433</text:p>
          </table:table-cell>
          <table:table-cell table:formula="of:=[.F133]*[.C133]-[.D133]*[.E133]" office:value-type="float" office:value="405325" calcext:value-type="float">
            <text:p>405325</text:p>
          </table:table-cell>
          <table:table-cell table:formula="of:=[.B133]*[.E133]-[.F133]*[.A133]" office:value-type="float" office:value="-45608" calcext:value-type="float">
            <text:p>-45608</text:p>
          </table:table-cell>
          <table:table-cell table:style-name="ce1" table:formula="of:=MOD([.H133];[.G133])" office:value-type="float" office:value="1219" calcext:value-type="float">
            <text:p>1219</text:p>
          </table:table-cell>
          <table:table-cell table:style-name="ce1" table:formula="of:=MOD([.I133];[.G133])" office:value-type="float" office:value="248" calcext:value-type="float">
            <text:p>248</text:p>
          </table:table-cell>
          <table:table-cell table:style-name="ce1" table:formula="of:=IF([.J133]+[.K133]=0;1;0)" office:value-type="float" office:value="0" calcext:value-type="float">
            <text:p>0</text:p>
          </table:table-cell>
          <table:table-cell table:style-name="ce1" table:formula="of:=[.L133]*[.H133]/[.G133]" office:value-type="float" office:value="0" calcext:value-type="float">
            <text:p>0</text:p>
          </table:table-cell>
          <table:table-cell table:style-name="ce1" table:formula="of:=[.L133]*[.I133]/[.G133]" office:value-type="float" office:value="-0" calcext:value-type="float">
            <text:p>0</text:p>
          </table:table-cell>
          <table:table-cell table:style-name="ce1" table:formula="of:=[.M133]*3+[.N13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63" calcext:value-type="float">
            <text:p>63</text:p>
          </table:table-cell>
          <table:table-cell office:value-type="float" office:value="17674" calcext:value-type="float">
            <text:p>17674</text:p>
          </table:table-cell>
          <table:table-cell office:value-type="float" office:value="16521" calcext:value-type="float">
            <text:p>16521</text:p>
          </table:table-cell>
          <table:table-cell table:formula="of:=([.B134]*[.C134]-[.D134]*[.A134])" office:value-type="float" office:value="-4695" calcext:value-type="float">
            <text:p>-4695</text:p>
          </table:table-cell>
          <table:table-cell table:formula="of:=[.F134]*[.C134]-[.D134]*[.E134]" office:value-type="float" office:value="-915210" calcext:value-type="float">
            <text:p>-915210</text:p>
          </table:table-cell>
          <table:table-cell table:formula="of:=[.B134]*[.E134]-[.F134]*[.A134]" office:value-type="float" office:value="-1042355" calcext:value-type="float">
            <text:p>-1042355</text:p>
          </table:table-cell>
          <table:table-cell table:style-name="ce1" table:formula="of:=MOD([.H134];[.G134])" office:value-type="float" office:value="-4380" calcext:value-type="float">
            <text:p>-4380</text:p>
          </table:table-cell>
          <table:table-cell table:style-name="ce1" table:formula="of:=MOD([.I134];[.G134])" office:value-type="float" office:value="-65" calcext:value-type="float">
            <text:p>-65</text:p>
          </table:table-cell>
          <table:table-cell table:style-name="ce1" table:formula="of:=IF([.J134]+[.K134]=0;1;0)" office:value-type="float" office:value="0" calcext:value-type="float">
            <text:p>0</text:p>
          </table:table-cell>
          <table:table-cell table:style-name="ce1" table:formula="of:=[.L134]*[.H134]/[.G134]" office:value-type="float" office:value="0" calcext:value-type="float">
            <text:p>0</text:p>
          </table:table-cell>
          <table:table-cell table:style-name="ce1" table:formula="of:=[.L134]*[.I134]/[.G134]" office:value-type="float" office:value="0" calcext:value-type="float">
            <text:p>0</text:p>
          </table:table-cell>
          <table:table-cell table:style-name="ce1" table:formula="of:=[.M134]*3+[.N13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office:value-type="float" office:value="726" calcext:value-type="float">
            <text:p>726</text:p>
          </table:table-cell>
          <table:table-cell office:value-type="float" office:value="10702" calcext:value-type="float">
            <text:p>10702</text:p>
          </table:table-cell>
          <table:table-cell table:formula="of:=([.B135]*[.C135]-[.D135]*[.A135])" office:value-type="float" office:value="2008" calcext:value-type="float">
            <text:p>2008</text:p>
          </table:table-cell>
          <table:table-cell table:formula="of:=[.F135]*[.C135]-[.D135]*[.E135]" office:value-type="float" office:value="416464" calcext:value-type="float">
            <text:p>416464</text:p>
          </table:table-cell>
          <table:table-cell table:formula="of:=[.B135]*[.E135]-[.F135]*[.A135]" office:value-type="float" office:value="-140552" calcext:value-type="float">
            <text:p>-140552</text:p>
          </table:table-cell>
          <table:table-cell table:style-name="ce1" table:formula="of:=MOD([.H135];[.G135])" office:value-type="float" office:value="808" calcext:value-type="float">
            <text:p>808</text:p>
          </table:table-cell>
          <table:table-cell table:style-name="ce1" table:formula="of:=MOD([.I135];[.G135])" office:value-type="float" office:value="8" calcext:value-type="float">
            <text:p>8</text:p>
          </table:table-cell>
          <table:table-cell table:style-name="ce1" table:formula="of:=IF([.J135]+[.K135]=0;1;0)" office:value-type="float" office:value="0" calcext:value-type="float">
            <text:p>0</text:p>
          </table:table-cell>
          <table:table-cell table:style-name="ce1" table:formula="of:=[.L135]*[.H135]/[.G135]" office:value-type="float" office:value="0" calcext:value-type="float">
            <text:p>0</text:p>
          </table:table-cell>
          <table:table-cell table:style-name="ce1" table:formula="of:=[.L135]*[.I135]/[.G135]" office:value-type="float" office:value="-0" calcext:value-type="float">
            <text:p>0</text:p>
          </table:table-cell>
          <table:table-cell table:style-name="ce1" table:formula="of:=[.M135]*3+[.N13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office:value-type="float" office:value="78" calcext:value-type="float">
            <text:p>78</text:p>
          </table:table-cell>
          <table:table-cell office:value-type="float" office:value="38" calcext:value-type="float">
            <text:p>38</text:p>
          </table:table-cell>
          <table:table-cell office:value-type="float" office:value="3726" calcext:value-type="float">
            <text:p>3726</text:p>
          </table:table-cell>
          <table:table-cell office:value-type="float" office:value="15864" calcext:value-type="float">
            <text:p>15864</text:p>
          </table:table-cell>
          <table:table-cell table:formula="of:=([.B136]*[.C136]-[.D136]*[.A136])" office:value-type="float" office:value="2588" calcext:value-type="float">
            <text:p>2588</text:p>
          </table:table-cell>
          <table:table-cell table:formula="of:=[.F136]*[.C136]-[.D136]*[.E136]" office:value-type="float" office:value="1095804" calcext:value-type="float">
            <text:p>1095804</text:p>
          </table:table-cell>
          <table:table-cell table:formula="of:=[.B136]*[.E136]-[.F136]*[.A136]" office:value-type="float" office:value="-73056" calcext:value-type="float">
            <text:p>-73056</text:p>
          </table:table-cell>
          <table:table-cell table:style-name="ce1" table:formula="of:=MOD([.H136];[.G136])" office:value-type="float" office:value="1080" calcext:value-type="float">
            <text:p>1080</text:p>
          </table:table-cell>
          <table:table-cell table:style-name="ce1" table:formula="of:=MOD([.I136];[.G136])" office:value-type="float" office:value="1996" calcext:value-type="float">
            <text:p>1996</text:p>
          </table:table-cell>
          <table:table-cell table:style-name="ce1" table:formula="of:=IF([.J136]+[.K136]=0;1;0)" office:value-type="float" office:value="0" calcext:value-type="float">
            <text:p>0</text:p>
          </table:table-cell>
          <table:table-cell table:style-name="ce1" table:formula="of:=[.L136]*[.H136]/[.G136]" office:value-type="float" office:value="0" calcext:value-type="float">
            <text:p>0</text:p>
          </table:table-cell>
          <table:table-cell table:style-name="ce1" table:formula="of:=[.L136]*[.I136]/[.G136]" office:value-type="float" office:value="-0" calcext:value-type="float">
            <text:p>0</text:p>
          </table:table-cell>
          <table:table-cell table:style-name="ce1" table:formula="of:=[.M136]*3+[.N13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4" calcext:value-type="float">
            <text:p>84</text:p>
          </table:table-cell>
          <table:table-cell office:value-type="float" office:value="80" calcext:value-type="float">
            <text:p>80</text:p>
          </table:table-cell>
          <table:table-cell office:value-type="float" office:value="73" calcext:value-type="float">
            <text:p>73</text:p>
          </table:table-cell>
          <table:table-cell office:value-type="float" office:value="6101" calcext:value-type="float">
            <text:p>6101</text:p>
          </table:table-cell>
          <table:table-cell office:value-type="float" office:value="7860" calcext:value-type="float">
            <text:p>7860</text:p>
          </table:table-cell>
          <table:table-cell table:formula="of:=([.B137]*[.C137]-[.D137]*[.A137])" office:value-type="float" office:value="5917" calcext:value-type="float">
            <text:p>5917</text:p>
          </table:table-cell>
          <table:table-cell table:formula="of:=[.F137]*[.C137]-[.D137]*[.E137]" office:value-type="float" office:value="183427" calcext:value-type="float">
            <text:p>183427</text:p>
          </table:table-cell>
          <table:table-cell table:formula="of:=[.B137]*[.E137]-[.F137]*[.A137]" office:value-type="float" office:value="426024" calcext:value-type="float">
            <text:p>426024</text:p>
          </table:table-cell>
          <table:table-cell table:style-name="ce1" table:formula="of:=MOD([.H137];[.G137])" office:value-type="float" office:value="0" calcext:value-type="float">
            <text:p>0</text:p>
          </table:table-cell>
          <table:table-cell table:style-name="ce1" table:formula="of:=MOD([.I137];[.G137])" office:value-type="float" office:value="0" calcext:value-type="float">
            <text:p>0</text:p>
          </table:table-cell>
          <table:table-cell table:style-name="ce1" table:formula="of:=IF([.J137]+[.K137]=0;1;0)" office:value-type="float" office:value="1" calcext:value-type="float">
            <text:p>1</text:p>
          </table:table-cell>
          <table:table-cell table:style-name="ce1" table:formula="of:=[.L137]*[.H137]/[.G137]" office:value-type="float" office:value="31" calcext:value-type="float">
            <text:p>31</text:p>
          </table:table-cell>
          <table:table-cell table:style-name="ce1" table:formula="of:=[.L137]*[.I137]/[.G137]" office:value-type="float" office:value="72" calcext:value-type="float">
            <text:p>72</text:p>
          </table:table-cell>
          <table:table-cell table:style-name="ce1" table:formula="of:=[.M137]*3+[.N137]" office:value-type="float" office:value="165" calcext:value-type="float">
            <text:p>16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31" calcext:value-type="float">
            <text:p>31</text:p>
          </table:table-cell>
          <table:table-cell office:value-type="float" office:value="41" calcext:value-type="float">
            <text:p>41</text:p>
          </table:table-cell>
          <table:table-cell office:value-type="float" office:value="71" calcext:value-type="float">
            <text:p>71</text:p>
          </table:table-cell>
          <table:table-cell office:value-type="float" office:value="7815" calcext:value-type="float">
            <text:p>7815</text:p>
          </table:table-cell>
          <table:table-cell office:value-type="float" office:value="4773" calcext:value-type="float">
            <text:p>4773</text:p>
          </table:table-cell>
          <table:table-cell table:formula="of:=([.B138]*[.C138]-[.D138]*[.A138])" office:value-type="float" office:value="-3628" calcext:value-type="float">
            <text:p>-3628</text:p>
          </table:table-cell>
          <table:table-cell table:formula="of:=[.F138]*[.C138]-[.D138]*[.E138]" office:value-type="float" office:value="-359172" calcext:value-type="float">
            <text:p>-359172</text:p>
          </table:table-cell>
          <table:table-cell table:formula="of:=[.B138]*[.E138]-[.F138]*[.A138]" office:value-type="float" office:value="-87072" calcext:value-type="float">
            <text:p>-87072</text:p>
          </table:table-cell>
          <table:table-cell table:style-name="ce1" table:formula="of:=MOD([.H138];[.G138])" office:value-type="float" office:value="0" calcext:value-type="float">
            <text:p>0</text:p>
          </table:table-cell>
          <table:table-cell table:style-name="ce1" table:formula="of:=MOD([.I138];[.G138])" office:value-type="float" office:value="0" calcext:value-type="float">
            <text:p>0</text:p>
          </table:table-cell>
          <table:table-cell table:style-name="ce1" table:formula="of:=IF([.J138]+[.K138]=0;1;0)" office:value-type="float" office:value="1" calcext:value-type="float">
            <text:p>1</text:p>
          </table:table-cell>
          <table:table-cell table:style-name="ce1" table:formula="of:=[.L138]*[.H138]/[.G138]" office:value-type="float" office:value="99" calcext:value-type="float">
            <text:p>99</text:p>
          </table:table-cell>
          <table:table-cell table:style-name="ce1" table:formula="of:=[.L138]*[.I138]/[.G138]" office:value-type="float" office:value="24" calcext:value-type="float">
            <text:p>24</text:p>
          </table:table-cell>
          <table:table-cell table:style-name="ce1" table:formula="of:=[.M138]*3+[.N138]" office:value-type="float" office:value="321" calcext:value-type="float">
            <text:p>32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office:value-type="float" office:value="17252" calcext:value-type="float">
            <text:p>17252</text:p>
          </table:table-cell>
          <table:table-cell office:value-type="float" office:value="8630" calcext:value-type="float">
            <text:p>8630</text:p>
          </table:table-cell>
          <table:table-cell table:formula="of:=([.B139]*[.C139]-[.D139]*[.A139])" office:value-type="float" office:value="3150" calcext:value-type="float">
            <text:p>3150</text:p>
          </table:table-cell>
          <table:table-cell table:formula="of:=[.F139]*[.C139]-[.D139]*[.E139]" office:value-type="float" office:value="224500" calcext:value-type="float">
            <text:p>224500</text:p>
          </table:table-cell>
          <table:table-cell table:formula="of:=[.B139]*[.E139]-[.F139]*[.A139]" office:value-type="float" office:value="914300" calcext:value-type="float">
            <text:p>914300</text:p>
          </table:table-cell>
          <table:table-cell table:style-name="ce1" table:formula="of:=MOD([.H139];[.G139])" office:value-type="float" office:value="850" calcext:value-type="float">
            <text:p>850</text:p>
          </table:table-cell>
          <table:table-cell table:style-name="ce1" table:formula="of:=MOD([.I139];[.G139])" office:value-type="float" office:value="800" calcext:value-type="float">
            <text:p>800</text:p>
          </table:table-cell>
          <table:table-cell table:style-name="ce1" table:formula="of:=IF([.J139]+[.K139]=0;1;0)" office:value-type="float" office:value="0" calcext:value-type="float">
            <text:p>0</text:p>
          </table:table-cell>
          <table:table-cell table:style-name="ce1" table:formula="of:=[.L139]*[.H139]/[.G139]" office:value-type="float" office:value="0" calcext:value-type="float">
            <text:p>0</text:p>
          </table:table-cell>
          <table:table-cell table:style-name="ce1" table:formula="of:=[.L139]*[.I139]/[.G139]" office:value-type="float" office:value="0" calcext:value-type="float">
            <text:p>0</text:p>
          </table:table-cell>
          <table:table-cell table:style-name="ce1" table:formula="of:=[.M139]*3+[.N13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23" calcext:value-type="float">
            <text:p>23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5484" calcext:value-type="float">
            <text:p>5484</text:p>
          </table:table-cell>
          <table:table-cell office:value-type="float" office:value="3844" calcext:value-type="float">
            <text:p>3844</text:p>
          </table:table-cell>
          <table:table-cell table:formula="of:=([.B140]*[.C140]-[.D140]*[.A140])" office:value-type="float" office:value="-2948" calcext:value-type="float">
            <text:p>-2948</text:p>
          </table:table-cell>
          <table:table-cell table:formula="of:=[.F140]*[.C140]-[.D140]*[.E140]" office:value-type="float" office:value="-67804" calcext:value-type="float">
            <text:p>-67804</text:p>
          </table:table-cell>
          <table:table-cell table:formula="of:=[.B140]*[.E140]-[.F140]*[.A140]" office:value-type="float" office:value="-250580" calcext:value-type="float">
            <text:p>-250580</text:p>
          </table:table-cell>
          <table:table-cell table:style-name="ce1" table:formula="of:=MOD([.H140];[.G140])" office:value-type="float" office:value="0" calcext:value-type="float">
            <text:p>0</text:p>
          </table:table-cell>
          <table:table-cell table:style-name="ce1" table:formula="of:=MOD([.I140];[.G140])" office:value-type="float" office:value="0" calcext:value-type="float">
            <text:p>0</text:p>
          </table:table-cell>
          <table:table-cell table:style-name="ce1" table:formula="of:=IF([.J140]+[.K140]=0;1;0)" office:value-type="float" office:value="1" calcext:value-type="float">
            <text:p>1</text:p>
          </table:table-cell>
          <table:table-cell table:style-name="ce1" table:formula="of:=[.L140]*[.H140]/[.G140]" office:value-type="float" office:value="23" calcext:value-type="float">
            <text:p>23</text:p>
          </table:table-cell>
          <table:table-cell table:style-name="ce1" table:formula="of:=[.L140]*[.I140]/[.G140]" office:value-type="float" office:value="85" calcext:value-type="float">
            <text:p>85</text:p>
          </table:table-cell>
          <table:table-cell table:style-name="ce1" table:formula="of:=[.M140]*3+[.N140]"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office:value-type="float" office:value="89" calcext:value-type="float">
            <text:p>89</text:p>
          </table:table-cell>
          <table:table-cell office:value-type="float" office:value="7168" calcext:value-type="float">
            <text:p>7168</text:p>
          </table:table-cell>
          <table:table-cell office:value-type="float" office:value="9916" calcext:value-type="float">
            <text:p>9916</text:p>
          </table:table-cell>
          <table:table-cell table:formula="of:=([.B141]*[.C141]-[.D141]*[.A141])" office:value-type="float" office:value="-2260" calcext:value-type="float">
            <text:p>-2260</text:p>
          </table:table-cell>
          <table:table-cell table:formula="of:=[.F141]*[.C141]-[.D141]*[.E141]" office:value-type="float" office:value="-221480" calcext:value-type="float">
            <text:p>-221480</text:p>
          </table:table-cell>
          <table:table-cell table:formula="of:=[.B141]*[.E141]-[.F141]*[.A141]" office:value-type="float" office:value="-216960" calcext:value-type="float">
            <text:p>-216960</text:p>
          </table:table-cell>
          <table:table-cell table:style-name="ce1" table:formula="of:=MOD([.H141];[.G141])" office:value-type="float" office:value="0" calcext:value-type="float">
            <text:p>0</text:p>
          </table:table-cell>
          <table:table-cell table:style-name="ce1" table:formula="of:=MOD([.I141];[.G141])" office:value-type="float" office:value="0" calcext:value-type="float">
            <text:p>0</text:p>
          </table:table-cell>
          <table:table-cell table:style-name="ce1" table:formula="of:=IF([.J141]+[.K141]=0;1;0)" office:value-type="float" office:value="1" calcext:value-type="float">
            <text:p>1</text:p>
          </table:table-cell>
          <table:table-cell table:style-name="ce1" table:formula="of:=[.L141]*[.H141]/[.G141]" office:value-type="float" office:value="98" calcext:value-type="float">
            <text:p>98</text:p>
          </table:table-cell>
          <table:table-cell table:style-name="ce1" table:formula="of:=[.L141]*[.I141]/[.G141]" office:value-type="float" office:value="96" calcext:value-type="float">
            <text:p>96</text:p>
          </table:table-cell>
          <table:table-cell table:style-name="ce1" table:formula="of:=[.M141]*3+[.N141]" office:value-type="float" office:value="390" calcext:value-type="float">
            <text:p>39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47" calcext:value-type="float">
            <text:p>47</text:p>
          </table:table-cell>
          <table:table-cell office:value-type="float" office:value="2663" calcext:value-type="float">
            <text:p>2663</text:p>
          </table:table-cell>
          <table:table-cell office:value-type="float" office:value="3949" calcext:value-type="float">
            <text:p>3949</text:p>
          </table:table-cell>
          <table:table-cell table:formula="of:=([.B142]*[.C142]-[.D142]*[.A142])" office:value-type="float" office:value="-1114" calcext:value-type="float">
            <text:p>-1114</text:p>
          </table:table-cell>
          <table:table-cell table:formula="of:=[.F142]*[.C142]-[.D142]*[.E142]" office:value-type="float" office:value="-50130" calcext:value-type="float">
            <text:p>-50130</text:p>
          </table:table-cell>
          <table:table-cell table:formula="of:=[.B142]*[.E142]-[.F142]*[.A142]" office:value-type="float" office:value="-69068" calcext:value-type="float">
            <text:p>-69068</text:p>
          </table:table-cell>
          <table:table-cell table:style-name="ce1" table:formula="of:=MOD([.H142];[.G142])" office:value-type="float" office:value="0" calcext:value-type="float">
            <text:p>0</text:p>
          </table:table-cell>
          <table:table-cell table:style-name="ce1" table:formula="of:=MOD([.I142];[.G142])" office:value-type="float" office:value="0" calcext:value-type="float">
            <text:p>0</text:p>
          </table:table-cell>
          <table:table-cell table:style-name="ce1" table:formula="of:=IF([.J142]+[.K142]=0;1;0)" office:value-type="float" office:value="1" calcext:value-type="float">
            <text:p>1</text:p>
          </table:table-cell>
          <table:table-cell table:style-name="ce1" table:formula="of:=[.L142]*[.H142]/[.G142]" office:value-type="float" office:value="45" calcext:value-type="float">
            <text:p>45</text:p>
          </table:table-cell>
          <table:table-cell table:style-name="ce1" table:formula="of:=[.L142]*[.I142]/[.G142]" office:value-type="float" office:value="62" calcext:value-type="float">
            <text:p>62</text:p>
          </table:table-cell>
          <table:table-cell table:style-name="ce1" table:formula="of:=[.M142]*3+[.N142]"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office:value-type="float" office:value="12" calcext:value-type="float">
            <text:p>12</text:p>
          </table:table-cell>
          <table:table-cell office:value-type="float" office:value="2799" calcext:value-type="float">
            <text:p>2799</text:p>
          </table:table-cell>
          <table:table-cell office:value-type="float" office:value="7979" calcext:value-type="float">
            <text:p>7979</text:p>
          </table:table-cell>
          <table:table-cell table:formula="of:=([.B143]*[.C143]-[.D143]*[.A143])" office:value-type="float" office:value="1254" calcext:value-type="float">
            <text:p>1254</text:p>
          </table:table-cell>
          <table:table-cell table:formula="of:=[.F143]*[.C143]-[.D143]*[.E143]" office:value-type="float" office:value="269614" calcext:value-type="float">
            <text:p>269614</text:p>
          </table:table-cell>
          <table:table-cell table:formula="of:=[.B143]*[.E143]-[.F143]*[.A143]" office:value-type="float" office:value="-42440" calcext:value-type="float">
            <text:p>-42440</text:p>
          </table:table-cell>
          <table:table-cell table:style-name="ce1" table:formula="of:=MOD([.H143];[.G143])" office:value-type="float" office:value="4" calcext:value-type="float">
            <text:p>4</text:p>
          </table:table-cell>
          <table:table-cell table:style-name="ce1" table:formula="of:=MOD([.I143];[.G143])" office:value-type="float" office:value="196" calcext:value-type="float">
            <text:p>196</text:p>
          </table:table-cell>
          <table:table-cell table:style-name="ce1" table:formula="of:=IF([.J143]+[.K143]=0;1;0)" office:value-type="float" office:value="0" calcext:value-type="float">
            <text:p>0</text:p>
          </table:table-cell>
          <table:table-cell table:style-name="ce1" table:formula="of:=[.L143]*[.H143]/[.G143]" office:value-type="float" office:value="0" calcext:value-type="float">
            <text:p>0</text:p>
          </table:table-cell>
          <table:table-cell table:style-name="ce1" table:formula="of:=[.L143]*[.I143]/[.G143]" office:value-type="float" office:value="-0" calcext:value-type="float">
            <text:p>0</text:p>
          </table:table-cell>
          <table:table-cell table:style-name="ce1" table:formula="of:=[.M143]*3+[.N14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84" calcext:value-type="float">
            <text:p>84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11115" calcext:value-type="float">
            <text:p>11115</text:p>
          </table:table-cell>
          <table:table-cell office:value-type="float" office:value="17464" calcext:value-type="float">
            <text:p>17464</text:p>
          </table:table-cell>
          <table:table-cell table:formula="of:=([.B144]*[.C144]-[.D144]*[.A144])" office:value-type="float" office:value="4093" calcext:value-type="float">
            <text:p>4093</text:p>
          </table:table-cell>
          <table:table-cell table:formula="of:=[.F144]*[.C144]-[.D144]*[.E144]" office:value-type="float" office:value="785863" calcext:value-type="float">
            <text:p>785863</text:p>
          </table:table-cell>
          <table:table-cell table:formula="of:=[.B144]*[.E144]-[.F144]*[.A144]" office:value-type="float" office:value="497060" calcext:value-type="float">
            <text:p>497060</text:p>
          </table:table-cell>
          <table:table-cell table:style-name="ce1" table:formula="of:=MOD([.H144];[.G144])" office:value-type="float" office:value="7" calcext:value-type="float">
            <text:p>7</text:p>
          </table:table-cell>
          <table:table-cell table:style-name="ce1" table:formula="of:=MOD([.I144];[.G144])" office:value-type="float" office:value="1807" calcext:value-type="float">
            <text:p>1807</text:p>
          </table:table-cell>
          <table:table-cell table:style-name="ce1" table:formula="of:=IF([.J144]+[.K144]=0;1;0)" office:value-type="float" office:value="0" calcext:value-type="float">
            <text:p>0</text:p>
          </table:table-cell>
          <table:table-cell table:style-name="ce1" table:formula="of:=[.L144]*[.H144]/[.G144]" office:value-type="float" office:value="0" calcext:value-type="float">
            <text:p>0</text:p>
          </table:table-cell>
          <table:table-cell table:style-name="ce1" table:formula="of:=[.L144]*[.I144]/[.G144]" office:value-type="float" office:value="0" calcext:value-type="float">
            <text:p>0</text:p>
          </table:table-cell>
          <table:table-cell table:style-name="ce1" table:formula="of:=[.M144]*3+[.N14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18004" calcext:value-type="float">
            <text:p>18004</text:p>
          </table:table-cell>
          <table:table-cell office:value-type="float" office:value="15980" calcext:value-type="float">
            <text:p>15980</text:p>
          </table:table-cell>
          <table:table-cell table:formula="of:=([.B145]*[.C145]-[.D145]*[.A145])" office:value-type="float" office:value="-1830" calcext:value-type="float">
            <text:p>-1830</text:p>
          </table:table-cell>
          <table:table-cell table:formula="of:=[.F145]*[.C145]-[.D145]*[.E145]" office:value-type="float" office:value="-490580" calcext:value-type="float">
            <text:p>-490580</text:p>
          </table:table-cell>
          <table:table-cell table:formula="of:=[.B145]*[.E145]-[.F145]*[.A145]" office:value-type="float" office:value="-322800" calcext:value-type="float">
            <text:p>-322800</text:p>
          </table:table-cell>
          <table:table-cell table:style-name="ce1" table:formula="of:=MOD([.H145];[.G145])" office:value-type="float" office:value="-140" calcext:value-type="float">
            <text:p>-140</text:p>
          </table:table-cell>
          <table:table-cell table:style-name="ce1" table:formula="of:=MOD([.I145];[.G145])" office:value-type="float" office:value="-720" calcext:value-type="float">
            <text:p>-720</text:p>
          </table:table-cell>
          <table:table-cell table:style-name="ce1" table:formula="of:=IF([.J145]+[.K145]=0;1;0)" office:value-type="float" office:value="0" calcext:value-type="float">
            <text:p>0</text:p>
          </table:table-cell>
          <table:table-cell table:style-name="ce1" table:formula="of:=[.L145]*[.H145]/[.G145]" office:value-type="float" office:value="0" calcext:value-type="float">
            <text:p>0</text:p>
          </table:table-cell>
          <table:table-cell table:style-name="ce1" table:formula="of:=[.L145]*[.I145]/[.G145]" office:value-type="float" office:value="0" calcext:value-type="float">
            <text:p>0</text:p>
          </table:table-cell>
          <table:table-cell table:style-name="ce1" table:formula="of:=[.M145]*3+[.N14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5" calcext:value-type="float">
            <text:p>55</text:p>
          </table:table-cell>
          <table:table-cell office:value-type="float" office:value="67" calcext:value-type="float">
            <text:p>67</text:p>
          </table:table-cell>
          <table:table-cell office:value-type="float" office:value="13" calcext:value-type="float">
            <text:p>13</text:p>
          </table:table-cell>
          <table:table-cell office:value-type="float" office:value="6513" calcext:value-type="float">
            <text:p>6513</text:p>
          </table:table-cell>
          <table:table-cell office:value-type="float" office:value="5393" calcext:value-type="float">
            <text:p>5393</text:p>
          </table:table-cell>
          <table:table-cell table:formula="of:=([.B146]*[.C146]-[.D146]*[.A146])" office:value-type="float" office:value="3217" calcext:value-type="float">
            <text:p>3217</text:p>
          </table:table-cell>
          <table:table-cell table:formula="of:=[.F146]*[.C146]-[.D146]*[.E146]" office:value-type="float" office:value="276662" calcext:value-type="float">
            <text:p>276662</text:p>
          </table:table-cell>
          <table:table-cell table:formula="of:=[.B146]*[.E146]-[.F146]*[.A146]" office:value-type="float" office:value="164067" calcext:value-type="float">
            <text:p>164067</text:p>
          </table:table-cell>
          <table:table-cell table:style-name="ce1" table:formula="of:=MOD([.H146];[.G146])" office:value-type="float" office:value="0" calcext:value-type="float">
            <text:p>0</text:p>
          </table:table-cell>
          <table:table-cell table:style-name="ce1" table:formula="of:=MOD([.I146];[.G146])" office:value-type="float" office:value="0" calcext:value-type="float">
            <text:p>0</text:p>
          </table:table-cell>
          <table:table-cell table:style-name="ce1" table:formula="of:=IF([.J146]+[.K146]=0;1;0)" office:value-type="float" office:value="1" calcext:value-type="float">
            <text:p>1</text:p>
          </table:table-cell>
          <table:table-cell table:style-name="ce1" table:formula="of:=[.L146]*[.H146]/[.G146]" office:value-type="float" office:value="86" calcext:value-type="float">
            <text:p>86</text:p>
          </table:table-cell>
          <table:table-cell table:style-name="ce1" table:formula="of:=[.L146]*[.I146]/[.G146]" office:value-type="float" office:value="51" calcext:value-type="float">
            <text:p>51</text:p>
          </table:table-cell>
          <table:table-cell table:style-name="ce1" table:formula="of:=[.M146]*3+[.N146]" office:value-type="float" office:value="309" calcext:value-type="float">
            <text:p>30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7" calcext:value-type="float">
            <text:p>57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12554" calcext:value-type="float">
            <text:p>12554</text:p>
          </table:table-cell>
          <table:table-cell office:value-type="float" office:value="18340" calcext:value-type="float">
            <text:p>18340</text:p>
          </table:table-cell>
          <table:table-cell table:formula="of:=([.B147]*[.C147]-[.D147]*[.A147])" office:value-type="float" office:value="1826" calcext:value-type="float">
            <text:p>1826</text:p>
          </table:table-cell>
          <table:table-cell table:formula="of:=[.F147]*[.C147]-[.D147]*[.E147]" office:value-type="float" office:value="478698" calcext:value-type="float">
            <text:p>478698</text:p>
          </table:table-cell>
          <table:table-cell table:formula="of:=[.B147]*[.E147]-[.F147]*[.A147]" office:value-type="float" office:value="477158" calcext:value-type="float">
            <text:p>477158</text:p>
          </table:table-cell>
          <table:table-cell table:style-name="ce1" table:formula="of:=MOD([.H147];[.G147])" office:value-type="float" office:value="286" calcext:value-type="float">
            <text:p>286</text:p>
          </table:table-cell>
          <table:table-cell table:style-name="ce1" table:formula="of:=MOD([.I147];[.G147])" office:value-type="float" office:value="572" calcext:value-type="float">
            <text:p>572</text:p>
          </table:table-cell>
          <table:table-cell table:style-name="ce1" table:formula="of:=IF([.J147]+[.K147]=0;1;0)" office:value-type="float" office:value="0" calcext:value-type="float">
            <text:p>0</text:p>
          </table:table-cell>
          <table:table-cell table:style-name="ce1" table:formula="of:=[.L147]*[.H147]/[.G147]" office:value-type="float" office:value="0" calcext:value-type="float">
            <text:p>0</text:p>
          </table:table-cell>
          <table:table-cell table:style-name="ce1" table:formula="of:=[.L147]*[.I147]/[.G147]" office:value-type="float" office:value="0" calcext:value-type="float">
            <text:p>0</text:p>
          </table:table-cell>
          <table:table-cell table:style-name="ce1" table:formula="of:=[.M147]*3+[.N14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2" calcext:value-type="float">
            <text:p>32</text:p>
          </table:table-cell>
          <table:table-cell office:value-type="float" office:value="54" calcext:value-type="float">
            <text:p>54</text:p>
          </table:table-cell>
          <table:table-cell office:value-type="float" office:value="95" calcext:value-type="float">
            <text:p>95</text:p>
          </table:table-cell>
          <table:table-cell office:value-type="float" office:value="9468" calcext:value-type="float">
            <text:p>9468</text:p>
          </table:table-cell>
          <table:table-cell office:value-type="float" office:value="9961" calcext:value-type="float">
            <text:p>9961</text:p>
          </table:table-cell>
          <table:table-cell table:formula="of:=([.B148]*[.C148]-[.D148]*[.A148])" office:value-type="float" office:value="-6822" calcext:value-type="float">
            <text:p>-6822</text:p>
          </table:table-cell>
          <table:table-cell table:formula="of:=[.F148]*[.C148]-[.D148]*[.E148]" office:value-type="float" office:value="-361566" calcext:value-type="float">
            <text:p>-361566</text:p>
          </table:table-cell>
          <table:table-cell table:formula="of:=[.B148]*[.E148]-[.F148]*[.A148]" office:value-type="float" office:value="-593514" calcext:value-type="float">
            <text:p>-593514</text:p>
          </table:table-cell>
          <table:table-cell table:style-name="ce1" table:formula="of:=MOD([.H148];[.G148])" office:value-type="float" office:value="0" calcext:value-type="float">
            <text:p>0</text:p>
          </table:table-cell>
          <table:table-cell table:style-name="ce1" table:formula="of:=MOD([.I148];[.G148])" office:value-type="float" office:value="0" calcext:value-type="float">
            <text:p>0</text:p>
          </table:table-cell>
          <table:table-cell table:style-name="ce1" table:formula="of:=IF([.J148]+[.K148]=0;1;0)" office:value-type="float" office:value="1" calcext:value-type="float">
            <text:p>1</text:p>
          </table:table-cell>
          <table:table-cell table:style-name="ce1" table:formula="of:=[.L148]*[.H148]/[.G148]" office:value-type="float" office:value="53" calcext:value-type="float">
            <text:p>53</text:p>
          </table:table-cell>
          <table:table-cell table:style-name="ce1" table:formula="of:=[.L148]*[.I148]/[.G148]" office:value-type="float" office:value="87" calcext:value-type="float">
            <text:p>87</text:p>
          </table:table-cell>
          <table:table-cell table:style-name="ce1" table:formula="of:=[.M148]*3+[.N148]" office:value-type="float" office:value="246" calcext:value-type="float">
            <text:p>24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43" calcext:value-type="float">
            <text:p>43</text:p>
          </table:table-cell>
          <table:table-cell office:value-type="float" office:value="18000" calcext:value-type="float">
            <text:p>18000</text:p>
          </table:table-cell>
          <table:table-cell office:value-type="float" office:value="1830" calcext:value-type="float">
            <text:p>1830</text:p>
          </table:table-cell>
          <table:table-cell table:formula="of:=([.B149]*[.C149]-[.D149]*[.A149])" office:value-type="float" office:value="-920" calcext:value-type="float">
            <text:p>-920</text:p>
          </table:table-cell>
          <table:table-cell table:formula="of:=[.F149]*[.C149]-[.D149]*[.E149]" office:value-type="float" office:value="-730080" calcext:value-type="float">
            <text:p>-730080</text:p>
          </table:table-cell>
          <table:table-cell table:formula="of:=[.B149]*[.E149]-[.F149]*[.A149]" office:value-type="float" office:value="283440" calcext:value-type="float">
            <text:p>283440</text:p>
          </table:table-cell>
          <table:table-cell table:style-name="ce1" table:formula="of:=MOD([.H149];[.G149])" office:value-type="float" office:value="-520" calcext:value-type="float">
            <text:p>-520</text:p>
          </table:table-cell>
          <table:table-cell table:style-name="ce1" table:formula="of:=MOD([.I149];[.G149])" office:value-type="float" office:value="-840" calcext:value-type="float">
            <text:p>-840</text:p>
          </table:table-cell>
          <table:table-cell table:style-name="ce1" table:formula="of:=IF([.J149]+[.K149]=0;1;0)" office:value-type="float" office:value="0" calcext:value-type="float">
            <text:p>0</text:p>
          </table:table-cell>
          <table:table-cell table:style-name="ce1" table:formula="of:=[.L149]*[.H149]/[.G149]" office:value-type="float" office:value="0" calcext:value-type="float">
            <text:p>0</text:p>
          </table:table-cell>
          <table:table-cell table:style-name="ce1" table:formula="of:=[.L149]*[.I149]/[.G149]" office:value-type="float" office:value="-0" calcext:value-type="float">
            <text:p>0</text:p>
          </table:table-cell>
          <table:table-cell table:style-name="ce1" table:formula="of:=[.M149]*3+[.N14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office:value-type="float" office:value="71" calcext:value-type="float">
            <text:p>71</text:p>
          </table:table-cell>
          <table:table-cell office:value-type="float" office:value="9440" calcext:value-type="float">
            <text:p>9440</text:p>
          </table:table-cell>
          <table:table-cell office:value-type="float" office:value="17940" calcext:value-type="float">
            <text:p>17940</text:p>
          </table:table-cell>
          <table:table-cell table:formula="of:=([.B150]*[.C150]-[.D150]*[.A150])" office:value-type="float" office:value="-3732" calcext:value-type="float">
            <text:p>-3732</text:p>
          </table:table-cell>
          <table:table-cell table:formula="of:=[.F150]*[.C150]-[.D150]*[.E150]" office:value-type="float" office:value="-78220" calcext:value-type="float">
            <text:p>-78220</text:p>
          </table:table-cell>
          <table:table-cell table:formula="of:=[.B150]*[.E150]-[.F150]*[.A150]" office:value-type="float" office:value="-925360" calcext:value-type="float">
            <text:p>-925360</text:p>
          </table:table-cell>
          <table:table-cell table:style-name="ce1" table:formula="of:=MOD([.H150];[.G150])" office:value-type="float" office:value="-3580" calcext:value-type="float">
            <text:p>-3580</text:p>
          </table:table-cell>
          <table:table-cell table:style-name="ce1" table:formula="of:=MOD([.I150];[.G150])" office:value-type="float" office:value="-3556" calcext:value-type="float">
            <text:p>-3556</text:p>
          </table:table-cell>
          <table:table-cell table:style-name="ce1" table:formula="of:=IF([.J150]+[.K150]=0;1;0)" office:value-type="float" office:value="0" calcext:value-type="float">
            <text:p>0</text:p>
          </table:table-cell>
          <table:table-cell table:style-name="ce1" table:formula="of:=[.L150]*[.H150]/[.G150]" office:value-type="float" office:value="0" calcext:value-type="float">
            <text:p>0</text:p>
          </table:table-cell>
          <table:table-cell table:style-name="ce1" table:formula="of:=[.L150]*[.I150]/[.G150]" office:value-type="float" office:value="0" calcext:value-type="float">
            <text:p>0</text:p>
          </table:table-cell>
          <table:table-cell table:style-name="ce1" table:formula="of:=[.M150]*3+[.N15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86" calcext:value-type="float">
            <text:p>86</text:p>
          </table:table-cell>
          <table:table-cell office:value-type="float" office:value="81" calcext:value-type="float">
            <text:p>81</text:p>
          </table:table-cell>
          <table:table-cell office:value-type="float" office:value="30" calcext:value-type="float">
            <text:p>30</text:p>
          </table:table-cell>
          <table:table-cell office:value-type="float" office:value="5903" calcext:value-type="float">
            <text:p>5903</text:p>
          </table:table-cell>
          <table:table-cell office:value-type="float" office:value="7610" calcext:value-type="float">
            <text:p>7610</text:p>
          </table:table-cell>
          <table:table-cell table:formula="of:=([.B151]*[.C151]-[.D151]*[.A151])" office:value-type="float" office:value="6276" calcext:value-type="float">
            <text:p>6276</text:p>
          </table:table-cell>
          <table:table-cell table:formula="of:=[.F151]*[.C151]-[.D151]*[.E151]" office:value-type="float" office:value="439320" calcext:value-type="float">
            <text:p>439320</text:p>
          </table:table-cell>
          <table:table-cell table:formula="of:=[.B151]*[.E151]-[.F151]*[.A151]" office:value-type="float" office:value="332628" calcext:value-type="float">
            <text:p>332628</text:p>
          </table:table-cell>
          <table:table-cell table:style-name="ce1" table:formula="of:=MOD([.H151];[.G151])" office:value-type="float" office:value="0" calcext:value-type="float">
            <text:p>0</text:p>
          </table:table-cell>
          <table:table-cell table:style-name="ce1" table:formula="of:=MOD([.I151];[.G151])" office:value-type="float" office:value="0" calcext:value-type="float">
            <text:p>0</text:p>
          </table:table-cell>
          <table:table-cell table:style-name="ce1" table:formula="of:=IF([.J151]+[.K151]=0;1;0)" office:value-type="float" office:value="1" calcext:value-type="float">
            <text:p>1</text:p>
          </table:table-cell>
          <table:table-cell table:style-name="ce1" table:formula="of:=[.L151]*[.H151]/[.G151]" office:value-type="float" office:value="70" calcext:value-type="float">
            <text:p>70</text:p>
          </table:table-cell>
          <table:table-cell table:style-name="ce1" table:formula="of:=[.L151]*[.I151]/[.G151]" office:value-type="float" office:value="53" calcext:value-type="float">
            <text:p>53</text:p>
          </table:table-cell>
          <table:table-cell table:style-name="ce1" table:formula="of:=[.M151]*3+[.N151]" office:value-type="float" office:value="263" calcext:value-type="float">
            <text:p>26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float" office:value="99" calcext:value-type="float">
            <text:p>99</text:p>
          </table:table-cell>
          <table:table-cell office:value-type="float" office:value="7488" calcext:value-type="float">
            <text:p>7488</text:p>
          </table:table-cell>
          <table:table-cell office:value-type="float" office:value="8481" calcext:value-type="float">
            <text:p>8481</text:p>
          </table:table-cell>
          <table:table-cell table:formula="of:=([.B152]*[.C152]-[.D152]*[.A152])" office:value-type="float" office:value="-4598" calcext:value-type="float">
            <text:p>-4598</text:p>
          </table:table-cell>
          <table:table-cell table:formula="of:=[.F152]*[.C152]-[.D152]*[.E152]" office:value-type="float" office:value="-317262" calcext:value-type="float">
            <text:p>-317262</text:p>
          </table:table-cell>
          <table:table-cell table:formula="of:=[.B152]*[.E152]-[.F152]*[.A152]" office:value-type="float" office:value="-358644" calcext:value-type="float">
            <text:p>-358644</text:p>
          </table:table-cell>
          <table:table-cell table:style-name="ce1" table:formula="of:=MOD([.H152];[.G152])" office:value-type="float" office:value="0" calcext:value-type="float">
            <text:p>0</text:p>
          </table:table-cell>
          <table:table-cell table:style-name="ce1" table:formula="of:=MOD([.I152];[.G152])" office:value-type="float" office:value="0" calcext:value-type="float">
            <text:p>0</text:p>
          </table:table-cell>
          <table:table-cell table:style-name="ce1" table:formula="of:=IF([.J152]+[.K152]=0;1;0)" office:value-type="float" office:value="1" calcext:value-type="float">
            <text:p>1</text:p>
          </table:table-cell>
          <table:table-cell table:style-name="ce1" table:formula="of:=[.L152]*[.H152]/[.G152]" office:value-type="float" office:value="69" calcext:value-type="float">
            <text:p>69</text:p>
          </table:table-cell>
          <table:table-cell table:style-name="ce1" table:formula="of:=[.L152]*[.I152]/[.G152]" office:value-type="float" office:value="78" calcext:value-type="float">
            <text:p>78</text:p>
          </table:table-cell>
          <table:table-cell table:style-name="ce1" table:formula="of:=[.M152]*3+[.N152]" office:value-type="float" office:value="285" calcext:value-type="float">
            <text:p>28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78" calcext:value-type="float">
            <text:p>78</text:p>
          </table:table-cell>
          <table:table-cell office:value-type="float" office:value="38" calcext:value-type="float">
            <text:p>38</text:p>
          </table:table-cell>
          <table:table-cell office:value-type="float" office:value="15" calcext:value-type="float">
            <text:p>15</text:p>
          </table:table-cell>
          <table:table-cell office:value-type="float" office:value="16117" calcext:value-type="float">
            <text:p>16117</text:p>
          </table:table-cell>
          <table:table-cell office:value-type="float" office:value="15506" calcext:value-type="float">
            <text:p>15506</text:p>
          </table:table-cell>
          <table:table-cell table:formula="of:=([.B153]*[.C153]-[.D153]*[.A153])" office:value-type="float" office:value="2229" calcext:value-type="float">
            <text:p>2229</text:p>
          </table:table-cell>
          <table:table-cell table:formula="of:=[.F153]*[.C153]-[.D153]*[.E153]" office:value-type="float" office:value="347473" calcext:value-type="float">
            <text:p>347473</text:p>
          </table:table-cell>
          <table:table-cell table:formula="of:=[.B153]*[.E153]-[.F153]*[.A153]" office:value-type="float" office:value="497332" calcext:value-type="float">
            <text:p>497332</text:p>
          </table:table-cell>
          <table:table-cell table:style-name="ce1" table:formula="of:=MOD([.H153];[.G153])" office:value-type="float" office:value="1978" calcext:value-type="float">
            <text:p>1978</text:p>
          </table:table-cell>
          <table:table-cell table:style-name="ce1" table:formula="of:=MOD([.I153];[.G153])" office:value-type="float" office:value="265" calcext:value-type="float">
            <text:p>265</text:p>
          </table:table-cell>
          <table:table-cell table:style-name="ce1" table:formula="of:=IF([.J153]+[.K153]=0;1;0)" office:value-type="float" office:value="0" calcext:value-type="float">
            <text:p>0</text:p>
          </table:table-cell>
          <table:table-cell table:style-name="ce1" table:formula="of:=[.L153]*[.H153]/[.G153]" office:value-type="float" office:value="0" calcext:value-type="float">
            <text:p>0</text:p>
          </table:table-cell>
          <table:table-cell table:style-name="ce1" table:formula="of:=[.L153]*[.I153]/[.G153]" office:value-type="float" office:value="0" calcext:value-type="float">
            <text:p>0</text:p>
          </table:table-cell>
          <table:table-cell table:style-name="ce1" table:formula="of:=[.M153]*3+[.N15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77" calcext:value-type="float">
            <text:p>77</text:p>
          </table:table-cell>
          <table:table-cell office:value-type="float" office:value="566" calcext:value-type="float">
            <text:p>566</text:p>
          </table:table-cell>
          <table:table-cell office:value-type="float" office:value="12569" calcext:value-type="float">
            <text:p>12569</text:p>
          </table:table-cell>
          <table:table-cell table:formula="of:=([.B154]*[.C154]-[.D154]*[.A154])" office:value-type="float" office:value="-3201" calcext:value-type="float">
            <text:p>-3201</text:p>
          </table:table-cell>
          <table:table-cell table:formula="of:=[.F154]*[.C154]-[.D154]*[.E154]" office:value-type="float" office:value="509454" calcext:value-type="float">
            <text:p>509454</text:p>
          </table:table-cell>
          <table:table-cell table:formula="of:=[.B154]*[.E154]-[.F154]*[.A154]" office:value-type="float" office:value="-608523" calcext:value-type="float">
            <text:p>-608523</text:p>
          </table:table-cell>
          <table:table-cell table:style-name="ce1" table:formula="of:=MOD([.H154];[.G154])" office:value-type="float" office:value="-2706" calcext:value-type="float">
            <text:p>-2706</text:p>
          </table:table-cell>
          <table:table-cell table:style-name="ce1" table:formula="of:=MOD([.I154];[.G154])" office:value-type="float" office:value="-333" calcext:value-type="float">
            <text:p>-333</text:p>
          </table:table-cell>
          <table:table-cell table:style-name="ce1" table:formula="of:=IF([.J154]+[.K154]=0;1;0)" office:value-type="float" office:value="0" calcext:value-type="float">
            <text:p>0</text:p>
          </table:table-cell>
          <table:table-cell table:style-name="ce1" table:formula="of:=[.L154]*[.H154]/[.G154]" office:value-type="float" office:value="-0" calcext:value-type="float">
            <text:p>0</text:p>
          </table:table-cell>
          <table:table-cell table:style-name="ce1" table:formula="of:=[.L154]*[.I154]/[.G154]" office:value-type="float" office:value="0" calcext:value-type="float">
            <text:p>0</text:p>
          </table:table-cell>
          <table:table-cell table:style-name="ce1" table:formula="of:=[.M154]*3+[.N15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60" calcext:value-type="float">
            <text:p>60</text:p>
          </table:table-cell>
          <table:table-cell office:value-type="float" office:value="16" calcext:value-type="float">
            <text:p>16</text:p>
          </table:table-cell>
          <table:table-cell office:value-type="float" office:value="57" calcext:value-type="float">
            <text:p>57</text:p>
          </table:table-cell>
          <table:table-cell office:value-type="float" office:value="3492" calcext:value-type="float">
            <text:p>3492</text:p>
          </table:table-cell>
          <table:table-cell office:value-type="float" office:value="6327" calcext:value-type="float">
            <text:p>6327</text:p>
          </table:table-cell>
          <table:table-cell table:formula="of:=([.B155]*[.C155]-[.D155]*[.A155])" office:value-type="float" office:value="-2574" calcext:value-type="float">
            <text:p>-2574</text:p>
          </table:table-cell>
          <table:table-cell table:formula="of:=[.F155]*[.C155]-[.D155]*[.E155]" office:value-type="float" office:value="-97812" calcext:value-type="float">
            <text:p>-97812</text:p>
          </table:table-cell>
          <table:table-cell table:formula="of:=[.B155]*[.E155]-[.F155]*[.A155]" office:value-type="float" office:value="-182754" calcext:value-type="float">
            <text:p>-182754</text:p>
          </table:table-cell>
          <table:table-cell table:style-name="ce1" table:formula="of:=MOD([.H155];[.G155])" office:value-type="float" office:value="0" calcext:value-type="float">
            <text:p>0</text:p>
          </table:table-cell>
          <table:table-cell table:style-name="ce1" table:formula="of:=MOD([.I155];[.G155])" office:value-type="float" office:value="0" calcext:value-type="float">
            <text:p>0</text:p>
          </table:table-cell>
          <table:table-cell table:style-name="ce1" table:formula="of:=IF([.J155]+[.K155]=0;1;0)" office:value-type="float" office:value="1" calcext:value-type="float">
            <text:p>1</text:p>
          </table:table-cell>
          <table:table-cell table:style-name="ce1" table:formula="of:=[.L155]*[.H155]/[.G155]" office:value-type="float" office:value="38" calcext:value-type="float">
            <text:p>38</text:p>
          </table:table-cell>
          <table:table-cell table:style-name="ce1" table:formula="of:=[.L155]*[.I155]/[.G155]" office:value-type="float" office:value="71" calcext:value-type="float">
            <text:p>71</text:p>
          </table:table-cell>
          <table:table-cell table:style-name="ce1" table:formula="of:=[.M155]*3+[.N155]"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9" calcext:value-type="float">
            <text:p>69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8591" calcext:value-type="float">
            <text:p>8591</text:p>
          </table:table-cell>
          <table:table-cell office:value-type="float" office:value="3005" calcext:value-type="float">
            <text:p>3005</text:p>
          </table:table-cell>
          <table:table-cell table:formula="of:=([.B156]*[.C156]-[.D156]*[.A156])" office:value-type="float" office:value="3141" calcext:value-type="float">
            <text:p>3141</text:p>
          </table:table-cell>
          <table:table-cell table:formula="of:=[.F156]*[.C156]-[.D156]*[.E156]" office:value-type="float" office:value="-51657" calcext:value-type="float">
            <text:p>-51657</text:p>
          </table:table-cell>
          <table:table-cell table:formula="of:=[.B156]*[.E156]-[.F156]*[.A156]" office:value-type="float" office:value="481594" calcext:value-type="float">
            <text:p>481594</text:p>
          </table:table-cell>
          <table:table-cell table:style-name="ce1" table:formula="of:=MOD([.H156];[.G156])" office:value-type="float" office:value="1740" calcext:value-type="float">
            <text:p>1740</text:p>
          </table:table-cell>
          <table:table-cell table:style-name="ce1" table:formula="of:=MOD([.I156];[.G156])" office:value-type="float" office:value="1021" calcext:value-type="float">
            <text:p>1021</text:p>
          </table:table-cell>
          <table:table-cell table:style-name="ce1" table:formula="of:=IF([.J156]+[.K156]=0;1;0)" office:value-type="float" office:value="0" calcext:value-type="float">
            <text:p>0</text:p>
          </table:table-cell>
          <table:table-cell table:style-name="ce1" table:formula="of:=[.L156]*[.H156]/[.G156]" office:value-type="float" office:value="-0" calcext:value-type="float">
            <text:p>0</text:p>
          </table:table-cell>
          <table:table-cell table:style-name="ce1" table:formula="of:=[.L156]*[.I156]/[.G156]" office:value-type="float" office:value="0" calcext:value-type="float">
            <text:p>0</text:p>
          </table:table-cell>
          <table:table-cell table:style-name="ce1" table:formula="of:=[.M156]*3+[.N15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office:value-type="float" office:value="9055" calcext:value-type="float">
            <text:p>9055</text:p>
          </table:table-cell>
          <table:table-cell office:value-type="float" office:value="6776" calcext:value-type="float">
            <text:p>6776</text:p>
          </table:table-cell>
          <table:table-cell table:formula="of:=([.B157]*[.C157]-[.D157]*[.A157])" office:value-type="float" office:value="-2794" calcext:value-type="float">
            <text:p>-2794</text:p>
          </table:table-cell>
          <table:table-cell table:formula="of:=[.F157]*[.C157]-[.D157]*[.E157]" office:value-type="float" office:value="-344334" calcext:value-type="float">
            <text:p>-344334</text:p>
          </table:table-cell>
          <table:table-cell table:formula="of:=[.B157]*[.E157]-[.F157]*[.A157]" office:value-type="float" office:value="-268456" calcext:value-type="float">
            <text:p>-268456</text:p>
          </table:table-cell>
          <table:table-cell table:style-name="ce1" table:formula="of:=MOD([.H157];[.G157])" office:value-type="float" office:value="-672" calcext:value-type="float">
            <text:p>-672</text:p>
          </table:table-cell>
          <table:table-cell table:style-name="ce1" table:formula="of:=MOD([.I157];[.G157])" office:value-type="float" office:value="-232" calcext:value-type="float">
            <text:p>-232</text:p>
          </table:table-cell>
          <table:table-cell table:style-name="ce1" table:formula="of:=IF([.J157]+[.K157]=0;1;0)" office:value-type="float" office:value="0" calcext:value-type="float">
            <text:p>0</text:p>
          </table:table-cell>
          <table:table-cell table:style-name="ce1" table:formula="of:=[.L157]*[.H157]/[.G157]" office:value-type="float" office:value="0" calcext:value-type="float">
            <text:p>0</text:p>
          </table:table-cell>
          <table:table-cell table:style-name="ce1" table:formula="of:=[.L157]*[.I157]/[.G157]" office:value-type="float" office:value="0" calcext:value-type="float">
            <text:p>0</text:p>
          </table:table-cell>
          <table:table-cell table:style-name="ce1" table:formula="of:=[.M157]*3+[.N15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6298" calcext:value-type="float">
            <text:p>16298</text:p>
          </table:table-cell>
          <table:table-cell office:value-type="float" office:value="9425" calcext:value-type="float">
            <text:p>9425</text:p>
          </table:table-cell>
          <table:table-cell table:formula="of:=([.B158]*[.C158]-[.D158]*[.A158])" office:value-type="float" office:value="1339" calcext:value-type="float">
            <text:p>1339</text:p>
          </table:table-cell>
          <table:table-cell table:formula="of:=[.F158]*[.C158]-[.D158]*[.E158]" office:value-type="float" office:value="225997" calcext:value-type="float">
            <text:p>225997</text:p>
          </table:table-cell>
          <table:table-cell table:formula="of:=[.B158]*[.E158]-[.F158]*[.A158]" office:value-type="float" office:value="407653" calcext:value-type="float">
            <text:p>407653</text:p>
          </table:table-cell>
          <table:table-cell table:style-name="ce1" table:formula="of:=MOD([.H158];[.G158])" office:value-type="float" office:value="1045" calcext:value-type="float">
            <text:p>1045</text:p>
          </table:table-cell>
          <table:table-cell table:style-name="ce1" table:formula="of:=MOD([.I158];[.G158])" office:value-type="float" office:value="597" calcext:value-type="float">
            <text:p>597</text:p>
          </table:table-cell>
          <table:table-cell table:style-name="ce1" table:formula="of:=IF([.J158]+[.K158]=0;1;0)" office:value-type="float" office:value="0" calcext:value-type="float">
            <text:p>0</text:p>
          </table:table-cell>
          <table:table-cell table:style-name="ce1" table:formula="of:=[.L158]*[.H158]/[.G158]" office:value-type="float" office:value="0" calcext:value-type="float">
            <text:p>0</text:p>
          </table:table-cell>
          <table:table-cell table:style-name="ce1" table:formula="of:=[.L158]*[.I158]/[.G158]" office:value-type="float" office:value="0" calcext:value-type="float">
            <text:p>0</text:p>
          </table:table-cell>
          <table:table-cell table:style-name="ce1" table:formula="of:=[.M158]*3+[.N15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53" calcext:value-type="float">
            <text:p>53</text:p>
          </table:table-cell>
          <table:table-cell office:value-type="float" office:value="14130" calcext:value-type="float">
            <text:p>14130</text:p>
          </table:table-cell>
          <table:table-cell office:value-type="float" office:value="6846" calcext:value-type="float">
            <text:p>6846</text:p>
          </table:table-cell>
          <table:table-cell table:formula="of:=([.B159]*[.C159]-[.D159]*[.A159])" office:value-type="float" office:value="-1816" calcext:value-type="float">
            <text:p>-1816</text:p>
          </table:table-cell>
          <table:table-cell table:formula="of:=[.F159]*[.C159]-[.D159]*[.E159]" office:value-type="float" office:value="-564048" calcext:value-type="float">
            <text:p>-564048</text:p>
          </table:table-cell>
          <table:table-cell table:formula="of:=[.B159]*[.E159]-[.F159]*[.A159]" office:value-type="float" office:value="31488" calcext:value-type="float">
            <text:p>31488</text:p>
          </table:table-cell>
          <table:table-cell table:style-name="ce1" table:formula="of:=MOD([.H159];[.G159])" office:value-type="float" office:value="-1088" calcext:value-type="float">
            <text:p>-1088</text:p>
          </table:table-cell>
          <table:table-cell table:style-name="ce1" table:formula="of:=MOD([.I159];[.G159])" office:value-type="float" office:value="-1200" calcext:value-type="float">
            <text:p>-1200</text:p>
          </table:table-cell>
          <table:table-cell table:style-name="ce1" table:formula="of:=IF([.J159]+[.K159]=0;1;0)" office:value-type="float" office:value="0" calcext:value-type="float">
            <text:p>0</text:p>
          </table:table-cell>
          <table:table-cell table:style-name="ce1" table:formula="of:=[.L159]*[.H159]/[.G159]" office:value-type="float" office:value="0" calcext:value-type="float">
            <text:p>0</text:p>
          </table:table-cell>
          <table:table-cell table:style-name="ce1" table:formula="of:=[.L159]*[.I159]/[.G159]" office:value-type="float" office:value="-0" calcext:value-type="float">
            <text:p>0</text:p>
          </table:table-cell>
          <table:table-cell table:style-name="ce1" table:formula="of:=[.M159]*3+[.N15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6" calcext:value-type="float">
            <text:p>76</text:p>
          </table:table-cell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office:value-type="float" office:value="4200" calcext:value-type="float">
            <text:p>4200</text:p>
          </table:table-cell>
          <table:table-cell office:value-type="float" office:value="8620" calcext:value-type="float">
            <text:p>8620</text:p>
          </table:table-cell>
          <table:table-cell table:formula="of:=([.B160]*[.C160]-[.D160]*[.A160])" office:value-type="float" office:value="2060" calcext:value-type="float">
            <text:p>2060</text:p>
          </table:table-cell>
          <table:table-cell table:formula="of:=[.F160]*[.C160]-[.D160]*[.E160]" office:value-type="float" office:value="166860" calcext:value-type="float">
            <text:p>166860</text:p>
          </table:table-cell>
          <table:table-cell table:formula="of:=[.B160]*[.E160]-[.F160]*[.A160]" office:value-type="float" office:value="181280" calcext:value-type="float">
            <text:p>181280</text:p>
          </table:table-cell>
          <table:table-cell table:style-name="ce1" table:formula="of:=MOD([.H160];[.G160])" office:value-type="float" office:value="0" calcext:value-type="float">
            <text:p>0</text:p>
          </table:table-cell>
          <table:table-cell table:style-name="ce1" table:formula="of:=MOD([.I160];[.G160])" office:value-type="float" office:value="0" calcext:value-type="float">
            <text:p>0</text:p>
          </table:table-cell>
          <table:table-cell table:style-name="ce1" table:formula="of:=IF([.J160]+[.K160]=0;1;0)" office:value-type="float" office:value="1" calcext:value-type="float">
            <text:p>1</text:p>
          </table:table-cell>
          <table:table-cell table:style-name="ce1" table:formula="of:=[.L160]*[.H160]/[.G160]" office:value-type="float" office:value="81" calcext:value-type="float">
            <text:p>81</text:p>
          </table:table-cell>
          <table:table-cell table:style-name="ce1" table:formula="of:=[.L160]*[.I160]/[.G160]" office:value-type="float" office:value="88" calcext:value-type="float">
            <text:p>88</text:p>
          </table:table-cell>
          <table:table-cell table:style-name="ce1" table:formula="of:=[.M160]*3+[.N160]" office:value-type="float" office:value="331" calcext:value-type="float">
            <text:p>33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float" office:value="77" calcext:value-type="float">
            <text:p>77</text:p>
          </table:table-cell>
          <table:table-cell office:value-type="float" office:value="20" calcext:value-type="float">
            <text:p>20</text:p>
          </table:table-cell>
          <table:table-cell office:value-type="float" office:value="19702" calcext:value-type="float">
            <text:p>19702</text:p>
          </table:table-cell>
          <table:table-cell office:value-type="float" office:value="9500" calcext:value-type="float">
            <text:p>9500</text:p>
          </table:table-cell>
          <table:table-cell table:formula="of:=([.B161]*[.C161]-[.D161]*[.A161])" office:value-type="float" office:value="4822" calcext:value-type="float">
            <text:p>4822</text:p>
          </table:table-cell>
          <table:table-cell table:formula="of:=[.F161]*[.C161]-[.D161]*[.E161]" office:value-type="float" office:value="337460" calcext:value-type="float">
            <text:p>337460</text:p>
          </table:table-cell>
          <table:table-cell table:formula="of:=[.B161]*[.E161]-[.F161]*[.A161]" office:value-type="float" office:value="1176832" calcext:value-type="float">
            <text:p>1176832</text:p>
          </table:table-cell>
          <table:table-cell table:style-name="ce1" table:formula="of:=MOD([.H161];[.G161])" office:value-type="float" office:value="4742" calcext:value-type="float">
            <text:p>4742</text:p>
          </table:table-cell>
          <table:table-cell table:style-name="ce1" table:formula="of:=MOD([.I161];[.G161])" office:value-type="float" office:value="264" calcext:value-type="float">
            <text:p>264</text:p>
          </table:table-cell>
          <table:table-cell table:style-name="ce1" table:formula="of:=IF([.J161]+[.K161]=0;1;0)" office:value-type="float" office:value="0" calcext:value-type="float">
            <text:p>0</text:p>
          </table:table-cell>
          <table:table-cell table:style-name="ce1" table:formula="of:=[.L161]*[.H161]/[.G161]" office:value-type="float" office:value="0" calcext:value-type="float">
            <text:p>0</text:p>
          </table:table-cell>
          <table:table-cell table:style-name="ce1" table:formula="of:=[.L161]*[.I161]/[.G161]" office:value-type="float" office:value="0" calcext:value-type="float">
            <text:p>0</text:p>
          </table:table-cell>
          <table:table-cell table:style-name="ce1" table:formula="of:=[.M161]*3+[.N16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float" office:value="3520" calcext:value-type="float">
            <text:p>3520</text:p>
          </table:table-cell>
          <table:table-cell office:value-type="float" office:value="2976" calcext:value-type="float">
            <text:p>2976</text:p>
          </table:table-cell>
          <table:table-cell table:formula="of:=([.B162]*[.C162]-[.D162]*[.A162])" office:value-type="float" office:value="-2850" calcext:value-type="float">
            <text:p>-2850</text:p>
          </table:table-cell>
          <table:table-cell table:formula="of:=[.F162]*[.C162]-[.D162]*[.E162]" office:value-type="float" office:value="-136800" calcext:value-type="float">
            <text:p>-136800</text:p>
          </table:table-cell>
          <table:table-cell table:formula="of:=[.B162]*[.E162]-[.F162]*[.A162]" office:value-type="float" office:value="-45600" calcext:value-type="float">
            <text:p>-45600</text:p>
          </table:table-cell>
          <table:table-cell table:style-name="ce1" table:formula="of:=MOD([.H162];[.G162])" office:value-type="float" office:value="0" calcext:value-type="float">
            <text:p>0</text:p>
          </table:table-cell>
          <table:table-cell table:style-name="ce1" table:formula="of:=MOD([.I162];[.G162])" office:value-type="float" office:value="0" calcext:value-type="float">
            <text:p>0</text:p>
          </table:table-cell>
          <table:table-cell table:style-name="ce1" table:formula="of:=IF([.J162]+[.K162]=0;1;0)" office:value-type="float" office:value="1" calcext:value-type="float">
            <text:p>1</text:p>
          </table:table-cell>
          <table:table-cell table:style-name="ce1" table:formula="of:=[.L162]*[.H162]/[.G162]" office:value-type="float" office:value="48" calcext:value-type="float">
            <text:p>48</text:p>
          </table:table-cell>
          <table:table-cell table:style-name="ce1" table:formula="of:=[.L162]*[.I162]/[.G162]" office:value-type="float" office:value="16" calcext:value-type="float">
            <text:p>16</text:p>
          </table:table-cell>
          <table:table-cell table:style-name="ce1" table:formula="of:=[.M162]*3+[.N162]"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62" calcext:value-type="float">
            <text:p>62</text:p>
          </table:table-cell>
          <table:table-cell office:value-type="float" office:value="8040" calcext:value-type="float">
            <text:p>8040</text:p>
          </table:table-cell>
          <table:table-cell office:value-type="float" office:value="6180" calcext:value-type="float">
            <text:p>6180</text:p>
          </table:table-cell>
          <table:table-cell table:formula="of:=([.B163]*[.C163]-[.D163]*[.A163])" office:value-type="float" office:value="7008" calcext:value-type="float">
            <text:p>7008</text:p>
          </table:table-cell>
          <table:table-cell table:formula="of:=[.F163]*[.C163]-[.D163]*[.E163]" office:value-type="float" office:value="70080" calcext:value-type="float">
            <text:p>70080</text:p>
          </table:table-cell>
          <table:table-cell table:formula="of:=[.B163]*[.E163]-[.F163]*[.A163]" office:value-type="float" office:value="595680" calcext:value-type="float">
            <text:p>595680</text:p>
          </table:table-cell>
          <table:table-cell table:style-name="ce1" table:formula="of:=MOD([.H163];[.G163])" office:value-type="float" office:value="0" calcext:value-type="float">
            <text:p>0</text:p>
          </table:table-cell>
          <table:table-cell table:style-name="ce1" table:formula="of:=MOD([.I163];[.G163])" office:value-type="float" office:value="0" calcext:value-type="float">
            <text:p>0</text:p>
          </table:table-cell>
          <table:table-cell table:style-name="ce1" table:formula="of:=IF([.J163]+[.K163]=0;1;0)" office:value-type="float" office:value="1" calcext:value-type="float">
            <text:p>1</text:p>
          </table:table-cell>
          <table:table-cell table:style-name="ce1" table:formula="of:=[.L163]*[.H163]/[.G163]" office:value-type="float" office:value="10" calcext:value-type="float">
            <text:p>10</text:p>
          </table:table-cell>
          <table:table-cell table:style-name="ce1" table:formula="of:=[.L163]*[.I163]/[.G163]" office:value-type="float" office:value="85" calcext:value-type="float">
            <text:p>85</text:p>
          </table:table-cell>
          <table:table-cell table:style-name="ce1" table:formula="of:=[.M163]*3+[.N163]"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76" calcext:value-type="float">
            <text:p>76</text:p>
          </table:table-cell>
          <table:table-cell office:value-type="float" office:value="37" calcext:value-type="float">
            <text:p>37</text:p>
          </table:table-cell>
          <table:table-cell office:value-type="float" office:value="13" calcext:value-type="float">
            <text:p>13</text:p>
          </table:table-cell>
          <table:table-cell office:value-type="float" office:value="16789" calcext:value-type="float">
            <text:p>16789</text:p>
          </table:table-cell>
          <table:table-cell office:value-type="float" office:value="7421" calcext:value-type="float">
            <text:p>7421</text:p>
          </table:table-cell>
          <table:table-cell table:formula="of:=([.B164]*[.C164]-[.D164]*[.A164])" office:value-type="float" office:value="2240" calcext:value-type="float">
            <text:p>2240</text:p>
          </table:table-cell>
          <table:table-cell table:formula="of:=[.F164]*[.C164]-[.D164]*[.E164]" office:value-type="float" office:value="56320" calcext:value-type="float">
            <text:p>56320</text:p>
          </table:table-cell>
          <table:table-cell table:formula="of:=[.B164]*[.E164]-[.F164]*[.A164]" office:value-type="float" office:value="949440" calcext:value-type="float">
            <text:p>949440</text:p>
          </table:table-cell>
          <table:table-cell table:style-name="ce1" table:formula="of:=MOD([.H164];[.G164])" office:value-type="float" office:value="320" calcext:value-type="float">
            <text:p>320</text:p>
          </table:table-cell>
          <table:table-cell table:style-name="ce1" table:formula="of:=MOD([.I164];[.G164])" office:value-type="float" office:value="1920" calcext:value-type="float">
            <text:p>1920</text:p>
          </table:table-cell>
          <table:table-cell table:style-name="ce1" table:formula="of:=IF([.J164]+[.K164]=0;1;0)" office:value-type="float" office:value="0" calcext:value-type="float">
            <text:p>0</text:p>
          </table:table-cell>
          <table:table-cell table:style-name="ce1" table:formula="of:=[.L164]*[.H164]/[.G164]" office:value-type="float" office:value="0" calcext:value-type="float">
            <text:p>0</text:p>
          </table:table-cell>
          <table:table-cell table:style-name="ce1" table:formula="of:=[.L164]*[.I164]/[.G164]" office:value-type="float" office:value="0" calcext:value-type="float">
            <text:p>0</text:p>
          </table:table-cell>
          <table:table-cell table:style-name="ce1" table:formula="of:=[.M164]*3+[.N16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59" calcext:value-type="float">
            <text:p>59</text:p>
          </table:table-cell>
          <table:table-cell office:value-type="float" office:value="18" calcext:value-type="float">
            <text:p>18</text:p>
          </table:table-cell>
          <table:table-cell office:value-type="float" office:value="15284" calcext:value-type="float">
            <text:p>15284</text:p>
          </table:table-cell>
          <table:table-cell office:value-type="float" office:value="8873" calcext:value-type="float">
            <text:p>8873</text:p>
          </table:table-cell>
          <table:table-cell table:formula="of:=([.B165]*[.C165]-[.D165]*[.A165])" office:value-type="float" office:value="2295" calcext:value-type="float">
            <text:p>2295</text:p>
          </table:table-cell>
          <table:table-cell table:formula="of:=[.F165]*[.C165]-[.D165]*[.E165]" office:value-type="float" office:value="248395" calcext:value-type="float">
            <text:p>248395</text:p>
          </table:table-cell>
          <table:table-cell table:formula="of:=[.B165]*[.E165]-[.F165]*[.A165]" office:value-type="float" office:value="510320" calcext:value-type="float">
            <text:p>510320</text:p>
          </table:table-cell>
          <table:table-cell table:style-name="ce1" table:formula="of:=MOD([.H165];[.G165])" office:value-type="float" office:value="535" calcext:value-type="float">
            <text:p>535</text:p>
          </table:table-cell>
          <table:table-cell table:style-name="ce1" table:formula="of:=MOD([.I165];[.G165])" office:value-type="float" office:value="830" calcext:value-type="float">
            <text:p>830</text:p>
          </table:table-cell>
          <table:table-cell table:style-name="ce1" table:formula="of:=IF([.J165]+[.K165]=0;1;0)" office:value-type="float" office:value="0" calcext:value-type="float">
            <text:p>0</text:p>
          </table:table-cell>
          <table:table-cell table:style-name="ce1" table:formula="of:=[.L165]*[.H165]/[.G165]" office:value-type="float" office:value="0" calcext:value-type="float">
            <text:p>0</text:p>
          </table:table-cell>
          <table:table-cell table:style-name="ce1" table:formula="of:=[.L165]*[.I165]/[.G165]" office:value-type="float" office:value="0" calcext:value-type="float">
            <text:p>0</text:p>
          </table:table-cell>
          <table:table-cell table:style-name="ce1" table:formula="of:=[.M165]*3+[.N16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94" calcext:value-type="float">
            <text:p>94</text:p>
          </table:table-cell>
          <table:table-cell office:value-type="float" office:value="83" calcext:value-type="float">
            <text:p>83</text:p>
          </table:table-cell>
          <table:table-cell office:value-type="float" office:value="22" calcext:value-type="float">
            <text:p>22</text:p>
          </table:table-cell>
          <table:table-cell office:value-type="float" office:value="9590" calcext:value-type="float">
            <text:p>9590</text:p>
          </table:table-cell>
          <table:table-cell office:value-type="float" office:value="3660" calcext:value-type="float">
            <text:p>3660</text:p>
          </table:table-cell>
          <table:table-cell table:formula="of:=([.B166]*[.C166]-[.D166]*[.A166])" office:value-type="float" office:value="5800" calcext:value-type="float">
            <text:p>5800</text:p>
          </table:table-cell>
          <table:table-cell table:formula="of:=[.F166]*[.C166]-[.D166]*[.E166]" office:value-type="float" office:value="92800" calcext:value-type="float">
            <text:p>92800</text:p>
          </table:table-cell>
          <table:table-cell table:formula="of:=[.B166]*[.E166]-[.F166]*[.A166]" office:value-type="float" office:value="568400" calcext:value-type="float">
            <text:p>568400</text:p>
          </table:table-cell>
          <table:table-cell table:style-name="ce1" table:formula="of:=MOD([.H166];[.G166])" office:value-type="float" office:value="0" calcext:value-type="float">
            <text:p>0</text:p>
          </table:table-cell>
          <table:table-cell table:style-name="ce1" table:formula="of:=MOD([.I166];[.G166])" office:value-type="float" office:value="0" calcext:value-type="float">
            <text:p>0</text:p>
          </table:table-cell>
          <table:table-cell table:style-name="ce1" table:formula="of:=IF([.J166]+[.K166]=0;1;0)" office:value-type="float" office:value="1" calcext:value-type="float">
            <text:p>1</text:p>
          </table:table-cell>
          <table:table-cell table:style-name="ce1" table:formula="of:=[.L166]*[.H166]/[.G166]" office:value-type="float" office:value="16" calcext:value-type="float">
            <text:p>16</text:p>
          </table:table-cell>
          <table:table-cell table:style-name="ce1" table:formula="of:=[.L166]*[.I166]/[.G166]" office:value-type="float" office:value="98" calcext:value-type="float">
            <text:p>98</text:p>
          </table:table-cell>
          <table:table-cell table:style-name="ce1" table:formula="of:=[.M166]*3+[.N166]"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office:value-type="float" office:value="10671" calcext:value-type="float">
            <text:p>10671</text:p>
          </table:table-cell>
          <table:table-cell office:value-type="float" office:value="16478" calcext:value-type="float">
            <text:p>16478</text:p>
          </table:table-cell>
          <table:table-cell table:formula="of:=([.B167]*[.C167]-[.D167]*[.A167])" office:value-type="float" office:value="-971" calcext:value-type="float">
            <text:p>-971</text:p>
          </table:table-cell>
          <table:table-cell table:formula="of:=[.F167]*[.C167]-[.D167]*[.E167]" office:value-type="float" office:value="-93359" calcext:value-type="float">
            <text:p>-93359</text:p>
          </table:table-cell>
          <table:table-cell table:formula="of:=[.B167]*[.E167]-[.F167]*[.A167]" office:value-type="float" office:value="-411801" calcext:value-type="float">
            <text:p>-411801</text:p>
          </table:table-cell>
          <table:table-cell table:style-name="ce1" table:formula="of:=MOD([.H167];[.G167])" office:value-type="float" office:value="-143" calcext:value-type="float">
            <text:p>-143</text:p>
          </table:table-cell>
          <table:table-cell table:style-name="ce1" table:formula="of:=MOD([.I167];[.G167])" office:value-type="float" office:value="-97" calcext:value-type="float">
            <text:p>-97</text:p>
          </table:table-cell>
          <table:table-cell table:style-name="ce1" table:formula="of:=IF([.J167]+[.K167]=0;1;0)" office:value-type="float" office:value="0" calcext:value-type="float">
            <text:p>0</text:p>
          </table:table-cell>
          <table:table-cell table:style-name="ce1" table:formula="of:=[.L167]*[.H167]/[.G167]" office:value-type="float" office:value="0" calcext:value-type="float">
            <text:p>0</text:p>
          </table:table-cell>
          <table:table-cell table:style-name="ce1" table:formula="of:=[.L167]*[.I167]/[.G167]" office:value-type="float" office:value="0" calcext:value-type="float">
            <text:p>0</text:p>
          </table:table-cell>
          <table:table-cell table:style-name="ce1" table:formula="of:=[.M167]*3+[.N16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5301" calcext:value-type="float">
            <text:p>5301</text:p>
          </table:table-cell>
          <table:table-cell office:value-type="float" office:value="10964" calcext:value-type="float">
            <text:p>10964</text:p>
          </table:table-cell>
          <table:table-cell table:formula="of:=([.B168]*[.C168]-[.D168]*[.A168])" office:value-type="float" office:value="-5373" calcext:value-type="float">
            <text:p>-5373</text:p>
          </table:table-cell>
          <table:table-cell table:formula="of:=[.F168]*[.C168]-[.D168]*[.E168]" office:value-type="float" office:value="-292874" calcext:value-type="float">
            <text:p>-292874</text:p>
          </table:table-cell>
          <table:table-cell table:formula="of:=[.B168]*[.E168]-[.F168]*[.A168]" office:value-type="float" office:value="-698929" calcext:value-type="float">
            <text:p>-698929</text:p>
          </table:table-cell>
          <table:table-cell table:style-name="ce1" table:formula="of:=MOD([.H168];[.G168])" office:value-type="float" office:value="-2732" calcext:value-type="float">
            <text:p>-2732</text:p>
          </table:table-cell>
          <table:table-cell table:style-name="ce1" table:formula="of:=MOD([.I168];[.G168])" office:value-type="float" office:value="-439" calcext:value-type="float">
            <text:p>-439</text:p>
          </table:table-cell>
          <table:table-cell table:style-name="ce1" table:formula="of:=IF([.J168]+[.K168]=0;1;0)" office:value-type="float" office:value="0" calcext:value-type="float">
            <text:p>0</text:p>
          </table:table-cell>
          <table:table-cell table:style-name="ce1" table:formula="of:=[.L168]*[.H168]/[.G168]" office:value-type="float" office:value="0" calcext:value-type="float">
            <text:p>0</text:p>
          </table:table-cell>
          <table:table-cell table:style-name="ce1" table:formula="of:=[.L168]*[.I168]/[.G168]" office:value-type="float" office:value="0" calcext:value-type="float">
            <text:p>0</text:p>
          </table:table-cell>
          <table:table-cell table:style-name="ce1" table:formula="of:=[.M168]*3+[.N16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74" calcext:value-type="float">
            <text:p>74</text:p>
          </table:table-cell>
          <table:table-cell office:value-type="float" office:value="65" calcext:value-type="float">
            <text:p>65</text:p>
          </table:table-cell>
          <table:table-cell office:value-type="float" office:value="21" calcext:value-type="float">
            <text:p>21</text:p>
          </table:table-cell>
          <table:table-cell office:value-type="float" office:value="17813" calcext:value-type="float">
            <text:p>17813</text:p>
          </table:table-cell>
          <table:table-cell office:value-type="float" office:value="16881" calcext:value-type="float">
            <text:p>16881</text:p>
          </table:table-cell>
          <table:table-cell table:formula="of:=([.B169]*[.C169]-[.D169]*[.A169])" office:value-type="float" office:value="4264" calcext:value-type="float">
            <text:p>4264</text:p>
          </table:table-cell>
          <table:table-cell table:formula="of:=[.F169]*[.C169]-[.D169]*[.E169]" office:value-type="float" office:value="723192" calcext:value-type="float">
            <text:p>723192</text:p>
          </table:table-cell>
          <table:table-cell table:formula="of:=[.B169]*[.E169]-[.F169]*[.A169]" office:value-type="float" office:value="879256" calcext:value-type="float">
            <text:p>879256</text:p>
          </table:table-cell>
          <table:table-cell table:style-name="ce1" table:formula="of:=MOD([.H169];[.G169])" office:value-type="float" office:value="2576" calcext:value-type="float">
            <text:p>2576</text:p>
          </table:table-cell>
          <table:table-cell table:style-name="ce1" table:formula="of:=MOD([.I169];[.G169])" office:value-type="float" office:value="872" calcext:value-type="float">
            <text:p>872</text:p>
          </table:table-cell>
          <table:table-cell table:style-name="ce1" table:formula="of:=IF([.J169]+[.K169]=0;1;0)" office:value-type="float" office:value="0" calcext:value-type="float">
            <text:p>0</text:p>
          </table:table-cell>
          <table:table-cell table:style-name="ce1" table:formula="of:=[.L169]*[.H169]/[.G169]" office:value-type="float" office:value="0" calcext:value-type="float">
            <text:p>0</text:p>
          </table:table-cell>
          <table:table-cell table:style-name="ce1" table:formula="of:=[.L169]*[.I169]/[.G169]" office:value-type="float" office:value="0" calcext:value-type="float">
            <text:p>0</text:p>
          </table:table-cell>
          <table:table-cell table:style-name="ce1" table:formula="of:=[.M169]*3+[.N16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12" calcext:value-type="float">
            <text:p>12</text:p>
          </table:table-cell>
          <table:table-cell office:value-type="float" office:value="16370" calcext:value-type="float">
            <text:p>16370</text:p>
          </table:table-cell>
          <table:table-cell office:value-type="float" office:value="4190" calcext:value-type="float">
            <text:p>4190</text:p>
          </table:table-cell>
          <table:table-cell table:formula="of:=([.B170]*[.C170]-[.D170]*[.A170])" office:value-type="float" office:value="1806" calcext:value-type="float">
            <text:p>1806</text:p>
          </table:table-cell>
          <table:table-cell table:formula="of:=[.F170]*[.C170]-[.D170]*[.E170]" office:value-type="float" office:value="-3700" calcext:value-type="float">
            <text:p>-3700</text:p>
          </table:table-cell>
          <table:table-cell table:formula="of:=[.B170]*[.E170]-[.F170]*[.A170]" office:value-type="float" office:value="644470" calcext:value-type="float">
            <text:p>644470</text:p>
          </table:table-cell>
          <table:table-cell table:style-name="ce1" table:formula="of:=MOD([.H170];[.G170])" office:value-type="float" office:value="1718" calcext:value-type="float">
            <text:p>1718</text:p>
          </table:table-cell>
          <table:table-cell table:style-name="ce1" table:formula="of:=MOD([.I170];[.G170])" office:value-type="float" office:value="1534" calcext:value-type="float">
            <text:p>1534</text:p>
          </table:table-cell>
          <table:table-cell table:style-name="ce1" table:formula="of:=IF([.J170]+[.K170]=0;1;0)" office:value-type="float" office:value="0" calcext:value-type="float">
            <text:p>0</text:p>
          </table:table-cell>
          <table:table-cell table:style-name="ce1" table:formula="of:=[.L170]*[.H170]/[.G170]" office:value-type="float" office:value="-0" calcext:value-type="float">
            <text:p>0</text:p>
          </table:table-cell>
          <table:table-cell table:style-name="ce1" table:formula="of:=[.L170]*[.I170]/[.G170]" office:value-type="float" office:value="0" calcext:value-type="float">
            <text:p>0</text:p>
          </table:table-cell>
          <table:table-cell table:style-name="ce1" table:formula="of:=[.M170]*3+[.N17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68" calcext:value-type="float">
            <text:p>68</text:p>
          </table:table-cell>
          <table:table-cell office:value-type="float" office:value="22" calcext:value-type="float">
            <text:p>22</text:p>
          </table:table-cell>
          <table:table-cell office:value-type="float" office:value="12288" calcext:value-type="float">
            <text:p>12288</text:p>
          </table:table-cell>
          <table:table-cell office:value-type="float" office:value="5629" calcext:value-type="float">
            <text:p>5629</text:p>
          </table:table-cell>
          <table:table-cell table:formula="of:=([.B171]*[.C171]-[.D171]*[.A171])" office:value-type="float" office:value="3164" calcext:value-type="float">
            <text:p>3164</text:p>
          </table:table-cell>
          <table:table-cell table:formula="of:=[.F171]*[.C171]-[.D171]*[.E171]" office:value-type="float" office:value="112436" calcext:value-type="float">
            <text:p>112436</text:p>
          </table:table-cell>
          <table:table-cell table:formula="of:=[.B171]*[.E171]-[.F171]*[.A171]" office:value-type="float" office:value="538684" calcext:value-type="float">
            <text:p>538684</text:p>
          </table:table-cell>
          <table:table-cell table:style-name="ce1" table:formula="of:=MOD([.H171];[.G171])" office:value-type="float" office:value="1696" calcext:value-type="float">
            <text:p>1696</text:p>
          </table:table-cell>
          <table:table-cell table:style-name="ce1" table:formula="of:=MOD([.I171];[.G171])" office:value-type="float" office:value="804" calcext:value-type="float">
            <text:p>804</text:p>
          </table:table-cell>
          <table:table-cell table:style-name="ce1" table:formula="of:=IF([.J171]+[.K171]=0;1;0)" office:value-type="float" office:value="0" calcext:value-type="float">
            <text:p>0</text:p>
          </table:table-cell>
          <table:table-cell table:style-name="ce1" table:formula="of:=[.L171]*[.H171]/[.G171]" office:value-type="float" office:value="0" calcext:value-type="float">
            <text:p>0</text:p>
          </table:table-cell>
          <table:table-cell table:style-name="ce1" table:formula="of:=[.L171]*[.I171]/[.G171]" office:value-type="float" office:value="0" calcext:value-type="float">
            <text:p>0</text:p>
          </table:table-cell>
          <table:table-cell table:style-name="ce1" table:formula="of:=[.M171]*3+[.N17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99" calcext:value-type="float">
            <text:p>99</text:p>
          </table:table-cell>
          <table:table-cell office:value-type="float" office:value="59" calcext:value-type="float">
            <text:p>59</text:p>
          </table:table-cell>
          <table:table-cell office:value-type="float" office:value="22" calcext:value-type="float">
            <text:p>22</text:p>
          </table:table-cell>
          <table:table-cell office:value-type="float" office:value="4621" calcext:value-type="float">
            <text:p>4621</text:p>
          </table:table-cell>
          <table:table-cell office:value-type="float" office:value="5555" calcext:value-type="float">
            <text:p>5555</text:p>
          </table:table-cell>
          <table:table-cell table:formula="of:=([.B172]*[.C172]-[.D172]*[.A172])" office:value-type="float" office:value="4433" calcext:value-type="float">
            <text:p>4433</text:p>
          </table:table-cell>
          <table:table-cell table:formula="of:=[.F172]*[.C172]-[.D172]*[.E172]" office:value-type="float" office:value="226083" calcext:value-type="float">
            <text:p>226083</text:p>
          </table:table-cell>
          <table:table-cell table:formula="of:=[.B172]*[.E172]-[.F172]*[.A172]" office:value-type="float" office:value="101959" calcext:value-type="float">
            <text:p>101959</text:p>
          </table:table-cell>
          <table:table-cell table:style-name="ce1" table:formula="of:=MOD([.H172];[.G172])" office:value-type="float" office:value="0" calcext:value-type="float">
            <text:p>0</text:p>
          </table:table-cell>
          <table:table-cell table:style-name="ce1" table:formula="of:=MOD([.I172];[.G172])" office:value-type="float" office:value="0" calcext:value-type="float">
            <text:p>0</text:p>
          </table:table-cell>
          <table:table-cell table:style-name="ce1" table:formula="of:=IF([.J172]+[.K172]=0;1;0)" office:value-type="float" office:value="1" calcext:value-type="float">
            <text:p>1</text:p>
          </table:table-cell>
          <table:table-cell table:style-name="ce1" table:formula="of:=[.L172]*[.H172]/[.G172]" office:value-type="float" office:value="51" calcext:value-type="float">
            <text:p>51</text:p>
          </table:table-cell>
          <table:table-cell table:style-name="ce1" table:formula="of:=[.L172]*[.I172]/[.G172]" office:value-type="float" office:value="23" calcext:value-type="float">
            <text:p>23</text:p>
          </table:table-cell>
          <table:table-cell table:style-name="ce1" table:formula="of:=[.M172]*3+[.N172]"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419" calcext:value-type="float">
            <text:p>419</text:p>
          </table:table-cell>
          <table:table-cell office:value-type="float" office:value="11746" calcext:value-type="float">
            <text:p>11746</text:p>
          </table:table-cell>
          <table:table-cell table:formula="of:=([.B173]*[.C173]-[.D173]*[.A173])" office:value-type="float" office:value="747" calcext:value-type="float">
            <text:p>747</text:p>
          </table:table-cell>
          <table:table-cell table:formula="of:=[.F173]*[.C173]-[.D173]*[.E173]" office:value-type="float" office:value="241219" calcext:value-type="float">
            <text:p>241219</text:p>
          </table:table-cell>
          <table:table-cell table:formula="of:=[.B173]*[.E173]-[.F173]*[.A173]" office:value-type="float" office:value="-122935" calcext:value-type="float">
            <text:p>-122935</text:p>
          </table:table-cell>
          <table:table-cell table:style-name="ce1" table:formula="of:=MOD([.H173];[.G173])" office:value-type="float" office:value="685" calcext:value-type="float">
            <text:p>685</text:p>
          </table:table-cell>
          <table:table-cell table:style-name="ce1" table:formula="of:=MOD([.I173];[.G173])" office:value-type="float" office:value="320" calcext:value-type="float">
            <text:p>320</text:p>
          </table:table-cell>
          <table:table-cell table:style-name="ce1" table:formula="of:=IF([.J173]+[.K173]=0;1;0)" office:value-type="float" office:value="0" calcext:value-type="float">
            <text:p>0</text:p>
          </table:table-cell>
          <table:table-cell table:style-name="ce1" table:formula="of:=[.L173]*[.H173]/[.G173]" office:value-type="float" office:value="0" calcext:value-type="float">
            <text:p>0</text:p>
          </table:table-cell>
          <table:table-cell table:style-name="ce1" table:formula="of:=[.L173]*[.I173]/[.G173]" office:value-type="float" office:value="-0" calcext:value-type="float">
            <text:p>0</text:p>
          </table:table-cell>
          <table:table-cell table:style-name="ce1" table:formula="of:=[.M173]*3+[.N17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7252" calcext:value-type="float">
            <text:p>17252</text:p>
          </table:table-cell>
          <table:table-cell office:value-type="float" office:value="14348" calcext:value-type="float">
            <text:p>14348</text:p>
          </table:table-cell>
          <table:table-cell table:formula="of:=([.B174]*[.C174]-[.D174]*[.A174])" office:value-type="float" office:value="-4544" calcext:value-type="float">
            <text:p>-4544</text:p>
          </table:table-cell>
          <table:table-cell table:formula="of:=[.F174]*[.C174]-[.D174]*[.E174]" office:value-type="float" office:value="-1000960" calcext:value-type="float">
            <text:p>-1000960</text:p>
          </table:table-cell>
          <table:table-cell table:formula="of:=[.B174]*[.E174]-[.F174]*[.A174]" office:value-type="float" office:value="-693824" calcext:value-type="float">
            <text:p>-693824</text:p>
          </table:table-cell>
          <table:table-cell table:style-name="ce1" table:formula="of:=MOD([.H174];[.G174])" office:value-type="float" office:value="-1280" calcext:value-type="float">
            <text:p>-1280</text:p>
          </table:table-cell>
          <table:table-cell table:style-name="ce1" table:formula="of:=MOD([.I174];[.G174])" office:value-type="float" office:value="-3136" calcext:value-type="float">
            <text:p>-3136</text:p>
          </table:table-cell>
          <table:table-cell table:style-name="ce1" table:formula="of:=IF([.J174]+[.K174]=0;1;0)" office:value-type="float" office:value="0" calcext:value-type="float">
            <text:p>0</text:p>
          </table:table-cell>
          <table:table-cell table:style-name="ce1" table:formula="of:=[.L174]*[.H174]/[.G174]" office:value-type="float" office:value="0" calcext:value-type="float">
            <text:p>0</text:p>
          </table:table-cell>
          <table:table-cell table:style-name="ce1" table:formula="of:=[.L174]*[.I174]/[.G174]" office:value-type="float" office:value="0" calcext:value-type="float">
            <text:p>0</text:p>
          </table:table-cell>
          <table:table-cell table:style-name="ce1" table:formula="of:=[.M174]*3+[.N17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1" calcext:value-type="float">
            <text:p>71</text:p>
          </table:table-cell>
          <table:table-cell office:value-type="float" office:value="49" calcext:value-type="float">
            <text:p>49</text:p>
          </table:table-cell>
          <table:table-cell office:value-type="float" office:value="19" calcext:value-type="float">
            <text:p>19</text:p>
          </table:table-cell>
          <table:table-cell office:value-type="float" office:value="9206" calcext:value-type="float">
            <text:p>9206</text:p>
          </table:table-cell>
          <table:table-cell office:value-type="float" office:value="8436" calcext:value-type="float">
            <text:p>8436</text:p>
          </table:table-cell>
          <table:table-cell table:formula="of:=([.B175]*[.C175]-[.D175]*[.A175])" office:value-type="float" office:value="2510" calcext:value-type="float">
            <text:p>2510</text:p>
          </table:table-cell>
          <table:table-cell table:formula="of:=[.F175]*[.C175]-[.D175]*[.E175]" office:value-type="float" office:value="238450" calcext:value-type="float">
            <text:p>238450</text:p>
          </table:table-cell>
          <table:table-cell table:formula="of:=[.B175]*[.E175]-[.F175]*[.A175]" office:value-type="float" office:value="223390" calcext:value-type="float">
            <text:p>223390</text:p>
          </table:table-cell>
          <table:table-cell table:style-name="ce1" table:formula="of:=MOD([.H175];[.G175])" office:value-type="float" office:value="0" calcext:value-type="float">
            <text:p>0</text:p>
          </table:table-cell>
          <table:table-cell table:style-name="ce1" table:formula="of:=MOD([.I175];[.G175])" office:value-type="float" office:value="0" calcext:value-type="float">
            <text:p>0</text:p>
          </table:table-cell>
          <table:table-cell table:style-name="ce1" table:formula="of:=IF([.J175]+[.K175]=0;1;0)" office:value-type="float" office:value="1" calcext:value-type="float">
            <text:p>1</text:p>
          </table:table-cell>
          <table:table-cell table:style-name="ce1" table:formula="of:=[.L175]*[.H175]/[.G175]" office:value-type="float" office:value="95" calcext:value-type="float">
            <text:p>95</text:p>
          </table:table-cell>
          <table:table-cell table:style-name="ce1" table:formula="of:=[.L175]*[.I175]/[.G175]" office:value-type="float" office:value="89" calcext:value-type="float">
            <text:p>89</text:p>
          </table:table-cell>
          <table:table-cell table:style-name="ce1" table:formula="of:=[.M175]*3+[.N175]" office:value-type="float" office:value="374" calcext:value-type="float">
            <text:p>37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3" calcext:value-type="float">
            <text:p>83</text:p>
          </table:table-cell>
          <table:table-cell office:value-type="float" office:value="70" calcext:value-type="float">
            <text:p>70</text:p>
          </table:table-cell>
          <table:table-cell office:value-type="float" office:value="28" calcext:value-type="float">
            <text:p>28</text:p>
          </table:table-cell>
          <table:table-cell office:value-type="float" office:value="5931" calcext:value-type="float">
            <text:p>5931</text:p>
          </table:table-cell>
          <table:table-cell office:value-type="float" office:value="3237" calcext:value-type="float">
            <text:p>3237</text:p>
          </table:table-cell>
          <table:table-cell table:formula="of:=([.B176]*[.C176]-[.D176]*[.A176])" office:value-type="float" office:value="5502" calcext:value-type="float">
            <text:p>5502</text:p>
          </table:table-cell>
          <table:table-cell table:formula="of:=[.F176]*[.C176]-[.D176]*[.E176]" office:value-type="float" office:value="60522" calcext:value-type="float">
            <text:p>60522</text:p>
          </table:table-cell>
          <table:table-cell table:formula="of:=[.B176]*[.E176]-[.F176]*[.A176]" office:value-type="float" office:value="456666" calcext:value-type="float">
            <text:p>456666</text:p>
          </table:table-cell>
          <table:table-cell table:style-name="ce1" table:formula="of:=MOD([.H176];[.G176])" office:value-type="float" office:value="0" calcext:value-type="float">
            <text:p>0</text:p>
          </table:table-cell>
          <table:table-cell table:style-name="ce1" table:formula="of:=MOD([.I176];[.G176])" office:value-type="float" office:value="0" calcext:value-type="float">
            <text:p>0</text:p>
          </table:table-cell>
          <table:table-cell table:style-name="ce1" table:formula="of:=IF([.J176]+[.K176]=0;1;0)" office:value-type="float" office:value="1" calcext:value-type="float">
            <text:p>1</text:p>
          </table:table-cell>
          <table:table-cell table:style-name="ce1" table:formula="of:=[.L176]*[.H176]/[.G176]" office:value-type="float" office:value="11" calcext:value-type="float">
            <text:p>11</text:p>
          </table:table-cell>
          <table:table-cell table:style-name="ce1" table:formula="of:=[.L176]*[.I176]/[.G176]" office:value-type="float" office:value="83" calcext:value-type="float">
            <text:p>83</text:p>
          </table:table-cell>
          <table:table-cell table:style-name="ce1" table:formula="of:=[.M176]*3+[.N176]"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8" calcext:value-type="float">
            <text:p>58</text:p>
          </table:table-cell>
          <table:table-cell office:value-type="float" office:value="53" calcext:value-type="float">
            <text:p>53</text:p>
          </table:table-cell>
          <table:table-cell office:value-type="float" office:value="31" calcext:value-type="float">
            <text:p>31</text:p>
          </table:table-cell>
          <table:table-cell office:value-type="float" office:value="1859" calcext:value-type="float">
            <text:p>1859</text:p>
          </table:table-cell>
          <table:table-cell office:value-type="float" office:value="5623" calcext:value-type="float">
            <text:p>5623</text:p>
          </table:table-cell>
          <table:table-cell table:formula="of:=([.B177]*[.C177]-[.D177]*[.A177])" office:value-type="float" office:value="2671" calcext:value-type="float">
            <text:p>2671</text:p>
          </table:table-cell>
          <table:table-cell table:formula="of:=[.F177]*[.C177]-[.D177]*[.E177]" office:value-type="float" office:value="240390" calcext:value-type="float">
            <text:p>240390</text:p>
          </table:table-cell>
          <table:table-cell table:formula="of:=[.B177]*[.E177]-[.F177]*[.A177]" office:value-type="float" office:value="34723" calcext:value-type="float">
            <text:p>34723</text:p>
          </table:table-cell>
          <table:table-cell table:style-name="ce1" table:formula="of:=MOD([.H177];[.G177])" office:value-type="float" office:value="0" calcext:value-type="float">
            <text:p>0</text:p>
          </table:table-cell>
          <table:table-cell table:style-name="ce1" table:formula="of:=MOD([.I177];[.G177])" office:value-type="float" office:value="0" calcext:value-type="float">
            <text:p>0</text:p>
          </table:table-cell>
          <table:table-cell table:style-name="ce1" table:formula="of:=IF([.J177]+[.K177]=0;1;0)" office:value-type="float" office:value="1" calcext:value-type="float">
            <text:p>1</text:p>
          </table:table-cell>
          <table:table-cell table:style-name="ce1" table:formula="of:=[.L177]*[.H177]/[.G177]" office:value-type="float" office:value="90" calcext:value-type="float">
            <text:p>90</text:p>
          </table:table-cell>
          <table:table-cell table:style-name="ce1" table:formula="of:=[.L177]*[.I177]/[.G177]" office:value-type="float" office:value="13" calcext:value-type="float">
            <text:p>13</text:p>
          </table:table-cell>
          <table:table-cell table:style-name="ce1" table:formula="of:=[.M177]*3+[.N177]" office:value-type="float" office:value="283" calcext:value-type="float">
            <text:p>28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45" calcext:value-type="float">
            <text:p>45</text:p>
          </table:table-cell>
          <table:table-cell office:value-type="float" office:value="16908" calcext:value-type="float">
            <text:p>16908</text:p>
          </table:table-cell>
          <table:table-cell office:value-type="float" office:value="17012" calcext:value-type="float">
            <text:p>17012</text:p>
          </table:table-cell>
          <table:table-cell table:formula="of:=([.B178]*[.C178]-[.D178]*[.A178])" office:value-type="float" office:value="-2818" calcext:value-type="float">
            <text:p>-2818</text:p>
          </table:table-cell>
          <table:table-cell table:formula="of:=[.F178]*[.C178]-[.D178]*[.E178]" office:value-type="float" office:value="-488668" calcext:value-type="float">
            <text:p>-488668</text:p>
          </table:table-cell>
          <table:table-cell table:formula="of:=[.B178]*[.E178]-[.F178]*[.A178]" office:value-type="float" office:value="-717832" calcext:value-type="float">
            <text:p>-717832</text:p>
          </table:table-cell>
          <table:table-cell table:style-name="ce1" table:formula="of:=MOD([.H178];[.G178])" office:value-type="float" office:value="-1154" calcext:value-type="float">
            <text:p>-1154</text:p>
          </table:table-cell>
          <table:table-cell table:style-name="ce1" table:formula="of:=MOD([.I178];[.G178])" office:value-type="float" office:value="-2060" calcext:value-type="float">
            <text:p>-2060</text:p>
          </table:table-cell>
          <table:table-cell table:style-name="ce1" table:formula="of:=IF([.J178]+[.K178]=0;1;0)" office:value-type="float" office:value="0" calcext:value-type="float">
            <text:p>0</text:p>
          </table:table-cell>
          <table:table-cell table:style-name="ce1" table:formula="of:=[.L178]*[.H178]/[.G178]" office:value-type="float" office:value="0" calcext:value-type="float">
            <text:p>0</text:p>
          </table:table-cell>
          <table:table-cell table:style-name="ce1" table:formula="of:=[.L178]*[.I178]/[.G178]" office:value-type="float" office:value="0" calcext:value-type="float">
            <text:p>0</text:p>
          </table:table-cell>
          <table:table-cell table:style-name="ce1" table:formula="of:=[.M178]*3+[.N17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float" office:value="2113" calcext:value-type="float">
            <text:p>2113</text:p>
          </table:table-cell>
          <table:table-cell office:value-type="float" office:value="17136" calcext:value-type="float">
            <text:p>17136</text:p>
          </table:table-cell>
          <table:table-cell table:formula="of:=([.B179]*[.C179]-[.D179]*[.A179])" office:value-type="float" office:value="-1177" calcext:value-type="float">
            <text:p>-1177</text:p>
          </table:table-cell>
          <table:table-cell table:formula="of:=[.F179]*[.C179]-[.D179]*[.E179]" office:value-type="float" office:value="99750" calcext:value-type="float">
            <text:p>99750</text:p>
          </table:table-cell>
          <table:table-cell table:formula="of:=[.B179]*[.E179]-[.F179]*[.A179]" office:value-type="float" office:value="-525341" calcext:value-type="float">
            <text:p>-525341</text:p>
          </table:table-cell>
          <table:table-cell table:style-name="ce1" table:formula="of:=MOD([.H179];[.G179])" office:value-type="float" office:value="-295" calcext:value-type="float">
            <text:p>-295</text:p>
          </table:table-cell>
          <table:table-cell table:style-name="ce1" table:formula="of:=MOD([.I179];[.G179])" office:value-type="float" office:value="-399" calcext:value-type="float">
            <text:p>-399</text:p>
          </table:table-cell>
          <table:table-cell table:style-name="ce1" table:formula="of:=IF([.J179]+[.K179]=0;1;0)" office:value-type="float" office:value="0" calcext:value-type="float">
            <text:p>0</text:p>
          </table:table-cell>
          <table:table-cell table:style-name="ce1" table:formula="of:=[.L179]*[.H179]/[.G179]" office:value-type="float" office:value="-0" calcext:value-type="float">
            <text:p>0</text:p>
          </table:table-cell>
          <table:table-cell table:style-name="ce1" table:formula="of:=[.L179]*[.I179]/[.G179]" office:value-type="float" office:value="0" calcext:value-type="float">
            <text:p>0</text:p>
          </table:table-cell>
          <table:table-cell table:style-name="ce1" table:formula="of:=[.M179]*3+[.N17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3" calcext:value-type="float">
            <text:p>13</text:p>
          </table:table-cell>
          <table:table-cell office:value-type="float" office:value="36" calcext:value-type="float">
            <text:p>36</text:p>
          </table:table-cell>
          <table:table-cell office:value-type="float" office:value="72" calcext:value-type="float">
            <text:p>72</text:p>
          </table:table-cell>
          <table:table-cell office:value-type="float" office:value="2544" calcext:value-type="float">
            <text:p>2544</text:p>
          </table:table-cell>
          <table:table-cell office:value-type="float" office:value="580" calcext:value-type="float">
            <text:p>580</text:p>
          </table:table-cell>
          <table:table-cell table:formula="of:=([.B180]*[.C180]-[.D180]*[.A180])" office:value-type="float" office:value="-5796" calcext:value-type="float">
            <text:p>-5796</text:p>
          </table:table-cell>
          <table:table-cell table:formula="of:=[.F180]*[.C180]-[.D180]*[.E180]" office:value-type="float" office:value="-162288" calcext:value-type="float">
            <text:p>-162288</text:p>
          </table:table-cell>
          <table:table-cell table:formula="of:=[.B180]*[.E180]-[.F180]*[.A180]" office:value-type="float" office:value="-17388" calcext:value-type="float">
            <text:p>-17388</text:p>
          </table:table-cell>
          <table:table-cell table:style-name="ce1" table:formula="of:=MOD([.H180];[.G180])" office:value-type="float" office:value="0" calcext:value-type="float">
            <text:p>0</text:p>
          </table:table-cell>
          <table:table-cell table:style-name="ce1" table:formula="of:=MOD([.I180];[.G180])" office:value-type="float" office:value="0" calcext:value-type="float">
            <text:p>0</text:p>
          </table:table-cell>
          <table:table-cell table:style-name="ce1" table:formula="of:=IF([.J180]+[.K180]=0;1;0)" office:value-type="float" office:value="1" calcext:value-type="float">
            <text:p>1</text:p>
          </table:table-cell>
          <table:table-cell table:style-name="ce1" table:formula="of:=[.L180]*[.H180]/[.G180]" office:value-type="float" office:value="28" calcext:value-type="float">
            <text:p>28</text:p>
          </table:table-cell>
          <table:table-cell table:style-name="ce1" table:formula="of:=[.L180]*[.I180]/[.G180]" office:value-type="float" office:value="3" calcext:value-type="float">
            <text:p>3</text:p>
          </table:table-cell>
          <table:table-cell table:style-name="ce1" table:formula="of:=[.M180]*3+[.N180]" office:value-type="float" office:value="87" calcext:value-type="float">
            <text:p>8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73" calcext:value-type="float">
            <text:p>73</text:p>
          </table:table-cell>
          <table:table-cell office:value-type="float" office:value="69" calcext:value-type="float">
            <text:p>69</text:p>
          </table:table-cell>
          <table:table-cell office:value-type="float" office:value="21" calcext:value-type="float">
            <text:p>21</text:p>
          </table:table-cell>
          <table:table-cell office:value-type="float" office:value="2663" calcext:value-type="float">
            <text:p>2663</text:p>
          </table:table-cell>
          <table:table-cell office:value-type="float" office:value="16127" calcext:value-type="float">
            <text:p>16127</text:p>
          </table:table-cell>
          <table:table-cell table:formula="of:=([.B181]*[.C181]-[.D181]*[.A181])" office:value-type="float" office:value="4470" calcext:value-type="float">
            <text:p>4470</text:p>
          </table:table-cell>
          <table:table-cell table:formula="of:=[.F181]*[.C181]-[.D181]*[.E181]" office:value-type="float" office:value="1056840" calcext:value-type="float">
            <text:p>1056840</text:p>
          </table:table-cell>
          <table:table-cell table:formula="of:=[.B181]*[.E181]-[.F181]*[.A181]" office:value-type="float" office:value="-241030" calcext:value-type="float">
            <text:p>-241030</text:p>
          </table:table-cell>
          <table:table-cell table:style-name="ce1" table:formula="of:=MOD([.H181];[.G181])" office:value-type="float" office:value="1920" calcext:value-type="float">
            <text:p>1920</text:p>
          </table:table-cell>
          <table:table-cell table:style-name="ce1" table:formula="of:=MOD([.I181];[.G181])" office:value-type="float" office:value="350" calcext:value-type="float">
            <text:p>350</text:p>
          </table:table-cell>
          <table:table-cell table:style-name="ce1" table:formula="of:=IF([.J181]+[.K181]=0;1;0)" office:value-type="float" office:value="0" calcext:value-type="float">
            <text:p>0</text:p>
          </table:table-cell>
          <table:table-cell table:style-name="ce1" table:formula="of:=[.L181]*[.H181]/[.G181]" office:value-type="float" office:value="0" calcext:value-type="float">
            <text:p>0</text:p>
          </table:table-cell>
          <table:table-cell table:style-name="ce1" table:formula="of:=[.L181]*[.I181]/[.G181]" office:value-type="float" office:value="-0" calcext:value-type="float">
            <text:p>0</text:p>
          </table:table-cell>
          <table:table-cell table:style-name="ce1" table:formula="of:=[.M181]*3+[.N18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float" office:value="11316" calcext:value-type="float">
            <text:p>11316</text:p>
          </table:table-cell>
          <table:table-cell office:value-type="float" office:value="2304" calcext:value-type="float">
            <text:p>2304</text:p>
          </table:table-cell>
          <table:table-cell table:formula="of:=([.B182]*[.C182]-[.D182]*[.A182])" office:value-type="float" office:value="-608" calcext:value-type="float">
            <text:p>-608</text:p>
          </table:table-cell>
          <table:table-cell table:formula="of:=[.F182]*[.C182]-[.D182]*[.E182]" office:value-type="float" office:value="-241632" calcext:value-type="float">
            <text:p>-241632</text:p>
          </table:table-cell>
          <table:table-cell table:formula="of:=[.B182]*[.E182]-[.F182]*[.A182]" office:value-type="float" office:value="102720" calcext:value-type="float">
            <text:p>102720</text:p>
          </table:table-cell>
          <table:table-cell table:style-name="ce1" table:formula="of:=MOD([.H182];[.G182])" office:value-type="float" office:value="-256" calcext:value-type="float">
            <text:p>-256</text:p>
          </table:table-cell>
          <table:table-cell table:style-name="ce1" table:formula="of:=MOD([.I182];[.G182])" office:value-type="float" office:value="-32" calcext:value-type="float">
            <text:p>-32</text:p>
          </table:table-cell>
          <table:table-cell table:style-name="ce1" table:formula="of:=IF([.J182]+[.K182]=0;1;0)" office:value-type="float" office:value="0" calcext:value-type="float">
            <text:p>0</text:p>
          </table:table-cell>
          <table:table-cell table:style-name="ce1" table:formula="of:=[.L182]*[.H182]/[.G182]" office:value-type="float" office:value="0" calcext:value-type="float">
            <text:p>0</text:p>
          </table:table-cell>
          <table:table-cell table:style-name="ce1" table:formula="of:=[.L182]*[.I182]/[.G182]" office:value-type="float" office:value="-0" calcext:value-type="float">
            <text:p>0</text:p>
          </table:table-cell>
          <table:table-cell table:style-name="ce1" table:formula="of:=[.M182]*3+[.N18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41" calcext:value-type="float">
            <text:p>41</text:p>
          </table:table-cell>
          <table:table-cell office:value-type="float" office:value="2318" calcext:value-type="float">
            <text:p>2318</text:p>
          </table:table-cell>
          <table:table-cell office:value-type="float" office:value="10694" calcext:value-type="float">
            <text:p>10694</text:p>
          </table:table-cell>
          <table:table-cell table:formula="of:=([.B183]*[.C183]-[.D183]*[.A183])" office:value-type="float" office:value="-1830" calcext:value-type="float">
            <text:p>-1830</text:p>
          </table:table-cell>
          <table:table-cell table:formula="of:=[.F183]*[.C183]-[.D183]*[.E183]" office:value-type="float" office:value="33290" calcext:value-type="float">
            <text:p>33290</text:p>
          </table:table-cell>
          <table:table-cell table:formula="of:=[.B183]*[.E183]-[.F183]*[.A183]" office:value-type="float" office:value="-503300" calcext:value-type="float">
            <text:p>-503300</text:p>
          </table:table-cell>
          <table:table-cell table:style-name="ce1" table:formula="of:=MOD([.H183];[.G183])" office:value-type="float" office:value="-1480" calcext:value-type="float">
            <text:p>-1480</text:p>
          </table:table-cell>
          <table:table-cell table:style-name="ce1" table:formula="of:=MOD([.I183];[.G183])" office:value-type="float" office:value="-50" calcext:value-type="float">
            <text:p>-50</text:p>
          </table:table-cell>
          <table:table-cell table:style-name="ce1" table:formula="of:=IF([.J183]+[.K183]=0;1;0)" office:value-type="float" office:value="0" calcext:value-type="float">
            <text:p>0</text:p>
          </table:table-cell>
          <table:table-cell table:style-name="ce1" table:formula="of:=[.L183]*[.H183]/[.G183]" office:value-type="float" office:value="-0" calcext:value-type="float">
            <text:p>0</text:p>
          </table:table-cell>
          <table:table-cell table:style-name="ce1" table:formula="of:=[.L183]*[.I183]/[.G183]" office:value-type="float" office:value="0" calcext:value-type="float">
            <text:p>0</text:p>
          </table:table-cell>
          <table:table-cell table:style-name="ce1" table:formula="of:=[.M183]*3+[.N18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981" calcext:value-type="float">
            <text:p>981</text:p>
          </table:table-cell>
          <table:table-cell office:value-type="float" office:value="11070" calcext:value-type="float">
            <text:p>11070</text:p>
          </table:table-cell>
          <table:table-cell table:formula="of:=([.B184]*[.C184]-[.D184]*[.A184])" office:value-type="float" office:value="-4897" calcext:value-type="float">
            <text:p>-4897</text:p>
          </table:table-cell>
          <table:table-cell table:formula="of:=[.F184]*[.C184]-[.D184]*[.E184]" office:value-type="float" office:value="53100" calcext:value-type="float">
            <text:p>53100</text:p>
          </table:table-cell>
          <table:table-cell table:formula="of:=[.B184]*[.E184]-[.F184]*[.A184]" office:value-type="float" office:value="-784287" calcext:value-type="float">
            <text:p>-784287</text:p>
          </table:table-cell>
          <table:table-cell table:style-name="ce1" table:formula="of:=MOD([.H184];[.G184])" office:value-type="float" office:value="-767" calcext:value-type="float">
            <text:p>-767</text:p>
          </table:table-cell>
          <table:table-cell table:style-name="ce1" table:formula="of:=MOD([.I184];[.G184])" office:value-type="float" office:value="-767" calcext:value-type="float">
            <text:p>-767</text:p>
          </table:table-cell>
          <table:table-cell table:style-name="ce1" table:formula="of:=IF([.J184]+[.K184]=0;1;0)" office:value-type="float" office:value="0" calcext:value-type="float">
            <text:p>0</text:p>
          </table:table-cell>
          <table:table-cell table:style-name="ce1" table:formula="of:=[.L184]*[.H184]/[.G184]" office:value-type="float" office:value="-0" calcext:value-type="float">
            <text:p>0</text:p>
          </table:table-cell>
          <table:table-cell table:style-name="ce1" table:formula="of:=[.L184]*[.I184]/[.G184]" office:value-type="float" office:value="0" calcext:value-type="float">
            <text:p>0</text:p>
          </table:table-cell>
          <table:table-cell table:style-name="ce1" table:formula="of:=[.M184]*3+[.N18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office:value-type="float" office:value="22" calcext:value-type="float">
            <text:p>22</text:p>
          </table:table-cell>
          <table:table-cell office:value-type="float" office:value="15096" calcext:value-type="float">
            <text:p>15096</text:p>
          </table:table-cell>
          <table:table-cell office:value-type="float" office:value="1528" calcext:value-type="float">
            <text:p>1528</text:p>
          </table:table-cell>
          <table:table-cell table:formula="of:=([.B185]*[.C185]-[.D185]*[.A185])" office:value-type="float" office:value="2616" calcext:value-type="float">
            <text:p>2616</text:p>
          </table:table-cell>
          <table:table-cell table:formula="of:=[.F185]*[.C185]-[.D185]*[.E185]" office:value-type="float" office:value="-246544" calcext:value-type="float">
            <text:p>-246544</text:p>
          </table:table-cell>
          <table:table-cell table:formula="of:=[.B185]*[.E185]-[.F185]*[.A185]" office:value-type="float" office:value="775640" calcext:value-type="float">
            <text:p>775640</text:p>
          </table:table-cell>
          <table:table-cell table:style-name="ce1" table:formula="of:=MOD([.H185];[.G185])" office:value-type="float" office:value="1976" calcext:value-type="float">
            <text:p>1976</text:p>
          </table:table-cell>
          <table:table-cell table:style-name="ce1" table:formula="of:=MOD([.I185];[.G185])" office:value-type="float" office:value="1304" calcext:value-type="float">
            <text:p>1304</text:p>
          </table:table-cell>
          <table:table-cell table:style-name="ce1" table:formula="of:=IF([.J185]+[.K185]=0;1;0)" office:value-type="float" office:value="0" calcext:value-type="float">
            <text:p>0</text:p>
          </table:table-cell>
          <table:table-cell table:style-name="ce1" table:formula="of:=[.L185]*[.H185]/[.G185]" office:value-type="float" office:value="-0" calcext:value-type="float">
            <text:p>0</text:p>
          </table:table-cell>
          <table:table-cell table:style-name="ce1" table:formula="of:=[.L185]*[.I185]/[.G185]" office:value-type="float" office:value="0" calcext:value-type="float">
            <text:p>0</text:p>
          </table:table-cell>
          <table:table-cell table:style-name="ce1" table:formula="of:=[.M185]*3+[.N18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4" calcext:value-type="float">
            <text:p>64</text:p>
          </table:table-cell>
          <table:table-cell office:value-type="float" office:value="84" calcext:value-type="float">
            <text:p>84</text:p>
          </table:table-cell>
          <table:table-cell office:value-type="float" office:value="83" calcext:value-type="float">
            <text:p>83</text:p>
          </table:table-cell>
          <table:table-cell office:value-type="float" office:value="7095" calcext:value-type="float">
            <text:p>7095</text:p>
          </table:table-cell>
          <table:table-cell office:value-type="float" office:value="9617" calcext:value-type="float">
            <text:p>9617</text:p>
          </table:table-cell>
          <table:table-cell table:formula="of:=([.B186]*[.C186]-[.D186]*[.A186])" office:value-type="float" office:value="4131" calcext:value-type="float">
            <text:p>4131</text:p>
          </table:table-cell>
          <table:table-cell table:formula="of:=[.F186]*[.C186]-[.D186]*[.E186]" office:value-type="float" office:value="218943" calcext:value-type="float">
            <text:p>218943</text:p>
          </table:table-cell>
          <table:table-cell table:formula="of:=[.B186]*[.E186]-[.F186]*[.A186]" office:value-type="float" office:value="309825" calcext:value-type="float">
            <text:p>309825</text:p>
          </table:table-cell>
          <table:table-cell table:style-name="ce1" table:formula="of:=MOD([.H186];[.G186])" office:value-type="float" office:value="0" calcext:value-type="float">
            <text:p>0</text:p>
          </table:table-cell>
          <table:table-cell table:style-name="ce1" table:formula="of:=MOD([.I186];[.G186])" office:value-type="float" office:value="0" calcext:value-type="float">
            <text:p>0</text:p>
          </table:table-cell>
          <table:table-cell table:style-name="ce1" table:formula="of:=IF([.J186]+[.K186]=0;1;0)" office:value-type="float" office:value="1" calcext:value-type="float">
            <text:p>1</text:p>
          </table:table-cell>
          <table:table-cell table:style-name="ce1" table:formula="of:=[.L186]*[.H186]/[.G186]" office:value-type="float" office:value="53" calcext:value-type="float">
            <text:p>53</text:p>
          </table:table-cell>
          <table:table-cell table:style-name="ce1" table:formula="of:=[.L186]*[.I186]/[.G186]" office:value-type="float" office:value="75" calcext:value-type="float">
            <text:p>75</text:p>
          </table:table-cell>
          <table:table-cell table:style-name="ce1" table:formula="of:=[.M186]*3+[.N186]" office:value-type="float" office:value="234" calcext:value-type="float">
            <text:p>23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94" calcext:value-type="float">
            <text:p>94</text:p>
          </table:table-cell>
          <table:table-cell office:value-type="float" office:value="35" calcext:value-type="float">
            <text:p>35</text:p>
          </table:table-cell>
          <table:table-cell office:value-type="float" office:value="7849" calcext:value-type="float">
            <text:p>7849</text:p>
          </table:table-cell>
          <table:table-cell office:value-type="float" office:value="3871" calcext:value-type="float">
            <text:p>3871</text:p>
          </table:table-cell>
          <table:table-cell table:formula="of:=([.B187]*[.C187]-[.D187]*[.A187])" office:value-type="float" office:value="1897" calcext:value-type="float">
            <text:p>1897</text:p>
          </table:table-cell>
          <table:table-cell table:formula="of:=[.F187]*[.C187]-[.D187]*[.E187]" office:value-type="float" office:value="89159" calcext:value-type="float">
            <text:p>89159</text:p>
          </table:table-cell>
          <table:table-cell table:formula="of:=[.B187]*[.E187]-[.F187]*[.A187]" office:value-type="float" office:value="138481" calcext:value-type="float">
            <text:p>138481</text:p>
          </table:table-cell>
          <table:table-cell table:style-name="ce1" table:formula="of:=MOD([.H187];[.G187])" office:value-type="float" office:value="0" calcext:value-type="float">
            <text:p>0</text:p>
          </table:table-cell>
          <table:table-cell table:style-name="ce1" table:formula="of:=MOD([.I187];[.G187])" office:value-type="float" office:value="0" calcext:value-type="float">
            <text:p>0</text:p>
          </table:table-cell>
          <table:table-cell table:style-name="ce1" table:formula="of:=IF([.J187]+[.K187]=0;1;0)" office:value-type="float" office:value="1" calcext:value-type="float">
            <text:p>1</text:p>
          </table:table-cell>
          <table:table-cell table:style-name="ce1" table:formula="of:=[.L187]*[.H187]/[.G187]" office:value-type="float" office:value="47" calcext:value-type="float">
            <text:p>47</text:p>
          </table:table-cell>
          <table:table-cell table:style-name="ce1" table:formula="of:=[.L187]*[.I187]/[.G187]" office:value-type="float" office:value="73" calcext:value-type="float">
            <text:p>73</text:p>
          </table:table-cell>
          <table:table-cell table:style-name="ce1" table:formula="of:=[.M187]*3+[.N187]" office:value-type="float" office:value="214" calcext:value-type="float">
            <text:p>214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63" calcext:value-type="float">
            <text:p>63</text:p>
          </table:table-cell>
          <table:table-cell office:value-type="float" office:value="12" calcext:value-type="float">
            <text:p>12</text:p>
          </table:table-cell>
          <table:table-cell office:value-type="float" office:value="51" calcext:value-type="float">
            <text:p>51</text:p>
          </table:table-cell>
          <table:table-cell office:value-type="float" office:value="5604" calcext:value-type="float">
            <text:p>5604</text:p>
          </table:table-cell>
          <table:table-cell office:value-type="float" office:value="6078" calcext:value-type="float">
            <text:p>6078</text:p>
          </table:table-cell>
          <table:table-cell table:formula="of:=([.B188]*[.C188]-[.D188]*[.A188])" office:value-type="float" office:value="-2916" calcext:value-type="float">
            <text:p>-2916</text:p>
          </table:table-cell>
          <table:table-cell table:formula="of:=[.F188]*[.C188]-[.D188]*[.E188]" office:value-type="float" office:value="-212868" calcext:value-type="float">
            <text:p>-212868</text:p>
          </table:table-cell>
          <table:table-cell table:formula="of:=[.B188]*[.E188]-[.F188]*[.A188]" office:value-type="float" office:value="-84564" calcext:value-type="float">
            <text:p>-84564</text:p>
          </table:table-cell>
          <table:table-cell table:style-name="ce1" table:formula="of:=MOD([.H188];[.G188])" office:value-type="float" office:value="0" calcext:value-type="float">
            <text:p>0</text:p>
          </table:table-cell>
          <table:table-cell table:style-name="ce1" table:formula="of:=MOD([.I188];[.G188])" office:value-type="float" office:value="0" calcext:value-type="float">
            <text:p>0</text:p>
          </table:table-cell>
          <table:table-cell table:style-name="ce1" table:formula="of:=IF([.J188]+[.K188]=0;1;0)" office:value-type="float" office:value="1" calcext:value-type="float">
            <text:p>1</text:p>
          </table:table-cell>
          <table:table-cell table:style-name="ce1" table:formula="of:=[.L188]*[.H188]/[.G188]" office:value-type="float" office:value="73" calcext:value-type="float">
            <text:p>73</text:p>
          </table:table-cell>
          <table:table-cell table:style-name="ce1" table:formula="of:=[.L188]*[.I188]/[.G188]" office:value-type="float" office:value="29" calcext:value-type="float">
            <text:p>29</text:p>
          </table:table-cell>
          <table:table-cell table:style-name="ce1" table:formula="of:=[.M188]*3+[.N188]" office:value-type="float" office:value="248" calcext:value-type="float">
            <text:p>248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422" calcext:value-type="float">
            <text:p>17422</text:p>
          </table:table-cell>
          <table:table-cell office:value-type="float" office:value="10452" calcext:value-type="float">
            <text:p>10452</text:p>
          </table:table-cell>
          <table:table-cell table:formula="of:=([.B189]*[.C189]-[.D189]*[.A189])" office:value-type="float" office:value="-4316" calcext:value-type="float">
            <text:p>-4316</text:p>
          </table:table-cell>
          <table:table-cell table:formula="of:=[.F189]*[.C189]-[.D189]*[.E189]" office:value-type="float" office:value="-1038368" calcext:value-type="float">
            <text:p>-1038368</text:p>
          </table:table-cell>
          <table:table-cell table:formula="of:=[.B189]*[.E189]-[.F189]*[.A189]" office:value-type="float" office:value="-327452" calcext:value-type="float">
            <text:p>-327452</text:p>
          </table:table-cell>
          <table:table-cell table:style-name="ce1" table:formula="of:=MOD([.H189];[.G189])" office:value-type="float" office:value="-2528" calcext:value-type="float">
            <text:p>-2528</text:p>
          </table:table-cell>
          <table:table-cell table:style-name="ce1" table:formula="of:=MOD([.I189];[.G189])" office:value-type="float" office:value="-3752" calcext:value-type="float">
            <text:p>-3752</text:p>
          </table:table-cell>
          <table:table-cell table:style-name="ce1" table:formula="of:=IF([.J189]+[.K189]=0;1;0)" office:value-type="float" office:value="0" calcext:value-type="float">
            <text:p>0</text:p>
          </table:table-cell>
          <table:table-cell table:style-name="ce1" table:formula="of:=[.L189]*[.H189]/[.G189]" office:value-type="float" office:value="0" calcext:value-type="float">
            <text:p>0</text:p>
          </table:table-cell>
          <table:table-cell table:style-name="ce1" table:formula="of:=[.L189]*[.I189]/[.G189]" office:value-type="float" office:value="0" calcext:value-type="float">
            <text:p>0</text:p>
          </table:table-cell>
          <table:table-cell table:style-name="ce1" table:formula="of:=[.M189]*3+[.N18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15076" calcext:value-type="float">
            <text:p>15076</text:p>
          </table:table-cell>
          <table:table-cell office:value-type="float" office:value="11491" calcext:value-type="float">
            <text:p>11491</text:p>
          </table:table-cell>
          <table:table-cell table:formula="of:=([.B190]*[.C190]-[.D190]*[.A190])" office:value-type="float" office:value="-1016" calcext:value-type="float">
            <text:p>-1016</text:p>
          </table:table-cell>
          <table:table-cell table:formula="of:=[.F190]*[.C190]-[.D190]*[.E190]" office:value-type="float" office:value="-208856" calcext:value-type="float">
            <text:p>-208856</text:p>
          </table:table-cell>
          <table:table-cell table:formula="of:=[.B190]*[.E190]-[.F190]*[.A190]" office:value-type="float" office:value="-371392" calcext:value-type="float">
            <text:p>-371392</text:p>
          </table:table-cell>
          <table:table-cell table:style-name="ce1" table:formula="of:=MOD([.H190];[.G190])" office:value-type="float" office:value="-576" calcext:value-type="float">
            <text:p>-576</text:p>
          </table:table-cell>
          <table:table-cell table:style-name="ce1" table:formula="of:=MOD([.I190];[.G190])" office:value-type="float" office:value="-552" calcext:value-type="float">
            <text:p>-552</text:p>
          </table:table-cell>
          <table:table-cell table:style-name="ce1" table:formula="of:=IF([.J190]+[.K190]=0;1;0)" office:value-type="float" office:value="0" calcext:value-type="float">
            <text:p>0</text:p>
          </table:table-cell>
          <table:table-cell table:style-name="ce1" table:formula="of:=[.L190]*[.H190]/[.G190]" office:value-type="float" office:value="0" calcext:value-type="float">
            <text:p>0</text:p>
          </table:table-cell>
          <table:table-cell table:style-name="ce1" table:formula="of:=[.L190]*[.I190]/[.G190]" office:value-type="float" office:value="0" calcext:value-type="float">
            <text:p>0</text:p>
          </table:table-cell>
          <table:table-cell table:style-name="ce1" table:formula="of:=[.M190]*3+[.N19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5964" calcext:value-type="float">
            <text:p>5964</text:p>
          </table:table-cell>
          <table:table-cell office:value-type="float" office:value="4313" calcext:value-type="float">
            <text:p>4313</text:p>
          </table:table-cell>
          <table:table-cell table:formula="of:=([.B191]*[.C191]-[.D191]*[.A191])" office:value-type="float" office:value="-1574" calcext:value-type="float">
            <text:p>-1574</text:p>
          </table:table-cell>
          <table:table-cell table:formula="of:=[.F191]*[.C191]-[.D191]*[.E191]" office:value-type="float" office:value="-99162" calcext:value-type="float">
            <text:p>-99162</text:p>
          </table:table-cell>
          <table:table-cell table:formula="of:=[.B191]*[.E191]-[.F191]*[.A191]" office:value-type="float" office:value="-114902" calcext:value-type="float">
            <text:p>-114902</text:p>
          </table:table-cell>
          <table:table-cell table:style-name="ce1" table:formula="of:=MOD([.H191];[.G191])" office:value-type="float" office:value="0" calcext:value-type="float">
            <text:p>0</text:p>
          </table:table-cell>
          <table:table-cell table:style-name="ce1" table:formula="of:=MOD([.I191];[.G191])" office:value-type="float" office:value="0" calcext:value-type="float">
            <text:p>0</text:p>
          </table:table-cell>
          <table:table-cell table:style-name="ce1" table:formula="of:=IF([.J191]+[.K191]=0;1;0)" office:value-type="float" office:value="1" calcext:value-type="float">
            <text:p>1</text:p>
          </table:table-cell>
          <table:table-cell table:style-name="ce1" table:formula="of:=[.L191]*[.H191]/[.G191]" office:value-type="float" office:value="63" calcext:value-type="float">
            <text:p>63</text:p>
          </table:table-cell>
          <table:table-cell table:style-name="ce1" table:formula="of:=[.L191]*[.I191]/[.G191]" office:value-type="float" office:value="73" calcext:value-type="float">
            <text:p>73</text:p>
          </table:table-cell>
          <table:table-cell table:style-name="ce1" table:formula="of:=[.M191]*3+[.N191]" office:value-type="float" office:value="262" calcext:value-type="float">
            <text:p>26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6" calcext:value-type="float">
            <text:p>66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float" office:value="4842" calcext:value-type="float">
            <text:p>4842</text:p>
          </table:table-cell>
          <table:table-cell office:value-type="float" office:value="15819" calcext:value-type="float">
            <text:p>15819</text:p>
          </table:table-cell>
          <table:table-cell table:formula="of:=([.B192]*[.C192]-[.D192]*[.A192])" office:value-type="float" office:value="1441" calcext:value-type="float">
            <text:p>1441</text:p>
          </table:table-cell>
          <table:table-cell table:formula="of:=[.F192]*[.C192]-[.D192]*[.E192]" office:value-type="float" office:value="358032" calcext:value-type="float">
            <text:p>358032</text:p>
          </table:table-cell>
          <table:table-cell table:formula="of:=[.B192]*[.E192]-[.F192]*[.A192]" office:value-type="float" office:value="-75903" calcext:value-type="float">
            <text:p>-75903</text:p>
          </table:table-cell>
          <table:table-cell table:style-name="ce1" table:formula="of:=MOD([.H192];[.G192])" office:value-type="float" office:value="664" calcext:value-type="float">
            <text:p>664</text:p>
          </table:table-cell>
          <table:table-cell table:style-name="ce1" table:formula="of:=MOD([.I192];[.G192])" office:value-type="float" office:value="470" calcext:value-type="float">
            <text:p>470</text:p>
          </table:table-cell>
          <table:table-cell table:style-name="ce1" table:formula="of:=IF([.J192]+[.K192]=0;1;0)" office:value-type="float" office:value="0" calcext:value-type="float">
            <text:p>0</text:p>
          </table:table-cell>
          <table:table-cell table:style-name="ce1" table:formula="of:=[.L192]*[.H192]/[.G192]" office:value-type="float" office:value="0" calcext:value-type="float">
            <text:p>0</text:p>
          </table:table-cell>
          <table:table-cell table:style-name="ce1" table:formula="of:=[.L192]*[.I192]/[.G192]" office:value-type="float" office:value="-0" calcext:value-type="float">
            <text:p>0</text:p>
          </table:table-cell>
          <table:table-cell table:style-name="ce1" table:formula="of:=[.M192]*3+[.N19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float" office:value="56" calcext:value-type="float">
            <text:p>56</text:p>
          </table:table-cell>
          <table:table-cell office:value-type="float" office:value="380" calcext:value-type="float">
            <text:p>380</text:p>
          </table:table-cell>
          <table:table-cell office:value-type="float" office:value="6528" calcext:value-type="float">
            <text:p>6528</text:p>
          </table:table-cell>
          <table:table-cell table:formula="of:=([.B193]*[.C193]-[.D193]*[.A193])" office:value-type="float" office:value="-2010" calcext:value-type="float">
            <text:p>-2010</text:p>
          </table:table-cell>
          <table:table-cell table:formula="of:=[.F193]*[.C193]-[.D193]*[.E193]" office:value-type="float" office:value="174560" calcext:value-type="float">
            <text:p>174560</text:p>
          </table:table-cell>
          <table:table-cell table:formula="of:=[.B193]*[.E193]-[.F193]*[.A193]" office:value-type="float" office:value="-287300" calcext:value-type="float">
            <text:p>-287300</text:p>
          </table:table-cell>
          <table:table-cell table:style-name="ce1" table:formula="of:=MOD([.H193];[.G193])" office:value-type="float" office:value="-310" calcext:value-type="float">
            <text:p>-310</text:p>
          </table:table-cell>
          <table:table-cell table:style-name="ce1" table:formula="of:=MOD([.I193];[.G193])" office:value-type="float" office:value="-1880" calcext:value-type="float">
            <text:p>-1880</text:p>
          </table:table-cell>
          <table:table-cell table:style-name="ce1" table:formula="of:=IF([.J193]+[.K193]=0;1;0)" office:value-type="float" office:value="0" calcext:value-type="float">
            <text:p>0</text:p>
          </table:table-cell>
          <table:table-cell table:style-name="ce1" table:formula="of:=[.L193]*[.H193]/[.G193]" office:value-type="float" office:value="-0" calcext:value-type="float">
            <text:p>0</text:p>
          </table:table-cell>
          <table:table-cell table:style-name="ce1" table:formula="of:=[.L193]*[.I193]/[.G193]" office:value-type="float" office:value="0" calcext:value-type="float">
            <text:p>0</text:p>
          </table:table-cell>
          <table:table-cell table:style-name="ce1" table:formula="of:=[.M193]*3+[.N19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6" calcext:value-type="float">
            <text:p>96</text:p>
          </table:table-cell>
          <table:table-cell office:value-type="float" office:value="92" calcext:value-type="float">
            <text:p>92</text:p>
          </table:table-cell>
          <table:table-cell office:value-type="float" office:value="63" calcext:value-type="float">
            <text:p>63</text:p>
          </table:table-cell>
          <table:table-cell office:value-type="float" office:value="3672" calcext:value-type="float">
            <text:p>3672</text:p>
          </table:table-cell>
          <table:table-cell office:value-type="float" office:value="7167" calcext:value-type="float">
            <text:p>7167</text:p>
          </table:table-cell>
          <table:table-cell table:formula="of:=([.B194]*[.C194]-[.D194]*[.A194])" office:value-type="float" office:value="8076" calcext:value-type="float">
            <text:p>8076</text:p>
          </table:table-cell>
          <table:table-cell table:formula="of:=[.F194]*[.C194]-[.D194]*[.E194]" office:value-type="float" office:value="428028" calcext:value-type="float">
            <text:p>428028</text:p>
          </table:table-cell>
          <table:table-cell table:formula="of:=[.B194]*[.E194]-[.F194]*[.A194]" office:value-type="float" office:value="266508" calcext:value-type="float">
            <text:p>266508</text:p>
          </table:table-cell>
          <table:table-cell table:style-name="ce1" table:formula="of:=MOD([.H194];[.G194])" office:value-type="float" office:value="0" calcext:value-type="float">
            <text:p>0</text:p>
          </table:table-cell>
          <table:table-cell table:style-name="ce1" table:formula="of:=MOD([.I194];[.G194])" office:value-type="float" office:value="0" calcext:value-type="float">
            <text:p>0</text:p>
          </table:table-cell>
          <table:table-cell table:style-name="ce1" table:formula="of:=IF([.J194]+[.K194]=0;1;0)" office:value-type="float" office:value="1" calcext:value-type="float">
            <text:p>1</text:p>
          </table:table-cell>
          <table:table-cell table:style-name="ce1" table:formula="of:=[.L194]*[.H194]/[.G194]" office:value-type="float" office:value="53" calcext:value-type="float">
            <text:p>53</text:p>
          </table:table-cell>
          <table:table-cell table:style-name="ce1" table:formula="of:=[.L194]*[.I194]/[.G194]" office:value-type="float" office:value="33" calcext:value-type="float">
            <text:p>33</text:p>
          </table:table-cell>
          <table:table-cell table:style-name="ce1" table:formula="of:=[.M194]*3+[.N194]"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office:value-type="float" office:value="13895" calcext:value-type="float">
            <text:p>13895</text:p>
          </table:table-cell>
          <table:table-cell office:value-type="float" office:value="4754" calcext:value-type="float">
            <text:p>4754</text:p>
          </table:table-cell>
          <table:table-cell table:formula="of:=([.B195]*[.C195]-[.D195]*[.A195])" office:value-type="float" office:value="-2171" calcext:value-type="float">
            <text:p>-2171</text:p>
          </table:table-cell>
          <table:table-cell table:formula="of:=[.F195]*[.C195]-[.D195]*[.E195]" office:value-type="float" office:value="-530929" calcext:value-type="float">
            <text:p>-530929</text:p>
          </table:table-cell>
          <table:table-cell table:formula="of:=[.B195]*[.E195]-[.F195]*[.A195]" office:value-type="float" office:value="6922" calcext:value-type="float">
            <text:p>6922</text:p>
          </table:table-cell>
          <table:table-cell table:style-name="ce1" table:formula="of:=MOD([.H195];[.G195])" office:value-type="float" office:value="-1205" calcext:value-type="float">
            <text:p>-1205</text:p>
          </table:table-cell>
          <table:table-cell table:style-name="ce1" table:formula="of:=MOD([.I195];[.G195])" office:value-type="float" office:value="-1762" calcext:value-type="float">
            <text:p>-1762</text:p>
          </table:table-cell>
          <table:table-cell table:style-name="ce1" table:formula="of:=IF([.J195]+[.K195]=0;1;0)" office:value-type="float" office:value="0" calcext:value-type="float">
            <text:p>0</text:p>
          </table:table-cell>
          <table:table-cell table:style-name="ce1" table:formula="of:=[.L195]*[.H195]/[.G195]" office:value-type="float" office:value="0" calcext:value-type="float">
            <text:p>0</text:p>
          </table:table-cell>
          <table:table-cell table:style-name="ce1" table:formula="of:=[.L195]*[.I195]/[.G195]" office:value-type="float" office:value="-0" calcext:value-type="float">
            <text:p>0</text:p>
          </table:table-cell>
          <table:table-cell table:style-name="ce1" table:formula="of:=[.M195]*3+[.N19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8" calcext:value-type="float">
            <text:p>78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float" office:value="18281" calcext:value-type="float">
            <text:p>18281</text:p>
          </table:table-cell>
          <table:table-cell office:value-type="float" office:value="450" calcext:value-type="float">
            <text:p>450</text:p>
          </table:table-cell>
          <table:table-cell table:formula="of:=([.B196]*[.C196]-[.D196]*[.A196])" office:value-type="float" office:value="1992" calcext:value-type="float">
            <text:p>1992</text:p>
          </table:table-cell>
          <table:table-cell table:formula="of:=[.F196]*[.C196]-[.D196]*[.E196]" office:value-type="float" office:value="-276296" calcext:value-type="float">
            <text:p>-276296</text:p>
          </table:table-cell>
          <table:table-cell table:formula="of:=[.B196]*[.E196]-[.F196]*[.A196]" office:value-type="float" office:value="1402968" calcext:value-type="float">
            <text:p>1402968</text:p>
          </table:table-cell>
          <table:table-cell table:style-name="ce1" table:formula="of:=MOD([.H196];[.G196])" office:value-type="float" office:value="592" calcext:value-type="float">
            <text:p>592</text:p>
          </table:table-cell>
          <table:table-cell table:style-name="ce1" table:formula="of:=MOD([.I196];[.G196])" office:value-type="float" office:value="600" calcext:value-type="float">
            <text:p>600</text:p>
          </table:table-cell>
          <table:table-cell table:style-name="ce1" table:formula="of:=IF([.J196]+[.K196]=0;1;0)" office:value-type="float" office:value="0" calcext:value-type="float">
            <text:p>0</text:p>
          </table:table-cell>
          <table:table-cell table:style-name="ce1" table:formula="of:=[.L196]*[.H196]/[.G196]" office:value-type="float" office:value="-0" calcext:value-type="float">
            <text:p>0</text:p>
          </table:table-cell>
          <table:table-cell table:style-name="ce1" table:formula="of:=[.L196]*[.I196]/[.G196]" office:value-type="float" office:value="0" calcext:value-type="float">
            <text:p>0</text:p>
          </table:table-cell>
          <table:table-cell table:style-name="ce1" table:formula="of:=[.M196]*3+[.N19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float" office:value="84" calcext:value-type="float">
            <text:p>84</text:p>
          </table:table-cell>
          <table:table-cell office:value-type="float" office:value="6615" calcext:value-type="float">
            <text:p>6615</text:p>
          </table:table-cell>
          <table:table-cell office:value-type="float" office:value="8428" calcext:value-type="float">
            <text:p>8428</text:p>
          </table:table-cell>
          <table:table-cell table:formula="of:=([.B197]*[.C197]-[.D197]*[.A197])" office:value-type="float" office:value="-4753" calcext:value-type="float">
            <text:p>-4753</text:p>
          </table:table-cell>
          <table:table-cell table:formula="of:=[.F197]*[.C197]-[.D197]*[.E197]" office:value-type="float" office:value="-260680" calcext:value-type="float">
            <text:p>-260680</text:p>
          </table:table-cell>
          <table:table-cell table:formula="of:=[.B197]*[.E197]-[.F197]*[.A197]" office:value-type="float" office:value="-436541" calcext:value-type="float">
            <text:p>-436541</text:p>
          </table:table-cell>
          <table:table-cell table:style-name="ce1" table:formula="of:=MOD([.H197];[.G197])" office:value-type="float" office:value="-4018" calcext:value-type="float">
            <text:p>-4018</text:p>
          </table:table-cell>
          <table:table-cell table:style-name="ce1" table:formula="of:=MOD([.I197];[.G197])" office:value-type="float" office:value="-4018" calcext:value-type="float">
            <text:p>-4018</text:p>
          </table:table-cell>
          <table:table-cell table:style-name="ce1" table:formula="of:=IF([.J197]+[.K197]=0;1;0)" office:value-type="float" office:value="0" calcext:value-type="float">
            <text:p>0</text:p>
          </table:table-cell>
          <table:table-cell table:style-name="ce1" table:formula="of:=[.L197]*[.H197]/[.G197]" office:value-type="float" office:value="0" calcext:value-type="float">
            <text:p>0</text:p>
          </table:table-cell>
          <table:table-cell table:style-name="ce1" table:formula="of:=[.L197]*[.I197]/[.G197]" office:value-type="float" office:value="0" calcext:value-type="float">
            <text:p>0</text:p>
          </table:table-cell>
          <table:table-cell table:style-name="ce1" table:formula="of:=[.M197]*3+[.N19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98" calcext:value-type="float">
            <text:p>98</text:p>
          </table:table-cell>
          <table:table-cell office:value-type="float" office:value="6464" calcext:value-type="float">
            <text:p>6464</text:p>
          </table:table-cell>
          <table:table-cell office:value-type="float" office:value="3906" calcext:value-type="float">
            <text:p>3906</text:p>
          </table:table-cell>
          <table:table-cell table:formula="of:=([.B198]*[.C198]-[.D198]*[.A198])" office:value-type="float" office:value="-7822" calcext:value-type="float">
            <text:p>-7822</text:p>
          </table:table-cell>
          <table:table-cell table:formula="of:=[.F198]*[.C198]-[.D198]*[.E198]" office:value-type="float" office:value="-547540" calcext:value-type="float">
            <text:p>-547540</text:p>
          </table:table-cell>
          <table:table-cell table:formula="of:=[.B198]*[.E198]-[.F198]*[.A198]" office:value-type="float" office:value="-132974" calcext:value-type="float">
            <text:p>-132974</text:p>
          </table:table-cell>
          <table:table-cell table:style-name="ce1" table:formula="of:=MOD([.H198];[.G198])" office:value-type="float" office:value="0" calcext:value-type="float">
            <text:p>0</text:p>
          </table:table-cell>
          <table:table-cell table:style-name="ce1" table:formula="of:=MOD([.I198];[.G198])" office:value-type="float" office:value="0" calcext:value-type="float">
            <text:p>0</text:p>
          </table:table-cell>
          <table:table-cell table:style-name="ce1" table:formula="of:=IF([.J198]+[.K198]=0;1;0)" office:value-type="float" office:value="1" calcext:value-type="float">
            <text:p>1</text:p>
          </table:table-cell>
          <table:table-cell table:style-name="ce1" table:formula="of:=[.L198]*[.H198]/[.G198]" office:value-type="float" office:value="70" calcext:value-type="float">
            <text:p>70</text:p>
          </table:table-cell>
          <table:table-cell table:style-name="ce1" table:formula="of:=[.L198]*[.I198]/[.G198]" office:value-type="float" office:value="17" calcext:value-type="float">
            <text:p>17</text:p>
          </table:table-cell>
          <table:table-cell table:style-name="ce1" table:formula="of:=[.M198]*3+[.N198]" office:value-type="float" office:value="227" calcext:value-type="float">
            <text:p>22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  <table:table-cell office:value-type="float" office:value="9298" calcext:value-type="float">
            <text:p>9298</text:p>
          </table:table-cell>
          <table:table-cell office:value-type="float" office:value="16039" calcext:value-type="float">
            <text:p>16039</text:p>
          </table:table-cell>
          <table:table-cell table:formula="of:=([.B199]*[.C199]-[.D199]*[.A199])" office:value-type="float" office:value="-4482" calcext:value-type="float">
            <text:p>-4482</text:p>
          </table:table-cell>
          <table:table-cell table:formula="of:=[.F199]*[.C199]-[.D199]*[.E199]" office:value-type="float" office:value="-324036" calcext:value-type="float">
            <text:p>-324036</text:p>
          </table:table-cell>
          <table:table-cell table:formula="of:=[.B199]*[.E199]-[.F199]*[.A199]" office:value-type="float" office:value="-1125054" calcext:value-type="float">
            <text:p>-1125054</text:p>
          </table:table-cell>
          <table:table-cell table:style-name="ce1" table:formula="of:=MOD([.H199];[.G199])" office:value-type="float" office:value="-1332" calcext:value-type="float">
            <text:p>-1332</text:p>
          </table:table-cell>
          <table:table-cell table:style-name="ce1" table:formula="of:=MOD([.I199];[.G199])" office:value-type="float" office:value="-72" calcext:value-type="float">
            <text:p>-72</text:p>
          </table:table-cell>
          <table:table-cell table:style-name="ce1" table:formula="of:=IF([.J199]+[.K199]=0;1;0)" office:value-type="float" office:value="0" calcext:value-type="float">
            <text:p>0</text:p>
          </table:table-cell>
          <table:table-cell table:style-name="ce1" table:formula="of:=[.L199]*[.H199]/[.G199]" office:value-type="float" office:value="0" calcext:value-type="float">
            <text:p>0</text:p>
          </table:table-cell>
          <table:table-cell table:style-name="ce1" table:formula="of:=[.L199]*[.I199]/[.G199]" office:value-type="float" office:value="0" calcext:value-type="float">
            <text:p>0</text:p>
          </table:table-cell>
          <table:table-cell table:style-name="ce1" table:formula="of:=[.M199]*3+[.N19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9" calcext:value-type="float">
            <text:p>59</text:p>
          </table:table-cell>
          <table:table-cell office:value-type="float" office:value="10472" calcext:value-type="float">
            <text:p>10472</text:p>
          </table:table-cell>
          <table:table-cell office:value-type="float" office:value="8590" calcext:value-type="float">
            <text:p>8590</text:p>
          </table:table-cell>
          <table:table-cell table:formula="of:=([.B200]*[.C200]-[.D200]*[.A200])" office:value-type="float" office:value="-3818" calcext:value-type="float">
            <text:p>-3818</text:p>
          </table:table-cell>
          <table:table-cell table:formula="of:=[.F200]*[.C200]-[.D200]*[.E200]" office:value-type="float" office:value="-523358" calcext:value-type="float">
            <text:p>-523358</text:p>
          </table:table-cell>
          <table:table-cell table:formula="of:=[.B200]*[.E200]-[.F200]*[.A200]" office:value-type="float" office:value="-351854" calcext:value-type="float">
            <text:p>-351854</text:p>
          </table:table-cell>
          <table:table-cell table:style-name="ce1" table:formula="of:=MOD([.H200];[.G200])" office:value-type="float" office:value="-292" calcext:value-type="float">
            <text:p>-292</text:p>
          </table:table-cell>
          <table:table-cell table:style-name="ce1" table:formula="of:=MOD([.I200];[.G200])" office:value-type="float" office:value="-598" calcext:value-type="float">
            <text:p>-598</text:p>
          </table:table-cell>
          <table:table-cell table:style-name="ce1" table:formula="of:=IF([.J200]+[.K200]=0;1;0)" office:value-type="float" office:value="0" calcext:value-type="float">
            <text:p>0</text:p>
          </table:table-cell>
          <table:table-cell table:style-name="ce1" table:formula="of:=[.L200]*[.H200]/[.G200]" office:value-type="float" office:value="0" calcext:value-type="float">
            <text:p>0</text:p>
          </table:table-cell>
          <table:table-cell table:style-name="ce1" table:formula="of:=[.L200]*[.I200]/[.G200]" office:value-type="float" office:value="0" calcext:value-type="float">
            <text:p>0</text:p>
          </table:table-cell>
          <table:table-cell table:style-name="ce1" table:formula="of:=[.M200]*3+[.N20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7" calcext:value-type="float">
            <text:p>57</text:p>
          </table:table-cell>
          <table:table-cell office:value-type="float" office:value="97" calcext:value-type="float">
            <text:p>97</text:p>
          </table:table-cell>
          <table:table-cell office:value-type="float" office:value="62" calcext:value-type="float">
            <text:p>62</text:p>
          </table:table-cell>
          <table:table-cell office:value-type="float" office:value="9816" calcext:value-type="float">
            <text:p>9816</text:p>
          </table:table-cell>
          <table:table-cell office:value-type="float" office:value="9104" calcext:value-type="float">
            <text:p>9104</text:p>
          </table:table-cell>
          <table:table-cell table:formula="of:=([.B201]*[.C201]-[.D201]*[.A201])" office:value-type="float" office:value="4289" calcext:value-type="float">
            <text:p>4289</text:p>
          </table:table-cell>
          <table:table-cell table:formula="of:=[.F201]*[.C201]-[.D201]*[.E201]" office:value-type="float" office:value="274496" calcext:value-type="float">
            <text:p>274496</text:p>
          </table:table-cell>
          <table:table-cell table:formula="of:=[.B201]*[.E201]-[.F201]*[.A201]" office:value-type="float" office:value="377432" calcext:value-type="float">
            <text:p>377432</text:p>
          </table:table-cell>
          <table:table-cell table:style-name="ce1" table:formula="of:=MOD([.H201];[.G201])" office:value-type="float" office:value="0" calcext:value-type="float">
            <text:p>0</text:p>
          </table:table-cell>
          <table:table-cell table:style-name="ce1" table:formula="of:=MOD([.I201];[.G201])" office:value-type="float" office:value="0" calcext:value-type="float">
            <text:p>0</text:p>
          </table:table-cell>
          <table:table-cell table:style-name="ce1" table:formula="of:=IF([.J201]+[.K201]=0;1;0)" office:value-type="float" office:value="1" calcext:value-type="float">
            <text:p>1</text:p>
          </table:table-cell>
          <table:table-cell table:style-name="ce1" table:formula="of:=[.L201]*[.H201]/[.G201]" office:value-type="float" office:value="64" calcext:value-type="float">
            <text:p>64</text:p>
          </table:table-cell>
          <table:table-cell table:style-name="ce1" table:formula="of:=[.L201]*[.I201]/[.G201]" office:value-type="float" office:value="88" calcext:value-type="float">
            <text:p>88</text:p>
          </table:table-cell>
          <table:table-cell table:style-name="ce1" table:formula="of:=[.M201]*3+[.N201]" office:value-type="float" office:value="280" calcext:value-type="float">
            <text:p>28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66" calcext:value-type="float">
            <text:p>66</text:p>
          </table:table-cell>
          <table:table-cell office:value-type="float" office:value="43" calcext:value-type="float">
            <text:p>43</text:p>
          </table:table-cell>
          <table:table-cell office:value-type="float" office:value="4054" calcext:value-type="float">
            <text:p>4054</text:p>
          </table:table-cell>
          <table:table-cell office:value-type="float" office:value="4042" calcext:value-type="float">
            <text:p>4042</text:p>
          </table:table-cell>
          <table:table-cell table:formula="of:=([.B202]*[.C202]-[.D202]*[.A202])" office:value-type="float" office:value="2150" calcext:value-type="float">
            <text:p>2150</text:p>
          </table:table-cell>
          <table:table-cell table:formula="of:=[.F202]*[.C202]-[.D202]*[.E202]" office:value-type="float" office:value="92450" calcext:value-type="float">
            <text:p>92450</text:p>
          </table:table-cell>
          <table:table-cell table:formula="of:=[.B202]*[.E202]-[.F202]*[.A202]" office:value-type="float" office:value="109650" calcext:value-type="float">
            <text:p>109650</text:p>
          </table:table-cell>
          <table:table-cell table:style-name="ce1" table:formula="of:=MOD([.H202];[.G202])" office:value-type="float" office:value="0" calcext:value-type="float">
            <text:p>0</text:p>
          </table:table-cell>
          <table:table-cell table:style-name="ce1" table:formula="of:=MOD([.I202];[.G202])" office:value-type="float" office:value="0" calcext:value-type="float">
            <text:p>0</text:p>
          </table:table-cell>
          <table:table-cell table:style-name="ce1" table:formula="of:=IF([.J202]+[.K202]=0;1;0)" office:value-type="float" office:value="1" calcext:value-type="float">
            <text:p>1</text:p>
          </table:table-cell>
          <table:table-cell table:style-name="ce1" table:formula="of:=[.L202]*[.H202]/[.G202]" office:value-type="float" office:value="43" calcext:value-type="float">
            <text:p>43</text:p>
          </table:table-cell>
          <table:table-cell table:style-name="ce1" table:formula="of:=[.L202]*[.I202]/[.G202]" office:value-type="float" office:value="51" calcext:value-type="float">
            <text:p>51</text:p>
          </table:table-cell>
          <table:table-cell table:style-name="ce1" table:formula="of:=[.M202]*3+[.N202]"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75" calcext:value-type="float">
            <text:p>75</text:p>
          </table:table-cell>
          <table:table-cell office:value-type="float" office:value="37" calcext:value-type="float">
            <text:p>37</text:p>
          </table:table-cell>
          <table:table-cell office:value-type="float" office:value="12" calcext:value-type="float">
            <text:p>12</text:p>
          </table:table-cell>
          <table:table-cell office:value-type="float" office:value="6152" calcext:value-type="float">
            <text:p>6152</text:p>
          </table:table-cell>
          <table:table-cell office:value-type="float" office:value="9278" calcext:value-type="float">
            <text:p>9278</text:p>
          </table:table-cell>
          <table:table-cell table:formula="of:=([.B203]*[.C203]-[.D203]*[.A203])" office:value-type="float" office:value="2427" calcext:value-type="float">
            <text:p>2427</text:p>
          </table:table-cell>
          <table:table-cell table:formula="of:=[.F203]*[.C203]-[.D203]*[.E203]" office:value-type="float" office:value="269462" calcext:value-type="float">
            <text:p>269462</text:p>
          </table:table-cell>
          <table:table-cell table:formula="of:=[.B203]*[.E203]-[.F203]*[.A203]" office:value-type="float" office:value="192338" calcext:value-type="float">
            <text:p>192338</text:p>
          </table:table-cell>
          <table:table-cell table:style-name="ce1" table:formula="of:=MOD([.H203];[.G203])" office:value-type="float" office:value="65" calcext:value-type="float">
            <text:p>65</text:p>
          </table:table-cell>
          <table:table-cell table:style-name="ce1" table:formula="of:=MOD([.I203];[.G203])" office:value-type="float" office:value="605" calcext:value-type="float">
            <text:p>605</text:p>
          </table:table-cell>
          <table:table-cell table:style-name="ce1" table:formula="of:=IF([.J203]+[.K203]=0;1;0)" office:value-type="float" office:value="0" calcext:value-type="float">
            <text:p>0</text:p>
          </table:table-cell>
          <table:table-cell table:style-name="ce1" table:formula="of:=[.L203]*[.H203]/[.G203]" office:value-type="float" office:value="0" calcext:value-type="float">
            <text:p>0</text:p>
          </table:table-cell>
          <table:table-cell table:style-name="ce1" table:formula="of:=[.L203]*[.I203]/[.G203]" office:value-type="float" office:value="0" calcext:value-type="float">
            <text:p>0</text:p>
          </table:table-cell>
          <table:table-cell table:style-name="ce1" table:formula="of:=[.M203]*3+[.N20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1" calcext:value-type="float">
            <text:p>41</text:p>
          </table:table-cell>
          <table:table-cell office:value-type="float" office:value="69" calcext:value-type="float">
            <text:p>69</text:p>
          </table:table-cell>
          <table:table-cell office:value-type="float" office:value="17" calcext:value-type="float">
            <text:p>17</text:p>
          </table:table-cell>
          <table:table-cell office:value-type="float" office:value="6407" calcext:value-type="float">
            <text:p>6407</text:p>
          </table:table-cell>
          <table:table-cell office:value-type="float" office:value="4593" calcext:value-type="float">
            <text:p>4593</text:p>
          </table:table-cell>
          <table:table-cell table:formula="of:=([.B204]*[.C204]-[.D204]*[.A204])" office:value-type="float" office:value="2506" calcext:value-type="float">
            <text:p>2506</text:p>
          </table:table-cell>
          <table:table-cell table:formula="of:=[.F204]*[.C204]-[.D204]*[.E204]" office:value-type="float" office:value="207998" calcext:value-type="float">
            <text:p>207998</text:p>
          </table:table-cell>
          <table:table-cell table:formula="of:=[.B204]*[.E204]-[.F204]*[.A204]" office:value-type="float" office:value="175420" calcext:value-type="float">
            <text:p>175420</text:p>
          </table:table-cell>
          <table:table-cell table:style-name="ce1" table:formula="of:=MOD([.H204];[.G204])" office:value-type="float" office:value="0" calcext:value-type="float">
            <text:p>0</text:p>
          </table:table-cell>
          <table:table-cell table:style-name="ce1" table:formula="of:=MOD([.I204];[.G204])" office:value-type="float" office:value="0" calcext:value-type="float">
            <text:p>0</text:p>
          </table:table-cell>
          <table:table-cell table:style-name="ce1" table:formula="of:=IF([.J204]+[.K204]=0;1;0)" office:value-type="float" office:value="1" calcext:value-type="float">
            <text:p>1</text:p>
          </table:table-cell>
          <table:table-cell table:style-name="ce1" table:formula="of:=[.L204]*[.H204]/[.G204]" office:value-type="float" office:value="83" calcext:value-type="float">
            <text:p>83</text:p>
          </table:table-cell>
          <table:table-cell table:style-name="ce1" table:formula="of:=[.L204]*[.I204]/[.G204]" office:value-type="float" office:value="70" calcext:value-type="float">
            <text:p>70</text:p>
          </table:table-cell>
          <table:table-cell table:style-name="ce1" table:formula="of:=[.M204]*3+[.N204]" office:value-type="float" office:value="319" calcext:value-type="float">
            <text:p>31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float" office:value="86" calcext:value-type="float">
            <text:p>86</text:p>
          </table:table-cell>
          <table:table-cell office:value-type="float" office:value="19275" calcext:value-type="float">
            <text:p>19275</text:p>
          </table:table-cell>
          <table:table-cell office:value-type="float" office:value="2625" calcext:value-type="float">
            <text:p>2625</text:p>
          </table:table-cell>
          <table:table-cell table:formula="of:=([.B205]*[.C205]-[.D205]*[.A205])" office:value-type="float" office:value="-3752" calcext:value-type="float">
            <text:p>-3752</text:p>
          </table:table-cell>
          <table:table-cell table:formula="of:=[.F205]*[.C205]-[.D205]*[.E205]" office:value-type="float" office:value="-1547400" calcext:value-type="float">
            <text:p>-1547400</text:p>
          </table:table-cell>
          <table:table-cell table:formula="of:=[.B205]*[.E205]-[.F205]*[.A205]" office:value-type="float" office:value="83400" calcext:value-type="float">
            <text:p>83400</text:p>
          </table:table-cell>
          <table:table-cell table:style-name="ce1" table:formula="of:=MOD([.H205];[.G205])" office:value-type="float" office:value="-1576" calcext:value-type="float">
            <text:p>-1576</text:p>
          </table:table-cell>
          <table:table-cell table:style-name="ce1" table:formula="of:=MOD([.I205];[.G205])" office:value-type="float" office:value="-2896" calcext:value-type="float">
            <text:p>-2896</text:p>
          </table:table-cell>
          <table:table-cell table:style-name="ce1" table:formula="of:=IF([.J205]+[.K205]=0;1;0)" office:value-type="float" office:value="0" calcext:value-type="float">
            <text:p>0</text:p>
          </table:table-cell>
          <table:table-cell table:style-name="ce1" table:formula="of:=[.L205]*[.H205]/[.G205]" office:value-type="float" office:value="0" calcext:value-type="float">
            <text:p>0</text:p>
          </table:table-cell>
          <table:table-cell table:style-name="ce1" table:formula="of:=[.L205]*[.I205]/[.G205]" office:value-type="float" office:value="-0" calcext:value-type="float">
            <text:p>0</text:p>
          </table:table-cell>
          <table:table-cell table:style-name="ce1" table:formula="of:=[.M205]*3+[.N20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46" calcext:value-type="float">
            <text:p>46</text:p>
          </table:table-cell>
          <table:table-cell office:value-type="float" office:value="11376" calcext:value-type="float">
            <text:p>11376</text:p>
          </table:table-cell>
          <table:table-cell office:value-type="float" office:value="10094" calcext:value-type="float">
            <text:p>10094</text:p>
          </table:table-cell>
          <table:table-cell table:formula="of:=([.B206]*[.C206]-[.D206]*[.A206])" office:value-type="float" office:value="-2374" calcext:value-type="float">
            <text:p>-2374</text:p>
          </table:table-cell>
          <table:table-cell table:formula="of:=[.F206]*[.C206]-[.D206]*[.E206]" office:value-type="float" office:value="-331510" calcext:value-type="float">
            <text:p>-331510</text:p>
          </table:table-cell>
          <table:table-cell table:formula="of:=[.B206]*[.E206]-[.F206]*[.A206]" office:value-type="float" office:value="-304736" calcext:value-type="float">
            <text:p>-304736</text:p>
          </table:table-cell>
          <table:table-cell table:style-name="ce1" table:formula="of:=MOD([.H206];[.G206])" office:value-type="float" office:value="-1524" calcext:value-type="float">
            <text:p>-1524</text:p>
          </table:table-cell>
          <table:table-cell table:style-name="ce1" table:formula="of:=MOD([.I206];[.G206])" office:value-type="float" office:value="-864" calcext:value-type="float">
            <text:p>-864</text:p>
          </table:table-cell>
          <table:table-cell table:style-name="ce1" table:formula="of:=IF([.J206]+[.K206]=0;1;0)" office:value-type="float" office:value="0" calcext:value-type="float">
            <text:p>0</text:p>
          </table:table-cell>
          <table:table-cell table:style-name="ce1" table:formula="of:=[.L206]*[.H206]/[.G206]" office:value-type="float" office:value="0" calcext:value-type="float">
            <text:p>0</text:p>
          </table:table-cell>
          <table:table-cell table:style-name="ce1" table:formula="of:=[.L206]*[.I206]/[.G206]" office:value-type="float" office:value="0" calcext:value-type="float">
            <text:p>0</text:p>
          </table:table-cell>
          <table:table-cell table:style-name="ce1" table:formula="of:=[.M206]*3+[.N20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84" calcext:value-type="float">
            <text:p>84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800" calcext:value-type="float">
            <text:p>800</text:p>
          </table:table-cell>
          <table:table-cell office:value-type="float" office:value="13420" calcext:value-type="float">
            <text:p>13420</text:p>
          </table:table-cell>
          <table:table-cell table:formula="of:=([.B207]*[.C207]-[.D207]*[.A207])" office:value-type="float" office:value="3603" calcext:value-type="float">
            <text:p>3603</text:p>
          </table:table-cell>
          <table:table-cell table:formula="of:=[.F207]*[.C207]-[.D207]*[.E207]" office:value-type="float" office:value="635360" calcext:value-type="float">
            <text:p>635360</text:p>
          </table:table-cell>
          <table:table-cell table:formula="of:=[.B207]*[.E207]-[.F207]*[.A207]" office:value-type="float" office:value="-456180" calcext:value-type="float">
            <text:p>-456180</text:p>
          </table:table-cell>
          <table:table-cell table:style-name="ce1" table:formula="of:=MOD([.H207];[.G207])" office:value-type="float" office:value="1232" calcext:value-type="float">
            <text:p>1232</text:p>
          </table:table-cell>
          <table:table-cell table:style-name="ce1" table:formula="of:=MOD([.I207];[.G207])" office:value-type="float" office:value="1401" calcext:value-type="float">
            <text:p>1401</text:p>
          </table:table-cell>
          <table:table-cell table:style-name="ce1" table:formula="of:=IF([.J207]+[.K207]=0;1;0)" office:value-type="float" office:value="0" calcext:value-type="float">
            <text:p>0</text:p>
          </table:table-cell>
          <table:table-cell table:style-name="ce1" table:formula="of:=[.L207]*[.H207]/[.G207]" office:value-type="float" office:value="0" calcext:value-type="float">
            <text:p>0</text:p>
          </table:table-cell>
          <table:table-cell table:style-name="ce1" table:formula="of:=[.L207]*[.I207]/[.G207]" office:value-type="float" office:value="-0" calcext:value-type="float">
            <text:p>0</text:p>
          </table:table-cell>
          <table:table-cell table:style-name="ce1" table:formula="of:=[.M207]*3+[.N20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3" calcext:value-type="float">
            <text:p>33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5906" calcext:value-type="float">
            <text:p>15906</text:p>
          </table:table-cell>
          <table:table-cell office:value-type="float" office:value="16307" calcext:value-type="float">
            <text:p>16307</text:p>
          </table:table-cell>
          <table:table-cell table:formula="of:=([.B208]*[.C208]-[.D208]*[.A208])" office:value-type="float" office:value="1300" calcext:value-type="float">
            <text:p>1300</text:p>
          </table:table-cell>
          <table:table-cell table:formula="of:=[.F208]*[.C208]-[.D208]*[.E208]" office:value-type="float" office:value="417700" calcext:value-type="float">
            <text:p>417700</text:p>
          </table:table-cell>
          <table:table-cell table:formula="of:=[.B208]*[.E208]-[.F208]*[.A208]" office:value-type="float" office:value="296600" calcext:value-type="float">
            <text:p>296600</text:p>
          </table:table-cell>
          <table:table-cell table:style-name="ce1" table:formula="of:=MOD([.H208];[.G208])" office:value-type="float" office:value="400" calcext:value-type="float">
            <text:p>400</text:p>
          </table:table-cell>
          <table:table-cell table:style-name="ce1" table:formula="of:=MOD([.I208];[.G208])" office:value-type="float" office:value="200" calcext:value-type="float">
            <text:p>200</text:p>
          </table:table-cell>
          <table:table-cell table:style-name="ce1" table:formula="of:=IF([.J208]+[.K208]=0;1;0)" office:value-type="float" office:value="0" calcext:value-type="float">
            <text:p>0</text:p>
          </table:table-cell>
          <table:table-cell table:style-name="ce1" table:formula="of:=[.L208]*[.H208]/[.G208]" office:value-type="float" office:value="0" calcext:value-type="float">
            <text:p>0</text:p>
          </table:table-cell>
          <table:table-cell table:style-name="ce1" table:formula="of:=[.L208]*[.I208]/[.G208]" office:value-type="float" office:value="0" calcext:value-type="float">
            <text:p>0</text:p>
          </table:table-cell>
          <table:table-cell table:style-name="ce1" table:formula="of:=[.M208]*3+[.N20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1700" calcext:value-type="float">
            <text:p>1700</text:p>
          </table:table-cell>
          <table:table-cell office:value-type="float" office:value="13049" calcext:value-type="float">
            <text:p>13049</text:p>
          </table:table-cell>
          <table:table-cell table:formula="of:=([.B209]*[.C209]-[.D209]*[.A209])" office:value-type="float" office:value="2980" calcext:value-type="float">
            <text:p>2980</text:p>
          </table:table-cell>
          <table:table-cell table:formula="of:=[.F209]*[.C209]-[.D209]*[.E209]" office:value-type="float" office:value="740440" calcext:value-type="float">
            <text:p>740440</text:p>
          </table:table-cell>
          <table:table-cell table:formula="of:=[.B209]*[.E209]-[.F209]*[.A209]" office:value-type="float" office:value="-162380" calcext:value-type="float">
            <text:p>-162380</text:p>
          </table:table-cell>
          <table:table-cell table:style-name="ce1" table:formula="of:=MOD([.H209];[.G209])" office:value-type="float" office:value="1400" calcext:value-type="float">
            <text:p>1400</text:p>
          </table:table-cell>
          <table:table-cell table:style-name="ce1" table:formula="of:=MOD([.I209];[.G209])" office:value-type="float" office:value="1520" calcext:value-type="float">
            <text:p>1520</text:p>
          </table:table-cell>
          <table:table-cell table:style-name="ce1" table:formula="of:=IF([.J209]+[.K209]=0;1;0)" office:value-type="float" office:value="0" calcext:value-type="float">
            <text:p>0</text:p>
          </table:table-cell>
          <table:table-cell table:style-name="ce1" table:formula="of:=[.L209]*[.H209]/[.G209]" office:value-type="float" office:value="0" calcext:value-type="float">
            <text:p>0</text:p>
          </table:table-cell>
          <table:table-cell table:style-name="ce1" table:formula="of:=[.L209]*[.I209]/[.G209]" office:value-type="float" office:value="-0" calcext:value-type="float">
            <text:p>0</text:p>
          </table:table-cell>
          <table:table-cell table:style-name="ce1" table:formula="of:=[.M209]*3+[.N20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8" calcext:value-type="float">
            <text:p>48</text:p>
          </table:table-cell>
          <table:table-cell office:value-type="float" office:value="87" calcext:value-type="float">
            <text:p>87</text:p>
          </table:table-cell>
          <table:table-cell office:value-type="float" office:value="72" calcext:value-type="float">
            <text:p>72</text:p>
          </table:table-cell>
          <table:table-cell office:value-type="float" office:value="9396" calcext:value-type="float">
            <text:p>9396</text:p>
          </table:table-cell>
          <table:table-cell office:value-type="float" office:value="10944" calcext:value-type="float">
            <text:p>10944</text:p>
          </table:table-cell>
          <table:table-cell table:formula="of:=([.B210]*[.C210]-[.D210]*[.A210])" office:value-type="float" office:value="3168" calcext:value-type="float">
            <text:p>3168</text:p>
          </table:table-cell>
          <table:table-cell table:formula="of:=[.F210]*[.C210]-[.D210]*[.E210]" office:value-type="float" office:value="275616" calcext:value-type="float">
            <text:p>275616</text:p>
          </table:table-cell>
          <table:table-cell table:formula="of:=[.B210]*[.E210]-[.F210]*[.A210]" office:value-type="float" office:value="297792" calcext:value-type="float">
            <text:p>297792</text:p>
          </table:table-cell>
          <table:table-cell table:style-name="ce1" table:formula="of:=MOD([.H210];[.G210])" office:value-type="float" office:value="0" calcext:value-type="float">
            <text:p>0</text:p>
          </table:table-cell>
          <table:table-cell table:style-name="ce1" table:formula="of:=MOD([.I210];[.G210])" office:value-type="float" office:value="0" calcext:value-type="float">
            <text:p>0</text:p>
          </table:table-cell>
          <table:table-cell table:style-name="ce1" table:formula="of:=IF([.J210]+[.K210]=0;1;0)" office:value-type="float" office:value="1" calcext:value-type="float">
            <text:p>1</text:p>
          </table:table-cell>
          <table:table-cell table:style-name="ce1" table:formula="of:=[.L210]*[.H210]/[.G210]" office:value-type="float" office:value="87" calcext:value-type="float">
            <text:p>87</text:p>
          </table:table-cell>
          <table:table-cell table:style-name="ce1" table:formula="of:=[.L210]*[.I210]/[.G210]" office:value-type="float" office:value="94" calcext:value-type="float">
            <text:p>94</text:p>
          </table:table-cell>
          <table:table-cell table:style-name="ce1" table:formula="of:=[.M210]*3+[.N210]" office:value-type="float" office:value="355" calcext:value-type="float">
            <text:p>355</text:p>
          </table:table-cell>
        </table:table-row>
        <table:table-row table:style-name="ro1">
          <table:table-cell table:number-columns-repeated="2"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77" calcext:value-type="float">
            <text:p>77</text:p>
          </table:table-cell>
          <table:table-cell office:value-type="float" office:value="1238" calcext:value-type="float">
            <text:p>1238</text:p>
          </table:table-cell>
          <table:table-cell office:value-type="float" office:value="3906" calcext:value-type="float">
            <text:p>3906</text:p>
          </table:table-cell>
          <table:table-cell table:formula="of:=([.B211]*[.C211]-[.D211]*[.A211])" office:value-type="float" office:value="-3016" calcext:value-type="float">
            <text:p>-3016</text:p>
          </table:table-cell>
          <table:table-cell table:formula="of:=[.F211]*[.C211]-[.D211]*[.E211]" office:value-type="float" office:value="-21112" calcext:value-type="float">
            <text:p>-21112</text:p>
          </table:table-cell>
          <table:table-cell table:formula="of:=[.B211]*[.E211]-[.F211]*[.A211]" office:value-type="float" office:value="-138736" calcext:value-type="float">
            <text:p>-138736</text:p>
          </table:table-cell>
          <table:table-cell table:style-name="ce1" table:formula="of:=MOD([.H211];[.G211])" office:value-type="float" office:value="0" calcext:value-type="float">
            <text:p>0</text:p>
          </table:table-cell>
          <table:table-cell table:style-name="ce1" table:formula="of:=MOD([.I211];[.G211])" office:value-type="float" office:value="0" calcext:value-type="float">
            <text:p>0</text:p>
          </table:table-cell>
          <table:table-cell table:style-name="ce1" table:formula="of:=IF([.J211]+[.K211]=0;1;0)" office:value-type="float" office:value="1" calcext:value-type="float">
            <text:p>1</text:p>
          </table:table-cell>
          <table:table-cell table:style-name="ce1" table:formula="of:=[.L211]*[.H211]/[.G211]" office:value-type="float" office:value="7" calcext:value-type="float">
            <text:p>7</text:p>
          </table:table-cell>
          <table:table-cell table:style-name="ce1" table:formula="of:=[.L211]*[.I211]/[.G211]" office:value-type="float" office:value="46" calcext:value-type="float">
            <text:p>46</text:p>
          </table:table-cell>
          <table:table-cell table:style-name="ce1" table:formula="of:=[.M211]*3+[.N211]" office:value-type="float" office:value="67" calcext:value-type="float">
            <text:p>67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  <table:table-cell office:value-type="float" office:value="83" calcext:value-type="float">
            <text:p>83</text:p>
          </table:table-cell>
          <table:table-cell office:value-type="float" office:value="6966" calcext:value-type="float">
            <text:p>6966</text:p>
          </table:table-cell>
          <table:table-cell office:value-type="float" office:value="4920" calcext:value-type="float">
            <text:p>4920</text:p>
          </table:table-cell>
          <table:table-cell table:formula="of:=([.B212]*[.C212]-[.D212]*[.A212])" office:value-type="float" office:value="-3777" calcext:value-type="float">
            <text:p>-3777</text:p>
          </table:table-cell>
          <table:table-cell table:formula="of:=[.F212]*[.C212]-[.D212]*[.E212]" office:value-type="float" office:value="-391218" calcext:value-type="float">
            <text:p>-391218</text:p>
          </table:table-cell>
          <table:table-cell table:formula="of:=[.B212]*[.E212]-[.F212]*[.A212]" office:value-type="float" office:value="-167328" calcext:value-type="float">
            <text:p>-167328</text:p>
          </table:table-cell>
          <table:table-cell table:style-name="ce1" table:formula="of:=MOD([.H212];[.G212])" office:value-type="float" office:value="-2187" calcext:value-type="float">
            <text:p>-2187</text:p>
          </table:table-cell>
          <table:table-cell table:style-name="ce1" table:formula="of:=MOD([.I212];[.G212])" office:value-type="float" office:value="-1140" calcext:value-type="float">
            <text:p>-1140</text:p>
          </table:table-cell>
          <table:table-cell table:style-name="ce1" table:formula="of:=IF([.J212]+[.K212]=0;1;0)" office:value-type="float" office:value="0" calcext:value-type="float">
            <text:p>0</text:p>
          </table:table-cell>
          <table:table-cell table:style-name="ce1" table:formula="of:=[.L212]*[.H212]/[.G212]" office:value-type="float" office:value="0" calcext:value-type="float">
            <text:p>0</text:p>
          </table:table-cell>
          <table:table-cell table:style-name="ce1" table:formula="of:=[.L212]*[.I212]/[.G212]" office:value-type="float" office:value="0" calcext:value-type="float">
            <text:p>0</text:p>
          </table:table-cell>
          <table:table-cell table:style-name="ce1" table:formula="of:=[.M212]*3+[.N21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8" calcext:value-type="float">
            <text:p>48</text:p>
          </table:table-cell>
          <table:table-cell office:value-type="float" office:value="22" calcext:value-type="float">
            <text:p>22</text:p>
          </table:table-cell>
          <table:table-cell office:value-type="float" office:value="92" calcext:value-type="float">
            <text:p>92</text:p>
          </table:table-cell>
          <table:table-cell office:value-type="float" office:value="5456" calcext:value-type="float">
            <text:p>5456</text:p>
          </table:table-cell>
          <table:table-cell office:value-type="float" office:value="11532" calcext:value-type="float">
            <text:p>11532</text:p>
          </table:table-cell>
          <table:table-cell table:formula="of:=([.B213]*[.C213]-[.D213]*[.A213])" office:value-type="float" office:value="-4004" calcext:value-type="float">
            <text:p>-4004</text:p>
          </table:table-cell>
          <table:table-cell table:formula="of:=[.F213]*[.C213]-[.D213]*[.E213]" office:value-type="float" office:value="-248248" calcext:value-type="float">
            <text:p>-248248</text:p>
          </table:table-cell>
          <table:table-cell table:formula="of:=[.B213]*[.E213]-[.F213]*[.A213]" office:value-type="float" office:value="-372372" calcext:value-type="float">
            <text:p>-372372</text:p>
          </table:table-cell>
          <table:table-cell table:style-name="ce1" table:formula="of:=MOD([.H213];[.G213])" office:value-type="float" office:value="0" calcext:value-type="float">
            <text:p>0</text:p>
          </table:table-cell>
          <table:table-cell table:style-name="ce1" table:formula="of:=MOD([.I213];[.G213])" office:value-type="float" office:value="0" calcext:value-type="float">
            <text:p>0</text:p>
          </table:table-cell>
          <table:table-cell table:style-name="ce1" table:formula="of:=IF([.J213]+[.K213]=0;1;0)" office:value-type="float" office:value="1" calcext:value-type="float">
            <text:p>1</text:p>
          </table:table-cell>
          <table:table-cell table:style-name="ce1" table:formula="of:=[.L213]*[.H213]/[.G213]" office:value-type="float" office:value="62" calcext:value-type="float">
            <text:p>62</text:p>
          </table:table-cell>
          <table:table-cell table:style-name="ce1" table:formula="of:=[.L213]*[.I213]/[.G213]" office:value-type="float" office:value="93" calcext:value-type="float">
            <text:p>93</text:p>
          </table:table-cell>
          <table:table-cell table:style-name="ce1" table:formula="of:=[.M213]*3+[.N213]" office:value-type="float" office:value="279" calcext:value-type="float">
            <text:p>279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63" calcext:value-type="float">
            <text:p>63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office:value-type="float" office:value="4461" calcext:value-type="float">
            <text:p>4461</text:p>
          </table:table-cell>
          <table:table-cell office:value-type="float" office:value="8554" calcext:value-type="float">
            <text:p>8554</text:p>
          </table:table-cell>
          <table:table-cell table:formula="of:=([.B214]*[.C214]-[.D214]*[.A214])" office:value-type="float" office:value="-6015" calcext:value-type="float">
            <text:p>-6015</text:p>
          </table:table-cell>
          <table:table-cell table:formula="of:=[.F214]*[.C214]-[.D214]*[.E214]" office:value-type="float" office:value="-228570" calcext:value-type="float">
            <text:p>-228570</text:p>
          </table:table-cell>
          <table:table-cell table:formula="of:=[.B214]*[.E214]-[.F214]*[.A214]" office:value-type="float" office:value="-463155" calcext:value-type="float">
            <text:p>-463155</text:p>
          </table:table-cell>
          <table:table-cell table:style-name="ce1" table:formula="of:=MOD([.H214];[.G214])" office:value-type="float" office:value="0" calcext:value-type="float">
            <text:p>0</text:p>
          </table:table-cell>
          <table:table-cell table:style-name="ce1" table:formula="of:=MOD([.I214];[.G214])" office:value-type="float" office:value="0" calcext:value-type="float">
            <text:p>0</text:p>
          </table:table-cell>
          <table:table-cell table:style-name="ce1" table:formula="of:=IF([.J214]+[.K214]=0;1;0)" office:value-type="float" office:value="1" calcext:value-type="float">
            <text:p>1</text:p>
          </table:table-cell>
          <table:table-cell table:style-name="ce1" table:formula="of:=[.L214]*[.H214]/[.G214]" office:value-type="float" office:value="38" calcext:value-type="float">
            <text:p>38</text:p>
          </table:table-cell>
          <table:table-cell table:style-name="ce1" table:formula="of:=[.L214]*[.I214]/[.G214]" office:value-type="float" office:value="77" calcext:value-type="float">
            <text:p>77</text:p>
          </table:table-cell>
          <table:table-cell table:style-name="ce1" table:formula="of:=[.M214]*3+[.N214]"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82" calcext:value-type="float">
            <text:p>82</text:p>
          </table:table-cell>
          <table:table-cell office:value-type="float" office:value="46" calcext:value-type="float">
            <text:p>46</text:p>
          </table:table-cell>
          <table:table-cell office:value-type="float" office:value="20" calcext:value-type="float">
            <text:p>20</text:p>
          </table:table-cell>
          <table:table-cell office:value-type="float" office:value="4728" calcext:value-type="float">
            <text:p>4728</text:p>
          </table:table-cell>
          <table:table-cell office:value-type="float" office:value="5684" calcext:value-type="float">
            <text:p>5684</text:p>
          </table:table-cell>
          <table:table-cell table:formula="of:=([.B215]*[.C215]-[.D215]*[.A215])" office:value-type="float" office:value="2692" calcext:value-type="float">
            <text:p>2692</text:p>
          </table:table-cell>
          <table:table-cell table:formula="of:=[.F215]*[.C215]-[.D215]*[.E215]" office:value-type="float" office:value="166904" calcext:value-type="float">
            <text:p>166904</text:p>
          </table:table-cell>
          <table:table-cell table:formula="of:=[.B215]*[.E215]-[.F215]*[.A215]" office:value-type="float" office:value="80760" calcext:value-type="float">
            <text:p>80760</text:p>
          </table:table-cell>
          <table:table-cell table:style-name="ce1" table:formula="of:=MOD([.H215];[.G215])" office:value-type="float" office:value="0" calcext:value-type="float">
            <text:p>0</text:p>
          </table:table-cell>
          <table:table-cell table:style-name="ce1" table:formula="of:=MOD([.I215];[.G215])" office:value-type="float" office:value="0" calcext:value-type="float">
            <text:p>0</text:p>
          </table:table-cell>
          <table:table-cell table:style-name="ce1" table:formula="of:=IF([.J215]+[.K215]=0;1;0)" office:value-type="float" office:value="1" calcext:value-type="float">
            <text:p>1</text:p>
          </table:table-cell>
          <table:table-cell table:style-name="ce1" table:formula="of:=[.L215]*[.H215]/[.G215]" office:value-type="float" office:value="62" calcext:value-type="float">
            <text:p>62</text:p>
          </table:table-cell>
          <table:table-cell table:style-name="ce1" table:formula="of:=[.L215]*[.I215]/[.G215]" office:value-type="float" office:value="30" calcext:value-type="float">
            <text:p>30</text:p>
          </table:table-cell>
          <table:table-cell table:style-name="ce1" table:formula="of:=[.M215]*3+[.N215]"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49" calcext:value-type="float">
            <text:p>49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6738" calcext:value-type="float">
            <text:p>6738</text:p>
          </table:table-cell>
          <table:table-cell office:value-type="float" office:value="5196" calcext:value-type="float">
            <text:p>5196</text:p>
          </table:table-cell>
          <table:table-cell table:formula="of:=([.B216]*[.C216]-[.D216]*[.A216])" office:value-type="float" office:value="-2326" calcext:value-type="float">
            <text:p>-2326</text:p>
          </table:table-cell>
          <table:table-cell table:formula="of:=[.F216]*[.C216]-[.D216]*[.E216]" office:value-type="float" office:value="-174450" calcext:value-type="float">
            <text:p>-174450</text:p>
          </table:table-cell>
          <table:table-cell table:formula="of:=[.B216]*[.E216]-[.F216]*[.A216]" office:value-type="float" office:value="-90714" calcext:value-type="float">
            <text:p>-90714</text:p>
          </table:table-cell>
          <table:table-cell table:style-name="ce1" table:formula="of:=MOD([.H216];[.G216])" office:value-type="float" office:value="0" calcext:value-type="float">
            <text:p>0</text:p>
          </table:table-cell>
          <table:table-cell table:style-name="ce1" table:formula="of:=MOD([.I216];[.G216])" office:value-type="float" office:value="0" calcext:value-type="float">
            <text:p>0</text:p>
          </table:table-cell>
          <table:table-cell table:style-name="ce1" table:formula="of:=IF([.J216]+[.K216]=0;1;0)" office:value-type="float" office:value="1" calcext:value-type="float">
            <text:p>1</text:p>
          </table:table-cell>
          <table:table-cell table:style-name="ce1" table:formula="of:=[.L216]*[.H216]/[.G216]" office:value-type="float" office:value="75" calcext:value-type="float">
            <text:p>75</text:p>
          </table:table-cell>
          <table:table-cell table:style-name="ce1" table:formula="of:=[.L216]*[.I216]/[.G216]" office:value-type="float" office:value="39" calcext:value-type="float">
            <text:p>39</text:p>
          </table:table-cell>
          <table:table-cell table:style-name="ce1" table:formula="of:=[.M216]*3+[.N216]" office:value-type="float" office:value="264" calcext:value-type="float">
            <text:p>26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45" calcext:value-type="float">
            <text:p>45</text:p>
          </table:table-cell>
          <table:table-cell office:value-type="float" office:value="10211" calcext:value-type="float">
            <text:p>10211</text:p>
          </table:table-cell>
          <table:table-cell office:value-type="float" office:value="10502" calcext:value-type="float">
            <text:p>10502</text:p>
          </table:table-cell>
          <table:table-cell table:formula="of:=([.B217]*[.C217]-[.D217]*[.A217])" office:value-type="float" office:value="-1611" calcext:value-type="float">
            <text:p>-1611</text:p>
          </table:table-cell>
          <table:table-cell table:formula="of:=[.F217]*[.C217]-[.D217]*[.E217]" office:value-type="float" office:value="-322969" calcext:value-type="float">
            <text:p>-322969</text:p>
          </table:table-cell>
          <table:table-cell table:formula="of:=[.B217]*[.E217]-[.F217]*[.A217]" office:value-type="float" office:value="-246784" calcext:value-type="float">
            <text:p>-246784</text:p>
          </table:table-cell>
          <table:table-cell table:style-name="ce1" table:formula="of:=MOD([.H217];[.G217])" office:value-type="float" office:value="-769" calcext:value-type="float">
            <text:p>-769</text:p>
          </table:table-cell>
          <table:table-cell table:style-name="ce1" table:formula="of:=MOD([.I217];[.G217])" office:value-type="float" office:value="-301" calcext:value-type="float">
            <text:p>-301</text:p>
          </table:table-cell>
          <table:table-cell table:style-name="ce1" table:formula="of:=IF([.J217]+[.K217]=0;1;0)" office:value-type="float" office:value="0" calcext:value-type="float">
            <text:p>0</text:p>
          </table:table-cell>
          <table:table-cell table:style-name="ce1" table:formula="of:=[.L217]*[.H217]/[.G217]" office:value-type="float" office:value="0" calcext:value-type="float">
            <text:p>0</text:p>
          </table:table-cell>
          <table:table-cell table:style-name="ce1" table:formula="of:=[.L217]*[.I217]/[.G217]" office:value-type="float" office:value="0" calcext:value-type="float">
            <text:p>0</text:p>
          </table:table-cell>
          <table:table-cell table:style-name="ce1" table:formula="of:=[.M217]*3+[.N21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office:value-type="float" office:value="11" calcext:value-type="float">
            <text:p>11</text:p>
          </table:table-cell>
          <table:table-cell office:value-type="float" office:value="9618" calcext:value-type="float">
            <text:p>9618</text:p>
          </table:table-cell>
          <table:table-cell office:value-type="float" office:value="8470" calcext:value-type="float">
            <text:p>8470</text:p>
          </table:table-cell>
          <table:table-cell table:formula="of:=([.B218]*[.C218]-[.D218]*[.A218])" office:value-type="float" office:value="1958" calcext:value-type="float">
            <text:p>1958</text:p>
          </table:table-cell>
          <table:table-cell table:formula="of:=[.F218]*[.C218]-[.D218]*[.E218]" office:value-type="float" office:value="266882" calcext:value-type="float">
            <text:p>266882</text:p>
          </table:table-cell>
          <table:table-cell table:formula="of:=[.B218]*[.E218]-[.F218]*[.A218]" office:value-type="float" office:value="318822" calcext:value-type="float">
            <text:p>318822</text:p>
          </table:table-cell>
          <table:table-cell table:style-name="ce1" table:formula="of:=MOD([.H218];[.G218])" office:value-type="float" office:value="594" calcext:value-type="float">
            <text:p>594</text:p>
          </table:table-cell>
          <table:table-cell table:style-name="ce1" table:formula="of:=MOD([.I218];[.G218])" office:value-type="float" office:value="1626" calcext:value-type="float">
            <text:p>1626</text:p>
          </table:table-cell>
          <table:table-cell table:style-name="ce1" table:formula="of:=IF([.J218]+[.K218]=0;1;0)" office:value-type="float" office:value="0" calcext:value-type="float">
            <text:p>0</text:p>
          </table:table-cell>
          <table:table-cell table:style-name="ce1" table:formula="of:=[.L218]*[.H218]/[.G218]" office:value-type="float" office:value="0" calcext:value-type="float">
            <text:p>0</text:p>
          </table:table-cell>
          <table:table-cell table:style-name="ce1" table:formula="of:=[.L218]*[.I218]/[.G218]" office:value-type="float" office:value="0" calcext:value-type="float">
            <text:p>0</text:p>
          </table:table-cell>
          <table:table-cell table:style-name="ce1" table:formula="of:=[.M218]*3+[.N21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36" calcext:value-type="float">
            <text:p>36</text:p>
          </table:table-cell>
          <table:table-cell office:value-type="float" office:value="9876" calcext:value-type="float">
            <text:p>9876</text:p>
          </table:table-cell>
          <table:table-cell office:value-type="float" office:value="6832" calcext:value-type="float">
            <text:p>6832</text:p>
          </table:table-cell>
          <table:table-cell table:formula="of:=([.B219]*[.C219]-[.D219]*[.A219])" office:value-type="float" office:value="-856" calcext:value-type="float">
            <text:p>-856</text:p>
          </table:table-cell>
          <table:table-cell table:formula="of:=[.F219]*[.C219]-[.D219]*[.E219]" office:value-type="float" office:value="-259888" calcext:value-type="float">
            <text:p>-259888</text:p>
          </table:table-cell>
          <table:table-cell table:formula="of:=[.B219]*[.E219]-[.F219]*[.A219]" office:value-type="float" office:value="-46944" calcext:value-type="float">
            <text:p>-46944</text:p>
          </table:table-cell>
          <table:table-cell table:style-name="ce1" table:formula="of:=MOD([.H219];[.G219])" office:value-type="float" office:value="-520" calcext:value-type="float">
            <text:p>-520</text:p>
          </table:table-cell>
          <table:table-cell table:style-name="ce1" table:formula="of:=MOD([.I219];[.G219])" office:value-type="float" office:value="-720" calcext:value-type="float">
            <text:p>-720</text:p>
          </table:table-cell>
          <table:table-cell table:style-name="ce1" table:formula="of:=IF([.J219]+[.K219]=0;1;0)" office:value-type="float" office:value="0" calcext:value-type="float">
            <text:p>0</text:p>
          </table:table-cell>
          <table:table-cell table:style-name="ce1" table:formula="of:=[.L219]*[.H219]/[.G219]" office:value-type="float" office:value="0" calcext:value-type="float">
            <text:p>0</text:p>
          </table:table-cell>
          <table:table-cell table:style-name="ce1" table:formula="of:=[.L219]*[.I219]/[.G219]" office:value-type="float" office:value="0" calcext:value-type="float">
            <text:p>0</text:p>
          </table:table-cell>
          <table:table-cell table:style-name="ce1" table:formula="of:=[.M219]*3+[.N21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7" calcext:value-type="float">
            <text:p>47</text:p>
          </table:table-cell>
          <table:table-cell office:value-type="float" office:value="92" calcext:value-type="float">
            <text:p>92</text:p>
          </table:table-cell>
          <table:table-cell office:value-type="float" office:value="42" calcext:value-type="float">
            <text:p>42</text:p>
          </table:table-cell>
          <table:table-cell office:value-type="float" office:value="8246" calcext:value-type="float">
            <text:p>8246</text:p>
          </table:table-cell>
          <table:table-cell office:value-type="float" office:value="6995" calcext:value-type="float">
            <text:p>6995</text:p>
          </table:table-cell>
          <table:table-cell table:formula="of:=([.B220]*[.C220]-[.D220]*[.A220])" office:value-type="float" office:value="3064" calcext:value-type="float">
            <text:p>3064</text:p>
          </table:table-cell>
          <table:table-cell table:formula="of:=[.F220]*[.C220]-[.D220]*[.E220]" office:value-type="float" office:value="297208" calcext:value-type="float">
            <text:p>297208</text:p>
          </table:table-cell>
          <table:table-cell table:formula="of:=[.B220]*[.E220]-[.F220]*[.A220]" office:value-type="float" office:value="177712" calcext:value-type="float">
            <text:p>177712</text:p>
          </table:table-cell>
          <table:table-cell table:style-name="ce1" table:formula="of:=MOD([.H220];[.G220])" office:value-type="float" office:value="0" calcext:value-type="float">
            <text:p>0</text:p>
          </table:table-cell>
          <table:table-cell table:style-name="ce1" table:formula="of:=MOD([.I220];[.G220])" office:value-type="float" office:value="0" calcext:value-type="float">
            <text:p>0</text:p>
          </table:table-cell>
          <table:table-cell table:style-name="ce1" table:formula="of:=IF([.J220]+[.K220]=0;1;0)" office:value-type="float" office:value="1" calcext:value-type="float">
            <text:p>1</text:p>
          </table:table-cell>
          <table:table-cell table:style-name="ce1" table:formula="of:=[.L220]*[.H220]/[.G220]" office:value-type="float" office:value="97" calcext:value-type="float">
            <text:p>97</text:p>
          </table:table-cell>
          <table:table-cell table:style-name="ce1" table:formula="of:=[.L220]*[.I220]/[.G220]" office:value-type="float" office:value="58" calcext:value-type="float">
            <text:p>58</text:p>
          </table:table-cell>
          <table:table-cell table:style-name="ce1" table:formula="of:=[.M220]*3+[.N220]" office:value-type="float" office:value="349" calcext:value-type="float">
            <text:p>349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58" calcext:value-type="float">
            <text:p>58</text:p>
          </table:table-cell>
          <table:table-cell office:value-type="float" office:value="6282" calcext:value-type="float">
            <text:p>6282</text:p>
          </table:table-cell>
          <table:table-cell office:value-type="float" office:value="2652" calcext:value-type="float">
            <text:p>2652</text:p>
          </table:table-cell>
          <table:table-cell table:formula="of:=([.B221]*[.C221]-[.D221]*[.A221])" office:value-type="float" office:value="-2266" calcext:value-type="float">
            <text:p>-2266</text:p>
          </table:table-cell>
          <table:table-cell table:formula="of:=[.F221]*[.C221]-[.D221]*[.E221]" office:value-type="float" office:value="-311316" calcext:value-type="float">
            <text:p>-311316</text:p>
          </table:table-cell>
          <table:table-cell table:formula="of:=[.B221]*[.E221]-[.F221]*[.A221]" office:value-type="float" office:value="19842" calcext:value-type="float">
            <text:p>19842</text:p>
          </table:table-cell>
          <table:table-cell table:style-name="ce1" table:formula="of:=MOD([.H221];[.G221])" office:value-type="float" office:value="-874" calcext:value-type="float">
            <text:p>-874</text:p>
          </table:table-cell>
          <table:table-cell table:style-name="ce1" table:formula="of:=MOD([.I221];[.G221])" office:value-type="float" office:value="-552" calcext:value-type="float">
            <text:p>-552</text:p>
          </table:table-cell>
          <table:table-cell table:style-name="ce1" table:formula="of:=IF([.J221]+[.K221]=0;1;0)" office:value-type="float" office:value="0" calcext:value-type="float">
            <text:p>0</text:p>
          </table:table-cell>
          <table:table-cell table:style-name="ce1" table:formula="of:=[.L221]*[.H221]/[.G221]" office:value-type="float" office:value="0" calcext:value-type="float">
            <text:p>0</text:p>
          </table:table-cell>
          <table:table-cell table:style-name="ce1" table:formula="of:=[.L221]*[.I221]/[.G221]" office:value-type="float" office:value="-0" calcext:value-type="float">
            <text:p>0</text:p>
          </table:table-cell>
          <table:table-cell table:style-name="ce1" table:formula="of:=[.M221]*3+[.N22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5" calcext:value-type="float">
            <text:p>55</text:p>
          </table:table-cell>
          <table:table-cell office:value-type="float" office:value="52" calcext:value-type="float">
            <text:p>52</text:p>
          </table:table-cell>
          <table:table-cell office:value-type="float" office:value="20" calcext:value-type="float">
            <text:p>20</text:p>
          </table:table-cell>
          <table:table-cell office:value-type="float" office:value="4942" calcext:value-type="float">
            <text:p>4942</text:p>
          </table:table-cell>
          <table:table-cell office:value-type="float" office:value="465" calcext:value-type="float">
            <text:p>465</text:p>
          </table:table-cell>
          <table:table-cell table:formula="of:=([.B222]*[.C222]-[.D222]*[.A222])" office:value-type="float" office:value="2580" calcext:value-type="float">
            <text:p>2580</text:p>
          </table:table-cell>
          <table:table-cell table:formula="of:=[.F222]*[.C222]-[.D222]*[.E222]" office:value-type="float" office:value="-74660" calcext:value-type="float">
            <text:p>-74660</text:p>
          </table:table-cell>
          <table:table-cell table:formula="of:=[.B222]*[.E222]-[.F222]*[.A222]" office:value-type="float" office:value="265300" calcext:value-type="float">
            <text:p>265300</text:p>
          </table:table-cell>
          <table:table-cell table:style-name="ce1" table:formula="of:=MOD([.H222];[.G222])" office:value-type="float" office:value="160" calcext:value-type="float">
            <text:p>160</text:p>
          </table:table-cell>
          <table:table-cell table:style-name="ce1" table:formula="of:=MOD([.I222];[.G222])" office:value-type="float" office:value="2140" calcext:value-type="float">
            <text:p>2140</text:p>
          </table:table-cell>
          <table:table-cell table:style-name="ce1" table:formula="of:=IF([.J222]+[.K222]=0;1;0)" office:value-type="float" office:value="0" calcext:value-type="float">
            <text:p>0</text:p>
          </table:table-cell>
          <table:table-cell table:style-name="ce1" table:formula="of:=[.L222]*[.H222]/[.G222]" office:value-type="float" office:value="-0" calcext:value-type="float">
            <text:p>0</text:p>
          </table:table-cell>
          <table:table-cell table:style-name="ce1" table:formula="of:=[.L222]*[.I222]/[.G222]" office:value-type="float" office:value="0" calcext:value-type="float">
            <text:p>0</text:p>
          </table:table-cell>
          <table:table-cell table:style-name="ce1" table:formula="of:=[.M222]*3+[.N22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  <table:table-cell office:value-type="float" office:value="13465" calcext:value-type="float">
            <text:p>13465</text:p>
          </table:table-cell>
          <table:table-cell office:value-type="float" office:value="3783" calcext:value-type="float">
            <text:p>3783</text:p>
          </table:table-cell>
          <table:table-cell table:formula="of:=([.B223]*[.C223]-[.D223]*[.A223])" office:value-type="float" office:value="957" calcext:value-type="float">
            <text:p>957</text:p>
          </table:table-cell>
          <table:table-cell table:formula="of:=[.F223]*[.C223]-[.D223]*[.E223]" office:value-type="float" office:value="-170173" calcext:value-type="float">
            <text:p>-170173</text:p>
          </table:table-cell>
          <table:table-cell table:formula="of:=[.B223]*[.E223]-[.F223]*[.A223]" office:value-type="float" office:value="335407" calcext:value-type="float">
            <text:p>335407</text:p>
          </table:table-cell>
          <table:table-cell table:style-name="ce1" table:formula="of:=MOD([.H223];[.G223])" office:value-type="float" office:value="173" calcext:value-type="float">
            <text:p>173</text:p>
          </table:table-cell>
          <table:table-cell table:style-name="ce1" table:formula="of:=MOD([.I223];[.G223])" office:value-type="float" office:value="457" calcext:value-type="float">
            <text:p>457</text:p>
          </table:table-cell>
          <table:table-cell table:style-name="ce1" table:formula="of:=IF([.J223]+[.K223]=0;1;0)" office:value-type="float" office:value="0" calcext:value-type="float">
            <text:p>0</text:p>
          </table:table-cell>
          <table:table-cell table:style-name="ce1" table:formula="of:=[.L223]*[.H223]/[.G223]" office:value-type="float" office:value="-0" calcext:value-type="float">
            <text:p>0</text:p>
          </table:table-cell>
          <table:table-cell table:style-name="ce1" table:formula="of:=[.L223]*[.I223]/[.G223]" office:value-type="float" office:value="0" calcext:value-type="float">
            <text:p>0</text:p>
          </table:table-cell>
          <table:table-cell table:style-name="ce1" table:formula="of:=[.M223]*3+[.N22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85" calcext:value-type="float">
            <text:p>85</text:p>
          </table:table-cell>
          <table:table-cell office:value-type="float" office:value="82" calcext:value-type="float">
            <text:p>82</text:p>
          </table:table-cell>
          <table:table-cell office:value-type="float" office:value="62" calcext:value-type="float">
            <text:p>62</text:p>
          </table:table-cell>
          <table:table-cell office:value-type="float" office:value="1864" calcext:value-type="float">
            <text:p>1864</text:p>
          </table:table-cell>
          <table:table-cell office:value-type="float" office:value="4537" calcext:value-type="float">
            <text:p>4537</text:p>
          </table:table-cell>
          <table:table-cell table:formula="of:=([.B224]*[.C224]-[.D224]*[.A224])" office:value-type="float" office:value="5234" calcext:value-type="float">
            <text:p>5234</text:p>
          </table:table-cell>
          <table:table-cell table:formula="of:=[.F224]*[.C224]-[.D224]*[.E224]" office:value-type="float" office:value="256466" calcext:value-type="float">
            <text:p>256466</text:p>
          </table:table-cell>
          <table:table-cell table:formula="of:=[.B224]*[.E224]-[.F224]*[.A224]" office:value-type="float" office:value="31404" calcext:value-type="float">
            <text:p>31404</text:p>
          </table:table-cell>
          <table:table-cell table:style-name="ce1" table:formula="of:=MOD([.H224];[.G224])" office:value-type="float" office:value="0" calcext:value-type="float">
            <text:p>0</text:p>
          </table:table-cell>
          <table:table-cell table:style-name="ce1" table:formula="of:=MOD([.I224];[.G224])" office:value-type="float" office:value="0" calcext:value-type="float">
            <text:p>0</text:p>
          </table:table-cell>
          <table:table-cell table:style-name="ce1" table:formula="of:=IF([.J224]+[.K224]=0;1;0)" office:value-type="float" office:value="1" calcext:value-type="float">
            <text:p>1</text:p>
          </table:table-cell>
          <table:table-cell table:style-name="ce1" table:formula="of:=[.L224]*[.H224]/[.G224]" office:value-type="float" office:value="49" calcext:value-type="float">
            <text:p>49</text:p>
          </table:table-cell>
          <table:table-cell table:style-name="ce1" table:formula="of:=[.L224]*[.I224]/[.G224]" office:value-type="float" office:value="6" calcext:value-type="float">
            <text:p>6</text:p>
          </table:table-cell>
          <table:table-cell table:style-name="ce1" table:formula="of:=[.M224]*3+[.N224]"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62" calcext:value-type="float">
            <text:p>62</text:p>
          </table:table-cell>
          <table:table-cell office:value-type="float" office:value="18954" calcext:value-type="float">
            <text:p>18954</text:p>
          </table:table-cell>
          <table:table-cell office:value-type="float" office:value="6447" calcext:value-type="float">
            <text:p>6447</text:p>
          </table:table-cell>
          <table:table-cell table:formula="of:=([.B225]*[.C225]-[.D225]*[.A225])" office:value-type="float" office:value="-3462" calcext:value-type="float">
            <text:p>-3462</text:p>
          </table:table-cell>
          <table:table-cell table:formula="of:=[.F225]*[.C225]-[.D225]*[.E225]" office:value-type="float" office:value="-1007526" calcext:value-type="float">
            <text:p>-1007526</text:p>
          </table:table-cell>
          <table:table-cell table:formula="of:=[.B225]*[.E225]-[.F225]*[.A225]" office:value-type="float" office:value="111270" calcext:value-type="float">
            <text:p>111270</text:p>
          </table:table-cell>
          <table:table-cell table:style-name="ce1" table:formula="of:=MOD([.H225];[.G225])" office:value-type="float" office:value="-84" calcext:value-type="float">
            <text:p>-84</text:p>
          </table:table-cell>
          <table:table-cell table:style-name="ce1" table:formula="of:=MOD([.I225];[.G225])" office:value-type="float" office:value="-2976" calcext:value-type="float">
            <text:p>-2976</text:p>
          </table:table-cell>
          <table:table-cell table:style-name="ce1" table:formula="of:=IF([.J225]+[.K225]=0;1;0)" office:value-type="float" office:value="0" calcext:value-type="float">
            <text:p>0</text:p>
          </table:table-cell>
          <table:table-cell table:style-name="ce1" table:formula="of:=[.L225]*[.H225]/[.G225]" office:value-type="float" office:value="0" calcext:value-type="float">
            <text:p>0</text:p>
          </table:table-cell>
          <table:table-cell table:style-name="ce1" table:formula="of:=[.L225]*[.I225]/[.G225]" office:value-type="float" office:value="-0" calcext:value-type="float">
            <text:p>0</text:p>
          </table:table-cell>
          <table:table-cell table:style-name="ce1" table:formula="of:=[.M225]*3+[.N22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74" calcext:value-type="float">
            <text:p>74</text:p>
          </table:table-cell>
          <table:table-cell office:value-type="float" office:value="16435" calcext:value-type="float">
            <text:p>16435</text:p>
          </table:table-cell>
          <table:table-cell office:value-type="float" office:value="16343" calcext:value-type="float">
            <text:p>16343</text:p>
          </table:table-cell>
          <table:table-cell table:formula="of:=([.B226]*[.C226]-[.D226]*[.A226])" office:value-type="float" office:value="-3263" calcext:value-type="float">
            <text:p>-3263</text:p>
          </table:table-cell>
          <table:table-cell table:formula="of:=[.F226]*[.C226]-[.D226]*[.E226]" office:value-type="float" office:value="-578813" calcext:value-type="float">
            <text:p>-578813</text:p>
          </table:table-cell>
          <table:table-cell table:formula="of:=[.B226]*[.E226]-[.F226]*[.A226]" office:value-type="float" office:value="-603311" calcext:value-type="float">
            <text:p>-603311</text:p>
          </table:table-cell>
          <table:table-cell table:style-name="ce1" table:formula="of:=MOD([.H226];[.G226])" office:value-type="float" office:value="-1262" calcext:value-type="float">
            <text:p>-1262</text:p>
          </table:table-cell>
          <table:table-cell table:style-name="ce1" table:formula="of:=MOD([.I226];[.G226])" office:value-type="float" office:value="-2919" calcext:value-type="float">
            <text:p>-2919</text:p>
          </table:table-cell>
          <table:table-cell table:style-name="ce1" table:formula="of:=IF([.J226]+[.K226]=0;1;0)" office:value-type="float" office:value="0" calcext:value-type="float">
            <text:p>0</text:p>
          </table:table-cell>
          <table:table-cell table:style-name="ce1" table:formula="of:=[.L226]*[.H226]/[.G226]" office:value-type="float" office:value="0" calcext:value-type="float">
            <text:p>0</text:p>
          </table:table-cell>
          <table:table-cell table:style-name="ce1" table:formula="of:=[.L226]*[.I226]/[.G226]" office:value-type="float" office:value="0" calcext:value-type="float">
            <text:p>0</text:p>
          </table:table-cell>
          <table:table-cell table:style-name="ce1" table:formula="of:=[.M226]*3+[.N22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73" calcext:value-type="float">
            <text:p>73</text:p>
          </table:table-cell>
          <table:table-cell office:value-type="float" office:value="1133" calcext:value-type="float">
            <text:p>1133</text:p>
          </table:table-cell>
          <table:table-cell office:value-type="float" office:value="13681" calcext:value-type="float">
            <text:p>13681</text:p>
          </table:table-cell>
          <table:table-cell table:formula="of:=([.B227]*[.C227]-[.D227]*[.A227])" office:value-type="float" office:value="-5089" calcext:value-type="float">
            <text:p>-5089</text:p>
          </table:table-cell>
          <table:table-cell table:formula="of:=[.F227]*[.C227]-[.D227]*[.E227]" office:value-type="float" office:value="122506" calcext:value-type="float">
            <text:p>122506</text:p>
          </table:table-cell>
          <table:table-cell table:formula="of:=[.B227]*[.E227]-[.F227]*[.A227]" office:value-type="float" office:value="-980585" calcext:value-type="float">
            <text:p>-980585</text:p>
          </table:table-cell>
          <table:table-cell table:style-name="ce1" table:formula="of:=MOD([.H227];[.G227])" office:value-type="float" office:value="-4719" calcext:value-type="float">
            <text:p>-4719</text:p>
          </table:table-cell>
          <table:table-cell table:style-name="ce1" table:formula="of:=MOD([.I227];[.G227])" office:value-type="float" office:value="-3497" calcext:value-type="float">
            <text:p>-3497</text:p>
          </table:table-cell>
          <table:table-cell table:style-name="ce1" table:formula="of:=IF([.J227]+[.K227]=0;1;0)" office:value-type="float" office:value="0" calcext:value-type="float">
            <text:p>0</text:p>
          </table:table-cell>
          <table:table-cell table:style-name="ce1" table:formula="of:=[.L227]*[.H227]/[.G227]" office:value-type="float" office:value="-0" calcext:value-type="float">
            <text:p>0</text:p>
          </table:table-cell>
          <table:table-cell table:style-name="ce1" table:formula="of:=[.L227]*[.I227]/[.G227]" office:value-type="float" office:value="0" calcext:value-type="float">
            <text:p>0</text:p>
          </table:table-cell>
          <table:table-cell table:style-name="ce1" table:formula="of:=[.M227]*3+[.N22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float" office:value="5156" calcext:value-type="float">
            <text:p>5156</text:p>
          </table:table-cell>
          <table:table-cell office:value-type="float" office:value="6280" calcext:value-type="float">
            <text:p>6280</text:p>
          </table:table-cell>
          <table:table-cell table:formula="of:=([.B228]*[.C228]-[.D228]*[.A228])" office:value-type="float" office:value="-5462" calcext:value-type="float">
            <text:p>-5462</text:p>
          </table:table-cell>
          <table:table-cell table:formula="of:=[.F228]*[.C228]-[.D228]*[.E228]" office:value-type="float" office:value="-251252" calcext:value-type="float">
            <text:p>-251252</text:p>
          </table:table-cell>
          <table:table-cell table:formula="of:=[.B228]*[.E228]-[.F228]*[.A228]" office:value-type="float" office:value="-436960" calcext:value-type="float">
            <text:p>-436960</text:p>
          </table:table-cell>
          <table:table-cell table:style-name="ce1" table:formula="of:=MOD([.H228];[.G228])" office:value-type="float" office:value="0" calcext:value-type="float">
            <text:p>0</text:p>
          </table:table-cell>
          <table:table-cell table:style-name="ce1" table:formula="of:=MOD([.I228];[.G228])" office:value-type="float" office:value="0" calcext:value-type="float">
            <text:p>0</text:p>
          </table:table-cell>
          <table:table-cell table:style-name="ce1" table:formula="of:=IF([.J228]+[.K228]=0;1;0)" office:value-type="float" office:value="1" calcext:value-type="float">
            <text:p>1</text:p>
          </table:table-cell>
          <table:table-cell table:style-name="ce1" table:formula="of:=[.L228]*[.H228]/[.G228]" office:value-type="float" office:value="46" calcext:value-type="float">
            <text:p>46</text:p>
          </table:table-cell>
          <table:table-cell table:style-name="ce1" table:formula="of:=[.L228]*[.I228]/[.G228]" office:value-type="float" office:value="80" calcext:value-type="float">
            <text:p>80</text:p>
          </table:table-cell>
          <table:table-cell table:style-name="ce1" table:formula="of:=[.M228]*3+[.N228]" office:value-type="float" office:value="218" calcext:value-type="float">
            <text:p>21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48" calcext:value-type="float">
            <text:p>48</text:p>
          </table:table-cell>
          <table:table-cell office:value-type="float" office:value="7433" calcext:value-type="float">
            <text:p>7433</text:p>
          </table:table-cell>
          <table:table-cell office:value-type="float" office:value="19712" calcext:value-type="float">
            <text:p>19712</text:p>
          </table:table-cell>
          <table:table-cell table:formula="of:=([.B229]*[.C229]-[.D229]*[.A229])" office:value-type="float" office:value="-2352" calcext:value-type="float">
            <text:p>-2352</text:p>
          </table:table-cell>
          <table:table-cell table:formula="of:=[.F229]*[.C229]-[.D229]*[.E229]" office:value-type="float" office:value="-1968" calcext:value-type="float">
            <text:p>-1968</text:p>
          </table:table-cell>
          <table:table-cell table:formula="of:=[.B229]*[.E229]-[.F229]*[.A229]" office:value-type="float" office:value="-965232" calcext:value-type="float">
            <text:p>-965232</text:p>
          </table:table-cell>
          <table:table-cell table:style-name="ce1" table:formula="of:=MOD([.H229];[.G229])" office:value-type="float" office:value="-1968" calcext:value-type="float">
            <text:p>-1968</text:p>
          </table:table-cell>
          <table:table-cell table:style-name="ce1" table:formula="of:=MOD([.I229];[.G229])" office:value-type="float" office:value="-912" calcext:value-type="float">
            <text:p>-912</text:p>
          </table:table-cell>
          <table:table-cell table:style-name="ce1" table:formula="of:=IF([.J229]+[.K229]=0;1;0)" office:value-type="float" office:value="0" calcext:value-type="float">
            <text:p>0</text:p>
          </table:table-cell>
          <table:table-cell table:style-name="ce1" table:formula="of:=[.L229]*[.H229]/[.G229]" office:value-type="float" office:value="0" calcext:value-type="float">
            <text:p>0</text:p>
          </table:table-cell>
          <table:table-cell table:style-name="ce1" table:formula="of:=[.L229]*[.I229]/[.G229]" office:value-type="float" office:value="0" calcext:value-type="float">
            <text:p>0</text:p>
          </table:table-cell>
          <table:table-cell table:style-name="ce1" table:formula="of:=[.M229]*3+[.N22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9" calcext:value-type="float">
            <text:p>69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1008" calcext:value-type="float">
            <text:p>1008</text:p>
          </table:table-cell>
          <table:table-cell office:value-type="float" office:value="744" calcext:value-type="float">
            <text:p>744</text:p>
          </table:table-cell>
          <table:table-cell table:formula="of:=([.B230]*[.C230]-[.D230]*[.A230])" office:value-type="float" office:value="2634" calcext:value-type="float">
            <text:p>2634</text:p>
          </table:table-cell>
          <table:table-cell table:formula="of:=[.F230]*[.C230]-[.D230]*[.E230]" office:value-type="float" office:value="21072" calcext:value-type="float">
            <text:p>21072</text:p>
          </table:table-cell>
          <table:table-cell table:formula="of:=[.B230]*[.E230]-[.F230]*[.A230]" office:value-type="float" office:value="31608" calcext:value-type="float">
            <text:p>31608</text:p>
          </table:table-cell>
          <table:table-cell table:style-name="ce1" table:formula="of:=MOD([.H230];[.G230])" office:value-type="float" office:value="0" calcext:value-type="float">
            <text:p>0</text:p>
          </table:table-cell>
          <table:table-cell table:style-name="ce1" table:formula="of:=MOD([.I230];[.G230])" office:value-type="float" office:value="0" calcext:value-type="float">
            <text:p>0</text:p>
          </table:table-cell>
          <table:table-cell table:style-name="ce1" table:formula="of:=IF([.J230]+[.K230]=0;1;0)" office:value-type="float" office:value="1" calcext:value-type="float">
            <text:p>1</text:p>
          </table:table-cell>
          <table:table-cell table:style-name="ce1" table:formula="of:=[.L230]*[.H230]/[.G230]" office:value-type="float" office:value="8" calcext:value-type="float">
            <text:p>8</text:p>
          </table:table-cell>
          <table:table-cell table:style-name="ce1" table:formula="of:=[.L230]*[.I230]/[.G230]" office:value-type="float" office:value="12" calcext:value-type="float">
            <text:p>12</text:p>
          </table:table-cell>
          <table:table-cell table:style-name="ce1" table:formula="of:=[.M230]*3+[.N230]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float" office:value="55" calcext:value-type="float">
            <text:p>55</text:p>
          </table:table-cell>
          <table:table-cell office:value-type="float" office:value="19520" calcext:value-type="float">
            <text:p>19520</text:p>
          </table:table-cell>
          <table:table-cell office:value-type="float" office:value="15086" calcext:value-type="float">
            <text:p>15086</text:p>
          </table:table-cell>
          <table:table-cell table:formula="of:=([.B231]*[.C231]-[.D231]*[.A231])" office:value-type="float" office:value="-3117" calcext:value-type="float">
            <text:p>-3117</text:p>
          </table:table-cell>
          <table:table-cell table:formula="of:=[.F231]*[.C231]-[.D231]*[.E231]" office:value-type="float" office:value="-877482" calcext:value-type="float">
            <text:p>-877482</text:p>
          </table:table-cell>
          <table:table-cell table:formula="of:=[.B231]*[.E231]-[.F231]*[.A231]" office:value-type="float" office:value="-360384" calcext:value-type="float">
            <text:p>-360384</text:p>
          </table:table-cell>
          <table:table-cell table:style-name="ce1" table:formula="of:=MOD([.H231];[.G231])" office:value-type="float" office:value="-1605" calcext:value-type="float">
            <text:p>-1605</text:p>
          </table:table-cell>
          <table:table-cell table:style-name="ce1" table:formula="of:=MOD([.I231];[.G231])" office:value-type="float" office:value="-1929" calcext:value-type="float">
            <text:p>-1929</text:p>
          </table:table-cell>
          <table:table-cell table:style-name="ce1" table:formula="of:=IF([.J231]+[.K231]=0;1;0)" office:value-type="float" office:value="0" calcext:value-type="float">
            <text:p>0</text:p>
          </table:table-cell>
          <table:table-cell table:style-name="ce1" table:formula="of:=[.L231]*[.H231]/[.G231]" office:value-type="float" office:value="0" calcext:value-type="float">
            <text:p>0</text:p>
          </table:table-cell>
          <table:table-cell table:style-name="ce1" table:formula="of:=[.L231]*[.I231]/[.G231]" office:value-type="float" office:value="0" calcext:value-type="float">
            <text:p>0</text:p>
          </table:table-cell>
          <table:table-cell table:style-name="ce1" table:formula="of:=[.M231]*3+[.N23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56" calcext:value-type="float">
            <text:p>56</text:p>
          </table:table-cell>
          <table:table-cell office:value-type="float" office:value="13671" calcext:value-type="float">
            <text:p>13671</text:p>
          </table:table-cell>
          <table:table-cell office:value-type="float" office:value="11716" calcext:value-type="float">
            <text:p>11716</text:p>
          </table:table-cell>
          <table:table-cell table:formula="of:=([.B232]*[.C232]-[.D232]*[.A232])" office:value-type="float" office:value="-1908" calcext:value-type="float">
            <text:p>-1908</text:p>
          </table:table-cell>
          <table:table-cell table:formula="of:=[.F232]*[.C232]-[.D232]*[.E232]" office:value-type="float" office:value="-472676" calcext:value-type="float">
            <text:p>-472676</text:p>
          </table:table-cell>
          <table:table-cell table:formula="of:=[.B232]*[.E232]-[.F232]*[.A232]" office:value-type="float" office:value="-230368" calcext:value-type="float">
            <text:p>-230368</text:p>
          </table:table-cell>
          <table:table-cell table:style-name="ce1" table:formula="of:=MOD([.H232];[.G232])" office:value-type="float" office:value="-1400" calcext:value-type="float">
            <text:p>-1400</text:p>
          </table:table-cell>
          <table:table-cell table:style-name="ce1" table:formula="of:=MOD([.I232];[.G232])" office:value-type="float" office:value="-1408" calcext:value-type="float">
            <text:p>-1408</text:p>
          </table:table-cell>
          <table:table-cell table:style-name="ce1" table:formula="of:=IF([.J232]+[.K232]=0;1;0)" office:value-type="float" office:value="0" calcext:value-type="float">
            <text:p>0</text:p>
          </table:table-cell>
          <table:table-cell table:style-name="ce1" table:formula="of:=[.L232]*[.H232]/[.G232]" office:value-type="float" office:value="0" calcext:value-type="float">
            <text:p>0</text:p>
          </table:table-cell>
          <table:table-cell table:style-name="ce1" table:formula="of:=[.L232]*[.I232]/[.G232]" office:value-type="float" office:value="0" calcext:value-type="float">
            <text:p>0</text:p>
          </table:table-cell>
          <table:table-cell table:style-name="ce1" table:formula="of:=[.M232]*3+[.N23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76" calcext:value-type="float">
            <text:p>76</text:p>
          </table:table-cell>
          <table:table-cell office:value-type="float" office:value="10124" calcext:value-type="float">
            <text:p>10124</text:p>
          </table:table-cell>
          <table:table-cell office:value-type="float" office:value="3964" calcext:value-type="float">
            <text:p>3964</text:p>
          </table:table-cell>
          <table:table-cell table:formula="of:=([.B233]*[.C233]-[.D233]*[.A233])" office:value-type="float" office:value="-3186" calcext:value-type="float">
            <text:p>-3186</text:p>
          </table:table-cell>
          <table:table-cell table:formula="of:=[.F233]*[.C233]-[.D233]*[.E233]" office:value-type="float" office:value="-698072" calcext:value-type="float">
            <text:p>-698072</text:p>
          </table:table-cell>
          <table:table-cell table:formula="of:=[.B233]*[.E233]-[.F233]*[.A233]" office:value-type="float" office:value="-46768" calcext:value-type="float">
            <text:p>-46768</text:p>
          </table:table-cell>
          <table:table-cell table:style-name="ce1" table:formula="of:=MOD([.H233];[.G233])" office:value-type="float" office:value="-338" calcext:value-type="float">
            <text:p>-338</text:p>
          </table:table-cell>
          <table:table-cell table:style-name="ce1" table:formula="of:=MOD([.I233];[.G233])" office:value-type="float" office:value="-2164" calcext:value-type="float">
            <text:p>-2164</text:p>
          </table:table-cell>
          <table:table-cell table:style-name="ce1" table:formula="of:=IF([.J233]+[.K233]=0;1;0)" office:value-type="float" office:value="0" calcext:value-type="float">
            <text:p>0</text:p>
          </table:table-cell>
          <table:table-cell table:style-name="ce1" table:formula="of:=[.L233]*[.H233]/[.G233]" office:value-type="float" office:value="0" calcext:value-type="float">
            <text:p>0</text:p>
          </table:table-cell>
          <table:table-cell table:style-name="ce1" table:formula="of:=[.L233]*[.I233]/[.G233]" office:value-type="float" office:value="0" calcext:value-type="float">
            <text:p>0</text:p>
          </table:table-cell>
          <table:table-cell table:style-name="ce1" table:formula="of:=[.M233]*3+[.N23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72" calcext:value-type="float">
            <text:p>72</text:p>
          </table:table-cell>
          <table:table-cell office:value-type="float" office:value="5250" calcext:value-type="float">
            <text:p>5250</text:p>
          </table:table-cell>
          <table:table-cell office:value-type="float" office:value="3216" calcext:value-type="float">
            <text:p>3216</text:p>
          </table:table-cell>
          <table:table-cell table:formula="of:=([.B234]*[.C234]-[.D234]*[.A234])" office:value-type="float" office:value="-6072" calcext:value-type="float">
            <text:p>-6072</text:p>
          </table:table-cell>
          <table:table-cell table:formula="of:=[.F234]*[.C234]-[.D234]*[.E234]" office:value-type="float" office:value="-133584" calcext:value-type="float">
            <text:p>-133584</text:p>
          </table:table-cell>
          <table:table-cell table:formula="of:=[.B234]*[.E234]-[.F234]*[.A234]" office:value-type="float" office:value="-248952" calcext:value-type="float">
            <text:p>-248952</text:p>
          </table:table-cell>
          <table:table-cell table:style-name="ce1" table:formula="of:=MOD([.H234];[.G234])" office:value-type="float" office:value="0" calcext:value-type="float">
            <text:p>0</text:p>
          </table:table-cell>
          <table:table-cell table:style-name="ce1" table:formula="of:=MOD([.I234];[.G234])" office:value-type="float" office:value="0" calcext:value-type="float">
            <text:p>0</text:p>
          </table:table-cell>
          <table:table-cell table:style-name="ce1" table:formula="of:=IF([.J234]+[.K234]=0;1;0)" office:value-type="float" office:value="1" calcext:value-type="float">
            <text:p>1</text:p>
          </table:table-cell>
          <table:table-cell table:style-name="ce1" table:formula="of:=[.L234]*[.H234]/[.G234]" office:value-type="float" office:value="22" calcext:value-type="float">
            <text:p>22</text:p>
          </table:table-cell>
          <table:table-cell table:style-name="ce1" table:formula="of:=[.L234]*[.I234]/[.G234]" office:value-type="float" office:value="41" calcext:value-type="float">
            <text:p>41</text:p>
          </table:table-cell>
          <table:table-cell table:style-name="ce1" table:formula="of:=[.M234]*3+[.N234]"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77" calcext:value-type="float">
            <text:p>77</text:p>
          </table:table-cell>
          <table:table-cell office:value-type="float" office:value="74" calcext:value-type="float">
            <text:p>74</text:p>
          </table:table-cell>
          <table:table-cell office:value-type="float" office:value="48" calcext:value-type="float">
            <text:p>48</text:p>
          </table:table-cell>
          <table:table-cell office:value-type="float" office:value="2368" calcext:value-type="float">
            <text:p>2368</text:p>
          </table:table-cell>
          <table:table-cell office:value-type="float" office:value="4080" calcext:value-type="float">
            <text:p>4080</text:p>
          </table:table-cell>
          <table:table-cell table:formula="of:=([.B235]*[.C235]-[.D235]*[.A235])" office:value-type="float" office:value="3922" calcext:value-type="float">
            <text:p>3922</text:p>
          </table:table-cell>
          <table:table-cell table:formula="of:=[.F235]*[.C235]-[.D235]*[.E235]" office:value-type="float" office:value="188256" calcext:value-type="float">
            <text:p>188256</text:p>
          </table:table-cell>
          <table:table-cell table:formula="of:=[.B235]*[.E235]-[.F235]*[.A235]" office:value-type="float" office:value="31376" calcext:value-type="float">
            <text:p>31376</text:p>
          </table:table-cell>
          <table:table-cell table:style-name="ce1" table:formula="of:=MOD([.H235];[.G235])" office:value-type="float" office:value="0" calcext:value-type="float">
            <text:p>0</text:p>
          </table:table-cell>
          <table:table-cell table:style-name="ce1" table:formula="of:=MOD([.I235];[.G235])" office:value-type="float" office:value="0" calcext:value-type="float">
            <text:p>0</text:p>
          </table:table-cell>
          <table:table-cell table:style-name="ce1" table:formula="of:=IF([.J235]+[.K235]=0;1;0)" office:value-type="float" office:value="1" calcext:value-type="float">
            <text:p>1</text:p>
          </table:table-cell>
          <table:table-cell table:style-name="ce1" table:formula="of:=[.L235]*[.H235]/[.G235]" office:value-type="float" office:value="48" calcext:value-type="float">
            <text:p>48</text:p>
          </table:table-cell>
          <table:table-cell table:style-name="ce1" table:formula="of:=[.L235]*[.I235]/[.G235]" office:value-type="float" office:value="8" calcext:value-type="float">
            <text:p>8</text:p>
          </table:table-cell>
          <table:table-cell table:style-name="ce1" table:formula="of:=[.M235]*3+[.N235]"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float" office:value="68" calcext:value-type="float">
            <text:p>68</text:p>
          </table:table-cell>
          <table:table-cell office:value-type="float" office:value="6827" calcext:value-type="float">
            <text:p>6827</text:p>
          </table:table-cell>
          <table:table-cell office:value-type="float" office:value="12074" calcext:value-type="float">
            <text:p>12074</text:p>
          </table:table-cell>
          <table:table-cell table:formula="of:=([.B236]*[.C236]-[.D236]*[.A236])" office:value-type="float" office:value="-4956" calcext:value-type="float">
            <text:p>-4956</text:p>
          </table:table-cell>
          <table:table-cell table:formula="of:=[.F236]*[.C236]-[.D236]*[.E236]" office:value-type="float" office:value="-271052" calcext:value-type="float">
            <text:p>-271052</text:p>
          </table:table-cell>
          <table:table-cell table:formula="of:=[.B236]*[.E236]-[.F236]*[.A236]" office:value-type="float" office:value="-776344" calcext:value-type="float">
            <text:p>-776344</text:p>
          </table:table-cell>
          <table:table-cell table:style-name="ce1" table:formula="of:=MOD([.H236];[.G236])" office:value-type="float" office:value="-3428" calcext:value-type="float">
            <text:p>-3428</text:p>
          </table:table-cell>
          <table:table-cell table:style-name="ce1" table:formula="of:=MOD([.I236];[.G236])" office:value-type="float" office:value="-3208" calcext:value-type="float">
            <text:p>-3208</text:p>
          </table:table-cell>
          <table:table-cell table:style-name="ce1" table:formula="of:=IF([.J236]+[.K236]=0;1;0)" office:value-type="float" office:value="0" calcext:value-type="float">
            <text:p>0</text:p>
          </table:table-cell>
          <table:table-cell table:style-name="ce1" table:formula="of:=[.L236]*[.H236]/[.G236]" office:value-type="float" office:value="0" calcext:value-type="float">
            <text:p>0</text:p>
          </table:table-cell>
          <table:table-cell table:style-name="ce1" table:formula="of:=[.L236]*[.I236]/[.G236]" office:value-type="float" office:value="0" calcext:value-type="float">
            <text:p>0</text:p>
          </table:table-cell>
          <table:table-cell table:style-name="ce1" table:formula="of:=[.M236]*3+[.N23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5" calcext:value-type="float">
            <text:p>15</text:p>
          </table:table-cell>
          <table:table-cell office:value-type="float" office:value="37" calcext:value-type="float">
            <text:p>37</text:p>
          </table:table-cell>
          <table:table-cell office:value-type="float" office:value="32" calcext:value-type="float">
            <text:p>32</text:p>
          </table:table-cell>
          <table:table-cell office:value-type="float" office:value="6334" calcext:value-type="float">
            <text:p>6334</text:p>
          </table:table-cell>
          <table:table-cell office:value-type="float" office:value="2141" calcext:value-type="float">
            <text:p>2141</text:p>
          </table:table-cell>
          <table:table-cell table:formula="of:=([.B237]*[.C237]-[.D237]*[.A237])" office:value-type="float" office:value="-2421" calcext:value-type="float">
            <text:p>-2421</text:p>
          </table:table-cell>
          <table:table-cell table:formula="of:=[.F237]*[.C237]-[.D237]*[.E237]" office:value-type="float" office:value="-123471" calcext:value-type="float">
            <text:p>-123471</text:p>
          </table:table-cell>
          <table:table-cell table:formula="of:=[.B237]*[.E237]-[.F237]*[.A237]" office:value-type="float" office:value="-104103" calcext:value-type="float">
            <text:p>-104103</text:p>
          </table:table-cell>
          <table:table-cell table:style-name="ce1" table:formula="of:=MOD([.H237];[.G237])" office:value-type="float" office:value="0" calcext:value-type="float">
            <text:p>0</text:p>
          </table:table-cell>
          <table:table-cell table:style-name="ce1" table:formula="of:=MOD([.I237];[.G237])" office:value-type="float" office:value="0" calcext:value-type="float">
            <text:p>0</text:p>
          </table:table-cell>
          <table:table-cell table:style-name="ce1" table:formula="of:=IF([.J237]+[.K237]=0;1;0)" office:value-type="float" office:value="1" calcext:value-type="float">
            <text:p>1</text:p>
          </table:table-cell>
          <table:table-cell table:style-name="ce1" table:formula="of:=[.L237]*[.H237]/[.G237]" office:value-type="float" office:value="51" calcext:value-type="float">
            <text:p>51</text:p>
          </table:table-cell>
          <table:table-cell table:style-name="ce1" table:formula="of:=[.L237]*[.I237]/[.G237]" office:value-type="float" office:value="43" calcext:value-type="float">
            <text:p>43</text:p>
          </table:table-cell>
          <table:table-cell table:style-name="ce1" table:formula="of:=[.M237]*3+[.N237]"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62" calcext:value-type="float">
            <text:p>62</text:p>
          </table:table-cell>
          <table:table-cell office:value-type="float" office:value="66" calcext:value-type="float">
            <text:p>66</text:p>
          </table:table-cell>
          <table:table-cell office:value-type="float" office:value="27" calcext:value-type="float">
            <text:p>27</text:p>
          </table:table-cell>
          <table:table-cell office:value-type="float" office:value="11558" calcext:value-type="float">
            <text:p>11558</text:p>
          </table:table-cell>
          <table:table-cell office:value-type="float" office:value="10183" calcext:value-type="float">
            <text:p>10183</text:p>
          </table:table-cell>
          <table:table-cell table:formula="of:=([.B238]*[.C238]-[.D238]*[.A238])" office:value-type="float" office:value="3444" calcext:value-type="float">
            <text:p>3444</text:p>
          </table:table-cell>
          <table:table-cell table:formula="of:=[.F238]*[.C238]-[.D238]*[.E238]" office:value-type="float" office:value="360012" calcext:value-type="float">
            <text:p>360012</text:p>
          </table:table-cell>
          <table:table-cell table:formula="of:=[.B238]*[.E238]-[.F238]*[.A238]" office:value-type="float" office:value="472204" calcext:value-type="float">
            <text:p>472204</text:p>
          </table:table-cell>
          <table:table-cell table:style-name="ce1" table:formula="of:=MOD([.H238];[.G238])" office:value-type="float" office:value="1836" calcext:value-type="float">
            <text:p>1836</text:p>
          </table:table-cell>
          <table:table-cell table:style-name="ce1" table:formula="of:=MOD([.I238];[.G238])" office:value-type="float" office:value="376" calcext:value-type="float">
            <text:p>376</text:p>
          </table:table-cell>
          <table:table-cell table:style-name="ce1" table:formula="of:=IF([.J238]+[.K238]=0;1;0)" office:value-type="float" office:value="0" calcext:value-type="float">
            <text:p>0</text:p>
          </table:table-cell>
          <table:table-cell table:style-name="ce1" table:formula="of:=[.L238]*[.H238]/[.G238]" office:value-type="float" office:value="0" calcext:value-type="float">
            <text:p>0</text:p>
          </table:table-cell>
          <table:table-cell table:style-name="ce1" table:formula="of:=[.L238]*[.I238]/[.G238]" office:value-type="float" office:value="0" calcext:value-type="float">
            <text:p>0</text:p>
          </table:table-cell>
          <table:table-cell table:style-name="ce1" table:formula="of:=[.M238]*3+[.N23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62" calcext:value-type="float">
            <text:p>62</text:p>
          </table:table-cell>
          <table:table-cell office:value-type="float" office:value="73" calcext:value-type="float">
            <text:p>73</text:p>
          </table:table-cell>
          <table:table-cell office:value-type="float" office:value="21" calcext:value-type="float">
            <text:p>21</text:p>
          </table:table-cell>
          <table:table-cell office:value-type="float" office:value="7483" calcext:value-type="float">
            <text:p>7483</text:p>
          </table:table-cell>
          <table:table-cell office:value-type="float" office:value="6795" calcext:value-type="float">
            <text:p>6795</text:p>
          </table:table-cell>
          <table:table-cell table:formula="of:=([.B239]*[.C239]-[.D239]*[.A239])" office:value-type="float" office:value="3644" calcext:value-type="float">
            <text:p>3644</text:p>
          </table:table-cell>
          <table:table-cell table:formula="of:=[.F239]*[.C239]-[.D239]*[.E239]" office:value-type="float" office:value="338892" calcext:value-type="float">
            <text:p>338892</text:p>
          </table:table-cell>
          <table:table-cell table:formula="of:=[.B239]*[.E239]-[.F239]*[.A239]" office:value-type="float" office:value="178556" calcext:value-type="float">
            <text:p>178556</text:p>
          </table:table-cell>
          <table:table-cell table:style-name="ce1" table:formula="of:=MOD([.H239];[.G239])" office:value-type="float" office:value="0" calcext:value-type="float">
            <text:p>0</text:p>
          </table:table-cell>
          <table:table-cell table:style-name="ce1" table:formula="of:=MOD([.I239];[.G239])" office:value-type="float" office:value="0" calcext:value-type="float">
            <text:p>0</text:p>
          </table:table-cell>
          <table:table-cell table:style-name="ce1" table:formula="of:=IF([.J239]+[.K239]=0;1;0)" office:value-type="float" office:value="1" calcext:value-type="float">
            <text:p>1</text:p>
          </table:table-cell>
          <table:table-cell table:style-name="ce1" table:formula="of:=[.L239]*[.H239]/[.G239]" office:value-type="float" office:value="93" calcext:value-type="float">
            <text:p>93</text:p>
          </table:table-cell>
          <table:table-cell table:style-name="ce1" table:formula="of:=[.L239]*[.I239]/[.G239]" office:value-type="float" office:value="49" calcext:value-type="float">
            <text:p>49</text:p>
          </table:table-cell>
          <table:table-cell table:style-name="ce1" table:formula="of:=[.M239]*3+[.N239]" office:value-type="float" office:value="328" calcext:value-type="float">
            <text:p>328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581" calcext:value-type="float">
            <text:p>581</text:p>
          </table:table-cell>
          <table:table-cell office:value-type="float" office:value="4766" calcext:value-type="float">
            <text:p>4766</text:p>
          </table:table-cell>
          <table:table-cell table:formula="of:=([.B240]*[.C240]-[.D240]*[.A240])" office:value-type="float" office:value="-3126" calcext:value-type="float">
            <text:p>-3126</text:p>
          </table:table-cell>
          <table:table-cell table:formula="of:=[.F240]*[.C240]-[.D240]*[.E240]" office:value-type="float" office:value="68712" calcext:value-type="float">
            <text:p>68712</text:p>
          </table:table-cell>
          <table:table-cell table:formula="of:=[.B240]*[.E240]-[.F240]*[.A240]" office:value-type="float" office:value="-308982" calcext:value-type="float">
            <text:p>-308982</text:p>
          </table:table-cell>
          <table:table-cell table:style-name="ce1" table:formula="of:=MOD([.H240];[.G240])" office:value-type="float" office:value="-60" calcext:value-type="float">
            <text:p>-60</text:p>
          </table:table-cell>
          <table:table-cell table:style-name="ce1" table:formula="of:=MOD([.I240];[.G240])" office:value-type="float" office:value="-2634" calcext:value-type="float">
            <text:p>-2634</text:p>
          </table:table-cell>
          <table:table-cell table:style-name="ce1" table:formula="of:=IF([.J240]+[.K240]=0;1;0)" office:value-type="float" office:value="0" calcext:value-type="float">
            <text:p>0</text:p>
          </table:table-cell>
          <table:table-cell table:style-name="ce1" table:formula="of:=[.L240]*[.H240]/[.G240]" office:value-type="float" office:value="-0" calcext:value-type="float">
            <text:p>0</text:p>
          </table:table-cell>
          <table:table-cell table:style-name="ce1" table:formula="of:=[.L240]*[.I240]/[.G240]" office:value-type="float" office:value="0" calcext:value-type="float">
            <text:p>0</text:p>
          </table:table-cell>
          <table:table-cell table:style-name="ce1" table:formula="of:=[.M240]*3+[.N24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71" calcext:value-type="float">
            <text:p>71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17028" calcext:value-type="float">
            <text:p>17028</text:p>
          </table:table-cell>
          <table:table-cell office:value-type="float" office:value="13434" calcext:value-type="float">
            <text:p>13434</text:p>
          </table:table-cell>
          <table:table-cell table:formula="of:=([.B241]*[.C241]-[.D241]*[.A241])" office:value-type="float" office:value="1372" calcext:value-type="float">
            <text:p>1372</text:p>
          </table:table-cell>
          <table:table-cell table:formula="of:=[.F241]*[.C241]-[.D241]*[.E241]" office:value-type="float" office:value="188844" calcext:value-type="float">
            <text:p>188844</text:p>
          </table:table-cell>
          <table:table-cell table:formula="of:=[.B241]*[.E241]-[.F241]*[.A241]" office:value-type="float" office:value="456684" calcext:value-type="float">
            <text:p>456684</text:p>
          </table:table-cell>
          <table:table-cell table:style-name="ce1" table:formula="of:=MOD([.H241];[.G241])" office:value-type="float" office:value="880" calcext:value-type="float">
            <text:p>880</text:p>
          </table:table-cell>
          <table:table-cell table:style-name="ce1" table:formula="of:=MOD([.I241];[.G241])" office:value-type="float" office:value="1180" calcext:value-type="float">
            <text:p>1180</text:p>
          </table:table-cell>
          <table:table-cell table:style-name="ce1" table:formula="of:=IF([.J241]+[.K241]=0;1;0)" office:value-type="float" office:value="0" calcext:value-type="float">
            <text:p>0</text:p>
          </table:table-cell>
          <table:table-cell table:style-name="ce1" table:formula="of:=[.L241]*[.H241]/[.G241]" office:value-type="float" office:value="0" calcext:value-type="float">
            <text:p>0</text:p>
          </table:table-cell>
          <table:table-cell table:style-name="ce1" table:formula="of:=[.L241]*[.I241]/[.G241]" office:value-type="float" office:value="0" calcext:value-type="float">
            <text:p>0</text:p>
          </table:table-cell>
          <table:table-cell table:style-name="ce1" table:formula="of:=[.M241]*3+[.N24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59" calcext:value-type="float">
            <text:p>59</text:p>
          </table:table-cell>
          <table:table-cell office:value-type="float" office:value="19322" calcext:value-type="float">
            <text:p>19322</text:p>
          </table:table-cell>
          <table:table-cell office:value-type="float" office:value="8150" calcext:value-type="float">
            <text:p>8150</text:p>
          </table:table-cell>
          <table:table-cell table:formula="of:=([.B242]*[.C242]-[.D242]*[.A242])" office:value-type="float" office:value="-2522" calcext:value-type="float">
            <text:p>-2522</text:p>
          </table:table-cell>
          <table:table-cell table:formula="of:=[.F242]*[.C242]-[.D242]*[.E242]" office:value-type="float" office:value="-968848" calcext:value-type="float">
            <text:p>-968848</text:p>
          </table:table-cell>
          <table:table-cell table:formula="of:=[.B242]*[.E242]-[.F242]*[.A242]" office:value-type="float" office:value="78572" calcext:value-type="float">
            <text:p>78572</text:p>
          </table:table-cell>
          <table:table-cell table:style-name="ce1" table:formula="of:=MOD([.H242];[.G242])" office:value-type="float" office:value="-400" calcext:value-type="float">
            <text:p>-400</text:p>
          </table:table-cell>
          <table:table-cell table:style-name="ce1" table:formula="of:=MOD([.I242];[.G242])" office:value-type="float" office:value="-2132" calcext:value-type="float">
            <text:p>-2132</text:p>
          </table:table-cell>
          <table:table-cell table:style-name="ce1" table:formula="of:=IF([.J242]+[.K242]=0;1;0)" office:value-type="float" office:value="0" calcext:value-type="float">
            <text:p>0</text:p>
          </table:table-cell>
          <table:table-cell table:style-name="ce1" table:formula="of:=[.L242]*[.H242]/[.G242]" office:value-type="float" office:value="0" calcext:value-type="float">
            <text:p>0</text:p>
          </table:table-cell>
          <table:table-cell table:style-name="ce1" table:formula="of:=[.L242]*[.I242]/[.G242]" office:value-type="float" office:value="-0" calcext:value-type="float">
            <text:p>0</text:p>
          </table:table-cell>
          <table:table-cell table:style-name="ce1" table:formula="of:=[.M242]*3+[.N24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68" calcext:value-type="float">
            <text:p>68</text:p>
          </table:table-cell>
          <table:table-cell office:value-type="float" office:value="43" calcext:value-type="float">
            <text:p>43</text:p>
          </table:table-cell>
          <table:table-cell office:value-type="float" office:value="12468" calcext:value-type="float">
            <text:p>12468</text:p>
          </table:table-cell>
          <table:table-cell office:value-type="float" office:value="6301" calcext:value-type="float">
            <text:p>6301</text:p>
          </table:table-cell>
          <table:table-cell table:formula="of:=([.B243]*[.C243]-[.D243]*[.A243])" office:value-type="float" office:value="1599" calcext:value-type="float">
            <text:p>1599</text:p>
          </table:table-cell>
          <table:table-cell table:formula="of:=[.F243]*[.C243]-[.D243]*[.E243]" office:value-type="float" office:value="-107656" calcext:value-type="float">
            <text:p>-107656</text:p>
          </table:table-cell>
          <table:table-cell table:formula="of:=[.B243]*[.E243]-[.F243]*[.A243]" office:value-type="float" office:value="316929" calcext:value-type="float">
            <text:p>316929</text:p>
          </table:table-cell>
          <table:table-cell table:style-name="ce1" table:formula="of:=MOD([.H243];[.G243])" office:value-type="float" office:value="1076" calcext:value-type="float">
            <text:p>1076</text:p>
          </table:table-cell>
          <table:table-cell table:style-name="ce1" table:formula="of:=MOD([.I243];[.G243])" office:value-type="float" office:value="327" calcext:value-type="float">
            <text:p>327</text:p>
          </table:table-cell>
          <table:table-cell table:style-name="ce1" table:formula="of:=IF([.J243]+[.K243]=0;1;0)" office:value-type="float" office:value="0" calcext:value-type="float">
            <text:p>0</text:p>
          </table:table-cell>
          <table:table-cell table:style-name="ce1" table:formula="of:=[.L243]*[.H243]/[.G243]" office:value-type="float" office:value="-0" calcext:value-type="float">
            <text:p>0</text:p>
          </table:table-cell>
          <table:table-cell table:style-name="ce1" table:formula="of:=[.L243]*[.I243]/[.G243]" office:value-type="float" office:value="0" calcext:value-type="float">
            <text:p>0</text:p>
          </table:table-cell>
          <table:table-cell table:style-name="ce1" table:formula="of:=[.M243]*3+[.N24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4" calcext:value-type="float">
            <text:p>74</text:p>
          </table:table-cell>
          <table:table-cell office:value-type="float" office:value="96" calcext:value-type="float">
            <text:p>96</text:p>
          </table:table-cell>
          <table:table-cell office:value-type="float" office:value="67" calcext:value-type="float">
            <text:p>67</text:p>
          </table:table-cell>
          <table:table-cell office:value-type="float" office:value="2646" calcext:value-type="float">
            <text:p>2646</text:p>
          </table:table-cell>
          <table:table-cell office:value-type="float" office:value="2112" calcext:value-type="float">
            <text:p>2112</text:p>
          </table:table-cell>
          <table:table-cell table:formula="of:=([.B244]*[.C244]-[.D244]*[.A244])" office:value-type="float" office:value="5094" calcext:value-type="float">
            <text:p>5094</text:p>
          </table:table-cell>
          <table:table-cell table:formula="of:=[.F244]*[.C244]-[.D244]*[.E244]" office:value-type="float" office:value="25470" calcext:value-type="float">
            <text:p>25470</text:p>
          </table:table-cell>
          <table:table-cell table:formula="of:=[.B244]*[.E244]-[.F244]*[.A244]" office:value-type="float" office:value="132444" calcext:value-type="float">
            <text:p>132444</text:p>
          </table:table-cell>
          <table:table-cell table:style-name="ce1" table:formula="of:=MOD([.H244];[.G244])" office:value-type="float" office:value="0" calcext:value-type="float">
            <text:p>0</text:p>
          </table:table-cell>
          <table:table-cell table:style-name="ce1" table:formula="of:=MOD([.I244];[.G244])" office:value-type="float" office:value="0" calcext:value-type="float">
            <text:p>0</text:p>
          </table:table-cell>
          <table:table-cell table:style-name="ce1" table:formula="of:=IF([.J244]+[.K244]=0;1;0)" office:value-type="float" office:value="1" calcext:value-type="float">
            <text:p>1</text:p>
          </table:table-cell>
          <table:table-cell table:style-name="ce1" table:formula="of:=[.L244]*[.H244]/[.G244]" office:value-type="float" office:value="5" calcext:value-type="float">
            <text:p>5</text:p>
          </table:table-cell>
          <table:table-cell table:style-name="ce1" table:formula="of:=[.L244]*[.I244]/[.G244]" office:value-type="float" office:value="26" calcext:value-type="float">
            <text:p>26</text:p>
          </table:table-cell>
          <table:table-cell table:style-name="ce1" table:formula="of:=[.M244]*3+[.N244]" office:value-type="float" office:value="41" calcext:value-type="float">
            <text:p>4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 office:value-type="float" office:value="11311" calcext:value-type="float">
            <text:p>11311</text:p>
          </table:table-cell>
          <table:table-cell office:value-type="float" office:value="5397" calcext:value-type="float">
            <text:p>5397</text:p>
          </table:table-cell>
          <table:table-cell table:formula="of:=([.B245]*[.C245]-[.D245]*[.A245])" office:value-type="float" office:value="-1941" calcext:value-type="float">
            <text:p>-1941</text:p>
          </table:table-cell>
          <table:table-cell table:formula="of:=[.F245]*[.C245]-[.D245]*[.E245]" office:value-type="float" office:value="-359140" calcext:value-type="float">
            <text:p>-359140</text:p>
          </table:table-cell>
          <table:table-cell table:formula="of:=[.B245]*[.E245]-[.F245]*[.A245]" office:value-type="float" office:value="-69581" calcext:value-type="float">
            <text:p>-69581</text:p>
          </table:table-cell>
          <table:table-cell table:style-name="ce1" table:formula="of:=MOD([.H245];[.G245])" office:value-type="float" office:value="-55" calcext:value-type="float">
            <text:p>-55</text:p>
          </table:table-cell>
          <table:table-cell table:style-name="ce1" table:formula="of:=MOD([.I245];[.G245])" office:value-type="float" office:value="-1646" calcext:value-type="float">
            <text:p>-1646</text:p>
          </table:table-cell>
          <table:table-cell table:style-name="ce1" table:formula="of:=IF([.J245]+[.K245]=0;1;0)" office:value-type="float" office:value="0" calcext:value-type="float">
            <text:p>0</text:p>
          </table:table-cell>
          <table:table-cell table:style-name="ce1" table:formula="of:=[.L245]*[.H245]/[.G245]" office:value-type="float" office:value="0" calcext:value-type="float">
            <text:p>0</text:p>
          </table:table-cell>
          <table:table-cell table:style-name="ce1" table:formula="of:=[.L245]*[.I245]/[.G245]" office:value-type="float" office:value="0" calcext:value-type="float">
            <text:p>0</text:p>
          </table:table-cell>
          <table:table-cell table:style-name="ce1" table:formula="of:=[.M245]*3+[.N24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39" calcext:value-type="float">
            <text:p>39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648" calcext:value-type="float">
            <text:p>8648</text:p>
          </table:table-cell>
          <table:table-cell office:value-type="float" office:value="1610" calcext:value-type="float">
            <text:p>1610</text:p>
          </table:table-cell>
          <table:table-cell table:formula="of:=([.B246]*[.C246]-[.D246]*[.A246])" office:value-type="float" office:value="-2106" calcext:value-type="float">
            <text:p>-2106</text:p>
          </table:table-cell>
          <table:table-cell table:formula="of:=[.F246]*[.C246]-[.D246]*[.E246]" office:value-type="float" office:value="-373244" calcext:value-type="float">
            <text:p>-373244</text:p>
          </table:table-cell>
          <table:table-cell table:formula="of:=[.B246]*[.E246]-[.F246]*[.A246]" office:value-type="float" office:value="232622" calcext:value-type="float">
            <text:p>232622</text:p>
          </table:table-cell>
          <table:table-cell table:style-name="ce1" table:formula="of:=MOD([.H246];[.G246])" office:value-type="float" office:value="-482" calcext:value-type="float">
            <text:p>-482</text:p>
          </table:table-cell>
          <table:table-cell table:style-name="ce1" table:formula="of:=MOD([.I246];[.G246])" office:value-type="float" office:value="-1144" calcext:value-type="float">
            <text:p>-1144</text:p>
          </table:table-cell>
          <table:table-cell table:style-name="ce1" table:formula="of:=IF([.J246]+[.K246]=0;1;0)" office:value-type="float" office:value="0" calcext:value-type="float">
            <text:p>0</text:p>
          </table:table-cell>
          <table:table-cell table:style-name="ce1" table:formula="of:=[.L246]*[.H246]/[.G246]" office:value-type="float" office:value="0" calcext:value-type="float">
            <text:p>0</text:p>
          </table:table-cell>
          <table:table-cell table:style-name="ce1" table:formula="of:=[.L246]*[.I246]/[.G246]" office:value-type="float" office:value="-0" calcext:value-type="float">
            <text:p>0</text:p>
          </table:table-cell>
          <table:table-cell table:style-name="ce1" table:formula="of:=[.M246]*3+[.N24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1" calcext:value-type="float">
            <text:p>21</text:p>
          </table:table-cell>
          <table:table-cell office:value-type="float" office:value="76" calcext:value-type="float">
            <text:p>76</text:p>
          </table:table-cell>
          <table:table-cell office:value-type="float" office:value="89" calcext:value-type="float">
            <text:p>89</text:p>
          </table:table-cell>
          <table:table-cell office:value-type="float" office:value="8584" calcext:value-type="float">
            <text:p>8584</text:p>
          </table:table-cell>
          <table:table-cell office:value-type="float" office:value="8702" calcext:value-type="float">
            <text:p>8702</text:p>
          </table:table-cell>
          <table:table-cell table:formula="of:=([.B247]*[.C247]-[.D247]*[.A247])" office:value-type="float" office:value="-6414" calcext:value-type="float">
            <text:p>-6414</text:p>
          </table:table-cell>
          <table:table-cell table:formula="of:=[.F247]*[.C247]-[.D247]*[.E247]" office:value-type="float" office:value="-102624" calcext:value-type="float">
            <text:p>-102624</text:p>
          </table:table-cell>
          <table:table-cell table:formula="of:=[.B247]*[.E247]-[.F247]*[.A247]" office:value-type="float" office:value="-602916" calcext:value-type="float">
            <text:p>-602916</text:p>
          </table:table-cell>
          <table:table-cell table:style-name="ce1" table:formula="of:=MOD([.H247];[.G247])" office:value-type="float" office:value="0" calcext:value-type="float">
            <text:p>0</text:p>
          </table:table-cell>
          <table:table-cell table:style-name="ce1" table:formula="of:=MOD([.I247];[.G247])" office:value-type="float" office:value="0" calcext:value-type="float">
            <text:p>0</text:p>
          </table:table-cell>
          <table:table-cell table:style-name="ce1" table:formula="of:=IF([.J247]+[.K247]=0;1;0)" office:value-type="float" office:value="1" calcext:value-type="float">
            <text:p>1</text:p>
          </table:table-cell>
          <table:table-cell table:style-name="ce1" table:formula="of:=[.L247]*[.H247]/[.G247]" office:value-type="float" office:value="16" calcext:value-type="float">
            <text:p>16</text:p>
          </table:table-cell>
          <table:table-cell table:style-name="ce1" table:formula="of:=[.L247]*[.I247]/[.G247]" office:value-type="float" office:value="94" calcext:value-type="float">
            <text:p>94</text:p>
          </table:table-cell>
          <table:table-cell table:style-name="ce1" table:formula="of:=[.M247]*3+[.N247]"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76" calcext:value-type="float">
            <text:p>76</text:p>
          </table:table-cell>
          <table:table-cell office:value-type="float" office:value="60" calcext:value-type="float">
            <text:p>60</text:p>
          </table:table-cell>
          <table:table-cell office:value-type="float" office:value="35" calcext:value-type="float">
            <text:p>35</text:p>
          </table:table-cell>
          <table:table-cell office:value-type="float" office:value="2814" calcext:value-type="float">
            <text:p>2814</text:p>
          </table:table-cell>
          <table:table-cell office:value-type="float" office:value="5377" calcext:value-type="float">
            <text:p>5377</text:p>
          </table:table-cell>
          <table:table-cell table:formula="of:=([.B248]*[.C248]-[.D248]*[.A248])" office:value-type="float" office:value="3615" calcext:value-type="float">
            <text:p>3615</text:p>
          </table:table-cell>
          <table:table-cell table:formula="of:=[.F248]*[.C248]-[.D248]*[.E248]" office:value-type="float" office:value="224130" calcext:value-type="float">
            <text:p>224130</text:p>
          </table:table-cell>
          <table:table-cell table:formula="of:=[.B248]*[.E248]-[.F248]*[.A248]" office:value-type="float" office:value="68685" calcext:value-type="float">
            <text:p>68685</text:p>
          </table:table-cell>
          <table:table-cell table:style-name="ce1" table:formula="of:=MOD([.H248];[.G248])" office:value-type="float" office:value="0" calcext:value-type="float">
            <text:p>0</text:p>
          </table:table-cell>
          <table:table-cell table:style-name="ce1" table:formula="of:=MOD([.I248];[.G248])" office:value-type="float" office:value="0" calcext:value-type="float">
            <text:p>0</text:p>
          </table:table-cell>
          <table:table-cell table:style-name="ce1" table:formula="of:=IF([.J248]+[.K248]=0;1;0)" office:value-type="float" office:value="1" calcext:value-type="float">
            <text:p>1</text:p>
          </table:table-cell>
          <table:table-cell table:style-name="ce1" table:formula="of:=[.L248]*[.H248]/[.G248]" office:value-type="float" office:value="62" calcext:value-type="float">
            <text:p>62</text:p>
          </table:table-cell>
          <table:table-cell table:style-name="ce1" table:formula="of:=[.L248]*[.I248]/[.G248]" office:value-type="float" office:value="19" calcext:value-type="float">
            <text:p>19</text:p>
          </table:table-cell>
          <table:table-cell table:style-name="ce1" table:formula="of:=[.M248]*3+[.N248]"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34" calcext:value-type="float">
            <text:p>34</text:p>
          </table:table-cell>
          <table:table-cell office:value-type="float" office:value="2718" calcext:value-type="float">
            <text:p>2718</text:p>
          </table:table-cell>
          <table:table-cell office:value-type="float" office:value="6183" calcext:value-type="float">
            <text:p>6183</text:p>
          </table:table-cell>
          <table:table-cell table:formula="of:=([.B249]*[.C249]-[.D249]*[.A249])" office:value-type="float" office:value="-1502" calcext:value-type="float">
            <text:p>-1502</text:p>
          </table:table-cell>
          <table:table-cell table:formula="of:=[.F249]*[.C249]-[.D249]*[.E249]" office:value-type="float" office:value="18882" calcext:value-type="float">
            <text:p>18882</text:p>
          </table:table-cell>
          <table:table-cell table:formula="of:=[.B249]*[.E249]-[.F249]*[.A249]" office:value-type="float" office:value="-279252" calcext:value-type="float">
            <text:p>-279252</text:p>
          </table:table-cell>
          <table:table-cell table:style-name="ce1" table:formula="of:=MOD([.H249];[.G249])" office:value-type="float" office:value="-644" calcext:value-type="float">
            <text:p>-644</text:p>
          </table:table-cell>
          <table:table-cell table:style-name="ce1" table:formula="of:=MOD([.I249];[.G249])" office:value-type="float" office:value="-1382" calcext:value-type="float">
            <text:p>-1382</text:p>
          </table:table-cell>
          <table:table-cell table:style-name="ce1" table:formula="of:=IF([.J249]+[.K249]=0;1;0)" office:value-type="float" office:value="0" calcext:value-type="float">
            <text:p>0</text:p>
          </table:table-cell>
          <table:table-cell table:style-name="ce1" table:formula="of:=[.L249]*[.H249]/[.G249]" office:value-type="float" office:value="-0" calcext:value-type="float">
            <text:p>0</text:p>
          </table:table-cell>
          <table:table-cell table:style-name="ce1" table:formula="of:=[.L249]*[.I249]/[.G249]" office:value-type="float" office:value="0" calcext:value-type="float">
            <text:p>0</text:p>
          </table:table-cell>
          <table:table-cell table:style-name="ce1" table:formula="of:=[.M249]*3+[.N24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93" calcext:value-type="float">
            <text:p>93</text:p>
          </table:table-cell>
          <table:table-cell office:value-type="float" office:value="6732" calcext:value-type="float">
            <text:p>6732</text:p>
          </table:table-cell>
          <table:table-cell office:value-type="float" office:value="5202" calcext:value-type="float">
            <text:p>5202</text:p>
          </table:table-cell>
          <table:table-cell table:formula="of:=([.B250]*[.C250]-[.D250]*[.A250])" office:value-type="float" office:value="-6120" calcext:value-type="float">
            <text:p>-6120</text:p>
          </table:table-cell>
          <table:table-cell table:formula="of:=[.F250]*[.C250]-[.D250]*[.E250]" office:value-type="float" office:value="-428400" calcext:value-type="float">
            <text:p>-428400</text:p>
          </table:table-cell>
          <table:table-cell table:formula="of:=[.B250]*[.E250]-[.F250]*[.A250]" office:value-type="float" office:value="-24480" calcext:value-type="float">
            <text:p>-24480</text:p>
          </table:table-cell>
          <table:table-cell table:style-name="ce1" table:formula="of:=MOD([.H250];[.G250])" office:value-type="float" office:value="0" calcext:value-type="float">
            <text:p>0</text:p>
          </table:table-cell>
          <table:table-cell table:style-name="ce1" table:formula="of:=MOD([.I250];[.G250])" office:value-type="float" office:value="0" calcext:value-type="float">
            <text:p>0</text:p>
          </table:table-cell>
          <table:table-cell table:style-name="ce1" table:formula="of:=IF([.J250]+[.K250]=0;1;0)" office:value-type="float" office:value="1" calcext:value-type="float">
            <text:p>1</text:p>
          </table:table-cell>
          <table:table-cell table:style-name="ce1" table:formula="of:=[.L250]*[.H250]/[.G250]" office:value-type="float" office:value="70" calcext:value-type="float">
            <text:p>70</text:p>
          </table:table-cell>
          <table:table-cell table:style-name="ce1" table:formula="of:=[.L250]*[.I250]/[.G250]" office:value-type="float" office:value="4" calcext:value-type="float">
            <text:p>4</text:p>
          </table:table-cell>
          <table:table-cell table:style-name="ce1" table:formula="of:=[.M250]*3+[.N250]" office:value-type="float" office:value="214" calcext:value-type="float">
            <text:p>21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7" calcext:value-type="float">
            <text:p>27</text:p>
          </table:table-cell>
          <table:table-cell office:value-type="float" office:value="41" calcext:value-type="float">
            <text:p>41</text:p>
          </table:table-cell>
          <table:table-cell office:value-type="float" office:value="81" calcext:value-type="float">
            <text:p>81</text:p>
          </table:table-cell>
          <table:table-cell office:value-type="float" office:value="3810" calcext:value-type="float">
            <text:p>3810</text:p>
          </table:table-cell>
          <table:table-cell office:value-type="float" office:value="4644" calcext:value-type="float">
            <text:p>4644</text:p>
          </table:table-cell>
          <table:table-cell table:formula="of:=([.B251]*[.C251]-[.D251]*[.A251])" office:value-type="float" office:value="-5373" calcext:value-type="float">
            <text:p>-5373</text:p>
          </table:table-cell>
          <table:table-cell table:formula="of:=[.F251]*[.C251]-[.D251]*[.E251]" office:value-type="float" office:value="-118206" calcext:value-type="float">
            <text:p>-118206</text:p>
          </table:table-cell>
          <table:table-cell table:formula="of:=[.B251]*[.E251]-[.F251]*[.A251]" office:value-type="float" office:value="-268650" calcext:value-type="float">
            <text:p>-268650</text:p>
          </table:table-cell>
          <table:table-cell table:style-name="ce1" table:formula="of:=MOD([.H251];[.G251])" office:value-type="float" office:value="0" calcext:value-type="float">
            <text:p>0</text:p>
          </table:table-cell>
          <table:table-cell table:style-name="ce1" table:formula="of:=MOD([.I251];[.G251])" office:value-type="float" office:value="0" calcext:value-type="float">
            <text:p>0</text:p>
          </table:table-cell>
          <table:table-cell table:style-name="ce1" table:formula="of:=IF([.J251]+[.K251]=0;1;0)" office:value-type="float" office:value="1" calcext:value-type="float">
            <text:p>1</text:p>
          </table:table-cell>
          <table:table-cell table:style-name="ce1" table:formula="of:=[.L251]*[.H251]/[.G251]" office:value-type="float" office:value="22" calcext:value-type="float">
            <text:p>22</text:p>
          </table:table-cell>
          <table:table-cell table:style-name="ce1" table:formula="of:=[.L251]*[.I251]/[.G251]" office:value-type="float" office:value="50" calcext:value-type="float">
            <text:p>50</text:p>
          </table:table-cell>
          <table:table-cell table:style-name="ce1" table:formula="of:=[.M251]*3+[.N251]"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80" calcext:value-type="float">
            <text:p>80</text:p>
          </table:table-cell>
          <table:table-cell office:value-type="float" office:value="99" calcext:value-type="float">
            <text:p>99</text:p>
          </table:table-cell>
          <table:table-cell office:value-type="float" office:value="44" calcext:value-type="float">
            <text:p>44</text:p>
          </table:table-cell>
          <table:table-cell office:value-type="float" office:value="10669" calcext:value-type="float">
            <text:p>10669</text:p>
          </table:table-cell>
          <table:table-cell office:value-type="float" office:value="10144" calcext:value-type="float">
            <text:p>10144</text:p>
          </table:table-cell>
          <table:table-cell table:formula="of:=([.B252]*[.C252]-[.D252]*[.A252])" office:value-type="float" office:value="6292" calcext:value-type="float">
            <text:p>6292</text:p>
          </table:table-cell>
          <table:table-cell table:formula="of:=[.F252]*[.C252]-[.D252]*[.E252]" office:value-type="float" office:value="534820" calcext:value-type="float">
            <text:p>534820</text:p>
          </table:table-cell>
          <table:table-cell table:formula="of:=[.B252]*[.E252]-[.F252]*[.A252]" office:value-type="float" office:value="478192" calcext:value-type="float">
            <text:p>478192</text:p>
          </table:table-cell>
          <table:table-cell table:style-name="ce1" table:formula="of:=MOD([.H252];[.G252])" office:value-type="float" office:value="0" calcext:value-type="float">
            <text:p>0</text:p>
          </table:table-cell>
          <table:table-cell table:style-name="ce1" table:formula="of:=MOD([.I252];[.G252])" office:value-type="float" office:value="0" calcext:value-type="float">
            <text:p>0</text:p>
          </table:table-cell>
          <table:table-cell table:style-name="ce1" table:formula="of:=IF([.J252]+[.K252]=0;1;0)" office:value-type="float" office:value="1" calcext:value-type="float">
            <text:p>1</text:p>
          </table:table-cell>
          <table:table-cell table:style-name="ce1" table:formula="of:=[.L252]*[.H252]/[.G252]" office:value-type="float" office:value="85" calcext:value-type="float">
            <text:p>85</text:p>
          </table:table-cell>
          <table:table-cell table:style-name="ce1" table:formula="of:=[.L252]*[.I252]/[.G252]" office:value-type="float" office:value="76" calcext:value-type="float">
            <text:p>76</text:p>
          </table:table-cell>
          <table:table-cell table:style-name="ce1" table:formula="of:=[.M252]*3+[.N252]" office:value-type="float" office:value="331" calcext:value-type="float">
            <text:p>33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9" calcext:value-type="float">
            <text:p>59</text:p>
          </table:table-cell>
          <table:table-cell office:value-type="float" office:value="74" calcext:value-type="float">
            <text:p>74</text:p>
          </table:table-cell>
          <table:table-cell office:value-type="float" office:value="62" calcext:value-type="float">
            <text:p>62</text:p>
          </table:table-cell>
          <table:table-cell office:value-type="float" office:value="5281" calcext:value-type="float">
            <text:p>5281</text:p>
          </table:table-cell>
          <table:table-cell office:value-type="float" office:value="7257" calcext:value-type="float">
            <text:p>7257</text:p>
          </table:table-cell>
          <table:table-cell table:formula="of:=([.B253]*[.C253]-[.D253]*[.A253])" office:value-type="float" office:value="3436" calcext:value-type="float">
            <text:p>3436</text:p>
          </table:table-cell>
          <table:table-cell table:formula="of:=[.F253]*[.C253]-[.D253]*[.E253]" office:value-type="float" office:value="209596" calcext:value-type="float">
            <text:p>209596</text:p>
          </table:table-cell>
          <table:table-cell table:formula="of:=[.B253]*[.E253]-[.F253]*[.A253]" office:value-type="float" office:value="202724" calcext:value-type="float">
            <text:p>202724</text:p>
          </table:table-cell>
          <table:table-cell table:style-name="ce1" table:formula="of:=MOD([.H253];[.G253])" office:value-type="float" office:value="0" calcext:value-type="float">
            <text:p>0</text:p>
          </table:table-cell>
          <table:table-cell table:style-name="ce1" table:formula="of:=MOD([.I253];[.G253])" office:value-type="float" office:value="0" calcext:value-type="float">
            <text:p>0</text:p>
          </table:table-cell>
          <table:table-cell table:style-name="ce1" table:formula="of:=IF([.J253]+[.K253]=0;1;0)" office:value-type="float" office:value="1" calcext:value-type="float">
            <text:p>1</text:p>
          </table:table-cell>
          <table:table-cell table:style-name="ce1" table:formula="of:=[.L253]*[.H253]/[.G253]" office:value-type="float" office:value="61" calcext:value-type="float">
            <text:p>61</text:p>
          </table:table-cell>
          <table:table-cell table:style-name="ce1" table:formula="of:=[.L253]*[.I253]/[.G253]" office:value-type="float" office:value="59" calcext:value-type="float">
            <text:p>59</text:p>
          </table:table-cell>
          <table:table-cell table:style-name="ce1" table:formula="of:=[.M253]*3+[.N253]" office:value-type="float" office:value="242" calcext:value-type="float">
            <text:p>24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1" calcext:value-type="float">
            <text:p>91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4846" calcext:value-type="float">
            <text:p>4846</text:p>
          </table:table-cell>
          <table:table-cell office:value-type="float" office:value="5480" calcext:value-type="float">
            <text:p>5480</text:p>
          </table:table-cell>
          <table:table-cell table:formula="of:=([.B254]*[.C254]-[.D254]*[.A254])" office:value-type="float" office:value="5021" calcext:value-type="float">
            <text:p>5021</text:p>
          </table:table-cell>
          <table:table-cell table:formula="of:=[.F254]*[.C254]-[.D254]*[.E254]" office:value-type="float" office:value="40168" calcext:value-type="float">
            <text:p>40168</text:p>
          </table:table-cell>
          <table:table-cell table:formula="of:=[.B254]*[.E254]-[.F254]*[.A254]" office:value-type="float" office:value="331386" calcext:value-type="float">
            <text:p>331386</text:p>
          </table:table-cell>
          <table:table-cell table:style-name="ce1" table:formula="of:=MOD([.H254];[.G254])" office:value-type="float" office:value="0" calcext:value-type="float">
            <text:p>0</text:p>
          </table:table-cell>
          <table:table-cell table:style-name="ce1" table:formula="of:=MOD([.I254];[.G254])" office:value-type="float" office:value="0" calcext:value-type="float">
            <text:p>0</text:p>
          </table:table-cell>
          <table:table-cell table:style-name="ce1" table:formula="of:=IF([.J254]+[.K254]=0;1;0)" office:value-type="float" office:value="1" calcext:value-type="float">
            <text:p>1</text:p>
          </table:table-cell>
          <table:table-cell table:style-name="ce1" table:formula="of:=[.L254]*[.H254]/[.G254]" office:value-type="float" office:value="8" calcext:value-type="float">
            <text:p>8</text:p>
          </table:table-cell>
          <table:table-cell table:style-name="ce1" table:formula="of:=[.L254]*[.I254]/[.G254]" office:value-type="float" office:value="66" calcext:value-type="float">
            <text:p>66</text:p>
          </table:table-cell>
          <table:table-cell table:style-name="ce1" table:formula="of:=[.M254]*3+[.N254]"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  <table:table-cell office:value-type="float" office:value="22" calcext:value-type="float">
            <text:p>22</text:p>
          </table:table-cell>
          <table:table-cell office:value-type="float" office:value="43" calcext:value-type="float">
            <text:p>43</text:p>
          </table:table-cell>
          <table:table-cell office:value-type="float" office:value="1870" calcext:value-type="float">
            <text:p>1870</text:p>
          </table:table-cell>
          <table:table-cell office:value-type="float" office:value="2854" calcext:value-type="float">
            <text:p>2854</text:p>
          </table:table-cell>
          <table:table-cell table:formula="of:=([.B255]*[.C255]-[.D255]*[.A255])" office:value-type="float" office:value="-2937" calcext:value-type="float">
            <text:p>-2937</text:p>
          </table:table-cell>
          <table:table-cell table:formula="of:=[.F255]*[.C255]-[.D255]*[.E255]" office:value-type="float" office:value="-17622" calcext:value-type="float">
            <text:p>-17622</text:p>
          </table:table-cell>
          <table:table-cell table:formula="of:=[.B255]*[.E255]-[.F255]*[.A255]" office:value-type="float" office:value="-170346" calcext:value-type="float">
            <text:p>-170346</text:p>
          </table:table-cell>
          <table:table-cell table:style-name="ce1" table:formula="of:=MOD([.H255];[.G255])" office:value-type="float" office:value="0" calcext:value-type="float">
            <text:p>0</text:p>
          </table:table-cell>
          <table:table-cell table:style-name="ce1" table:formula="of:=MOD([.I255];[.G255])" office:value-type="float" office:value="0" calcext:value-type="float">
            <text:p>0</text:p>
          </table:table-cell>
          <table:table-cell table:style-name="ce1" table:formula="of:=IF([.J255]+[.K255]=0;1;0)" office:value-type="float" office:value="1" calcext:value-type="float">
            <text:p>1</text:p>
          </table:table-cell>
          <table:table-cell table:style-name="ce1" table:formula="of:=[.L255]*[.H255]/[.G255]" office:value-type="float" office:value="6" calcext:value-type="float">
            <text:p>6</text:p>
          </table:table-cell>
          <table:table-cell table:style-name="ce1" table:formula="of:=[.L255]*[.I255]/[.G255]" office:value-type="float" office:value="58" calcext:value-type="float">
            <text:p>58</text:p>
          </table:table-cell>
          <table:table-cell table:style-name="ce1" table:formula="of:=[.M255]*3+[.N255]"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6" calcext:value-type="float">
            <text:p>36</text:p>
          </table:table-cell>
          <table:table-cell office:value-type="float" office:value="91" calcext:value-type="float">
            <text:p>91</text:p>
          </table:table-cell>
          <table:table-cell office:value-type="float" office:value="32" calcext:value-type="float">
            <text:p>32</text:p>
          </table:table-cell>
          <table:table-cell office:value-type="float" office:value="8528" calcext:value-type="float">
            <text:p>8528</text:p>
          </table:table-cell>
          <table:table-cell office:value-type="float" office:value="5136" calcext:value-type="float">
            <text:p>5136</text:p>
          </table:table-cell>
          <table:table-cell table:formula="of:=([.B256]*[.C256]-[.D256]*[.A256])" office:value-type="float" office:value="2860" calcext:value-type="float">
            <text:p>2860</text:p>
          </table:table-cell>
          <table:table-cell table:formula="of:=[.F256]*[.C256]-[.D256]*[.E256]" office:value-type="float" office:value="194480" calcext:value-type="float">
            <text:p>194480</text:p>
          </table:table-cell>
          <table:table-cell table:formula="of:=[.B256]*[.E256]-[.F256]*[.A256]" office:value-type="float" office:value="240240" calcext:value-type="float">
            <text:p>240240</text:p>
          </table:table-cell>
          <table:table-cell table:style-name="ce1" table:formula="of:=MOD([.H256];[.G256])" office:value-type="float" office:value="0" calcext:value-type="float">
            <text:p>0</text:p>
          </table:table-cell>
          <table:table-cell table:style-name="ce1" table:formula="of:=MOD([.I256];[.G256])" office:value-type="float" office:value="0" calcext:value-type="float">
            <text:p>0</text:p>
          </table:table-cell>
          <table:table-cell table:style-name="ce1" table:formula="of:=IF([.J256]+[.K256]=0;1;0)" office:value-type="float" office:value="1" calcext:value-type="float">
            <text:p>1</text:p>
          </table:table-cell>
          <table:table-cell table:style-name="ce1" table:formula="of:=[.L256]*[.H256]/[.G256]" office:value-type="float" office:value="68" calcext:value-type="float">
            <text:p>68</text:p>
          </table:table-cell>
          <table:table-cell table:style-name="ce1" table:formula="of:=[.L256]*[.I256]/[.G256]" office:value-type="float" office:value="84" calcext:value-type="float">
            <text:p>84</text:p>
          </table:table-cell>
          <table:table-cell table:style-name="ce1" table:formula="of:=[.M256]*3+[.N256]" office:value-type="float" office:value="288" calcext:value-type="float">
            <text:p>288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70" calcext:value-type="float">
            <text:p>70</text:p>
          </table:table-cell>
          <table:table-cell office:value-type="float" office:value="3284" calcext:value-type="float">
            <text:p>3284</text:p>
          </table:table-cell>
          <table:table-cell office:value-type="float" office:value="1261" calcext:value-type="float">
            <text:p>1261</text:p>
          </table:table-cell>
          <table:table-cell table:formula="of:=([.B257]*[.C257]-[.D257]*[.A257])" office:value-type="float" office:value="-4253" calcext:value-type="float">
            <text:p>-4253</text:p>
          </table:table-cell>
          <table:table-cell table:formula="of:=[.F257]*[.C257]-[.D257]*[.E257]" office:value-type="float" office:value="-140349" calcext:value-type="float">
            <text:p>-140349</text:p>
          </table:table-cell>
          <table:table-cell table:formula="of:=[.B257]*[.E257]-[.F257]*[.A257]" office:value-type="float" office:value="-42530" calcext:value-type="float">
            <text:p>-42530</text:p>
          </table:table-cell>
          <table:table-cell table:style-name="ce1" table:formula="of:=MOD([.H257];[.G257])" office:value-type="float" office:value="0" calcext:value-type="float">
            <text:p>0</text:p>
          </table:table-cell>
          <table:table-cell table:style-name="ce1" table:formula="of:=MOD([.I257];[.G257])" office:value-type="float" office:value="0" calcext:value-type="float">
            <text:p>0</text:p>
          </table:table-cell>
          <table:table-cell table:style-name="ce1" table:formula="of:=IF([.J257]+[.K257]=0;1;0)" office:value-type="float" office:value="1" calcext:value-type="float">
            <text:p>1</text:p>
          </table:table-cell>
          <table:table-cell table:style-name="ce1" table:formula="of:=[.L257]*[.H257]/[.G257]" office:value-type="float" office:value="33" calcext:value-type="float">
            <text:p>33</text:p>
          </table:table-cell>
          <table:table-cell table:style-name="ce1" table:formula="of:=[.L257]*[.I257]/[.G257]" office:value-type="float" office:value="10" calcext:value-type="float">
            <text:p>10</text:p>
          </table:table-cell>
          <table:table-cell table:style-name="ce1" table:formula="of:=[.M257]*3+[.N257]"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69" calcext:value-type="float">
            <text:p>69</text:p>
          </table:table-cell>
          <table:table-cell office:value-type="float" office:value="16138" calcext:value-type="float">
            <text:p>16138</text:p>
          </table:table-cell>
          <table:table-cell office:value-type="float" office:value="18599" calcext:value-type="float">
            <text:p>18599</text:p>
          </table:table-cell>
          <table:table-cell table:formula="of:=([.B258]*[.C258]-[.D258]*[.A258])" office:value-type="float" office:value="-3356" calcext:value-type="float">
            <text:p>-3356</text:p>
          </table:table-cell>
          <table:table-cell table:formula="of:=[.F258]*[.C258]-[.D258]*[.E258]" office:value-type="float" office:value="-481156" calcext:value-type="float">
            <text:p>-481156</text:p>
          </table:table-cell>
          <table:table-cell table:formula="of:=[.B258]*[.E258]-[.F258]*[.A258]" office:value-type="float" office:value="-772120" calcext:value-type="float">
            <text:p>-772120</text:p>
          </table:table-cell>
          <table:table-cell table:style-name="ce1" table:formula="of:=MOD([.H258];[.G258])" office:value-type="float" office:value="-1248" calcext:value-type="float">
            <text:p>-1248</text:p>
          </table:table-cell>
          <table:table-cell table:style-name="ce1" table:formula="of:=MOD([.I258];[.G258])" office:value-type="float" office:value="-240" calcext:value-type="float">
            <text:p>-240</text:p>
          </table:table-cell>
          <table:table-cell table:style-name="ce1" table:formula="of:=IF([.J258]+[.K258]=0;1;0)" office:value-type="float" office:value="0" calcext:value-type="float">
            <text:p>0</text:p>
          </table:table-cell>
          <table:table-cell table:style-name="ce1" table:formula="of:=[.L258]*[.H258]/[.G258]" office:value-type="float" office:value="0" calcext:value-type="float">
            <text:p>0</text:p>
          </table:table-cell>
          <table:table-cell table:style-name="ce1" table:formula="of:=[.L258]*[.I258]/[.G258]" office:value-type="float" office:value="0" calcext:value-type="float">
            <text:p>0</text:p>
          </table:table-cell>
          <table:table-cell table:style-name="ce1" table:formula="of:=[.M258]*3+[.N25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float" office:value="3719" calcext:value-type="float">
            <text:p>3719</text:p>
          </table:table-cell>
          <table:table-cell office:value-type="float" office:value="8499" calcext:value-type="float">
            <text:p>8499</text:p>
          </table:table-cell>
          <table:table-cell table:formula="of:=([.B259]*[.C259]-[.D259]*[.A259])" office:value-type="float" office:value="1272" calcext:value-type="float">
            <text:p>1272</text:p>
          </table:table-cell>
          <table:table-cell table:formula="of:=[.F259]*[.C259]-[.D259]*[.E259]" office:value-type="float" office:value="232120" calcext:value-type="float">
            <text:p>232120</text:p>
          </table:table-cell>
          <table:table-cell table:formula="of:=[.B259]*[.E259]-[.F259]*[.A259]" office:value-type="float" office:value="-25464" calcext:value-type="float">
            <text:p>-25464</text:p>
          </table:table-cell>
          <table:table-cell table:style-name="ce1" table:formula="of:=MOD([.H259];[.G259])" office:value-type="float" office:value="616" calcext:value-type="float">
            <text:p>616</text:p>
          </table:table-cell>
          <table:table-cell table:style-name="ce1" table:formula="of:=MOD([.I259];[.G259])" office:value-type="float" office:value="1248" calcext:value-type="float">
            <text:p>1248</text:p>
          </table:table-cell>
          <table:table-cell table:style-name="ce1" table:formula="of:=IF([.J259]+[.K259]=0;1;0)" office:value-type="float" office:value="0" calcext:value-type="float">
            <text:p>0</text:p>
          </table:table-cell>
          <table:table-cell table:style-name="ce1" table:formula="of:=[.L259]*[.H259]/[.G259]" office:value-type="float" office:value="0" calcext:value-type="float">
            <text:p>0</text:p>
          </table:table-cell>
          <table:table-cell table:style-name="ce1" table:formula="of:=[.L259]*[.I259]/[.G259]" office:value-type="float" office:value="-0" calcext:value-type="float">
            <text:p>0</text:p>
          </table:table-cell>
          <table:table-cell table:style-name="ce1" table:formula="of:=[.M259]*3+[.N25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32" calcext:value-type="float">
            <text:p>32</text:p>
          </table:table-cell>
          <table:table-cell office:value-type="float" office:value="39" calcext:value-type="float">
            <text:p>39</text:p>
          </table:table-cell>
          <table:table-cell office:value-type="float" office:value="72" calcext:value-type="float">
            <text:p>72</text:p>
          </table:table-cell>
          <table:table-cell office:value-type="float" office:value="1176" calcext:value-type="float">
            <text:p>1176</text:p>
          </table:table-cell>
          <table:table-cell office:value-type="float" office:value="1296" calcext:value-type="float">
            <text:p>1296</text:p>
          </table:table-cell>
          <table:table-cell table:formula="of:=([.B260]*[.C260]-[.D260]*[.A260])" office:value-type="float" office:value="-3792" calcext:value-type="float">
            <text:p>-3792</text:p>
          </table:table-cell>
          <table:table-cell table:formula="of:=[.F260]*[.C260]-[.D260]*[.E260]" office:value-type="float" office:value="-34128" calcext:value-type="float">
            <text:p>-34128</text:p>
          </table:table-cell>
          <table:table-cell table:formula="of:=[.B260]*[.E260]-[.F260]*[.A260]" office:value-type="float" office:value="-53088" calcext:value-type="float">
            <text:p>-53088</text:p>
          </table:table-cell>
          <table:table-cell table:style-name="ce1" table:formula="of:=MOD([.H260];[.G260])" office:value-type="float" office:value="0" calcext:value-type="float">
            <text:p>0</text:p>
          </table:table-cell>
          <table:table-cell table:style-name="ce1" table:formula="of:=MOD([.I260];[.G260])" office:value-type="float" office:value="0" calcext:value-type="float">
            <text:p>0</text:p>
          </table:table-cell>
          <table:table-cell table:style-name="ce1" table:formula="of:=IF([.J260]+[.K260]=0;1;0)" office:value-type="float" office:value="1" calcext:value-type="float">
            <text:p>1</text:p>
          </table:table-cell>
          <table:table-cell table:style-name="ce1" table:formula="of:=[.L260]*[.H260]/[.G260]" office:value-type="float" office:value="9" calcext:value-type="float">
            <text:p>9</text:p>
          </table:table-cell>
          <table:table-cell table:style-name="ce1" table:formula="of:=[.L260]*[.I260]/[.G260]" office:value-type="float" office:value="14" calcext:value-type="float">
            <text:p>14</text:p>
          </table:table-cell>
          <table:table-cell table:style-name="ce1" table:formula="of:=[.M260]*3+[.N260]"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12" calcext:value-type="float">
            <text:p>12</text:p>
          </table:table-cell>
          <table:table-cell office:value-type="float" office:value="3910" calcext:value-type="float">
            <text:p>3910</text:p>
          </table:table-cell>
          <table:table-cell office:value-type="float" office:value="1616" calcext:value-type="float">
            <text:p>1616</text:p>
          </table:table-cell>
          <table:table-cell table:formula="of:=([.B261]*[.C261]-[.D261]*[.A261])" office:value-type="float" office:value="1420" calcext:value-type="float">
            <text:p>1420</text:p>
          </table:table-cell>
          <table:table-cell table:formula="of:=[.F261]*[.C261]-[.D261]*[.E261]" office:value-type="float" office:value="82360" calcext:value-type="float">
            <text:p>82360</text:p>
          </table:table-cell>
          <table:table-cell table:formula="of:=[.B261]*[.E261]-[.F261]*[.A261]" office:value-type="float" office:value="53960" calcext:value-type="float">
            <text:p>53960</text:p>
          </table:table-cell>
          <table:table-cell table:style-name="ce1" table:formula="of:=MOD([.H261];[.G261])" office:value-type="float" office:value="0" calcext:value-type="float">
            <text:p>0</text:p>
          </table:table-cell>
          <table:table-cell table:style-name="ce1" table:formula="of:=MOD([.I261];[.G261])" office:value-type="float" office:value="0" calcext:value-type="float">
            <text:p>0</text:p>
          </table:table-cell>
          <table:table-cell table:style-name="ce1" table:formula="of:=IF([.J261]+[.K261]=0;1;0)" office:value-type="float" office:value="1" calcext:value-type="float">
            <text:p>1</text:p>
          </table:table-cell>
          <table:table-cell table:style-name="ce1" table:formula="of:=[.L261]*[.H261]/[.G261]" office:value-type="float" office:value="58" calcext:value-type="float">
            <text:p>58</text:p>
          </table:table-cell>
          <table:table-cell table:style-name="ce1" table:formula="of:=[.L261]*[.I261]/[.G261]" office:value-type="float" office:value="38" calcext:value-type="float">
            <text:p>38</text:p>
          </table:table-cell>
          <table:table-cell table:style-name="ce1" table:formula="of:=[.M261]*3+[.N261]"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51" calcext:value-type="float">
            <text:p>51</text:p>
          </table:table-cell>
          <table:table-cell office:value-type="float" office:value="5415" calcext:value-type="float">
            <text:p>5415</text:p>
          </table:table-cell>
          <table:table-cell office:value-type="float" office:value="2513" calcext:value-type="float">
            <text:p>2513</text:p>
          </table:table-cell>
          <table:table-cell table:formula="of:=([.B262]*[.C262]-[.D262]*[.A262])" office:value-type="float" office:value="-3422" calcext:value-type="float">
            <text:p>-3422</text:p>
          </table:table-cell>
          <table:table-cell table:formula="of:=[.F262]*[.C262]-[.D262]*[.E262]" office:value-type="float" office:value="-188210" calcext:value-type="float">
            <text:p>-188210</text:p>
          </table:table-cell>
          <table:table-cell table:formula="of:=[.B262]*[.E262]-[.F262]*[.A262]" office:value-type="float" office:value="-61596" calcext:value-type="float">
            <text:p>-61596</text:p>
          </table:table-cell>
          <table:table-cell table:style-name="ce1" table:formula="of:=MOD([.H262];[.G262])" office:value-type="float" office:value="0" calcext:value-type="float">
            <text:p>0</text:p>
          </table:table-cell>
          <table:table-cell table:style-name="ce1" table:formula="of:=MOD([.I262];[.G262])" office:value-type="float" office:value="0" calcext:value-type="float">
            <text:p>0</text:p>
          </table:table-cell>
          <table:table-cell table:style-name="ce1" table:formula="of:=IF([.J262]+[.K262]=0;1;0)" office:value-type="float" office:value="1" calcext:value-type="float">
            <text:p>1</text:p>
          </table:table-cell>
          <table:table-cell table:style-name="ce1" table:formula="of:=[.L262]*[.H262]/[.G262]" office:value-type="float" office:value="55" calcext:value-type="float">
            <text:p>55</text:p>
          </table:table-cell>
          <table:table-cell table:style-name="ce1" table:formula="of:=[.L262]*[.I262]/[.G262]" office:value-type="float" office:value="18" calcext:value-type="float">
            <text:p>18</text:p>
          </table:table-cell>
          <table:table-cell table:style-name="ce1" table:formula="of:=[.M262]*3+[.N262]"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27" calcext:value-type="float">
            <text:p>27</text:p>
          </table:table-cell>
          <table:table-cell office:value-type="float" office:value="3338" calcext:value-type="float">
            <text:p>3338</text:p>
          </table:table-cell>
          <table:table-cell office:value-type="float" office:value="10048" calcext:value-type="float">
            <text:p>10048</text:p>
          </table:table-cell>
          <table:table-cell table:formula="of:=([.B263]*[.C263]-[.D263]*[.A263])" office:value-type="float" office:value="2978" calcext:value-type="float">
            <text:p>2978</text:p>
          </table:table-cell>
          <table:table-cell table:formula="of:=[.F263]*[.C263]-[.D263]*[.E263]" office:value-type="float" office:value="532850" calcext:value-type="float">
            <text:p>532850</text:p>
          </table:table-cell>
          <table:table-cell table:formula="of:=[.B263]*[.E263]-[.F263]*[.A263]" office:value-type="float" office:value="22822" calcext:value-type="float">
            <text:p>22822</text:p>
          </table:table-cell>
          <table:table-cell table:style-name="ce1" table:formula="of:=MOD([.H263];[.G263])" office:value-type="float" office:value="2766" calcext:value-type="float">
            <text:p>2766</text:p>
          </table:table-cell>
          <table:table-cell table:style-name="ce1" table:formula="of:=MOD([.I263];[.G263])" office:value-type="float" office:value="1976" calcext:value-type="float">
            <text:p>1976</text:p>
          </table:table-cell>
          <table:table-cell table:style-name="ce1" table:formula="of:=IF([.J263]+[.K263]=0;1;0)" office:value-type="float" office:value="0" calcext:value-type="float">
            <text:p>0</text:p>
          </table:table-cell>
          <table:table-cell table:style-name="ce1" table:formula="of:=[.L263]*[.H263]/[.G263]" office:value-type="float" office:value="0" calcext:value-type="float">
            <text:p>0</text:p>
          </table:table-cell>
          <table:table-cell table:style-name="ce1" table:formula="of:=[.L263]*[.I263]/[.G263]" office:value-type="float" office:value="0" calcext:value-type="float">
            <text:p>0</text:p>
          </table:table-cell>
          <table:table-cell table:style-name="ce1" table:formula="of:=[.M263]*3+[.N26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59" calcext:value-type="float">
            <text:p>59</text:p>
          </table:table-cell>
          <table:table-cell office:value-type="float" office:value="1665" calcext:value-type="float">
            <text:p>1665</text:p>
          </table:table-cell>
          <table:table-cell office:value-type="float" office:value="15291" calcext:value-type="float">
            <text:p>15291</text:p>
          </table:table-cell>
          <table:table-cell table:formula="of:=([.B264]*[.C264]-[.D264]*[.A264])" office:value-type="float" office:value="-2180" calcext:value-type="float">
            <text:p>-2180</text:p>
          </table:table-cell>
          <table:table-cell table:formula="of:=[.F264]*[.C264]-[.D264]*[.E264]" office:value-type="float" office:value="284040" calcext:value-type="float">
            <text:p>284040</text:p>
          </table:table-cell>
          <table:table-cell table:formula="of:=[.B264]*[.E264]-[.F264]*[.A264]" office:value-type="float" office:value="-656460" calcext:value-type="float">
            <text:p>-656460</text:p>
          </table:table-cell>
          <table:table-cell table:style-name="ce1" table:formula="of:=MOD([.H264];[.G264])" office:value-type="float" office:value="-1540" calcext:value-type="float">
            <text:p>-1540</text:p>
          </table:table-cell>
          <table:table-cell table:style-name="ce1" table:formula="of:=MOD([.I264];[.G264])" office:value-type="float" office:value="-280" calcext:value-type="float">
            <text:p>-280</text:p>
          </table:table-cell>
          <table:table-cell table:style-name="ce1" table:formula="of:=IF([.J264]+[.K264]=0;1;0)" office:value-type="float" office:value="0" calcext:value-type="float">
            <text:p>0</text:p>
          </table:table-cell>
          <table:table-cell table:style-name="ce1" table:formula="of:=[.L264]*[.H264]/[.G264]" office:value-type="float" office:value="-0" calcext:value-type="float">
            <text:p>0</text:p>
          </table:table-cell>
          <table:table-cell table:style-name="ce1" table:formula="of:=[.L264]*[.I264]/[.G264]" office:value-type="float" office:value="0" calcext:value-type="float">
            <text:p>0</text:p>
          </table:table-cell>
          <table:table-cell table:style-name="ce1" table:formula="of:=[.M264]*3+[.N26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  <table:table-cell office:value-type="float" office:value="25" calcext:value-type="float">
            <text:p>25</text:p>
          </table:table-cell>
          <table:table-cell office:value-type="float" office:value="4280" calcext:value-type="float">
            <text:p>4280</text:p>
          </table:table-cell>
          <table:table-cell office:value-type="float" office:value="7305" calcext:value-type="float">
            <text:p>7305</text:p>
          </table:table-cell>
          <table:table-cell table:formula="of:=([.B265]*[.C265]-[.D265]*[.A265])" office:value-type="float" office:value="6820" calcext:value-type="float">
            <text:p>6820</text:p>
          </table:table-cell>
          <table:table-cell table:formula="of:=[.F265]*[.C265]-[.D265]*[.E265]" office:value-type="float" office:value="477400" calcext:value-type="float">
            <text:p>477400</text:p>
          </table:table-cell>
          <table:table-cell table:formula="of:=[.B265]*[.E265]-[.F265]*[.A265]" office:value-type="float" office:value="102300" calcext:value-type="float">
            <text:p>102300</text:p>
          </table:table-cell>
          <table:table-cell table:style-name="ce1" table:formula="of:=MOD([.H265];[.G265])" office:value-type="float" office:value="0" calcext:value-type="float">
            <text:p>0</text:p>
          </table:table-cell>
          <table:table-cell table:style-name="ce1" table:formula="of:=MOD([.I265];[.G265])" office:value-type="float" office:value="0" calcext:value-type="float">
            <text:p>0</text:p>
          </table:table-cell>
          <table:table-cell table:style-name="ce1" table:formula="of:=IF([.J265]+[.K265]=0;1;0)" office:value-type="float" office:value="1" calcext:value-type="float">
            <text:p>1</text:p>
          </table:table-cell>
          <table:table-cell table:style-name="ce1" table:formula="of:=[.L265]*[.H265]/[.G265]" office:value-type="float" office:value="70" calcext:value-type="float">
            <text:p>70</text:p>
          </table:table-cell>
          <table:table-cell table:style-name="ce1" table:formula="of:=[.L265]*[.I265]/[.G265]" office:value-type="float" office:value="15" calcext:value-type="float">
            <text:p>15</text:p>
          </table:table-cell>
          <table:table-cell table:style-name="ce1" table:formula="of:=[.M265]*3+[.N265]"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22" calcext:value-type="float">
            <text:p>22</text:p>
          </table:table-cell>
          <table:table-cell office:value-type="float" office:value="38" calcext:value-type="float">
            <text:p>38</text:p>
          </table:table-cell>
          <table:table-cell office:value-type="float" office:value="64" calcext:value-type="float">
            <text:p>64</text:p>
          </table:table-cell>
          <table:table-cell office:value-type="float" office:value="2657" calcext:value-type="float">
            <text:p>2657</text:p>
          </table:table-cell>
          <table:table-cell office:value-type="float" office:value="1146" calcext:value-type="float">
            <text:p>1146</text:p>
          </table:table-cell>
          <table:table-cell table:formula="of:=([.B266]*[.C266]-[.D266]*[.A266])" office:value-type="float" office:value="-5500" calcext:value-type="float">
            <text:p>-5500</text:p>
          </table:table-cell>
          <table:table-cell table:formula="of:=[.F266]*[.C266]-[.D266]*[.E266]" office:value-type="float" office:value="-126500" calcext:value-type="float">
            <text:p>-126500</text:p>
          </table:table-cell>
          <table:table-cell table:formula="of:=[.B266]*[.E266]-[.F266]*[.A266]" office:value-type="float" office:value="-55000" calcext:value-type="float">
            <text:p>-55000</text:p>
          </table:table-cell>
          <table:table-cell table:style-name="ce1" table:formula="of:=MOD([.H266];[.G266])" office:value-type="float" office:value="0" calcext:value-type="float">
            <text:p>0</text:p>
          </table:table-cell>
          <table:table-cell table:style-name="ce1" table:formula="of:=MOD([.I266];[.G266])" office:value-type="float" office:value="0" calcext:value-type="float">
            <text:p>0</text:p>
          </table:table-cell>
          <table:table-cell table:style-name="ce1" table:formula="of:=IF([.J266]+[.K266]=0;1;0)" office:value-type="float" office:value="1" calcext:value-type="float">
            <text:p>1</text:p>
          </table:table-cell>
          <table:table-cell table:style-name="ce1" table:formula="of:=[.L266]*[.H266]/[.G266]" office:value-type="float" office:value="23" calcext:value-type="float">
            <text:p>23</text:p>
          </table:table-cell>
          <table:table-cell table:style-name="ce1" table:formula="of:=[.L266]*[.I266]/[.G266]" office:value-type="float" office:value="10" calcext:value-type="float">
            <text:p>10</text:p>
          </table:table-cell>
          <table:table-cell table:style-name="ce1" table:formula="of:=[.M266]*3+[.N266]" office:value-type="float" office:value="79" calcext:value-type="float">
            <text:p>7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53" calcext:value-type="float">
            <text:p>53</text:p>
          </table:table-cell>
          <table:table-cell office:value-type="float" office:value="14690" calcext:value-type="float">
            <text:p>14690</text:p>
          </table:table-cell>
          <table:table-cell office:value-type="float" office:value="5537" calcext:value-type="float">
            <text:p>5537</text:p>
          </table:table-cell>
          <table:table-cell table:formula="of:=([.B267]*[.C267]-[.D267]*[.A267])" office:value-type="float" office:value="-1497" calcext:value-type="float">
            <text:p>-1497</text:p>
          </table:table-cell>
          <table:table-cell table:formula="of:=[.F267]*[.C267]-[.D267]*[.E267]" office:value-type="float" office:value="-629071" calcext:value-type="float">
            <text:p>-629071</text:p>
          </table:table-cell>
          <table:table-cell table:formula="of:=[.B267]*[.E267]-[.F267]*[.A267]" office:value-type="float" office:value="164076" calcext:value-type="float">
            <text:p>164076</text:p>
          </table:table-cell>
          <table:table-cell table:style-name="ce1" table:formula="of:=MOD([.H267];[.G267])" office:value-type="float" office:value="-331" calcext:value-type="float">
            <text:p>-331</text:p>
          </table:table-cell>
          <table:table-cell table:style-name="ce1" table:formula="of:=MOD([.I267];[.G267])" office:value-type="float" office:value="-594" calcext:value-type="float">
            <text:p>-594</text:p>
          </table:table-cell>
          <table:table-cell table:style-name="ce1" table:formula="of:=IF([.J267]+[.K267]=0;1;0)" office:value-type="float" office:value="0" calcext:value-type="float">
            <text:p>0</text:p>
          </table:table-cell>
          <table:table-cell table:style-name="ce1" table:formula="of:=[.L267]*[.H267]/[.G267]" office:value-type="float" office:value="0" calcext:value-type="float">
            <text:p>0</text:p>
          </table:table-cell>
          <table:table-cell table:style-name="ce1" table:formula="of:=[.L267]*[.I267]/[.G267]" office:value-type="float" office:value="-0" calcext:value-type="float">
            <text:p>0</text:p>
          </table:table-cell>
          <table:table-cell table:style-name="ce1" table:formula="of:=[.M267]*3+[.N26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1" calcext:value-type="float">
            <text:p>21</text:p>
          </table:table-cell>
          <table:table-cell office:value-type="float" office:value="48" calcext:value-type="float">
            <text:p>48</text:p>
          </table:table-cell>
          <table:table-cell office:value-type="float" office:value="95" calcext:value-type="float">
            <text:p>95</text:p>
          </table:table-cell>
          <table:table-cell office:value-type="float" office:value="3432" calcext:value-type="float">
            <text:p>3432</text:p>
          </table:table-cell>
          <table:table-cell office:value-type="float" office:value="3544" calcext:value-type="float">
            <text:p>3544</text:p>
          </table:table-cell>
          <table:table-cell table:formula="of:=([.B268]*[.C268]-[.D268]*[.A268])" office:value-type="float" office:value="-6497" calcext:value-type="float">
            <text:p>-6497</text:p>
          </table:table-cell>
          <table:table-cell table:formula="of:=[.F268]*[.C268]-[.D268]*[.E268]" office:value-type="float" office:value="-155928" calcext:value-type="float">
            <text:p>-155928</text:p>
          </table:table-cell>
          <table:table-cell table:formula="of:=[.B268]*[.E268]-[.F268]*[.A268]" office:value-type="float" office:value="-207904" calcext:value-type="float">
            <text:p>-207904</text:p>
          </table:table-cell>
          <table:table-cell table:style-name="ce1" table:formula="of:=MOD([.H268];[.G268])" office:value-type="float" office:value="0" calcext:value-type="float">
            <text:p>0</text:p>
          </table:table-cell>
          <table:table-cell table:style-name="ce1" table:formula="of:=MOD([.I268];[.G268])" office:value-type="float" office:value="0" calcext:value-type="float">
            <text:p>0</text:p>
          </table:table-cell>
          <table:table-cell table:style-name="ce1" table:formula="of:=IF([.J268]+[.K268]=0;1;0)" office:value-type="float" office:value="1" calcext:value-type="float">
            <text:p>1</text:p>
          </table:table-cell>
          <table:table-cell table:style-name="ce1" table:formula="of:=[.L268]*[.H268]/[.G268]" office:value-type="float" office:value="24" calcext:value-type="float">
            <text:p>24</text:p>
          </table:table-cell>
          <table:table-cell table:style-name="ce1" table:formula="of:=[.L268]*[.I268]/[.G268]" office:value-type="float" office:value="32" calcext:value-type="float">
            <text:p>32</text:p>
          </table:table-cell>
          <table:table-cell table:style-name="ce1" table:formula="of:=[.M268]*3+[.N268]"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office:value-type="float" office:value="18924" calcext:value-type="float">
            <text:p>18924</text:p>
          </table:table-cell>
          <table:table-cell office:value-type="float" office:value="11531" calcext:value-type="float">
            <text:p>11531</text:p>
          </table:table-cell>
          <table:table-cell table:formula="of:=([.B269]*[.C269]-[.D269]*[.A269])" office:value-type="float" office:value="-4838" calcext:value-type="float">
            <text:p>-4838</text:p>
          </table:table-cell>
          <table:table-cell table:formula="of:=[.F269]*[.C269]-[.D269]*[.E269]" office:value-type="float" office:value="-1049702" calcext:value-type="float">
            <text:p>-1049702</text:p>
          </table:table-cell>
          <table:table-cell table:formula="of:=[.B269]*[.E269]-[.F269]*[.A269]" office:value-type="float" office:value="-691254" calcext:value-type="float">
            <text:p>-691254</text:p>
          </table:table-cell>
          <table:table-cell table:style-name="ce1" table:formula="of:=MOD([.H269];[.G269])" office:value-type="float" office:value="-4694" calcext:value-type="float">
            <text:p>-4694</text:p>
          </table:table-cell>
          <table:table-cell table:style-name="ce1" table:formula="of:=MOD([.I269];[.G269])" office:value-type="float" office:value="-4258" calcext:value-type="float">
            <text:p>-4258</text:p>
          </table:table-cell>
          <table:table-cell table:style-name="ce1" table:formula="of:=IF([.J269]+[.K269]=0;1;0)" office:value-type="float" office:value="0" calcext:value-type="float">
            <text:p>0</text:p>
          </table:table-cell>
          <table:table-cell table:style-name="ce1" table:formula="of:=[.L269]*[.H269]/[.G269]" office:value-type="float" office:value="0" calcext:value-type="float">
            <text:p>0</text:p>
          </table:table-cell>
          <table:table-cell table:style-name="ce1" table:formula="of:=[.L269]*[.I269]/[.G269]" office:value-type="float" office:value="0" calcext:value-type="float">
            <text:p>0</text:p>
          </table:table-cell>
          <table:table-cell table:style-name="ce1" table:formula="of:=[.M269]*3+[.N26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5" calcext:value-type="float">
            <text:p>65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8735" calcext:value-type="float">
            <text:p>8735</text:p>
          </table:table-cell>
          <table:table-cell office:value-type="float" office:value="9495" calcext:value-type="float">
            <text:p>9495</text:p>
          </table:table-cell>
          <table:table-cell table:formula="of:=([.B270]*[.C270]-[.D270]*[.A270])" office:value-type="float" office:value="2476" calcext:value-type="float">
            <text:p>2476</text:p>
          </table:table-cell>
          <table:table-cell table:formula="of:=[.F270]*[.C270]-[.D270]*[.E270]" office:value-type="float" office:value="312200" calcext:value-type="float">
            <text:p>312200</text:p>
          </table:table-cell>
          <table:table-cell table:formula="of:=[.B270]*[.E270]-[.F270]*[.A270]" office:value-type="float" office:value="292420" calcext:value-type="float">
            <text:p>292420</text:p>
          </table:table-cell>
          <table:table-cell table:style-name="ce1" table:formula="of:=MOD([.H270];[.G270])" office:value-type="float" office:value="224" calcext:value-type="float">
            <text:p>224</text:p>
          </table:table-cell>
          <table:table-cell table:style-name="ce1" table:formula="of:=MOD([.I270];[.G270])" office:value-type="float" office:value="252" calcext:value-type="float">
            <text:p>252</text:p>
          </table:table-cell>
          <table:table-cell table:style-name="ce1" table:formula="of:=IF([.J270]+[.K270]=0;1;0)" office:value-type="float" office:value="0" calcext:value-type="float">
            <text:p>0</text:p>
          </table:table-cell>
          <table:table-cell table:style-name="ce1" table:formula="of:=[.L270]*[.H270]/[.G270]" office:value-type="float" office:value="0" calcext:value-type="float">
            <text:p>0</text:p>
          </table:table-cell>
          <table:table-cell table:style-name="ce1" table:formula="of:=[.L270]*[.I270]/[.G270]" office:value-type="float" office:value="0" calcext:value-type="float">
            <text:p>0</text:p>
          </table:table-cell>
          <table:table-cell table:style-name="ce1" table:formula="of:=[.M270]*3+[.N27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7" calcext:value-type="float">
            <text:p>47</text:p>
          </table:table-cell>
          <table:table-cell office:value-type="float" office:value="61" calcext:value-type="float">
            <text:p>61</text:p>
          </table:table-cell>
          <table:table-cell office:value-type="float" office:value="43" calcext:value-type="float">
            <text:p>43</text:p>
          </table:table-cell>
          <table:table-cell office:value-type="float" office:value="4182" calcext:value-type="float">
            <text:p>4182</text:p>
          </table:table-cell>
          <table:table-cell office:value-type="float" office:value="5154" calcext:value-type="float">
            <text:p>5154</text:p>
          </table:table-cell>
          <table:table-cell table:formula="of:=([.B271]*[.C271]-[.D271]*[.A271])" office:value-type="float" office:value="2136" calcext:value-type="float">
            <text:p>2136</text:p>
          </table:table-cell>
          <table:table-cell table:formula="of:=[.F271]*[.C271]-[.D271]*[.E271]" office:value-type="float" office:value="134568" calcext:value-type="float">
            <text:p>134568</text:p>
          </table:table-cell>
          <table:table-cell table:formula="of:=[.B271]*[.E271]-[.F271]*[.A271]" office:value-type="float" office:value="108936" calcext:value-type="float">
            <text:p>108936</text:p>
          </table:table-cell>
          <table:table-cell table:style-name="ce1" table:formula="of:=MOD([.H271];[.G271])" office:value-type="float" office:value="0" calcext:value-type="float">
            <text:p>0</text:p>
          </table:table-cell>
          <table:table-cell table:style-name="ce1" table:formula="of:=MOD([.I271];[.G271])" office:value-type="float" office:value="0" calcext:value-type="float">
            <text:p>0</text:p>
          </table:table-cell>
          <table:table-cell table:style-name="ce1" table:formula="of:=IF([.J271]+[.K271]=0;1;0)" office:value-type="float" office:value="1" calcext:value-type="float">
            <text:p>1</text:p>
          </table:table-cell>
          <table:table-cell table:style-name="ce1" table:formula="of:=[.L271]*[.H271]/[.G271]" office:value-type="float" office:value="63" calcext:value-type="float">
            <text:p>63</text:p>
          </table:table-cell>
          <table:table-cell table:style-name="ce1" table:formula="of:=[.L271]*[.I271]/[.G271]" office:value-type="float" office:value="51" calcext:value-type="float">
            <text:p>51</text:p>
          </table:table-cell>
          <table:table-cell table:style-name="ce1" table:formula="of:=[.M271]*3+[.N271]"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55" calcext:value-type="float">
            <text:p>55</text:p>
          </table:table-cell>
          <table:table-cell office:value-type="float" office:value="9909" calcext:value-type="float">
            <text:p>9909</text:p>
          </table:table-cell>
          <table:table-cell office:value-type="float" office:value="3314" calcext:value-type="float">
            <text:p>3314</text:p>
          </table:table-cell>
          <table:table-cell table:formula="of:=([.B272]*[.C272]-[.D272]*[.A272])" office:value-type="float" office:value="-3833" calcext:value-type="float">
            <text:p>-3833</text:p>
          </table:table-cell>
          <table:table-cell table:formula="of:=[.F272]*[.C272]-[.D272]*[.E272]" office:value-type="float" office:value="-501913" calcext:value-type="float">
            <text:p>-501913</text:p>
          </table:table-cell>
          <table:table-cell table:formula="of:=[.B272]*[.E272]-[.F272]*[.A272]" office:value-type="float" office:value="-103196" calcext:value-type="float">
            <text:p>-103196</text:p>
          </table:table-cell>
          <table:table-cell table:style-name="ce1" table:formula="of:=MOD([.H272];[.G272])" office:value-type="float" office:value="-3623" calcext:value-type="float">
            <text:p>-3623</text:p>
          </table:table-cell>
          <table:table-cell table:style-name="ce1" table:formula="of:=MOD([.I272];[.G272])" office:value-type="float" office:value="-3538" calcext:value-type="float">
            <text:p>-3538</text:p>
          </table:table-cell>
          <table:table-cell table:style-name="ce1" table:formula="of:=IF([.J272]+[.K272]=0;1;0)" office:value-type="float" office:value="0" calcext:value-type="float">
            <text:p>0</text:p>
          </table:table-cell>
          <table:table-cell table:style-name="ce1" table:formula="of:=[.L272]*[.H272]/[.G272]" office:value-type="float" office:value="0" calcext:value-type="float">
            <text:p>0</text:p>
          </table:table-cell>
          <table:table-cell table:style-name="ce1" table:formula="of:=[.L272]*[.I272]/[.G272]" office:value-type="float" office:value="0" calcext:value-type="float">
            <text:p>0</text:p>
          </table:table-cell>
          <table:table-cell table:style-name="ce1" table:formula="of:=[.M272]*3+[.N27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7" calcext:value-type="float">
            <text:p>17</text:p>
          </table:table-cell>
          <table:table-cell office:value-type="float" office:value="32" calcext:value-type="float">
            <text:p>32</text:p>
          </table:table-cell>
          <table:table-cell office:value-type="float" office:value="65" calcext:value-type="float">
            <text:p>65</text:p>
          </table:table-cell>
          <table:table-cell office:value-type="float" office:value="10368" calcext:value-type="float">
            <text:p>10368</text:p>
          </table:table-cell>
          <table:table-cell office:value-type="float" office:value="18654" calcext:value-type="float">
            <text:p>18654</text:p>
          </table:table-cell>
          <table:table-cell table:formula="of:=([.B273]*[.C273]-[.D273]*[.A273])" office:value-type="float" office:value="-2576" calcext:value-type="float">
            <text:p>-2576</text:p>
          </table:table-cell>
          <table:table-cell table:formula="of:=[.F273]*[.C273]-[.D273]*[.E273]" office:value-type="float" office:value="-76992" calcext:value-type="float">
            <text:p>-76992</text:p>
          </table:table-cell>
          <table:table-cell table:formula="of:=[.B273]*[.E273]-[.F273]*[.A273]" office:value-type="float" office:value="-719136" calcext:value-type="float">
            <text:p>-719136</text:p>
          </table:table-cell>
          <table:table-cell table:style-name="ce1" table:formula="of:=MOD([.H273];[.G273])" office:value-type="float" office:value="-2288" calcext:value-type="float">
            <text:p>-2288</text:p>
          </table:table-cell>
          <table:table-cell table:style-name="ce1" table:formula="of:=MOD([.I273];[.G273])" office:value-type="float" office:value="-432" calcext:value-type="float">
            <text:p>-432</text:p>
          </table:table-cell>
          <table:table-cell table:style-name="ce1" table:formula="of:=IF([.J273]+[.K273]=0;1;0)" office:value-type="float" office:value="0" calcext:value-type="float">
            <text:p>0</text:p>
          </table:table-cell>
          <table:table-cell table:style-name="ce1" table:formula="of:=[.L273]*[.H273]/[.G273]" office:value-type="float" office:value="0" calcext:value-type="float">
            <text:p>0</text:p>
          </table:table-cell>
          <table:table-cell table:style-name="ce1" table:formula="of:=[.L273]*[.I273]/[.G273]" office:value-type="float" office:value="0" calcext:value-type="float">
            <text:p>0</text:p>
          </table:table-cell>
          <table:table-cell table:style-name="ce1" table:formula="of:=[.M273]*3+[.N27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52" calcext:value-type="float">
            <text:p>52</text:p>
          </table:table-cell>
          <table:table-cell office:value-type="float" office:value="1809" calcext:value-type="float">
            <text:p>1809</text:p>
          </table:table-cell>
          <table:table-cell office:value-type="float" office:value="4130" calcext:value-type="float">
            <text:p>4130</text:p>
          </table:table-cell>
          <table:table-cell table:formula="of:=([.B274]*[.C274]-[.D274]*[.A274])" office:value-type="float" office:value="-2594" calcext:value-type="float">
            <text:p>-2594</text:p>
          </table:table-cell>
          <table:table-cell table:formula="of:=[.F274]*[.C274]-[.D274]*[.E274]" office:value-type="float" office:value="-23858" calcext:value-type="float">
            <text:p>-23858</text:p>
          </table:table-cell>
          <table:table-cell table:formula="of:=[.B274]*[.E274]-[.F274]*[.A274]" office:value-type="float" office:value="-190424" calcext:value-type="float">
            <text:p>-190424</text:p>
          </table:table-cell>
          <table:table-cell table:style-name="ce1" table:formula="of:=MOD([.H274];[.G274])" office:value-type="float" office:value="-512" calcext:value-type="float">
            <text:p>-512</text:p>
          </table:table-cell>
          <table:table-cell table:style-name="ce1" table:formula="of:=MOD([.I274];[.G274])" office:value-type="float" office:value="-1062" calcext:value-type="float">
            <text:p>-1062</text:p>
          </table:table-cell>
          <table:table-cell table:style-name="ce1" table:formula="of:=IF([.J274]+[.K274]=0;1;0)" office:value-type="float" office:value="0" calcext:value-type="float">
            <text:p>0</text:p>
          </table:table-cell>
          <table:table-cell table:style-name="ce1" table:formula="of:=[.L274]*[.H274]/[.G274]" office:value-type="float" office:value="0" calcext:value-type="float">
            <text:p>0</text:p>
          </table:table-cell>
          <table:table-cell table:style-name="ce1" table:formula="of:=[.L274]*[.I274]/[.G274]" office:value-type="float" office:value="0" calcext:value-type="float">
            <text:p>0</text:p>
          </table:table-cell>
          <table:table-cell table:style-name="ce1" table:formula="of:=[.M274]*3+[.N27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80" calcext:value-type="float">
            <text:p>80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736" calcext:value-type="float">
            <text:p>1736</text:p>
          </table:table-cell>
          <table:table-cell office:value-type="float" office:value="5672" calcext:value-type="float">
            <text:p>5672</text:p>
          </table:table-cell>
          <table:table-cell table:formula="of:=([.B275]*[.C275]-[.D275]*[.A275])" office:value-type="float" office:value="3524" calcext:value-type="float">
            <text:p>3524</text:p>
          </table:table-cell>
          <table:table-cell table:formula="of:=[.F275]*[.C275]-[.D275]*[.E275]" office:value-type="float" office:value="246680" calcext:value-type="float">
            <text:p>246680</text:p>
          </table:table-cell>
          <table:table-cell table:formula="of:=[.B275]*[.E275]-[.F275]*[.A275]" office:value-type="float" office:value="14096" calcext:value-type="float">
            <text:p>14096</text:p>
          </table:table-cell>
          <table:table-cell table:style-name="ce1" table:formula="of:=MOD([.H275];[.G275])" office:value-type="float" office:value="0" calcext:value-type="float">
            <text:p>0</text:p>
          </table:table-cell>
          <table:table-cell table:style-name="ce1" table:formula="of:=MOD([.I275];[.G275])" office:value-type="float" office:value="0" calcext:value-type="float">
            <text:p>0</text:p>
          </table:table-cell>
          <table:table-cell table:style-name="ce1" table:formula="of:=IF([.J275]+[.K275]=0;1;0)" office:value-type="float" office:value="1" calcext:value-type="float">
            <text:p>1</text:p>
          </table:table-cell>
          <table:table-cell table:style-name="ce1" table:formula="of:=[.L275]*[.H275]/[.G275]" office:value-type="float" office:value="70" calcext:value-type="float">
            <text:p>70</text:p>
          </table:table-cell>
          <table:table-cell table:style-name="ce1" table:formula="of:=[.L275]*[.I275]/[.G275]" office:value-type="float" office:value="4" calcext:value-type="float">
            <text:p>4</text:p>
          </table:table-cell>
          <table:table-cell table:style-name="ce1" table:formula="of:=[.M275]*3+[.N275]" office:value-type="float" office:value="214" calcext:value-type="float">
            <text:p>214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41" calcext:value-type="float">
            <text:p>41</text:p>
          </table:table-cell>
          <table:table-cell office:value-type="float" office:value="23" calcext:value-type="float">
            <text:p>23</text:p>
          </table:table-cell>
          <table:table-cell office:value-type="float" office:value="92" calcext:value-type="float">
            <text:p>92</text:p>
          </table:table-cell>
          <table:table-cell office:value-type="float" office:value="2851" calcext:value-type="float">
            <text:p>2851</text:p>
          </table:table-cell>
          <table:table-cell office:value-type="float" office:value="8476" calcext:value-type="float">
            <text:p>8476</text:p>
          </table:table-cell>
          <table:table-cell table:formula="of:=([.B276]*[.C276]-[.D276]*[.A276])" office:value-type="float" office:value="-4209" calcext:value-type="float">
            <text:p>-4209</text:p>
          </table:table-cell>
          <table:table-cell table:formula="of:=[.F276]*[.C276]-[.D276]*[.E276]" office:value-type="float" office:value="-67344" calcext:value-type="float">
            <text:p>-67344</text:p>
          </table:table-cell>
          <table:table-cell table:formula="of:=[.B276]*[.E276]-[.F276]*[.A276]" office:value-type="float" office:value="-357765" calcext:value-type="float">
            <text:p>-357765</text:p>
          </table:table-cell>
          <table:table-cell table:style-name="ce1" table:formula="of:=MOD([.H276];[.G276])" office:value-type="float" office:value="0" calcext:value-type="float">
            <text:p>0</text:p>
          </table:table-cell>
          <table:table-cell table:style-name="ce1" table:formula="of:=MOD([.I276];[.G276])" office:value-type="float" office:value="0" calcext:value-type="float">
            <text:p>0</text:p>
          </table:table-cell>
          <table:table-cell table:style-name="ce1" table:formula="of:=IF([.J276]+[.K276]=0;1;0)" office:value-type="float" office:value="1" calcext:value-type="float">
            <text:p>1</text:p>
          </table:table-cell>
          <table:table-cell table:style-name="ce1" table:formula="of:=[.L276]*[.H276]/[.G276]" office:value-type="float" office:value="16" calcext:value-type="float">
            <text:p>16</text:p>
          </table:table-cell>
          <table:table-cell table:style-name="ce1" table:formula="of:=[.L276]*[.I276]/[.G276]" office:value-type="float" office:value="85" calcext:value-type="float">
            <text:p>85</text:p>
          </table:table-cell>
          <table:table-cell table:style-name="ce1" table:formula="of:=[.M276]*3+[.N276]"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office:value-type="float" office:value="76" calcext:value-type="float">
            <text:p>76</text:p>
          </table:table-cell>
          <table:table-cell office:value-type="float" office:value="884" calcext:value-type="float">
            <text:p>884</text:p>
          </table:table-cell>
          <table:table-cell office:value-type="float" office:value="2873" calcext:value-type="float">
            <text:p>2873</text:p>
          </table:table-cell>
          <table:table-cell table:formula="of:=([.B277]*[.C277]-[.D277]*[.A277])" office:value-type="float" office:value="-5083" calcext:value-type="float">
            <text:p>-5083</text:p>
          </table:table-cell>
          <table:table-cell table:formula="of:=[.F277]*[.C277]-[.D277]*[.E277]" office:value-type="float" office:value="-35581" calcext:value-type="float">
            <text:p>-35581</text:p>
          </table:table-cell>
          <table:table-cell table:formula="of:=[.B277]*[.E277]-[.F277]*[.A277]" office:value-type="float" office:value="-162656" calcext:value-type="float">
            <text:p>-162656</text:p>
          </table:table-cell>
          <table:table-cell table:style-name="ce1" table:formula="of:=MOD([.H277];[.G277])" office:value-type="float" office:value="0" calcext:value-type="float">
            <text:p>0</text:p>
          </table:table-cell>
          <table:table-cell table:style-name="ce1" table:formula="of:=MOD([.I277];[.G277])" office:value-type="float" office:value="0" calcext:value-type="float">
            <text:p>0</text:p>
          </table:table-cell>
          <table:table-cell table:style-name="ce1" table:formula="of:=IF([.J277]+[.K277]=0;1;0)" office:value-type="float" office:value="1" calcext:value-type="float">
            <text:p>1</text:p>
          </table:table-cell>
          <table:table-cell table:style-name="ce1" table:formula="of:=[.L277]*[.H277]/[.G277]" office:value-type="float" office:value="7" calcext:value-type="float">
            <text:p>7</text:p>
          </table:table-cell>
          <table:table-cell table:style-name="ce1" table:formula="of:=[.L277]*[.I277]/[.G277]" office:value-type="float" office:value="32" calcext:value-type="float">
            <text:p>32</text:p>
          </table:table-cell>
          <table:table-cell table:style-name="ce1" table:formula="of:=[.M277]*3+[.N277]" office:value-type="float" office:value="53" calcext:value-type="float">
            <text:p>5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51" calcext:value-type="float">
            <text:p>51</text:p>
          </table:table-cell>
          <table:table-cell office:value-type="float" office:value="5338" calcext:value-type="float">
            <text:p>5338</text:p>
          </table:table-cell>
          <table:table-cell office:value-type="float" office:value="4048" calcext:value-type="float">
            <text:p>4048</text:p>
          </table:table-cell>
          <table:table-cell table:formula="of:=([.B278]*[.C278]-[.D278]*[.A278])" office:value-type="float" office:value="-2334" calcext:value-type="float">
            <text:p>-2334</text:p>
          </table:table-cell>
          <table:table-cell table:formula="of:=[.F278]*[.C278]-[.D278]*[.E278]" office:value-type="float" office:value="-114366" calcext:value-type="float">
            <text:p>-114366</text:p>
          </table:table-cell>
          <table:table-cell table:formula="of:=[.B278]*[.E278]-[.F278]*[.A278]" office:value-type="float" office:value="-149376" calcext:value-type="float">
            <text:p>-149376</text:p>
          </table:table-cell>
          <table:table-cell table:style-name="ce1" table:formula="of:=MOD([.H278];[.G278])" office:value-type="float" office:value="0" calcext:value-type="float">
            <text:p>0</text:p>
          </table:table-cell>
          <table:table-cell table:style-name="ce1" table:formula="of:=MOD([.I278];[.G278])" office:value-type="float" office:value="0" calcext:value-type="float">
            <text:p>0</text:p>
          </table:table-cell>
          <table:table-cell table:style-name="ce1" table:formula="of:=IF([.J278]+[.K278]=0;1;0)" office:value-type="float" office:value="1" calcext:value-type="float">
            <text:p>1</text:p>
          </table:table-cell>
          <table:table-cell table:style-name="ce1" table:formula="of:=[.L278]*[.H278]/[.G278]" office:value-type="float" office:value="49" calcext:value-type="float">
            <text:p>49</text:p>
          </table:table-cell>
          <table:table-cell table:style-name="ce1" table:formula="of:=[.L278]*[.I278]/[.G278]" office:value-type="float" office:value="64" calcext:value-type="float">
            <text:p>64</text:p>
          </table:table-cell>
          <table:table-cell table:style-name="ce1" table:formula="of:=[.M278]*3+[.N278]" office:value-type="float" office:value="211" calcext:value-type="float">
            <text:p>21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float" office:value="52" calcext:value-type="float">
            <text:p>52</text:p>
          </table:table-cell>
          <table:table-cell office:value-type="float" office:value="27" calcext:value-type="float">
            <text:p>27</text:p>
          </table:table-cell>
          <table:table-cell office:value-type="float" office:value="10910" calcext:value-type="float">
            <text:p>10910</text:p>
          </table:table-cell>
          <table:table-cell office:value-type="float" office:value="12566" calcext:value-type="float">
            <text:p>12566</text:p>
          </table:table-cell>
          <table:table-cell table:formula="of:=([.B279]*[.C279]-[.D279]*[.A279])" office:value-type="float" office:value="897" calcext:value-type="float">
            <text:p>897</text:p>
          </table:table-cell>
          <table:table-cell table:formula="of:=[.F279]*[.C279]-[.D279]*[.E279]" office:value-type="float" office:value="358862" calcext:value-type="float">
            <text:p>358862</text:p>
          </table:table-cell>
          <table:table-cell table:formula="of:=[.B279]*[.E279]-[.F279]*[.A279]" office:value-type="float" office:value="98482" calcext:value-type="float">
            <text:p>98482</text:p>
          </table:table-cell>
          <table:table-cell table:style-name="ce1" table:formula="of:=MOD([.H279];[.G279])" office:value-type="float" office:value="62" calcext:value-type="float">
            <text:p>62</text:p>
          </table:table-cell>
          <table:table-cell table:style-name="ce1" table:formula="of:=MOD([.I279];[.G279])" office:value-type="float" office:value="709" calcext:value-type="float">
            <text:p>709</text:p>
          </table:table-cell>
          <table:table-cell table:style-name="ce1" table:formula="of:=IF([.J279]+[.K279]=0;1;0)" office:value-type="float" office:value="0" calcext:value-type="float">
            <text:p>0</text:p>
          </table:table-cell>
          <table:table-cell table:style-name="ce1" table:formula="of:=[.L279]*[.H279]/[.G279]" office:value-type="float" office:value="0" calcext:value-type="float">
            <text:p>0</text:p>
          </table:table-cell>
          <table:table-cell table:style-name="ce1" table:formula="of:=[.L279]*[.I279]/[.G279]" office:value-type="float" office:value="0" calcext:value-type="float">
            <text:p>0</text:p>
          </table:table-cell>
          <table:table-cell table:style-name="ce1" table:formula="of:=[.M279]*3+[.N27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793" calcext:value-type="float">
            <text:p>19793</text:p>
          </table:table-cell>
          <table:table-cell office:value-type="float" office:value="2621" calcext:value-type="float">
            <text:p>2621</text:p>
          </table:table-cell>
          <table:table-cell table:formula="of:=([.B280]*[.C280]-[.D280]*[.A280])" office:value-type="float" office:value="1722" calcext:value-type="float">
            <text:p>1722</text:p>
          </table:table-cell>
          <table:table-cell table:formula="of:=[.F280]*[.C280]-[.D280]*[.E280]" office:value-type="float" office:value="-485154" calcext:value-type="float">
            <text:p>-485154</text:p>
          </table:table-cell>
          <table:table-cell table:formula="of:=[.B280]*[.E280]-[.F280]*[.A280]" office:value-type="float" office:value="834198" calcext:value-type="float">
            <text:p>834198</text:p>
          </table:table-cell>
          <table:table-cell table:style-name="ce1" table:formula="of:=MOD([.H280];[.G280])" office:value-type="float" office:value="450" calcext:value-type="float">
            <text:p>450</text:p>
          </table:table-cell>
          <table:table-cell table:style-name="ce1" table:formula="of:=MOD([.I280];[.G280])" office:value-type="float" office:value="750" calcext:value-type="float">
            <text:p>750</text:p>
          </table:table-cell>
          <table:table-cell table:style-name="ce1" table:formula="of:=IF([.J280]+[.K280]=0;1;0)" office:value-type="float" office:value="0" calcext:value-type="float">
            <text:p>0</text:p>
          </table:table-cell>
          <table:table-cell table:style-name="ce1" table:formula="of:=[.L280]*[.H280]/[.G280]" office:value-type="float" office:value="-0" calcext:value-type="float">
            <text:p>0</text:p>
          </table:table-cell>
          <table:table-cell table:style-name="ce1" table:formula="of:=[.L280]*[.I280]/[.G280]" office:value-type="float" office:value="0" calcext:value-type="float">
            <text:p>0</text:p>
          </table:table-cell>
          <table:table-cell table:style-name="ce1" table:formula="of:=[.M280]*3+[.N28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office:value-type="float" office:value="3388" calcext:value-type="float">
            <text:p>3388</text:p>
          </table:table-cell>
          <table:table-cell office:value-type="float" office:value="2670" calcext:value-type="float">
            <text:p>2670</text:p>
          </table:table-cell>
          <table:table-cell table:formula="of:=([.B281]*[.C281]-[.D281]*[.A281])" office:value-type="float" office:value="-1830" calcext:value-type="float">
            <text:p>-1830</text:p>
          </table:table-cell>
          <table:table-cell table:formula="of:=[.F281]*[.C281]-[.D281]*[.E281]" office:value-type="float" office:value="-126680" calcext:value-type="float">
            <text:p>-126680</text:p>
          </table:table-cell>
          <table:table-cell table:formula="of:=[.B281]*[.E281]-[.F281]*[.A281]" office:value-type="float" office:value="-47050" calcext:value-type="float">
            <text:p>-47050</text:p>
          </table:table-cell>
          <table:table-cell table:style-name="ce1" table:formula="of:=MOD([.H281];[.G281])" office:value-type="float" office:value="-410" calcext:value-type="float">
            <text:p>-410</text:p>
          </table:table-cell>
          <table:table-cell table:style-name="ce1" table:formula="of:=MOD([.I281];[.G281])" office:value-type="float" office:value="-1300" calcext:value-type="float">
            <text:p>-1300</text:p>
          </table:table-cell>
          <table:table-cell table:style-name="ce1" table:formula="of:=IF([.J281]+[.K281]=0;1;0)" office:value-type="float" office:value="0" calcext:value-type="float">
            <text:p>0</text:p>
          </table:table-cell>
          <table:table-cell table:style-name="ce1" table:formula="of:=[.L281]*[.H281]/[.G281]" office:value-type="float" office:value="0" calcext:value-type="float">
            <text:p>0</text:p>
          </table:table-cell>
          <table:table-cell table:style-name="ce1" table:formula="of:=[.L281]*[.I281]/[.G281]" office:value-type="float" office:value="0" calcext:value-type="float">
            <text:p>0</text:p>
          </table:table-cell>
          <table:table-cell table:style-name="ce1" table:formula="of:=[.M281]*3+[.N28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float" office:value="51" calcext:value-type="float">
            <text:p>51</text:p>
          </table:table-cell>
          <table:table-cell office:value-type="float" office:value="10873" calcext:value-type="float">
            <text:p>10873</text:p>
          </table:table-cell>
          <table:table-cell office:value-type="float" office:value="459" calcext:value-type="float">
            <text:p>459</text:p>
          </table:table-cell>
          <table:table-cell table:formula="of:=([.B282]*[.C282]-[.D282]*[.A282])" office:value-type="float" office:value="-2056" calcext:value-type="float">
            <text:p>-2056</text:p>
          </table:table-cell>
          <table:table-cell table:formula="of:=[.F282]*[.C282]-[.D282]*[.E282]" office:value-type="float" office:value="-543048" calcext:value-type="float">
            <text:p>-543048</text:p>
          </table:table-cell>
          <table:table-cell table:formula="of:=[.B282]*[.E282]-[.F282]*[.A282]" office:value-type="float" office:value="322232" calcext:value-type="float">
            <text:p>322232</text:p>
          </table:table-cell>
          <table:table-cell table:style-name="ce1" table:formula="of:=MOD([.H282];[.G282])" office:value-type="float" office:value="-264" calcext:value-type="float">
            <text:p>-264</text:p>
          </table:table-cell>
          <table:table-cell table:style-name="ce1" table:formula="of:=MOD([.I282];[.G282])" office:value-type="float" office:value="-560" calcext:value-type="float">
            <text:p>-560</text:p>
          </table:table-cell>
          <table:table-cell table:style-name="ce1" table:formula="of:=IF([.J282]+[.K282]=0;1;0)" office:value-type="float" office:value="0" calcext:value-type="float">
            <text:p>0</text:p>
          </table:table-cell>
          <table:table-cell table:style-name="ce1" table:formula="of:=[.L282]*[.H282]/[.G282]" office:value-type="float" office:value="0" calcext:value-type="float">
            <text:p>0</text:p>
          </table:table-cell>
          <table:table-cell table:style-name="ce1" table:formula="of:=[.L282]*[.I282]/[.G282]" office:value-type="float" office:value="-0" calcext:value-type="float">
            <text:p>0</text:p>
          </table:table-cell>
          <table:table-cell table:style-name="ce1" table:formula="of:=[.M282]*3+[.N28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57" calcext:value-type="float">
            <text:p>57</text:p>
          </table:table-cell>
          <table:table-cell office:value-type="float" office:value="7950" calcext:value-type="float">
            <text:p>7950</text:p>
          </table:table-cell>
          <table:table-cell office:value-type="float" office:value="12650" calcext:value-type="float">
            <text:p>12650</text:p>
          </table:table-cell>
          <table:table-cell table:formula="of:=([.B283]*[.C283]-[.D283]*[.A283])" office:value-type="float" office:value="-2274" calcext:value-type="float">
            <text:p>-2274</text:p>
          </table:table-cell>
          <table:table-cell table:formula="of:=[.F283]*[.C283]-[.D283]*[.E283]" office:value-type="float" office:value="-149550" calcext:value-type="float">
            <text:p>-149550</text:p>
          </table:table-cell>
          <table:table-cell table:formula="of:=[.B283]*[.E283]-[.F283]*[.A283]" office:value-type="float" office:value="-441700" calcext:value-type="float">
            <text:p>-441700</text:p>
          </table:table-cell>
          <table:table-cell table:style-name="ce1" table:formula="of:=MOD([.H283];[.G283])" office:value-type="float" office:value="-1740" calcext:value-type="float">
            <text:p>-1740</text:p>
          </table:table-cell>
          <table:table-cell table:style-name="ce1" table:formula="of:=MOD([.I283];[.G283])" office:value-type="float" office:value="-544" calcext:value-type="float">
            <text:p>-544</text:p>
          </table:table-cell>
          <table:table-cell table:style-name="ce1" table:formula="of:=IF([.J283]+[.K283]=0;1;0)" office:value-type="float" office:value="0" calcext:value-type="float">
            <text:p>0</text:p>
          </table:table-cell>
          <table:table-cell table:style-name="ce1" table:formula="of:=[.L283]*[.H283]/[.G283]" office:value-type="float" office:value="0" calcext:value-type="float">
            <text:p>0</text:p>
          </table:table-cell>
          <table:table-cell table:style-name="ce1" table:formula="of:=[.L283]*[.I283]/[.G283]" office:value-type="float" office:value="0" calcext:value-type="float">
            <text:p>0</text:p>
          </table:table-cell>
          <table:table-cell table:style-name="ce1" table:formula="of:=[.M283]*3+[.N28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2" calcext:value-type="float">
            <text:p>42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float" office:value="4103" calcext:value-type="float">
            <text:p>4103</text:p>
          </table:table-cell>
          <table:table-cell office:value-type="float" office:value="10435" calcext:value-type="float">
            <text:p>10435</text:p>
          </table:table-cell>
          <table:table-cell table:formula="of:=([.B284]*[.C284]-[.D284]*[.A284])" office:value-type="float" office:value="1508" calcext:value-type="float">
            <text:p>1508</text:p>
          </table:table-cell>
          <table:table-cell table:formula="of:=[.F284]*[.C284]-[.D284]*[.E284]" office:value-type="float" office:value="408740" calcext:value-type="float">
            <text:p>408740</text:p>
          </table:table-cell>
          <table:table-cell table:formula="of:=[.B284]*[.E284]-[.F284]*[.A284]" office:value-type="float" office:value="-57244" calcext:value-type="float">
            <text:p>-57244</text:p>
          </table:table-cell>
          <table:table-cell table:style-name="ce1" table:formula="of:=MOD([.H284];[.G284])" office:value-type="float" office:value="72" calcext:value-type="float">
            <text:p>72</text:p>
          </table:table-cell>
          <table:table-cell table:style-name="ce1" table:formula="of:=MOD([.I284];[.G284])" office:value-type="float" office:value="60" calcext:value-type="float">
            <text:p>60</text:p>
          </table:table-cell>
          <table:table-cell table:style-name="ce1" table:formula="of:=IF([.J284]+[.K284]=0;1;0)" office:value-type="float" office:value="0" calcext:value-type="float">
            <text:p>0</text:p>
          </table:table-cell>
          <table:table-cell table:style-name="ce1" table:formula="of:=[.L284]*[.H284]/[.G284]" office:value-type="float" office:value="0" calcext:value-type="float">
            <text:p>0</text:p>
          </table:table-cell>
          <table:table-cell table:style-name="ce1" table:formula="of:=[.L284]*[.I284]/[.G284]" office:value-type="float" office:value="-0" calcext:value-type="float">
            <text:p>0</text:p>
          </table:table-cell>
          <table:table-cell table:style-name="ce1" table:formula="of:=[.M284]*3+[.N28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3" calcext:value-type="float">
            <text:p>53</text:p>
          </table:table-cell>
          <table:table-cell office:value-type="float" office:value="68" calcext:value-type="float">
            <text:p>68</text:p>
          </table:table-cell>
          <table:table-cell office:value-type="float" office:value="33" calcext:value-type="float">
            <text:p>33</text:p>
          </table:table-cell>
          <table:table-cell office:value-type="float" office:value="11472" calcext:value-type="float">
            <text:p>11472</text:p>
          </table:table-cell>
          <table:table-cell office:value-type="float" office:value="10107" calcext:value-type="float">
            <text:p>10107</text:p>
          </table:table-cell>
          <table:table-cell table:formula="of:=([.B285]*[.C285]-[.D285]*[.A285])" office:value-type="float" office:value="3010" calcext:value-type="float">
            <text:p>3010</text:p>
          </table:table-cell>
          <table:table-cell table:formula="of:=[.F285]*[.C285]-[.D285]*[.E285]" office:value-type="float" office:value="308700" calcext:value-type="float">
            <text:p>308700</text:p>
          </table:table-cell>
          <table:table-cell table:formula="of:=[.B285]*[.E285]-[.F285]*[.A285]" office:value-type="float" office:value="426090" calcext:value-type="float">
            <text:p>426090</text:p>
          </table:table-cell>
          <table:table-cell table:style-name="ce1" table:formula="of:=MOD([.H285];[.G285])" office:value-type="float" office:value="1680" calcext:value-type="float">
            <text:p>1680</text:p>
          </table:table-cell>
          <table:table-cell table:style-name="ce1" table:formula="of:=MOD([.I285];[.G285])" office:value-type="float" office:value="1680" calcext:value-type="float">
            <text:p>1680</text:p>
          </table:table-cell>
          <table:table-cell table:style-name="ce1" table:formula="of:=IF([.J285]+[.K285]=0;1;0)" office:value-type="float" office:value="0" calcext:value-type="float">
            <text:p>0</text:p>
          </table:table-cell>
          <table:table-cell table:style-name="ce1" table:formula="of:=[.L285]*[.H285]/[.G285]" office:value-type="float" office:value="0" calcext:value-type="float">
            <text:p>0</text:p>
          </table:table-cell>
          <table:table-cell table:style-name="ce1" table:formula="of:=[.L285]*[.I285]/[.G285]" office:value-type="float" office:value="0" calcext:value-type="float">
            <text:p>0</text:p>
          </table:table-cell>
          <table:table-cell table:style-name="ce1" table:formula="of:=[.M285]*3+[.N28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6" calcext:value-type="float">
            <text:p>56</text:p>
          </table:table-cell>
          <table:table-cell office:value-type="float" office:value="80" calcext:value-type="float">
            <text:p>80</text:p>
          </table:table-cell>
          <table:table-cell office:value-type="float" office:value="27" calcext:value-type="float">
            <text:p>27</text:p>
          </table:table-cell>
          <table:table-cell office:value-type="float" office:value="3968" calcext:value-type="float">
            <text:p>3968</text:p>
          </table:table-cell>
          <table:table-cell office:value-type="float" office:value="8952" calcext:value-type="float">
            <text:p>8952</text:p>
          </table:table-cell>
          <table:table-cell table:formula="of:=([.B286]*[.C286]-[.D286]*[.A286])" office:value-type="float" office:value="4156" calcext:value-type="float">
            <text:p>4156</text:p>
          </table:table-cell>
          <table:table-cell table:formula="of:=[.F286]*[.C286]-[.D286]*[.E286]" office:value-type="float" office:value="609024" calcext:value-type="float">
            <text:p>609024</text:p>
          </table:table-cell>
          <table:table-cell table:formula="of:=[.B286]*[.E286]-[.F286]*[.A286]" office:value-type="float" office:value="114784" calcext:value-type="float">
            <text:p>114784</text:p>
          </table:table-cell>
          <table:table-cell table:style-name="ce1" table:formula="of:=MOD([.H286];[.G286])" office:value-type="float" office:value="2248" calcext:value-type="float">
            <text:p>2248</text:p>
          </table:table-cell>
          <table:table-cell table:style-name="ce1" table:formula="of:=MOD([.I286];[.G286])" office:value-type="float" office:value="2572" calcext:value-type="float">
            <text:p>2572</text:p>
          </table:table-cell>
          <table:table-cell table:style-name="ce1" table:formula="of:=IF([.J286]+[.K286]=0;1;0)" office:value-type="float" office:value="0" calcext:value-type="float">
            <text:p>0</text:p>
          </table:table-cell>
          <table:table-cell table:style-name="ce1" table:formula="of:=[.L286]*[.H286]/[.G286]" office:value-type="float" office:value="0" calcext:value-type="float">
            <text:p>0</text:p>
          </table:table-cell>
          <table:table-cell table:style-name="ce1" table:formula="of:=[.L286]*[.I286]/[.G286]" office:value-type="float" office:value="0" calcext:value-type="float">
            <text:p>0</text:p>
          </table:table-cell>
          <table:table-cell table:style-name="ce1" table:formula="of:=[.M286]*3+[.N28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94" calcext:value-type="float">
            <text:p>94</text:p>
          </table:table-cell>
          <table:table-cell office:value-type="float" office:value="14" calcext:value-type="float">
            <text:p>14</text:p>
          </table:table-cell>
          <table:table-cell office:value-type="float" office:value="86" calcext:value-type="float">
            <text:p>86</text:p>
          </table:table-cell>
          <table:table-cell office:value-type="float" office:value="3108" calcext:value-type="float">
            <text:p>3108</text:p>
          </table:table-cell>
          <table:table-cell office:value-type="float" office:value="6932" calcext:value-type="float">
            <text:p>6932</text:p>
          </table:table-cell>
          <table:table-cell table:formula="of:=([.B287]*[.C287]-[.D287]*[.A287])" office:value-type="float" office:value="-6080" calcext:value-type="float">
            <text:p>-6080</text:p>
          </table:table-cell>
          <table:table-cell table:formula="of:=[.F287]*[.C287]-[.D287]*[.E287]" office:value-type="float" office:value="-170240" calcext:value-type="float">
            <text:p>-170240</text:p>
          </table:table-cell>
          <table:table-cell table:formula="of:=[.B287]*[.E287]-[.F287]*[.A287]" office:value-type="float" office:value="-304000" calcext:value-type="float">
            <text:p>-304000</text:p>
          </table:table-cell>
          <table:table-cell table:style-name="ce1" table:formula="of:=MOD([.H287];[.G287])" office:value-type="float" office:value="0" calcext:value-type="float">
            <text:p>0</text:p>
          </table:table-cell>
          <table:table-cell table:style-name="ce1" table:formula="of:=MOD([.I287];[.G287])" office:value-type="float" office:value="0" calcext:value-type="float">
            <text:p>0</text:p>
          </table:table-cell>
          <table:table-cell table:style-name="ce1" table:formula="of:=IF([.J287]+[.K287]=0;1;0)" office:value-type="float" office:value="1" calcext:value-type="float">
            <text:p>1</text:p>
          </table:table-cell>
          <table:table-cell table:style-name="ce1" table:formula="of:=[.L287]*[.H287]/[.G287]" office:value-type="float" office:value="28" calcext:value-type="float">
            <text:p>28</text:p>
          </table:table-cell>
          <table:table-cell table:style-name="ce1" table:formula="of:=[.L287]*[.I287]/[.G287]" office:value-type="float" office:value="50" calcext:value-type="float">
            <text:p>50</text:p>
          </table:table-cell>
          <table:table-cell table:style-name="ce1" table:formula="of:=[.M287]*3+[.N287]"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72" calcext:value-type="float">
            <text:p>72</text:p>
          </table:table-cell>
          <table:table-cell office:value-type="float" office:value="16698" calcext:value-type="float">
            <text:p>16698</text:p>
          </table:table-cell>
          <table:table-cell office:value-type="float" office:value="19184" calcext:value-type="float">
            <text:p>19184</text:p>
          </table:table-cell>
          <table:table-cell table:formula="of:=([.B288]*[.C288]-[.D288]*[.A288])" office:value-type="float" office:value="-4632" calcext:value-type="float">
            <text:p>-4632</text:p>
          </table:table-cell>
          <table:table-cell table:formula="of:=[.F288]*[.C288]-[.D288]*[.E288]" office:value-type="float" office:value="-895312" calcext:value-type="float">
            <text:p>-895312</text:p>
          </table:table-cell>
          <table:table-cell table:formula="of:=[.B288]*[.E288]-[.F288]*[.A288]" office:value-type="float" office:value="-1084952" calcext:value-type="float">
            <text:p>-1084952</text:p>
          </table:table-cell>
          <table:table-cell table:style-name="ce1" table:formula="of:=MOD([.H288];[.G288])" office:value-type="float" office:value="-1336" calcext:value-type="float">
            <text:p>-1336</text:p>
          </table:table-cell>
          <table:table-cell table:style-name="ce1" table:formula="of:=MOD([.I288];[.G288])" office:value-type="float" office:value="-1064" calcext:value-type="float">
            <text:p>-1064</text:p>
          </table:table-cell>
          <table:table-cell table:style-name="ce1" table:formula="of:=IF([.J288]+[.K288]=0;1;0)" office:value-type="float" office:value="0" calcext:value-type="float">
            <text:p>0</text:p>
          </table:table-cell>
          <table:table-cell table:style-name="ce1" table:formula="of:=[.L288]*[.H288]/[.G288]" office:value-type="float" office:value="0" calcext:value-type="float">
            <text:p>0</text:p>
          </table:table-cell>
          <table:table-cell table:style-name="ce1" table:formula="of:=[.L288]*[.I288]/[.G288]" office:value-type="float" office:value="0" calcext:value-type="float">
            <text:p>0</text:p>
          </table:table-cell>
          <table:table-cell table:style-name="ce1" table:formula="of:=[.M288]*3+[.N28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81" calcext:value-type="float">
            <text:p>81</text:p>
          </table:table-cell>
          <table:table-cell office:value-type="float" office:value="7077" calcext:value-type="float">
            <text:p>7077</text:p>
          </table:table-cell>
          <table:table-cell office:value-type="float" office:value="9659" calcext:value-type="float">
            <text:p>9659</text:p>
          </table:table-cell>
          <table:table-cell table:formula="of:=([.B289]*[.C289]-[.D289]*[.A289])" office:value-type="float" office:value="-4689" calcext:value-type="float">
            <text:p>-4689</text:p>
          </table:table-cell>
          <table:table-cell table:formula="of:=[.F289]*[.C289]-[.D289]*[.E289]" office:value-type="float" office:value="-370398" calcext:value-type="float">
            <text:p>-370398</text:p>
          </table:table-cell>
          <table:table-cell table:formula="of:=[.B289]*[.E289]-[.F289]*[.A289]" office:value-type="float" office:value="-504275" calcext:value-type="float">
            <text:p>-504275</text:p>
          </table:table-cell>
          <table:table-cell table:style-name="ce1" table:formula="of:=MOD([.H289];[.G289])" office:value-type="float" office:value="-4656" calcext:value-type="float">
            <text:p>-4656</text:p>
          </table:table-cell>
          <table:table-cell table:style-name="ce1" table:formula="of:=MOD([.I289];[.G289])" office:value-type="float" office:value="-2552" calcext:value-type="float">
            <text:p>-2552</text:p>
          </table:table-cell>
          <table:table-cell table:style-name="ce1" table:formula="of:=IF([.J289]+[.K289]=0;1;0)" office:value-type="float" office:value="0" calcext:value-type="float">
            <text:p>0</text:p>
          </table:table-cell>
          <table:table-cell table:style-name="ce1" table:formula="of:=[.L289]*[.H289]/[.G289]" office:value-type="float" office:value="0" calcext:value-type="float">
            <text:p>0</text:p>
          </table:table-cell>
          <table:table-cell table:style-name="ce1" table:formula="of:=[.L289]*[.I289]/[.G289]" office:value-type="float" office:value="0" calcext:value-type="float">
            <text:p>0</text:p>
          </table:table-cell>
          <table:table-cell table:style-name="ce1" table:formula="of:=[.M289]*3+[.N28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28" calcext:value-type="float">
            <text:p>28</text:p>
          </table:table-cell>
          <table:table-cell office:value-type="float" office:value="13276" calcext:value-type="float">
            <text:p>13276</text:p>
          </table:table-cell>
          <table:table-cell office:value-type="float" office:value="4022" calcext:value-type="float">
            <text:p>4022</text:p>
          </table:table-cell>
          <table:table-cell table:formula="of:=([.B290]*[.C290]-[.D290]*[.A290])" office:value-type="float" office:value="3682" calcext:value-type="float">
            <text:p>3682</text:p>
          </table:table-cell>
          <table:table-cell table:formula="of:=[.F290]*[.C290]-[.D290]*[.E290]" office:value-type="float" office:value="-106276" calcext:value-type="float">
            <text:p>-106276</text:p>
          </table:table-cell>
          <table:table-cell table:formula="of:=[.B290]*[.E290]-[.F290]*[.A290]" office:value-type="float" office:value="768014" calcext:value-type="float">
            <text:p>768014</text:p>
          </table:table-cell>
          <table:table-cell table:style-name="ce1" table:formula="of:=MOD([.H290];[.G290])" office:value-type="float" office:value="502" calcext:value-type="float">
            <text:p>502</text:p>
          </table:table-cell>
          <table:table-cell table:style-name="ce1" table:formula="of:=MOD([.I290];[.G290])" office:value-type="float" office:value="2158" calcext:value-type="float">
            <text:p>2158</text:p>
          </table:table-cell>
          <table:table-cell table:style-name="ce1" table:formula="of:=IF([.J290]+[.K290]=0;1;0)" office:value-type="float" office:value="0" calcext:value-type="float">
            <text:p>0</text:p>
          </table:table-cell>
          <table:table-cell table:style-name="ce1" table:formula="of:=[.L290]*[.H290]/[.G290]" office:value-type="float" office:value="-0" calcext:value-type="float">
            <text:p>0</text:p>
          </table:table-cell>
          <table:table-cell table:style-name="ce1" table:formula="of:=[.L290]*[.I290]/[.G290]" office:value-type="float" office:value="0" calcext:value-type="float">
            <text:p>0</text:p>
          </table:table-cell>
          <table:table-cell table:style-name="ce1" table:formula="of:=[.M290]*3+[.N29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48" calcext:value-type="float">
            <text:p>48</text:p>
          </table:table-cell>
          <table:table-cell office:value-type="float" office:value="7514" calcext:value-type="float">
            <text:p>7514</text:p>
          </table:table-cell>
          <table:table-cell office:value-type="float" office:value="1718" calcext:value-type="float">
            <text:p>1718</text:p>
          </table:table-cell>
          <table:table-cell table:formula="of:=([.B291]*[.C291]-[.D291]*[.A291])" office:value-type="float" office:value="-2802" calcext:value-type="float">
            <text:p>-2802</text:p>
          </table:table-cell>
          <table:table-cell table:formula="of:=[.F291]*[.C291]-[.D291]*[.E291]" office:value-type="float" office:value="-329748" calcext:value-type="float">
            <text:p>-329748</text:p>
          </table:table-cell>
          <table:table-cell table:formula="of:=[.B291]*[.E291]-[.F291]*[.A291]" office:value-type="float" office:value="167632" calcext:value-type="float">
            <text:p>167632</text:p>
          </table:table-cell>
          <table:table-cell table:style-name="ce1" table:formula="of:=MOD([.H291];[.G291])" office:value-type="float" office:value="-1914" calcext:value-type="float">
            <text:p>-1914</text:p>
          </table:table-cell>
          <table:table-cell table:style-name="ce1" table:formula="of:=MOD([.I291];[.G291])" office:value-type="float" office:value="-488" calcext:value-type="float">
            <text:p>-488</text:p>
          </table:table-cell>
          <table:table-cell table:style-name="ce1" table:formula="of:=IF([.J291]+[.K291]=0;1;0)" office:value-type="float" office:value="0" calcext:value-type="float">
            <text:p>0</text:p>
          </table:table-cell>
          <table:table-cell table:style-name="ce1" table:formula="of:=[.L291]*[.H291]/[.G291]" office:value-type="float" office:value="0" calcext:value-type="float">
            <text:p>0</text:p>
          </table:table-cell>
          <table:table-cell table:style-name="ce1" table:formula="of:=[.L291]*[.I291]/[.G291]" office:value-type="float" office:value="-0" calcext:value-type="float">
            <text:p>0</text:p>
          </table:table-cell>
          <table:table-cell table:style-name="ce1" table:formula="of:=[.M291]*3+[.N29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94" calcext:value-type="float">
            <text:p>94</text:p>
          </table:table-cell>
          <table:table-cell office:value-type="float" office:value="77" calcext:value-type="float">
            <text:p>77</text:p>
          </table:table-cell>
          <table:table-cell office:value-type="float" office:value="32" calcext:value-type="float">
            <text:p>32</text:p>
          </table:table-cell>
          <table:table-cell office:value-type="float" office:value="2489" calcext:value-type="float">
            <text:p>2489</text:p>
          </table:table-cell>
          <table:table-cell office:value-type="float" office:value="7556" calcext:value-type="float">
            <text:p>7556</text:p>
          </table:table-cell>
          <table:table-cell table:formula="of:=([.B292]*[.C292]-[.D292]*[.A292])" office:value-type="float" office:value="6438" calcext:value-type="float">
            <text:p>6438</text:p>
          </table:table-cell>
          <table:table-cell table:formula="of:=[.F292]*[.C292]-[.D292]*[.E292]" office:value-type="float" office:value="502164" calcext:value-type="float">
            <text:p>502164</text:p>
          </table:table-cell>
          <table:table-cell table:formula="of:=[.B292]*[.E292]-[.F292]*[.A292]" office:value-type="float" office:value="45066" calcext:value-type="float">
            <text:p>45066</text:p>
          </table:table-cell>
          <table:table-cell table:style-name="ce1" table:formula="of:=MOD([.H292];[.G292])" office:value-type="float" office:value="0" calcext:value-type="float">
            <text:p>0</text:p>
          </table:table-cell>
          <table:table-cell table:style-name="ce1" table:formula="of:=MOD([.I292];[.G292])" office:value-type="float" office:value="0" calcext:value-type="float">
            <text:p>0</text:p>
          </table:table-cell>
          <table:table-cell table:style-name="ce1" table:formula="of:=IF([.J292]+[.K292]=0;1;0)" office:value-type="float" office:value="1" calcext:value-type="float">
            <text:p>1</text:p>
          </table:table-cell>
          <table:table-cell table:style-name="ce1" table:formula="of:=[.L292]*[.H292]/[.G292]" office:value-type="float" office:value="78" calcext:value-type="float">
            <text:p>78</text:p>
          </table:table-cell>
          <table:table-cell table:style-name="ce1" table:formula="of:=[.L292]*[.I292]/[.G292]" office:value-type="float" office:value="7" calcext:value-type="float">
            <text:p>7</text:p>
          </table:table-cell>
          <table:table-cell table:style-name="ce1" table:formula="of:=[.M292]*3+[.N292]" office:value-type="float" office:value="241" calcext:value-type="float">
            <text:p>24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17" calcext:value-type="float">
            <text:p>17</text:p>
          </table:table-cell>
          <table:table-cell office:value-type="float" office:value="14104" calcext:value-type="float">
            <text:p>14104</text:p>
          </table:table-cell>
          <table:table-cell office:value-type="float" office:value="6316" calcext:value-type="float">
            <text:p>6316</text:p>
          </table:table-cell>
          <table:table-cell table:formula="of:=([.B293]*[.C293]-[.D293]*[.A293])" office:value-type="float" office:value="6585" calcext:value-type="float">
            <text:p>6585</text:p>
          </table:table-cell>
          <table:table-cell table:formula="of:=[.F293]*[.C293]-[.D293]*[.E293]" office:value-type="float" office:value="284460" calcext:value-type="float">
            <text:p>284460</text:p>
          </table:table-cell>
          <table:table-cell table:formula="of:=[.B293]*[.E293]-[.F293]*[.A293]" office:value-type="float" office:value="1074420" calcext:value-type="float">
            <text:p>1074420</text:p>
          </table:table-cell>
          <table:table-cell table:style-name="ce1" table:formula="of:=MOD([.H293];[.G293])" office:value-type="float" office:value="1305" calcext:value-type="float">
            <text:p>1305</text:p>
          </table:table-cell>
          <table:table-cell table:style-name="ce1" table:formula="of:=MOD([.I293];[.G293])" office:value-type="float" office:value="1065" calcext:value-type="float">
            <text:p>1065</text:p>
          </table:table-cell>
          <table:table-cell table:style-name="ce1" table:formula="of:=IF([.J293]+[.K293]=0;1;0)" office:value-type="float" office:value="0" calcext:value-type="float">
            <text:p>0</text:p>
          </table:table-cell>
          <table:table-cell table:style-name="ce1" table:formula="of:=[.L293]*[.H293]/[.G293]" office:value-type="float" office:value="0" calcext:value-type="float">
            <text:p>0</text:p>
          </table:table-cell>
          <table:table-cell table:style-name="ce1" table:formula="of:=[.L293]*[.I293]/[.G293]" office:value-type="float" office:value="0" calcext:value-type="float">
            <text:p>0</text:p>
          </table:table-cell>
          <table:table-cell table:style-name="ce1" table:formula="of:=[.M293]*3+[.N29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11965" calcext:value-type="float">
            <text:p>11965</text:p>
          </table:table-cell>
          <table:table-cell office:value-type="float" office:value="1114" calcext:value-type="float">
            <text:p>1114</text:p>
          </table:table-cell>
          <table:table-cell table:formula="of:=([.B294]*[.C294]-[.D294]*[.A294])" office:value-type="float" office:value="-6264" calcext:value-type="float">
            <text:p>-6264</text:p>
          </table:table-cell>
          <table:table-cell table:formula="of:=[.F294]*[.C294]-[.D294]*[.E294]" office:value-type="float" office:value="-916560" calcext:value-type="float">
            <text:p>-916560</text:p>
          </table:table-cell>
          <table:table-cell table:formula="of:=[.B294]*[.E294]-[.F294]*[.A294]" office:value-type="float" office:value="75048" calcext:value-type="float">
            <text:p>75048</text:p>
          </table:table-cell>
          <table:table-cell table:style-name="ce1" table:formula="of:=MOD([.H294];[.G294])" office:value-type="float" office:value="-2016" calcext:value-type="float">
            <text:p>-2016</text:p>
          </table:table-cell>
          <table:table-cell table:style-name="ce1" table:formula="of:=MOD([.I294];[.G294])" office:value-type="float" office:value="-120" calcext:value-type="float">
            <text:p>-120</text:p>
          </table:table-cell>
          <table:table-cell table:style-name="ce1" table:formula="of:=IF([.J294]+[.K294]=0;1;0)" office:value-type="float" office:value="0" calcext:value-type="float">
            <text:p>0</text:p>
          </table:table-cell>
          <table:table-cell table:style-name="ce1" table:formula="of:=[.L294]*[.H294]/[.G294]" office:value-type="float" office:value="0" calcext:value-type="float">
            <text:p>0</text:p>
          </table:table-cell>
          <table:table-cell table:style-name="ce1" table:formula="of:=[.L294]*[.I294]/[.G294]" office:value-type="float" office:value="-0" calcext:value-type="float">
            <text:p>0</text:p>
          </table:table-cell>
          <table:table-cell table:style-name="ce1" table:formula="of:=[.M294]*3+[.N29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1" calcext:value-type="float">
            <text:p>21</text:p>
          </table:table-cell>
          <table:table-cell office:value-type="float" office:value="61" calcext:value-type="float">
            <text:p>61</text:p>
          </table:table-cell>
          <table:table-cell office:value-type="float" office:value="93" calcext:value-type="float">
            <text:p>93</text:p>
          </table:table-cell>
          <table:table-cell office:value-type="float" office:value="5943" calcext:value-type="float">
            <text:p>5943</text:p>
          </table:table-cell>
          <table:table-cell office:value-type="float" office:value="4761" calcext:value-type="float">
            <text:p>4761</text:p>
          </table:table-cell>
          <table:table-cell table:formula="of:=([.B295]*[.C295]-[.D295]*[.A295])" office:value-type="float" office:value="-4857" calcext:value-type="float">
            <text:p>-4857</text:p>
          </table:table-cell>
          <table:table-cell table:formula="of:=[.F295]*[.C295]-[.D295]*[.E295]" office:value-type="float" office:value="-262278" calcext:value-type="float">
            <text:p>-262278</text:p>
          </table:table-cell>
          <table:table-cell table:formula="of:=[.B295]*[.E295]-[.F295]*[.A295]" office:value-type="float" office:value="-189423" calcext:value-type="float">
            <text:p>-189423</text:p>
          </table:table-cell>
          <table:table-cell table:style-name="ce1" table:formula="of:=MOD([.H295];[.G295])" office:value-type="float" office:value="0" calcext:value-type="float">
            <text:p>0</text:p>
          </table:table-cell>
          <table:table-cell table:style-name="ce1" table:formula="of:=MOD([.I295];[.G295])" office:value-type="float" office:value="0" calcext:value-type="float">
            <text:p>0</text:p>
          </table:table-cell>
          <table:table-cell table:style-name="ce1" table:formula="of:=IF([.J295]+[.K295]=0;1;0)" office:value-type="float" office:value="1" calcext:value-type="float">
            <text:p>1</text:p>
          </table:table-cell>
          <table:table-cell table:style-name="ce1" table:formula="of:=[.L295]*[.H295]/[.G295]" office:value-type="float" office:value="54" calcext:value-type="float">
            <text:p>54</text:p>
          </table:table-cell>
          <table:table-cell table:style-name="ce1" table:formula="of:=[.L295]*[.I295]/[.G295]" office:value-type="float" office:value="39" calcext:value-type="float">
            <text:p>39</text:p>
          </table:table-cell>
          <table:table-cell table:style-name="ce1" table:formula="of:=[.M295]*3+[.N295]" office:value-type="float" office:value="201" calcext:value-type="float">
            <text:p>20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53" calcext:value-type="float">
            <text:p>53</text:p>
          </table:table-cell>
          <table:table-cell office:value-type="float" office:value="46" calcext:value-type="float">
            <text:p>46</text:p>
          </table:table-cell>
          <table:table-cell office:value-type="float" office:value="22" calcext:value-type="float">
            <text:p>22</text:p>
          </table:table-cell>
          <table:table-cell office:value-type="float" office:value="1224" calcext:value-type="float">
            <text:p>1224</text:p>
          </table:table-cell>
          <table:table-cell office:value-type="float" office:value="19303" calcext:value-type="float">
            <text:p>19303</text:p>
          </table:table-cell>
          <table:table-cell table:formula="of:=([.B296]*[.C296]-[.D296]*[.A296])" office:value-type="float" office:value="1690" calcext:value-type="float">
            <text:p>1690</text:p>
          </table:table-cell>
          <table:table-cell table:formula="of:=[.F296]*[.C296]-[.D296]*[.E296]" office:value-type="float" office:value="861010" calcext:value-type="float">
            <text:p>861010</text:p>
          </table:table-cell>
          <table:table-cell table:formula="of:=[.B296]*[.E296]-[.F296]*[.A296]" office:value-type="float" office:value="-591430" calcext:value-type="float">
            <text:p>-591430</text:p>
          </table:table-cell>
          <table:table-cell table:style-name="ce1" table:formula="of:=MOD([.H296];[.G296])" office:value-type="float" office:value="800" calcext:value-type="float">
            <text:p>800</text:p>
          </table:table-cell>
          <table:table-cell table:style-name="ce1" table:formula="of:=MOD([.I296];[.G296])" office:value-type="float" office:value="70" calcext:value-type="float">
            <text:p>70</text:p>
          </table:table-cell>
          <table:table-cell table:style-name="ce1" table:formula="of:=IF([.J296]+[.K296]=0;1;0)" office:value-type="float" office:value="0" calcext:value-type="float">
            <text:p>0</text:p>
          </table:table-cell>
          <table:table-cell table:style-name="ce1" table:formula="of:=[.L296]*[.H296]/[.G296]" office:value-type="float" office:value="0" calcext:value-type="float">
            <text:p>0</text:p>
          </table:table-cell>
          <table:table-cell table:style-name="ce1" table:formula="of:=[.L296]*[.I296]/[.G296]" office:value-type="float" office:value="-0" calcext:value-type="float">
            <text:p>0</text:p>
          </table:table-cell>
          <table:table-cell table:style-name="ce1" table:formula="of:=[.M296]*3+[.N29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97" calcext:value-type="float">
            <text:p>97</text:p>
          </table:table-cell>
          <table:table-cell office:value-type="float" office:value="77" calcext:value-type="float">
            <text:p>77</text:p>
          </table:table-cell>
          <table:table-cell office:value-type="float" office:value="14" calcext:value-type="float">
            <text:p>14</text:p>
          </table:table-cell>
          <table:table-cell office:value-type="float" office:value="13362" calcext:value-type="float">
            <text:p>13362</text:p>
          </table:table-cell>
          <table:table-cell office:value-type="float" office:value="9654" calcext:value-type="float">
            <text:p>9654</text:p>
          </table:table-cell>
          <table:table-cell table:formula="of:=([.B297]*[.C297]-[.D297]*[.A297])" office:value-type="float" office:value="6181" calcext:value-type="float">
            <text:p>6181</text:p>
          </table:table-cell>
          <table:table-cell table:formula="of:=[.F297]*[.C297]-[.D297]*[.E297]" office:value-type="float" office:value="556290" calcext:value-type="float">
            <text:p>556290</text:p>
          </table:table-cell>
          <table:table-cell table:formula="of:=[.B297]*[.E297]-[.F297]*[.A297]" office:value-type="float" office:value="407946" calcext:value-type="float">
            <text:p>407946</text:p>
          </table:table-cell>
          <table:table-cell table:style-name="ce1" table:formula="of:=MOD([.H297];[.G297])" office:value-type="float" office:value="0" calcext:value-type="float">
            <text:p>0</text:p>
          </table:table-cell>
          <table:table-cell table:style-name="ce1" table:formula="of:=MOD([.I297];[.G297])" office:value-type="float" office:value="0" calcext:value-type="float">
            <text:p>0</text:p>
          </table:table-cell>
          <table:table-cell table:style-name="ce1" table:formula="of:=IF([.J297]+[.K297]=0;1;0)" office:value-type="float" office:value="1" calcext:value-type="float">
            <text:p>1</text:p>
          </table:table-cell>
          <table:table-cell table:style-name="ce1" table:formula="of:=[.L297]*[.H297]/[.G297]" office:value-type="float" office:value="90" calcext:value-type="float">
            <text:p>90</text:p>
          </table:table-cell>
          <table:table-cell table:style-name="ce1" table:formula="of:=[.L297]*[.I297]/[.G297]" office:value-type="float" office:value="66" calcext:value-type="float">
            <text:p>66</text:p>
          </table:table-cell>
          <table:table-cell table:style-name="ce1" table:formula="of:=[.M297]*3+[.N297]" office:value-type="float" office:value="336" calcext:value-type="float">
            <text:p>33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16834" calcext:value-type="float">
            <text:p>16834</text:p>
          </table:table-cell>
          <table:table-cell office:value-type="float" office:value="16044" calcext:value-type="float">
            <text:p>16044</text:p>
          </table:table-cell>
          <table:table-cell table:formula="of:=([.B298]*[.C298]-[.D298]*[.A298])" office:value-type="float" office:value="910" calcext:value-type="float">
            <text:p>910</text:p>
          </table:table-cell>
          <table:table-cell table:formula="of:=[.F298]*[.C298]-[.D298]*[.E298]" office:value-type="float" office:value="150960" calcext:value-type="float">
            <text:p>150960</text:p>
          </table:table-cell>
          <table:table-cell table:formula="of:=[.B298]*[.E298]-[.F298]*[.A298]" office:value-type="float" office:value="600250" calcext:value-type="float">
            <text:p>600250</text:p>
          </table:table-cell>
          <table:table-cell table:style-name="ce1" table:formula="of:=MOD([.H298];[.G298])" office:value-type="float" office:value="810" calcext:value-type="float">
            <text:p>810</text:p>
          </table:table-cell>
          <table:table-cell table:style-name="ce1" table:formula="of:=MOD([.I298];[.G298])" office:value-type="float" office:value="560" calcext:value-type="float">
            <text:p>560</text:p>
          </table:table-cell>
          <table:table-cell table:style-name="ce1" table:formula="of:=IF([.J298]+[.K298]=0;1;0)" office:value-type="float" office:value="0" calcext:value-type="float">
            <text:p>0</text:p>
          </table:table-cell>
          <table:table-cell table:style-name="ce1" table:formula="of:=[.L298]*[.H298]/[.G298]" office:value-type="float" office:value="0" calcext:value-type="float">
            <text:p>0</text:p>
          </table:table-cell>
          <table:table-cell table:style-name="ce1" table:formula="of:=[.L298]*[.I298]/[.G298]" office:value-type="float" office:value="0" calcext:value-type="float">
            <text:p>0</text:p>
          </table:table-cell>
          <table:table-cell table:style-name="ce1" table:formula="of:=[.M298]*3+[.N29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56" calcext:value-type="float">
            <text:p>56</text:p>
          </table:table-cell>
          <table:table-cell office:value-type="float" office:value="17" calcext:value-type="float">
            <text:p>17</text:p>
          </table:table-cell>
          <table:table-cell office:value-type="float" office:value="78" calcext:value-type="float">
            <text:p>78</text:p>
          </table:table-cell>
          <table:table-cell office:value-type="float" office:value="5214" calcext:value-type="float">
            <text:p>5214</text:p>
          </table:table-cell>
          <table:table-cell office:value-type="float" office:value="9108" calcext:value-type="float">
            <text:p>9108</text:p>
          </table:table-cell>
          <table:table-cell table:formula="of:=([.B299]*[.C299]-[.D299]*[.A299])" office:value-type="float" office:value="-4664" calcext:value-type="float">
            <text:p>-4664</text:p>
          </table:table-cell>
          <table:table-cell table:formula="of:=[.F299]*[.C299]-[.D299]*[.E299]" office:value-type="float" office:value="-251856" calcext:value-type="float">
            <text:p>-251856</text:p>
          </table:table-cell>
          <table:table-cell table:formula="of:=[.B299]*[.E299]-[.F299]*[.A299]" office:value-type="float" office:value="-363792" calcext:value-type="float">
            <text:p>-363792</text:p>
          </table:table-cell>
          <table:table-cell table:style-name="ce1" table:formula="of:=MOD([.H299];[.G299])" office:value-type="float" office:value="0" calcext:value-type="float">
            <text:p>0</text:p>
          </table:table-cell>
          <table:table-cell table:style-name="ce1" table:formula="of:=MOD([.I299];[.G299])" office:value-type="float" office:value="0" calcext:value-type="float">
            <text:p>0</text:p>
          </table:table-cell>
          <table:table-cell table:style-name="ce1" table:formula="of:=IF([.J299]+[.K299]=0;1;0)" office:value-type="float" office:value="1" calcext:value-type="float">
            <text:p>1</text:p>
          </table:table-cell>
          <table:table-cell table:style-name="ce1" table:formula="of:=[.L299]*[.H299]/[.G299]" office:value-type="float" office:value="54" calcext:value-type="float">
            <text:p>54</text:p>
          </table:table-cell>
          <table:table-cell table:style-name="ce1" table:formula="of:=[.L299]*[.I299]/[.G299]" office:value-type="float" office:value="78" calcext:value-type="float">
            <text:p>78</text:p>
          </table:table-cell>
          <table:table-cell table:style-name="ce1" table:formula="of:=[.M299]*3+[.N299]"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13881" calcext:value-type="float">
            <text:p>13881</text:p>
          </table:table-cell>
          <table:table-cell office:value-type="float" office:value="5379" calcext:value-type="float">
            <text:p>5379</text:p>
          </table:table-cell>
          <table:table-cell table:formula="of:=([.B300]*[.C300]-[.D300]*[.A300])" office:value-type="float" office:value="-1151" calcext:value-type="float">
            <text:p>-1151</text:p>
          </table:table-cell>
          <table:table-cell table:formula="of:=[.F300]*[.C300]-[.D300]*[.E300]" office:value-type="float" office:value="-273975" calcext:value-type="float">
            <text:p>-273975</text:p>
          </table:table-cell>
          <table:table-cell table:formula="of:=[.B300]*[.E300]-[.F300]*[.A300]" office:value-type="float" office:value="141579" calcext:value-type="float">
            <text:p>141579</text:p>
          </table:table-cell>
          <table:table-cell table:style-name="ce1" table:formula="of:=MOD([.H300];[.G300])" office:value-type="float" office:value="-37" calcext:value-type="float">
            <text:p>-37</text:p>
          </table:table-cell>
          <table:table-cell table:style-name="ce1" table:formula="of:=MOD([.I300];[.G300])" office:value-type="float" office:value="-1145" calcext:value-type="float">
            <text:p>-1145</text:p>
          </table:table-cell>
          <table:table-cell table:style-name="ce1" table:formula="of:=IF([.J300]+[.K300]=0;1;0)" office:value-type="float" office:value="0" calcext:value-type="float">
            <text:p>0</text:p>
          </table:table-cell>
          <table:table-cell table:style-name="ce1" table:formula="of:=[.L300]*[.H300]/[.G300]" office:value-type="float" office:value="0" calcext:value-type="float">
            <text:p>0</text:p>
          </table:table-cell>
          <table:table-cell table:style-name="ce1" table:formula="of:=[.L300]*[.I300]/[.G300]" office:value-type="float" office:value="-0" calcext:value-type="float">
            <text:p>0</text:p>
          </table:table-cell>
          <table:table-cell table:style-name="ce1" table:formula="of:=[.M300]*3+[.N30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0061" calcext:value-type="float">
            <text:p>10061</text:p>
          </table:table-cell>
          <table:table-cell office:value-type="float" office:value="890" calcext:value-type="float">
            <text:p>890</text:p>
          </table:table-cell>
          <table:table-cell table:formula="of:=([.B301]*[.C301]-[.D301]*[.A301])" office:value-type="float" office:value="2064" calcext:value-type="float">
            <text:p>2064</text:p>
          </table:table-cell>
          <table:table-cell table:formula="of:=[.F301]*[.C301]-[.D301]*[.E301]" office:value-type="float" office:value="-137488" calcext:value-type="float">
            <text:p>-137488</text:p>
          </table:table-cell>
          <table:table-cell table:formula="of:=[.B301]*[.E301]-[.F301]*[.A301]" office:value-type="float" office:value="468688" calcext:value-type="float">
            <text:p>468688</text:p>
          </table:table-cell>
          <table:table-cell table:style-name="ce1" table:formula="of:=MOD([.H301];[.G301])" office:value-type="float" office:value="800" calcext:value-type="float">
            <text:p>800</text:p>
          </table:table-cell>
          <table:table-cell table:style-name="ce1" table:formula="of:=MOD([.I301];[.G301])" office:value-type="float" office:value="160" calcext:value-type="float">
            <text:p>160</text:p>
          </table:table-cell>
          <table:table-cell table:style-name="ce1" table:formula="of:=IF([.J301]+[.K301]=0;1;0)" office:value-type="float" office:value="0" calcext:value-type="float">
            <text:p>0</text:p>
          </table:table-cell>
          <table:table-cell table:style-name="ce1" table:formula="of:=[.L301]*[.H301]/[.G301]" office:value-type="float" office:value="-0" calcext:value-type="float">
            <text:p>0</text:p>
          </table:table-cell>
          <table:table-cell table:style-name="ce1" table:formula="of:=[.L301]*[.I301]/[.G301]" office:value-type="float" office:value="0" calcext:value-type="float">
            <text:p>0</text:p>
          </table:table-cell>
          <table:table-cell table:style-name="ce1" table:formula="of:=[.M301]*3+[.N30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49" calcext:value-type="float">
            <text:p>49</text:p>
          </table:table-cell>
          <table:table-cell office:value-type="float" office:value="1080" calcext:value-type="float">
            <text:p>1080</text:p>
          </table:table-cell>
          <table:table-cell office:value-type="float" office:value="5222" calcext:value-type="float">
            <text:p>5222</text:p>
          </table:table-cell>
          <table:table-cell table:formula="of:=([.B302]*[.C302]-[.D302]*[.A302])" office:value-type="float" office:value="-3044" calcext:value-type="float">
            <text:p>-3044</text:p>
          </table:table-cell>
          <table:table-cell table:formula="of:=[.F302]*[.C302]-[.D302]*[.E302]" office:value-type="float" office:value="9744" calcext:value-type="float">
            <text:p>9744</text:p>
          </table:table-cell>
          <table:table-cell table:formula="of:=[.B302]*[.E302]-[.F302]*[.A302]" office:value-type="float" office:value="-329176" calcext:value-type="float">
            <text:p>-329176</text:p>
          </table:table-cell>
          <table:table-cell table:style-name="ce1" table:formula="of:=MOD([.H302];[.G302])" office:value-type="float" office:value="-2432" calcext:value-type="float">
            <text:p>-2432</text:p>
          </table:table-cell>
          <table:table-cell table:style-name="ce1" table:formula="of:=MOD([.I302];[.G302])" office:value-type="float" office:value="-424" calcext:value-type="float">
            <text:p>-424</text:p>
          </table:table-cell>
          <table:table-cell table:style-name="ce1" table:formula="of:=IF([.J302]+[.K302]=0;1;0)" office:value-type="float" office:value="0" calcext:value-type="float">
            <text:p>0</text:p>
          </table:table-cell>
          <table:table-cell table:style-name="ce1" table:formula="of:=[.L302]*[.H302]/[.G302]" office:value-type="float" office:value="-0" calcext:value-type="float">
            <text:p>0</text:p>
          </table:table-cell>
          <table:table-cell table:style-name="ce1" table:formula="of:=[.L302]*[.I302]/[.G302]" office:value-type="float" office:value="0" calcext:value-type="float">
            <text:p>0</text:p>
          </table:table-cell>
          <table:table-cell table:style-name="ce1" table:formula="of:=[.M302]*3+[.N30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5" calcext:value-type="float">
            <text:p>65</text:p>
          </table:table-cell>
          <table:table-cell office:value-type="float" office:value="42" calcext:value-type="float">
            <text:p>42</text:p>
          </table:table-cell>
          <table:table-cell office:value-type="float" office:value="13" calcext:value-type="float">
            <text:p>13</text:p>
          </table:table-cell>
          <table:table-cell office:value-type="float" office:value="1172" calcext:value-type="float">
            <text:p>1172</text:p>
          </table:table-cell>
          <table:table-cell office:value-type="float" office:value="12678" calcext:value-type="float">
            <text:p>12678</text:p>
          </table:table-cell>
          <table:table-cell table:formula="of:=([.B303]*[.C303]-[.D303]*[.A303])" office:value-type="float" office:value="2587" calcext:value-type="float">
            <text:p>2587</text:p>
          </table:table-cell>
          <table:table-cell table:formula="of:=[.F303]*[.C303]-[.D303]*[.E303]" office:value-type="float" office:value="517240" calcext:value-type="float">
            <text:p>517240</text:p>
          </table:table-cell>
          <table:table-cell table:formula="of:=[.B303]*[.E303]-[.F303]*[.A303]" office:value-type="float" office:value="-63278" calcext:value-type="float">
            <text:p>-63278</text:p>
          </table:table-cell>
          <table:table-cell table:style-name="ce1" table:formula="of:=MOD([.H303];[.G303])" office:value-type="float" office:value="2427" calcext:value-type="float">
            <text:p>2427</text:p>
          </table:table-cell>
          <table:table-cell table:style-name="ce1" table:formula="of:=MOD([.I303];[.G303])" office:value-type="float" office:value="1397" calcext:value-type="float">
            <text:p>1397</text:p>
          </table:table-cell>
          <table:table-cell table:style-name="ce1" table:formula="of:=IF([.J303]+[.K303]=0;1;0)" office:value-type="float" office:value="0" calcext:value-type="float">
            <text:p>0</text:p>
          </table:table-cell>
          <table:table-cell table:style-name="ce1" table:formula="of:=[.L303]*[.H303]/[.G303]" office:value-type="float" office:value="0" calcext:value-type="float">
            <text:p>0</text:p>
          </table:table-cell>
          <table:table-cell table:style-name="ce1" table:formula="of:=[.L303]*[.I303]/[.G303]" office:value-type="float" office:value="-0" calcext:value-type="float">
            <text:p>0</text:p>
          </table:table-cell>
          <table:table-cell table:style-name="ce1" table:formula="of:=[.M303]*3+[.N30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49" calcext:value-type="float">
            <text:p>49</text:p>
          </table:table-cell>
          <table:table-cell office:value-type="float" office:value="3450" calcext:value-type="float">
            <text:p>3450</text:p>
          </table:table-cell>
          <table:table-cell office:value-type="float" office:value="4130" calcext:value-type="float">
            <text:p>4130</text:p>
          </table:table-cell>
          <table:table-cell table:formula="of:=([.B304]*[.C304]-[.D304]*[.A304])" office:value-type="float" office:value="-2380" calcext:value-type="float">
            <text:p>-2380</text:p>
          </table:table-cell>
          <table:table-cell table:formula="of:=[.F304]*[.C304]-[.D304]*[.E304]" office:value-type="float" office:value="-107100" calcext:value-type="float">
            <text:p>-107100</text:p>
          </table:table-cell>
          <table:table-cell table:formula="of:=[.B304]*[.E304]-[.F304]*[.A304]" office:value-type="float" office:value="-154700" calcext:value-type="float">
            <text:p>-154700</text:p>
          </table:table-cell>
          <table:table-cell table:style-name="ce1" table:formula="of:=MOD([.H304];[.G304])" office:value-type="float" office:value="0" calcext:value-type="float">
            <text:p>0</text:p>
          </table:table-cell>
          <table:table-cell table:style-name="ce1" table:formula="of:=MOD([.I304];[.G304])" office:value-type="float" office:value="0" calcext:value-type="float">
            <text:p>0</text:p>
          </table:table-cell>
          <table:table-cell table:style-name="ce1" table:formula="of:=IF([.J304]+[.K304]=0;1;0)" office:value-type="float" office:value="1" calcext:value-type="float">
            <text:p>1</text:p>
          </table:table-cell>
          <table:table-cell table:style-name="ce1" table:formula="of:=[.L304]*[.H304]/[.G304]" office:value-type="float" office:value="45" calcext:value-type="float">
            <text:p>45</text:p>
          </table:table-cell>
          <table:table-cell table:style-name="ce1" table:formula="of:=[.L304]*[.I304]/[.G304]" office:value-type="float" office:value="65" calcext:value-type="float">
            <text:p>65</text:p>
          </table:table-cell>
          <table:table-cell table:style-name="ce1" table:formula="of:=[.M304]*3+[.N304]"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53" calcext:value-type="float">
            <text:p>53</text:p>
          </table:table-cell>
          <table:table-cell office:value-type="float" office:value="2950" calcext:value-type="float">
            <text:p>2950</text:p>
          </table:table-cell>
          <table:table-cell office:value-type="float" office:value="1967" calcext:value-type="float">
            <text:p>1967</text:p>
          </table:table-cell>
          <table:table-cell table:formula="of:=([.B305]*[.C305]-[.D305]*[.A305])" office:value-type="float" office:value="-905" calcext:value-type="float">
            <text:p>-905</text:p>
          </table:table-cell>
          <table:table-cell table:formula="of:=[.F305]*[.C305]-[.D305]*[.E305]" office:value-type="float" office:value="-87505" calcext:value-type="float">
            <text:p>-87505</text:p>
          </table:table-cell>
          <table:table-cell table:formula="of:=[.B305]*[.E305]-[.F305]*[.A305]" office:value-type="float" office:value="-13775" calcext:value-type="float">
            <text:p>-13775</text:p>
          </table:table-cell>
          <table:table-cell table:style-name="ce1" table:formula="of:=MOD([.H305];[.G305])" office:value-type="float" office:value="-625" calcext:value-type="float">
            <text:p>-625</text:p>
          </table:table-cell>
          <table:table-cell table:style-name="ce1" table:formula="of:=MOD([.I305];[.G305])" office:value-type="float" office:value="-200" calcext:value-type="float">
            <text:p>-200</text:p>
          </table:table-cell>
          <table:table-cell table:style-name="ce1" table:formula="of:=IF([.J305]+[.K305]=0;1;0)" office:value-type="float" office:value="0" calcext:value-type="float">
            <text:p>0</text:p>
          </table:table-cell>
          <table:table-cell table:style-name="ce1" table:formula="of:=[.L305]*[.H305]/[.G305]" office:value-type="float" office:value="0" calcext:value-type="float">
            <text:p>0</text:p>
          </table:table-cell>
          <table:table-cell table:style-name="ce1" table:formula="of:=[.L305]*[.I305]/[.G305]" office:value-type="float" office:value="0" calcext:value-type="float">
            <text:p>0</text:p>
          </table:table-cell>
          <table:table-cell table:style-name="ce1" table:formula="of:=[.M305]*3+[.N30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6" calcext:value-type="float">
            <text:p>16</text:p>
          </table:table-cell>
          <table:table-cell office:value-type="float" office:value="57" calcext:value-type="float">
            <text:p>57</text:p>
          </table:table-cell>
          <table:table-cell office:value-type="float" office:value="82" calcext:value-type="float">
            <text:p>82</text:p>
          </table:table-cell>
          <table:table-cell office:value-type="float" office:value="6381" calcext:value-type="float">
            <text:p>6381</text:p>
          </table:table-cell>
          <table:table-cell office:value-type="float" office:value="5708" calcext:value-type="float">
            <text:p>5708</text:p>
          </table:table-cell>
          <table:table-cell table:formula="of:=([.B306]*[.C306]-[.D306]*[.A306])" office:value-type="float" office:value="-5074" calcext:value-type="float">
            <text:p>-5074</text:p>
          </table:table-cell>
          <table:table-cell table:formula="of:=[.F306]*[.C306]-[.D306]*[.E306]" office:value-type="float" office:value="-197886" calcext:value-type="float">
            <text:p>-197886</text:p>
          </table:table-cell>
          <table:table-cell table:formula="of:=[.B306]*[.E306]-[.F306]*[.A306]" office:value-type="float" office:value="-314588" calcext:value-type="float">
            <text:p>-314588</text:p>
          </table:table-cell>
          <table:table-cell table:style-name="ce1" table:formula="of:=MOD([.H306];[.G306])" office:value-type="float" office:value="0" calcext:value-type="float">
            <text:p>0</text:p>
          </table:table-cell>
          <table:table-cell table:style-name="ce1" table:formula="of:=MOD([.I306];[.G306])" office:value-type="float" office:value="0" calcext:value-type="float">
            <text:p>0</text:p>
          </table:table-cell>
          <table:table-cell table:style-name="ce1" table:formula="of:=IF([.J306]+[.K306]=0;1;0)" office:value-type="float" office:value="1" calcext:value-type="float">
            <text:p>1</text:p>
          </table:table-cell>
          <table:table-cell table:style-name="ce1" table:formula="of:=[.L306]*[.H306]/[.G306]" office:value-type="float" office:value="39" calcext:value-type="float">
            <text:p>39</text:p>
          </table:table-cell>
          <table:table-cell table:style-name="ce1" table:formula="of:=[.L306]*[.I306]/[.G306]" office:value-type="float" office:value="62" calcext:value-type="float">
            <text:p>62</text:p>
          </table:table-cell>
          <table:table-cell table:style-name="ce1" table:formula="of:=[.M306]*3+[.N306]"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51" calcext:value-type="float">
            <text:p>51</text:p>
          </table:table-cell>
          <table:table-cell office:value-type="float" office:value="19" calcext:value-type="float">
            <text:p>19</text:p>
          </table:table-cell>
          <table:table-cell office:value-type="float" office:value="4973" calcext:value-type="float">
            <text:p>4973</text:p>
          </table:table-cell>
          <table:table-cell office:value-type="float" office:value="10647" calcext:value-type="float">
            <text:p>10647</text:p>
          </table:table-cell>
          <table:table-cell table:formula="of:=([.B307]*[.C307]-[.D307]*[.A307])" office:value-type="float" office:value="3138" calcext:value-type="float">
            <text:p>3138</text:p>
          </table:table-cell>
          <table:table-cell table:formula="of:=[.F307]*[.C307]-[.D307]*[.E307]" office:value-type="float" office:value="448510" calcext:value-type="float">
            <text:p>448510</text:p>
          </table:table-cell>
          <table:table-cell table:formula="of:=[.B307]*[.E307]-[.F307]*[.A307]" office:value-type="float" office:value="200454" calcext:value-type="float">
            <text:p>200454</text:p>
          </table:table-cell>
          <table:table-cell table:style-name="ce1" table:formula="of:=MOD([.H307];[.G307])" office:value-type="float" office:value="2914" calcext:value-type="float">
            <text:p>2914</text:p>
          </table:table-cell>
          <table:table-cell table:style-name="ce1" table:formula="of:=MOD([.I307];[.G307])" office:value-type="float" office:value="2760" calcext:value-type="float">
            <text:p>2760</text:p>
          </table:table-cell>
          <table:table-cell table:style-name="ce1" table:formula="of:=IF([.J307]+[.K307]=0;1;0)" office:value-type="float" office:value="0" calcext:value-type="float">
            <text:p>0</text:p>
          </table:table-cell>
          <table:table-cell table:style-name="ce1" table:formula="of:=[.L307]*[.H307]/[.G307]" office:value-type="float" office:value="0" calcext:value-type="float">
            <text:p>0</text:p>
          </table:table-cell>
          <table:table-cell table:style-name="ce1" table:formula="of:=[.L307]*[.I307]/[.G307]" office:value-type="float" office:value="0" calcext:value-type="float">
            <text:p>0</text:p>
          </table:table-cell>
          <table:table-cell table:style-name="ce1" table:formula="of:=[.M307]*3+[.N30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5" calcext:value-type="float">
            <text:p>15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6218" calcext:value-type="float">
            <text:p>6218</text:p>
          </table:table-cell>
          <table:table-cell office:value-type="float" office:value="3715" calcext:value-type="float">
            <text:p>3715</text:p>
          </table:table-cell>
          <table:table-cell table:formula="of:=([.B308]*[.C308]-[.D308]*[.A308])" office:value-type="float" office:value="-2390" calcext:value-type="float">
            <text:p>-2390</text:p>
          </table:table-cell>
          <table:table-cell table:formula="of:=[.F308]*[.C308]-[.D308]*[.E308]" office:value-type="float" office:value="-107550" calcext:value-type="float">
            <text:p>-107550</text:p>
          </table:table-cell>
          <table:table-cell table:formula="of:=[.B308]*[.E308]-[.F308]*[.A308]" office:value-type="float" office:value="-181640" calcext:value-type="float">
            <text:p>-181640</text:p>
          </table:table-cell>
          <table:table-cell table:style-name="ce1" table:formula="of:=MOD([.H308];[.G308])" office:value-type="float" office:value="0" calcext:value-type="float">
            <text:p>0</text:p>
          </table:table-cell>
          <table:table-cell table:style-name="ce1" table:formula="of:=MOD([.I308];[.G308])" office:value-type="float" office:value="0" calcext:value-type="float">
            <text:p>0</text:p>
          </table:table-cell>
          <table:table-cell table:style-name="ce1" table:formula="of:=IF([.J308]+[.K308]=0;1;0)" office:value-type="float" office:value="1" calcext:value-type="float">
            <text:p>1</text:p>
          </table:table-cell>
          <table:table-cell table:style-name="ce1" table:formula="of:=[.L308]*[.H308]/[.G308]" office:value-type="float" office:value="45" calcext:value-type="float">
            <text:p>45</text:p>
          </table:table-cell>
          <table:table-cell table:style-name="ce1" table:formula="of:=[.L308]*[.I308]/[.G308]" office:value-type="float" office:value="76" calcext:value-type="float">
            <text:p>76</text:p>
          </table:table-cell>
          <table:table-cell table:style-name="ce1" table:formula="of:=[.M308]*3+[.N308]" office:value-type="float" office:value="211" calcext:value-type="float">
            <text:p>21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45" calcext:value-type="float">
            <text:p>45</text:p>
          </table:table-cell>
          <table:table-cell office:value-type="float" office:value="2907" calcext:value-type="float">
            <text:p>2907</text:p>
          </table:table-cell>
          <table:table-cell office:value-type="float" office:value="5925" calcext:value-type="float">
            <text:p>5925</text:p>
          </table:table-cell>
          <table:table-cell table:formula="of:=([.B309]*[.C309]-[.D309]*[.A309])" office:value-type="float" office:value="-736" calcext:value-type="float">
            <text:p>-736</text:p>
          </table:table-cell>
          <table:table-cell table:formula="of:=[.F309]*[.C309]-[.D309]*[.E309]" office:value-type="float" office:value="-18240" calcext:value-type="float">
            <text:p>-18240</text:p>
          </table:table-cell>
          <table:table-cell table:formula="of:=[.B309]*[.E309]-[.F309]*[.A309]" office:value-type="float" office:value="-92448" calcext:value-type="float">
            <text:p>-92448</text:p>
          </table:table-cell>
          <table:table-cell table:style-name="ce1" table:formula="of:=MOD([.H309];[.G309])" office:value-type="float" office:value="-576" calcext:value-type="float">
            <text:p>-576</text:p>
          </table:table-cell>
          <table:table-cell table:style-name="ce1" table:formula="of:=MOD([.I309];[.G309])" office:value-type="float" office:value="-448" calcext:value-type="float">
            <text:p>-448</text:p>
          </table:table-cell>
          <table:table-cell table:style-name="ce1" table:formula="of:=IF([.J309]+[.K309]=0;1;0)" office:value-type="float" office:value="0" calcext:value-type="float">
            <text:p>0</text:p>
          </table:table-cell>
          <table:table-cell table:style-name="ce1" table:formula="of:=[.L309]*[.H309]/[.G309]" office:value-type="float" office:value="0" calcext:value-type="float">
            <text:p>0</text:p>
          </table:table-cell>
          <table:table-cell table:style-name="ce1" table:formula="of:=[.L309]*[.I309]/[.G309]" office:value-type="float" office:value="0" calcext:value-type="float">
            <text:p>0</text:p>
          </table:table-cell>
          <table:table-cell table:style-name="ce1" table:formula="of:=[.M309]*3+[.N30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41" calcext:value-type="float">
            <text:p>41</text:p>
          </table:table-cell>
          <table:table-cell office:value-type="float" office:value="13" calcext:value-type="float">
            <text:p>13</text:p>
          </table:table-cell>
          <table:table-cell office:value-type="float" office:value="64" calcext:value-type="float">
            <text:p>64</text:p>
          </table:table-cell>
          <table:table-cell office:value-type="float" office:value="768" calcext:value-type="float">
            <text:p>768</text:p>
          </table:table-cell>
          <table:table-cell office:value-type="float" office:value="1864" calcext:value-type="float">
            <text:p>1864</text:p>
          </table:table-cell>
          <table:table-cell table:formula="of:=([.B310]*[.C310]-[.D310]*[.A310])" office:value-type="float" office:value="-3115" calcext:value-type="float">
            <text:p>-3115</text:p>
          </table:table-cell>
          <table:table-cell table:formula="of:=[.F310]*[.C310]-[.D310]*[.E310]" office:value-type="float" office:value="-24920" calcext:value-type="float">
            <text:p>-24920</text:p>
          </table:table-cell>
          <table:table-cell table:formula="of:=[.B310]*[.E310]-[.F310]*[.A310]" office:value-type="float" office:value="-74760" calcext:value-type="float">
            <text:p>-74760</text:p>
          </table:table-cell>
          <table:table-cell table:style-name="ce1" table:formula="of:=MOD([.H310];[.G310])" office:value-type="float" office:value="0" calcext:value-type="float">
            <text:p>0</text:p>
          </table:table-cell>
          <table:table-cell table:style-name="ce1" table:formula="of:=MOD([.I310];[.G310])" office:value-type="float" office:value="0" calcext:value-type="float">
            <text:p>0</text:p>
          </table:table-cell>
          <table:table-cell table:style-name="ce1" table:formula="of:=IF([.J310]+[.K310]=0;1;0)" office:value-type="float" office:value="1" calcext:value-type="float">
            <text:p>1</text:p>
          </table:table-cell>
          <table:table-cell table:style-name="ce1" table:formula="of:=[.L310]*[.H310]/[.G310]" office:value-type="float" office:value="8" calcext:value-type="float">
            <text:p>8</text:p>
          </table:table-cell>
          <table:table-cell table:style-name="ce1" table:formula="of:=[.L310]*[.I310]/[.G310]" office:value-type="float" office:value="24" calcext:value-type="float">
            <text:p>24</text:p>
          </table:table-cell>
          <table:table-cell table:style-name="ce1" table:formula="of:=[.M310]*3+[.N310]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9" calcext:value-type="float">
            <text:p>79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float" office:value="4201" calcext:value-type="float">
            <text:p>4201</text:p>
          </table:table-cell>
          <table:table-cell office:value-type="float" office:value="3979" calcext:value-type="float">
            <text:p>3979</text:p>
          </table:table-cell>
          <table:table-cell table:formula="of:=([.B311]*[.C311]-[.D311]*[.A311])" office:value-type="float" office:value="3880" calcext:value-type="float">
            <text:p>3880</text:p>
          </table:table-cell>
          <table:table-cell table:formula="of:=[.F311]*[.C311]-[.D311]*[.E311]" office:value-type="float" office:value="19400" calcext:value-type="float">
            <text:p>19400</text:p>
          </table:table-cell>
          <table:table-cell table:formula="of:=[.B311]*[.E311]-[.F311]*[.A311]" office:value-type="float" office:value="248320" calcext:value-type="float">
            <text:p>248320</text:p>
          </table:table-cell>
          <table:table-cell table:style-name="ce1" table:formula="of:=MOD([.H311];[.G311])" office:value-type="float" office:value="0" calcext:value-type="float">
            <text:p>0</text:p>
          </table:table-cell>
          <table:table-cell table:style-name="ce1" table:formula="of:=MOD([.I311];[.G311])" office:value-type="float" office:value="0" calcext:value-type="float">
            <text:p>0</text:p>
          </table:table-cell>
          <table:table-cell table:style-name="ce1" table:formula="of:=IF([.J311]+[.K311]=0;1;0)" office:value-type="float" office:value="1" calcext:value-type="float">
            <text:p>1</text:p>
          </table:table-cell>
          <table:table-cell table:style-name="ce1" table:formula="of:=[.L311]*[.H311]/[.G311]" office:value-type="float" office:value="5" calcext:value-type="float">
            <text:p>5</text:p>
          </table:table-cell>
          <table:table-cell table:style-name="ce1" table:formula="of:=[.L311]*[.I311]/[.G311]" office:value-type="float" office:value="64" calcext:value-type="float">
            <text:p>64</text:p>
          </table:table-cell>
          <table:table-cell table:style-name="ce1" table:formula="of:=[.M311]*3+[.N311]"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81" calcext:value-type="float">
            <text:p>81</text:p>
          </table:table-cell>
          <table:table-cell office:value-type="float" office:value="61" calcext:value-type="float">
            <text:p>61</text:p>
          </table:table-cell>
          <table:table-cell office:value-type="float" office:value="12440" calcext:value-type="float">
            <text:p>12440</text:p>
          </table:table-cell>
          <table:table-cell office:value-type="float" office:value="15486" calcext:value-type="float">
            <text:p>15486</text:p>
          </table:table-cell>
          <table:table-cell table:formula="of:=([.B312]*[.C312]-[.D312]*[.A312])" office:value-type="float" office:value="1617" calcext:value-type="float">
            <text:p>1617</text:p>
          </table:table-cell>
          <table:table-cell table:formula="of:=[.F312]*[.C312]-[.D312]*[.E312]" office:value-type="float" office:value="495526" calcext:value-type="float">
            <text:p>495526</text:p>
          </table:table-cell>
          <table:table-cell table:formula="of:=[.B312]*[.E312]-[.F312]*[.A312]" office:value-type="float" office:value="174928" calcext:value-type="float">
            <text:p>174928</text:p>
          </table:table-cell>
          <table:table-cell table:style-name="ce1" table:formula="of:=MOD([.H312];[.G312])" office:value-type="float" office:value="724" calcext:value-type="float">
            <text:p>724</text:p>
          </table:table-cell>
          <table:table-cell table:style-name="ce1" table:formula="of:=MOD([.I312];[.G312])" office:value-type="float" office:value="292" calcext:value-type="float">
            <text:p>292</text:p>
          </table:table-cell>
          <table:table-cell table:style-name="ce1" table:formula="of:=IF([.J312]+[.K312]=0;1;0)" office:value-type="float" office:value="0" calcext:value-type="float">
            <text:p>0</text:p>
          </table:table-cell>
          <table:table-cell table:style-name="ce1" table:formula="of:=[.L312]*[.H312]/[.G312]" office:value-type="float" office:value="0" calcext:value-type="float">
            <text:p>0</text:p>
          </table:table-cell>
          <table:table-cell table:style-name="ce1" table:formula="of:=[.L312]*[.I312]/[.G312]" office:value-type="float" office:value="0" calcext:value-type="float">
            <text:p>0</text:p>
          </table:table-cell>
          <table:table-cell table:style-name="ce1" table:formula="of:=[.M312]*3+[.N31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89" calcext:value-type="float">
            <text:p>89</text:p>
          </table:table-cell>
          <table:table-cell office:value-type="float" office:value="71" calcext:value-type="float">
            <text:p>71</text:p>
          </table:table-cell>
          <table:table-cell office:value-type="float" office:value="28" calcext:value-type="float">
            <text:p>28</text:p>
          </table:table-cell>
          <table:table-cell office:value-type="float" office:value="3928" calcext:value-type="float">
            <text:p>3928</text:p>
          </table:table-cell>
          <table:table-cell office:value-type="float" office:value="6002" calcext:value-type="float">
            <text:p>6002</text:p>
          </table:table-cell>
          <table:table-cell table:formula="of:=([.B313]*[.C313]-[.D313]*[.A313])" office:value-type="float" office:value="5451" calcext:value-type="float">
            <text:p>5451</text:p>
          </table:table-cell>
          <table:table-cell table:formula="of:=[.F313]*[.C313]-[.D313]*[.E313]" office:value-type="float" office:value="316158" calcext:value-type="float">
            <text:p>316158</text:p>
          </table:table-cell>
          <table:table-cell table:formula="of:=[.B313]*[.E313]-[.F313]*[.A313]" office:value-type="float" office:value="163530" calcext:value-type="float">
            <text:p>163530</text:p>
          </table:table-cell>
          <table:table-cell table:style-name="ce1" table:formula="of:=MOD([.H313];[.G313])" office:value-type="float" office:value="0" calcext:value-type="float">
            <text:p>0</text:p>
          </table:table-cell>
          <table:table-cell table:style-name="ce1" table:formula="of:=MOD([.I313];[.G313])" office:value-type="float" office:value="0" calcext:value-type="float">
            <text:p>0</text:p>
          </table:table-cell>
          <table:table-cell table:style-name="ce1" table:formula="of:=IF([.J313]+[.K313]=0;1;0)" office:value-type="float" office:value="1" calcext:value-type="float">
            <text:p>1</text:p>
          </table:table-cell>
          <table:table-cell table:style-name="ce1" table:formula="of:=[.L313]*[.H313]/[.G313]" office:value-type="float" office:value="58" calcext:value-type="float">
            <text:p>58</text:p>
          </table:table-cell>
          <table:table-cell table:style-name="ce1" table:formula="of:=[.L313]*[.I313]/[.G313]" office:value-type="float" office:value="30" calcext:value-type="float">
            <text:p>30</text:p>
          </table:table-cell>
          <table:table-cell table:style-name="ce1" table:formula="of:=[.M313]*3+[.N313]"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77" calcext:value-type="float">
            <text:p>77</text:p>
          </table:table-cell>
          <table:table-cell office:value-type="float" office:value="2827" calcext:value-type="float">
            <text:p>2827</text:p>
          </table:table-cell>
          <table:table-cell office:value-type="float" office:value="4048" calcext:value-type="float">
            <text:p>4048</text:p>
          </table:table-cell>
          <table:table-cell table:formula="of:=([.B314]*[.C314]-[.D314]*[.A314])" office:value-type="float" office:value="-5247" calcext:value-type="float">
            <text:p>-5247</text:p>
          </table:table-cell>
          <table:table-cell table:formula="of:=[.F314]*[.C314]-[.D314]*[.E314]" office:value-type="float" office:value="-173151" calcext:value-type="float">
            <text:p>-173151</text:p>
          </table:table-cell>
          <table:table-cell table:formula="of:=[.B314]*[.E314]-[.F314]*[.A314]" office:value-type="float" office:value="-246609" calcext:value-type="float">
            <text:p>-246609</text:p>
          </table:table-cell>
          <table:table-cell table:style-name="ce1" table:formula="of:=MOD([.H314];[.G314])" office:value-type="float" office:value="0" calcext:value-type="float">
            <text:p>0</text:p>
          </table:table-cell>
          <table:table-cell table:style-name="ce1" table:formula="of:=MOD([.I314];[.G314])" office:value-type="float" office:value="0" calcext:value-type="float">
            <text:p>0</text:p>
          </table:table-cell>
          <table:table-cell table:style-name="ce1" table:formula="of:=IF([.J314]+[.K314]=0;1;0)" office:value-type="float" office:value="1" calcext:value-type="float">
            <text:p>1</text:p>
          </table:table-cell>
          <table:table-cell table:style-name="ce1" table:formula="of:=[.L314]*[.H314]/[.G314]" office:value-type="float" office:value="33" calcext:value-type="float">
            <text:p>33</text:p>
          </table:table-cell>
          <table:table-cell table:style-name="ce1" table:formula="of:=[.L314]*[.I314]/[.G314]" office:value-type="float" office:value="47" calcext:value-type="float">
            <text:p>47</text:p>
          </table:table-cell>
          <table:table-cell table:style-name="ce1" table:formula="of:=[.M314]*3+[.N314]"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9" calcext:value-type="float">
            <text:p>59</text:p>
          </table:table-cell>
          <table:table-cell office:value-type="float" office:value="72" calcext:value-type="float">
            <text:p>72</text:p>
          </table:table-cell>
          <table:table-cell office:value-type="float" office:value="28" calcext:value-type="float">
            <text:p>28</text:p>
          </table:table-cell>
          <table:table-cell office:value-type="float" office:value="8942" calcext:value-type="float">
            <text:p>8942</text:p>
          </table:table-cell>
          <table:table-cell office:value-type="float" office:value="17383" calcext:value-type="float">
            <text:p>17383</text:p>
          </table:table-cell>
          <table:table-cell table:formula="of:=([.B315]*[.C315]-[.D315]*[.A315])" office:value-type="float" office:value="3632" calcext:value-type="float">
            <text:p>3632</text:p>
          </table:table-cell>
          <table:table-cell table:formula="of:=[.F315]*[.C315]-[.D315]*[.E315]" office:value-type="float" office:value="1001200" calcext:value-type="float">
            <text:p>1001200</text:p>
          </table:table-cell>
          <table:table-cell table:formula="of:=[.B315]*[.E315]-[.F315]*[.A315]" office:value-type="float" office:value="145152" calcext:value-type="float">
            <text:p>145152</text:p>
          </table:table-cell>
          <table:table-cell table:style-name="ce1" table:formula="of:=MOD([.H315];[.G315])" office:value-type="float" office:value="2400" calcext:value-type="float">
            <text:p>2400</text:p>
          </table:table-cell>
          <table:table-cell table:style-name="ce1" table:formula="of:=MOD([.I315];[.G315])" office:value-type="float" office:value="3504" calcext:value-type="float">
            <text:p>3504</text:p>
          </table:table-cell>
          <table:table-cell table:style-name="ce1" table:formula="of:=IF([.J315]+[.K315]=0;1;0)" office:value-type="float" office:value="0" calcext:value-type="float">
            <text:p>0</text:p>
          </table:table-cell>
          <table:table-cell table:style-name="ce1" table:formula="of:=[.L315]*[.H315]/[.G315]" office:value-type="float" office:value="0" calcext:value-type="float">
            <text:p>0</text:p>
          </table:table-cell>
          <table:table-cell table:style-name="ce1" table:formula="of:=[.L315]*[.I315]/[.G315]" office:value-type="float" office:value="0" calcext:value-type="float">
            <text:p>0</text:p>
          </table:table-cell>
          <table:table-cell table:style-name="ce1" table:formula="of:=[.M315]*3+[.N31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56" calcext:value-type="float">
            <text:p>56</text:p>
          </table:table-cell>
          <table:table-cell office:value-type="float" office:value="1728" calcext:value-type="float">
            <text:p>1728</text:p>
          </table:table-cell>
          <table:table-cell office:value-type="float" office:value="6172" calcext:value-type="float">
            <text:p>6172</text:p>
          </table:table-cell>
          <table:table-cell table:formula="of:=([.B316]*[.C316]-[.D316]*[.A316])" office:value-type="float" office:value="-2420" calcext:value-type="float">
            <text:p>-2420</text:p>
          </table:table-cell>
          <table:table-cell table:formula="of:=[.F316]*[.C316]-[.D316]*[.E316]" office:value-type="float" office:value="20500" calcext:value-type="float">
            <text:p>20500</text:p>
          </table:table-cell>
          <table:table-cell table:formula="of:=[.B316]*[.E316]-[.F316]*[.A316]" office:value-type="float" office:value="-274040" calcext:value-type="float">
            <text:p>-274040</text:p>
          </table:table-cell>
          <table:table-cell table:style-name="ce1" table:formula="of:=MOD([.H316];[.G316])" office:value-type="float" office:value="-1280" calcext:value-type="float">
            <text:p>-1280</text:p>
          </table:table-cell>
          <table:table-cell table:style-name="ce1" table:formula="of:=MOD([.I316];[.G316])" office:value-type="float" office:value="-580" calcext:value-type="float">
            <text:p>-580</text:p>
          </table:table-cell>
          <table:table-cell table:style-name="ce1" table:formula="of:=IF([.J316]+[.K316]=0;1;0)" office:value-type="float" office:value="0" calcext:value-type="float">
            <text:p>0</text:p>
          </table:table-cell>
          <table:table-cell table:style-name="ce1" table:formula="of:=[.L316]*[.H316]/[.G316]" office:value-type="float" office:value="-0" calcext:value-type="float">
            <text:p>0</text:p>
          </table:table-cell>
          <table:table-cell table:style-name="ce1" table:formula="of:=[.L316]*[.I316]/[.G316]" office:value-type="float" office:value="0" calcext:value-type="float">
            <text:p>0</text:p>
          </table:table-cell>
          <table:table-cell table:style-name="ce1" table:formula="of:=[.M316]*3+[.N31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54" calcext:value-type="float">
            <text:p>54</text:p>
          </table:table-cell>
          <table:table-cell office:value-type="float" office:value="6208" calcext:value-type="float">
            <text:p>6208</text:p>
          </table:table-cell>
          <table:table-cell office:value-type="float" office:value="2254" calcext:value-type="float">
            <text:p>2254</text:p>
          </table:table-cell>
          <table:table-cell table:formula="of:=([.B317]*[.C317]-[.D317]*[.A317])" office:value-type="float" office:value="-1504" calcext:value-type="float">
            <text:p>-1504</text:p>
          </table:table-cell>
          <table:table-cell table:formula="of:=[.F317]*[.C317]-[.D317]*[.E317]" office:value-type="float" office:value="-299168" calcext:value-type="float">
            <text:p>-299168</text:p>
          </table:table-cell>
          <table:table-cell table:formula="of:=[.B317]*[.E317]-[.F317]*[.A317]" office:value-type="float" office:value="14784" calcext:value-type="float">
            <text:p>14784</text:p>
          </table:table-cell>
          <table:table-cell table:style-name="ce1" table:formula="of:=MOD([.H317];[.G317])" office:value-type="float" office:value="-1376" calcext:value-type="float">
            <text:p>-1376</text:p>
          </table:table-cell>
          <table:table-cell table:style-name="ce1" table:formula="of:=MOD([.I317];[.G317])" office:value-type="float" office:value="-256" calcext:value-type="float">
            <text:p>-256</text:p>
          </table:table-cell>
          <table:table-cell table:style-name="ce1" table:formula="of:=IF([.J317]+[.K317]=0;1;0)" office:value-type="float" office:value="0" calcext:value-type="float">
            <text:p>0</text:p>
          </table:table-cell>
          <table:table-cell table:style-name="ce1" table:formula="of:=[.L317]*[.H317]/[.G317]" office:value-type="float" office:value="0" calcext:value-type="float">
            <text:p>0</text:p>
          </table:table-cell>
          <table:table-cell table:style-name="ce1" table:formula="of:=[.L317]*[.I317]/[.G317]" office:value-type="float" office:value="-0" calcext:value-type="float">
            <text:p>0</text:p>
          </table:table-cell>
          <table:table-cell table:style-name="ce1" table:formula="of:=[.M317]*3+[.N31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15" calcext:value-type="float">
            <text:p>15</text:p>
          </table:table-cell>
          <table:table-cell office:value-type="float" office:value="17975" calcext:value-type="float">
            <text:p>17975</text:p>
          </table:table-cell>
          <table:table-cell office:value-type="float" office:value="18251" calcext:value-type="float">
            <text:p>18251</text:p>
          </table:table-cell>
          <table:table-cell table:formula="of:=([.B318]*[.C318]-[.D318]*[.A318])" office:value-type="float" office:value="3729" calcext:value-type="float">
            <text:p>3729</text:p>
          </table:table-cell>
          <table:table-cell table:formula="of:=[.F318]*[.C318]-[.D318]*[.E318]" office:value-type="float" office:value="934941" calcext:value-type="float">
            <text:p>934941</text:p>
          </table:table-cell>
          <table:table-cell table:formula="of:=[.B318]*[.E318]-[.F318]*[.A318]" office:value-type="float" office:value="859764" calcext:value-type="float">
            <text:p>859764</text:p>
          </table:table-cell>
          <table:table-cell table:style-name="ce1" table:formula="of:=MOD([.H318];[.G318])" office:value-type="float" office:value="2691" calcext:value-type="float">
            <text:p>2691</text:p>
          </table:table-cell>
          <table:table-cell table:style-name="ce1" table:formula="of:=MOD([.I318];[.G318])" office:value-type="float" office:value="2094" calcext:value-type="float">
            <text:p>2094</text:p>
          </table:table-cell>
          <table:table-cell table:style-name="ce1" table:formula="of:=IF([.J318]+[.K318]=0;1;0)" office:value-type="float" office:value="0" calcext:value-type="float">
            <text:p>0</text:p>
          </table:table-cell>
          <table:table-cell table:style-name="ce1" table:formula="of:=[.L318]*[.H318]/[.G318]" office:value-type="float" office:value="0" calcext:value-type="float">
            <text:p>0</text:p>
          </table:table-cell>
          <table:table-cell table:style-name="ce1" table:formula="of:=[.L318]*[.I318]/[.G318]" office:value-type="float" office:value="0" calcext:value-type="float">
            <text:p>0</text:p>
          </table:table-cell>
          <table:table-cell table:style-name="ce1" table:formula="of:=[.M318]*3+[.N31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67" calcext:value-type="float">
            <text:p>67</text:p>
          </table:table-cell>
          <table:table-cell office:value-type="float" office:value="44" calcext:value-type="float">
            <text:p>44</text:p>
          </table:table-cell>
          <table:table-cell office:value-type="float" office:value="12" calcext:value-type="float">
            <text:p>12</text:p>
          </table:table-cell>
          <table:table-cell office:value-type="float" office:value="6770" calcext:value-type="float">
            <text:p>6770</text:p>
          </table:table-cell>
          <table:table-cell office:value-type="float" office:value="5771" calcext:value-type="float">
            <text:p>5771</text:p>
          </table:table-cell>
          <table:table-cell table:formula="of:=([.B319]*[.C319]-[.D319]*[.A319])" office:value-type="float" office:value="2444" calcext:value-type="float">
            <text:p>2444</text:p>
          </table:table-cell>
          <table:table-cell table:formula="of:=[.F319]*[.C319]-[.D319]*[.E319]" office:value-type="float" office:value="172684" calcext:value-type="float">
            <text:p>172684</text:p>
          </table:table-cell>
          <table:table-cell table:formula="of:=[.B319]*[.E319]-[.F319]*[.A319]" office:value-type="float" office:value="211208" calcext:value-type="float">
            <text:p>211208</text:p>
          </table:table-cell>
          <table:table-cell table:style-name="ce1" table:formula="of:=MOD([.H319];[.G319])" office:value-type="float" office:value="1604" calcext:value-type="float">
            <text:p>1604</text:p>
          </table:table-cell>
          <table:table-cell table:style-name="ce1" table:formula="of:=MOD([.I319];[.G319])" office:value-type="float" office:value="1024" calcext:value-type="float">
            <text:p>1024</text:p>
          </table:table-cell>
          <table:table-cell table:style-name="ce1" table:formula="of:=IF([.J319]+[.K319]=0;1;0)" office:value-type="float" office:value="0" calcext:value-type="float">
            <text:p>0</text:p>
          </table:table-cell>
          <table:table-cell table:style-name="ce1" table:formula="of:=[.L319]*[.H319]/[.G319]" office:value-type="float" office:value="0" calcext:value-type="float">
            <text:p>0</text:p>
          </table:table-cell>
          <table:table-cell table:style-name="ce1" table:formula="of:=[.L319]*[.I319]/[.G319]" office:value-type="float" office:value="0" calcext:value-type="float">
            <text:p>0</text:p>
          </table:table-cell>
          <table:table-cell table:style-name="ce1" table:formula="of:=[.M319]*3+[.N31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55" calcext:value-type="float">
            <text:p>55</text:p>
          </table:table-cell>
          <table:table-cell office:value-type="float" office:value="8774" calcext:value-type="float">
            <text:p>8774</text:p>
          </table:table-cell>
          <table:table-cell office:value-type="float" office:value="4345" calcext:value-type="float">
            <text:p>4345</text:p>
          </table:table-cell>
          <table:table-cell table:formula="of:=([.B320]*[.C320]-[.D320]*[.A320])" office:value-type="float" office:value="-1984" calcext:value-type="float">
            <text:p>-1984</text:p>
          </table:table-cell>
          <table:table-cell table:formula="of:=[.F320]*[.C320]-[.D320]*[.E320]" office:value-type="float" office:value="-369600" calcext:value-type="float">
            <text:p>-369600</text:p>
          </table:table-cell>
          <table:table-cell table:formula="of:=[.B320]*[.E320]-[.F320]*[.A320]" office:value-type="float" office:value="-15616" calcext:value-type="float">
            <text:p>-15616</text:p>
          </table:table-cell>
          <table:table-cell table:style-name="ce1" table:formula="of:=MOD([.H320];[.G320])" office:value-type="float" office:value="-576" calcext:value-type="float">
            <text:p>-576</text:p>
          </table:table-cell>
          <table:table-cell table:style-name="ce1" table:formula="of:=MOD([.I320];[.G320])" office:value-type="float" office:value="-1728" calcext:value-type="float">
            <text:p>-1728</text:p>
          </table:table-cell>
          <table:table-cell table:style-name="ce1" table:formula="of:=IF([.J320]+[.K320]=0;1;0)" office:value-type="float" office:value="0" calcext:value-type="float">
            <text:p>0</text:p>
          </table:table-cell>
          <table:table-cell table:style-name="ce1" table:formula="of:=[.L320]*[.H320]/[.G320]" office:value-type="float" office:value="0" calcext:value-type="float">
            <text:p>0</text:p>
          </table:table-cell>
          <table:table-cell table:style-name="ce1" table:formula="of:=[.L320]*[.I320]/[.G320]" office:value-type="float" office:value="0" calcext:value-type="float">
            <text:p>0</text:p>
          </table:table-cell>
          <table:table-cell table:style-name="ce1" table:formula="of:=[.M320]*3+[.N32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73" calcext:value-type="float">
            <text:p>73</text:p>
          </table:table-cell>
          <table:table-cell office:value-type="float" office:value="69" calcext:value-type="float">
            <text:p>69</text:p>
          </table:table-cell>
          <table:table-cell office:value-type="float" office:value="19" calcext:value-type="float">
            <text:p>19</text:p>
          </table:table-cell>
          <table:table-cell office:value-type="float" office:value="8829" calcext:value-type="float">
            <text:p>8829</text:p>
          </table:table-cell>
          <table:table-cell office:value-type="float" office:value="7530" calcext:value-type="float">
            <text:p>7530</text:p>
          </table:table-cell>
          <table:table-cell table:formula="of:=([.B321]*[.C321]-[.D321]*[.A321])" office:value-type="float" office:value="3783" calcext:value-type="float">
            <text:p>3783</text:p>
          </table:table-cell>
          <table:table-cell table:formula="of:=[.F321]*[.C321]-[.D321]*[.E321]" office:value-type="float" office:value="351819" calcext:value-type="float">
            <text:p>351819</text:p>
          </table:table-cell>
          <table:table-cell table:formula="of:=[.B321]*[.E321]-[.F321]*[.A321]" office:value-type="float" office:value="147537" calcext:value-type="float">
            <text:p>147537</text:p>
          </table:table-cell>
          <table:table-cell table:style-name="ce1" table:formula="of:=MOD([.H321];[.G321])" office:value-type="float" office:value="0" calcext:value-type="float">
            <text:p>0</text:p>
          </table:table-cell>
          <table:table-cell table:style-name="ce1" table:formula="of:=MOD([.I321];[.G321])" office:value-type="float" office:value="0" calcext:value-type="float">
            <text:p>0</text:p>
          </table:table-cell>
          <table:table-cell table:style-name="ce1" table:formula="of:=IF([.J321]+[.K321]=0;1;0)" office:value-type="float" office:value="1" calcext:value-type="float">
            <text:p>1</text:p>
          </table:table-cell>
          <table:table-cell table:style-name="ce1" table:formula="of:=[.L321]*[.H321]/[.G321]" office:value-type="float" office:value="93" calcext:value-type="float">
            <text:p>93</text:p>
          </table:table-cell>
          <table:table-cell table:style-name="ce1" table:formula="of:=[.L321]*[.I321]/[.G321]" office:value-type="float" office:value="39" calcext:value-type="float">
            <text:p>39</text:p>
          </table:table-cell>
          <table:table-cell table:style-name="ce1" table:formula="of:=[.M321]*3+[.N321]" office:value-type="float" office:value="318" calcext:value-type="float">
            <text:p>318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3" calcext:value-type="float">
            <text:p>23</text:p>
          </table:table-cell>
          <table:table-cell office:value-type="float" office:value="62" calcext:value-type="float">
            <text:p>62</text:p>
          </table:table-cell>
          <table:table-cell office:value-type="float" office:value="92" calcext:value-type="float">
            <text:p>92</text:p>
          </table:table-cell>
          <table:table-cell office:value-type="float" office:value="6627" calcext:value-type="float">
            <text:p>6627</text:p>
          </table:table-cell>
          <table:table-cell office:value-type="float" office:value="8993" calcext:value-type="float">
            <text:p>8993</text:p>
          </table:table-cell>
          <table:table-cell table:formula="of:=([.B322]*[.C322]-[.D322]*[.A322])" office:value-type="float" office:value="-4738" calcext:value-type="float">
            <text:p>-4738</text:p>
          </table:table-cell>
          <table:table-cell table:formula="of:=[.F322]*[.C322]-[.D322]*[.E322]" office:value-type="float" office:value="-52118" calcext:value-type="float">
            <text:p>-52118</text:p>
          </table:table-cell>
          <table:table-cell table:formula="of:=[.B322]*[.E322]-[.F322]*[.A322]" office:value-type="float" office:value="-450110" calcext:value-type="float">
            <text:p>-450110</text:p>
          </table:table-cell>
          <table:table-cell table:style-name="ce1" table:formula="of:=MOD([.H322];[.G322])" office:value-type="float" office:value="0" calcext:value-type="float">
            <text:p>0</text:p>
          </table:table-cell>
          <table:table-cell table:style-name="ce1" table:formula="of:=MOD([.I322];[.G322])" office:value-type="float" office:value="0" calcext:value-type="float">
            <text:p>0</text:p>
          </table:table-cell>
          <table:table-cell table:style-name="ce1" table:formula="of:=IF([.J322]+[.K322]=0;1;0)" office:value-type="float" office:value="1" calcext:value-type="float">
            <text:p>1</text:p>
          </table:table-cell>
          <table:table-cell table:style-name="ce1" table:formula="of:=[.L322]*[.H322]/[.G322]" office:value-type="float" office:value="11" calcext:value-type="float">
            <text:p>11</text:p>
          </table:table-cell>
          <table:table-cell table:style-name="ce1" table:formula="of:=[.L322]*[.I322]/[.G322]" office:value-type="float" office:value="95" calcext:value-type="float">
            <text:p>95</text:p>
          </table:table-cell>
          <table:table-cell table:style-name="ce1" table:formula="of:=[.M322]*3+[.N322]"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5" calcext:value-type="float">
            <text:p>55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12753" calcext:value-type="float">
            <text:p>12753</text:p>
          </table:table-cell>
          <table:table-cell office:value-type="float" office:value="11012" calcext:value-type="float">
            <text:p>11012</text:p>
          </table:table-cell>
          <table:table-cell table:formula="of:=([.B323]*[.C323]-[.D323]*[.A323])" office:value-type="float" office:value="913" calcext:value-type="float">
            <text:p>913</text:p>
          </table:table-cell>
          <table:table-cell table:formula="of:=[.F323]*[.C323]-[.D323]*[.E323]" office:value-type="float" office:value="124005" calcext:value-type="float">
            <text:p>124005</text:p>
          </table:table-cell>
          <table:table-cell table:formula="of:=[.B323]*[.E323]-[.F323]*[.A323]" office:value-type="float" office:value="293971" calcext:value-type="float">
            <text:p>293971</text:p>
          </table:table-cell>
          <table:table-cell table:style-name="ce1" table:formula="of:=MOD([.H323];[.G323])" office:value-type="float" office:value="750" calcext:value-type="float">
            <text:p>750</text:p>
          </table:table-cell>
          <table:table-cell table:style-name="ce1" table:formula="of:=MOD([.I323];[.G323])" office:value-type="float" office:value="898" calcext:value-type="float">
            <text:p>898</text:p>
          </table:table-cell>
          <table:table-cell table:style-name="ce1" table:formula="of:=IF([.J323]+[.K323]=0;1;0)" office:value-type="float" office:value="0" calcext:value-type="float">
            <text:p>0</text:p>
          </table:table-cell>
          <table:table-cell table:style-name="ce1" table:formula="of:=[.L323]*[.H323]/[.G323]" office:value-type="float" office:value="0" calcext:value-type="float">
            <text:p>0</text:p>
          </table:table-cell>
          <table:table-cell table:style-name="ce1" table:formula="of:=[.L323]*[.I323]/[.G323]" office:value-type="float" office:value="0" calcext:value-type="float">
            <text:p>0</text:p>
          </table:table-cell>
          <table:table-cell table:style-name="ce1" table:formula="of:=[.M323]*3+[.N32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47" calcext:value-type="float">
            <text:p>47</text:p>
          </table:table-cell>
          <table:table-cell office:value-type="float" office:value="27" calcext:value-type="float">
            <text:p>27</text:p>
          </table:table-cell>
          <table:table-cell office:value-type="float" office:value="4105" calcext:value-type="float">
            <text:p>4105</text:p>
          </table:table-cell>
          <table:table-cell office:value-type="float" office:value="2925" calcext:value-type="float">
            <text:p>2925</text:p>
          </table:table-cell>
          <table:table-cell table:formula="of:=([.B324]*[.C324]-[.D324]*[.A324])" office:value-type="float" office:value="2220" calcext:value-type="float">
            <text:p>2220</text:p>
          </table:table-cell>
          <table:table-cell table:formula="of:=[.F324]*[.C324]-[.D324]*[.E324]" office:value-type="float" office:value="26640" calcext:value-type="float">
            <text:p>26640</text:p>
          </table:table-cell>
          <table:table-cell table:formula="of:=[.B324]*[.E324]-[.F324]*[.A324]" office:value-type="float" office:value="184260" calcext:value-type="float">
            <text:p>184260</text:p>
          </table:table-cell>
          <table:table-cell table:style-name="ce1" table:formula="of:=MOD([.H324];[.G324])" office:value-type="float" office:value="0" calcext:value-type="float">
            <text:p>0</text:p>
          </table:table-cell>
          <table:table-cell table:style-name="ce1" table:formula="of:=MOD([.I324];[.G324])" office:value-type="float" office:value="0" calcext:value-type="float">
            <text:p>0</text:p>
          </table:table-cell>
          <table:table-cell table:style-name="ce1" table:formula="of:=IF([.J324]+[.K324]=0;1;0)" office:value-type="float" office:value="1" calcext:value-type="float">
            <text:p>1</text:p>
          </table:table-cell>
          <table:table-cell table:style-name="ce1" table:formula="of:=[.L324]*[.H324]/[.G324]" office:value-type="float" office:value="12" calcext:value-type="float">
            <text:p>12</text:p>
          </table:table-cell>
          <table:table-cell table:style-name="ce1" table:formula="of:=[.L324]*[.I324]/[.G324]" office:value-type="float" office:value="83" calcext:value-type="float">
            <text:p>83</text:p>
          </table:table-cell>
          <table:table-cell table:style-name="ce1" table:formula="of:=[.M324]*3+[.N324]"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office:value-type="float" office:value="36" calcext:value-type="float">
            <text:p>36</text:p>
          </table:table-cell>
          <table:table-cell office:value-type="float" office:value="13065" calcext:value-type="float">
            <text:p>13065</text:p>
          </table:table-cell>
          <table:table-cell office:value-type="float" office:value="19234" calcext:value-type="float">
            <text:p>19234</text:p>
          </table:table-cell>
          <table:table-cell table:formula="of:=([.B325]*[.C325]-[.D325]*[.A325])" office:value-type="float" office:value="-2126" calcext:value-type="float">
            <text:p>-2126</text:p>
          </table:table-cell>
          <table:table-cell table:formula="of:=[.F325]*[.C325]-[.D325]*[.E325]" office:value-type="float" office:value="-220298" calcext:value-type="float">
            <text:p>-220298</text:p>
          </table:table-cell>
          <table:table-cell table:formula="of:=[.B325]*[.E325]-[.F325]*[.A325]" office:value-type="float" office:value="-780950" calcext:value-type="float">
            <text:p>-780950</text:p>
          </table:table-cell>
          <table:table-cell table:style-name="ce1" table:formula="of:=MOD([.H325];[.G325])" office:value-type="float" office:value="-1320" calcext:value-type="float">
            <text:p>-1320</text:p>
          </table:table-cell>
          <table:table-cell table:style-name="ce1" table:formula="of:=MOD([.I325];[.G325])" office:value-type="float" office:value="-708" calcext:value-type="float">
            <text:p>-708</text:p>
          </table:table-cell>
          <table:table-cell table:style-name="ce1" table:formula="of:=IF([.J325]+[.K325]=0;1;0)" office:value-type="float" office:value="0" calcext:value-type="float">
            <text:p>0</text:p>
          </table:table-cell>
          <table:table-cell table:style-name="ce1" table:formula="of:=[.L325]*[.H325]/[.G325]" office:value-type="float" office:value="0" calcext:value-type="float">
            <text:p>0</text:p>
          </table:table-cell>
          <table:table-cell table:style-name="ce1" table:formula="of:=[.L325]*[.I325]/[.G325]" office:value-type="float" office:value="0" calcext:value-type="float">
            <text:p>0</text:p>
          </table:table-cell>
          <table:table-cell table:style-name="ce1" table:formula="of:=[.M325]*3+[.N32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18" calcext:value-type="float">
            <text:p>18</text:p>
          </table:table-cell>
          <table:table-cell office:value-type="float" office:value="16874" calcext:value-type="float">
            <text:p>16874</text:p>
          </table:table-cell>
          <table:table-cell office:value-type="float" office:value="16989" calcext:value-type="float">
            <text:p>16989</text:p>
          </table:table-cell>
          <table:table-cell table:formula="of:=([.B326]*[.C326]-[.D326]*[.A326])" office:value-type="float" office:value="4160" calcext:value-type="float">
            <text:p>4160</text:p>
          </table:table-cell>
          <table:table-cell table:formula="of:=[.F326]*[.C326]-[.D326]*[.E326]" office:value-type="float" office:value="851520" calcext:value-type="float">
            <text:p>851520</text:p>
          </table:table-cell>
          <table:table-cell table:formula="of:=[.B326]*[.E326]-[.F326]*[.A326]" office:value-type="float" office:value="756800" calcext:value-type="float">
            <text:p>756800</text:p>
          </table:table-cell>
          <table:table-cell table:style-name="ce1" table:formula="of:=MOD([.H326];[.G326])" office:value-type="float" office:value="2880" calcext:value-type="float">
            <text:p>2880</text:p>
          </table:table-cell>
          <table:table-cell table:style-name="ce1" table:formula="of:=MOD([.I326];[.G326])" office:value-type="float" office:value="3840" calcext:value-type="float">
            <text:p>3840</text:p>
          </table:table-cell>
          <table:table-cell table:style-name="ce1" table:formula="of:=IF([.J326]+[.K326]=0;1;0)" office:value-type="float" office:value="0" calcext:value-type="float">
            <text:p>0</text:p>
          </table:table-cell>
          <table:table-cell table:style-name="ce1" table:formula="of:=[.L326]*[.H326]/[.G326]" office:value-type="float" office:value="0" calcext:value-type="float">
            <text:p>0</text:p>
          </table:table-cell>
          <table:table-cell table:style-name="ce1" table:formula="of:=[.L326]*[.I326]/[.G326]" office:value-type="float" office:value="0" calcext:value-type="float">
            <text:p>0</text:p>
          </table:table-cell>
          <table:table-cell table:style-name="ce1" table:formula="of:=[.M326]*3+[.N32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float" office:value="65" calcext:value-type="float">
            <text:p>65</text:p>
          </table:table-cell>
          <table:table-cell office:value-type="float" office:value="38" calcext:value-type="float">
            <text:p>38</text:p>
          </table:table-cell>
          <table:table-cell office:value-type="float" office:value="16771" calcext:value-type="float">
            <text:p>16771</text:p>
          </table:table-cell>
          <table:table-cell office:value-type="float" office:value="7070" calcext:value-type="float">
            <text:p>7070</text:p>
          </table:table-cell>
          <table:table-cell table:formula="of:=([.B327]*[.C327]-[.D327]*[.A327])" office:value-type="float" office:value="1618" calcext:value-type="float">
            <text:p>1618</text:p>
          </table:table-cell>
          <table:table-cell table:formula="of:=[.F327]*[.C327]-[.D327]*[.E327]" office:value-type="float" office:value="-177748" calcext:value-type="float">
            <text:p>-177748</text:p>
          </table:table-cell>
          <table:table-cell table:formula="of:=[.B327]*[.E327]-[.F327]*[.A327]" office:value-type="float" office:value="469426" calcext:value-type="float">
            <text:p>469426</text:p>
          </table:table-cell>
          <table:table-cell table:style-name="ce1" table:formula="of:=MOD([.H327];[.G327])" office:value-type="float" office:value="232" calcext:value-type="float">
            <text:p>232</text:p>
          </table:table-cell>
          <table:table-cell table:style-name="ce1" table:formula="of:=MOD([.I327];[.G327])" office:value-type="float" office:value="206" calcext:value-type="float">
            <text:p>206</text:p>
          </table:table-cell>
          <table:table-cell table:style-name="ce1" table:formula="of:=IF([.J327]+[.K327]=0;1;0)" office:value-type="float" office:value="0" calcext:value-type="float">
            <text:p>0</text:p>
          </table:table-cell>
          <table:table-cell table:style-name="ce1" table:formula="of:=[.L327]*[.H327]/[.G327]" office:value-type="float" office:value="-0" calcext:value-type="float">
            <text:p>0</text:p>
          </table:table-cell>
          <table:table-cell table:style-name="ce1" table:formula="of:=[.L327]*[.I327]/[.G327]" office:value-type="float" office:value="0" calcext:value-type="float">
            <text:p>0</text:p>
          </table:table-cell>
          <table:table-cell table:style-name="ce1" table:formula="of:=[.M327]*3+[.N32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59" calcext:value-type="float">
            <text:p>59</text:p>
          </table:table-cell>
          <table:table-cell office:value-type="float" office:value="13561" calcext:value-type="float">
            <text:p>13561</text:p>
          </table:table-cell>
          <table:table-cell office:value-type="float" office:value="13299" calcext:value-type="float">
            <text:p>13299</text:p>
          </table:table-cell>
          <table:table-cell table:formula="of:=([.B328]*[.C328]-[.D328]*[.A328])" office:value-type="float" office:value="-2123" calcext:value-type="float">
            <text:p>-2123</text:p>
          </table:table-cell>
          <table:table-cell table:formula="of:=[.F328]*[.C328]-[.D328]*[.E328]" office:value-type="float" office:value="-494222" calcext:value-type="float">
            <text:p>-494222</text:p>
          </table:table-cell>
          <table:table-cell table:formula="of:=[.B328]*[.E328]-[.F328]*[.A328]" office:value-type="float" office:value="-327759" calcext:value-type="float">
            <text:p>-327759</text:p>
          </table:table-cell>
          <table:table-cell table:style-name="ce1" table:formula="of:=MOD([.H328];[.G328])" office:value-type="float" office:value="-1686" calcext:value-type="float">
            <text:p>-1686</text:p>
          </table:table-cell>
          <table:table-cell table:style-name="ce1" table:formula="of:=MOD([.I328];[.G328])" office:value-type="float" office:value="-817" calcext:value-type="float">
            <text:p>-817</text:p>
          </table:table-cell>
          <table:table-cell table:style-name="ce1" table:formula="of:=IF([.J328]+[.K328]=0;1;0)" office:value-type="float" office:value="0" calcext:value-type="float">
            <text:p>0</text:p>
          </table:table-cell>
          <table:table-cell table:style-name="ce1" table:formula="of:=[.L328]*[.H328]/[.G328]" office:value-type="float" office:value="0" calcext:value-type="float">
            <text:p>0</text:p>
          </table:table-cell>
          <table:table-cell table:style-name="ce1" table:formula="of:=[.L328]*[.I328]/[.G328]" office:value-type="float" office:value="0" calcext:value-type="float">
            <text:p>0</text:p>
          </table:table-cell>
          <table:table-cell table:style-name="ce1" table:formula="of:=[.M328]*3+[.N32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office:value-type="float" office:value="92" calcext:value-type="float">
            <text:p>92</text:p>
          </table:table-cell>
          <table:table-cell office:value-type="float" office:value="3055" calcext:value-type="float">
            <text:p>3055</text:p>
          </table:table-cell>
          <table:table-cell office:value-type="float" office:value="2541" calcext:value-type="float">
            <text:p>2541</text:p>
          </table:table-cell>
          <table:table-cell table:formula="of:=([.B329]*[.C329]-[.D329]*[.A329])" office:value-type="float" office:value="-7685" calcext:value-type="float">
            <text:p>-7685</text:p>
          </table:table-cell>
          <table:table-cell table:formula="of:=[.F329]*[.C329]-[.D329]*[.E329]" office:value-type="float" office:value="-192125" calcext:value-type="float">
            <text:p>-192125</text:p>
          </table:table-cell>
          <table:table-cell table:formula="of:=[.B329]*[.E329]-[.F329]*[.A329]" office:value-type="float" office:value="-176755" calcext:value-type="float">
            <text:p>-176755</text:p>
          </table:table-cell>
          <table:table-cell table:style-name="ce1" table:formula="of:=MOD([.H329];[.G329])" office:value-type="float" office:value="0" calcext:value-type="float">
            <text:p>0</text:p>
          </table:table-cell>
          <table:table-cell table:style-name="ce1" table:formula="of:=MOD([.I329];[.G329])" office:value-type="float" office:value="0" calcext:value-type="float">
            <text:p>0</text:p>
          </table:table-cell>
          <table:table-cell table:style-name="ce1" table:formula="of:=IF([.J329]+[.K329]=0;1;0)" office:value-type="float" office:value="1" calcext:value-type="float">
            <text:p>1</text:p>
          </table:table-cell>
          <table:table-cell table:style-name="ce1" table:formula="of:=[.L329]*[.H329]/[.G329]" office:value-type="float" office:value="25" calcext:value-type="float">
            <text:p>25</text:p>
          </table:table-cell>
          <table:table-cell table:style-name="ce1" table:formula="of:=[.L329]*[.I329]/[.G329]" office:value-type="float" office:value="23" calcext:value-type="float">
            <text:p>23</text:p>
          </table:table-cell>
          <table:table-cell table:style-name="ce1" table:formula="of:=[.M329]*3+[.N329]" office:value-type="float" office:value="98" calcext:value-type="float">
            <text:p>98</text:p>
          </table:table-cell>
        </table:table-row>
        <table:table-row table:style-name="ro1">
          <table:table-cell table:number-columns-repeated="9"/>
          <table:table-cell table:style-name="ce1" table:number-columns-repeated="6"/>
        </table:table-row>
        <table:table-row table:style-name="ro1" table:number-rows-repeated="1048245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Part2" table:style-name="ta1">
        <table:table-column table:style-name="co1" table:number-columns-repeated="3" table:default-cell-style-name="ce1"/>
        <table:table-column table:style-name="co2" table:default-cell-style-name="ce1"/>
        <table:table-column table:style-name="co3" table:number-columns-repeated="3" table:default-cell-style-name="ce1"/>
        <table:table-column table:style-name="co4" table:number-columns-repeated="2" table:default-cell-style-name="ce1"/>
        <table:table-column table:style-name="co1" table:number-columns-repeated="3" table:default-cell-style-name="ce1"/>
        <table:table-column table:style-name="co5" table:number-columns-repeated="3" table:default-cell-style-name="ce1"/>
        <table:table-row table:style-name="ro1">
          <table:table-cell table:style-name="ce2" office:value-type="string" calcext:value-type="string">
            <text:p>XA</text:p>
          </table:table-cell>
          <table:table-cell table:style-name="ce2" office:value-type="string" calcext:value-type="string">
            <text:p>YA</text:p>
          </table:table-cell>
          <table:table-cell table:style-name="ce2" office:value-type="string" calcext:value-type="string">
            <text:p>XB</text:p>
          </table:table-cell>
          <table:table-cell table:style-name="ce2" office:value-type="string" calcext:value-type="string">
            <text:p>YB</text:p>
          </table:table-cell>
          <table:table-cell table:style-name="ce2" office:value-type="string" calcext:value-type="string">
            <text:p>XF</text:p>
          </table:table-cell>
          <table:table-cell table:style-name="ce2" office:value-type="string" calcext:value-type="string">
            <text:p>YF</text:p>
          </table:table-cell>
          <table:table-cell table:style-name="ce2" office:value-type="string" calcext:value-type="string">
            <text:p>DELTA</text:p>
          </table:table-cell>
          <table:table-cell table:style-name="ce2" office:value-type="string" calcext:value-type="string">
            <text:p>ADIV</text:p>
          </table:table-cell>
          <table:table-cell table:style-name="ce2" office:value-type="string" calcext:value-type="string">
            <text:p>BDIV</text:p>
          </table:table-cell>
          <table:table-cell table:style-name="ce2" office:value-type="string" calcext:value-type="string">
            <text:p>AMOD</text:p>
          </table:table-cell>
          <table:table-cell table:style-name="ce2" office:value-type="string" calcext:value-type="string">
            <text:p>BMOD</text:p>
          </table:table-cell>
          <table:table-cell table:style-name="ce2" office:value-type="string" calcext:value-type="string">
            <text:p>SOLVES</text:p>
          </table:table-cell>
          <table:table-cell table:style-name="ce2" office:value-type="string" calcext:value-type="string">
            <text:p>A PRESS</text:p>
          </table:table-cell>
          <table:table-cell table:style-name="ce2" office:value-type="string" calcext:value-type="string">
            <text:p>B PRESS</text:p>
          </table:table-cell>
          <table:table-cell table:style-name="ce2" office:value-type="string" calcext:value-type="string">
            <text:p>COST</text:p>
          </table:table-cell>
        </table:table-row>
        <table:table-row table:style-name="ro1">
          <table:table-cell table:style-name="ce3" office:value-type="string" calcext:value-type="string">
            <text:p>TEST</text:p>
          </table:table-cell>
          <table:table-cell table:style-name="ce2"/>
          <table:table-cell table:style-name="ce3" office:value-type="string" calcext:value-type="string">
            <text:p>SOLUTION</text:p>
          </table:table-cell>
          <table:table-cell table:style-name="ce5" table:formula="of:=SUM([.O4:.O7])" office:value-type="float" office:value="875318608908" calcext:value-type="float">
            <text:p>875318608908</text:p>
          </table:table-cell>
          <table:table-cell table:style-name="ce2"/>
          <table:table-cell table:style-name="ce7" office:value-type="string" calcext:value-type="string">
            <text:p>SHIFT</text:p>
          </table:table-cell>
          <table:table-cell table:style-name="ce7" office:value-type="float" office:value="10000000000000" calcext:value-type="float">
            <text:p>10000000000000</text:p>
          </table:table-cell>
          <table:table-cell table:style-name="ce2" table:number-columns-repeated="8"/>
        </table:table-row>
        <table:table-row table:style-name="ro1">
          <table:table-cell table:style-name="ce2" table:number-columns-repeated="15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34" calcext:value-type="float">
            <text:p>34</text:p>
          </table:table-cell>
          <table:table-cell office:value-type="float" office:value="22" calcext:value-type="float">
            <text:p>22</text:p>
          </table:table-cell>
          <table:table-cell office:value-type="float" office:value="67" calcext:value-type="float">
            <text:p>67</text:p>
          </table:table-cell>
          <table:table-cell table:formula="of:=[$Part1.E4]+[.$G$2]" office:value-type="float" office:value="10000000008400" calcext:value-type="float">
            <text:p>10000000008400</text:p>
          </table:table-cell>
          <table:table-cell table:formula="of:=[$Part1.F4]+[.$G$2]" office:value-type="float" office:value="10000000005400" calcext:value-type="float">
            <text:p>10000000005400</text:p>
          </table:table-cell>
          <table:table-cell table:formula="of:=([.B4]*[.C4]-[.D4]*[.A4])" office:value-type="float" office:value="-5550" calcext:value-type="float">
            <text:p>-5550</text:p>
          </table:table-cell>
          <table:table-cell table:formula="of:=[.F4]*[.C4]-[.D4]*[.E4]" office:value-type="float" office:value="-450000000444000" calcext:value-type="float">
            <text:p>-450000000444000</text:p>
          </table:table-cell>
          <table:table-cell table:formula="of:=[.B4]*[.E4]-[.F4]*[.A4]" office:value-type="float" office:value="-600000000222000" calcext:value-type="float">
            <text:p>-600000000222000</text:p>
          </table:table-cell>
          <table:table-cell table:formula="of:=MOD([.H4];[.G4])" office:value-type="float" office:value="-450" calcext:value-type="float">
            <text:p>-450</text:p>
          </table:table-cell>
          <table:table-cell table:formula="of:=MOD([.I4];[.G4])" office:value-type="float" office:value="-600" calcext:value-type="float">
            <text:p>-600</text:p>
          </table:table-cell>
          <table:table-cell table:formula="of:=IF([.J4]+[.K4]=0;1;0)" office:value-type="float" office:value="0" calcext:value-type="float">
            <text:p>0</text:p>
          </table:table-cell>
          <table:table-cell table:formula="of:=[.L4]*[.H4]/[.G4]" office:value-type="float" office:value="0" calcext:value-type="float">
            <text:p>0</text:p>
          </table:table-cell>
          <table:table-cell table:formula="of:=[.L4]*[.I4]/[.G4]" office:value-type="float" office:value="0" calcext:value-type="float">
            <text:p>0</text:p>
          </table:table-cell>
          <table:table-cell table:formula="of:=[.M4]*3+[.N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21" calcext:value-type="float">
            <text:p>21</text:p>
          </table:table-cell>
          <table:table-cell table:formula="of:=[$Part1.E5]+[.$G$2]" office:value-type="float" office:value="10000000012748" calcext:value-type="float">
            <text:p>10000000012748</text:p>
          </table:table-cell>
          <table:table-cell table:formula="of:=[$Part1.F5]+[.$G$2]" office:value-type="float" office:value="10000000012176" calcext:value-type="float">
            <text:p>10000000012176</text:p>
          </table:table-cell>
          <table:table-cell table:formula="of:=([.B5]*[.C5]-[.D5]*[.A5])" office:value-type="float" office:value="3876" calcext:value-type="float">
            <text:p>3876</text:p>
          </table:table-cell>
          <table:table-cell table:formula="of:=[.F5]*[.C5]-[.D5]*[.E5]" office:value-type="float" office:value="460000000548084" calcext:value-type="float">
            <text:p>460000000548084</text:p>
          </table:table-cell>
          <table:table-cell table:formula="of:=[.B5]*[.E5]-[.F5]*[.A5]" office:value-type="float" office:value="400000000524792" calcext:value-type="float">
            <text:p>400000000524792</text:p>
          </table:table-cell>
          <table:table-cell table:formula="of:=MOD([.H5];[.G5])" office:value-type="float" office:value="0" calcext:value-type="float">
            <text:p>0</text:p>
          </table:table-cell>
          <table:table-cell table:formula="of:=MOD([.I5];[.G5])" office:value-type="float" office:value="0" calcext:value-type="float">
            <text:p>0</text:p>
          </table:table-cell>
          <table:table-cell table:formula="of:=IF([.J5]+[.K5]=0;1;0)" office:value-type="float" office:value="1" calcext:value-type="float">
            <text:p>1</text:p>
          </table:table-cell>
          <table:table-cell table:formula="of:=[.L5]*[.H5]/[.G5]" office:value-type="float" office:value="118679050709" calcext:value-type="float">
            <text:p>118679050709</text:p>
          </table:table-cell>
          <table:table-cell table:formula="of:=[.L5]*[.I5]/[.G5]" office:value-type="float" office:value="103199174542" calcext:value-type="float">
            <text:p>103199174542</text:p>
          </table:table-cell>
          <table:table-cell table:formula="of:=[.M5]*3+[.N5]" office:value-type="float" office:value="459236326669" calcext:value-type="float">
            <text:p>45923632666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6" calcext:value-type="float">
            <text:p>86</text:p>
          </table:table-cell>
          <table:table-cell office:value-type="float" office:value="84" calcext:value-type="float">
            <text:p>84</text:p>
          </table:table-cell>
          <table:table-cell office:value-type="float" office:value="37" calcext:value-type="float">
            <text:p>37</text:p>
          </table:table-cell>
          <table:table-cell table:formula="of:=[$Part1.E6]+[.$G$2]" office:value-type="float" office:value="10000000007870" calcext:value-type="float">
            <text:p>10000000007870</text:p>
          </table:table-cell>
          <table:table-cell table:formula="of:=[$Part1.F6]+[.$G$2]" office:value-type="float" office:value="10000000006450" calcext:value-type="float">
            <text:p>10000000006450</text:p>
          </table:table-cell>
          <table:table-cell table:formula="of:=([.B6]*[.C6]-[.D6]*[.A6])" office:value-type="float" office:value="6595" calcext:value-type="float">
            <text:p>6595</text:p>
          </table:table-cell>
          <table:table-cell table:formula="of:=[.F6]*[.C6]-[.D6]*[.E6]" office:value-type="float" office:value="470000000250610" calcext:value-type="float">
            <text:p>470000000250610</text:p>
          </table:table-cell>
          <table:table-cell table:formula="of:=[.B6]*[.E6]-[.F6]*[.A6]" office:value-type="float" office:value="690000000567170" calcext:value-type="float">
            <text:p>690000000567170</text:p>
          </table:table-cell>
          <table:table-cell table:formula="of:=MOD([.H6];[.G6])" office:value-type="float" office:value="6045" calcext:value-type="float">
            <text:p>6045</text:p>
          </table:table-cell>
          <table:table-cell table:formula="of:=MOD([.I6];[.G6])" office:value-type="float" office:value="4665" calcext:value-type="float">
            <text:p>4665</text:p>
          </table:table-cell>
          <table:table-cell table:formula="of:=IF([.J6]+[.K6]=0;1;0)" office:value-type="float" office:value="0" calcext:value-type="float">
            <text:p>0</text:p>
          </table:table-cell>
          <table:table-cell table:formula="of:=[.L6]*[.H6]/[.G6]" office:value-type="float" office:value="0" calcext:value-type="float">
            <text:p>0</text:p>
          </table:table-cell>
          <table:table-cell table:formula="of:=[.L6]*[.I6]/[.G6]" office:value-type="float" office:value="0" calcext:value-type="float">
            <text:p>0</text:p>
          </table:table-cell>
          <table:table-cell table:formula="of:=[.M6]*3+[.N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71" calcext:value-type="float">
            <text:p>71</text:p>
          </table:table-cell>
          <table:table-cell table:formula="of:=[$Part1.E7]+[.$G$2]" office:value-type="float" office:value="10000000018641" calcext:value-type="float">
            <text:p>10000000018641</text:p>
          </table:table-cell>
          <table:table-cell table:formula="of:=[$Part1.F7]+[.$G$2]" office:value-type="float" office:value="10000000010279" calcext:value-type="float">
            <text:p>10000000010279</text:p>
          </table:table-cell>
          <table:table-cell table:formula="of:=([.B7]*[.C7]-[.D7]*[.A7])" office:value-type="float" office:value="-4278" calcext:value-type="float">
            <text:p>-4278</text:p>
          </table:table-cell>
          <table:table-cell table:formula="of:=[.F7]*[.C7]-[.D7]*[.E7]" office:value-type="float" office:value="-440000001045978" calcext:value-type="float">
            <text:p>-440000001045978</text:p>
          </table:table-cell>
          <table:table-cell table:formula="of:=[.B7]*[.E7]-[.F7]*[.A7]" office:value-type="float" office:value="-460000000280508" calcext:value-type="float">
            <text:p>-460000000280508</text:p>
          </table:table-cell>
          <table:table-cell table:formula="of:=MOD([.H7];[.G7])" office:value-type="float" office:value="0" calcext:value-type="float">
            <text:p>0</text:p>
          </table:table-cell>
          <table:table-cell table:formula="of:=MOD([.I7];[.G7])" office:value-type="float" office:value="0" calcext:value-type="float">
            <text:p>0</text:p>
          </table:table-cell>
          <table:table-cell table:formula="of:=IF([.J7]+[.K7]=0;1;0)" office:value-type="float" office:value="1" calcext:value-type="float">
            <text:p>1</text:p>
          </table:table-cell>
          <table:table-cell table:formula="of:=[.L7]*[.H7]/[.G7]" office:value-type="float" office:value="102851800151" calcext:value-type="float">
            <text:p>102851800151</text:p>
          </table:table-cell>
          <table:table-cell table:formula="of:=[.L7]*[.I7]/[.G7]" office:value-type="float" office:value="107526881786" calcext:value-type="float">
            <text:p>107526881786</text:p>
          </table:table-cell>
          <table:table-cell table:formula="of:=[.M7]*3+[.N7]" office:value-type="float" office:value="416082282239" calcext:value-type="float">
            <text:p>416082282239</text:p>
          </table:table-cell>
        </table:table-row>
        <table:table-row table:style-name="ro1">
          <table:table-cell table:style-name="ce3" office:value-type="string" calcext:value-type="string">
            <text:p>INPUT</text:p>
          </table:table-cell>
          <table:table-cell/>
          <table:table-cell table:style-name="ce3" office:value-type="string" calcext:value-type="string">
            <text:p>SOLUTION</text:p>
          </table:table-cell>
          <table:table-cell table:style-name="ce6" table:formula="of:=SUM([.O10:.O329])" office:value-type="float" office:value="107487112929999" calcext:value-type="float">
            <text:p>107487112929999</text:p>
          </table:table-cell>
          <table:table-cell table:number-columns-repeated="10"/>
          <table:table-cell table:formula="of:=SUM([.O4:.O7])" office:value-type="float" office:value="875318608908" calcext:value-type="float">
            <text:p>875318608908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95" calcext:value-type="float">
            <text:p>95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table:formula="of:=[$Part1.E10]+[.$G$2]" office:value-type="float" office:value="10000000003738" calcext:value-type="float">
            <text:p>10000000003738</text:p>
          </table:table-cell>
          <table:table-cell table:formula="of:=[$Part1.F10]+[.$G$2]" office:value-type="float" office:value="10000000005486" calcext:value-type="float">
            <text:p>10000000005486</text:p>
          </table:table-cell>
          <table:table-cell table:formula="of:=([.B10]*[.C10]-[.D10]*[.A10])" office:value-type="float" office:value="1876" calcext:value-type="float">
            <text:p>1876</text:p>
          </table:table-cell>
          <table:table-cell table:formula="of:=[.F10]*[.C10]-[.D10]*[.E10]" office:value-type="float" office:value="120000000093800" calcext:value-type="float">
            <text:p>120000000093800</text:p>
          </table:table-cell>
          <table:table-cell table:formula="of:=[.B10]*[.E10]-[.F10]*[.A10]" office:value-type="float" office:value="460000000086296" calcext:value-type="float">
            <text:p>460000000086296</text:p>
          </table:table-cell>
          <table:table-cell table:formula="of:=MOD([.H10];[.G10])" office:value-type="float" office:value="764" calcext:value-type="float">
            <text:p>764</text:p>
          </table:table-cell>
          <table:table-cell table:formula="of:=MOD([.I10];[.G10])" office:value-type="float" office:value="740" calcext:value-type="float">
            <text:p>740</text:p>
          </table:table-cell>
          <table:table-cell table:formula="of:=IF([.J10]+[.K10]=0;1;0)" office:value-type="float" office:value="0" calcext:value-type="float">
            <text:p>0</text:p>
          </table:table-cell>
          <table:table-cell table:formula="of:=[.L10]*[.H10]/[.G10]" office:value-type="float" office:value="0" calcext:value-type="float">
            <text:p>0</text:p>
          </table:table-cell>
          <table:table-cell table:formula="of:=[.L10]*[.I10]/[.G10]" office:value-type="float" office:value="0" calcext:value-type="float">
            <text:p>0</text:p>
          </table:table-cell>
          <table:table-cell table:formula="of:=[.M10]*3+[.N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70" calcext:value-type="float">
            <text:p>70</text:p>
          </table:table-cell>
          <table:table-cell office:value-type="float" office:value="74" calcext:value-type="float">
            <text:p>74</text:p>
          </table:table-cell>
          <table:table-cell table:formula="of:=[$Part1.E11]+[.$G$2]" office:value-type="float" office:value="10000000002152" calcext:value-type="float">
            <text:p>10000000002152</text:p>
          </table:table-cell>
          <table:table-cell table:formula="of:=[$Part1.F11]+[.$G$2]" office:value-type="float" office:value="10000000007284" calcext:value-type="float">
            <text:p>10000000007284</text:p>
          </table:table-cell>
          <table:table-cell table:formula="of:=([.B11]*[.C11]-[.D11]*[.A11])" office:value-type="float" office:value="4276" calcext:value-type="float">
            <text:p>4276</text:p>
          </table:table-cell>
          <table:table-cell table:formula="of:=[.F11]*[.C11]-[.D11]*[.E11]" office:value-type="float" office:value="-39999999649368" calcext:value-type="float">
            <text:p>-39999999649368</text:p>
          </table:table-cell>
          <table:table-cell table:formula="of:=[.B11]*[.E11]-[.F11]*[.A11]" office:value-type="float" office:value="620000000051312" calcext:value-type="float">
            <text:p>620000000051312</text:p>
          </table:table-cell>
          <table:table-cell table:formula="of:=MOD([.H11];[.G11])" office:value-type="float" office:value="2476" calcext:value-type="float">
            <text:p>2476</text:p>
          </table:table-cell>
          <table:table-cell table:formula="of:=MOD([.I11];[.G11])" office:value-type="float" office:value="2244" calcext:value-type="float">
            <text:p>2244</text:p>
          </table:table-cell>
          <table:table-cell table:formula="of:=IF([.J11]+[.K11]=0;1;0)" office:value-type="float" office:value="0" calcext:value-type="float">
            <text:p>0</text:p>
          </table:table-cell>
          <table:table-cell table:formula="of:=[.L11]*[.H11]/[.G11]" office:value-type="float" office:value="-0" calcext:value-type="float">
            <text:p>0</text:p>
          </table:table-cell>
          <table:table-cell table:formula="of:=[.L11]*[.I11]/[.G11]" office:value-type="float" office:value="0" calcext:value-type="float">
            <text:p>0</text:p>
          </table:table-cell>
          <table:table-cell table:formula="of:=[.M11]*3+[.N1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90" calcext:value-type="float">
            <text:p>90</text:p>
          </table:table-cell>
          <table:table-cell office:value-type="float" office:value="31" calcext:value-type="float">
            <text:p>31</text:p>
          </table:table-cell>
          <table:table-cell table:formula="of:=[$Part1.E12]+[.$G$2]" office:value-type="float" office:value="10000000001113" calcext:value-type="float">
            <text:p>10000000001113</text:p>
          </table:table-cell>
          <table:table-cell table:formula="of:=[$Part1.F12]+[.$G$2]" office:value-type="float" office:value="10000000001876" calcext:value-type="float">
            <text:p>10000000001876</text:p>
          </table:table-cell>
          <table:table-cell table:formula="of:=([.B12]*[.C12]-[.D12]*[.A12])" office:value-type="float" office:value="6397" calcext:value-type="float">
            <text:p>6397</text:p>
          </table:table-cell>
          <table:table-cell table:formula="of:=[.F12]*[.C12]-[.D12]*[.E12]" office:value-type="float" office:value="590000000134337" calcext:value-type="float">
            <text:p>590000000134337</text:p>
          </table:table-cell>
          <table:table-cell table:formula="of:=[.B12]*[.E12]-[.F12]*[.A12]" office:value-type="float" office:value="560000000044779" calcext:value-type="float">
            <text:p>560000000044779</text:p>
          </table:table-cell>
          <table:table-cell table:formula="of:=MOD([.H12];[.G12])" office:value-type="float" office:value="1068" calcext:value-type="float">
            <text:p>1068</text:p>
          </table:table-cell>
          <table:table-cell table:formula="of:=MOD([.I12];[.G12])" office:value-type="float" office:value="580" calcext:value-type="float">
            <text:p>580</text:p>
          </table:table-cell>
          <table:table-cell table:formula="of:=IF([.J12]+[.K12]=0;1;0)" office:value-type="float" office:value="0" calcext:value-type="float">
            <text:p>0</text:p>
          </table:table-cell>
          <table:table-cell table:formula="of:=[.L12]*[.H12]/[.G12]" office:value-type="float" office:value="0" calcext:value-type="float">
            <text:p>0</text:p>
          </table:table-cell>
          <table:table-cell table:formula="of:=[.L12]*[.I12]/[.G12]" office:value-type="float" office:value="0" calcext:value-type="float">
            <text:p>0</text:p>
          </table:table-cell>
          <table:table-cell table:formula="of:=[.M12]*3+[.N1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63" calcext:value-type="float">
            <text:p>63</text:p>
          </table:table-cell>
          <table:table-cell office:value-type="float" office:value="72" calcext:value-type="float">
            <text:p>72</text:p>
          </table:table-cell>
          <table:table-cell office:value-type="float" office:value="36" calcext:value-type="float">
            <text:p>36</text:p>
          </table:table-cell>
          <table:table-cell table:formula="of:=[$Part1.E13]+[.$G$2]" office:value-type="float" office:value="10000000005874" calcext:value-type="float">
            <text:p>10000000005874</text:p>
          </table:table-cell>
          <table:table-cell table:formula="of:=[$Part1.F13]+[.$G$2]" office:value-type="float" office:value="10000000007587" calcext:value-type="float">
            <text:p>10000000007587</text:p>
          </table:table-cell>
          <table:table-cell table:formula="of:=([.B13]*[.C13]-[.D13]*[.A13])" office:value-type="float" office:value="3600" calcext:value-type="float">
            <text:p>3600</text:p>
          </table:table-cell>
          <table:table-cell table:formula="of:=[.F13]*[.C13]-[.D13]*[.E13]" office:value-type="float" office:value="360000000334800" calcext:value-type="float">
            <text:p>360000000334800</text:p>
          </table:table-cell>
          <table:table-cell table:formula="of:=[.B13]*[.E13]-[.F13]*[.A13]" office:value-type="float" office:value="370000000172800" calcext:value-type="float">
            <text:p>370000000172800</text:p>
          </table:table-cell>
          <table:table-cell table:formula="of:=MOD([.H13];[.G13])" office:value-type="float" office:value="0" calcext:value-type="float">
            <text:p>0</text:p>
          </table:table-cell>
          <table:table-cell table:formula="of:=MOD([.I13];[.G13])" office:value-type="float" office:value="2800" calcext:value-type="float">
            <text:p>2800</text:p>
          </table:table-cell>
          <table:table-cell table:formula="of:=IF([.J13]+[.K13]=0;1;0)" office:value-type="float" office:value="0" calcext:value-type="float">
            <text:p>0</text:p>
          </table:table-cell>
          <table:table-cell table:formula="of:=[.L13]*[.H13]/[.G13]" office:value-type="float" office:value="0" calcext:value-type="float">
            <text:p>0</text:p>
          </table:table-cell>
          <table:table-cell table:formula="of:=[.L13]*[.I13]/[.G13]" office:value-type="float" office:value="0" calcext:value-type="float">
            <text:p>0</text:p>
          </table:table-cell>
          <table:table-cell table:formula="of:=[.M13]*3+[.N1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36" calcext:value-type="float">
            <text:p>36</text:p>
          </table:table-cell>
          <table:table-cell office:value-type="float" office:value="33" calcext:value-type="float">
            <text:p>33</text:p>
          </table:table-cell>
          <table:table-cell office:value-type="float" office:value="48" calcext:value-type="float">
            <text:p>48</text:p>
          </table:table-cell>
          <table:table-cell table:formula="of:=[$Part1.E14]+[.$G$2]" office:value-type="float" office:value="10000000011055" calcext:value-type="float">
            <text:p>10000000011055</text:p>
          </table:table-cell>
          <table:table-cell table:formula="of:=[$Part1.F14]+[.$G$2]" office:value-type="float" office:value="10000000006792" calcext:value-type="float">
            <text:p>10000000006792</text:p>
          </table:table-cell>
          <table:table-cell table:formula="of:=([.B14]*[.C14]-[.D14]*[.A14])" office:value-type="float" office:value="-3564" calcext:value-type="float">
            <text:p>-3564</text:p>
          </table:table-cell>
          <table:table-cell table:formula="of:=[.F14]*[.C14]-[.D14]*[.E14]" office:value-type="float" office:value="-150000000306504" calcext:value-type="float">
            <text:p>-150000000306504</text:p>
          </table:table-cell>
          <table:table-cell table:formula="of:=[.B14]*[.E14]-[.F14]*[.A14]" office:value-type="float" office:value="-630000000274428" calcext:value-type="float">
            <text:p>-630000000274428</text:p>
          </table:table-cell>
          <table:table-cell table:formula="of:=MOD([.H14];[.G14])" office:value-type="float" office:value="-1932" calcext:value-type="float">
            <text:p>-1932</text:p>
          </table:table-cell>
          <table:table-cell table:formula="of:=MOD([.I14];[.G14])" office:value-type="float" office:value="-2412" calcext:value-type="float">
            <text:p>-2412</text:p>
          </table:table-cell>
          <table:table-cell table:formula="of:=IF([.J14]+[.K14]=0;1;0)" office:value-type="float" office:value="0" calcext:value-type="float">
            <text:p>0</text:p>
          </table:table-cell>
          <table:table-cell table:formula="of:=[.L14]*[.H14]/[.G14]" office:value-type="float" office:value="0" calcext:value-type="float">
            <text:p>0</text:p>
          </table:table-cell>
          <table:table-cell table:formula="of:=[.L14]*[.I14]/[.G14]" office:value-type="float" office:value="0" calcext:value-type="float">
            <text:p>0</text:p>
          </table:table-cell>
          <table:table-cell table:formula="of:=[.M14]*3+[.N1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94" calcext:value-type="float">
            <text:p>94</text:p>
          </table:table-cell>
          <table:table-cell office:value-type="float" office:value="89" calcext:value-type="float">
            <text:p>89</text:p>
          </table:table-cell>
          <table:table-cell office:value-type="float" office:value="59" calcext:value-type="float">
            <text:p>59</text:p>
          </table:table-cell>
          <table:table-cell table:formula="of:=[$Part1.E15]+[.$G$2]" office:value-type="float" office:value="10000000003678" calcext:value-type="float">
            <text:p>10000000003678</text:p>
          </table:table-cell>
          <table:table-cell table:formula="of:=[$Part1.F15]+[.$G$2]" office:value-type="float" office:value="10000000008042" calcext:value-type="float">
            <text:p>10000000008042</text:p>
          </table:table-cell>
          <table:table-cell table:formula="of:=([.B15]*[.C15]-[.D15]*[.A15])" office:value-type="float" office:value="6832" calcext:value-type="float">
            <text:p>6832</text:p>
          </table:table-cell>
          <table:table-cell table:formula="of:=[.F15]*[.C15]-[.D15]*[.E15]" office:value-type="float" office:value="300000000498736" calcext:value-type="float">
            <text:p>300000000498736</text:p>
          </table:table-cell>
          <table:table-cell table:formula="of:=[.B15]*[.E15]-[.F15]*[.A15]" office:value-type="float" office:value="680000000136640" calcext:value-type="float">
            <text:p>680000000136640</text:p>
          </table:table-cell>
          <table:table-cell table:formula="of:=MOD([.H15];[.G15])" office:value-type="float" office:value="5200" calcext:value-type="float">
            <text:p>5200</text:p>
          </table:table-cell>
          <table:table-cell table:formula="of:=MOD([.I15];[.G15])" office:value-type="float" office:value="400" calcext:value-type="float">
            <text:p>400</text:p>
          </table:table-cell>
          <table:table-cell table:formula="of:=IF([.J15]+[.K15]=0;1;0)" office:value-type="float" office:value="0" calcext:value-type="float">
            <text:p>0</text:p>
          </table:table-cell>
          <table:table-cell table:formula="of:=[.L15]*[.H15]/[.G15]" office:value-type="float" office:value="0" calcext:value-type="float">
            <text:p>0</text:p>
          </table:table-cell>
          <table:table-cell table:formula="of:=[.L15]*[.I15]/[.G15]" office:value-type="float" office:value="0" calcext:value-type="float">
            <text:p>0</text:p>
          </table:table-cell>
          <table:table-cell table:formula="of:=[.M15]*3+[.N1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  <table:table-cell office:value-type="float" office:value="49" calcext:value-type="float">
            <text:p>49</text:p>
          </table:table-cell>
          <table:table-cell table:formula="of:=[$Part1.E16]+[.$G$2]" office:value-type="float" office:value="10000000001930" calcext:value-type="float">
            <text:p>10000000001930</text:p>
          </table:table-cell>
          <table:table-cell table:formula="of:=[$Part1.F16]+[.$G$2]" office:value-type="float" office:value="10000000001494" calcext:value-type="float">
            <text:p>10000000001494</text:p>
          </table:table-cell>
          <table:table-cell table:formula="of:=([.B16]*[.C16]-[.D16]*[.A16])" office:value-type="float" office:value="-3572" calcext:value-type="float">
            <text:p>-3572</text:p>
          </table:table-cell>
          <table:table-cell table:formula="of:=[.F16]*[.C16]-[.D16]*[.E16]" office:value-type="float" office:value="-120000000039292" calcext:value-type="float">
            <text:p>-120000000039292</text:p>
          </table:table-cell>
          <table:table-cell table:formula="of:=[.B16]*[.E16]-[.F16]*[.A16]" office:value-type="float" office:value="-680000000092872" calcext:value-type="float">
            <text:p>-680000000092872</text:p>
          </table:table-cell>
          <table:table-cell table:formula="of:=MOD([.H16];[.G16])" office:value-type="float" office:value="-80" calcext:value-type="float">
            <text:p>-80</text:p>
          </table:table-cell>
          <table:table-cell table:formula="of:=MOD([.I16];[.G16])" office:value-type="float" office:value="-1644" calcext:value-type="float">
            <text:p>-1644</text:p>
          </table:table-cell>
          <table:table-cell table:formula="of:=IF([.J16]+[.K16]=0;1;0)" office:value-type="float" office:value="0" calcext:value-type="float">
            <text:p>0</text:p>
          </table:table-cell>
          <table:table-cell table:formula="of:=[.L16]*[.H16]/[.G16]" office:value-type="float" office:value="0" calcext:value-type="float">
            <text:p>0</text:p>
          </table:table-cell>
          <table:table-cell table:formula="of:=[.L16]*[.I16]/[.G16]" office:value-type="float" office:value="0" calcext:value-type="float">
            <text:p>0</text:p>
          </table:table-cell>
          <table:table-cell table:formula="of:=[.M16]*3+[.N1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1" calcext:value-type="float">
            <text:p>41</text:p>
          </table:table-cell>
          <table:table-cell office:value-type="float" office:value="61" calcext:value-type="float">
            <text:p>61</text:p>
          </table:table-cell>
          <table:table-cell office:value-type="float" office:value="22" calcext:value-type="float">
            <text:p>22</text:p>
          </table:table-cell>
          <table:table-cell table:formula="of:=[$Part1.E17]+[.$G$2]" office:value-type="float" office:value="10000000013371" calcext:value-type="float">
            <text:p>10000000013371</text:p>
          </table:table-cell>
          <table:table-cell table:formula="of:=[$Part1.F17]+[.$G$2]" office:value-type="float" office:value="10000000011685" calcext:value-type="float">
            <text:p>10000000011685</text:p>
          </table:table-cell>
          <table:table-cell table:formula="of:=([.B17]*[.C17]-[.D17]*[.A17])" office:value-type="float" office:value="2061" calcext:value-type="float">
            <text:p>2061</text:p>
          </table:table-cell>
          <table:table-cell table:formula="of:=[.F17]*[.C17]-[.D17]*[.E17]" office:value-type="float" office:value="390000000418623" calcext:value-type="float">
            <text:p>390000000418623</text:p>
          </table:table-cell>
          <table:table-cell table:formula="of:=[.B17]*[.E17]-[.F17]*[.A17]" office:value-type="float" office:value="210000000314511" calcext:value-type="float">
            <text:p>210000000314511</text:p>
          </table:table-cell>
          <table:table-cell table:formula="of:=MOD([.H17];[.G17])" office:value-type="float" office:value="0" calcext:value-type="float">
            <text:p>0</text:p>
          </table:table-cell>
          <table:table-cell table:formula="of:=MOD([.I17];[.G17])" office:value-type="float" office:value="0" calcext:value-type="float">
            <text:p>0</text:p>
          </table:table-cell>
          <table:table-cell table:formula="of:=IF([.J17]+[.K17]=0;1;0)" office:value-type="float" office:value="1" calcext:value-type="float">
            <text:p>1</text:p>
          </table:table-cell>
          <table:table-cell table:formula="of:=[.L17]*[.H17]/[.G17]" office:value-type="float" office:value="189228530043" calcext:value-type="float">
            <text:p>189228530043</text:p>
          </table:table-cell>
          <table:table-cell table:formula="of:=[.L17]*[.I17]/[.G17]" office:value-type="float" office:value="101892285451" calcext:value-type="float">
            <text:p>101892285451</text:p>
          </table:table-cell>
          <table:table-cell table:formula="of:=[.M17]*3+[.N17]" office:value-type="float" office:value="669577875580" calcext:value-type="float">
            <text:p>66957787558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table:formula="of:=[$Part1.E18]+[.$G$2]" office:value-type="float" office:value="10000000019508" calcext:value-type="float">
            <text:p>10000000019508</text:p>
          </table:table-cell>
          <table:table-cell table:formula="of:=[$Part1.F18]+[.$G$2]" office:value-type="float" office:value="10000000001964" calcext:value-type="float">
            <text:p>10000000001964</text:p>
          </table:table-cell>
          <table:table-cell table:formula="of:=([.B18]*[.C18]-[.D18]*[.A18])" office:value-type="float" office:value="-1362" calcext:value-type="float">
            <text:p>-1362</text:p>
          </table:table-cell>
          <table:table-cell table:formula="of:=[.F18]*[.C18]-[.D18]*[.E18]" office:value-type="float" office:value="-160000000680552" calcext:value-type="float">
            <text:p>-160000000680552</text:p>
          </table:table-cell>
          <table:table-cell table:formula="of:=[.B18]*[.E18]-[.F18]*[.A18]" office:value-type="float" office:value="-259999999612464" calcext:value-type="float">
            <text:p>-259999999612464</text:p>
          </table:table-cell>
          <table:table-cell table:formula="of:=MOD([.H18];[.G18])" office:value-type="float" office:value="0" calcext:value-type="float">
            <text:p>0</text:p>
          </table:table-cell>
          <table:table-cell table:formula="of:=MOD([.I18];[.G18])" office:value-type="float" office:value="0" calcext:value-type="float">
            <text:p>0</text:p>
          </table:table-cell>
          <table:table-cell table:formula="of:=IF([.J18]+[.K18]=0;1;0)" office:value-type="float" office:value="1" calcext:value-type="float">
            <text:p>1</text:p>
          </table:table-cell>
          <table:table-cell table:formula="of:=[.L18]*[.H18]/[.G18]" office:value-type="float" office:value="117474302996" calcext:value-type="float">
            <text:p>117474302996</text:p>
          </table:table-cell>
          <table:table-cell table:formula="of:=[.L18]*[.I18]/[.G18]" office:value-type="float" office:value="190895741272" calcext:value-type="float">
            <text:p>190895741272</text:p>
          </table:table-cell>
          <table:table-cell table:formula="of:=[.M18]*3+[.N18]" office:value-type="float" office:value="543318650260" calcext:value-type="float">
            <text:p>54331865026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5" calcext:value-type="float">
            <text:p>45</text:p>
          </table:table-cell>
          <table:table-cell office:value-type="float" office:value="97" calcext:value-type="float">
            <text:p>97</text:p>
          </table:table-cell>
          <table:table-cell office:value-type="float" office:value="45" calcext:value-type="float">
            <text:p>45</text:p>
          </table:table-cell>
          <table:table-cell table:formula="of:=[$Part1.E19]+[.$G$2]" office:value-type="float" office:value="10000000003266" calcext:value-type="float">
            <text:p>10000000003266</text:p>
          </table:table-cell>
          <table:table-cell table:formula="of:=[$Part1.F19]+[.$G$2]" office:value-type="float" office:value="10000000002385" calcext:value-type="float">
            <text:p>10000000002385</text:p>
          </table:table-cell>
          <table:table-cell table:formula="of:=([.B19]*[.C19]-[.D19]*[.A19])" office:value-type="float" office:value="3375" calcext:value-type="float">
            <text:p>3375</text:p>
          </table:table-cell>
          <table:table-cell table:formula="of:=[.F19]*[.C19]-[.D19]*[.E19]" office:value-type="float" office:value="520000000084375" calcext:value-type="float">
            <text:p>520000000084375</text:p>
          </table:table-cell>
          <table:table-cell table:formula="of:=[.B19]*[.E19]-[.F19]*[.A19]" office:value-type="float" office:value="230000000094500" calcext:value-type="float">
            <text:p>230000000094500</text:p>
          </table:table-cell>
          <table:table-cell table:formula="of:=MOD([.H19];[.G19])" office:value-type="float" office:value="250" calcext:value-type="float">
            <text:p>250</text:p>
          </table:table-cell>
          <table:table-cell table:formula="of:=MOD([.I19];[.G19])" office:value-type="float" office:value="500" calcext:value-type="float">
            <text:p>500</text:p>
          </table:table-cell>
          <table:table-cell table:formula="of:=IF([.J19]+[.K19]=0;1;0)" office:value-type="float" office:value="0" calcext:value-type="float">
            <text:p>0</text:p>
          </table:table-cell>
          <table:table-cell table:formula="of:=[.L19]*[.H19]/[.G19]" office:value-type="float" office:value="0" calcext:value-type="float">
            <text:p>0</text:p>
          </table:table-cell>
          <table:table-cell table:formula="of:=[.L19]*[.I19]/[.G19]" office:value-type="float" office:value="0" calcext:value-type="float">
            <text:p>0</text:p>
          </table:table-cell>
          <table:table-cell table:formula="of:=[.M19]*3+[.N1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55" calcext:value-type="float">
            <text:p>55</text:p>
          </table:table-cell>
          <table:table-cell table:formula="of:=[$Part1.E20]+[.$G$2]" office:value-type="float" office:value="10000000016202" calcext:value-type="float">
            <text:p>10000000016202</text:p>
          </table:table-cell>
          <table:table-cell table:formula="of:=[$Part1.F20]+[.$G$2]" office:value-type="float" office:value="10000000016912" calcext:value-type="float">
            <text:p>10000000016912</text:p>
          </table:table-cell>
          <table:table-cell table:formula="of:=([.B20]*[.C20]-[.D20]*[.A20])" office:value-type="float" office:value="-1578" calcext:value-type="float">
            <text:p>-1578</text:p>
          </table:table-cell>
          <table:table-cell table:formula="of:=[.F20]*[.C20]-[.D20]*[.E20]" office:value-type="float" office:value="-280000000434486" calcext:value-type="float">
            <text:p>-280000000434486</text:p>
          </table:table-cell>
          <table:table-cell table:formula="of:=[.B20]*[.E20]-[.F20]*[.A20]" office:value-type="float" office:value="-180000000319326" calcext:value-type="float">
            <text:p>-180000000319326</text:p>
          </table:table-cell>
          <table:table-cell table:formula="of:=MOD([.H20];[.G20])" office:value-type="float" office:value="0" calcext:value-type="float">
            <text:p>0</text:p>
          </table:table-cell>
          <table:table-cell table:formula="of:=MOD([.I20];[.G20])" office:value-type="float" office:value="0" calcext:value-type="float">
            <text:p>0</text:p>
          </table:table-cell>
          <table:table-cell table:formula="of:=IF([.J20]+[.K20]=0;1;0)" office:value-type="float" office:value="1" calcext:value-type="float">
            <text:p>1</text:p>
          </table:table-cell>
          <table:table-cell table:formula="of:=[.L20]*[.H20]/[.G20]" office:value-type="float" office:value="177439797487" calcext:value-type="float">
            <text:p>177439797487</text:p>
          </table:table-cell>
          <table:table-cell table:formula="of:=[.L20]*[.I20]/[.G20]" office:value-type="float" office:value="114068441267" calcext:value-type="float">
            <text:p>114068441267</text:p>
          </table:table-cell>
          <table:table-cell table:formula="of:=[.M20]*3+[.N20]" office:value-type="float" office:value="646387833728" calcext:value-type="float">
            <text:p>64638783372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5" calcext:value-type="float">
            <text:p>45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table:formula="of:=[$Part1.E21]+[.$G$2]" office:value-type="float" office:value="10000000011117" calcext:value-type="float">
            <text:p>10000000011117</text:p>
          </table:table-cell>
          <table:table-cell table:formula="of:=[$Part1.F21]+[.$G$2]" office:value-type="float" office:value="10000000018238" calcext:value-type="float">
            <text:p>10000000018238</text:p>
          </table:table-cell>
          <table:table-cell table:formula="of:=([.B21]*[.C21]-[.D21]*[.A21])" office:value-type="float" office:value="1191" calcext:value-type="float">
            <text:p>1191</text:p>
          </table:table-cell>
          <table:table-cell table:formula="of:=[.F21]*[.C21]-[.D21]*[.E21]" office:value-type="float" office:value="230000000512047" calcext:value-type="float">
            <text:p>230000000512047</text:p>
          </table:table-cell>
          <table:table-cell table:formula="of:=[.B21]*[.E21]-[.F21]*[.A21]" office:value-type="float" office:value="119999999898411" calcext:value-type="float">
            <text:p>119999999898411</text:p>
          </table:table-cell>
          <table:table-cell table:formula="of:=MOD([.H21];[.G21])" office:value-type="float" office:value="0" calcext:value-type="float">
            <text:p>0</text:p>
          </table:table-cell>
          <table:table-cell table:formula="of:=MOD([.I21];[.G21])" office:value-type="float" office:value="0" calcext:value-type="float">
            <text:p>0</text:p>
          </table:table-cell>
          <table:table-cell table:formula="of:=IF([.J21]+[.K21]=0;1;0)" office:value-type="float" office:value="1" calcext:value-type="float">
            <text:p>1</text:p>
          </table:table-cell>
          <table:table-cell table:formula="of:=[.L21]*[.H21]/[.G21]" office:value-type="float" office:value="193115029817" calcext:value-type="float">
            <text:p>193115029817</text:p>
          </table:table-cell>
          <table:table-cell table:formula="of:=[.L21]*[.I21]/[.G21]" office:value-type="float" office:value="100755667421" calcext:value-type="float">
            <text:p>100755667421</text:p>
          </table:table-cell>
          <table:table-cell table:formula="of:=[.M21]*3+[.N21]" office:value-type="float" office:value="680100756872" calcext:value-type="float">
            <text:p>68010075687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table:formula="of:=[$Part1.E22]+[.$G$2]" office:value-type="float" office:value="10000000007368" calcext:value-type="float">
            <text:p>10000000007368</text:p>
          </table:table-cell>
          <table:table-cell table:formula="of:=[$Part1.F22]+[.$G$2]" office:value-type="float" office:value="10000000015381" calcext:value-type="float">
            <text:p>10000000015381</text:p>
          </table:table-cell>
          <table:table-cell table:formula="of:=([.B22]*[.C22]-[.D22]*[.A22])" office:value-type="float" office:value="1639" calcext:value-type="float">
            <text:p>1639</text:p>
          </table:table-cell>
          <table:table-cell table:formula="of:=[.F22]*[.C22]-[.D22]*[.E22]" office:value-type="float" office:value="170000000453789" calcext:value-type="float">
            <text:p>170000000453789</text:p>
          </table:table-cell>
          <table:table-cell table:formula="of:=[.B22]*[.E22]-[.F22]*[.A22]" office:value-type="float" office:value="350000000161724" calcext:value-type="float">
            <text:p>350000000161724</text:p>
          </table:table-cell>
          <table:table-cell table:formula="of:=MOD([.H22];[.G22])" office:value-type="float" office:value="0" calcext:value-type="float">
            <text:p>0</text:p>
          </table:table-cell>
          <table:table-cell table:formula="of:=MOD([.I22];[.G22])" office:value-type="float" office:value="0" calcext:value-type="float">
            <text:p>0</text:p>
          </table:table-cell>
          <table:table-cell table:formula="of:=IF([.J22]+[.K22]=0;1;0)" office:value-type="float" office:value="1" calcext:value-type="float">
            <text:p>1</text:p>
          </table:table-cell>
          <table:table-cell table:formula="of:=[.L22]*[.H22]/[.G22]" office:value-type="float" office:value="103721781851" calcext:value-type="float">
            <text:p>103721781851</text:p>
          </table:table-cell>
          <table:table-cell table:formula="of:=[.L22]*[.I22]/[.G22]" office:value-type="float" office:value="213544844516" calcext:value-type="float">
            <text:p>213544844516</text:p>
          </table:table-cell>
          <table:table-cell table:formula="of:=[.M22]*3+[.N22]" office:value-type="float" office:value="524710190069" calcext:value-type="float">
            <text:p>52471019006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6" calcext:value-type="float">
            <text:p>56</text:p>
          </table:table-cell>
          <table:table-cell office:value-type="float" office:value="70" calcext:value-type="float">
            <text:p>70</text:p>
          </table:table-cell>
          <table:table-cell office:value-type="float" office:value="17" calcext:value-type="float">
            <text:p>17</text:p>
          </table:table-cell>
          <table:table-cell table:formula="of:=[$Part1.E23]+[.$G$2]" office:value-type="float" office:value="10000000006118" calcext:value-type="float">
            <text:p>10000000006118</text:p>
          </table:table-cell>
          <table:table-cell table:formula="of:=[$Part1.F23]+[.$G$2]" office:value-type="float" office:value="10000000006369" calcext:value-type="float">
            <text:p>10000000006369</text:p>
          </table:table-cell>
          <table:table-cell table:formula="of:=([.B23]*[.C23]-[.D23]*[.A23])" office:value-type="float" office:value="3648" calcext:value-type="float">
            <text:p>3648</text:p>
          </table:table-cell>
          <table:table-cell table:formula="of:=[.F23]*[.C23]-[.D23]*[.E23]" office:value-type="float" office:value="530000000341824" calcext:value-type="float">
            <text:p>530000000341824</text:p>
          </table:table-cell>
          <table:table-cell table:formula="of:=[.B23]*[.E23]-[.F23]*[.A23]" office:value-type="float" office:value="400000000240704" calcext:value-type="float">
            <text:p>400000000240704</text:p>
          </table:table-cell>
          <table:table-cell table:formula="of:=MOD([.H23];[.G23])" office:value-type="float" office:value="0" calcext:value-type="float">
            <text:p>0</text:p>
          </table:table-cell>
          <table:table-cell table:formula="of:=MOD([.I23];[.G23])" office:value-type="float" office:value="0" calcext:value-type="float">
            <text:p>0</text:p>
          </table:table-cell>
          <table:table-cell table:formula="of:=IF([.J23]+[.K23]=0;1;0)" office:value-type="float" office:value="1" calcext:value-type="float">
            <text:p>1</text:p>
          </table:table-cell>
          <table:table-cell table:formula="of:=[.L23]*[.H23]/[.G23]" office:value-type="float" office:value="145285087813" calcext:value-type="float">
            <text:p>145285087813</text:p>
          </table:table-cell>
          <table:table-cell table:formula="of:=[.L23]*[.I23]/[.G23]" office:value-type="float" office:value="109649122873" calcext:value-type="float">
            <text:p>109649122873</text:p>
          </table:table-cell>
          <table:table-cell table:formula="of:=[.M23]*3+[.N23]" office:value-type="float" office:value="545504386312" calcext:value-type="float">
            <text:p>54550438631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73" calcext:value-type="float">
            <text:p>73</text:p>
          </table:table-cell>
          <table:table-cell office:value-type="float" office:value="16" calcext:value-type="float">
            <text:p>16</text:p>
          </table:table-cell>
          <table:table-cell table:formula="of:=[$Part1.E24]+[.$G$2]" office:value-type="float" office:value="10000000013117" calcext:value-type="float">
            <text:p>10000000013117</text:p>
          </table:table-cell>
          <table:table-cell table:formula="of:=[$Part1.F24]+[.$G$2]" office:value-type="float" office:value="10000000012850" calcext:value-type="float">
            <text:p>10000000012850</text:p>
          </table:table-cell>
          <table:table-cell table:formula="of:=([.B24]*[.C24]-[.D24]*[.A24])" office:value-type="float" office:value="5463" calcext:value-type="float">
            <text:p>5463</text:p>
          </table:table-cell>
          <table:table-cell table:formula="of:=[.F24]*[.C24]-[.D24]*[.E24]" office:value-type="float" office:value="570000000728178" calcext:value-type="float">
            <text:p>570000000728178</text:p>
          </table:table-cell>
          <table:table-cell table:formula="of:=[.B24]*[.E24]-[.F24]*[.A24]" office:value-type="float" office:value="600000000792093" calcext:value-type="float">
            <text:p>600000000792093</text:p>
          </table:table-cell>
          <table:table-cell table:formula="of:=MOD([.H24];[.G24])" office:value-type="float" office:value="0" calcext:value-type="float">
            <text:p>0</text:p>
          </table:table-cell>
          <table:table-cell table:formula="of:=MOD([.I24];[.G24])" office:value-type="float" office:value="0" calcext:value-type="float">
            <text:p>0</text:p>
          </table:table-cell>
          <table:table-cell table:formula="of:=IF([.J24]+[.K24]=0;1;0)" office:value-type="float" office:value="1" calcext:value-type="float">
            <text:p>1</text:p>
          </table:table-cell>
          <table:table-cell table:formula="of:=[.L24]*[.H24]/[.G24]" office:value-type="float" office:value="104338275806" calcext:value-type="float">
            <text:p>104338275806</text:p>
          </table:table-cell>
          <table:table-cell table:formula="of:=[.L24]*[.I24]/[.G24]" office:value-type="float" office:value="109829764011" calcext:value-type="float">
            <text:p>109829764011</text:p>
          </table:table-cell>
          <table:table-cell table:formula="of:=[.M24]*3+[.N24]" office:value-type="float" office:value="422844591429" calcext:value-type="float">
            <text:p>42284459142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float" office:value="63" calcext:value-type="float">
            <text:p>63</text:p>
          </table:table-cell>
          <table:table-cell table:formula="of:=[$Part1.E25]+[.$G$2]" office:value-type="float" office:value="10000000001124" calcext:value-type="float">
            <text:p>10000000001124</text:p>
          </table:table-cell>
          <table:table-cell table:formula="of:=[$Part1.F25]+[.$G$2]" office:value-type="float" office:value="10000000002996" calcext:value-type="float">
            <text:p>10000000002996</text:p>
          </table:table-cell>
          <table:table-cell table:formula="of:=([.B25]*[.C25]-[.D25]*[.A25])" office:value-type="float" office:value="-1791" calcext:value-type="float">
            <text:p>-1791</text:p>
          </table:table-cell>
          <table:table-cell table:formula="of:=[.F25]*[.C25]-[.D25]*[.E25]" office:value-type="float" office:value="-359999999989920" calcext:value-type="float">
            <text:p>-359999999989920</text:p>
          </table:table-cell>
          <table:table-cell table:formula="of:=[.B25]*[.E25]-[.F25]*[.A25]" office:value-type="float" office:value="-210000000087252" calcext:value-type="float">
            <text:p>-210000000087252</text:p>
          </table:table-cell>
          <table:table-cell table:formula="of:=MOD([.H25];[.G25])" office:value-type="float" office:value="0" calcext:value-type="float">
            <text:p>0</text:p>
          </table:table-cell>
          <table:table-cell table:formula="of:=MOD([.I25];[.G25])" office:value-type="float" office:value="0" calcext:value-type="float">
            <text:p>0</text:p>
          </table:table-cell>
          <table:table-cell table:formula="of:=IF([.J25]+[.K25]=0;1;0)" office:value-type="float" office:value="1" calcext:value-type="float">
            <text:p>1</text:p>
          </table:table-cell>
          <table:table-cell table:formula="of:=[.L25]*[.H25]/[.G25]" office:value-type="float" office:value="201005025120" calcext:value-type="float">
            <text:p>201005025120</text:p>
          </table:table-cell>
          <table:table-cell table:formula="of:=[.L25]*[.I25]/[.G25]" office:value-type="float" office:value="117252931372" calcext:value-type="float">
            <text:p>117252931372</text:p>
          </table:table-cell>
          <table:table-cell table:formula="of:=[.M25]*3+[.N25]" office:value-type="float" office:value="720268006732" calcext:value-type="float">
            <text:p>72026800673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1" calcext:value-type="float">
            <text:p>11</text:p>
          </table:table-cell>
          <table:table-cell office:value-type="float" office:value="41" calcext:value-type="float">
            <text:p>41</text:p>
          </table:table-cell>
          <table:table-cell office:value-type="float" office:value="79" calcext:value-type="float">
            <text:p>79</text:p>
          </table:table-cell>
          <table:table-cell table:formula="of:=[$Part1.E26]+[.$G$2]" office:value-type="float" office:value="10000000003816" calcext:value-type="float">
            <text:p>10000000003816</text:p>
          </table:table-cell>
          <table:table-cell table:formula="of:=[$Part1.F26]+[.$G$2]" office:value-type="float" office:value="10000000003416" calcext:value-type="float">
            <text:p>10000000003416</text:p>
          </table:table-cell>
          <table:table-cell table:formula="of:=([.B26]*[.C26]-[.D26]*[.A26])" office:value-type="float" office:value="-3104" calcext:value-type="float">
            <text:p>-3104</text:p>
          </table:table-cell>
          <table:table-cell table:formula="of:=[.F26]*[.C26]-[.D26]*[.E26]" office:value-type="float" office:value="-380000000161408" calcext:value-type="float">
            <text:p>-380000000161408</text:p>
          </table:table-cell>
          <table:table-cell table:formula="of:=[.B26]*[.E26]-[.F26]*[.A26]" office:value-type="float" office:value="-340000000111744" calcext:value-type="float">
            <text:p>-340000000111744</text:p>
          </table:table-cell>
          <table:table-cell table:formula="of:=MOD([.H26];[.G26])" office:value-type="float" office:value="-1152" calcext:value-type="float">
            <text:p>-1152</text:p>
          </table:table-cell>
          <table:table-cell table:formula="of:=MOD([.I26];[.G26])" office:value-type="float" office:value="-704" calcext:value-type="float">
            <text:p>-704</text:p>
          </table:table-cell>
          <table:table-cell table:formula="of:=IF([.J26]+[.K26]=0;1;0)" office:value-type="float" office:value="0" calcext:value-type="float">
            <text:p>0</text:p>
          </table:table-cell>
          <table:table-cell table:formula="of:=[.L26]*[.H26]/[.G26]" office:value-type="float" office:value="0" calcext:value-type="float">
            <text:p>0</text:p>
          </table:table-cell>
          <table:table-cell table:formula="of:=[.L26]*[.I26]/[.G26]" office:value-type="float" office:value="0" calcext:value-type="float">
            <text:p>0</text:p>
          </table:table-cell>
          <table:table-cell table:formula="of:=[.M26]*3+[.N2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table:formula="of:=[$Part1.E27]+[.$G$2]" office:value-type="float" office:value="10000000001490" calcext:value-type="float">
            <text:p>10000000001490</text:p>
          </table:table-cell>
          <table:table-cell table:formula="of:=[$Part1.F27]+[.$G$2]" office:value-type="float" office:value="10000000004781" calcext:value-type="float">
            <text:p>10000000004781</text:p>
          </table:table-cell>
          <table:table-cell table:formula="of:=([.B27]*[.C27]-[.D27]*[.A27])" office:value-type="float" office:value="-3419" calcext:value-type="float">
            <text:p>-3419</text:p>
          </table:table-cell>
          <table:table-cell table:formula="of:=[.F27]*[.C27]-[.D27]*[.E27]" office:value-type="float" office:value="-520000000034697" calcext:value-type="float">
            <text:p>-520000000034697</text:p>
          </table:table-cell>
          <table:table-cell table:formula="of:=[.B27]*[.E27]-[.F27]*[.A27]" office:value-type="float" office:value="-430000000245075" calcext:value-type="float">
            <text:p>-430000000245075</text:p>
          </table:table-cell>
          <table:table-cell table:formula="of:=MOD([.H27];[.G27])" office:value-type="float" office:value="0" calcext:value-type="float">
            <text:p>0</text:p>
          </table:table-cell>
          <table:table-cell table:formula="of:=MOD([.I27];[.G27])" office:value-type="float" office:value="0" calcext:value-type="float">
            <text:p>0</text:p>
          </table:table-cell>
          <table:table-cell table:formula="of:=IF([.J27]+[.K27]=0;1;0)" office:value-type="float" office:value="1" calcext:value-type="float">
            <text:p>1</text:p>
          </table:table-cell>
          <table:table-cell table:formula="of:=[.L27]*[.H27]/[.G27]" office:value-type="float" office:value="152091254763" calcext:value-type="float">
            <text:p>152091254763</text:p>
          </table:table-cell>
          <table:table-cell table:formula="of:=[.L27]*[.I27]/[.G27]" office:value-type="float" office:value="125767768425" calcext:value-type="float">
            <text:p>125767768425</text:p>
          </table:table-cell>
          <table:table-cell table:formula="of:=[.M27]*3+[.N27]" office:value-type="float" office:value="582041532714" calcext:value-type="float">
            <text:p>58204153271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2" calcext:value-type="float">
            <text:p>92</text:p>
          </table:table-cell>
          <table:table-cell office:value-type="float" office:value="95" calcext:value-type="float">
            <text:p>95</text:p>
          </table:table-cell>
          <table:table-cell office:value-type="float" office:value="76" calcext:value-type="float">
            <text:p>76</text:p>
          </table:table-cell>
          <table:table-cell table:formula="of:=[$Part1.E28]+[.$G$2]" office:value-type="float" office:value="10000000003201" calcext:value-type="float">
            <text:p>10000000003201</text:p>
          </table:table-cell>
          <table:table-cell table:formula="of:=[$Part1.F28]+[.$G$2]" office:value-type="float" office:value="10000000005932" calcext:value-type="float">
            <text:p>10000000005932</text:p>
          </table:table-cell>
          <table:table-cell table:formula="of:=([.B28]*[.C28]-[.D28]*[.A28])" office:value-type="float" office:value="7448" calcext:value-type="float">
            <text:p>7448</text:p>
          </table:table-cell>
          <table:table-cell table:formula="of:=[.F28]*[.C28]-[.D28]*[.E28]" office:value-type="float" office:value="190000000320264" calcext:value-type="float">
            <text:p>190000000320264</text:p>
          </table:table-cell>
          <table:table-cell table:formula="of:=[.B28]*[.E28]-[.F28]*[.A28]" office:value-type="float" office:value="750000000193648" calcext:value-type="float">
            <text:p>750000000193648</text:p>
          </table:table-cell>
          <table:table-cell table:formula="of:=MOD([.H28];[.G28])" office:value-type="float" office:value="4712" calcext:value-type="float">
            <text:p>4712</text:p>
          </table:table-cell>
          <table:table-cell table:formula="of:=MOD([.I28];[.G28])" office:value-type="float" office:value="3312" calcext:value-type="float">
            <text:p>3312</text:p>
          </table:table-cell>
          <table:table-cell table:formula="of:=IF([.J28]+[.K28]=0;1;0)" office:value-type="float" office:value="0" calcext:value-type="float">
            <text:p>0</text:p>
          </table:table-cell>
          <table:table-cell table:formula="of:=[.L28]*[.H28]/[.G28]" office:value-type="float" office:value="0" calcext:value-type="float">
            <text:p>0</text:p>
          </table:table-cell>
          <table:table-cell table:formula="of:=[.L28]*[.I28]/[.G28]" office:value-type="float" office:value="0" calcext:value-type="float">
            <text:p>0</text:p>
          </table:table-cell>
          <table:table-cell table:formula="of:=[.M28]*3+[.N2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69" calcext:value-type="float">
            <text:p>69</text:p>
          </table:table-cell>
          <table:table-cell table:formula="of:=[$Part1.E29]+[.$G$2]" office:value-type="float" office:value="10000000002560" calcext:value-type="float">
            <text:p>10000000002560</text:p>
          </table:table-cell>
          <table:table-cell table:formula="of:=[$Part1.F29]+[.$G$2]" office:value-type="float" office:value="10000000013190" calcext:value-type="float">
            <text:p>10000000013190</text:p>
          </table:table-cell>
          <table:table-cell table:formula="of:=([.B29]*[.C29]-[.D29]*[.A29])" office:value-type="float" office:value="-3705" calcext:value-type="float">
            <text:p>-3705</text:p>
          </table:table-cell>
          <table:table-cell table:formula="of:=[.F29]*[.C29]-[.D29]*[.E29]" office:value-type="float" office:value="-409999999807320" calcext:value-type="float">
            <text:p>-409999999807320</text:p>
          </table:table-cell>
          <table:table-cell table:formula="of:=[.B29]*[.E29]-[.F29]*[.A29]" office:value-type="float" office:value="-430000000758510" calcext:value-type="float">
            <text:p>-430000000758510</text:p>
          </table:table-cell>
          <table:table-cell table:formula="of:=MOD([.H29];[.G29])" office:value-type="float" office:value="0" calcext:value-type="float">
            <text:p>0</text:p>
          </table:table-cell>
          <table:table-cell table:formula="of:=MOD([.I29];[.G29])" office:value-type="float" office:value="0" calcext:value-type="float">
            <text:p>0</text:p>
          </table:table-cell>
          <table:table-cell table:formula="of:=IF([.J29]+[.K29]=0;1;0)" office:value-type="float" office:value="1" calcext:value-type="float">
            <text:p>1</text:p>
          </table:table-cell>
          <table:table-cell table:formula="of:=[.L29]*[.H29]/[.G29]" office:value-type="float" office:value="110661268504" calcext:value-type="float">
            <text:p>110661268504</text:p>
          </table:table-cell>
          <table:table-cell table:formula="of:=[.L29]*[.I29]/[.G29]" office:value-type="float" office:value="116059379422" calcext:value-type="float">
            <text:p>116059379422</text:p>
          </table:table-cell>
          <table:table-cell table:formula="of:=[.M29]*3+[.N29]" office:value-type="float" office:value="448043184934" calcext:value-type="float">
            <text:p>448043184934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office:value-type="float" office:value="50" calcext:value-type="float">
            <text:p>50</text:p>
          </table:table-cell>
          <table:table-cell table:formula="of:=[$Part1.E30]+[.$G$2]" office:value-type="float" office:value="10000000006801" calcext:value-type="float">
            <text:p>10000000006801</text:p>
          </table:table-cell>
          <table:table-cell table:formula="of:=[$Part1.F30]+[.$G$2]" office:value-type="float" office:value="10000000005240" calcext:value-type="float">
            <text:p>10000000005240</text:p>
          </table:table-cell>
          <table:table-cell table:formula="of:=([.B30]*[.C30]-[.D30]*[.A30])" office:value-type="float" office:value="-2051" calcext:value-type="float">
            <text:p>-2051</text:p>
          </table:table-cell>
          <table:table-cell table:formula="of:=[.F30]*[.C30]-[.D30]*[.E30]" office:value-type="float" office:value="-210000000188090" calcext:value-type="float">
            <text:p>-210000000188090</text:p>
          </table:table-cell>
          <table:table-cell table:formula="of:=[.B30]*[.E30]-[.F30]*[.A30]" office:value-type="float" office:value="-280000000098329" calcext:value-type="float">
            <text:p>-280000000098329</text:p>
          </table:table-cell>
          <table:table-cell table:formula="of:=MOD([.H30];[.G30])" office:value-type="float" office:value="0" calcext:value-type="float">
            <text:p>0</text:p>
          </table:table-cell>
          <table:table-cell table:formula="of:=MOD([.I30];[.G30])" office:value-type="float" office:value="0" calcext:value-type="float">
            <text:p>0</text:p>
          </table:table-cell>
          <table:table-cell table:formula="of:=IF([.J30]+[.K30]=0;1;0)" office:value-type="float" office:value="1" calcext:value-type="float">
            <text:p>1</text:p>
          </table:table-cell>
          <table:table-cell table:formula="of:=[.L30]*[.H30]/[.G30]" office:value-type="float" office:value="102389078590" calcext:value-type="float">
            <text:p>102389078590</text:p>
          </table:table-cell>
          <table:table-cell table:formula="of:=[.L30]*[.I30]/[.G30]" office:value-type="float" office:value="136518771379" calcext:value-type="float">
            <text:p>136518771379</text:p>
          </table:table-cell>
          <table:table-cell table:formula="of:=[.M30]*3+[.N30]" office:value-type="float" office:value="443686007149" calcext:value-type="float">
            <text:p>443686007149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84" calcext:value-type="float">
            <text:p>84</text:p>
          </table:table-cell>
          <table:table-cell table:formula="of:=[$Part1.E31]+[.$G$2]" office:value-type="float" office:value="10000000017924" calcext:value-type="float">
            <text:p>10000000017924</text:p>
          </table:table-cell>
          <table:table-cell table:formula="of:=[$Part1.F31]+[.$G$2]" office:value-type="float" office:value="10000000011646" calcext:value-type="float">
            <text:p>10000000011646</text:p>
          </table:table-cell>
          <table:table-cell table:formula="of:=([.B31]*[.C31]-[.D31]*[.A31])" office:value-type="float" office:value="-5061" calcext:value-type="float">
            <text:p>-5061</text:p>
          </table:table-cell>
          <table:table-cell table:formula="of:=[.F31]*[.C31]-[.D31]*[.E31]" office:value-type="float" office:value="-630000001261050" calcext:value-type="float">
            <text:p>-630000001261050</text:p>
          </table:table-cell>
          <table:table-cell table:formula="of:=[.B31]*[.E31]-[.F31]*[.A31]" office:value-type="float" office:value="-520000000536534" calcext:value-type="float">
            <text:p>-520000000536534</text:p>
          </table:table-cell>
          <table:table-cell table:formula="of:=MOD([.H31];[.G31])" office:value-type="float" office:value="0" calcext:value-type="float">
            <text:p>0</text:p>
          </table:table-cell>
          <table:table-cell table:formula="of:=MOD([.I31];[.G31])" office:value-type="float" office:value="0" calcext:value-type="float">
            <text:p>0</text:p>
          </table:table-cell>
          <table:table-cell table:formula="of:=IF([.J31]+[.K31]=0;1;0)" office:value-type="float" office:value="1" calcext:value-type="float">
            <text:p>1</text:p>
          </table:table-cell>
          <table:table-cell table:formula="of:=[.L31]*[.H31]/[.G31]" office:value-type="float" office:value="124481328050" calcext:value-type="float">
            <text:p>124481328050</text:p>
          </table:table-cell>
          <table:table-cell table:formula="of:=[.L31]*[.I31]/[.G31]" office:value-type="float" office:value="102746492894" calcext:value-type="float">
            <text:p>102746492894</text:p>
          </table:table-cell>
          <table:table-cell table:formula="of:=[.M31]*3+[.N31]" office:value-type="float" office:value="476190477044" calcext:value-type="float">
            <text:p>47619047704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52" calcext:value-type="float">
            <text:p>52</text:p>
          </table:table-cell>
          <table:table-cell table:formula="of:=[$Part1.E32]+[.$G$2]" office:value-type="float" office:value="10000000001664" calcext:value-type="float">
            <text:p>10000000001664</text:p>
          </table:table-cell>
          <table:table-cell table:formula="of:=[$Part1.F32]+[.$G$2]" office:value-type="float" office:value="10000000011515" calcext:value-type="float">
            <text:p>10000000011515</text:p>
          </table:table-cell>
          <table:table-cell table:formula="of:=([.B32]*[.C32]-[.D32]*[.A32])" office:value-type="float" office:value="-2316" calcext:value-type="float">
            <text:p>-2316</text:p>
          </table:table-cell>
          <table:table-cell table:formula="of:=[.F32]*[.C32]-[.D32]*[.E32]" office:value-type="float" office:value="-399999999948348" calcext:value-type="float">
            <text:p>-399999999948348</text:p>
          </table:table-cell>
          <table:table-cell table:formula="of:=[.B32]*[.E32]-[.F32]*[.A32]" office:value-type="float" office:value="-330000000527760" calcext:value-type="float">
            <text:p>-330000000527760</text:p>
          </table:table-cell>
          <table:table-cell table:formula="of:=MOD([.H32];[.G32])" office:value-type="float" office:value="0" calcext:value-type="float">
            <text:p>0</text:p>
          </table:table-cell>
          <table:table-cell table:formula="of:=MOD([.I32];[.G32])" office:value-type="float" office:value="0" calcext:value-type="float">
            <text:p>0</text:p>
          </table:table-cell>
          <table:table-cell table:formula="of:=IF([.J32]+[.K32]=0;1;0)" office:value-type="float" office:value="1" calcext:value-type="float">
            <text:p>1</text:p>
          </table:table-cell>
          <table:table-cell table:formula="of:=[.L32]*[.H32]/[.G32]" office:value-type="float" office:value="172711571653" calcext:value-type="float">
            <text:p>172711571653</text:p>
          </table:table-cell>
          <table:table-cell table:formula="of:=[.L32]*[.I32]/[.G32]" office:value-type="float" office:value="142487046860" calcext:value-type="float">
            <text:p>142487046860</text:p>
          </table:table-cell>
          <table:table-cell table:formula="of:=[.M32]*3+[.N32]" office:value-type="float" office:value="660621761819" calcext:value-type="float">
            <text:p>66062176181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73" calcext:value-type="float">
            <text:p>73</text:p>
          </table:table-cell>
          <table:table-cell office:value-type="float" office:value="19" calcext:value-type="float">
            <text:p>19</text:p>
          </table:table-cell>
          <table:table-cell table:formula="of:=[$Part1.E33]+[.$G$2]" office:value-type="float" office:value="10000000012423" calcext:value-type="float">
            <text:p>10000000012423</text:p>
          </table:table-cell>
          <table:table-cell table:formula="of:=[$Part1.F33]+[.$G$2]" office:value-type="float" office:value="10000000005471" calcext:value-type="float">
            <text:p>10000000005471</text:p>
          </table:table-cell>
          <table:table-cell table:formula="of:=([.B33]*[.C33]-[.D33]*[.A33])" office:value-type="float" office:value="2638" calcext:value-type="float">
            <text:p>2638</text:p>
          </table:table-cell>
          <table:table-cell table:formula="of:=[.F33]*[.C33]-[.D33]*[.E33]" office:value-type="float" office:value="540000000163346" calcext:value-type="float">
            <text:p>540000000163346</text:p>
          </table:table-cell>
          <table:table-cell table:formula="of:=[.B33]*[.E33]-[.F33]*[.A33]" office:value-type="float" office:value="280000000424316" calcext:value-type="float">
            <text:p>280000000424316</text:p>
          </table:table-cell>
          <table:table-cell table:formula="of:=MOD([.H33];[.G33])" office:value-type="float" office:value="0" calcext:value-type="float">
            <text:p>0</text:p>
          </table:table-cell>
          <table:table-cell table:formula="of:=MOD([.I33];[.G33])" office:value-type="float" office:value="0" calcext:value-type="float">
            <text:p>0</text:p>
          </table:table-cell>
          <table:table-cell table:formula="of:=IF([.J33]+[.K33]=0;1;0)" office:value-type="float" office:value="1" calcext:value-type="float">
            <text:p>1</text:p>
          </table:table-cell>
          <table:table-cell table:formula="of:=[.L33]*[.H33]/[.G33]" office:value-type="float" office:value="204700530767" calcext:value-type="float">
            <text:p>204700530767</text:p>
          </table:table-cell>
          <table:table-cell table:formula="of:=[.L33]*[.I33]/[.G33]" office:value-type="float" office:value="106141016082" calcext:value-type="float">
            <text:p>106141016082</text:p>
          </table:table-cell>
          <table:table-cell table:formula="of:=[.M33]*3+[.N33]" office:value-type="float" office:value="720242608383" calcext:value-type="float">
            <text:p>720242608383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79" calcext:value-type="float">
            <text:p>79</text:p>
          </table:table-cell>
          <table:table-cell table:formula="of:=[$Part1.E34]+[.$G$2]" office:value-type="float" office:value="10000000015626" calcext:value-type="float">
            <text:p>10000000015626</text:p>
          </table:table-cell>
          <table:table-cell table:formula="of:=[$Part1.F34]+[.$G$2]" office:value-type="float" office:value="10000000016551" calcext:value-type="float">
            <text:p>10000000016551</text:p>
          </table:table-cell>
          <table:table-cell table:formula="of:=([.B34]*[.C34]-[.D34]*[.A34])" office:value-type="float" office:value="-5822" calcext:value-type="float">
            <text:p>-5822</text:p>
          </table:table-cell>
          <table:table-cell table:formula="of:=[.F34]*[.C34]-[.D34]*[.E34]" office:value-type="float" office:value="-590000000903434" calcext:value-type="float">
            <text:p>-590000000903434</text:p>
          </table:table-cell>
          <table:table-cell table:formula="of:=[.B34]*[.E34]-[.F34]*[.A34]" office:value-type="float" office:value="-610000001025336" calcext:value-type="float">
            <text:p>-610000001025336</text:p>
          </table:table-cell>
          <table:table-cell table:formula="of:=MOD([.H34];[.G34])" office:value-type="float" office:value="0" calcext:value-type="float">
            <text:p>0</text:p>
          </table:table-cell>
          <table:table-cell table:formula="of:=MOD([.I34];[.G34])" office:value-type="float" office:value="0" calcext:value-type="float">
            <text:p>0</text:p>
          </table:table-cell>
          <table:table-cell table:formula="of:=IF([.J34]+[.K34]=0;1;0)" office:value-type="float" office:value="1" calcext:value-type="float">
            <text:p>1</text:p>
          </table:table-cell>
          <table:table-cell table:formula="of:=[.L34]*[.H34]/[.G34]" office:value-type="float" office:value="101339745947" calcext:value-type="float">
            <text:p>101339745947</text:p>
          </table:table-cell>
          <table:table-cell table:formula="of:=[.L34]*[.I34]/[.G34]" office:value-type="float" office:value="104774991588" calcext:value-type="float">
            <text:p>104774991588</text:p>
          </table:table-cell>
          <table:table-cell table:formula="of:=[.M34]*3+[.N34]" office:value-type="float" office:value="408794229429" calcext:value-type="float">
            <text:p>40879422942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5" calcext:value-type="float">
            <text:p>65</text:p>
          </table:table-cell>
          <table:table-cell office:value-type="float" office:value="51" calcext:value-type="float">
            <text:p>51</text:p>
          </table:table-cell>
          <table:table-cell office:value-type="float" office:value="18" calcext:value-type="float">
            <text:p>18</text:p>
          </table:table-cell>
          <table:table-cell table:formula="of:=[$Part1.E35]+[.$G$2]" office:value-type="float" office:value="10000000009542" calcext:value-type="float">
            <text:p>10000000009542</text:p>
          </table:table-cell>
          <table:table-cell table:formula="of:=[$Part1.F35]+[.$G$2]" office:value-type="float" office:value="10000000006835" calcext:value-type="float">
            <text:p>10000000006835</text:p>
          </table:table-cell>
          <table:table-cell table:formula="of:=([.B35]*[.C35]-[.D35]*[.A35])" office:value-type="float" office:value="3099" calcext:value-type="float">
            <text:p>3099</text:p>
          </table:table-cell>
          <table:table-cell table:formula="of:=[.F35]*[.C35]-[.D35]*[.E35]" office:value-type="float" office:value="330000000176829" calcext:value-type="float">
            <text:p>330000000176829</text:p>
          </table:table-cell>
          <table:table-cell table:formula="of:=[.B35]*[.E35]-[.F35]*[.A35]" office:value-type="float" office:value="530000000538210" calcext:value-type="float">
            <text:p>530000000538210</text:p>
          </table:table-cell>
          <table:table-cell table:formula="of:=MOD([.H35];[.G35])" office:value-type="float" office:value="0" calcext:value-type="float">
            <text:p>0</text:p>
          </table:table-cell>
          <table:table-cell table:formula="of:=MOD([.I35];[.G35])" office:value-type="float" office:value="0" calcext:value-type="float">
            <text:p>0</text:p>
          </table:table-cell>
          <table:table-cell table:formula="of:=IF([.J35]+[.K35]=0;1;0)" office:value-type="float" office:value="1" calcext:value-type="float">
            <text:p>1</text:p>
          </table:table-cell>
          <table:table-cell table:formula="of:=[.L35]*[.H35]/[.G35]" office:value-type="float" office:value="106485963271" calcext:value-type="float">
            <text:p>106485963271</text:p>
          </table:table-cell>
          <table:table-cell table:formula="of:=[.L35]*[.I35]/[.G35]" office:value-type="float" office:value="171022910790" calcext:value-type="float">
            <text:p>171022910790</text:p>
          </table:table-cell>
          <table:table-cell table:formula="of:=[.M35]*3+[.N35]" office:value-type="float" office:value="490480800603" calcext:value-type="float">
            <text:p>49048080060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51" calcext:value-type="float">
            <text:p>51</text:p>
          </table:table-cell>
          <table:table-cell office:value-type="float" office:value="13" calcext:value-type="float">
            <text:p>13</text:p>
          </table:table-cell>
          <table:table-cell table:formula="of:=[$Part1.E36]+[.$G$2]" office:value-type="float" office:value="10000000002973" calcext:value-type="float">
            <text:p>10000000002973</text:p>
          </table:table-cell>
          <table:table-cell table:formula="of:=[$Part1.F36]+[.$G$2]" office:value-type="float" office:value="10000000003531" calcext:value-type="float">
            <text:p>10000000003531</text:p>
          </table:table-cell>
          <table:table-cell table:formula="of:=([.B36]*[.C36]-[.D36]*[.A36])" office:value-type="float" office:value="2024" calcext:value-type="float">
            <text:p>2024</text:p>
          </table:table-cell>
          <table:table-cell table:formula="of:=[.F36]*[.C36]-[.D36]*[.E36]" office:value-type="float" office:value="380000000141432" calcext:value-type="float">
            <text:p>380000000141432</text:p>
          </table:table-cell>
          <table:table-cell table:formula="of:=[.B36]*[.E36]-[.F36]*[.A36]" office:value-type="float" office:value="300000000081936" calcext:value-type="float">
            <text:p>300000000081936</text:p>
          </table:table-cell>
          <table:table-cell table:formula="of:=MOD([.H36];[.G36])" office:value-type="float" office:value="0" calcext:value-type="float">
            <text:p>0</text:p>
          </table:table-cell>
          <table:table-cell table:formula="of:=MOD([.I36];[.G36])" office:value-type="float" office:value="0" calcext:value-type="float">
            <text:p>0</text:p>
          </table:table-cell>
          <table:table-cell table:formula="of:=IF([.J36]+[.K36]=0;1;0)" office:value-type="float" office:value="1" calcext:value-type="float">
            <text:p>1</text:p>
          </table:table-cell>
          <table:table-cell table:formula="of:=[.L36]*[.H36]/[.G36]" office:value-type="float" office:value="187747035643" calcext:value-type="float">
            <text:p>187747035643</text:p>
          </table:table-cell>
          <table:table-cell table:formula="of:=[.L36]*[.I36]/[.G36]" office:value-type="float" office:value="148221343914" calcext:value-type="float">
            <text:p>148221343914</text:p>
          </table:table-cell>
          <table:table-cell table:formula="of:=[.M36]*3+[.N36]" office:value-type="float" office:value="711462450843" calcext:value-type="float">
            <text:p>71146245084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8" calcext:value-type="float">
            <text:p>38</text:p>
          </table:table-cell>
          <table:table-cell office:value-type="float" office:value="58" calcext:value-type="float">
            <text:p>58</text:p>
          </table:table-cell>
          <table:table-cell office:value-type="float" office:value="23" calcext:value-type="float">
            <text:p>23</text:p>
          </table:table-cell>
          <table:table-cell table:formula="of:=[$Part1.E37]+[.$G$2]" office:value-type="float" office:value="10000000009602" calcext:value-type="float">
            <text:p>10000000009602</text:p>
          </table:table-cell>
          <table:table-cell table:formula="of:=[$Part1.F37]+[.$G$2]" office:value-type="float" office:value="10000000012643" calcext:value-type="float">
            <text:p>10000000012643</text:p>
          </table:table-cell>
          <table:table-cell table:formula="of:=([.B37]*[.C37]-[.D37]*[.A37])" office:value-type="float" office:value="1859" calcext:value-type="float">
            <text:p>1859</text:p>
          </table:table-cell>
          <table:table-cell table:formula="of:=[.F37]*[.C37]-[.D37]*[.E37]" office:value-type="float" office:value="350000000512448" calcext:value-type="float">
            <text:p>350000000512448</text:p>
          </table:table-cell>
          <table:table-cell table:formula="of:=[.B37]*[.E37]-[.F37]*[.A37]" office:value-type="float" office:value="230000000175231" calcext:value-type="float">
            <text:p>230000000175231</text:p>
          </table:table-cell>
          <table:table-cell table:formula="of:=MOD([.H37];[.G37])" office:value-type="float" office:value="0" calcext:value-type="float">
            <text:p>0</text:p>
          </table:table-cell>
          <table:table-cell table:formula="of:=MOD([.I37];[.G37])" office:value-type="float" office:value="0" calcext:value-type="float">
            <text:p>0</text:p>
          </table:table-cell>
          <table:table-cell table:formula="of:=IF([.J37]+[.K37]=0;1;0)" office:value-type="float" office:value="1" calcext:value-type="float">
            <text:p>1</text:p>
          </table:table-cell>
          <table:table-cell table:formula="of:=[.L37]*[.H37]/[.G37]" office:value-type="float" office:value="188273265472" calcext:value-type="float">
            <text:p>188273265472</text:p>
          </table:table-cell>
          <table:table-cell table:formula="of:=[.L37]*[.I37]/[.G37]" office:value-type="float" office:value="123722431509" calcext:value-type="float">
            <text:p>123722431509</text:p>
          </table:table-cell>
          <table:table-cell table:formula="of:=[.M37]*3+[.N37]" office:value-type="float" office:value="688542227925" calcext:value-type="float">
            <text:p>68854222792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66" calcext:value-type="float">
            <text:p>66</text:p>
          </table:table-cell>
          <table:table-cell office:value-type="float" office:value="52" calcext:value-type="float">
            <text:p>52</text:p>
          </table:table-cell>
          <table:table-cell office:value-type="float" office:value="18" calcext:value-type="float">
            <text:p>18</text:p>
          </table:table-cell>
          <table:table-cell table:formula="of:=[$Part1.E38]+[.$G$2]" office:value-type="float" office:value="10000000014232" calcext:value-type="float">
            <text:p>10000000014232</text:p>
          </table:table-cell>
          <table:table-cell table:formula="of:=[$Part1.F38]+[.$G$2]" office:value-type="float" office:value="10000000002996" calcext:value-type="float">
            <text:p>10000000002996</text:p>
          </table:table-cell>
          <table:table-cell table:formula="of:=([.B38]*[.C38]-[.D38]*[.A38])" office:value-type="float" office:value="2802" calcext:value-type="float">
            <text:p>2802</text:p>
          </table:table-cell>
          <table:table-cell table:formula="of:=[.F38]*[.C38]-[.D38]*[.E38]" office:value-type="float" office:value="339999999899616" calcext:value-type="float">
            <text:p>339999999899616</text:p>
          </table:table-cell>
          <table:table-cell table:formula="of:=[.B38]*[.E38]-[.F38]*[.A38]" office:value-type="float" office:value="310000000834452" calcext:value-type="float">
            <text:p>310000000834452</text:p>
          </table:table-cell>
          <table:table-cell table:formula="of:=MOD([.H38];[.G38])" office:value-type="float" office:value="0" calcext:value-type="float">
            <text:p>0</text:p>
          </table:table-cell>
          <table:table-cell table:formula="of:=MOD([.I38];[.G38])" office:value-type="float" office:value="0" calcext:value-type="float">
            <text:p>0</text:p>
          </table:table-cell>
          <table:table-cell table:formula="of:=IF([.J38]+[.K38]=0;1;0)" office:value-type="float" office:value="1" calcext:value-type="float">
            <text:p>1</text:p>
          </table:table-cell>
          <table:table-cell table:formula="of:=[.L38]*[.H38]/[.G38]" office:value-type="float" office:value="121341898608" calcext:value-type="float">
            <text:p>121341898608</text:p>
          </table:table-cell>
          <table:table-cell table:formula="of:=[.L38]*[.I38]/[.G38]" office:value-type="float" office:value="110635260826" calcext:value-type="float">
            <text:p>110635260826</text:p>
          </table:table-cell>
          <table:table-cell table:formula="of:=[.M38]*3+[.N38]" office:value-type="float" office:value="474660956650" calcext:value-type="float">
            <text:p>47466095665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3" calcext:value-type="float">
            <text:p>53</text:p>
          </table:table-cell>
          <table:table-cell office:value-type="float" office:value="79" calcext:value-type="float">
            <text:p>79</text:p>
          </table:table-cell>
          <table:table-cell office:value-type="float" office:value="17" calcext:value-type="float">
            <text:p>17</text:p>
          </table:table-cell>
          <table:table-cell table:formula="of:=[$Part1.E39]+[.$G$2]" office:value-type="float" office:value="10000000001156" calcext:value-type="float">
            <text:p>10000000001156</text:p>
          </table:table-cell>
          <table:table-cell table:formula="of:=[$Part1.F39]+[.$G$2]" office:value-type="float" office:value="10000000001552" calcext:value-type="float">
            <text:p>10000000001552</text:p>
          </table:table-cell>
          <table:table-cell table:formula="of:=([.B39]*[.C39]-[.D39]*[.A39])" office:value-type="float" office:value="3677" calcext:value-type="float">
            <text:p>3677</text:p>
          </table:table-cell>
          <table:table-cell table:formula="of:=[.F39]*[.C39]-[.D39]*[.E39]" office:value-type="float" office:value="620000000102956" calcext:value-type="float">
            <text:p>620000000102956</text:p>
          </table:table-cell>
          <table:table-cell table:formula="of:=[.B39]*[.E39]-[.F39]*[.A39]" office:value-type="float" office:value="230000000014708" calcext:value-type="float">
            <text:p>230000000014708</text:p>
          </table:table-cell>
          <table:table-cell table:formula="of:=MOD([.H39];[.G39])" office:value-type="float" office:value="1528" calcext:value-type="float">
            <text:p>1528</text:p>
          </table:table-cell>
          <table:table-cell table:formula="of:=MOD([.I39];[.G39])" office:value-type="float" office:value="211" calcext:value-type="float">
            <text:p>211</text:p>
          </table:table-cell>
          <table:table-cell table:formula="of:=IF([.J39]+[.K39]=0;1;0)" office:value-type="float" office:value="0" calcext:value-type="float">
            <text:p>0</text:p>
          </table:table-cell>
          <table:table-cell table:formula="of:=[.L39]*[.H39]/[.G39]" office:value-type="float" office:value="0" calcext:value-type="float">
            <text:p>0</text:p>
          </table:table-cell>
          <table:table-cell table:formula="of:=[.L39]*[.I39]/[.G39]" office:value-type="float" office:value="0" calcext:value-type="float">
            <text:p>0</text:p>
          </table:table-cell>
          <table:table-cell table:formula="of:=[.M39]*3+[.N3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5" calcext:value-type="float">
            <text:p>65</text:p>
          </table:table-cell>
          <table:table-cell office:value-type="float" office:value="77" calcext:value-type="float">
            <text:p>77</text:p>
          </table:table-cell>
          <table:table-cell office:value-type="float" office:value="52" calcext:value-type="float">
            <text:p>52</text:p>
          </table:table-cell>
          <table:table-cell table:formula="of:=[$Part1.E40]+[.$G$2]" office:value-type="float" office:value="10000000001562" calcext:value-type="float">
            <text:p>10000000001562</text:p>
          </table:table-cell>
          <table:table-cell table:formula="of:=[$Part1.F40]+[.$G$2]" office:value-type="float" office:value="10000000002860" calcext:value-type="float">
            <text:p>10000000002860</text:p>
          </table:table-cell>
          <table:table-cell table:formula="of:=([.B40]*[.C40]-[.D40]*[.A40])" office:value-type="float" office:value="3861" calcext:value-type="float">
            <text:p>3861</text:p>
          </table:table-cell>
          <table:table-cell table:formula="of:=[.F40]*[.C40]-[.D40]*[.E40]" office:value-type="float" office:value="250000000138996" calcext:value-type="float">
            <text:p>250000000138996</text:p>
          </table:table-cell>
          <table:table-cell table:formula="of:=[.B40]*[.E40]-[.F40]*[.A40]" office:value-type="float" office:value="430000000038610" calcext:value-type="float">
            <text:p>430000000038610</text:p>
          </table:table-cell>
          <table:table-cell table:formula="of:=MOD([.H40];[.G40])" office:value-type="float" office:value="250" calcext:value-type="float">
            <text:p>250</text:p>
          </table:table-cell>
          <table:table-cell table:formula="of:=MOD([.I40];[.G40])" office:value-type="float" office:value="430" calcext:value-type="float">
            <text:p>430</text:p>
          </table:table-cell>
          <table:table-cell table:formula="of:=IF([.J40]+[.K40]=0;1;0)" office:value-type="float" office:value="0" calcext:value-type="float">
            <text:p>0</text:p>
          </table:table-cell>
          <table:table-cell table:formula="of:=[.L40]*[.H40]/[.G40]" office:value-type="float" office:value="0" calcext:value-type="float">
            <text:p>0</text:p>
          </table:table-cell>
          <table:table-cell table:formula="of:=[.L40]*[.I40]/[.G40]" office:value-type="float" office:value="0" calcext:value-type="float">
            <text:p>0</text:p>
          </table:table-cell>
          <table:table-cell table:formula="of:=[.M40]*3+[.N4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96" calcext:value-type="float">
            <text:p>96</text:p>
          </table:table-cell>
          <table:table-cell office:value-type="float" office:value="66" calcext:value-type="float">
            <text:p>66</text:p>
          </table:table-cell>
          <table:table-cell office:value-type="float" office:value="30" calcext:value-type="float">
            <text:p>30</text:p>
          </table:table-cell>
          <table:table-cell table:formula="of:=[$Part1.E41]+[.$G$2]" office:value-type="float" office:value="10000000003084" calcext:value-type="float">
            <text:p>10000000003084</text:p>
          </table:table-cell>
          <table:table-cell table:formula="of:=[$Part1.F41]+[.$G$2]" office:value-type="float" office:value="10000000007332" calcext:value-type="float">
            <text:p>10000000007332</text:p>
          </table:table-cell>
          <table:table-cell table:formula="of:=([.B41]*[.C41]-[.D41]*[.A41])" office:value-type="float" office:value="5436" calcext:value-type="float">
            <text:p>5436</text:p>
          </table:table-cell>
          <table:table-cell table:formula="of:=[.F41]*[.C41]-[.D41]*[.E41]" office:value-type="float" office:value="360000000391392" calcext:value-type="float">
            <text:p>360000000391392</text:p>
          </table:table-cell>
          <table:table-cell table:formula="of:=[.B41]*[.E41]-[.F41]*[.A41]" office:value-type="float" office:value="660000000076104" calcext:value-type="float">
            <text:p>660000000076104</text:p>
          </table:table-cell>
          <table:table-cell table:formula="of:=MOD([.H41];[.G41])" office:value-type="float" office:value="4968" calcext:value-type="float">
            <text:p>4968</text:p>
          </table:table-cell>
          <table:table-cell table:formula="of:=MOD([.I41];[.G41])" office:value-type="float" office:value="48" calcext:value-type="float">
            <text:p>48</text:p>
          </table:table-cell>
          <table:table-cell table:formula="of:=IF([.J41]+[.K41]=0;1;0)" office:value-type="float" office:value="0" calcext:value-type="float">
            <text:p>0</text:p>
          </table:table-cell>
          <table:table-cell table:formula="of:=[.L41]*[.H41]/[.G41]" office:value-type="float" office:value="0" calcext:value-type="float">
            <text:p>0</text:p>
          </table:table-cell>
          <table:table-cell table:formula="of:=[.L41]*[.I41]/[.G41]" office:value-type="float" office:value="0" calcext:value-type="float">
            <text:p>0</text:p>
          </table:table-cell>
          <table:table-cell table:formula="of:=[.M41]*3+[.N4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table:formula="of:=[$Part1.E42]+[.$G$2]" office:value-type="float" office:value="10000000014092" calcext:value-type="float">
            <text:p>10000000014092</text:p>
          </table:table-cell>
          <table:table-cell table:formula="of:=[$Part1.F42]+[.$G$2]" office:value-type="float" office:value="10000000013380" calcext:value-type="float">
            <text:p>10000000013380</text:p>
          </table:table-cell>
          <table:table-cell table:formula="of:=([.B42]*[.C42]-[.D42]*[.A42])" office:value-type="float" office:value="-878" calcext:value-type="float">
            <text:p>-878</text:p>
          </table:table-cell>
          <table:table-cell table:formula="of:=[.F42]*[.C42]-[.D42]*[.E42]" office:value-type="float" office:value="-130000000193876" calcext:value-type="float">
            <text:p>-130000000193876</text:p>
          </table:table-cell>
          <table:table-cell table:formula="of:=[.B42]*[.E42]-[.F42]*[.A42]" office:value-type="float" office:value="-230000000294924" calcext:value-type="float">
            <text:p>-230000000294924</text:p>
          </table:table-cell>
          <table:table-cell table:formula="of:=MOD([.H42];[.G42])" office:value-type="float" office:value="0" calcext:value-type="float">
            <text:p>0</text:p>
          </table:table-cell>
          <table:table-cell table:formula="of:=MOD([.I42];[.G42])" office:value-type="float" office:value="0" calcext:value-type="float">
            <text:p>0</text:p>
          </table:table-cell>
          <table:table-cell table:formula="of:=IF([.J42]+[.K42]=0;1;0)" office:value-type="float" office:value="1" calcext:value-type="float">
            <text:p>1</text:p>
          </table:table-cell>
          <table:table-cell table:formula="of:=[.L42]*[.H42]/[.G42]" office:value-type="float" office:value="148063781542" calcext:value-type="float">
            <text:p>148063781542</text:p>
          </table:table-cell>
          <table:table-cell table:formula="of:=[.L42]*[.I42]/[.G42]" office:value-type="float" office:value="261958998058" calcext:value-type="float">
            <text:p>261958998058</text:p>
          </table:table-cell>
          <table:table-cell table:formula="of:=[.M42]*3+[.N42]" office:value-type="float" office:value="706150342684" calcext:value-type="float">
            <text:p>70615034268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3" calcext:value-type="float">
            <text:p>63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table:formula="of:=[$Part1.E43]+[.$G$2]" office:value-type="float" office:value="10000000015772" calcext:value-type="float">
            <text:p>10000000015772</text:p>
          </table:table-cell>
          <table:table-cell table:formula="of:=[$Part1.F43]+[.$G$2]" office:value-type="float" office:value="10000000013391" calcext:value-type="float">
            <text:p>10000000013391</text:p>
          </table:table-cell>
          <table:table-cell table:formula="of:=([.B43]*[.C43]-[.D43]*[.A43])" office:value-type="float" office:value="2895" calcext:value-type="float">
            <text:p>2895</text:p>
          </table:table-cell>
          <table:table-cell table:formula="of:=[.F43]*[.C43]-[.D43]*[.E43]" office:value-type="float" office:value="370000000466895" calcext:value-type="float">
            <text:p>370000000466895</text:p>
          </table:table-cell>
          <table:table-cell table:formula="of:=[.B43]*[.E43]-[.F43]*[.A43]" office:value-type="float" office:value="470000000779380" calcext:value-type="float">
            <text:p>470000000779380</text:p>
          </table:table-cell>
          <table:table-cell table:formula="of:=MOD([.H43];[.G43])" office:value-type="float" office:value="0" calcext:value-type="float">
            <text:p>0</text:p>
          </table:table-cell>
          <table:table-cell table:formula="of:=MOD([.I43];[.G43])" office:value-type="float" office:value="0" calcext:value-type="float">
            <text:p>0</text:p>
          </table:table-cell>
          <table:table-cell table:formula="of:=IF([.J43]+[.K43]=0;1;0)" office:value-type="float" office:value="1" calcext:value-type="float">
            <text:p>1</text:p>
          </table:table-cell>
          <table:table-cell table:formula="of:=[.L43]*[.H43]/[.G43]" office:value-type="float" office:value="127806563201" calcext:value-type="float">
            <text:p>127806563201</text:p>
          </table:table-cell>
          <table:table-cell table:formula="of:=[.L43]*[.I43]/[.G43]" office:value-type="float" office:value="162348877644" calcext:value-type="float">
            <text:p>162348877644</text:p>
          </table:table-cell>
          <table:table-cell table:formula="of:=[.M43]*3+[.N43]" office:value-type="float" office:value="545768567247" calcext:value-type="float">
            <text:p>545768567247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2" calcext:value-type="float">
            <text:p>12</text:p>
          </table:table-cell>
          <table:table-cell office:value-type="float" office:value="71" calcext:value-type="float">
            <text:p>71</text:p>
          </table:table-cell>
          <table:table-cell office:value-type="float" office:value="64" calcext:value-type="float">
            <text:p>64</text:p>
          </table:table-cell>
          <table:table-cell table:formula="of:=[$Part1.E44]+[.$G$2]" office:value-type="float" office:value="10000000005326" calcext:value-type="float">
            <text:p>10000000005326</text:p>
          </table:table-cell>
          <table:table-cell table:formula="of:=[$Part1.F44]+[.$G$2]" office:value-type="float" office:value="10000000002252" calcext:value-type="float">
            <text:p>10000000002252</text:p>
          </table:table-cell>
          <table:table-cell table:formula="of:=([.B44]*[.C44]-[.D44]*[.A44])" office:value-type="float" office:value="-5484" calcext:value-type="float">
            <text:p>-5484</text:p>
          </table:table-cell>
          <table:table-cell table:formula="of:=[.F44]*[.C44]-[.D44]*[.E44]" office:value-type="float" office:value="69999999819028" calcext:value-type="float">
            <text:p>69999999819028</text:p>
          </table:table-cell>
          <table:table-cell table:formula="of:=[.B44]*[.E44]-[.F44]*[.A44]" office:value-type="float" office:value="-870000000159036" calcext:value-type="float">
            <text:p>-870000000159036</text:p>
          </table:table-cell>
          <table:table-cell table:formula="of:=MOD([.H44];[.G44])" office:value-type="float" office:value="-3296" calcext:value-type="float">
            <text:p>-3296</text:p>
          </table:table-cell>
          <table:table-cell table:formula="of:=MOD([.I44];[.G44])" office:value-type="float" office:value="-2124" calcext:value-type="float">
            <text:p>-2124</text:p>
          </table:table-cell>
          <table:table-cell table:formula="of:=IF([.J44]+[.K44]=0;1;0)" office:value-type="float" office:value="0" calcext:value-type="float">
            <text:p>0</text:p>
          </table:table-cell>
          <table:table-cell table:formula="of:=[.L44]*[.H44]/[.G44]" office:value-type="float" office:value="-0" calcext:value-type="float">
            <text:p>0</text:p>
          </table:table-cell>
          <table:table-cell table:formula="of:=[.L44]*[.I44]/[.G44]" office:value-type="float" office:value="0" calcext:value-type="float">
            <text:p>0</text:p>
          </table:table-cell>
          <table:table-cell table:formula="of:=[.M44]*3+[.N4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office:value-type="float" office:value="57" calcext:value-type="float">
            <text:p>57</text:p>
          </table:table-cell>
          <table:table-cell table:formula="of:=[$Part1.E45]+[.$G$2]" office:value-type="float" office:value="10000000005604" calcext:value-type="float">
            <text:p>10000000005604</text:p>
          </table:table-cell>
          <table:table-cell table:formula="of:=[$Part1.F45]+[.$G$2]" office:value-type="float" office:value="10000000003248" calcext:value-type="float">
            <text:p>10000000003248</text:p>
          </table:table-cell>
          <table:table-cell table:formula="of:=([.B45]*[.C45]-[.D45]*[.A45])" office:value-type="float" office:value="-3009" calcext:value-type="float">
            <text:p>-3009</text:p>
          </table:table-cell>
          <table:table-cell table:formula="of:=[.F45]*[.C45]-[.D45]*[.E45]" office:value-type="float" office:value="-460000000283700" calcext:value-type="float">
            <text:p>-460000000283700</text:p>
          </table:table-cell>
          <table:table-cell table:formula="of:=[.B45]*[.E45]-[.F45]*[.A45]" office:value-type="float" office:value="-310000000037076" calcext:value-type="float">
            <text:p>-310000000037076</text:p>
          </table:table-cell>
          <table:table-cell table:formula="of:=MOD([.H45];[.G45])" office:value-type="float" office:value="0" calcext:value-type="float">
            <text:p>0</text:p>
          </table:table-cell>
          <table:table-cell table:formula="of:=MOD([.I45];[.G45])" office:value-type="float" office:value="0" calcext:value-type="float">
            <text:p>0</text:p>
          </table:table-cell>
          <table:table-cell table:formula="of:=IF([.J45]+[.K45]=0;1;0)" office:value-type="float" office:value="1" calcext:value-type="float">
            <text:p>1</text:p>
          </table:table-cell>
          <table:table-cell table:formula="of:=[.L45]*[.H45]/[.G45]" office:value-type="float" office:value="152874709300" calcext:value-type="float">
            <text:p>152874709300</text:p>
          </table:table-cell>
          <table:table-cell table:formula="of:=[.L45]*[.I45]/[.G45]" office:value-type="float" office:value="103024260564" calcext:value-type="float">
            <text:p>103024260564</text:p>
          </table:table-cell>
          <table:table-cell table:formula="of:=[.M45]*3+[.N45]" office:value-type="float" office:value="561648388464" calcext:value-type="float">
            <text:p>56164838846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3" calcext:value-type="float">
            <text:p>63</text:p>
          </table:table-cell>
          <table:table-cell office:value-type="float" office:value="58" calcext:value-type="float">
            <text:p>58</text:p>
          </table:table-cell>
          <table:table-cell office:value-type="float" office:value="22" calcext:value-type="float">
            <text:p>22</text:p>
          </table:table-cell>
          <table:table-cell table:formula="of:=[$Part1.E46]+[.$G$2]" office:value-type="float" office:value="10000000000816" calcext:value-type="float">
            <text:p>10000000000816</text:p>
          </table:table-cell>
          <table:table-cell table:formula="of:=[$Part1.F46]+[.$G$2]" office:value-type="float" office:value="10000000000489" calcext:value-type="float">
            <text:p>10000000000489</text:p>
          </table:table-cell>
          <table:table-cell table:formula="of:=([.B46]*[.C46]-[.D46]*[.A46])" office:value-type="float" office:value="3170" calcext:value-type="float">
            <text:p>3170</text:p>
          </table:table-cell>
          <table:table-cell table:formula="of:=[.F46]*[.C46]-[.D46]*[.E46]" office:value-type="float" office:value="360000000010410" calcext:value-type="float">
            <text:p>360000000010410</text:p>
          </table:table-cell>
          <table:table-cell table:formula="of:=[.B46]*[.E46]-[.F46]*[.A46]" office:value-type="float" office:value="410000000040650" calcext:value-type="float">
            <text:p>410000000040650</text:p>
          </table:table-cell>
          <table:table-cell table:formula="of:=MOD([.H46];[.G46])" office:value-type="float" office:value="0" calcext:value-type="float">
            <text:p>0</text:p>
          </table:table-cell>
          <table:table-cell table:formula="of:=MOD([.I46];[.G46])" office:value-type="float" office:value="0" calcext:value-type="float">
            <text:p>0</text:p>
          </table:table-cell>
          <table:table-cell table:formula="of:=IF([.J46]+[.K46]=0;1;0)" office:value-type="float" office:value="1" calcext:value-type="float">
            <text:p>1</text:p>
          </table:table-cell>
          <table:table-cell table:formula="of:=[.L46]*[.H46]/[.G46]" office:value-type="float" office:value="113564668773" calcext:value-type="float">
            <text:p>113564668773</text:p>
          </table:table-cell>
          <table:table-cell table:formula="of:=[.L46]*[.I46]/[.G46]" office:value-type="float" office:value="129337539445" calcext:value-type="float">
            <text:p>129337539445</text:p>
          </table:table-cell>
          <table:table-cell table:formula="of:=[.M46]*3+[.N46]" office:value-type="float" office:value="470031545764" calcext:value-type="float">
            <text:p>470031545764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74" calcext:value-type="float">
            <text:p>74</text:p>
          </table:table-cell>
          <table:table-cell office:value-type="float" office:value="88" calcext:value-type="float">
            <text:p>88</text:p>
          </table:table-cell>
          <table:table-cell office:value-type="float" office:value="29" calcext:value-type="float">
            <text:p>29</text:p>
          </table:table-cell>
          <table:table-cell table:formula="of:=[$Part1.E47]+[.$G$2]" office:value-type="float" office:value="10000000003970" calcext:value-type="float">
            <text:p>10000000003970</text:p>
          </table:table-cell>
          <table:table-cell table:formula="of:=[$Part1.F47]+[.$G$2]" office:value-type="float" office:value="10000000003572" calcext:value-type="float">
            <text:p>10000000003572</text:p>
          </table:table-cell>
          <table:table-cell table:formula="of:=([.B47]*[.C47]-[.D47]*[.A47])" office:value-type="float" office:value="4743" calcext:value-type="float">
            <text:p>4743</text:p>
          </table:table-cell>
          <table:table-cell table:formula="of:=[.F47]*[.C47]-[.D47]*[.E47]" office:value-type="float" office:value="590000000199206" calcext:value-type="float">
            <text:p>590000000199206</text:p>
          </table:table-cell>
          <table:table-cell table:formula="of:=[.B47]*[.E47]-[.F47]*[.A47]" office:value-type="float" office:value="130000000075888" calcext:value-type="float">
            <text:p>130000000075888</text:p>
          </table:table-cell>
          <table:table-cell table:formula="of:=MOD([.H47];[.G47])" office:value-type="float" office:value="4406" calcext:value-type="float">
            <text:p>4406</text:p>
          </table:table-cell>
          <table:table-cell table:formula="of:=MOD([.I47];[.G47])" office:value-type="float" office:value="2659" calcext:value-type="float">
            <text:p>2659</text:p>
          </table:table-cell>
          <table:table-cell table:formula="of:=IF([.J47]+[.K47]=0;1;0)" office:value-type="float" office:value="0" calcext:value-type="float">
            <text:p>0</text:p>
          </table:table-cell>
          <table:table-cell table:formula="of:=[.L47]*[.H47]/[.G47]" office:value-type="float" office:value="0" calcext:value-type="float">
            <text:p>0</text:p>
          </table:table-cell>
          <table:table-cell table:formula="of:=[.L47]*[.I47]/[.G47]" office:value-type="float" office:value="0" calcext:value-type="float">
            <text:p>0</text:p>
          </table:table-cell>
          <table:table-cell table:formula="of:=[.M47]*3+[.N4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6" calcext:value-type="float">
            <text:p>46</text:p>
          </table:table-cell>
          <table:table-cell office:value-type="float" office:value="73" calcext:value-type="float">
            <text:p>73</text:p>
          </table:table-cell>
          <table:table-cell office:value-type="float" office:value="18" calcext:value-type="float">
            <text:p>18</text:p>
          </table:table-cell>
          <table:table-cell table:formula="of:=[$Part1.E48]+[.$G$2]" office:value-type="float" office:value="10000000005870" calcext:value-type="float">
            <text:p>10000000005870</text:p>
          </table:table-cell>
          <table:table-cell table:formula="of:=[$Part1.F48]+[.$G$2]" office:value-type="float" office:value="10000000005848" calcext:value-type="float">
            <text:p>10000000005848</text:p>
          </table:table-cell>
          <table:table-cell table:formula="of:=([.B48]*[.C48]-[.D48]*[.A48])" office:value-type="float" office:value="3124" calcext:value-type="float">
            <text:p>3124</text:p>
          </table:table-cell>
          <table:table-cell table:formula="of:=[.F48]*[.C48]-[.D48]*[.E48]" office:value-type="float" office:value="550000000321244" calcext:value-type="float">
            <text:p>550000000321244</text:p>
          </table:table-cell>
          <table:table-cell table:formula="of:=[.B48]*[.E48]-[.F48]*[.A48]" office:value-type="float" office:value="330000000193996" calcext:value-type="float">
            <text:p>330000000193996</text:p>
          </table:table-cell>
          <table:table-cell table:formula="of:=MOD([.H48];[.G48])" office:value-type="float" office:value="0" calcext:value-type="float">
            <text:p>0</text:p>
          </table:table-cell>
          <table:table-cell table:formula="of:=MOD([.I48];[.G48])" office:value-type="float" office:value="0" calcext:value-type="float">
            <text:p>0</text:p>
          </table:table-cell>
          <table:table-cell table:formula="of:=IF([.J48]+[.K48]=0;1;0)" office:value-type="float" office:value="1" calcext:value-type="float">
            <text:p>1</text:p>
          </table:table-cell>
          <table:table-cell table:formula="of:=[.L48]*[.H48]/[.G48]" office:value-type="float" office:value="176056338131" calcext:value-type="float">
            <text:p>176056338131</text:p>
          </table:table-cell>
          <table:table-cell table:formula="of:=[.L48]*[.I48]/[.G48]" office:value-type="float" office:value="105633802879" calcext:value-type="float">
            <text:p>105633802879</text:p>
          </table:table-cell>
          <table:table-cell table:formula="of:=[.M48]*3+[.N48]" office:value-type="float" office:value="633802817272" calcext:value-type="float">
            <text:p>633802817272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62" calcext:value-type="float">
            <text:p>62</text:p>
          </table:table-cell>
          <table:table-cell table:formula="of:=[$Part1.E49]+[.$G$2]" office:value-type="float" office:value="10000000017891" calcext:value-type="float">
            <text:p>10000000017891</text:p>
          </table:table-cell>
          <table:table-cell table:formula="of:=[$Part1.F49]+[.$G$2]" office:value-type="float" office:value="10000000005470" calcext:value-type="float">
            <text:p>10000000005470</text:p>
          </table:table-cell>
          <table:table-cell table:formula="of:=([.B49]*[.C49]-[.D49]*[.A49])" office:value-type="float" office:value="-4632" calcext:value-type="float">
            <text:p>-4632</text:p>
          </table:table-cell>
          <table:table-cell table:formula="of:=[.F49]*[.C49]-[.D49]*[.E49]" office:value-type="float" office:value="-470000001027192" calcext:value-type="float">
            <text:p>-470000001027192</text:p>
          </table:table-cell>
          <table:table-cell table:formula="of:=[.B49]*[.E49]-[.F49]*[.A49]" office:value-type="float" office:value="-549999999977904" calcext:value-type="float">
            <text:p>-549999999977904</text:p>
          </table:table-cell>
          <table:table-cell table:formula="of:=MOD([.H49];[.G49])" office:value-type="float" office:value="0" calcext:value-type="float">
            <text:p>0</text:p>
          </table:table-cell>
          <table:table-cell table:formula="of:=MOD([.I49];[.G49])" office:value-type="float" office:value="0" calcext:value-type="float">
            <text:p>0</text:p>
          </table:table-cell>
          <table:table-cell table:formula="of:=IF([.J49]+[.K49]=0;1;0)" office:value-type="float" office:value="1" calcext:value-type="float">
            <text:p>1</text:p>
          </table:table-cell>
          <table:table-cell table:formula="of:=[.L49]*[.H49]/[.G49]" office:value-type="float" office:value="101468048581" calcext:value-type="float">
            <text:p>101468048581</text:p>
          </table:table-cell>
          <table:table-cell table:formula="of:=[.L49]*[.I49]/[.G49]" office:value-type="float" office:value="118739205522" calcext:value-type="float">
            <text:p>118739205522</text:p>
          </table:table-cell>
          <table:table-cell table:formula="of:=[.M49]*3+[.N49]" office:value-type="float" office:value="423143351265" calcext:value-type="float">
            <text:p>42314335126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38" calcext:value-type="float">
            <text:p>38</text:p>
          </table:table-cell>
          <table:table-cell office:value-type="float" office:value="21" calcext:value-type="float">
            <text:p>21</text:p>
          </table:table-cell>
          <table:table-cell office:value-type="float" office:value="73" calcext:value-type="float">
            <text:p>73</text:p>
          </table:table-cell>
          <table:table-cell table:formula="of:=[$Part1.E50]+[.$G$2]" office:value-type="float" office:value="10000000003789" calcext:value-type="float">
            <text:p>10000000003789</text:p>
          </table:table-cell>
          <table:table-cell table:formula="of:=[$Part1.F50]+[.$G$2]" office:value-type="float" office:value="10000000007809" calcext:value-type="float">
            <text:p>10000000007809</text:p>
          </table:table-cell>
          <table:table-cell table:formula="of:=([.B50]*[.C50]-[.D50]*[.A50])" office:value-type="float" office:value="-4896" calcext:value-type="float">
            <text:p>-4896</text:p>
          </table:table-cell>
          <table:table-cell table:formula="of:=[.F50]*[.C50]-[.D50]*[.E50]" office:value-type="float" office:value="-520000000112608" calcext:value-type="float">
            <text:p>-520000000112608</text:p>
          </table:table-cell>
          <table:table-cell table:formula="of:=[.B50]*[.E50]-[.F50]*[.A50]" office:value-type="float" office:value="-400000000465120" calcext:value-type="float">
            <text:p>-400000000465120</text:p>
          </table:table-cell>
          <table:table-cell table:formula="of:=MOD([.H50];[.G50])" office:value-type="float" office:value="-3904" calcext:value-type="float">
            <text:p>-3904</text:p>
          </table:table-cell>
          <table:table-cell table:formula="of:=MOD([.I50];[.G50])" office:value-type="float" office:value="-1120" calcext:value-type="float">
            <text:p>-1120</text:p>
          </table:table-cell>
          <table:table-cell table:formula="of:=IF([.J50]+[.K50]=0;1;0)" office:value-type="float" office:value="0" calcext:value-type="float">
            <text:p>0</text:p>
          </table:table-cell>
          <table:table-cell table:formula="of:=[.L50]*[.H50]/[.G50]" office:value-type="float" office:value="0" calcext:value-type="float">
            <text:p>0</text:p>
          </table:table-cell>
          <table:table-cell table:formula="of:=[.L50]*[.I50]/[.G50]" office:value-type="float" office:value="0" calcext:value-type="float">
            <text:p>0</text:p>
          </table:table-cell>
          <table:table-cell table:formula="of:=[.M50]*3+[.N5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57" calcext:value-type="float">
            <text:p>57</text:p>
          </table:table-cell>
          <table:table-cell table:formula="of:=[$Part1.E51]+[.$G$2]" office:value-type="float" office:value="10000000015618" calcext:value-type="float">
            <text:p>10000000015618</text:p>
          </table:table-cell>
          <table:table-cell table:formula="of:=[$Part1.F51]+[.$G$2]" office:value-type="float" office:value="10000000013862" calcext:value-type="float">
            <text:p>10000000013862</text:p>
          </table:table-cell>
          <table:table-cell table:formula="of:=([.B51]*[.C51]-[.D51]*[.A51])" office:value-type="float" office:value="-3221" calcext:value-type="float">
            <text:p>-3221</text:p>
          </table:table-cell>
          <table:table-cell table:formula="of:=[.F51]*[.C51]-[.D51]*[.E51]" office:value-type="float" office:value="-350000000585262" calcext:value-type="float">
            <text:p>-350000000585262</text:p>
          </table:table-cell>
          <table:table-cell table:formula="of:=[.B51]*[.E51]-[.F51]*[.A51]" office:value-type="float" office:value="-430000000557434" calcext:value-type="float">
            <text:p>-430000000557434</text:p>
          </table:table-cell>
          <table:table-cell table:formula="of:=MOD([.H51];[.G51])" office:value-type="float" office:value="0" calcext:value-type="float">
            <text:p>0</text:p>
          </table:table-cell>
          <table:table-cell table:formula="of:=MOD([.I51];[.G51])" office:value-type="float" office:value="0" calcext:value-type="float">
            <text:p>0</text:p>
          </table:table-cell>
          <table:table-cell table:formula="of:=IF([.J51]+[.K51]=0;1;0)" office:value-type="float" office:value="1" calcext:value-type="float">
            <text:p>1</text:p>
          </table:table-cell>
          <table:table-cell table:formula="of:=[.L51]*[.H51]/[.G51]" office:value-type="float" office:value="108661906422" calcext:value-type="float">
            <text:p>108661906422</text:p>
          </table:table-cell>
          <table:table-cell table:formula="of:=[.L51]*[.I51]/[.G51]" office:value-type="float" office:value="133498913554" calcext:value-type="float">
            <text:p>133498913554</text:p>
          </table:table-cell>
          <table:table-cell table:formula="of:=[.M51]*3+[.N51]" office:value-type="float" office:value="459484632820" calcext:value-type="float">
            <text:p>45948463282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2" calcext:value-type="float">
            <text:p>52</text:p>
          </table:table-cell>
          <table:table-cell office:value-type="float" office:value="36" calcext:value-type="float">
            <text:p>36</text:p>
          </table:table-cell>
          <table:table-cell office:value-type="float" office:value="15" calcext:value-type="float">
            <text:p>15</text:p>
          </table:table-cell>
          <table:table-cell table:formula="of:=[$Part1.E52]+[.$G$2]" office:value-type="float" office:value="10000000017492" calcext:value-type="float">
            <text:p>10000000017492</text:p>
          </table:table-cell>
          <table:table-cell table:formula="of:=[$Part1.F52]+[.$G$2]" office:value-type="float" office:value="10000000019750" calcext:value-type="float">
            <text:p>10000000019750</text:p>
          </table:table-cell>
          <table:table-cell table:formula="of:=([.B52]*[.C52]-[.D52]*[.A52])" office:value-type="float" office:value="1422" calcext:value-type="float">
            <text:p>1422</text:p>
          </table:table-cell>
          <table:table-cell table:formula="of:=[.F52]*[.C52]-[.D52]*[.E52]" office:value-type="float" office:value="210000000448620" calcext:value-type="float">
            <text:p>210000000448620</text:p>
          </table:table-cell>
          <table:table-cell table:formula="of:=[.B52]*[.E52]-[.F52]*[.A52]" office:value-type="float" office:value="220000000317084" calcext:value-type="float">
            <text:p>220000000317084</text:p>
          </table:table-cell>
          <table:table-cell table:formula="of:=MOD([.H52];[.G52])" office:value-type="float" office:value="0" calcext:value-type="float">
            <text:p>0</text:p>
          </table:table-cell>
          <table:table-cell table:formula="of:=MOD([.I52];[.G52])" office:value-type="float" office:value="0" calcext:value-type="float">
            <text:p>0</text:p>
          </table:table-cell>
          <table:table-cell table:formula="of:=IF([.J52]+[.K52]=0;1;0)" office:value-type="float" office:value="1" calcext:value-type="float">
            <text:p>1</text:p>
          </table:table-cell>
          <table:table-cell table:formula="of:=[.L52]*[.H52]/[.G52]" office:value-type="float" office:value="147679325210" calcext:value-type="float">
            <text:p>147679325210</text:p>
          </table:table-cell>
          <table:table-cell table:formula="of:=[.L52]*[.I52]/[.G52]" office:value-type="float" office:value="154711673922" calcext:value-type="float">
            <text:p>154711673922</text:p>
          </table:table-cell>
          <table:table-cell table:formula="of:=[.M52]*3+[.N52]" office:value-type="float" office:value="597749649552" calcext:value-type="float">
            <text:p>597749649552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44" calcext:value-type="float">
            <text:p>44</text:p>
          </table:table-cell>
          <table:table-cell table:formula="of:=[$Part1.E53]+[.$G$2]" office:value-type="float" office:value="10000000002812" calcext:value-type="float">
            <text:p>10000000002812</text:p>
          </table:table-cell>
          <table:table-cell table:formula="of:=[$Part1.F53]+[.$G$2]" office:value-type="float" office:value="10000000013628" calcext:value-type="float">
            <text:p>10000000013628</text:p>
          </table:table-cell>
          <table:table-cell table:formula="of:=([.B53]*[.C53]-[.D53]*[.A53])" office:value-type="float" office:value="-2512" calcext:value-type="float">
            <text:p>-2512</text:p>
          </table:table-cell>
          <table:table-cell table:formula="of:=[.F53]*[.C53]-[.D53]*[.E53]" office:value-type="float" office:value="-319999999960192" calcext:value-type="float">
            <text:p>-319999999960192</text:p>
          </table:table-cell>
          <table:table-cell table:formula="of:=[.B53]*[.E53]-[.F53]*[.A53]" office:value-type="float" office:value="-440000000794320" calcext:value-type="float">
            <text:p>-440000000794320</text:p>
          </table:table-cell>
          <table:table-cell table:formula="of:=MOD([.H53];[.G53])" office:value-type="float" office:value="0" calcext:value-type="float">
            <text:p>0</text:p>
          </table:table-cell>
          <table:table-cell table:formula="of:=MOD([.I53];[.G53])" office:value-type="float" office:value="0" calcext:value-type="float">
            <text:p>0</text:p>
          </table:table-cell>
          <table:table-cell table:formula="of:=IF([.J53]+[.K53]=0;1;0)" office:value-type="float" office:value="1" calcext:value-type="float">
            <text:p>1</text:p>
          </table:table-cell>
          <table:table-cell table:formula="of:=[.L53]*[.H53]/[.G53]" office:value-type="float" office:value="127388535016" calcext:value-type="float">
            <text:p>127388535016</text:p>
          </table:table-cell>
          <table:table-cell table:formula="of:=[.L53]*[.I53]/[.G53]" office:value-type="float" office:value="175159235985" calcext:value-type="float">
            <text:p>175159235985</text:p>
          </table:table-cell>
          <table:table-cell table:formula="of:=[.M53]*3+[.N53]" office:value-type="float" office:value="557324841033" calcext:value-type="float">
            <text:p>55732484103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61" calcext:value-type="float">
            <text:p>61</text:p>
          </table:table-cell>
          <table:table-cell office:value-type="float" office:value="29" calcext:value-type="float">
            <text:p>29</text:p>
          </table:table-cell>
          <table:table-cell table:formula="of:=[$Part1.E54]+[.$G$2]" office:value-type="float" office:value="10000000000739" calcext:value-type="float">
            <text:p>10000000000739</text:p>
          </table:table-cell>
          <table:table-cell table:formula="of:=[$Part1.F54]+[.$G$2]" office:value-type="float" office:value="10000000003471" calcext:value-type="float">
            <text:p>10000000003471</text:p>
          </table:table-cell>
          <table:table-cell table:formula="of:=([.B54]*[.C54]-[.D54]*[.A54])" office:value-type="float" office:value="1674" calcext:value-type="float">
            <text:p>1674</text:p>
          </table:table-cell>
          <table:table-cell table:formula="of:=[.F54]*[.C54]-[.D54]*[.E54]" office:value-type="float" office:value="320000000190300" calcext:value-type="float">
            <text:p>320000000190300</text:p>
          </table:table-cell>
          <table:table-cell table:formula="of:=[.B54]*[.E54]-[.F54]*[.A54]" office:value-type="float" office:value="179999999964126" calcext:value-type="float">
            <text:p>179999999964126</text:p>
          </table:table-cell>
          <table:table-cell table:formula="of:=MOD([.H54];[.G54])" office:value-type="float" office:value="0" calcext:value-type="float">
            <text:p>0</text:p>
          </table:table-cell>
          <table:table-cell table:formula="of:=MOD([.I54];[.G54])" office:value-type="float" office:value="0" calcext:value-type="float">
            <text:p>0</text:p>
          </table:table-cell>
          <table:table-cell table:formula="of:=IF([.J54]+[.K54]=0;1;0)" office:value-type="float" office:value="1" calcext:value-type="float">
            <text:p>1</text:p>
          </table:table-cell>
          <table:table-cell table:formula="of:=[.L54]*[.H54]/[.G54]" office:value-type="float" office:value="191158900950" calcext:value-type="float">
            <text:p>191158900950</text:p>
          </table:table-cell>
          <table:table-cell table:formula="of:=[.L54]*[.I54]/[.G54]" office:value-type="float" office:value="107526881699" calcext:value-type="float">
            <text:p>107526881699</text:p>
          </table:table-cell>
          <table:table-cell table:formula="of:=[.M54]*3+[.N54]" office:value-type="float" office:value="681003584549" calcext:value-type="float">
            <text:p>68100358454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9" calcext:value-type="float">
            <text:p>59</text:p>
          </table:table-cell>
          <table:table-cell office:value-type="float" office:value="64" calcext:value-type="float">
            <text:p>64</text:p>
          </table:table-cell>
          <table:table-cell office:value-type="float" office:value="30" calcext:value-type="float">
            <text:p>30</text:p>
          </table:table-cell>
          <table:table-cell table:formula="of:=[$Part1.E55]+[.$G$2]" office:value-type="float" office:value="10000000009212" calcext:value-type="float">
            <text:p>10000000009212</text:p>
          </table:table-cell>
          <table:table-cell table:formula="of:=[$Part1.F55]+[.$G$2]" office:value-type="float" office:value="10000000011617" calcext:value-type="float">
            <text:p>10000000011617</text:p>
          </table:table-cell>
          <table:table-cell table:formula="of:=([.B55]*[.C55]-[.D55]*[.A55])" office:value-type="float" office:value="2936" calcext:value-type="float">
            <text:p>2936</text:p>
          </table:table-cell>
          <table:table-cell table:formula="of:=[.F55]*[.C55]-[.D55]*[.E55]" office:value-type="float" office:value="340000000467128" calcext:value-type="float">
            <text:p>340000000467128</text:p>
          </table:table-cell>
          <table:table-cell table:formula="of:=[.B55]*[.E55]-[.F55]*[.A55]" office:value-type="float" office:value="310000000218232" calcext:value-type="float">
            <text:p>310000000218232</text:p>
          </table:table-cell>
          <table:table-cell table:formula="of:=MOD([.H55];[.G55])" office:value-type="float" office:value="0" calcext:value-type="float">
            <text:p>0</text:p>
          </table:table-cell>
          <table:table-cell table:formula="of:=MOD([.I55];[.G55])" office:value-type="float" office:value="0" calcext:value-type="float">
            <text:p>0</text:p>
          </table:table-cell>
          <table:table-cell table:formula="of:=IF([.J55]+[.K55]=0;1;0)" office:value-type="float" office:value="1" calcext:value-type="float">
            <text:p>1</text:p>
          </table:table-cell>
          <table:table-cell table:formula="of:=[.L55]*[.H55]/[.G55]" office:value-type="float" office:value="115803814873" calcext:value-type="float">
            <text:p>115803814873</text:p>
          </table:table-cell>
          <table:table-cell table:formula="of:=[.L55]*[.I55]/[.G55]" office:value-type="float" office:value="105585831137" calcext:value-type="float">
            <text:p>105585831137</text:p>
          </table:table-cell>
          <table:table-cell table:formula="of:=[.M55]*3+[.N55]" office:value-type="float" office:value="452997275756" calcext:value-type="float">
            <text:p>45299727575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office:value-type="float" office:value="60" calcext:value-type="float">
            <text:p>60</text:p>
          </table:table-cell>
          <table:table-cell table:formula="of:=[$Part1.E56]+[.$G$2]" office:value-type="float" office:value="10000000016564" calcext:value-type="float">
            <text:p>10000000016564</text:p>
          </table:table-cell>
          <table:table-cell table:formula="of:=[$Part1.F56]+[.$G$2]" office:value-type="float" office:value="10000000002078" calcext:value-type="float">
            <text:p>10000000002078</text:p>
          </table:table-cell>
          <table:table-cell table:formula="of:=([.B56]*[.C56]-[.D56]*[.A56])" office:value-type="float" office:value="-2165" calcext:value-type="float">
            <text:p>-2165</text:p>
          </table:table-cell>
          <table:table-cell table:formula="of:=[.F56]*[.C56]-[.D56]*[.E56]" office:value-type="float" office:value="-250000000921110" calcext:value-type="float">
            <text:p>-250000000921110</text:p>
          </table:table-cell>
          <table:table-cell table:formula="of:=[.B56]*[.E56]-[.F56]*[.A56]" office:value-type="float" office:value="-289999999814000" calcext:value-type="float">
            <text:p>-289999999814000</text:p>
          </table:table-cell>
          <table:table-cell table:formula="of:=MOD([.H56];[.G56])" office:value-type="float" office:value="0" calcext:value-type="float">
            <text:p>0</text:p>
          </table:table-cell>
          <table:table-cell table:formula="of:=MOD([.I56];[.G56])" office:value-type="float" office:value="0" calcext:value-type="float">
            <text:p>0</text:p>
          </table:table-cell>
          <table:table-cell table:formula="of:=IF([.J56]+[.K56]=0;1;0)" office:value-type="float" office:value="1" calcext:value-type="float">
            <text:p>1</text:p>
          </table:table-cell>
          <table:table-cell table:formula="of:=[.L56]*[.H56]/[.G56]" office:value-type="float" office:value="115473441534" calcext:value-type="float">
            <text:p>115473441534</text:p>
          </table:table-cell>
          <table:table-cell table:formula="of:=[.L56]*[.I56]/[.G56]" office:value-type="float" office:value="133949191600" calcext:value-type="float">
            <text:p>133949191600</text:p>
          </table:table-cell>
          <table:table-cell table:formula="of:=[.M56]*3+[.N56]" office:value-type="float" office:value="480369516202" calcext:value-type="float">
            <text:p>48036951620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1" calcext:value-type="float">
            <text:p>81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table:formula="of:=[$Part1.E57]+[.$G$2]" office:value-type="float" office:value="10000000005361" calcext:value-type="float">
            <text:p>10000000005361</text:p>
          </table:table-cell>
          <table:table-cell table:formula="of:=[$Part1.F57]+[.$G$2]" office:value-type="float" office:value="10000000004743" calcext:value-type="float">
            <text:p>10000000004743</text:p>
          </table:table-cell>
          <table:table-cell table:formula="of:=([.B57]*[.C57]-[.D57]*[.A57])" office:value-type="float" office:value="2422" calcext:value-type="float">
            <text:p>2422</text:p>
          </table:table-cell>
          <table:table-cell table:formula="of:=[.F57]*[.C57]-[.D57]*[.E57]" office:value-type="float" office:value="220000000094458" calcext:value-type="float">
            <text:p>220000000094458</text:p>
          </table:table-cell>
          <table:table-cell table:formula="of:=[.B57]*[.E57]-[.F57]*[.A57]" office:value-type="float" office:value="400000000239778" calcext:value-type="float">
            <text:p>400000000239778</text:p>
          </table:table-cell>
          <table:table-cell table:formula="of:=MOD([.H57];[.G57])" office:value-type="float" office:value="2082" calcext:value-type="float">
            <text:p>2082</text:p>
          </table:table-cell>
          <table:table-cell table:formula="of:=MOD([.I57];[.G57])" office:value-type="float" office:value="2024" calcext:value-type="float">
            <text:p>2024</text:p>
          </table:table-cell>
          <table:table-cell table:formula="of:=IF([.J57]+[.K57]=0;1;0)" office:value-type="float" office:value="0" calcext:value-type="float">
            <text:p>0</text:p>
          </table:table-cell>
          <table:table-cell table:formula="of:=[.L57]*[.H57]/[.G57]" office:value-type="float" office:value="0" calcext:value-type="float">
            <text:p>0</text:p>
          </table:table-cell>
          <table:table-cell table:formula="of:=[.L57]*[.I57]/[.G57]" office:value-type="float" office:value="0" calcext:value-type="float">
            <text:p>0</text:p>
          </table:table-cell>
          <table:table-cell table:formula="of:=[.M57]*3+[.N5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table:formula="of:=[$Part1.E58]+[.$G$2]" office:value-type="float" office:value="10000000003023" calcext:value-type="float">
            <text:p>10000000003023</text:p>
          </table:table-cell>
          <table:table-cell table:formula="of:=[$Part1.F58]+[.$G$2]" office:value-type="float" office:value="10000000002640" calcext:value-type="float">
            <text:p>10000000002640</text:p>
          </table:table-cell>
          <table:table-cell table:formula="of:=([.B58]*[.C58]-[.D58]*[.A58])" office:value-type="float" office:value="1461" calcext:value-type="float">
            <text:p>1461</text:p>
          </table:table-cell>
          <table:table-cell table:formula="of:=[.F58]*[.C58]-[.D58]*[.E58]" office:value-type="float" office:value="170000000037986" calcext:value-type="float">
            <text:p>170000000037986</text:p>
          </table:table-cell>
          <table:table-cell table:formula="of:=[.B58]*[.E58]-[.F58]*[.A58]" office:value-type="float" office:value="330000000106653" calcext:value-type="float">
            <text:p>330000000106653</text:p>
          </table:table-cell>
          <table:table-cell table:formula="of:=MOD([.H58];[.G58])" office:value-type="float" office:value="167" calcext:value-type="float">
            <text:p>167</text:p>
          </table:table-cell>
          <table:table-cell table:formula="of:=MOD([.I58];[.G58])" office:value-type="float" office:value="582" calcext:value-type="float">
            <text:p>582</text:p>
          </table:table-cell>
          <table:table-cell table:formula="of:=IF([.J58]+[.K58]=0;1;0)" office:value-type="float" office:value="0" calcext:value-type="float">
            <text:p>0</text:p>
          </table:table-cell>
          <table:table-cell table:formula="of:=[.L58]*[.H58]/[.G58]" office:value-type="float" office:value="0" calcext:value-type="float">
            <text:p>0</text:p>
          </table:table-cell>
          <table:table-cell table:formula="of:=[.L58]*[.I58]/[.G58]" office:value-type="float" office:value="0" calcext:value-type="float">
            <text:p>0</text:p>
          </table:table-cell>
          <table:table-cell table:formula="of:=[.M58]*3+[.N5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71" calcext:value-type="float">
            <text:p>71</text:p>
          </table:table-cell>
          <table:table-cell table:formula="of:=[$Part1.E59]+[.$G$2]" office:value-type="float" office:value="10000000007066" calcext:value-type="float">
            <text:p>10000000007066</text:p>
          </table:table-cell>
          <table:table-cell table:formula="of:=[$Part1.F59]+[.$G$2]" office:value-type="float" office:value="10000000006415" calcext:value-type="float">
            <text:p>10000000006415</text:p>
          </table:table-cell>
          <table:table-cell table:formula="of:=([.B59]*[.C59]-[.D59]*[.A59])" office:value-type="float" office:value="-3894" calcext:value-type="float">
            <text:p>-3894</text:p>
          </table:table-cell>
          <table:table-cell table:formula="of:=[.F59]*[.C59]-[.D59]*[.E59]" office:value-type="float" office:value="-450000000334896" calcext:value-type="float">
            <text:p>-450000000334896</text:p>
          </table:table-cell>
          <table:table-cell table:formula="of:=[.B59]*[.E59]-[.F59]*[.A59]" office:value-type="float" office:value="-390000000233910" calcext:value-type="float">
            <text:p>-390000000233910</text:p>
          </table:table-cell>
          <table:table-cell table:formula="of:=MOD([.H59];[.G59])" office:value-type="float" office:value="0" calcext:value-type="float">
            <text:p>0</text:p>
          </table:table-cell>
          <table:table-cell table:formula="of:=MOD([.I59];[.G59])" office:value-type="float" office:value="0" calcext:value-type="float">
            <text:p>0</text:p>
          </table:table-cell>
          <table:table-cell table:formula="of:=IF([.J59]+[.K59]=0;1;0)" office:value-type="float" office:value="1" calcext:value-type="float">
            <text:p>1</text:p>
          </table:table-cell>
          <table:table-cell table:formula="of:=[.L59]*[.H59]/[.G59]" office:value-type="float" office:value="115562403784" calcext:value-type="float">
            <text:p>115562403784</text:p>
          </table:table-cell>
          <table:table-cell table:formula="of:=[.L59]*[.I59]/[.G59]" office:value-type="float" office:value="100154083265" calcext:value-type="float">
            <text:p>100154083265</text:p>
          </table:table-cell>
          <table:table-cell table:formula="of:=[.M59]*3+[.N59]" office:value-type="float" office:value="446841294617" calcext:value-type="float">
            <text:p>44684129461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8" calcext:value-type="float">
            <text:p>18</text:p>
          </table:table-cell>
          <table:table-cell office:value-type="float" office:value="34" calcext:value-type="float">
            <text:p>34</text:p>
          </table:table-cell>
          <table:table-cell office:value-type="float" office:value="63" calcext:value-type="float">
            <text:p>63</text:p>
          </table:table-cell>
          <table:table-cell table:formula="of:=[$Part1.E60]+[.$G$2]" office:value-type="float" office:value="10000000014048" calcext:value-type="float">
            <text:p>10000000014048</text:p>
          </table:table-cell>
          <table:table-cell table:formula="of:=[$Part1.F60]+[.$G$2]" office:value-type="float" office:value="10000000002456" calcext:value-type="float">
            <text:p>10000000002456</text:p>
          </table:table-cell>
          <table:table-cell table:formula="of:=([.B60]*[.C60]-[.D60]*[.A60])" office:value-type="float" office:value="-1530" calcext:value-type="float">
            <text:p>-1530</text:p>
          </table:table-cell>
          <table:table-cell table:formula="of:=[.F60]*[.C60]-[.D60]*[.E60]" office:value-type="float" office:value="-290000000801520" calcext:value-type="float">
            <text:p>-290000000801520</text:p>
          </table:table-cell>
          <table:table-cell table:formula="of:=[.B60]*[.E60]-[.F60]*[.A60]" office:value-type="float" office:value="-159999999830640" calcext:value-type="float">
            <text:p>-159999999830640</text:p>
          </table:table-cell>
          <table:table-cell table:formula="of:=MOD([.H60];[.G60])" office:value-type="float" office:value="0" calcext:value-type="float">
            <text:p>0</text:p>
          </table:table-cell>
          <table:table-cell table:formula="of:=MOD([.I60];[.G60])" office:value-type="float" office:value="0" calcext:value-type="float">
            <text:p>0</text:p>
          </table:table-cell>
          <table:table-cell table:formula="of:=IF([.J60]+[.K60]=0;1;0)" office:value-type="float" office:value="1" calcext:value-type="float">
            <text:p>1</text:p>
          </table:table-cell>
          <table:table-cell table:formula="of:=[.L60]*[.H60]/[.G60]" office:value-type="float" office:value="189542484184" calcext:value-type="float">
            <text:p>189542484184</text:p>
          </table:table-cell>
          <table:table-cell table:formula="of:=[.L60]*[.I60]/[.G60]" office:value-type="float" office:value="104575163288" calcext:value-type="float">
            <text:p>104575163288</text:p>
          </table:table-cell>
          <table:table-cell table:formula="of:=[.M60]*3+[.N60]" office:value-type="float" office:value="673202615840" calcext:value-type="float">
            <text:p>67320261584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54" calcext:value-type="float">
            <text:p>54</text:p>
          </table:table-cell>
          <table:table-cell table:formula="of:=[$Part1.E61]+[.$G$2]" office:value-type="float" office:value="10000000009380" calcext:value-type="float">
            <text:p>10000000009380</text:p>
          </table:table-cell>
          <table:table-cell table:formula="of:=[$Part1.F61]+[.$G$2]" office:value-type="float" office:value="10000000003720" calcext:value-type="float">
            <text:p>10000000003720</text:p>
          </table:table-cell>
          <table:table-cell table:formula="of:=([.B61]*[.C61]-[.D61]*[.A61])" office:value-type="float" office:value="-3220" calcext:value-type="float">
            <text:p>-3220</text:p>
          </table:table-cell>
          <table:table-cell table:formula="of:=[.F61]*[.C61]-[.D61]*[.E61]" office:value-type="float" office:value="-340000000432120" calcext:value-type="float">
            <text:p>-340000000432120</text:p>
          </table:table-cell>
          <table:table-cell table:formula="of:=[.B61]*[.E61]-[.F61]*[.A61]" office:value-type="float" office:value="-419999999997760" calcext:value-type="float">
            <text:p>-419999999997760</text:p>
          </table:table-cell>
          <table:table-cell table:formula="of:=MOD([.H61];[.G61])" office:value-type="float" office:value="0" calcext:value-type="float">
            <text:p>0</text:p>
          </table:table-cell>
          <table:table-cell table:formula="of:=MOD([.I61];[.G61])" office:value-type="float" office:value="0" calcext:value-type="float">
            <text:p>0</text:p>
          </table:table-cell>
          <table:table-cell table:formula="of:=IF([.J61]+[.K61]=0;1;0)" office:value-type="float" office:value="1" calcext:value-type="float">
            <text:p>1</text:p>
          </table:table-cell>
          <table:table-cell table:formula="of:=[.L61]*[.H61]/[.G61]" office:value-type="float" office:value="105590062246" calcext:value-type="float">
            <text:p>105590062246</text:p>
          </table:table-cell>
          <table:table-cell table:formula="of:=[.L61]*[.I61]/[.G61]" office:value-type="float" office:value="130434782608" calcext:value-type="float">
            <text:p>130434782608</text:p>
          </table:table-cell>
          <table:table-cell table:formula="of:=[.M61]*3+[.N61]" office:value-type="float" office:value="447204969346" calcext:value-type="float">
            <text:p>44720496934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75" calcext:value-type="float">
            <text:p>75</text:p>
          </table:table-cell>
          <table:table-cell office:value-type="float" office:value="66" calcext:value-type="float">
            <text:p>66</text:p>
          </table:table-cell>
          <table:table-cell office:value-type="float" office:value="20" calcext:value-type="float">
            <text:p>20</text:p>
          </table:table-cell>
          <table:table-cell table:formula="of:=[$Part1.E62]+[.$G$2]" office:value-type="float" office:value="10000000011522" calcext:value-type="float">
            <text:p>10000000011522</text:p>
          </table:table-cell>
          <table:table-cell table:formula="of:=[$Part1.F62]+[.$G$2]" office:value-type="float" office:value="10000000008640" calcext:value-type="float">
            <text:p>10000000008640</text:p>
          </table:table-cell>
          <table:table-cell table:formula="of:=([.B62]*[.C62]-[.D62]*[.A62])" office:value-type="float" office:value="4430" calcext:value-type="float">
            <text:p>4430</text:p>
          </table:table-cell>
          <table:table-cell table:formula="of:=[.F62]*[.C62]-[.D62]*[.E62]" office:value-type="float" office:value="460000000339800" calcext:value-type="float">
            <text:p>460000000339800</text:p>
          </table:table-cell>
          <table:table-cell table:formula="of:=[.B62]*[.E62]-[.F62]*[.A62]" office:value-type="float" office:value="490000000639510" calcext:value-type="float">
            <text:p>490000000639510</text:p>
          </table:table-cell>
          <table:table-cell table:formula="of:=MOD([.H62];[.G62])" office:value-type="float" office:value="0" calcext:value-type="float">
            <text:p>0</text:p>
          </table:table-cell>
          <table:table-cell table:formula="of:=MOD([.I62];[.G62])" office:value-type="float" office:value="0" calcext:value-type="float">
            <text:p>0</text:p>
          </table:table-cell>
          <table:table-cell table:formula="of:=IF([.J62]+[.K62]=0;1;0)" office:value-type="float" office:value="1" calcext:value-type="float">
            <text:p>1</text:p>
          </table:table-cell>
          <table:table-cell table:formula="of:=[.L62]*[.H62]/[.G62]" office:value-type="float" office:value="103837471860" calcext:value-type="float">
            <text:p>103837471860</text:p>
          </table:table-cell>
          <table:table-cell table:formula="of:=[.L62]*[.I62]/[.G62]" office:value-type="float" office:value="110609480957" calcext:value-type="float">
            <text:p>110609480957</text:p>
          </table:table-cell>
          <table:table-cell table:formula="of:=[.M62]*3+[.N62]" office:value-type="float" office:value="422121896537" calcext:value-type="float">
            <text:p>422121896537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71" calcext:value-type="float">
            <text:p>71</text:p>
          </table:table-cell>
          <table:table-cell table:formula="of:=[$Part1.E63]+[.$G$2]" office:value-type="float" office:value="10000000004740" calcext:value-type="float">
            <text:p>10000000004740</text:p>
          </table:table-cell>
          <table:table-cell table:formula="of:=[$Part1.F63]+[.$G$2]" office:value-type="float" office:value="10000000007197" calcext:value-type="float">
            <text:p>10000000007197</text:p>
          </table:table-cell>
          <table:table-cell table:formula="of:=([.B63]*[.C63]-[.D63]*[.A63])" office:value-type="float" office:value="-2813" calcext:value-type="float">
            <text:p>-2813</text:p>
          </table:table-cell>
          <table:table-cell table:formula="of:=[.F63]*[.C63]-[.D63]*[.E63]" office:value-type="float" office:value="-430000000135024" calcext:value-type="float">
            <text:p>-430000000135024</text:p>
          </table:table-cell>
          <table:table-cell table:formula="of:=[.B63]*[.E63]-[.F63]*[.A63]" office:value-type="float" office:value="-160000000210975" calcext:value-type="float">
            <text:p>-160000000210975</text:p>
          </table:table-cell>
          <table:table-cell table:formula="of:=MOD([.H63];[.G63])" office:value-type="float" office:value="-451" calcext:value-type="float">
            <text:p>-451</text:p>
          </table:table-cell>
          <table:table-cell table:formula="of:=MOD([.I63];[.G63])" office:value-type="float" office:value="-822" calcext:value-type="float">
            <text:p>-822</text:p>
          </table:table-cell>
          <table:table-cell table:formula="of:=IF([.J63]+[.K63]=0;1;0)" office:value-type="float" office:value="0" calcext:value-type="float">
            <text:p>0</text:p>
          </table:table-cell>
          <table:table-cell table:formula="of:=[.L63]*[.H63]/[.G63]" office:value-type="float" office:value="0" calcext:value-type="float">
            <text:p>0</text:p>
          </table:table-cell>
          <table:table-cell table:formula="of:=[.L63]*[.I63]/[.G63]" office:value-type="float" office:value="0" calcext:value-type="float">
            <text:p>0</text:p>
          </table:table-cell>
          <table:table-cell table:formula="of:=[.M63]*3+[.N6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65" calcext:value-type="float">
            <text:p>65</text:p>
          </table:table-cell>
          <table:table-cell office:value-type="float" office:value="56" calcext:value-type="float">
            <text:p>56</text:p>
          </table:table-cell>
          <table:table-cell office:value-type="float" office:value="22" calcext:value-type="float">
            <text:p>22</text:p>
          </table:table-cell>
          <table:table-cell table:formula="of:=[$Part1.E64]+[.$G$2]" office:value-type="float" office:value="10000000008082" calcext:value-type="float">
            <text:p>10000000008082</text:p>
          </table:table-cell>
          <table:table-cell table:formula="of:=[$Part1.F64]+[.$G$2]" office:value-type="float" office:value="10000000016315" calcext:value-type="float">
            <text:p>10000000016315</text:p>
          </table:table-cell>
          <table:table-cell table:formula="of:=([.B64]*[.C64]-[.D64]*[.A64])" office:value-type="float" office:value="2892" calcext:value-type="float">
            <text:p>2892</text:p>
          </table:table-cell>
          <table:table-cell table:formula="of:=[.F64]*[.C64]-[.D64]*[.E64]" office:value-type="float" office:value="340000000735836" calcext:value-type="float">
            <text:p>340000000735836</text:p>
          </table:table-cell>
          <table:table-cell table:formula="of:=[.B64]*[.E64]-[.F64]*[.A64]" office:value-type="float" office:value="309999999970620" calcext:value-type="float">
            <text:p>309999999970620</text:p>
          </table:table-cell>
          <table:table-cell table:formula="of:=MOD([.H64];[.G64])" office:value-type="float" office:value="0" calcext:value-type="float">
            <text:p>0</text:p>
          </table:table-cell>
          <table:table-cell table:formula="of:=MOD([.I64];[.G64])" office:value-type="float" office:value="0" calcext:value-type="float">
            <text:p>0</text:p>
          </table:table-cell>
          <table:table-cell table:formula="of:=IF([.J64]+[.K64]=0;1;0)" office:value-type="float" office:value="1" calcext:value-type="float">
            <text:p>1</text:p>
          </table:table-cell>
          <table:table-cell table:formula="of:=[.L64]*[.H64]/[.G64]" office:value-type="float" office:value="117565698733" calcext:value-type="float">
            <text:p>117565698733</text:p>
          </table:table-cell>
          <table:table-cell table:formula="of:=[.L64]*[.I64]/[.G64]" office:value-type="float" office:value="107192254485" calcext:value-type="float">
            <text:p>107192254485</text:p>
          </table:table-cell>
          <table:table-cell table:formula="of:=[.M64]*3+[.N64]" office:value-type="float" office:value="459889350684" calcext:value-type="float">
            <text:p>45988935068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3" calcext:value-type="float">
            <text:p>73</text:p>
          </table:table-cell>
          <table:table-cell office:value-type="float" office:value="82" calcext:value-type="float">
            <text:p>82</text:p>
          </table:table-cell>
          <table:table-cell office:value-type="float" office:value="61" calcext:value-type="float">
            <text:p>61</text:p>
          </table:table-cell>
          <table:table-cell table:formula="of:=[$Part1.E65]+[.$G$2]" office:value-type="float" office:value="10000000007973" calcext:value-type="float">
            <text:p>10000000007973</text:p>
          </table:table-cell>
          <table:table-cell table:formula="of:=[$Part1.F65]+[.$G$2]" office:value-type="float" office:value="10000000008021" calcext:value-type="float">
            <text:p>10000000008021</text:p>
          </table:table-cell>
          <table:table-cell table:formula="of:=([.B65]*[.C65]-[.D65]*[.A65])" office:value-type="float" office:value="5193" calcext:value-type="float">
            <text:p>5193</text:p>
          </table:table-cell>
          <table:table-cell table:formula="of:=[.F65]*[.C65]-[.D65]*[.E65]" office:value-type="float" office:value="210000000171369" calcext:value-type="float">
            <text:p>210000000171369</text:p>
          </table:table-cell>
          <table:table-cell table:formula="of:=[.B65]*[.E65]-[.F65]*[.A65]" office:value-type="float" office:value="600000000477756" calcext:value-type="float">
            <text:p>600000000477756</text:p>
          </table:table-cell>
          <table:table-cell table:formula="of:=MOD([.H65];[.G65])" office:value-type="float" office:value="3990" calcext:value-type="float">
            <text:p>3990</text:p>
          </table:table-cell>
          <table:table-cell table:formula="of:=MOD([.I65];[.G65])" office:value-type="float" office:value="1014" calcext:value-type="float">
            <text:p>1014</text:p>
          </table:table-cell>
          <table:table-cell table:formula="of:=IF([.J65]+[.K65]=0;1;0)" office:value-type="float" office:value="0" calcext:value-type="float">
            <text:p>0</text:p>
          </table:table-cell>
          <table:table-cell table:formula="of:=[.L65]*[.H65]/[.G65]" office:value-type="float" office:value="0" calcext:value-type="float">
            <text:p>0</text:p>
          </table:table-cell>
          <table:table-cell table:formula="of:=[.L65]*[.I65]/[.G65]" office:value-type="float" office:value="0" calcext:value-type="float">
            <text:p>0</text:p>
          </table:table-cell>
          <table:table-cell table:formula="of:=[.M65]*3+[.N6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5" calcext:value-type="float">
            <text:p>45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table:formula="of:=[$Part1.E66]+[.$G$2]" office:value-type="float" office:value="10000000005112" calcext:value-type="float">
            <text:p>10000000005112</text:p>
          </table:table-cell>
          <table:table-cell table:formula="of:=[$Part1.F66]+[.$G$2]" office:value-type="float" office:value="10000000002736" calcext:value-type="float">
            <text:p>10000000002736</text:p>
          </table:table-cell>
          <table:table-cell table:formula="of:=([.B66]*[.C66]-[.D66]*[.A66])" office:value-type="float" office:value="2232" calcext:value-type="float">
            <text:p>2232</text:p>
          </table:table-cell>
          <table:table-cell table:formula="of:=[.F66]*[.C66]-[.D66]*[.E66]" office:value-type="float" office:value="310000000011160" calcext:value-type="float">
            <text:p>310000000011160</text:p>
          </table:table-cell>
          <table:table-cell table:formula="of:=[.B66]*[.E66]-[.F66]*[.A66]" office:value-type="float" office:value="270000000180792" calcext:value-type="float">
            <text:p>270000000180792</text:p>
          </table:table-cell>
          <table:table-cell table:formula="of:=MOD([.H66];[.G66])" office:value-type="float" office:value="1984" calcext:value-type="float">
            <text:p>1984</text:p>
          </table:table-cell>
          <table:table-cell table:formula="of:=MOD([.I66];[.G66])" office:value-type="float" office:value="1080" calcext:value-type="float">
            <text:p>1080</text:p>
          </table:table-cell>
          <table:table-cell table:formula="of:=IF([.J66]+[.K66]=0;1;0)" office:value-type="float" office:value="0" calcext:value-type="float">
            <text:p>0</text:p>
          </table:table-cell>
          <table:table-cell table:formula="of:=[.L66]*[.H66]/[.G66]" office:value-type="float" office:value="0" calcext:value-type="float">
            <text:p>0</text:p>
          </table:table-cell>
          <table:table-cell table:formula="of:=[.L66]*[.I66]/[.G66]" office:value-type="float" office:value="0" calcext:value-type="float">
            <text:p>0</text:p>
          </table:table-cell>
          <table:table-cell table:formula="of:=[.M66]*3+[.N6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63" calcext:value-type="float">
            <text:p>63</text:p>
          </table:table-cell>
          <table:table-cell table:formula="of:=[$Part1.E67]+[.$G$2]" office:value-type="float" office:value="10000000004100" calcext:value-type="float">
            <text:p>10000000004100</text:p>
          </table:table-cell>
          <table:table-cell table:formula="of:=[$Part1.F67]+[.$G$2]" office:value-type="float" office:value="10000000006552" calcext:value-type="float">
            <text:p>10000000006552</text:p>
          </table:table-cell>
          <table:table-cell table:formula="of:=([.B67]*[.C67]-[.D67]*[.A67])" office:value-type="float" office:value="-1125" calcext:value-type="float">
            <text:p>-1125</text:p>
          </table:table-cell>
          <table:table-cell table:formula="of:=[.F67]*[.C67]-[.D67]*[.E67]" office:value-type="float" office:value="-380000000094500" calcext:value-type="float">
            <text:p>-380000000094500</text:p>
          </table:table-cell>
          <table:table-cell table:formula="of:=[.B67]*[.E67]-[.F67]*[.A67]" office:value-type="float" office:value="-70000000090000" calcext:value-type="float">
            <text:p>-70000000090000</text:p>
          </table:table-cell>
          <table:table-cell table:formula="of:=MOD([.H67];[.G67])" office:value-type="float" office:value="-875" calcext:value-type="float">
            <text:p>-875</text:p>
          </table:table-cell>
          <table:table-cell table:formula="of:=MOD([.I67];[.G67])" office:value-type="float" office:value="-250" calcext:value-type="float">
            <text:p>-250</text:p>
          </table:table-cell>
          <table:table-cell table:formula="of:=IF([.J67]+[.K67]=0;1;0)" office:value-type="float" office:value="0" calcext:value-type="float">
            <text:p>0</text:p>
          </table:table-cell>
          <table:table-cell table:formula="of:=[.L67]*[.H67]/[.G67]" office:value-type="float" office:value="0" calcext:value-type="float">
            <text:p>0</text:p>
          </table:table-cell>
          <table:table-cell table:formula="of:=[.L67]*[.I67]/[.G67]" office:value-type="float" office:value="0" calcext:value-type="float">
            <text:p>0</text:p>
          </table:table-cell>
          <table:table-cell table:formula="of:=[.M67]*3+[.N6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7" calcext:value-type="float">
            <text:p>97</text:p>
          </table:table-cell>
          <table:table-cell table:formula="of:=[$Part1.E68]+[.$G$2]" office:value-type="float" office:value="10000000008811" calcext:value-type="float">
            <text:p>10000000008811</text:p>
          </table:table-cell>
          <table:table-cell table:formula="of:=[$Part1.F68]+[.$G$2]" office:value-type="float" office:value="10000000005733" calcext:value-type="float">
            <text:p>10000000005733</text:p>
          </table:table-cell>
          <table:table-cell table:formula="of:=([.B68]*[.C68]-[.D68]*[.A68])" office:value-type="float" office:value="-5580" calcext:value-type="float">
            <text:p>-5580</text:p>
          </table:table-cell>
          <table:table-cell table:formula="of:=[.F68]*[.C68]-[.D68]*[.E68]" office:value-type="float" office:value="-180000000401760" calcext:value-type="float">
            <text:p>-180000000401760</text:p>
          </table:table-cell>
          <table:table-cell table:formula="of:=[.B68]*[.E68]-[.F68]*[.A68]" office:value-type="float" office:value="-540000000251100" calcext:value-type="float">
            <text:p>-540000000251100</text:p>
          </table:table-cell>
          <table:table-cell table:formula="of:=MOD([.H68];[.G68])" office:value-type="float" office:value="-720" calcext:value-type="float">
            <text:p>-720</text:p>
          </table:table-cell>
          <table:table-cell table:formula="of:=MOD([.I68];[.G68])" office:value-type="float" office:value="-2160" calcext:value-type="float">
            <text:p>-2160</text:p>
          </table:table-cell>
          <table:table-cell table:formula="of:=IF([.J68]+[.K68]=0;1;0)" office:value-type="float" office:value="0" calcext:value-type="float">
            <text:p>0</text:p>
          </table:table-cell>
          <table:table-cell table:formula="of:=[.L68]*[.H68]/[.G68]" office:value-type="float" office:value="0" calcext:value-type="float">
            <text:p>0</text:p>
          </table:table-cell>
          <table:table-cell table:formula="of:=[.L68]*[.I68]/[.G68]" office:value-type="float" office:value="0" calcext:value-type="float">
            <text:p>0</text:p>
          </table:table-cell>
          <table:table-cell table:formula="of:=[.M68]*3+[.N6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9" calcext:value-type="float">
            <text:p>69</text:p>
          </table:table-cell>
          <table:table-cell office:value-type="float" office:value="51" calcext:value-type="float">
            <text:p>51</text:p>
          </table:table-cell>
          <table:table-cell office:value-type="float" office:value="24" calcext:value-type="float">
            <text:p>24</text:p>
          </table:table-cell>
          <table:table-cell table:formula="of:=[$Part1.E69]+[.$G$2]" office:value-type="float" office:value="10000000004032" calcext:value-type="float">
            <text:p>10000000004032</text:p>
          </table:table-cell>
          <table:table-cell table:formula="of:=[$Part1.F69]+[.$G$2]" office:value-type="float" office:value="10000000006582" calcext:value-type="float">
            <text:p>10000000006582</text:p>
          </table:table-cell>
          <table:table-cell table:formula="of:=([.B69]*[.C69]-[.D69]*[.A69])" office:value-type="float" office:value="3063" calcext:value-type="float">
            <text:p>3063</text:p>
          </table:table-cell>
          <table:table-cell table:formula="of:=[.F69]*[.C69]-[.D69]*[.E69]" office:value-type="float" office:value="270000000238914" calcext:value-type="float">
            <text:p>270000000238914</text:p>
          </table:table-cell>
          <table:table-cell table:formula="of:=[.B69]*[.E69]-[.F69]*[.A69]" office:value-type="float" office:value="500000000153150" calcext:value-type="float">
            <text:p>500000000153150</text:p>
          </table:table-cell>
          <table:table-cell table:formula="of:=MOD([.H69];[.G69])" office:value-type="float" office:value="861" calcext:value-type="float">
            <text:p>861</text:p>
          </table:table-cell>
          <table:table-cell table:formula="of:=MOD([.I69];[.G69])" office:value-type="float" office:value="1481" calcext:value-type="float">
            <text:p>1481</text:p>
          </table:table-cell>
          <table:table-cell table:formula="of:=IF([.J69]+[.K69]=0;1;0)" office:value-type="float" office:value="0" calcext:value-type="float">
            <text:p>0</text:p>
          </table:table-cell>
          <table:table-cell table:formula="of:=[.L69]*[.H69]/[.G69]" office:value-type="float" office:value="0" calcext:value-type="float">
            <text:p>0</text:p>
          </table:table-cell>
          <table:table-cell table:formula="of:=[.L69]*[.I69]/[.G69]" office:value-type="float" office:value="0" calcext:value-type="float">
            <text:p>0</text:p>
          </table:table-cell>
          <table:table-cell table:formula="of:=[.M69]*3+[.N6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table:formula="of:=[$Part1.E70]+[.$G$2]" office:value-type="float" office:value="10000000017227" calcext:value-type="float">
            <text:p>10000000017227</text:p>
          </table:table-cell>
          <table:table-cell table:formula="of:=[$Part1.F70]+[.$G$2]" office:value-type="float" office:value="10000000014807" calcext:value-type="float">
            <text:p>10000000014807</text:p>
          </table:table-cell>
          <table:table-cell table:formula="of:=([.B70]*[.C70]-[.D70]*[.A70])" office:value-type="float" office:value="1518" calcext:value-type="float">
            <text:p>1518</text:p>
          </table:table-cell>
          <table:table-cell table:formula="of:=[.F70]*[.C70]-[.D70]*[.E70]" office:value-type="float" office:value="220000000274934" calcext:value-type="float">
            <text:p>220000000274934</text:p>
          </table:table-cell>
          <table:table-cell table:formula="of:=[.B70]*[.E70]-[.F70]*[.A70]" office:value-type="float" office:value="220000000441914" calcext:value-type="float">
            <text:p>220000000441914</text:p>
          </table:table-cell>
          <table:table-cell table:formula="of:=MOD([.H70];[.G70])" office:value-type="float" office:value="0" calcext:value-type="float">
            <text:p>0</text:p>
          </table:table-cell>
          <table:table-cell table:formula="of:=MOD([.I70];[.G70])" office:value-type="float" office:value="0" calcext:value-type="float">
            <text:p>0</text:p>
          </table:table-cell>
          <table:table-cell table:formula="of:=IF([.J70]+[.K70]=0;1;0)" office:value-type="float" office:value="1" calcext:value-type="float">
            <text:p>1</text:p>
          </table:table-cell>
          <table:table-cell table:formula="of:=[.L70]*[.H70]/[.G70]" office:value-type="float" office:value="144927536413" calcext:value-type="float">
            <text:p>144927536413</text:p>
          </table:table-cell>
          <table:table-cell table:formula="of:=[.L70]*[.I70]/[.G70]" office:value-type="float" office:value="144927536523" calcext:value-type="float">
            <text:p>144927536523</text:p>
          </table:table-cell>
          <table:table-cell table:formula="of:=[.M70]*3+[.N70]" office:value-type="float" office:value="579710145762" calcext:value-type="float">
            <text:p>57971014576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table:formula="of:=[$Part1.E71]+[.$G$2]" office:value-type="float" office:value="10000000003888" calcext:value-type="float">
            <text:p>10000000003888</text:p>
          </table:table-cell>
          <table:table-cell table:formula="of:=[$Part1.F71]+[.$G$2]" office:value-type="float" office:value="10000000003421" calcext:value-type="float">
            <text:p>10000000003421</text:p>
          </table:table-cell>
          <table:table-cell table:formula="of:=([.B71]*[.C71]-[.D71]*[.A71])" office:value-type="float" office:value="5248" calcext:value-type="float">
            <text:p>5248</text:p>
          </table:table-cell>
          <table:table-cell table:formula="of:=[.F71]*[.C71]-[.D71]*[.E71]" office:value-type="float" office:value="690000000230912" calcext:value-type="float">
            <text:p>690000000230912</text:p>
          </table:table-cell>
          <table:table-cell table:formula="of:=[.B71]*[.E71]-[.F71]*[.A71]" office:value-type="float" office:value="380000000162688" calcext:value-type="float">
            <text:p>380000000162688</text:p>
          </table:table-cell>
          <table:table-cell table:formula="of:=MOD([.H71];[.G71])" office:value-type="float" office:value="3072" calcext:value-type="float">
            <text:p>3072</text:p>
          </table:table-cell>
          <table:table-cell table:formula="of:=MOD([.I71];[.G71])" office:value-type="float" office:value="1920" calcext:value-type="float">
            <text:p>1920</text:p>
          </table:table-cell>
          <table:table-cell table:formula="of:=IF([.J71]+[.K71]=0;1;0)" office:value-type="float" office:value="0" calcext:value-type="float">
            <text:p>0</text:p>
          </table:table-cell>
          <table:table-cell table:formula="of:=[.L71]*[.H71]/[.G71]" office:value-type="float" office:value="0" calcext:value-type="float">
            <text:p>0</text:p>
          </table:table-cell>
          <table:table-cell table:formula="of:=[.L71]*[.I71]/[.G71]" office:value-type="float" office:value="0" calcext:value-type="float">
            <text:p>0</text:p>
          </table:table-cell>
          <table:table-cell table:formula="of:=[.M71]*3+[.N7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48" calcext:value-type="float">
            <text:p>48</text:p>
          </table:table-cell>
          <table:table-cell office:value-type="float" office:value="68" calcext:value-type="float">
            <text:p>68</text:p>
          </table:table-cell>
          <table:table-cell table:formula="of:=[$Part1.E72]+[.$G$2]" office:value-type="float" office:value="10000000014234" calcext:value-type="float">
            <text:p>10000000014234</text:p>
          </table:table-cell>
          <table:table-cell table:formula="of:=[$Part1.F72]+[.$G$2]" office:value-type="float" office:value="10000000016215" calcext:value-type="float">
            <text:p>10000000016215</text:p>
          </table:table-cell>
          <table:table-cell table:formula="of:=([.B72]*[.C72]-[.D72]*[.A72])" office:value-type="float" office:value="-1416" calcext:value-type="float">
            <text:p>-1416</text:p>
          </table:table-cell>
          <table:table-cell table:formula="of:=[.F72]*[.C72]-[.D72]*[.E72]" office:value-type="float" office:value="-200000000189592" calcext:value-type="float">
            <text:p>-200000000189592</text:p>
          </table:table-cell>
          <table:table-cell table:formula="of:=[.B72]*[.E72]-[.F72]*[.A72]" office:value-type="float" office:value="-170000000301408" calcext:value-type="float">
            <text:p>-170000000301408</text:p>
          </table:table-cell>
          <table:table-cell table:formula="of:=MOD([.H72];[.G72])" office:value-type="float" office:value="0" calcext:value-type="float">
            <text:p>0</text:p>
          </table:table-cell>
          <table:table-cell table:formula="of:=MOD([.I72];[.G72])" office:value-type="float" office:value="0" calcext:value-type="float">
            <text:p>0</text:p>
          </table:table-cell>
          <table:table-cell table:formula="of:=IF([.J72]+[.K72]=0;1;0)" office:value-type="float" office:value="1" calcext:value-type="float">
            <text:p>1</text:p>
          </table:table-cell>
          <table:table-cell table:formula="of:=[.L72]*[.H72]/[.G72]" office:value-type="float" office:value="141242937987" calcext:value-type="float">
            <text:p>141242937987</text:p>
          </table:table-cell>
          <table:table-cell table:formula="of:=[.L72]*[.I72]/[.G72]" office:value-type="float" office:value="120056497388" calcext:value-type="float">
            <text:p>120056497388</text:p>
          </table:table-cell>
          <table:table-cell table:formula="of:=[.M72]*3+[.N72]" office:value-type="float" office:value="543785311349" calcext:value-type="float">
            <text:p>54378531134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73" calcext:value-type="float">
            <text:p>73</text:p>
          </table:table-cell>
          <table:table-cell office:value-type="float" office:value="58" calcext:value-type="float">
            <text:p>58</text:p>
          </table:table-cell>
          <table:table-cell office:value-type="float" office:value="21" calcext:value-type="float">
            <text:p>21</text:p>
          </table:table-cell>
          <table:table-cell table:formula="of:=[$Part1.E73]+[.$G$2]" office:value-type="float" office:value="10000000004928" calcext:value-type="float">
            <text:p>10000000004928</text:p>
          </table:table-cell>
          <table:table-cell table:formula="of:=[$Part1.F73]+[.$G$2]" office:value-type="float" office:value="10000000009380" calcext:value-type="float">
            <text:p>10000000009380</text:p>
          </table:table-cell>
          <table:table-cell table:formula="of:=([.B73]*[.C73]-[.D73]*[.A73])" office:value-type="float" office:value="3688" calcext:value-type="float">
            <text:p>3688</text:p>
          </table:table-cell>
          <table:table-cell table:formula="of:=[.F73]*[.C73]-[.D73]*[.E73]" office:value-type="float" office:value="370000000440552" calcext:value-type="float">
            <text:p>370000000440552</text:p>
          </table:table-cell>
          <table:table-cell table:formula="of:=[.B73]*[.E73]-[.F73]*[.A73]" office:value-type="float" office:value="470000000115864" calcext:value-type="float">
            <text:p>470000000115864</text:p>
          </table:table-cell>
          <table:table-cell table:formula="of:=MOD([.H73];[.G73])" office:value-type="float" office:value="0" calcext:value-type="float">
            <text:p>0</text:p>
          </table:table-cell>
          <table:table-cell table:formula="of:=MOD([.I73];[.G73])" office:value-type="float" office:value="0" calcext:value-type="float">
            <text:p>0</text:p>
          </table:table-cell>
          <table:table-cell table:formula="of:=IF([.J73]+[.K73]=0;1;0)" office:value-type="float" office:value="1" calcext:value-type="float">
            <text:p>1</text:p>
          </table:table-cell>
          <table:table-cell table:formula="of:=[.L73]*[.H73]/[.G73]" office:value-type="float" office:value="100325379729" calcext:value-type="float">
            <text:p>100325379729</text:p>
          </table:table-cell>
          <table:table-cell table:formula="of:=[.L73]*[.I73]/[.G73]" office:value-type="float" office:value="127440347103" calcext:value-type="float">
            <text:p>127440347103</text:p>
          </table:table-cell>
          <table:table-cell table:formula="of:=[.M73]*3+[.N73]" office:value-type="float" office:value="428416486290" calcext:value-type="float">
            <text:p>42841648629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table:formula="of:=[$Part1.E74]+[.$G$2]" office:value-type="float" office:value="10000000012242" calcext:value-type="float">
            <text:p>10000000012242</text:p>
          </table:table-cell>
          <table:table-cell table:formula="of:=[$Part1.F74]+[.$G$2]" office:value-type="float" office:value="10000000004355" calcext:value-type="float">
            <text:p>10000000004355</text:p>
          </table:table-cell>
          <table:table-cell table:formula="of:=([.B74]*[.C74]-[.D74]*[.A74])" office:value-type="float" office:value="-1758" calcext:value-type="float">
            <text:p>-1758</text:p>
          </table:table-cell>
          <table:table-cell table:formula="of:=[.F74]*[.C74]-[.D74]*[.E74]" office:value-type="float" office:value="-320000000533710" calcext:value-type="float">
            <text:p>-320000000533710</text:p>
          </table:table-cell>
          <table:table-cell table:formula="of:=[.B74]*[.E74]-[.F74]*[.A74]" office:value-type="float" office:value="-229999999950312" calcext:value-type="float">
            <text:p>-229999999950312</text:p>
          </table:table-cell>
          <table:table-cell table:formula="of:=MOD([.H74];[.G74])" office:value-type="float" office:value="0" calcext:value-type="float">
            <text:p>0</text:p>
          </table:table-cell>
          <table:table-cell table:formula="of:=MOD([.I74];[.G74])" office:value-type="float" office:value="0" calcext:value-type="float">
            <text:p>0</text:p>
          </table:table-cell>
          <table:table-cell table:formula="of:=IF([.J74]+[.K74]=0;1;0)" office:value-type="float" office:value="1" calcext:value-type="float">
            <text:p>1</text:p>
          </table:table-cell>
          <table:table-cell table:formula="of:=[.L74]*[.H74]/[.G74]" office:value-type="float" office:value="182025028745" calcext:value-type="float">
            <text:p>182025028745</text:p>
          </table:table-cell>
          <table:table-cell table:formula="of:=[.L74]*[.I74]/[.G74]" office:value-type="float" office:value="130830489164" calcext:value-type="float">
            <text:p>130830489164</text:p>
          </table:table-cell>
          <table:table-cell table:formula="of:=[.M74]*3+[.N74]" office:value-type="float" office:value="676905575399" calcext:value-type="float">
            <text:p>67690557539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73" calcext:value-type="float">
            <text:p>73</text:p>
          </table:table-cell>
          <table:table-cell office:value-type="float" office:value="42" calcext:value-type="float">
            <text:p>42</text:p>
          </table:table-cell>
          <table:table-cell table:formula="of:=[$Part1.E75]+[.$G$2]" office:value-type="float" office:value="10000000006933" calcext:value-type="float">
            <text:p>10000000006933</text:p>
          </table:table-cell>
          <table:table-cell table:formula="of:=[$Part1.F75]+[.$G$2]" office:value-type="float" office:value="10000000006752" calcext:value-type="float">
            <text:p>10000000006752</text:p>
          </table:table-cell>
          <table:table-cell table:formula="of:=([.B75]*[.C75]-[.D75]*[.A75])" office:value-type="float" office:value="3029" calcext:value-type="float">
            <text:p>3029</text:p>
          </table:table-cell>
          <table:table-cell table:formula="of:=[.F75]*[.C75]-[.D75]*[.E75]" office:value-type="float" office:value="310000000201710" calcext:value-type="float">
            <text:p>310000000201710</text:p>
          </table:table-cell>
          <table:table-cell table:formula="of:=[.B75]*[.E75]-[.F75]*[.A75]" office:value-type="float" office:value="330000000232409" calcext:value-type="float">
            <text:p>330000000232409</text:p>
          </table:table-cell>
          <table:table-cell table:formula="of:=MOD([.H75];[.G75])" office:value-type="float" office:value="0" calcext:value-type="float">
            <text:p>0</text:p>
          </table:table-cell>
          <table:table-cell table:formula="of:=MOD([.I75];[.G75])" office:value-type="float" office:value="0" calcext:value-type="float">
            <text:p>0</text:p>
          </table:table-cell>
          <table:table-cell table:formula="of:=IF([.J75]+[.K75]=0;1;0)" office:value-type="float" office:value="1" calcext:value-type="float">
            <text:p>1</text:p>
          </table:table-cell>
          <table:table-cell table:formula="of:=[.L75]*[.H75]/[.G75]" office:value-type="float" office:value="102344007990" calcext:value-type="float">
            <text:p>102344007990</text:p>
          </table:table-cell>
          <table:table-cell table:formula="of:=[.L75]*[.I75]/[.G75]" office:value-type="float" office:value="108946847221" calcext:value-type="float">
            <text:p>108946847221</text:p>
          </table:table-cell>
          <table:table-cell table:formula="of:=[.M75]*3+[.N75]" office:value-type="float" office:value="415978871191" calcext:value-type="float">
            <text:p>41597887119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80" calcext:value-type="float">
            <text:p>80</text:p>
          </table:table-cell>
          <table:table-cell office:value-type="float" office:value="69" calcext:value-type="float">
            <text:p>69</text:p>
          </table:table-cell>
          <table:table-cell office:value-type="float" office:value="31" calcext:value-type="float">
            <text:p>31</text:p>
          </table:table-cell>
          <table:table-cell table:formula="of:=[$Part1.E76]+[.$G$2]" office:value-type="float" office:value="10000000006537" calcext:value-type="float">
            <text:p>10000000006537</text:p>
          </table:table-cell>
          <table:table-cell table:formula="of:=[$Part1.F76]+[.$G$2]" office:value-type="float" office:value="10000000005561" calcext:value-type="float">
            <text:p>10000000005561</text:p>
          </table:table-cell>
          <table:table-cell table:formula="of:=([.B76]*[.C76]-[.D76]*[.A76])" office:value-type="float" office:value="4311" calcext:value-type="float">
            <text:p>4311</text:p>
          </table:table-cell>
          <table:table-cell table:formula="of:=[.F76]*[.C76]-[.D76]*[.E76]" office:value-type="float" office:value="380000000181062" calcext:value-type="float">
            <text:p>380000000181062</text:p>
          </table:table-cell>
          <table:table-cell table:formula="of:=[.B76]*[.E76]-[.F76]*[.A76]" office:value-type="float" office:value="410000000306081" calcext:value-type="float">
            <text:p>410000000306081</text:p>
          </table:table-cell>
          <table:table-cell table:formula="of:=MOD([.H76];[.G76])" office:value-type="float" office:value="2324" calcext:value-type="float">
            <text:p>2324</text:p>
          </table:table-cell>
          <table:table-cell table:formula="of:=MOD([.I76];[.G76])" office:value-type="float" office:value="1373" calcext:value-type="float">
            <text:p>1373</text:p>
          </table:table-cell>
          <table:table-cell table:formula="of:=IF([.J76]+[.K76]=0;1;0)" office:value-type="float" office:value="0" calcext:value-type="float">
            <text:p>0</text:p>
          </table:table-cell>
          <table:table-cell table:formula="of:=[.L76]*[.H76]/[.G76]" office:value-type="float" office:value="0" calcext:value-type="float">
            <text:p>0</text:p>
          </table:table-cell>
          <table:table-cell table:formula="of:=[.L76]*[.I76]/[.G76]" office:value-type="float" office:value="0" calcext:value-type="float">
            <text:p>0</text:p>
          </table:table-cell>
          <table:table-cell table:formula="of:=[.M76]*3+[.N7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8" calcext:value-type="float">
            <text:p>18</text:p>
          </table:table-cell>
          <table:table-cell table:formula="of:=[$Part1.E77]+[.$G$2]" office:value-type="float" office:value="10000000007310" calcext:value-type="float">
            <text:p>10000000007310</text:p>
          </table:table-cell>
          <table:table-cell table:formula="of:=[$Part1.F77]+[.$G$2]" office:value-type="float" office:value="10000000019316" calcext:value-type="float">
            <text:p>10000000019316</text:p>
          </table:table-cell>
          <table:table-cell table:formula="of:=([.B77]*[.C77]-[.D77]*[.A77])" office:value-type="float" office:value="1568" calcext:value-type="float">
            <text:p>1568</text:p>
          </table:table-cell>
          <table:table-cell table:formula="of:=[.F77]*[.C77]-[.D77]*[.E77]" office:value-type="float" office:value="250000000699008" calcext:value-type="float">
            <text:p>250000000699008</text:p>
          </table:table-cell>
          <table:table-cell table:formula="of:=[.B77]*[.E77]-[.F77]*[.A77]" office:value-type="float" office:value="259999999973952" calcext:value-type="float">
            <text:p>259999999973952</text:p>
          </table:table-cell>
          <table:table-cell table:formula="of:=MOD([.H77];[.G77])" office:value-type="float" office:value="0" calcext:value-type="float">
            <text:p>0</text:p>
          </table:table-cell>
          <table:table-cell table:formula="of:=MOD([.I77];[.G77])" office:value-type="float" office:value="0" calcext:value-type="float">
            <text:p>0</text:p>
          </table:table-cell>
          <table:table-cell table:formula="of:=IF([.J77]+[.K77]=0;1;0)" office:value-type="float" office:value="1" calcext:value-type="float">
            <text:p>1</text:p>
          </table:table-cell>
          <table:table-cell table:formula="of:=[.L77]*[.H77]/[.G77]" office:value-type="float" office:value="159438775956" calcext:value-type="float">
            <text:p>159438775956</text:p>
          </table:table-cell>
          <table:table-cell table:formula="of:=[.L77]*[.I77]/[.G77]" office:value-type="float" office:value="165816326514" calcext:value-type="float">
            <text:p>165816326514</text:p>
          </table:table-cell>
          <table:table-cell table:formula="of:=[.M77]*3+[.N77]" office:value-type="float" office:value="644132654382" calcext:value-type="float">
            <text:p>64413265438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  <table:table-cell table:formula="of:=[$Part1.E78]+[.$G$2]" office:value-type="float" office:value="10000000006597" calcext:value-type="float">
            <text:p>10000000006597</text:p>
          </table:table-cell>
          <table:table-cell table:formula="of:=[$Part1.F78]+[.$G$2]" office:value-type="float" office:value="10000000002809" calcext:value-type="float">
            <text:p>10000000002809</text:p>
          </table:table-cell>
          <table:table-cell table:formula="of:=([.B78]*[.C78]-[.D78]*[.A78])" office:value-type="float" office:value="1143" calcext:value-type="float">
            <text:p>1143</text:p>
          </table:table-cell>
          <table:table-cell table:formula="of:=[.F78]*[.C78]-[.D78]*[.E78]" office:value-type="float" office:value="189999999992763" calcext:value-type="float">
            <text:p>189999999992763</text:p>
          </table:table-cell>
          <table:table-cell table:formula="of:=[.B78]*[.E78]-[.F78]*[.A78]" office:value-type="float" office:value="180000000221022" calcext:value-type="float">
            <text:p>180000000221022</text:p>
          </table:table-cell>
          <table:table-cell table:formula="of:=MOD([.H78];[.G78])" office:value-type="float" office:value="0" calcext:value-type="float">
            <text:p>0</text:p>
          </table:table-cell>
          <table:table-cell table:formula="of:=MOD([.I78];[.G78])" office:value-type="float" office:value="0" calcext:value-type="float">
            <text:p>0</text:p>
          </table:table-cell>
          <table:table-cell table:formula="of:=IF([.J78]+[.K78]=0;1;0)" office:value-type="float" office:value="1" calcext:value-type="float">
            <text:p>1</text:p>
          </table:table-cell>
          <table:table-cell table:formula="of:=[.L78]*[.H78]/[.G78]" office:value-type="float" office:value="166229221341" calcext:value-type="float">
            <text:p>166229221341</text:p>
          </table:table-cell>
          <table:table-cell table:formula="of:=[.L78]*[.I78]/[.G78]" office:value-type="float" office:value="157480315154" calcext:value-type="float">
            <text:p>157480315154</text:p>
          </table:table-cell>
          <table:table-cell table:formula="of:=[.M78]*3+[.N78]" office:value-type="float" office:value="656167979177" calcext:value-type="float">
            <text:p>656167979177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78" calcext:value-type="float">
            <text:p>78</text:p>
          </table:table-cell>
          <table:table-cell office:value-type="float" office:value="94" calcext:value-type="float">
            <text:p>94</text:p>
          </table:table-cell>
          <table:table-cell office:value-type="float" office:value="47" calcext:value-type="float">
            <text:p>47</text:p>
          </table:table-cell>
          <table:table-cell table:formula="of:=[$Part1.E79]+[.$G$2]" office:value-type="float" office:value="10000000009122" calcext:value-type="float">
            <text:p>10000000009122</text:p>
          </table:table-cell>
          <table:table-cell table:formula="of:=[$Part1.F79]+[.$G$2]" office:value-type="float" office:value="10000000009697" calcext:value-type="float">
            <text:p>10000000009697</text:p>
          </table:table-cell>
          <table:table-cell table:formula="of:=([.B79]*[.C79]-[.D79]*[.A79])" office:value-type="float" office:value="5029" calcext:value-type="float">
            <text:p>5029</text:p>
          </table:table-cell>
          <table:table-cell table:formula="of:=[.F79]*[.C79]-[.D79]*[.E79]" office:value-type="float" office:value="470000000482784" calcext:value-type="float">
            <text:p>470000000482784</text:p>
          </table:table-cell>
          <table:table-cell table:formula="of:=[.B79]*[.E79]-[.F79]*[.A79]" office:value-type="float" office:value="290000000236363" calcext:value-type="float">
            <text:p>290000000236363</text:p>
          </table:table-cell>
          <table:table-cell table:formula="of:=MOD([.H79];[.G79])" office:value-type="float" office:value="1175" calcext:value-type="float">
            <text:p>1175</text:p>
          </table:table-cell>
          <table:table-cell table:formula="of:=MOD([.I79];[.G79])" office:value-type="float" office:value="3828" calcext:value-type="float">
            <text:p>3828</text:p>
          </table:table-cell>
          <table:table-cell table:formula="of:=IF([.J79]+[.K79]=0;1;0)" office:value-type="float" office:value="0" calcext:value-type="float">
            <text:p>0</text:p>
          </table:table-cell>
          <table:table-cell table:formula="of:=[.L79]*[.H79]/[.G79]" office:value-type="float" office:value="0" calcext:value-type="float">
            <text:p>0</text:p>
          </table:table-cell>
          <table:table-cell table:formula="of:=[.L79]*[.I79]/[.G79]" office:value-type="float" office:value="0" calcext:value-type="float">
            <text:p>0</text:p>
          </table:table-cell>
          <table:table-cell table:formula="of:=[.M79]*3+[.N7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float" office:value="46" calcext:value-type="float">
            <text:p>46</text:p>
          </table:table-cell>
          <table:table-cell office:value-type="float" office:value="33" calcext:value-type="float">
            <text:p>33</text:p>
          </table:table-cell>
          <table:table-cell table:formula="of:=[$Part1.E80]+[.$G$2]" office:value-type="float" office:value="10000000004795" calcext:value-type="float">
            <text:p>10000000004795</text:p>
          </table:table-cell>
          <table:table-cell table:formula="of:=[$Part1.F80]+[.$G$2]" office:value-type="float" office:value="10000000015100" calcext:value-type="float">
            <text:p>10000000015100</text:p>
          </table:table-cell>
          <table:table-cell table:formula="of:=([.B80]*[.C80]-[.D80]*[.A80])" office:value-type="float" office:value="971" calcext:value-type="float">
            <text:p>971</text:p>
          </table:table-cell>
          <table:table-cell table:formula="of:=[.F80]*[.C80]-[.D80]*[.E80]" office:value-type="float" office:value="130000000536365" calcext:value-type="float">
            <text:p>130000000536365</text:p>
          </table:table-cell>
          <table:table-cell table:formula="of:=[.B80]*[.E80]-[.F80]*[.A80]" office:value-type="float" office:value="179999999972955" calcext:value-type="float">
            <text:p>179999999972955</text:p>
          </table:table-cell>
          <table:table-cell table:formula="of:=MOD([.H80];[.G80])" office:value-type="float" office:value="0" calcext:value-type="float">
            <text:p>0</text:p>
          </table:table-cell>
          <table:table-cell table:formula="of:=MOD([.I80];[.G80])" office:value-type="float" office:value="0" calcext:value-type="float">
            <text:p>0</text:p>
          </table:table-cell>
          <table:table-cell table:formula="of:=IF([.J80]+[.K80]=0;1;0)" office:value-type="float" office:value="1" calcext:value-type="float">
            <text:p>1</text:p>
          </table:table-cell>
          <table:table-cell table:formula="of:=[.L80]*[.H80]/[.G80]" office:value-type="float" office:value="133882595815" calcext:value-type="float">
            <text:p>133882595815</text:p>
          </table:table-cell>
          <table:table-cell table:formula="of:=[.L80]*[.I80]/[.G80]" office:value-type="float" office:value="185375901105" calcext:value-type="float">
            <text:p>185375901105</text:p>
          </table:table-cell>
          <table:table-cell table:formula="of:=[.M80]*3+[.N80]" office:value-type="float" office:value="587023688550" calcext:value-type="float">
            <text:p>58702368855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7" calcext:value-type="float">
            <text:p>47</text:p>
          </table:table-cell>
          <table:table-cell office:value-type="float" office:value="60" calcext:value-type="float">
            <text:p>60</text:p>
          </table:table-cell>
          <table:table-cell office:value-type="float" office:value="39" calcext:value-type="float">
            <text:p>39</text:p>
          </table:table-cell>
          <table:table-cell table:formula="of:=[$Part1.E81]+[.$G$2]" office:value-type="float" office:value="10000000002740" calcext:value-type="float">
            <text:p>10000000002740</text:p>
          </table:table-cell>
          <table:table-cell table:formula="of:=[$Part1.F81]+[.$G$2]" office:value-type="float" office:value="10000000001591" calcext:value-type="float">
            <text:p>10000000001591</text:p>
          </table:table-cell>
          <table:table-cell table:formula="of:=([.B81]*[.C81]-[.D81]*[.A81])" office:value-type="float" office:value="2040" calcext:value-type="float">
            <text:p>2040</text:p>
          </table:table-cell>
          <table:table-cell table:formula="of:=[.F81]*[.C81]-[.D81]*[.E81]" office:value-type="float" office:value="209999999988600" calcext:value-type="float">
            <text:p>209999999988600</text:p>
          </table:table-cell>
          <table:table-cell table:formula="of:=[.B81]*[.E81]-[.F81]*[.A81]" office:value-type="float" office:value="270000000096960" calcext:value-type="float">
            <text:p>270000000096960</text:p>
          </table:table-cell>
          <table:table-cell table:formula="of:=MOD([.H81];[.G81])" office:value-type="float" office:value="0" calcext:value-type="float">
            <text:p>0</text:p>
          </table:table-cell>
          <table:table-cell table:formula="of:=MOD([.I81];[.G81])" office:value-type="float" office:value="0" calcext:value-type="float">
            <text:p>0</text:p>
          </table:table-cell>
          <table:table-cell table:formula="of:=IF([.J81]+[.K81]=0;1;0)" office:value-type="float" office:value="1" calcext:value-type="float">
            <text:p>1</text:p>
          </table:table-cell>
          <table:table-cell table:formula="of:=[.L81]*[.H81]/[.G81]" office:value-type="float" office:value="102941176465" calcext:value-type="float">
            <text:p>102941176465</text:p>
          </table:table-cell>
          <table:table-cell table:formula="of:=[.L81]*[.I81]/[.G81]" office:value-type="float" office:value="132352941224" calcext:value-type="float">
            <text:p>132352941224</text:p>
          </table:table-cell>
          <table:table-cell table:formula="of:=[.M81]*3+[.N81]" office:value-type="float" office:value="441176470619" calcext:value-type="float">
            <text:p>441176470619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86" calcext:value-type="float">
            <text:p>86</text:p>
          </table:table-cell>
          <table:table-cell office:value-type="float" office:value="15" calcext:value-type="float">
            <text:p>15</text:p>
          </table:table-cell>
          <table:table-cell office:value-type="float" office:value="74" calcext:value-type="float">
            <text:p>74</text:p>
          </table:table-cell>
          <table:table-cell table:formula="of:=[$Part1.E82]+[.$G$2]" office:value-type="float" office:value="10000000005334" calcext:value-type="float">
            <text:p>10000000005334</text:p>
          </table:table-cell>
          <table:table-cell table:formula="of:=[$Part1.F82]+[.$G$2]" office:value-type="float" office:value="10000000006716" calcext:value-type="float">
            <text:p>10000000006716</text:p>
          </table:table-cell>
          <table:table-cell table:formula="of:=([.B82]*[.C82]-[.D82]*[.A82])" office:value-type="float" office:value="-5444" calcext:value-type="float">
            <text:p>-5444</text:p>
          </table:table-cell>
          <table:table-cell table:formula="of:=[.F82]*[.C82]-[.D82]*[.E82]" office:value-type="float" office:value="-590000000293976" calcext:value-type="float">
            <text:p>-590000000293976</text:p>
          </table:table-cell>
          <table:table-cell table:formula="of:=[.B82]*[.E82]-[.F82]*[.A82]" office:value-type="float" office:value="-50000000152432" calcext:value-type="float">
            <text:p>-50000000152432</text:p>
          </table:table-cell>
          <table:table-cell table:formula="of:=MOD([.H82];[.G82])" office:value-type="float" office:value="-100" calcext:value-type="float">
            <text:p>-100</text:p>
          </table:table-cell>
          <table:table-cell table:formula="of:=MOD([.I82];[.G82])" office:value-type="float" office:value="-1208" calcext:value-type="float">
            <text:p>-1208</text:p>
          </table:table-cell>
          <table:table-cell table:formula="of:=IF([.J82]+[.K82]=0;1;0)" office:value-type="float" office:value="0" calcext:value-type="float">
            <text:p>0</text:p>
          </table:table-cell>
          <table:table-cell table:formula="of:=[.L82]*[.H82]/[.G82]" office:value-type="float" office:value="0" calcext:value-type="float">
            <text:p>0</text:p>
          </table:table-cell>
          <table:table-cell table:formula="of:=[.L82]*[.I82]/[.G82]" office:value-type="float" office:value="0" calcext:value-type="float">
            <text:p>0</text:p>
          </table:table-cell>
          <table:table-cell table:formula="of:=[.M82]*3+[.N8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51" calcext:value-type="float">
            <text:p>51</text:p>
          </table:table-cell>
          <table:table-cell table:formula="of:=[$Part1.E83]+[.$G$2]" office:value-type="float" office:value="10000000007454" calcext:value-type="float">
            <text:p>10000000007454</text:p>
          </table:table-cell>
          <table:table-cell table:formula="of:=[$Part1.F83]+[.$G$2]" office:value-type="float" office:value="10000000014351" calcext:value-type="float">
            <text:p>10000000014351</text:p>
          </table:table-cell>
          <table:table-cell table:formula="of:=([.B83]*[.C83]-[.D83]*[.A83])" office:value-type="float" office:value="-2562" calcext:value-type="float">
            <text:p>-2562</text:p>
          </table:table-cell>
          <table:table-cell table:formula="of:=[.F83]*[.C83]-[.D83]*[.E83]" office:value-type="float" office:value="-290000000064432" calcext:value-type="float">
            <text:p>-290000000064432</text:p>
          </table:table-cell>
          <table:table-cell table:formula="of:=[.B83]*[.E83]-[.F83]*[.A83]" office:value-type="float" office:value="-400000000698186" calcext:value-type="float">
            <text:p>-400000000698186</text:p>
          </table:table-cell>
          <table:table-cell table:formula="of:=MOD([.H83];[.G83])" office:value-type="float" office:value="0" calcext:value-type="float">
            <text:p>0</text:p>
          </table:table-cell>
          <table:table-cell table:formula="of:=MOD([.I83];[.G83])" office:value-type="float" office:value="0" calcext:value-type="float">
            <text:p>0</text:p>
          </table:table-cell>
          <table:table-cell table:formula="of:=IF([.J83]+[.K83]=0;1;0)" office:value-type="float" office:value="1" calcext:value-type="float">
            <text:p>1</text:p>
          </table:table-cell>
          <table:table-cell table:formula="of:=[.L83]*[.H83]/[.G83]" office:value-type="float" office:value="113192818136" calcext:value-type="float">
            <text:p>113192818136</text:p>
          </table:table-cell>
          <table:table-cell table:formula="of:=[.L83]*[.I83]/[.G83]" office:value-type="float" office:value="156128025253" calcext:value-type="float">
            <text:p>156128025253</text:p>
          </table:table-cell>
          <table:table-cell table:formula="of:=[.M83]*3+[.N83]" office:value-type="float" office:value="495706479661" calcext:value-type="float">
            <text:p>49570647966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1" calcext:value-type="float">
            <text:p>61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table:formula="of:=[$Part1.E84]+[.$G$2]" office:value-type="float" office:value="10000000007558" calcext:value-type="float">
            <text:p>10000000007558</text:p>
          </table:table-cell>
          <table:table-cell table:formula="of:=[$Part1.F84]+[.$G$2]" office:value-type="float" office:value="10000000007515" calcext:value-type="float">
            <text:p>10000000007515</text:p>
          </table:table-cell>
          <table:table-cell table:formula="of:=([.B84]*[.C84]-[.D84]*[.A84])" office:value-type="float" office:value="3407" calcext:value-type="float">
            <text:p>3407</text:p>
          </table:table-cell>
          <table:table-cell table:formula="of:=[.F84]*[.C84]-[.D84]*[.E84]" office:value-type="float" office:value="270000000201013" calcext:value-type="float">
            <text:p>270000000201013</text:p>
          </table:table-cell>
          <table:table-cell table:formula="of:=[.B84]*[.E84]-[.F84]*[.A84]" office:value-type="float" office:value="400000000303223" calcext:value-type="float">
            <text:p>400000000303223</text:p>
          </table:table-cell>
          <table:table-cell table:formula="of:=MOD([.H84];[.G84])" office:value-type="float" office:value="1923" calcext:value-type="float">
            <text:p>1923</text:p>
          </table:table-cell>
          <table:table-cell table:formula="of:=MOD([.I84];[.G84])" office:value-type="float" office:value="199" calcext:value-type="float">
            <text:p>199</text:p>
          </table:table-cell>
          <table:table-cell table:formula="of:=IF([.J84]+[.K84]=0;1;0)" office:value-type="float" office:value="0" calcext:value-type="float">
            <text:p>0</text:p>
          </table:table-cell>
          <table:table-cell table:formula="of:=[.L84]*[.H84]/[.G84]" office:value-type="float" office:value="0" calcext:value-type="float">
            <text:p>0</text:p>
          </table:table-cell>
          <table:table-cell table:formula="of:=[.L84]*[.I84]/[.G84]" office:value-type="float" office:value="0" calcext:value-type="float">
            <text:p>0</text:p>
          </table:table-cell>
          <table:table-cell table:formula="of:=[.M84]*3+[.N8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77" calcext:value-type="float">
            <text:p>77</text:p>
          </table:table-cell>
          <table:table-cell office:value-type="float" office:value="73" calcext:value-type="float">
            <text:p>73</text:p>
          </table:table-cell>
          <table:table-cell office:value-type="float" office:value="20" calcext:value-type="float">
            <text:p>20</text:p>
          </table:table-cell>
          <table:table-cell table:formula="of:=[$Part1.E85]+[.$G$2]" office:value-type="float" office:value="10000000006030" calcext:value-type="float">
            <text:p>10000000006030</text:p>
          </table:table-cell>
          <table:table-cell table:formula="of:=[$Part1.F85]+[.$G$2]" office:value-type="float" office:value="10000000003695" calcext:value-type="float">
            <text:p>10000000003695</text:p>
          </table:table-cell>
          <table:table-cell table:formula="of:=([.B85]*[.C85]-[.D85]*[.A85])" office:value-type="float" office:value="4261" calcext:value-type="float">
            <text:p>4261</text:p>
          </table:table-cell>
          <table:table-cell table:formula="of:=[.F85]*[.C85]-[.D85]*[.E85]" office:value-type="float" office:value="530000000149135" calcext:value-type="float">
            <text:p>530000000149135</text:p>
          </table:table-cell>
          <table:table-cell table:formula="of:=[.B85]*[.E85]-[.F85]*[.A85]" office:value-type="float" office:value="90000000213050" calcext:value-type="float">
            <text:p>90000000213050</text:p>
          </table:table-cell>
          <table:table-cell table:formula="of:=MOD([.H85];[.G85])" office:value-type="float" office:value="770" calcext:value-type="float">
            <text:p>770</text:p>
          </table:table-cell>
          <table:table-cell table:formula="of:=MOD([.I85];[.G85])" office:value-type="float" office:value="3427" calcext:value-type="float">
            <text:p>3427</text:p>
          </table:table-cell>
          <table:table-cell table:formula="of:=IF([.J85]+[.K85]=0;1;0)" office:value-type="float" office:value="0" calcext:value-type="float">
            <text:p>0</text:p>
          </table:table-cell>
          <table:table-cell table:formula="of:=[.L85]*[.H85]/[.G85]" office:value-type="float" office:value="0" calcext:value-type="float">
            <text:p>0</text:p>
          </table:table-cell>
          <table:table-cell table:formula="of:=[.L85]*[.I85]/[.G85]" office:value-type="float" office:value="0" calcext:value-type="float">
            <text:p>0</text:p>
          </table:table-cell>
          <table:table-cell table:formula="of:=[.M85]*3+[.N8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32" calcext:value-type="float">
            <text:p>32</text:p>
          </table:table-cell>
          <table:table-cell table:formula="of:=[$Part1.E86]+[.$G$2]" office:value-type="float" office:value="10000000005984" calcext:value-type="float">
            <text:p>10000000005984</text:p>
          </table:table-cell>
          <table:table-cell table:formula="of:=[$Part1.F86]+[.$G$2]" office:value-type="float" office:value="10000000004282" calcext:value-type="float">
            <text:p>10000000004282</text:p>
          </table:table-cell>
          <table:table-cell table:formula="of:=([.B86]*[.C86]-[.D86]*[.A86])" office:value-type="float" office:value="3492" calcext:value-type="float">
            <text:p>3492</text:p>
          </table:table-cell>
          <table:table-cell table:formula="of:=[.F86]*[.C86]-[.D86]*[.E86]" office:value-type="float" office:value="380000000108252" calcext:value-type="float">
            <text:p>380000000108252</text:p>
          </table:table-cell>
          <table:table-cell table:formula="of:=[.B86]*[.E86]-[.F86]*[.A86]" office:value-type="float" office:value="260000000230472" calcext:value-type="float">
            <text:p>260000000230472</text:p>
          </table:table-cell>
          <table:table-cell table:formula="of:=MOD([.H86];[.G86])" office:value-type="float" office:value="1928" calcext:value-type="float">
            <text:p>1928</text:p>
          </table:table-cell>
          <table:table-cell table:formula="of:=MOD([.I86];[.G86])" office:value-type="float" office:value="584" calcext:value-type="float">
            <text:p>584</text:p>
          </table:table-cell>
          <table:table-cell table:formula="of:=IF([.J86]+[.K86]=0;1;0)" office:value-type="float" office:value="0" calcext:value-type="float">
            <text:p>0</text:p>
          </table:table-cell>
          <table:table-cell table:formula="of:=[.L86]*[.H86]/[.G86]" office:value-type="float" office:value="0" calcext:value-type="float">
            <text:p>0</text:p>
          </table:table-cell>
          <table:table-cell table:formula="of:=[.L86]*[.I86]/[.G86]" office:value-type="float" office:value="0" calcext:value-type="float">
            <text:p>0</text:p>
          </table:table-cell>
          <table:table-cell table:formula="of:=[.M86]*3+[.N8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office:value-type="float" office:value="51" calcext:value-type="float">
            <text:p>51</text:p>
          </table:table-cell>
          <table:table-cell table:formula="of:=[$Part1.E87]+[.$G$2]" office:value-type="float" office:value="10000000004215" calcext:value-type="float">
            <text:p>10000000004215</text:p>
          </table:table-cell>
          <table:table-cell table:formula="of:=[$Part1.F87]+[.$G$2]" office:value-type="float" office:value="10000000019256" calcext:value-type="float">
            <text:p>10000000019256</text:p>
          </table:table-cell>
          <table:table-cell table:formula="of:=([.B87]*[.C87]-[.D87]*[.A87])" office:value-type="float" office:value="-1959" calcext:value-type="float">
            <text:p>-1959</text:p>
          </table:table-cell>
          <table:table-cell table:formula="of:=[.F87]*[.C87]-[.D87]*[.E87]" office:value-type="float" office:value="-309999999829845" calcext:value-type="float">
            <text:p>-309999999829845</text:p>
          </table:table-cell>
          <table:table-cell table:formula="of:=[.B87]*[.E87]-[.F87]*[.A87]" office:value-type="float" office:value="-220000000829739" calcext:value-type="float">
            <text:p>-220000000829739</text:p>
          </table:table-cell>
          <table:table-cell table:formula="of:=MOD([.H87];[.G87])" office:value-type="float" office:value="0" calcext:value-type="float">
            <text:p>0</text:p>
          </table:table-cell>
          <table:table-cell table:formula="of:=MOD([.I87];[.G87])" office:value-type="float" office:value="0" calcext:value-type="float">
            <text:p>0</text:p>
          </table:table-cell>
          <table:table-cell table:formula="of:=IF([.J87]+[.K87]=0;1;0)" office:value-type="float" office:value="1" calcext:value-type="float">
            <text:p>1</text:p>
          </table:table-cell>
          <table:table-cell table:formula="of:=[.L87]*[.H87]/[.G87]" office:value-type="float" office:value="158244001955" calcext:value-type="float">
            <text:p>158244001955</text:p>
          </table:table-cell>
          <table:table-cell table:formula="of:=[.L87]*[.I87]/[.G87]" office:value-type="float" office:value="112302195421" calcext:value-type="float">
            <text:p>112302195421</text:p>
          </table:table-cell>
          <table:table-cell table:formula="of:=[.M87]*3+[.N87]" office:value-type="float" office:value="587034201286" calcext:value-type="float">
            <text:p>587034201286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72" calcext:value-type="float">
            <text:p>72</text:p>
          </table:table-cell>
          <table:table-cell office:value-type="float" office:value="15" calcext:value-type="float">
            <text:p>15</text:p>
          </table:table-cell>
          <table:table-cell office:value-type="float" office:value="82" calcext:value-type="float">
            <text:p>82</text:p>
          </table:table-cell>
          <table:table-cell table:formula="of:=[$Part1.E88]+[.$G$2]" office:value-type="float" office:value="10000000002275" calcext:value-type="float">
            <text:p>10000000002275</text:p>
          </table:table-cell>
          <table:table-cell table:formula="of:=[$Part1.F88]+[.$G$2]" office:value-type="float" office:value="10000000008470" calcext:value-type="float">
            <text:p>10000000008470</text:p>
          </table:table-cell>
          <table:table-cell table:formula="of:=([.B88]*[.C88]-[.D88]*[.A88])" office:value-type="float" office:value="-4250" calcext:value-type="float">
            <text:p>-4250</text:p>
          </table:table-cell>
          <table:table-cell table:formula="of:=[.F88]*[.C88]-[.D88]*[.E88]" office:value-type="float" office:value="-670000000059500" calcext:value-type="float">
            <text:p>-670000000059500</text:p>
          </table:table-cell>
          <table:table-cell table:formula="of:=[.B88]*[.E88]-[.F88]*[.A88]" office:value-type="float" office:value="69999999613250" calcext:value-type="float">
            <text:p>69999999613250</text:p>
          </table:table-cell>
          <table:table-cell table:formula="of:=MOD([.H88];[.G88])" office:value-type="float" office:value="-2250" calcext:value-type="float">
            <text:p>-2250</text:p>
          </table:table-cell>
          <table:table-cell table:formula="of:=MOD([.I88];[.G88])" office:value-type="float" office:value="-3000" calcext:value-type="float">
            <text:p>-3000</text:p>
          </table:table-cell>
          <table:table-cell table:formula="of:=IF([.J88]+[.K88]=0;1;0)" office:value-type="float" office:value="0" calcext:value-type="float">
            <text:p>0</text:p>
          </table:table-cell>
          <table:table-cell table:formula="of:=[.L88]*[.H88]/[.G88]" office:value-type="float" office:value="0" calcext:value-type="float">
            <text:p>0</text:p>
          </table:table-cell>
          <table:table-cell table:formula="of:=[.L88]*[.I88]/[.G88]" office:value-type="float" office:value="-0" calcext:value-type="float">
            <text:p>0</text:p>
          </table:table-cell>
          <table:table-cell table:formula="of:=[.M88]*3+[.N8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table:formula="of:=[$Part1.E89]+[.$G$2]" office:value-type="float" office:value="10000000013938" calcext:value-type="float">
            <text:p>10000000013938</text:p>
          </table:table-cell>
          <table:table-cell table:formula="of:=[$Part1.F89]+[.$G$2]" office:value-type="float" office:value="10000000010620" calcext:value-type="float">
            <text:p>10000000010620</text:p>
          </table:table-cell>
          <table:table-cell table:formula="of:=([.B89]*[.C89]-[.D89]*[.A89])" office:value-type="float" office:value="-2194" calcext:value-type="float">
            <text:p>-2194</text:p>
          </table:table-cell>
          <table:table-cell table:formula="of:=[.F89]*[.C89]-[.D89]*[.E89]" office:value-type="float" office:value="-260000000408840" calcext:value-type="float">
            <text:p>-260000000408840</text:p>
          </table:table-cell>
          <table:table-cell table:formula="of:=[.B89]*[.E89]-[.F89]*[.A89]" office:value-type="float" office:value="-230000000081678" calcext:value-type="float">
            <text:p>-230000000081678</text:p>
          </table:table-cell>
          <table:table-cell table:formula="of:=MOD([.H89];[.G89])" office:value-type="float" office:value="0" calcext:value-type="float">
            <text:p>0</text:p>
          </table:table-cell>
          <table:table-cell table:formula="of:=MOD([.I89];[.G89])" office:value-type="float" office:value="0" calcext:value-type="float">
            <text:p>0</text:p>
          </table:table-cell>
          <table:table-cell table:formula="of:=IF([.J89]+[.K89]=0;1;0)" office:value-type="float" office:value="1" calcext:value-type="float">
            <text:p>1</text:p>
          </table:table-cell>
          <table:table-cell table:formula="of:=[.L89]*[.H89]/[.G89]" office:value-type="float" office:value="118505013860" calcext:value-type="float">
            <text:p>118505013860</text:p>
          </table:table-cell>
          <table:table-cell table:formula="of:=[.L89]*[.I89]/[.G89]" office:value-type="float" office:value="104831358287" calcext:value-type="float">
            <text:p>104831358287</text:p>
          </table:table-cell>
          <table:table-cell table:formula="of:=[.M89]*3+[.N89]" office:value-type="float" office:value="460346399867" calcext:value-type="float">
            <text:p>46034639986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31" calcext:value-type="float">
            <text:p>31</text:p>
          </table:table-cell>
          <table:table-cell table:formula="of:=[$Part1.E90]+[.$G$2]" office:value-type="float" office:value="10000000017307" calcext:value-type="float">
            <text:p>10000000017307</text:p>
          </table:table-cell>
          <table:table-cell table:formula="of:=[$Part1.F90]+[.$G$2]" office:value-type="float" office:value="10000000013656" calcext:value-type="float">
            <text:p>10000000013656</text:p>
          </table:table-cell>
          <table:table-cell table:formula="of:=([.B90]*[.C90]-[.D90]*[.A90])" office:value-type="float" office:value="2397" calcext:value-type="float">
            <text:p>2397</text:p>
          </table:table-cell>
          <table:table-cell table:formula="of:=[.F90]*[.C90]-[.D90]*[.E90]" office:value-type="float" office:value="390000000419403" calcext:value-type="float">
            <text:p>390000000419403</text:p>
          </table:table-cell>
          <table:table-cell table:formula="of:=[.B90]*[.E90]-[.F90]*[.A90]" office:value-type="float" office:value="270000000514752" calcext:value-type="float">
            <text:p>270000000514752</text:p>
          </table:table-cell>
          <table:table-cell table:formula="of:=MOD([.H90];[.G90])" office:value-type="float" office:value="0" calcext:value-type="float">
            <text:p>0</text:p>
          </table:table-cell>
          <table:table-cell table:formula="of:=MOD([.I90];[.G90])" office:value-type="float" office:value="0" calcext:value-type="float">
            <text:p>0</text:p>
          </table:table-cell>
          <table:table-cell table:formula="of:=IF([.J90]+[.K90]=0;1;0)" office:value-type="float" office:value="1" calcext:value-type="float">
            <text:p>1</text:p>
          </table:table-cell>
          <table:table-cell table:formula="of:=[.L90]*[.H90]/[.G90]" office:value-type="float" office:value="162703379399" calcext:value-type="float">
            <text:p>162703379399</text:p>
          </table:table-cell>
          <table:table-cell table:formula="of:=[.L90]*[.I90]/[.G90]" office:value-type="float" office:value="112640801216" calcext:value-type="float">
            <text:p>112640801216</text:p>
          </table:table-cell>
          <table:table-cell table:formula="of:=[.M90]*3+[.N90]" office:value-type="float" office:value="600750939413" calcext:value-type="float">
            <text:p>60075093941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72" calcext:value-type="float">
            <text:p>72</text:p>
          </table:table-cell>
          <table:table-cell table:formula="of:=[$Part1.E91]+[.$G$2]" office:value-type="float" office:value="10000000005494" calcext:value-type="float">
            <text:p>10000000005494</text:p>
          </table:table-cell>
          <table:table-cell table:formula="of:=[$Part1.F91]+[.$G$2]" office:value-type="float" office:value="10000000005669" calcext:value-type="float">
            <text:p>10000000005669</text:p>
          </table:table-cell>
          <table:table-cell table:formula="of:=([.B91]*[.C91]-[.D91]*[.A91])" office:value-type="float" office:value="-3891" calcext:value-type="float">
            <text:p>-3891</text:p>
          </table:table-cell>
          <table:table-cell table:formula="of:=[.F91]*[.C91]-[.D91]*[.E91]" office:value-type="float" office:value="-530000000287857" calcext:value-type="float">
            <text:p>-530000000287857</text:p>
          </table:table-cell>
          <table:table-cell table:formula="of:=[.B91]*[.E91]-[.F91]*[.A91]" office:value-type="float" office:value="-430000000246392" calcext:value-type="float">
            <text:p>-430000000246392</text:p>
          </table:table-cell>
          <table:table-cell table:formula="of:=MOD([.H91];[.G91])" office:value-type="float" office:value="0" calcext:value-type="float">
            <text:p>0</text:p>
          </table:table-cell>
          <table:table-cell table:formula="of:=MOD([.I91];[.G91])" office:value-type="float" office:value="0" calcext:value-type="float">
            <text:p>0</text:p>
          </table:table-cell>
          <table:table-cell table:formula="of:=IF([.J91]+[.K91]=0;1;0)" office:value-type="float" office:value="1" calcext:value-type="float">
            <text:p>1</text:p>
          </table:table-cell>
          <table:table-cell table:formula="of:=[.L91]*[.H91]/[.G91]" office:value-type="float" office:value="136211770827" calcext:value-type="float">
            <text:p>136211770827</text:p>
          </table:table-cell>
          <table:table-cell table:formula="of:=[.L91]*[.I91]/[.G91]" office:value-type="float" office:value="110511436712" calcext:value-type="float">
            <text:p>110511436712</text:p>
          </table:table-cell>
          <table:table-cell table:formula="of:=[.M91]*3+[.N91]" office:value-type="float" office:value="519146749193" calcext:value-type="float">
            <text:p>51914674919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37" calcext:value-type="float">
            <text:p>37</text:p>
          </table:table-cell>
          <table:table-cell table:formula="of:=[$Part1.E92]+[.$G$2]" office:value-type="float" office:value="10000000001550" calcext:value-type="float">
            <text:p>10000000001550</text:p>
          </table:table-cell>
          <table:table-cell table:formula="of:=[$Part1.F92]+[.$G$2]" office:value-type="float" office:value="10000000002397" calcext:value-type="float">
            <text:p>10000000002397</text:p>
          </table:table-cell>
          <table:table-cell table:formula="of:=([.B92]*[.C92]-[.D92]*[.A92])" office:value-type="float" office:value="-1551" calcext:value-type="float">
            <text:p>-1551</text:p>
          </table:table-cell>
          <table:table-cell table:formula="of:=[.F92]*[.C92]-[.D92]*[.E92]" office:value-type="float" office:value="-220000000021395" calcext:value-type="float">
            <text:p>-220000000021395</text:p>
          </table:table-cell>
          <table:table-cell table:formula="of:=[.B92]*[.E92]-[.F92]*[.A92]" office:value-type="float" office:value="-330000000091806" calcext:value-type="float">
            <text:p>-330000000091806</text:p>
          </table:table-cell>
          <table:table-cell table:formula="of:=MOD([.H92];[.G92])" office:value-type="float" office:value="0" calcext:value-type="float">
            <text:p>0</text:p>
          </table:table-cell>
          <table:table-cell table:formula="of:=MOD([.I92];[.G92])" office:value-type="float" office:value="0" calcext:value-type="float">
            <text:p>0</text:p>
          </table:table-cell>
          <table:table-cell table:formula="of:=IF([.J92]+[.K92]=0;1;0)" office:value-type="float" office:value="1" calcext:value-type="float">
            <text:p>1</text:p>
          </table:table-cell>
          <table:table-cell table:formula="of:=[.L92]*[.H92]/[.G92]" office:value-type="float" office:value="141843971645" calcext:value-type="float">
            <text:p>141843971645</text:p>
          </table:table-cell>
          <table:table-cell table:formula="of:=[.L92]*[.I92]/[.G92]" office:value-type="float" office:value="212765957506" calcext:value-type="float">
            <text:p>212765957506</text:p>
          </table:table-cell>
          <table:table-cell table:formula="of:=[.M92]*3+[.N92]" office:value-type="float" office:value="638297872441" calcext:value-type="float">
            <text:p>63829787244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93" calcext:value-type="float">
            <text:p>93</text:p>
          </table:table-cell>
          <table:table-cell office:value-type="float" office:value="73" calcext:value-type="float">
            <text:p>73</text:p>
          </table:table-cell>
          <table:table-cell office:value-type="float" office:value="17" calcext:value-type="float">
            <text:p>17</text:p>
          </table:table-cell>
          <table:table-cell table:formula="of:=[$Part1.E93]+[.$G$2]" office:value-type="float" office:value="10000000010143" calcext:value-type="float">
            <text:p>10000000010143</text:p>
          </table:table-cell>
          <table:table-cell table:formula="of:=[$Part1.F93]+[.$G$2]" office:value-type="float" office:value="10000000009255" calcext:value-type="float">
            <text:p>10000000009255</text:p>
          </table:table-cell>
          <table:table-cell table:formula="of:=([.B93]*[.C93]-[.D93]*[.A93])" office:value-type="float" office:value="5718" calcext:value-type="float">
            <text:p>5718</text:p>
          </table:table-cell>
          <table:table-cell table:formula="of:=[.F93]*[.C93]-[.D93]*[.E93]" office:value-type="float" office:value="560000000503184" calcext:value-type="float">
            <text:p>560000000503184</text:p>
          </table:table-cell>
          <table:table-cell table:formula="of:=[.B93]*[.E93]-[.F93]*[.A93]" office:value-type="float" office:value="300000000360234" calcext:value-type="float">
            <text:p>300000000360234</text:p>
          </table:table-cell>
          <table:table-cell table:formula="of:=MOD([.H93];[.G93])" office:value-type="float" office:value="596" calcext:value-type="float">
            <text:p>596</text:p>
          </table:table-cell>
          <table:table-cell table:formula="of:=MOD([.I93];[.G93])" office:value-type="float" office:value="4812" calcext:value-type="float">
            <text:p>4812</text:p>
          </table:table-cell>
          <table:table-cell table:formula="of:=IF([.J93]+[.K93]=0;1;0)" office:value-type="float" office:value="0" calcext:value-type="float">
            <text:p>0</text:p>
          </table:table-cell>
          <table:table-cell table:formula="of:=[.L93]*[.H93]/[.G93]" office:value-type="float" office:value="0" calcext:value-type="float">
            <text:p>0</text:p>
          </table:table-cell>
          <table:table-cell table:formula="of:=[.L93]*[.I93]/[.G93]" office:value-type="float" office:value="0" calcext:value-type="float">
            <text:p>0</text:p>
          </table:table-cell>
          <table:table-cell table:formula="of:=[.M93]*3+[.N9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8" calcext:value-type="float">
            <text:p>48</text:p>
          </table:table-cell>
          <table:table-cell office:value-type="float" office:value="38" calcext:value-type="float">
            <text:p>38</text:p>
          </table:table-cell>
          <table:table-cell office:value-type="float" office:value="11" calcext:value-type="float">
            <text:p>11</text:p>
          </table:table-cell>
          <table:table-cell table:formula="of:=[$Part1.E94]+[.$G$2]" office:value-type="float" office:value="10000000007628" calcext:value-type="float">
            <text:p>10000000007628</text:p>
          </table:table-cell>
          <table:table-cell table:formula="of:=[$Part1.F94]+[.$G$2]" office:value-type="float" office:value="10000000013868" calcext:value-type="float">
            <text:p>10000000013868</text:p>
          </table:table-cell>
          <table:table-cell table:formula="of:=([.B94]*[.C94]-[.D94]*[.A94])" office:value-type="float" office:value="1637" calcext:value-type="float">
            <text:p>1637</text:p>
          </table:table-cell>
          <table:table-cell table:formula="of:=[.F94]*[.C94]-[.D94]*[.E94]" office:value-type="float" office:value="270000000443076" calcext:value-type="float">
            <text:p>270000000443076</text:p>
          </table:table-cell>
          <table:table-cell table:formula="of:=[.B94]*[.E94]-[.F94]*[.A94]" office:value-type="float" office:value="310000000130388" calcext:value-type="float">
            <text:p>310000000130388</text:p>
          </table:table-cell>
          <table:table-cell table:formula="of:=MOD([.H94];[.G94])" office:value-type="float" office:value="0" calcext:value-type="float">
            <text:p>0</text:p>
          </table:table-cell>
          <table:table-cell table:formula="of:=MOD([.I94];[.G94])" office:value-type="float" office:value="0" calcext:value-type="float">
            <text:p>0</text:p>
          </table:table-cell>
          <table:table-cell table:formula="of:=IF([.J94]+[.K94]=0;1;0)" office:value-type="float" office:value="1" calcext:value-type="float">
            <text:p>1</text:p>
          </table:table-cell>
          <table:table-cell table:formula="of:=[.L94]*[.H94]/[.G94]" office:value-type="float" office:value="164935858548" calcext:value-type="float">
            <text:p>164935858548</text:p>
          </table:table-cell>
          <table:table-cell table:formula="of:=[.L94]*[.I94]/[.G94]" office:value-type="float" office:value="189370800324" calcext:value-type="float">
            <text:p>189370800324</text:p>
          </table:table-cell>
          <table:table-cell table:formula="of:=[.M94]*3+[.N94]" office:value-type="float" office:value="684178375968" calcext:value-type="float">
            <text:p>684178375968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office:value-type="float" office:value="47" calcext:value-type="float">
            <text:p>47</text:p>
          </table:table-cell>
          <table:table-cell table:formula="of:=[$Part1.E95]+[.$G$2]" office:value-type="float" office:value="10000000004208" calcext:value-type="float">
            <text:p>10000000004208</text:p>
          </table:table-cell>
          <table:table-cell table:formula="of:=[$Part1.F95]+[.$G$2]" office:value-type="float" office:value="10000000002157" calcext:value-type="float">
            <text:p>10000000002157</text:p>
          </table:table-cell>
          <table:table-cell table:formula="of:=([.B95]*[.C95]-[.D95]*[.A95])" office:value-type="float" office:value="-3617" calcext:value-type="float">
            <text:p>-3617</text:p>
          </table:table-cell>
          <table:table-cell table:formula="of:=[.F95]*[.C95]-[.D95]*[.E95]" office:value-type="float" office:value="-140000000126595" calcext:value-type="float">
            <text:p>-140000000126595</text:p>
          </table:table-cell>
          <table:table-cell table:formula="of:=[.B95]*[.E95]-[.F95]*[.A95]" office:value-type="float" office:value="-710000000112127" calcext:value-type="float">
            <text:p>-710000000112127</text:p>
          </table:table-cell>
          <table:table-cell table:formula="of:=MOD([.H95];[.G95])" office:value-type="float" office:value="-3405" calcext:value-type="float">
            <text:p>-3405</text:p>
          </table:table-cell>
          <table:table-cell table:formula="of:=MOD([.I95];[.G95])" office:value-type="float" office:value="-475" calcext:value-type="float">
            <text:p>-475</text:p>
          </table:table-cell>
          <table:table-cell table:formula="of:=IF([.J95]+[.K95]=0;1;0)" office:value-type="float" office:value="0" calcext:value-type="float">
            <text:p>0</text:p>
          </table:table-cell>
          <table:table-cell table:formula="of:=[.L95]*[.H95]/[.G95]" office:value-type="float" office:value="0" calcext:value-type="float">
            <text:p>0</text:p>
          </table:table-cell>
          <table:table-cell table:formula="of:=[.L95]*[.I95]/[.G95]" office:value-type="float" office:value="0" calcext:value-type="float">
            <text:p>0</text:p>
          </table:table-cell>
          <table:table-cell table:formula="of:=[.M95]*3+[.N9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1" calcext:value-type="float">
            <text:p>71</text:p>
          </table:table-cell>
          <table:table-cell office:value-type="float" office:value="58" calcext:value-type="float">
            <text:p>58</text:p>
          </table:table-cell>
          <table:table-cell office:value-type="float" office:value="12" calcext:value-type="float">
            <text:p>12</text:p>
          </table:table-cell>
          <table:table-cell table:formula="of:=[$Part1.E96]+[.$G$2]" office:value-type="float" office:value="10000000001859" calcext:value-type="float">
            <text:p>10000000001859</text:p>
          </table:table-cell>
          <table:table-cell table:formula="of:=[$Part1.F96]+[.$G$2]" office:value-type="float" office:value="10000000011483" calcext:value-type="float">
            <text:p>10000000011483</text:p>
          </table:table-cell>
          <table:table-cell table:formula="of:=([.B96]*[.C96]-[.D96]*[.A96])" office:value-type="float" office:value="3866" calcext:value-type="float">
            <text:p>3866</text:p>
          </table:table-cell>
          <table:table-cell table:formula="of:=[.F96]*[.C96]-[.D96]*[.E96]" office:value-type="float" office:value="460000000643706" calcext:value-type="float">
            <text:p>460000000643706</text:p>
          </table:table-cell>
          <table:table-cell table:formula="of:=[.B96]*[.E96]-[.F96]*[.A96]" office:value-type="float" office:value="499999999890846" calcext:value-type="float">
            <text:p>499999999890846</text:p>
          </table:table-cell>
          <table:table-cell table:formula="of:=MOD([.H96];[.G96])" office:value-type="float" office:value="0" calcext:value-type="float">
            <text:p>0</text:p>
          </table:table-cell>
          <table:table-cell table:formula="of:=MOD([.I96];[.G96])" office:value-type="float" office:value="0" calcext:value-type="float">
            <text:p>0</text:p>
          </table:table-cell>
          <table:table-cell table:formula="of:=IF([.J96]+[.K96]=0;1;0)" office:value-type="float" office:value="1" calcext:value-type="float">
            <text:p>1</text:p>
          </table:table-cell>
          <table:table-cell table:formula="of:=[.L96]*[.H96]/[.G96]" office:value-type="float" office:value="118986032241" calcext:value-type="float">
            <text:p>118986032241</text:p>
          </table:table-cell>
          <table:table-cell table:formula="of:=[.L96]*[.I96]/[.G96]" office:value-type="float" office:value="129332643531" calcext:value-type="float">
            <text:p>129332643531</text:p>
          </table:table-cell>
          <table:table-cell table:formula="of:=[.M96]*3+[.N96]" office:value-type="float" office:value="486290740254" calcext:value-type="float">
            <text:p>486290740254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70" calcext:value-type="float">
            <text:p>70</text:p>
          </table:table-cell>
          <table:table-cell table:formula="of:=[$Part1.E97]+[.$G$2]" office:value-type="float" office:value="10000000014800" calcext:value-type="float">
            <text:p>10000000014800</text:p>
          </table:table-cell>
          <table:table-cell table:formula="of:=[$Part1.F97]+[.$G$2]" office:value-type="float" office:value="10000000005008" calcext:value-type="float">
            <text:p>10000000005008</text:p>
          </table:table-cell>
          <table:table-cell table:formula="of:=([.B97]*[.C97]-[.D97]*[.A97])" office:value-type="float" office:value="-4816" calcext:value-type="float">
            <text:p>-4816</text:p>
          </table:table-cell>
          <table:table-cell table:formula="of:=[.F97]*[.C97]-[.D97]*[.E97]" office:value-type="float" office:value="-560000000965888" calcext:value-type="float">
            <text:p>-560000000965888</text:p>
          </table:table-cell>
          <table:table-cell table:formula="of:=[.B97]*[.E97]-[.F97]*[.A97]" office:value-type="float" office:value="-600000000192768" calcext:value-type="float">
            <text:p>-600000000192768</text:p>
          </table:table-cell>
          <table:table-cell table:formula="of:=MOD([.H97];[.G97])" office:value-type="float" office:value="0" calcext:value-type="float">
            <text:p>0</text:p>
          </table:table-cell>
          <table:table-cell table:formula="of:=MOD([.I97];[.G97])" office:value-type="float" office:value="0" calcext:value-type="float">
            <text:p>0</text:p>
          </table:table-cell>
          <table:table-cell table:formula="of:=IF([.J97]+[.K97]=0;1;0)" office:value-type="float" office:value="1" calcext:value-type="float">
            <text:p>1</text:p>
          </table:table-cell>
          <table:table-cell table:formula="of:=[.L97]*[.H97]/[.G97]" office:value-type="float" office:value="116279069968" calcext:value-type="float">
            <text:p>116279069968</text:p>
          </table:table-cell>
          <table:table-cell table:formula="of:=[.L97]*[.I97]/[.G97]" office:value-type="float" office:value="124584717648" calcext:value-type="float">
            <text:p>124584717648</text:p>
          </table:table-cell>
          <table:table-cell table:formula="of:=[.M97]*3+[.N97]" office:value-type="float" office:value="473421927552" calcext:value-type="float">
            <text:p>47342192755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43" calcext:value-type="float">
            <text:p>43</text:p>
          </table:table-cell>
          <table:table-cell table:formula="of:=[$Part1.E98]+[.$G$2]" office:value-type="float" office:value="10000000008981" calcext:value-type="float">
            <text:p>10000000008981</text:p>
          </table:table-cell>
          <table:table-cell table:formula="of:=[$Part1.F98]+[.$G$2]" office:value-type="float" office:value="10000000011171" calcext:value-type="float">
            <text:p>10000000011171</text:p>
          </table:table-cell>
          <table:table-cell table:formula="of:=([.B98]*[.C98]-[.D98]*[.A98])" office:value-type="float" office:value="-2054" calcext:value-type="float">
            <text:p>-2054</text:p>
          </table:table-cell>
          <table:table-cell table:formula="of:=[.F98]*[.C98]-[.D98]*[.E98]" office:value-type="float" office:value="-240000000173934" calcext:value-type="float">
            <text:p>-240000000173934</text:p>
          </table:table-cell>
          <table:table-cell table:formula="of:=[.B98]*[.E98]-[.F98]*[.A98]" office:value-type="float" office:value="-260000000375856" calcext:value-type="float">
            <text:p>-260000000375856</text:p>
          </table:table-cell>
          <table:table-cell table:formula="of:=MOD([.H98];[.G98])" office:value-type="float" office:value="0" calcext:value-type="float">
            <text:p>0</text:p>
          </table:table-cell>
          <table:table-cell table:formula="of:=MOD([.I98];[.G98])" office:value-type="float" office:value="0" calcext:value-type="float">
            <text:p>0</text:p>
          </table:table-cell>
          <table:table-cell table:formula="of:=IF([.J98]+[.K98]=0;1;0)" office:value-type="float" office:value="1" calcext:value-type="float">
            <text:p>1</text:p>
          </table:table-cell>
          <table:table-cell table:formula="of:=[.L98]*[.H98]/[.G98]" office:value-type="float" office:value="116845180221" calcext:value-type="float">
            <text:p>116845180221</text:p>
          </table:table-cell>
          <table:table-cell table:formula="of:=[.L98]*[.I98]/[.G98]" office:value-type="float" office:value="126582278664" calcext:value-type="float">
            <text:p>126582278664</text:p>
          </table:table-cell>
          <table:table-cell table:formula="of:=[.M98]*3+[.N98]" office:value-type="float" office:value="477117819327" calcext:value-type="float">
            <text:p>47711781932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97" calcext:value-type="float">
            <text:p>97</text:p>
          </table:table-cell>
          <table:table-cell office:value-type="float" office:value="96" calcext:value-type="float">
            <text:p>96</text:p>
          </table:table-cell>
          <table:table-cell office:value-type="float" office:value="24" calcext:value-type="float">
            <text:p>24</text:p>
          </table:table-cell>
          <table:table-cell table:formula="of:=[$Part1.E99]+[.$G$2]" office:value-type="float" office:value="10000000003840" calcext:value-type="float">
            <text:p>10000000003840</text:p>
          </table:table-cell>
          <table:table-cell table:formula="of:=[$Part1.F99]+[.$G$2]" office:value-type="float" office:value="10000000008704" calcext:value-type="float">
            <text:p>10000000008704</text:p>
          </table:table-cell>
          <table:table-cell table:formula="of:=([.B99]*[.C99]-[.D99]*[.A99])" office:value-type="float" office:value="8448" calcext:value-type="float">
            <text:p>8448</text:p>
          </table:table-cell>
          <table:table-cell table:formula="of:=[.F99]*[.C99]-[.D99]*[.E99]" office:value-type="float" office:value="720000000743424" calcext:value-type="float">
            <text:p>720000000743424</text:p>
          </table:table-cell>
          <table:table-cell table:formula="of:=[.B99]*[.E99]-[.F99]*[.A99]" office:value-type="float" office:value="610000000059136" calcext:value-type="float">
            <text:p>610000000059136</text:p>
          </table:table-cell>
          <table:table-cell table:formula="of:=MOD([.H99];[.G99])" office:value-type="float" office:value="2304" calcext:value-type="float">
            <text:p>2304</text:p>
          </table:table-cell>
          <table:table-cell table:formula="of:=MOD([.I99];[.G99])" office:value-type="float" office:value="7936" calcext:value-type="float">
            <text:p>7936</text:p>
          </table:table-cell>
          <table:table-cell table:formula="of:=IF([.J99]+[.K99]=0;1;0)" office:value-type="float" office:value="0" calcext:value-type="float">
            <text:p>0</text:p>
          </table:table-cell>
          <table:table-cell table:formula="of:=[.L99]*[.H99]/[.G99]" office:value-type="float" office:value="0" calcext:value-type="float">
            <text:p>0</text:p>
          </table:table-cell>
          <table:table-cell table:formula="of:=[.L99]*[.I99]/[.G99]" office:value-type="float" office:value="0" calcext:value-type="float">
            <text:p>0</text:p>
          </table:table-cell>
          <table:table-cell table:formula="of:=[.M99]*3+[.N9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2" calcext:value-type="float">
            <text:p>32</text:p>
          </table:table-cell>
          <table:table-cell office:value-type="float" office:value="53" calcext:value-type="float">
            <text:p>53</text:p>
          </table:table-cell>
          <table:table-cell office:value-type="float" office:value="18" calcext:value-type="float">
            <text:p>18</text:p>
          </table:table-cell>
          <table:table-cell table:formula="of:=[$Part1.E100]+[.$G$2]" office:value-type="float" office:value="10000000013569" calcext:value-type="float">
            <text:p>10000000013569</text:p>
          </table:table-cell>
          <table:table-cell table:formula="of:=[$Part1.F100]+[.$G$2]" office:value-type="float" office:value="10000000005734" calcext:value-type="float">
            <text:p>10000000005734</text:p>
          </table:table-cell>
          <table:table-cell table:formula="of:=([.B100]*[.C100]-[.D100]*[.A100])" office:value-type="float" office:value="1390" calcext:value-type="float">
            <text:p>1390</text:p>
          </table:table-cell>
          <table:table-cell table:formula="of:=[.F100]*[.C100]-[.D100]*[.E100]" office:value-type="float" office:value="350000000059660" calcext:value-type="float">
            <text:p>350000000059660</text:p>
          </table:table-cell>
          <table:table-cell table:formula="of:=[.B100]*[.E100]-[.F100]*[.A100]" office:value-type="float" office:value="150000000336730" calcext:value-type="float">
            <text:p>150000000336730</text:p>
          </table:table-cell>
          <table:table-cell table:formula="of:=MOD([.H100];[.G100])" office:value-type="float" office:value="0" calcext:value-type="float">
            <text:p>0</text:p>
          </table:table-cell>
          <table:table-cell table:formula="of:=MOD([.I100];[.G100])" office:value-type="float" office:value="0" calcext:value-type="float">
            <text:p>0</text:p>
          </table:table-cell>
          <table:table-cell table:formula="of:=IF([.J100]+[.K100]=0;1;0)" office:value-type="float" office:value="1" calcext:value-type="float">
            <text:p>1</text:p>
          </table:table-cell>
          <table:table-cell table:formula="of:=[.L100]*[.H100]/[.G100]" office:value-type="float" office:value="251798561194" calcext:value-type="float">
            <text:p>251798561194</text:p>
          </table:table-cell>
          <table:table-cell table:formula="of:=[.L100]*[.I100]/[.G100]" office:value-type="float" office:value="107913669307" calcext:value-type="float">
            <text:p>107913669307</text:p>
          </table:table-cell>
          <table:table-cell table:formula="of:=[.M100]*3+[.N100]" office:value-type="float" office:value="863309352889" calcext:value-type="float">
            <text:p>86330935288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91" calcext:value-type="float">
            <text:p>91</text:p>
          </table:table-cell>
          <table:table-cell office:value-type="float" office:value="83" calcext:value-type="float">
            <text:p>83</text:p>
          </table:table-cell>
          <table:table-cell office:value-type="float" office:value="49" calcext:value-type="float">
            <text:p>49</text:p>
          </table:table-cell>
          <table:table-cell table:formula="of:=[$Part1.E101]+[.$G$2]" office:value-type="float" office:value="10000000007475" calcext:value-type="float">
            <text:p>10000000007475</text:p>
          </table:table-cell>
          <table:table-cell table:formula="of:=[$Part1.F101]+[.$G$2]" office:value-type="float" office:value="10000000008225" calcext:value-type="float">
            <text:p>10000000008225</text:p>
          </table:table-cell>
          <table:table-cell table:formula="of:=([.B101]*[.C101]-[.D101]*[.A101])" office:value-type="float" office:value="6328" calcext:value-type="float">
            <text:p>6328</text:p>
          </table:table-cell>
          <table:table-cell table:formula="of:=[.F101]*[.C101]-[.D101]*[.E101]" office:value-type="float" office:value="340000000316400" calcext:value-type="float">
            <text:p>340000000316400</text:p>
          </table:table-cell>
          <table:table-cell table:formula="of:=[.B101]*[.E101]-[.F101]*[.A101]" office:value-type="float" office:value="660000000474600" calcext:value-type="float">
            <text:p>660000000474600</text:p>
          </table:table-cell>
          <table:table-cell table:formula="of:=MOD([.H101];[.G101])" office:value-type="float" office:value="2048" calcext:value-type="float">
            <text:p>2048</text:p>
          </table:table-cell>
          <table:table-cell table:formula="of:=MOD([.I101];[.G101])" office:value-type="float" office:value="4720" calcext:value-type="float">
            <text:p>4720</text:p>
          </table:table-cell>
          <table:table-cell table:formula="of:=IF([.J101]+[.K101]=0;1;0)" office:value-type="float" office:value="0" calcext:value-type="float">
            <text:p>0</text:p>
          </table:table-cell>
          <table:table-cell table:formula="of:=[.L101]*[.H101]/[.G101]" office:value-type="float" office:value="0" calcext:value-type="float">
            <text:p>0</text:p>
          </table:table-cell>
          <table:table-cell table:formula="of:=[.L101]*[.I101]/[.G101]" office:value-type="float" office:value="0" calcext:value-type="float">
            <text:p>0</text:p>
          </table:table-cell>
          <table:table-cell table:formula="of:=[.M101]*3+[.N10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45" calcext:value-type="float">
            <text:p>45</text:p>
          </table:table-cell>
          <table:table-cell office:value-type="float" office:value="72" calcext:value-type="float">
            <text:p>72</text:p>
          </table:table-cell>
          <table:table-cell table:formula="of:=[$Part1.E102]+[.$G$2]" office:value-type="float" office:value="10000000001179" calcext:value-type="float">
            <text:p>10000000001179</text:p>
          </table:table-cell>
          <table:table-cell table:formula="of:=[$Part1.F102]+[.$G$2]" office:value-type="float" office:value="10000000009304" calcext:value-type="float">
            <text:p>10000000009304</text:p>
          </table:table-cell>
          <table:table-cell table:formula="of:=([.B102]*[.C102]-[.D102]*[.A102])" office:value-type="float" office:value="-2016" calcext:value-type="float">
            <text:p>-2016</text:p>
          </table:table-cell>
          <table:table-cell table:formula="of:=[.F102]*[.C102]-[.D102]*[.E102]" office:value-type="float" office:value="-269999999666208" calcext:value-type="float">
            <text:p>-269999999666208</text:p>
          </table:table-cell>
          <table:table-cell table:formula="of:=[.B102]*[.E102]-[.F102]*[.A102]" office:value-type="float" office:value="-220000000334688" calcext:value-type="float">
            <text:p>-220000000334688</text:p>
          </table:table-cell>
          <table:table-cell table:formula="of:=MOD([.H102];[.G102])" office:value-type="float" office:value="0" calcext:value-type="float">
            <text:p>0</text:p>
          </table:table-cell>
          <table:table-cell table:formula="of:=MOD([.I102];[.G102])" office:value-type="float" office:value="0" calcext:value-type="float">
            <text:p>0</text:p>
          </table:table-cell>
          <table:table-cell table:formula="of:=IF([.J102]+[.K102]=0;1;0)" office:value-type="float" office:value="1" calcext:value-type="float">
            <text:p>1</text:p>
          </table:table-cell>
          <table:table-cell table:formula="of:=[.L102]*[.H102]/[.G102]" office:value-type="float" office:value="133928571263" calcext:value-type="float">
            <text:p>133928571263</text:p>
          </table:table-cell>
          <table:table-cell table:formula="of:=[.L102]*[.I102]/[.G102]" office:value-type="float" office:value="109126984293" calcext:value-type="float">
            <text:p>109126984293</text:p>
          </table:table-cell>
          <table:table-cell table:formula="of:=[.M102]*3+[.N102]" office:value-type="float" office:value="510912698082" calcext:value-type="float">
            <text:p>51091269808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69" calcext:value-type="float">
            <text:p>69</text:p>
          </table:table-cell>
          <table:table-cell office:value-type="float" office:value="39" calcext:value-type="float">
            <text:p>39</text:p>
          </table:table-cell>
          <table:table-cell table:formula="of:=[$Part1.E103]+[.$G$2]" office:value-type="float" office:value="10000000005208" calcext:value-type="float">
            <text:p>10000000005208</text:p>
          </table:table-cell>
          <table:table-cell table:formula="of:=[$Part1.F103]+[.$G$2]" office:value-type="float" office:value="10000000002212" calcext:value-type="float">
            <text:p>10000000002212</text:p>
          </table:table-cell>
          <table:table-cell table:formula="of:=([.B103]*[.C103]-[.D103]*[.A103])" office:value-type="float" office:value="2097" calcext:value-type="float">
            <text:p>2097</text:p>
          </table:table-cell>
          <table:table-cell table:formula="of:=[.F103]*[.C103]-[.D103]*[.E103]" office:value-type="float" office:value="299999999949516" calcext:value-type="float">
            <text:p>299999999949516</text:p>
          </table:table-cell>
          <table:table-cell table:formula="of:=[.B103]*[.E103]-[.F103]*[.A103]" office:value-type="float" office:value="230000000170716" calcext:value-type="float">
            <text:p>230000000170716</text:p>
          </table:table-cell>
          <table:table-cell table:formula="of:=MOD([.H103];[.G103])" office:value-type="float" office:value="0" calcext:value-type="float">
            <text:p>0</text:p>
          </table:table-cell>
          <table:table-cell table:formula="of:=MOD([.I103];[.G103])" office:value-type="float" office:value="0" calcext:value-type="float">
            <text:p>0</text:p>
          </table:table-cell>
          <table:table-cell table:formula="of:=IF([.J103]+[.K103]=0;1;0)" office:value-type="float" office:value="1" calcext:value-type="float">
            <text:p>1</text:p>
          </table:table-cell>
          <table:table-cell table:formula="of:=[.L103]*[.H103]/[.G103]" office:value-type="float" office:value="143061516428" calcext:value-type="float">
            <text:p>143061516428</text:p>
          </table:table-cell>
          <table:table-cell table:formula="of:=[.L103]*[.I103]/[.G103]" office:value-type="float" office:value="109680496028" calcext:value-type="float">
            <text:p>109680496028</text:p>
          </table:table-cell>
          <table:table-cell table:formula="of:=[.M103]*3+[.N103]" office:value-type="float" office:value="538865045312" calcext:value-type="float">
            <text:p>53886504531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38" calcext:value-type="float">
            <text:p>38</text:p>
          </table:table-cell>
          <table:table-cell office:value-type="float" office:value="11" calcext:value-type="float">
            <text:p>11</text:p>
          </table:table-cell>
          <table:table-cell office:value-type="float" office:value="53" calcext:value-type="float">
            <text:p>53</text:p>
          </table:table-cell>
          <table:table-cell table:formula="of:=[$Part1.E104]+[.$G$2]" office:value-type="float" office:value="10000000004142" calcext:value-type="float">
            <text:p>10000000004142</text:p>
          </table:table-cell>
          <table:table-cell table:formula="of:=[$Part1.F104]+[.$G$2]" office:value-type="float" office:value="10000000005883" calcext:value-type="float">
            <text:p>10000000005883</text:p>
          </table:table-cell>
          <table:table-cell table:formula="of:=([.B104]*[.C104]-[.D104]*[.A104])" office:value-type="float" office:value="-2921" calcext:value-type="float">
            <text:p>-2921</text:p>
          </table:table-cell>
          <table:table-cell table:formula="of:=[.F104]*[.C104]-[.D104]*[.E104]" office:value-type="float" office:value="-420000000154813" calcext:value-type="float">
            <text:p>-420000000154813</text:p>
          </table:table-cell>
          <table:table-cell table:formula="of:=[.B104]*[.E104]-[.F104]*[.A104]" office:value-type="float" office:value="-250000000213233" calcext:value-type="float">
            <text:p>-250000000213233</text:p>
          </table:table-cell>
          <table:table-cell table:formula="of:=MOD([.H104];[.G104])" office:value-type="float" office:value="-791" calcext:value-type="float">
            <text:p>-791</text:p>
          </table:table-cell>
          <table:table-cell table:formula="of:=MOD([.I104];[.G104])" office:value-type="float" office:value="-2905" calcext:value-type="float">
            <text:p>-2905</text:p>
          </table:table-cell>
          <table:table-cell table:formula="of:=IF([.J104]+[.K104]=0;1;0)" office:value-type="float" office:value="0" calcext:value-type="float">
            <text:p>0</text:p>
          </table:table-cell>
          <table:table-cell table:formula="of:=[.L104]*[.H104]/[.G104]" office:value-type="float" office:value="0" calcext:value-type="float">
            <text:p>0</text:p>
          </table:table-cell>
          <table:table-cell table:formula="of:=[.L104]*[.I104]/[.G104]" office:value-type="float" office:value="0" calcext:value-type="float">
            <text:p>0</text:p>
          </table:table-cell>
          <table:table-cell table:formula="of:=[.M104]*3+[.N10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1" calcext:value-type="float">
            <text:p>51</text:p>
          </table:table-cell>
          <table:table-cell office:value-type="float" office:value="71" calcext:value-type="float">
            <text:p>71</text:p>
          </table:table-cell>
          <table:table-cell office:value-type="float" office:value="14" calcext:value-type="float">
            <text:p>14</text:p>
          </table:table-cell>
          <table:table-cell table:formula="of:=[$Part1.E105]+[.$G$2]" office:value-type="float" office:value="10000000007980" calcext:value-type="float">
            <text:p>10000000007980</text:p>
          </table:table-cell>
          <table:table-cell table:formula="of:=[$Part1.F105]+[.$G$2]" office:value-type="float" office:value="10000000004645" calcext:value-type="float">
            <text:p>10000000004645</text:p>
          </table:table-cell>
          <table:table-cell table:formula="of:=([.B105]*[.C105]-[.D105]*[.A105])" office:value-type="float" office:value="3355" calcext:value-type="float">
            <text:p>3355</text:p>
          </table:table-cell>
          <table:table-cell table:formula="of:=[.F105]*[.C105]-[.D105]*[.E105]" office:value-type="float" office:value="570000000218075" calcext:value-type="float">
            <text:p>570000000218075</text:p>
          </table:table-cell>
          <table:table-cell table:formula="of:=[.B105]*[.E105]-[.F105]*[.A105]" office:value-type="float" office:value="320000000318725" calcext:value-type="float">
            <text:p>320000000318725</text:p>
          </table:table-cell>
          <table:table-cell table:formula="of:=MOD([.H105];[.G105])" office:value-type="float" office:value="1340" calcext:value-type="float">
            <text:p>1340</text:p>
          </table:table-cell>
          <table:table-cell table:formula="of:=MOD([.I105];[.G105])" office:value-type="float" office:value="870" calcext:value-type="float">
            <text:p>870</text:p>
          </table:table-cell>
          <table:table-cell table:formula="of:=IF([.J105]+[.K105]=0;1;0)" office:value-type="float" office:value="0" calcext:value-type="float">
            <text:p>0</text:p>
          </table:table-cell>
          <table:table-cell table:formula="of:=[.L105]*[.H105]/[.G105]" office:value-type="float" office:value="0" calcext:value-type="float">
            <text:p>0</text:p>
          </table:table-cell>
          <table:table-cell table:formula="of:=[.L105]*[.I105]/[.G105]" office:value-type="float" office:value="0" calcext:value-type="float">
            <text:p>0</text:p>
          </table:table-cell>
          <table:table-cell table:formula="of:=[.M105]*3+[.N10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9" calcext:value-type="float">
            <text:p>49</text:p>
          </table:table-cell>
          <table:table-cell office:value-type="float" office:value="57" calcext:value-type="float">
            <text:p>57</text:p>
          </table:table-cell>
          <table:table-cell office:value-type="float" office:value="29" calcext:value-type="float">
            <text:p>29</text:p>
          </table:table-cell>
          <table:table-cell table:formula="of:=[$Part1.E106]+[.$G$2]" office:value-type="float" office:value="10000000008535" calcext:value-type="float">
            <text:p>10000000008535</text:p>
          </table:table-cell>
          <table:table-cell table:formula="of:=[$Part1.F106]+[.$G$2]" office:value-type="float" office:value="10000000006627" calcext:value-type="float">
            <text:p>10000000006627</text:p>
          </table:table-cell>
          <table:table-cell table:formula="of:=([.B106]*[.C106]-[.D106]*[.A106])" office:value-type="float" office:value="2416" calcext:value-type="float">
            <text:p>2416</text:p>
          </table:table-cell>
          <table:table-cell table:formula="of:=[.F106]*[.C106]-[.D106]*[.E106]" office:value-type="float" office:value="280000000130224" calcext:value-type="float">
            <text:p>280000000130224</text:p>
          </table:table-cell>
          <table:table-cell table:formula="of:=[.B106]*[.E106]-[.F106]*[.A106]" office:value-type="float" office:value="360000000332064" calcext:value-type="float">
            <text:p>360000000332064</text:p>
          </table:table-cell>
          <table:table-cell table:formula="of:=MOD([.H106];[.G106])" office:value-type="float" office:value="0" calcext:value-type="float">
            <text:p>0</text:p>
          </table:table-cell>
          <table:table-cell table:formula="of:=MOD([.I106];[.G106])" office:value-type="float" office:value="0" calcext:value-type="float">
            <text:p>0</text:p>
          </table:table-cell>
          <table:table-cell table:formula="of:=IF([.J106]+[.K106]=0;1;0)" office:value-type="float" office:value="1" calcext:value-type="float">
            <text:p>1</text:p>
          </table:table-cell>
          <table:table-cell table:formula="of:=[.L106]*[.H106]/[.G106]" office:value-type="float" office:value="115894039789" calcext:value-type="float">
            <text:p>115894039789</text:p>
          </table:table-cell>
          <table:table-cell table:formula="of:=[.L106]*[.I106]/[.G106]" office:value-type="float" office:value="149006622654" calcext:value-type="float">
            <text:p>149006622654</text:p>
          </table:table-cell>
          <table:table-cell table:formula="of:=[.M106]*3+[.N106]" office:value-type="float" office:value="496688742021" calcext:value-type="float">
            <text:p>49668874202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8" calcext:value-type="float">
            <text:p>98</text:p>
          </table:table-cell>
          <table:table-cell office:value-type="float" office:value="62" calcext:value-type="float">
            <text:p>62</text:p>
          </table:table-cell>
          <table:table-cell office:value-type="float" office:value="78" calcext:value-type="float">
            <text:p>78</text:p>
          </table:table-cell>
          <table:table-cell table:formula="of:=[$Part1.E107]+[.$G$2]" office:value-type="float" office:value="10000000001458" calcext:value-type="float">
            <text:p>10000000001458</text:p>
          </table:table-cell>
          <table:table-cell table:formula="of:=[$Part1.F107]+[.$G$2]" office:value-type="float" office:value="10000000007876" calcext:value-type="float">
            <text:p>10000000007876</text:p>
          </table:table-cell>
          <table:table-cell table:formula="of:=([.B107]*[.C107]-[.D107]*[.A107])" office:value-type="float" office:value="5062" calcext:value-type="float">
            <text:p>5062</text:p>
          </table:table-cell>
          <table:table-cell table:formula="of:=[.F107]*[.C107]-[.D107]*[.E107]" office:value-type="float" office:value="-159999999625412" calcext:value-type="float">
            <text:p>-159999999625412</text:p>
          </table:table-cell>
          <table:table-cell table:formula="of:=[.B107]*[.E107]-[.F107]*[.A107]" office:value-type="float" office:value="850000000040496" calcext:value-type="float">
            <text:p>850000000040496</text:p>
          </table:table-cell>
          <table:table-cell table:formula="of:=MOD([.H107];[.G107])" office:value-type="float" office:value="3472" calcext:value-type="float">
            <text:p>3472</text:p>
          </table:table-cell>
          <table:table-cell table:formula="of:=MOD([.I107];[.G107])" office:value-type="float" office:value="4334" calcext:value-type="float">
            <text:p>4334</text:p>
          </table:table-cell>
          <table:table-cell table:formula="of:=IF([.J107]+[.K107]=0;1;0)" office:value-type="float" office:value="0" calcext:value-type="float">
            <text:p>0</text:p>
          </table:table-cell>
          <table:table-cell table:formula="of:=[.L107]*[.H107]/[.G107]" office:value-type="float" office:value="-0" calcext:value-type="float">
            <text:p>0</text:p>
          </table:table-cell>
          <table:table-cell table:formula="of:=[.L107]*[.I107]/[.G107]" office:value-type="float" office:value="0" calcext:value-type="float">
            <text:p>0</text:p>
          </table:table-cell>
          <table:table-cell table:formula="of:=[.M107]*3+[.N10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48" calcext:value-type="float">
            <text:p>48</text:p>
          </table:table-cell>
          <table:table-cell table:formula="of:=[$Part1.E108]+[.$G$2]" office:value-type="float" office:value="10000000004022" calcext:value-type="float">
            <text:p>10000000004022</text:p>
          </table:table-cell>
          <table:table-cell table:formula="of:=[$Part1.F108]+[.$G$2]" office:value-type="float" office:value="10000000008944" calcext:value-type="float">
            <text:p>10000000008944</text:p>
          </table:table-cell>
          <table:table-cell table:formula="of:=([.B108]*[.C108]-[.D108]*[.A108])" office:value-type="float" office:value="-1120" calcext:value-type="float">
            <text:p>-1120</text:p>
          </table:table-cell>
          <table:table-cell table:formula="of:=[.F108]*[.C108]-[.D108]*[.E108]" office:value-type="float" office:value="-340000000067840" calcext:value-type="float">
            <text:p>-340000000067840</text:p>
          </table:table-cell>
          <table:table-cell table:formula="of:=[.B108]*[.E108]-[.F108]*[.A108]" office:value-type="float" office:value="-120000000186080" calcext:value-type="float">
            <text:p>-120000000186080</text:p>
          </table:table-cell>
          <table:table-cell table:formula="of:=MOD([.H108];[.G108])" office:value-type="float" office:value="0" calcext:value-type="float">
            <text:p>0</text:p>
          </table:table-cell>
          <table:table-cell table:formula="of:=MOD([.I108];[.G108])" office:value-type="float" office:value="0" calcext:value-type="float">
            <text:p>0</text:p>
          </table:table-cell>
          <table:table-cell table:formula="of:=IF([.J108]+[.K108]=0;1;0)" office:value-type="float" office:value="1" calcext:value-type="float">
            <text:p>1</text:p>
          </table:table-cell>
          <table:table-cell table:formula="of:=[.L108]*[.H108]/[.G108]" office:value-type="float" office:value="303571428632" calcext:value-type="float">
            <text:p>303571428632</text:p>
          </table:table-cell>
          <table:table-cell table:formula="of:=[.L108]*[.I108]/[.G108]" office:value-type="float" office:value="107142857309" calcext:value-type="float">
            <text:p>107142857309</text:p>
          </table:table-cell>
          <table:table-cell table:formula="of:=[.M108]*3+[.N108]" office:value-type="float" office:value="1017857143205" calcext:value-type="float">
            <text:p>101785714320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87" calcext:value-type="float">
            <text:p>87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table:formula="of:=[$Part1.E109]+[.$G$2]" office:value-type="float" office:value="10000000002261" calcext:value-type="float">
            <text:p>10000000002261</text:p>
          </table:table-cell>
          <table:table-cell table:formula="of:=[$Part1.F109]+[.$G$2]" office:value-type="float" office:value="10000000002936" calcext:value-type="float">
            <text:p>10000000002936</text:p>
          </table:table-cell>
          <table:table-cell table:formula="of:=([.B109]*[.C109]-[.D109]*[.A109])" office:value-type="float" office:value="1551" calcext:value-type="float">
            <text:p>1551</text:p>
          </table:table-cell>
          <table:table-cell table:formula="of:=[.F109]*[.C109]-[.D109]*[.E109]" office:value-type="float" office:value="90000000037224" calcext:value-type="float">
            <text:p>90000000037224</text:p>
          </table:table-cell>
          <table:table-cell table:formula="of:=[.B109]*[.E109]-[.F109]*[.A109]" office:value-type="float" office:value="480000000082203" calcext:value-type="float">
            <text:p>480000000082203</text:p>
          </table:table-cell>
          <table:table-cell table:formula="of:=MOD([.H109];[.G109])" office:value-type="float" office:value="1047" calcext:value-type="float">
            <text:p>1047</text:p>
          </table:table-cell>
          <table:table-cell table:formula="of:=MOD([.I109];[.G109])" office:value-type="float" office:value="414" calcext:value-type="float">
            <text:p>414</text:p>
          </table:table-cell>
          <table:table-cell table:formula="of:=IF([.J109]+[.K109]=0;1;0)" office:value-type="float" office:value="0" calcext:value-type="float">
            <text:p>0</text:p>
          </table:table-cell>
          <table:table-cell table:formula="of:=[.L109]*[.H109]/[.G109]" office:value-type="float" office:value="0" calcext:value-type="float">
            <text:p>0</text:p>
          </table:table-cell>
          <table:table-cell table:formula="of:=[.L109]*[.I109]/[.G109]" office:value-type="float" office:value="0" calcext:value-type="float">
            <text:p>0</text:p>
          </table:table-cell>
          <table:table-cell table:formula="of:=[.M109]*3+[.N10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94" calcext:value-type="float">
            <text:p>94</text:p>
          </table:table-cell>
          <table:table-cell office:value-type="float" office:value="86" calcext:value-type="float">
            <text:p>86</text:p>
          </table:table-cell>
          <table:table-cell office:value-type="float" office:value="52" calcext:value-type="float">
            <text:p>52</text:p>
          </table:table-cell>
          <table:table-cell table:formula="of:=[$Part1.E110]+[.$G$2]" office:value-type="float" office:value="10000000001676" calcext:value-type="float">
            <text:p>10000000001676</text:p>
          </table:table-cell>
          <table:table-cell table:formula="of:=[$Part1.F110]+[.$G$2]" office:value-type="float" office:value="10000000002860" calcext:value-type="float">
            <text:p>10000000002860</text:p>
          </table:table-cell>
          <table:table-cell table:formula="of:=([.B110]*[.C110]-[.D110]*[.A110])" office:value-type="float" office:value="6108" calcext:value-type="float">
            <text:p>6108</text:p>
          </table:table-cell>
          <table:table-cell table:formula="of:=[.F110]*[.C110]-[.D110]*[.E110]" office:value-type="float" office:value="340000000158808" calcext:value-type="float">
            <text:p>340000000158808</text:p>
          </table:table-cell>
          <table:table-cell table:formula="of:=[.B110]*[.E110]-[.F110]*[.A110]" office:value-type="float" office:value="560000000048864" calcext:value-type="float">
            <text:p>560000000048864</text:p>
          </table:table-cell>
          <table:table-cell table:formula="of:=MOD([.H110];[.G110])" office:value-type="float" office:value="760" calcext:value-type="float">
            <text:p>760</text:p>
          </table:table-cell>
          <table:table-cell table:formula="of:=MOD([.I110];[.G110])" office:value-type="float" office:value="5204" calcext:value-type="float">
            <text:p>5204</text:p>
          </table:table-cell>
          <table:table-cell table:formula="of:=IF([.J110]+[.K110]=0;1;0)" office:value-type="float" office:value="0" calcext:value-type="float">
            <text:p>0</text:p>
          </table:table-cell>
          <table:table-cell table:formula="of:=[.L110]*[.H110]/[.G110]" office:value-type="float" office:value="0" calcext:value-type="float">
            <text:p>0</text:p>
          </table:table-cell>
          <table:table-cell table:formula="of:=[.L110]*[.I110]/[.G110]" office:value-type="float" office:value="0" calcext:value-type="float">
            <text:p>0</text:p>
          </table:table-cell>
          <table:table-cell table:formula="of:=[.M110]*3+[.N1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table:formula="of:=[$Part1.E111]+[.$G$2]" office:value-type="float" office:value="10000000009851" calcext:value-type="float">
            <text:p>10000000009851</text:p>
          </table:table-cell>
          <table:table-cell table:formula="of:=[$Part1.F111]+[.$G$2]" office:value-type="float" office:value="10000000003451" calcext:value-type="float">
            <text:p>10000000003451</text:p>
          </table:table-cell>
          <table:table-cell table:formula="of:=([.B111]*[.C111]-[.D111]*[.A111])" office:value-type="float" office:value="-1328" calcext:value-type="float">
            <text:p>-1328</text:p>
          </table:table-cell>
          <table:table-cell table:formula="of:=[.F111]*[.C111]-[.D111]*[.E111]" office:value-type="float" office:value="-160000000247216" calcext:value-type="float">
            <text:p>-160000000247216</text:p>
          </table:table-cell>
          <table:table-cell table:formula="of:=[.B111]*[.E111]-[.F111]*[.A111]" office:value-type="float" office:value="-319999999963232" calcext:value-type="float">
            <text:p>-319999999963232</text:p>
          </table:table-cell>
          <table:table-cell table:formula="of:=MOD([.H111];[.G111])" office:value-type="float" office:value="0" calcext:value-type="float">
            <text:p>0</text:p>
          </table:table-cell>
          <table:table-cell table:formula="of:=MOD([.I111];[.G111])" office:value-type="float" office:value="0" calcext:value-type="float">
            <text:p>0</text:p>
          </table:table-cell>
          <table:table-cell table:formula="of:=IF([.J111]+[.K111]=0;1;0)" office:value-type="float" office:value="1" calcext:value-type="float">
            <text:p>1</text:p>
          </table:table-cell>
          <table:table-cell table:formula="of:=[.L111]*[.H111]/[.G111]" office:value-type="float" office:value="120481927897" calcext:value-type="float">
            <text:p>120481927897</text:p>
          </table:table-cell>
          <table:table-cell table:formula="of:=[.L111]*[.I111]/[.G111]" office:value-type="float" office:value="240963855394" calcext:value-type="float">
            <text:p>240963855394</text:p>
          </table:table-cell>
          <table:table-cell table:formula="of:=[.M111]*3+[.N111]" office:value-type="float" office:value="602409639085" calcext:value-type="float">
            <text:p>60240963908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79" calcext:value-type="float">
            <text:p>79</text:p>
          </table:table-cell>
          <table:table-cell office:value-type="float" office:value="46" calcext:value-type="float">
            <text:p>46</text:p>
          </table:table-cell>
          <table:table-cell table:formula="of:=[$Part1.E112]+[.$G$2]" office:value-type="float" office:value="10000000008986" calcext:value-type="float">
            <text:p>10000000008986</text:p>
          </table:table-cell>
          <table:table-cell table:formula="of:=[$Part1.F112]+[.$G$2]" office:value-type="float" office:value="10000000004303" calcext:value-type="float">
            <text:p>10000000004303</text:p>
          </table:table-cell>
          <table:table-cell table:formula="of:=([.B112]*[.C112]-[.D112]*[.A112])" office:value-type="float" office:value="2661" calcext:value-type="float">
            <text:p>2661</text:p>
          </table:table-cell>
          <table:table-cell table:formula="of:=[.F112]*[.C112]-[.D112]*[.E112]" office:value-type="float" office:value="329999999926581" calcext:value-type="float">
            <text:p>329999999926581</text:p>
          </table:table-cell>
          <table:table-cell table:formula="of:=[.B112]*[.E112]-[.F112]*[.A112]" office:value-type="float" office:value="270000000317550" calcext:value-type="float">
            <text:p>270000000317550</text:p>
          </table:table-cell>
          <table:table-cell table:formula="of:=MOD([.H112];[.G112])" office:value-type="float" office:value="0" calcext:value-type="float">
            <text:p>0</text:p>
          </table:table-cell>
          <table:table-cell table:formula="of:=MOD([.I112];[.G112])" office:value-type="float" office:value="0" calcext:value-type="float">
            <text:p>0</text:p>
          </table:table-cell>
          <table:table-cell table:formula="of:=IF([.J112]+[.K112]=0;1;0)" office:value-type="float" office:value="1" calcext:value-type="float">
            <text:p>1</text:p>
          </table:table-cell>
          <table:table-cell table:formula="of:=[.L112]*[.H112]/[.G112]" office:value-type="float" office:value="124013528721" calcext:value-type="float">
            <text:p>124013528721</text:p>
          </table:table-cell>
          <table:table-cell table:formula="of:=[.L112]*[.I112]/[.G112]" office:value-type="float" office:value="101465614550" calcext:value-type="float">
            <text:p>101465614550</text:p>
          </table:table-cell>
          <table:table-cell table:formula="of:=[.M112]*3+[.N112]" office:value-type="float" office:value="473506200713" calcext:value-type="float">
            <text:p>473506200713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table:formula="of:=[$Part1.E113]+[.$G$2]" office:value-type="float" office:value="10000000000367" calcext:value-type="float">
            <text:p>10000000000367</text:p>
          </table:table-cell>
          <table:table-cell table:formula="of:=[$Part1.F113]+[.$G$2]" office:value-type="float" office:value="10000000003816" calcext:value-type="float">
            <text:p>10000000003816</text:p>
          </table:table-cell>
          <table:table-cell table:formula="of:=([.B113]*[.C113]-[.D113]*[.A113])" office:value-type="float" office:value="-1642" calcext:value-type="float">
            <text:p>-1642</text:p>
          </table:table-cell>
          <table:table-cell table:formula="of:=[.F113]*[.C113]-[.D113]*[.E113]" office:value-type="float" office:value="-169999999940708" calcext:value-type="float">
            <text:p>-169999999940708</text:p>
          </table:table-cell>
          <table:table-cell table:formula="of:=[.B113]*[.E113]-[.F113]*[.A113]" office:value-type="float" office:value="-390000000197110" calcext:value-type="float">
            <text:p>-390000000197110</text:p>
          </table:table-cell>
          <table:table-cell table:formula="of:=MOD([.H113];[.G113])" office:value-type="float" office:value="0" calcext:value-type="float">
            <text:p>0</text:p>
          </table:table-cell>
          <table:table-cell table:formula="of:=MOD([.I113];[.G113])" office:value-type="float" office:value="0" calcext:value-type="float">
            <text:p>0</text:p>
          </table:table-cell>
          <table:table-cell table:formula="of:=IF([.J113]+[.K113]=0;1;0)" office:value-type="float" office:value="1" calcext:value-type="float">
            <text:p>1</text:p>
          </table:table-cell>
          <table:table-cell table:formula="of:=[.L113]*[.H113]/[.G113]" office:value-type="float" office:value="103532277674" calcext:value-type="float">
            <text:p>103532277674</text:p>
          </table:table-cell>
          <table:table-cell table:formula="of:=[.L113]*[.I113]/[.G113]" office:value-type="float" office:value="237515225455" calcext:value-type="float">
            <text:p>237515225455</text:p>
          </table:table-cell>
          <table:table-cell table:formula="of:=[.M113]*3+[.N113]" office:value-type="float" office:value="548112058477" calcext:value-type="float">
            <text:p>54811205847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table:formula="of:=[$Part1.E114]+[.$G$2]" office:value-type="float" office:value="10000000008160" calcext:value-type="float">
            <text:p>10000000008160</text:p>
          </table:table-cell>
          <table:table-cell table:formula="of:=[$Part1.F114]+[.$G$2]" office:value-type="float" office:value="10000000016485" calcext:value-type="float">
            <text:p>10000000016485</text:p>
          </table:table-cell>
          <table:table-cell table:formula="of:=([.B114]*[.C114]-[.D114]*[.A114])" office:value-type="float" office:value="1669" calcext:value-type="float">
            <text:p>1669</text:p>
          </table:table-cell>
          <table:table-cell table:formula="of:=[.F114]*[.C114]-[.D114]*[.E114]" office:value-type="float" office:value="190000000513015" calcext:value-type="float">
            <text:p>190000000513015</text:p>
          </table:table-cell>
          <table:table-cell table:formula="of:=[.B114]*[.E114]-[.F114]*[.A114]" office:value-type="float" office:value="259999999970735" calcext:value-type="float">
            <text:p>259999999970735</text:p>
          </table:table-cell>
          <table:table-cell table:formula="of:=MOD([.H114];[.G114])" office:value-type="float" office:value="0" calcext:value-type="float">
            <text:p>0</text:p>
          </table:table-cell>
          <table:table-cell table:formula="of:=MOD([.I114];[.G114])" office:value-type="float" office:value="0" calcext:value-type="float">
            <text:p>0</text:p>
          </table:table-cell>
          <table:table-cell table:formula="of:=IF([.J114]+[.K114]=0;1;0)" office:value-type="float" office:value="1" calcext:value-type="float">
            <text:p>1</text:p>
          </table:table-cell>
          <table:table-cell table:formula="of:=[.L114]*[.H114]/[.G114]" office:value-type="float" office:value="113840623435" calcext:value-type="float">
            <text:p>113840623435</text:p>
          </table:table-cell>
          <table:table-cell table:formula="of:=[.L114]*[.I114]/[.G114]" office:value-type="float" office:value="155781905315" calcext:value-type="float">
            <text:p>155781905315</text:p>
          </table:table-cell>
          <table:table-cell table:formula="of:=[.M114]*3+[.N114]" office:value-type="float" office:value="497303775620" calcext:value-type="float">
            <text:p>49730377562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76" calcext:value-type="float">
            <text:p>76</text:p>
          </table:table-cell>
          <table:table-cell table:formula="of:=[$Part1.E115]+[.$G$2]" office:value-type="float" office:value="10000000011992" calcext:value-type="float">
            <text:p>10000000011992</text:p>
          </table:table-cell>
          <table:table-cell table:formula="of:=[$Part1.F115]+[.$G$2]" office:value-type="float" office:value="10000000007494" calcext:value-type="float">
            <text:p>10000000007494</text:p>
          </table:table-cell>
          <table:table-cell table:formula="of:=([.B115]*[.C115]-[.D115]*[.A115])" office:value-type="float" office:value="-2444" calcext:value-type="float">
            <text:p>-2444</text:p>
          </table:table-cell>
          <table:table-cell table:formula="of:=[.F115]*[.C115]-[.D115]*[.E115]" office:value-type="float" office:value="-260000000536692" calcext:value-type="float">
            <text:p>-260000000536692</text:p>
          </table:table-cell>
          <table:table-cell table:formula="of:=[.B115]*[.E115]-[.F115]*[.A115]" office:value-type="float" office:value="-260000000113880" calcext:value-type="float">
            <text:p>-260000000113880</text:p>
          </table:table-cell>
          <table:table-cell table:formula="of:=MOD([.H115];[.G115])" office:value-type="float" office:value="0" calcext:value-type="float">
            <text:p>0</text:p>
          </table:table-cell>
          <table:table-cell table:formula="of:=MOD([.I115];[.G115])" office:value-type="float" office:value="0" calcext:value-type="float">
            <text:p>0</text:p>
          </table:table-cell>
          <table:table-cell table:formula="of:=IF([.J115]+[.K115]=0;1;0)" office:value-type="float" office:value="1" calcext:value-type="float">
            <text:p>1</text:p>
          </table:table-cell>
          <table:table-cell table:formula="of:=[.L115]*[.H115]/[.G115]" office:value-type="float" office:value="106382978943" calcext:value-type="float">
            <text:p>106382978943</text:p>
          </table:table-cell>
          <table:table-cell table:formula="of:=[.L115]*[.I115]/[.G115]" office:value-type="float" office:value="106382978770" calcext:value-type="float">
            <text:p>106382978770</text:p>
          </table:table-cell>
          <table:table-cell table:formula="of:=[.M115]*3+[.N115]" office:value-type="float" office:value="425531915599" calcext:value-type="float">
            <text:p>425531915599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89" calcext:value-type="float">
            <text:p>89</text:p>
          </table:table-cell>
          <table:table-cell table:formula="of:=[$Part1.E116]+[.$G$2]" office:value-type="float" office:value="10000000006011" calcext:value-type="float">
            <text:p>10000000006011</text:p>
          </table:table-cell>
          <table:table-cell table:formula="of:=[$Part1.F116]+[.$G$2]" office:value-type="float" office:value="10000000010202" calcext:value-type="float">
            <text:p>10000000010202</text:p>
          </table:table-cell>
          <table:table-cell table:formula="of:=([.B116]*[.C116]-[.D116]*[.A116])" office:value-type="float" office:value="-5253" calcext:value-type="float">
            <text:p>-5253</text:p>
          </table:table-cell>
          <table:table-cell table:formula="of:=[.F116]*[.C116]-[.D116]*[.E116]" office:value-type="float" office:value="-690000000330939" calcext:value-type="float">
            <text:p>-690000000330939</text:p>
          </table:table-cell>
          <table:table-cell table:formula="of:=[.B116]*[.E116]-[.F116]*[.A116]" office:value-type="float" office:value="29999999695326" calcext:value-type="float">
            <text:p>29999999695326</text:p>
          </table:table-cell>
          <table:table-cell table:formula="of:=MOD([.H116];[.G116])" office:value-type="float" office:value="-3666" calcext:value-type="float">
            <text:p>-3666</text:p>
          </table:table-cell>
          <table:table-cell table:formula="of:=MOD([.I116];[.G116])" office:value-type="float" office:value="-69" calcext:value-type="float">
            <text:p>-69</text:p>
          </table:table-cell>
          <table:table-cell table:formula="of:=IF([.J116]+[.K116]=0;1;0)" office:value-type="float" office:value="0" calcext:value-type="float">
            <text:p>0</text:p>
          </table:table-cell>
          <table:table-cell table:formula="of:=[.L116]*[.H116]/[.G116]" office:value-type="float" office:value="0" calcext:value-type="float">
            <text:p>0</text:p>
          </table:table-cell>
          <table:table-cell table:formula="of:=[.L116]*[.I116]/[.G116]" office:value-type="float" office:value="-0" calcext:value-type="float">
            <text:p>0</text:p>
          </table:table-cell>
          <table:table-cell table:formula="of:=[.M116]*3+[.N11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71" calcext:value-type="float">
            <text:p>71</text:p>
          </table:table-cell>
          <table:table-cell office:value-type="float" office:value="43" calcext:value-type="float">
            <text:p>43</text:p>
          </table:table-cell>
          <table:table-cell office:value-type="float" office:value="16" calcext:value-type="float">
            <text:p>16</text:p>
          </table:table-cell>
          <table:table-cell table:formula="of:=[$Part1.E117]+[.$G$2]" office:value-type="float" office:value="10000000017515" calcext:value-type="float">
            <text:p>10000000017515</text:p>
          </table:table-cell>
          <table:table-cell table:formula="of:=[$Part1.F117]+[.$G$2]" office:value-type="float" office:value="10000000011685" calcext:value-type="float">
            <text:p>10000000011685</text:p>
          </table:table-cell>
          <table:table-cell table:formula="of:=([.B117]*[.C117]-[.D117]*[.A117])" office:value-type="float" office:value="2285" calcext:value-type="float">
            <text:p>2285</text:p>
          </table:table-cell>
          <table:table-cell table:formula="of:=[.F117]*[.C117]-[.D117]*[.E117]" office:value-type="float" office:value="270000000222215" calcext:value-type="float">
            <text:p>270000000222215</text:p>
          </table:table-cell>
          <table:table-cell table:formula="of:=[.B117]*[.E117]-[.F117]*[.A117]" office:value-type="float" office:value="230000000682685" calcext:value-type="float">
            <text:p>230000000682685</text:p>
          </table:table-cell>
          <table:table-cell table:formula="of:=MOD([.H117];[.G117])" office:value-type="float" office:value="0" calcext:value-type="float">
            <text:p>0</text:p>
          </table:table-cell>
          <table:table-cell table:formula="of:=MOD([.I117];[.G117])" office:value-type="float" office:value="0" calcext:value-type="float">
            <text:p>0</text:p>
          </table:table-cell>
          <table:table-cell table:formula="of:=IF([.J117]+[.K117]=0;1;0)" office:value-type="float" office:value="1" calcext:value-type="float">
            <text:p>1</text:p>
          </table:table-cell>
          <table:table-cell table:formula="of:=[.L117]*[.H117]/[.G117]" office:value-type="float" office:value="118161925699" calcext:value-type="float">
            <text:p>118161925699</text:p>
          </table:table-cell>
          <table:table-cell table:formula="of:=[.L117]*[.I117]/[.G117]" office:value-type="float" office:value="100656455441" calcext:value-type="float">
            <text:p>100656455441</text:p>
          </table:table-cell>
          <table:table-cell table:formula="of:=[.M117]*3+[.N117]" office:value-type="float" office:value="455142232538" calcext:value-type="float">
            <text:p>455142232538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table:formula="of:=[$Part1.E118]+[.$G$2]" office:value-type="float" office:value="10000000009760" calcext:value-type="float">
            <text:p>10000000009760</text:p>
          </table:table-cell>
          <table:table-cell table:formula="of:=[$Part1.F118]+[.$G$2]" office:value-type="float" office:value="10000000002118" calcext:value-type="float">
            <text:p>10000000002118</text:p>
          </table:table-cell>
          <table:table-cell table:formula="of:=([.B118]*[.C118]-[.D118]*[.A118])" office:value-type="float" office:value="-4288" calcext:value-type="float">
            <text:p>-4288</text:p>
          </table:table-cell>
          <table:table-cell table:formula="of:=[.F118]*[.C118]-[.D118]*[.E118]" office:value-type="float" office:value="-180000000420224" calcext:value-type="float">
            <text:p>-180000000420224</text:p>
          </table:table-cell>
          <table:table-cell table:formula="of:=[.B118]*[.E118]-[.F118]*[.A118]" office:value-type="float" office:value="-800000000047168" calcext:value-type="float">
            <text:p>-800000000047168</text:p>
          </table:table-cell>
          <table:table-cell table:formula="of:=MOD([.H118];[.G118])" office:value-type="float" office:value="-1280" calcext:value-type="float">
            <text:p>-1280</text:p>
          </table:table-cell>
          <table:table-cell table:formula="of:=MOD([.I118];[.G118])" office:value-type="float" office:value="-448" calcext:value-type="float">
            <text:p>-448</text:p>
          </table:table-cell>
          <table:table-cell table:formula="of:=IF([.J118]+[.K118]=0;1;0)" office:value-type="float" office:value="0" calcext:value-type="float">
            <text:p>0</text:p>
          </table:table-cell>
          <table:table-cell table:formula="of:=[.L118]*[.H118]/[.G118]" office:value-type="float" office:value="0" calcext:value-type="float">
            <text:p>0</text:p>
          </table:table-cell>
          <table:table-cell table:formula="of:=[.L118]*[.I118]/[.G118]" office:value-type="float" office:value="0" calcext:value-type="float">
            <text:p>0</text:p>
          </table:table-cell>
          <table:table-cell table:formula="of:=[.M118]*3+[.N11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  <table:table-cell office:value-type="float" office:value="53" calcext:value-type="float">
            <text:p>53</text:p>
          </table:table-cell>
          <table:table-cell office:value-type="float" office:value="15" calcext:value-type="float">
            <text:p>15</text:p>
          </table:table-cell>
          <table:table-cell table:formula="of:=[$Part1.E119]+[.$G$2]" office:value-type="float" office:value="10000000004867" calcext:value-type="float">
            <text:p>10000000004867</text:p>
          </table:table-cell>
          <table:table-cell table:formula="of:=[$Part1.F119]+[.$G$2]" office:value-type="float" office:value="10000000006185" calcext:value-type="float">
            <text:p>10000000006185</text:p>
          </table:table-cell>
          <table:table-cell table:formula="of:=([.B119]*[.C119]-[.D119]*[.A119])" office:value-type="float" office:value="3185" calcext:value-type="float">
            <text:p>3185</text:p>
          </table:table-cell>
          <table:table-cell table:formula="of:=[.F119]*[.C119]-[.D119]*[.E119]" office:value-type="float" office:value="380000000254800" calcext:value-type="float">
            <text:p>380000000254800</text:p>
          </table:table-cell>
          <table:table-cell table:formula="of:=[.B119]*[.E119]-[.F119]*[.A119]" office:value-type="float" office:value="350000000124215" calcext:value-type="float">
            <text:p>350000000124215</text:p>
          </table:table-cell>
          <table:table-cell table:formula="of:=MOD([.H119];[.G119])" office:value-type="float" office:value="1290" calcext:value-type="float">
            <text:p>1290</text:p>
          </table:table-cell>
          <table:table-cell table:formula="of:=MOD([.I119];[.G119])" office:value-type="float" office:value="350" calcext:value-type="float">
            <text:p>350</text:p>
          </table:table-cell>
          <table:table-cell table:formula="of:=IF([.J119]+[.K119]=0;1;0)" office:value-type="float" office:value="0" calcext:value-type="float">
            <text:p>0</text:p>
          </table:table-cell>
          <table:table-cell table:formula="of:=[.L119]*[.H119]/[.G119]" office:value-type="float" office:value="0" calcext:value-type="float">
            <text:p>0</text:p>
          </table:table-cell>
          <table:table-cell table:formula="of:=[.L119]*[.I119]/[.G119]" office:value-type="float" office:value="0" calcext:value-type="float">
            <text:p>0</text:p>
          </table:table-cell>
          <table:table-cell table:formula="of:=[.M119]*3+[.N11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77" calcext:value-type="float">
            <text:p>77</text:p>
          </table:table-cell>
          <table:table-cell office:value-type="float" office:value="48" calcext:value-type="float">
            <text:p>48</text:p>
          </table:table-cell>
          <table:table-cell table:formula="of:=[$Part1.E120]+[.$G$2]" office:value-type="float" office:value="10000000005018" calcext:value-type="float">
            <text:p>10000000005018</text:p>
          </table:table-cell>
          <table:table-cell table:formula="of:=[$Part1.F120]+[.$G$2]" office:value-type="float" office:value="10000000007024" calcext:value-type="float">
            <text:p>10000000007024</text:p>
          </table:table-cell>
          <table:table-cell table:formula="of:=([.B120]*[.C120]-[.D120]*[.A120])" office:value-type="float" office:value="1763" calcext:value-type="float">
            <text:p>1763</text:p>
          </table:table-cell>
          <table:table-cell table:formula="of:=[.F120]*[.C120]-[.D120]*[.E120]" office:value-type="float" office:value="290000000299984" calcext:value-type="float">
            <text:p>290000000299984</text:p>
          </table:table-cell>
          <table:table-cell table:formula="of:=[.B120]*[.E120]-[.F120]*[.A120]" office:value-type="float" office:value="180000000064246" calcext:value-type="float">
            <text:p>180000000064246</text:p>
          </table:table-cell>
          <table:table-cell table:formula="of:=MOD([.H120];[.G120])" office:value-type="float" office:value="0" calcext:value-type="float">
            <text:p>0</text:p>
          </table:table-cell>
          <table:table-cell table:formula="of:=MOD([.I120];[.G120])" office:value-type="float" office:value="0" calcext:value-type="float">
            <text:p>0</text:p>
          </table:table-cell>
          <table:table-cell table:formula="of:=IF([.J120]+[.K120]=0;1;0)" office:value-type="float" office:value="1" calcext:value-type="float">
            <text:p>1</text:p>
          </table:table-cell>
          <table:table-cell table:formula="of:=[.L120]*[.H120]/[.G120]" office:value-type="float" office:value="164492342768" calcext:value-type="float">
            <text:p>164492342768</text:p>
          </table:table-cell>
          <table:table-cell table:formula="of:=[.L120]*[.I120]/[.G120]" office:value-type="float" office:value="102098695442" calcext:value-type="float">
            <text:p>102098695442</text:p>
          </table:table-cell>
          <table:table-cell table:formula="of:=[.M120]*3+[.N120]" office:value-type="float" office:value="595575723746" calcext:value-type="float">
            <text:p>59557572374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80" calcext:value-type="float">
            <text:p>80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table:formula="of:=[$Part1.E121]+[.$G$2]" office:value-type="float" office:value="10000000001611" calcext:value-type="float">
            <text:p>10000000001611</text:p>
          </table:table-cell>
          <table:table-cell table:formula="of:=[$Part1.F121]+[.$G$2]" office:value-type="float" office:value="10000000005801" calcext:value-type="float">
            <text:p>10000000005801</text:p>
          </table:table-cell>
          <table:table-cell table:formula="of:=([.B121]*[.C121]-[.D121]*[.A121])" office:value-type="float" office:value="4114" calcext:value-type="float">
            <text:p>4114</text:p>
          </table:table-cell>
          <table:table-cell table:formula="of:=[.F121]*[.C121]-[.D121]*[.E121]" office:value-type="float" office:value="440000000301334" calcext:value-type="float">
            <text:p>440000000301334</text:p>
          </table:table-cell>
          <table:table-cell table:formula="of:=[.B121]*[.E121]-[.F121]*[.A121]" office:value-type="float" office:value="539999999978054" calcext:value-type="float">
            <text:p>539999999978054</text:p>
          </table:table-cell>
          <table:table-cell table:formula="of:=MOD([.H121];[.G121])" office:value-type="float" office:value="0" calcext:value-type="float">
            <text:p>0</text:p>
          </table:table-cell>
          <table:table-cell table:formula="of:=MOD([.I121];[.G121])" office:value-type="float" office:value="0" calcext:value-type="float">
            <text:p>0</text:p>
          </table:table-cell>
          <table:table-cell table:formula="of:=IF([.J121]+[.K121]=0;1;0)" office:value-type="float" office:value="1" calcext:value-type="float">
            <text:p>1</text:p>
          </table:table-cell>
          <table:table-cell table:formula="of:=[.L121]*[.H121]/[.G121]" office:value-type="float" office:value="106951871731" calcext:value-type="float">
            <text:p>106951871731</text:p>
          </table:table-cell>
          <table:table-cell table:formula="of:=[.L121]*[.I121]/[.G121]" office:value-type="float" office:value="131259115211" calcext:value-type="float">
            <text:p>131259115211</text:p>
          </table:table-cell>
          <table:table-cell table:formula="of:=[.M121]*3+[.N121]" office:value-type="float" office:value="452114730404" calcext:value-type="float">
            <text:p>45211473040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41" calcext:value-type="float">
            <text:p>41</text:p>
          </table:table-cell>
          <table:table-cell office:value-type="float" office:value="12" calcext:value-type="float">
            <text:p>12</text:p>
          </table:table-cell>
          <table:table-cell table:formula="of:=[$Part1.E122]+[.$G$2]" office:value-type="float" office:value="10000000016306" calcext:value-type="float">
            <text:p>10000000016306</text:p>
          </table:table-cell>
          <table:table-cell table:formula="of:=[$Part1.F122]+[.$G$2]" office:value-type="float" office:value="10000000004586" calcext:value-type="float">
            <text:p>10000000004586</text:p>
          </table:table-cell>
          <table:table-cell table:formula="of:=([.B122]*[.C122]-[.D122]*[.A122])" office:value-type="float" office:value="1002" calcext:value-type="float">
            <text:p>1002</text:p>
          </table:table-cell>
          <table:table-cell table:formula="of:=[.F122]*[.C122]-[.D122]*[.E122]" office:value-type="float" office:value="289999999992354" calcext:value-type="float">
            <text:p>289999999992354</text:p>
          </table:table-cell>
          <table:table-cell table:formula="of:=[.B122]*[.E122]-[.F122]*[.A122]" office:value-type="float" office:value="110000000402046" calcext:value-type="float">
            <text:p>110000000402046</text:p>
          </table:table-cell>
          <table:table-cell table:formula="of:=MOD([.H122];[.G122])" office:value-type="float" office:value="0" calcext:value-type="float">
            <text:p>0</text:p>
          </table:table-cell>
          <table:table-cell table:formula="of:=MOD([.I122];[.G122])" office:value-type="float" office:value="0" calcext:value-type="float">
            <text:p>0</text:p>
          </table:table-cell>
          <table:table-cell table:formula="of:=IF([.J122]+[.K122]=0;1;0)" office:value-type="float" office:value="1" calcext:value-type="float">
            <text:p>1</text:p>
          </table:table-cell>
          <table:table-cell table:formula="of:=[.L122]*[.H122]/[.G122]" office:value-type="float" office:value="289421157677" calcext:value-type="float">
            <text:p>289421157677</text:p>
          </table:table-cell>
          <table:table-cell table:formula="of:=[.L122]*[.I122]/[.G122]" office:value-type="float" office:value="109780439523" calcext:value-type="float">
            <text:p>109780439523</text:p>
          </table:table-cell>
          <table:table-cell table:formula="of:=[.M122]*3+[.N122]" office:value-type="float" office:value="978043912554" calcext:value-type="float">
            <text:p>97804391255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6" calcext:value-type="float">
            <text:p>76</text:p>
          </table:table-cell>
          <table:table-cell office:value-type="float" office:value="96" calcext:value-type="float">
            <text:p>96</text:p>
          </table:table-cell>
          <table:table-cell office:value-type="float" office:value="73" calcext:value-type="float">
            <text:p>73</text:p>
          </table:table-cell>
          <table:table-cell table:formula="of:=[$Part1.E123]+[.$G$2]" office:value-type="float" office:value="10000000006496" calcext:value-type="float">
            <text:p>10000000006496</text:p>
          </table:table-cell>
          <table:table-cell table:formula="of:=[$Part1.F123]+[.$G$2]" office:value-type="float" office:value="10000000009171" calcext:value-type="float">
            <text:p>10000000009171</text:p>
          </table:table-cell>
          <table:table-cell table:formula="of:=([.B123]*[.C123]-[.D123]*[.A123])" office:value-type="float" office:value="6347" calcext:value-type="float">
            <text:p>6347</text:p>
          </table:table-cell>
          <table:table-cell table:formula="of:=[.F123]*[.C123]-[.D123]*[.E123]" office:value-type="float" office:value="230000000406208" calcext:value-type="float">
            <text:p>230000000406208</text:p>
          </table:table-cell>
          <table:table-cell table:formula="of:=[.B123]*[.E123]-[.F123]*[.A123]" office:value-type="float" office:value="630000000374473" calcext:value-type="float">
            <text:p>630000000374473</text:p>
          </table:table-cell>
          <table:table-cell table:formula="of:=MOD([.H123];[.G123])" office:value-type="float" office:value="2639" calcext:value-type="float">
            <text:p>2639</text:p>
          </table:table-cell>
          <table:table-cell table:formula="of:=MOD([.I123];[.G123])" office:value-type="float" office:value="4469" calcext:value-type="float">
            <text:p>4469</text:p>
          </table:table-cell>
          <table:table-cell table:formula="of:=IF([.J123]+[.K123]=0;1;0)" office:value-type="float" office:value="0" calcext:value-type="float">
            <text:p>0</text:p>
          </table:table-cell>
          <table:table-cell table:formula="of:=[.L123]*[.H123]/[.G123]" office:value-type="float" office:value="0" calcext:value-type="float">
            <text:p>0</text:p>
          </table:table-cell>
          <table:table-cell table:formula="of:=[.L123]*[.I123]/[.G123]" office:value-type="float" office:value="0" calcext:value-type="float">
            <text:p>0</text:p>
          </table:table-cell>
          <table:table-cell table:formula="of:=[.M123]*3+[.N12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float" office:value="17" calcext:value-type="float">
            <text:p>17</text:p>
          </table:table-cell>
          <table:table-cell table:formula="of:=[$Part1.E124]+[.$G$2]" office:value-type="float" office:value="10000000003517" calcext:value-type="float">
            <text:p>10000000003517</text:p>
          </table:table-cell>
          <table:table-cell table:formula="of:=[$Part1.F124]+[.$G$2]" office:value-type="float" office:value="10000000016662" calcext:value-type="float">
            <text:p>10000000016662</text:p>
          </table:table-cell>
          <table:table-cell table:formula="of:=([.B124]*[.C124]-[.D124]*[.A124])" office:value-type="float" office:value="4421" calcext:value-type="float">
            <text:p>4421</text:p>
          </table:table-cell>
          <table:table-cell table:formula="of:=[.F124]*[.C124]-[.D124]*[.E124]" office:value-type="float" office:value="520000001089889" calcext:value-type="float">
            <text:p>520000001089889</text:p>
          </table:table-cell>
          <table:table-cell table:formula="of:=[.B124]*[.E124]-[.F124]*[.A124]" office:value-type="float" office:value="489999999909433" calcext:value-type="float">
            <text:p>489999999909433</text:p>
          </table:table-cell>
          <table:table-cell table:formula="of:=MOD([.H124];[.G124])" office:value-type="float" office:value="0" calcext:value-type="float">
            <text:p>0</text:p>
          </table:table-cell>
          <table:table-cell table:formula="of:=MOD([.I124];[.G124])" office:value-type="float" office:value="0" calcext:value-type="float">
            <text:p>0</text:p>
          </table:table-cell>
          <table:table-cell table:formula="of:=IF([.J124]+[.K124]=0;1;0)" office:value-type="float" office:value="1" calcext:value-type="float">
            <text:p>1</text:p>
          </table:table-cell>
          <table:table-cell table:formula="of:=[.L124]*[.H124]/[.G124]" office:value-type="float" office:value="117620448109" calcext:value-type="float">
            <text:p>117620448109</text:p>
          </table:table-cell>
          <table:table-cell table:formula="of:=[.L124]*[.I124]/[.G124]" office:value-type="float" office:value="110834652773" calcext:value-type="float">
            <text:p>110834652773</text:p>
          </table:table-cell>
          <table:table-cell table:formula="of:=[.M124]*3+[.N124]" office:value-type="float" office:value="463695997100" calcext:value-type="float">
            <text:p>46369599710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98" calcext:value-type="float">
            <text:p>98</text:p>
          </table:table-cell>
          <table:table-cell table:formula="of:=[$Part1.E125]+[.$G$2]" office:value-type="float" office:value="10000000002171" calcext:value-type="float">
            <text:p>10000000002171</text:p>
          </table:table-cell>
          <table:table-cell table:formula="of:=[$Part1.F125]+[.$G$2]" office:value-type="float" office:value="10000000004780" calcext:value-type="float">
            <text:p>10000000004780</text:p>
          </table:table-cell>
          <table:table-cell table:formula="of:=([.B125]*[.C125]-[.D125]*[.A125])" office:value-type="float" office:value="-6806" calcext:value-type="float">
            <text:p>-6806</text:p>
          </table:table-cell>
          <table:table-cell table:formula="of:=[.F125]*[.C125]-[.D125]*[.E125]" office:value-type="float" office:value="-720000000088478" calcext:value-type="float">
            <text:p>-720000000088478</text:p>
          </table:table-cell>
          <table:table-cell table:formula="of:=[.B125]*[.E125]-[.F125]*[.A125]" office:value-type="float" office:value="-430000000299464" calcext:value-type="float">
            <text:p>-430000000299464</text:p>
          </table:table-cell>
          <table:table-cell table:formula="of:=MOD([.H125];[.G125])" office:value-type="float" office:value="-2218" calcext:value-type="float">
            <text:p>-2218</text:p>
          </table:table-cell>
          <table:table-cell table:formula="of:=MOD([.I125];[.G125])" office:value-type="float" office:value="-852" calcext:value-type="float">
            <text:p>-852</text:p>
          </table:table-cell>
          <table:table-cell table:formula="of:=IF([.J125]+[.K125]=0;1;0)" office:value-type="float" office:value="0" calcext:value-type="float">
            <text:p>0</text:p>
          </table:table-cell>
          <table:table-cell table:formula="of:=[.L125]*[.H125]/[.G125]" office:value-type="float" office:value="0" calcext:value-type="float">
            <text:p>0</text:p>
          </table:table-cell>
          <table:table-cell table:formula="of:=[.L125]*[.I125]/[.G125]" office:value-type="float" office:value="0" calcext:value-type="float">
            <text:p>0</text:p>
          </table:table-cell>
          <table:table-cell table:formula="of:=[.M125]*3+[.N12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85" calcext:value-type="float">
            <text:p>85</text:p>
          </table:table-cell>
          <table:table-cell office:value-type="float" office:value="93" calcext:value-type="float">
            <text:p>93</text:p>
          </table:table-cell>
          <table:table-cell office:value-type="float" office:value="19" calcext:value-type="float">
            <text:p>19</text:p>
          </table:table-cell>
          <table:table-cell table:formula="of:=[$Part1.E126]+[.$G$2]" office:value-type="float" office:value="10000000003411" calcext:value-type="float">
            <text:p>10000000003411</text:p>
          </table:table-cell>
          <table:table-cell table:formula="of:=[$Part1.F126]+[.$G$2]" office:value-type="float" office:value="10000000007452" calcext:value-type="float">
            <text:p>10000000007452</text:p>
          </table:table-cell>
          <table:table-cell table:formula="of:=([.B126]*[.C126]-[.D126]*[.A126])" office:value-type="float" office:value="7221" calcext:value-type="float">
            <text:p>7221</text:p>
          </table:table-cell>
          <table:table-cell table:formula="of:=[.F126]*[.C126]-[.D126]*[.E126]" office:value-type="float" office:value="740000000628227" calcext:value-type="float">
            <text:p>740000000628227</text:p>
          </table:table-cell>
          <table:table-cell table:formula="of:=[.B126]*[.E126]-[.F126]*[.A126]" office:value-type="float" office:value="490000000021663" calcext:value-type="float">
            <text:p>490000000021663</text:p>
          </table:table-cell>
          <table:table-cell table:formula="of:=MOD([.H126];[.G126])" office:value-type="float" office:value="2939" calcext:value-type="float">
            <text:p>2939</text:p>
          </table:table-cell>
          <table:table-cell table:formula="of:=MOD([.I126];[.G126])" office:value-type="float" office:value="2434" calcext:value-type="float">
            <text:p>2434</text:p>
          </table:table-cell>
          <table:table-cell table:formula="of:=IF([.J126]+[.K126]=0;1;0)" office:value-type="float" office:value="0" calcext:value-type="float">
            <text:p>0</text:p>
          </table:table-cell>
          <table:table-cell table:formula="of:=[.L126]*[.H126]/[.G126]" office:value-type="float" office:value="0" calcext:value-type="float">
            <text:p>0</text:p>
          </table:table-cell>
          <table:table-cell table:formula="of:=[.L126]*[.I126]/[.G126]" office:value-type="float" office:value="0" calcext:value-type="float">
            <text:p>0</text:p>
          </table:table-cell>
          <table:table-cell table:formula="of:=[.M126]*3+[.N12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73" calcext:value-type="float">
            <text:p>73</text:p>
          </table:table-cell>
          <table:table-cell office:value-type="float" office:value="52" calcext:value-type="float">
            <text:p>52</text:p>
          </table:table-cell>
          <table:table-cell office:value-type="float" office:value="16" calcext:value-type="float">
            <text:p>16</text:p>
          </table:table-cell>
          <table:table-cell table:formula="of:=[$Part1.E127]+[.$G$2]" office:value-type="float" office:value="10000000003343" calcext:value-type="float">
            <text:p>10000000003343</text:p>
          </table:table-cell>
          <table:table-cell table:formula="of:=[$Part1.F127]+[.$G$2]" office:value-type="float" office:value="10000000019477" calcext:value-type="float">
            <text:p>10000000019477</text:p>
          </table:table-cell>
          <table:table-cell table:formula="of:=([.B127]*[.C127]-[.D127]*[.A127])" office:value-type="float" office:value="3428" calcext:value-type="float">
            <text:p>3428</text:p>
          </table:table-cell>
          <table:table-cell table:formula="of:=[.F127]*[.C127]-[.D127]*[.E127]" office:value-type="float" office:value="360000000959316" calcext:value-type="float">
            <text:p>360000000959316</text:p>
          </table:table-cell>
          <table:table-cell table:formula="of:=[.B127]*[.E127]-[.F127]*[.A127]" office:value-type="float" office:value="499999999796068" calcext:value-type="float">
            <text:p>499999999796068</text:p>
          </table:table-cell>
          <table:table-cell table:formula="of:=MOD([.H127];[.G127])" office:value-type="float" office:value="0" calcext:value-type="float">
            <text:p>0</text:p>
          </table:table-cell>
          <table:table-cell table:formula="of:=MOD([.I127];[.G127])" office:value-type="float" office:value="0" calcext:value-type="float">
            <text:p>0</text:p>
          </table:table-cell>
          <table:table-cell table:formula="of:=IF([.J127]+[.K127]=0;1;0)" office:value-type="float" office:value="1" calcext:value-type="float">
            <text:p>1</text:p>
          </table:table-cell>
          <table:table-cell table:formula="of:=[.L127]*[.H127]/[.G127]" office:value-type="float" office:value="105017503197" calcext:value-type="float">
            <text:p>105017503197</text:p>
          </table:table-cell>
          <table:table-cell table:formula="of:=[.L127]*[.I127]/[.G127]" office:value-type="float" office:value="145857642881" calcext:value-type="float">
            <text:p>145857642881</text:p>
          </table:table-cell>
          <table:table-cell table:formula="of:=[.M127]*3+[.N127]" office:value-type="float" office:value="460910152472" calcext:value-type="float">
            <text:p>46091015247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9" calcext:value-type="float">
            <text:p>49</text:p>
          </table:table-cell>
          <table:table-cell office:value-type="float" office:value="67" calcext:value-type="float">
            <text:p>67</text:p>
          </table:table-cell>
          <table:table-cell office:value-type="float" office:value="21" calcext:value-type="float">
            <text:p>21</text:p>
          </table:table-cell>
          <table:table-cell table:formula="of:=[$Part1.E128]+[.$G$2]" office:value-type="float" office:value="10000000006415" calcext:value-type="float">
            <text:p>10000000006415</text:p>
          </table:table-cell>
          <table:table-cell table:formula="of:=[$Part1.F128]+[.$G$2]" office:value-type="float" office:value="10000000005481" calcext:value-type="float">
            <text:p>10000000005481</text:p>
          </table:table-cell>
          <table:table-cell table:formula="of:=([.B128]*[.C128]-[.D128]*[.A128])" office:value-type="float" office:value="2422" calcext:value-type="float">
            <text:p>2422</text:p>
          </table:table-cell>
          <table:table-cell table:formula="of:=[.F128]*[.C128]-[.D128]*[.E128]" office:value-type="float" office:value="460000000232512" calcext:value-type="float">
            <text:p>460000000232512</text:p>
          </table:table-cell>
          <table:table-cell table:formula="of:=[.B128]*[.E128]-[.F128]*[.A128]" office:value-type="float" office:value="80000000089614" calcext:value-type="float">
            <text:p>80000000089614</text:p>
          </table:table-cell>
          <table:table-cell table:formula="of:=MOD([.H128];[.G128])" office:value-type="float" office:value="390" calcext:value-type="float">
            <text:p>390</text:p>
          </table:table-cell>
          <table:table-cell table:formula="of:=MOD([.I128];[.G128])" office:value-type="float" office:value="1858" calcext:value-type="float">
            <text:p>1858</text:p>
          </table:table-cell>
          <table:table-cell table:formula="of:=IF([.J128]+[.K128]=0;1;0)" office:value-type="float" office:value="0" calcext:value-type="float">
            <text:p>0</text:p>
          </table:table-cell>
          <table:table-cell table:formula="of:=[.L128]*[.H128]/[.G128]" office:value-type="float" office:value="0" calcext:value-type="float">
            <text:p>0</text:p>
          </table:table-cell>
          <table:table-cell table:formula="of:=[.L128]*[.I128]/[.G128]" office:value-type="float" office:value="0" calcext:value-type="float">
            <text:p>0</text:p>
          </table:table-cell>
          <table:table-cell table:formula="of:=[.M128]*3+[.N12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33" calcext:value-type="float">
            <text:p>33</text:p>
          </table:table-cell>
          <table:table-cell office:value-type="float" office:value="26" calcext:value-type="float">
            <text:p>26</text:p>
          </table:table-cell>
          <table:table-cell office:value-type="float" office:value="65" calcext:value-type="float">
            <text:p>65</text:p>
          </table:table-cell>
          <table:table-cell table:formula="of:=[$Part1.E129]+[.$G$2]" office:value-type="float" office:value="10000000019488" calcext:value-type="float">
            <text:p>10000000019488</text:p>
          </table:table-cell>
          <table:table-cell table:formula="of:=[$Part1.F129]+[.$G$2]" office:value-type="float" office:value="10000000015478" calcext:value-type="float">
            <text:p>10000000015478</text:p>
          </table:table-cell>
          <table:table-cell table:formula="of:=([.B129]*[.C129]-[.D129]*[.A129])" office:value-type="float" office:value="-3692" calcext:value-type="float">
            <text:p>-3692</text:p>
          </table:table-cell>
          <table:table-cell table:formula="of:=[.F129]*[.C129]-[.D129]*[.E129]" office:value-type="float" office:value="-390000000864292" calcext:value-type="float">
            <text:p>-390000000864292</text:p>
          </table:table-cell>
          <table:table-cell table:formula="of:=[.B129]*[.E129]-[.F129]*[.A129]" office:value-type="float" office:value="-370000000440356" calcext:value-type="float">
            <text:p>-370000000440356</text:p>
          </table:table-cell>
          <table:table-cell table:formula="of:=MOD([.H129];[.G129])" office:value-type="float" office:value="0" calcext:value-type="float">
            <text:p>0</text:p>
          </table:table-cell>
          <table:table-cell table:formula="of:=MOD([.I129];[.G129])" office:value-type="float" office:value="0" calcext:value-type="float">
            <text:p>0</text:p>
          </table:table-cell>
          <table:table-cell table:formula="of:=IF([.J129]+[.K129]=0;1;0)" office:value-type="float" office:value="1" calcext:value-type="float">
            <text:p>1</text:p>
          </table:table-cell>
          <table:table-cell table:formula="of:=[.L129]*[.H129]/[.G129]" office:value-type="float" office:value="105633803051" calcext:value-type="float">
            <text:p>105633803051</text:p>
          </table:table-cell>
          <table:table-cell table:formula="of:=[.L129]*[.I129]/[.G129]" office:value-type="float" office:value="100216684843" calcext:value-type="float">
            <text:p>100216684843</text:p>
          </table:table-cell>
          <table:table-cell table:formula="of:=[.M129]*3+[.N129]" office:value-type="float" office:value="417118093996" calcext:value-type="float">
            <text:p>41711809399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60" calcext:value-type="float">
            <text:p>60</text:p>
          </table:table-cell>
          <table:table-cell table:formula="of:=[$Part1.E130]+[.$G$2]" office:value-type="float" office:value="10000000017658" calcext:value-type="float">
            <text:p>10000000017658</text:p>
          </table:table-cell>
          <table:table-cell table:formula="of:=[$Part1.F130]+[.$G$2]" office:value-type="float" office:value="10000000012233" calcext:value-type="float">
            <text:p>10000000012233</text:p>
          </table:table-cell>
          <table:table-cell table:formula="of:=([.B130]*[.C130]-[.D130]*[.A130])" office:value-type="float" office:value="-2254" calcext:value-type="float">
            <text:p>-2254</text:p>
          </table:table-cell>
          <table:table-cell table:formula="of:=[.F130]*[.C130]-[.D130]*[.E130]" office:value-type="float" office:value="-380000000790354" calcext:value-type="float">
            <text:p>-380000000790354</text:p>
          </table:table-cell>
          <table:table-cell table:formula="of:=[.B130]*[.E130]-[.F130]*[.A130]" office:value-type="float" office:value="-230000000156584" calcext:value-type="float">
            <text:p>-230000000156584</text:p>
          </table:table-cell>
          <table:table-cell table:formula="of:=MOD([.H130];[.G130])" office:value-type="float" office:value="0" calcext:value-type="float">
            <text:p>0</text:p>
          </table:table-cell>
          <table:table-cell table:formula="of:=MOD([.I130];[.G130])" office:value-type="float" office:value="0" calcext:value-type="float">
            <text:p>0</text:p>
          </table:table-cell>
          <table:table-cell table:formula="of:=IF([.J130]+[.K130]=0;1;0)" office:value-type="float" office:value="1" calcext:value-type="float">
            <text:p>1</text:p>
          </table:table-cell>
          <table:table-cell table:formula="of:=[.L130]*[.H130]/[.G130]" office:value-type="float" office:value="168589175151" calcext:value-type="float">
            <text:p>168589175151</text:p>
          </table:table-cell>
          <table:table-cell table:formula="of:=[.L130]*[.I130]/[.G130]" office:value-type="float" office:value="102040816396" calcext:value-type="float">
            <text:p>102040816396</text:p>
          </table:table-cell>
          <table:table-cell table:formula="of:=[.M130]*3+[.N130]" office:value-type="float" office:value="607808341849" calcext:value-type="float">
            <text:p>60780834184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57" calcext:value-type="float">
            <text:p>57</text:p>
          </table:table-cell>
          <table:table-cell table:formula="of:=[$Part1.E131]+[.$G$2]" office:value-type="float" office:value="10000000005751" calcext:value-type="float">
            <text:p>10000000005751</text:p>
          </table:table-cell>
          <table:table-cell table:formula="of:=[$Part1.F131]+[.$G$2]" office:value-type="float" office:value="10000000002809" calcext:value-type="float">
            <text:p>10000000002809</text:p>
          </table:table-cell>
          <table:table-cell table:formula="of:=([.B131]*[.C131]-[.D131]*[.A131])" office:value-type="float" office:value="-1209" calcext:value-type="float">
            <text:p>-1209</text:p>
          </table:table-cell>
          <table:table-cell table:formula="of:=[.F131]*[.C131]-[.D131]*[.E131]" office:value-type="float" office:value="-360000000268818" calcext:value-type="float">
            <text:p>-360000000268818</text:p>
          </table:table-cell>
          <table:table-cell table:formula="of:=[.B131]*[.E131]-[.F131]*[.A131]" office:value-type="float" office:value="-129999999998271" calcext:value-type="float">
            <text:p>-129999999998271</text:p>
          </table:table-cell>
          <table:table-cell table:formula="of:=MOD([.H131];[.G131])" office:value-type="float" office:value="0" calcext:value-type="float">
            <text:p>0</text:p>
          </table:table-cell>
          <table:table-cell table:formula="of:=MOD([.I131];[.G131])" office:value-type="float" office:value="0" calcext:value-type="float">
            <text:p>0</text:p>
          </table:table-cell>
          <table:table-cell table:formula="of:=IF([.J131]+[.K131]=0;1;0)" office:value-type="float" office:value="1" calcext:value-type="float">
            <text:p>1</text:p>
          </table:table-cell>
          <table:table-cell table:formula="of:=[.L131]*[.H131]/[.G131]" office:value-type="float" office:value="297766749602" calcext:value-type="float">
            <text:p>297766749602</text:p>
          </table:table-cell>
          <table:table-cell table:formula="of:=[.L131]*[.I131]/[.G131]" office:value-type="float" office:value="107526881719" calcext:value-type="float">
            <text:p>107526881719</text:p>
          </table:table-cell>
          <table:table-cell table:formula="of:=[.M131]*3+[.N131]" office:value-type="float" office:value="1000827130525" calcext:value-type="float">
            <text:p>100082713052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3" calcext:value-type="float">
            <text:p>53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table:formula="of:=[$Part1.E132]+[.$G$2]" office:value-type="float" office:value="10000000015022" calcext:value-type="float">
            <text:p>10000000015022</text:p>
          </table:table-cell>
          <table:table-cell table:formula="of:=[$Part1.F132]+[.$G$2]" office:value-type="float" office:value="10000000008185" calcext:value-type="float">
            <text:p>10000000008185</text:p>
          </table:table-cell>
          <table:table-cell table:formula="of:=([.B132]*[.C132]-[.D132]*[.A132])" office:value-type="float" office:value="2272" calcext:value-type="float">
            <text:p>2272</text:p>
          </table:table-cell>
          <table:table-cell table:formula="of:=[.F132]*[.C132]-[.D132]*[.E132]" office:value-type="float" office:value="300000000095136" calcext:value-type="float">
            <text:p>300000000095136</text:p>
          </table:table-cell>
          <table:table-cell table:formula="of:=[.B132]*[.E132]-[.F132]*[.A132]" office:value-type="float" office:value="310000000616096" calcext:value-type="float">
            <text:p>310000000616096</text:p>
          </table:table-cell>
          <table:table-cell table:formula="of:=MOD([.H132];[.G132])" office:value-type="float" office:value="0" calcext:value-type="float">
            <text:p>0</text:p>
          </table:table-cell>
          <table:table-cell table:formula="of:=MOD([.I132];[.G132])" office:value-type="float" office:value="0" calcext:value-type="float">
            <text:p>0</text:p>
          </table:table-cell>
          <table:table-cell table:formula="of:=IF([.J132]+[.K132]=0;1;0)" office:value-type="float" office:value="1" calcext:value-type="float">
            <text:p>1</text:p>
          </table:table-cell>
          <table:table-cell table:formula="of:=[.L132]*[.H132]/[.G132]" office:value-type="float" office:value="132042253563" calcext:value-type="float">
            <text:p>132042253563</text:p>
          </table:table-cell>
          <table:table-cell table:formula="of:=[.L132]*[.I132]/[.G132]" office:value-type="float" office:value="136443662243" calcext:value-type="float">
            <text:p>136443662243</text:p>
          </table:table-cell>
          <table:table-cell table:formula="of:=[.M132]*3+[.N132]" office:value-type="float" office:value="532570422932" calcext:value-type="float">
            <text:p>53257042293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float" office:value="69" calcext:value-type="float">
            <text:p>69</text:p>
          </table:table-cell>
          <table:table-cell office:value-type="float" office:value="49" calcext:value-type="float">
            <text:p>49</text:p>
          </table:table-cell>
          <table:table-cell table:formula="of:=[$Part1.E133]+[.$G$2]" office:value-type="float" office:value="10000000001481" calcext:value-type="float">
            <text:p>10000000001481</text:p>
          </table:table-cell>
          <table:table-cell table:formula="of:=[$Part1.F133]+[.$G$2]" office:value-type="float" office:value="10000000006926" calcext:value-type="float">
            <text:p>10000000006926</text:p>
          </table:table-cell>
          <table:table-cell table:formula="of:=([.B133]*[.C133]-[.D133]*[.A133])" office:value-type="float" office:value="1433" calcext:value-type="float">
            <text:p>1433</text:p>
          </table:table-cell>
          <table:table-cell table:formula="of:=[.F133]*[.C133]-[.D133]*[.E133]" office:value-type="float" office:value="200000000405325" calcext:value-type="float">
            <text:p>200000000405325</text:p>
          </table:table-cell>
          <table:table-cell table:formula="of:=[.B133]*[.E133]-[.F133]*[.A133]" office:value-type="float" office:value="169999999954392" calcext:value-type="float">
            <text:p>169999999954392</text:p>
          </table:table-cell>
          <table:table-cell table:formula="of:=MOD([.H133];[.G133])" office:value-type="float" office:value="0" calcext:value-type="float">
            <text:p>0</text:p>
          </table:table-cell>
          <table:table-cell table:formula="of:=MOD([.I133];[.G133])" office:value-type="float" office:value="0" calcext:value-type="float">
            <text:p>0</text:p>
          </table:table-cell>
          <table:table-cell table:formula="of:=IF([.J133]+[.K133]=0;1;0)" office:value-type="float" office:value="1" calcext:value-type="float">
            <text:p>1</text:p>
          </table:table-cell>
          <table:table-cell table:formula="of:=[.L133]*[.H133]/[.G133]" office:value-type="float" office:value="139567341525" calcext:value-type="float">
            <text:p>139567341525</text:p>
          </table:table-cell>
          <table:table-cell table:formula="of:=[.L133]*[.I133]/[.G133]" office:value-type="float" office:value="118632240024" calcext:value-type="float">
            <text:p>118632240024</text:p>
          </table:table-cell>
          <table:table-cell table:formula="of:=[.M133]*3+[.N133]" office:value-type="float" office:value="537334264599" calcext:value-type="float">
            <text:p>537334264599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63" calcext:value-type="float">
            <text:p>63</text:p>
          </table:table-cell>
          <table:table-cell table:formula="of:=[$Part1.E134]+[.$G$2]" office:value-type="float" office:value="10000000017674" calcext:value-type="float">
            <text:p>10000000017674</text:p>
          </table:table-cell>
          <table:table-cell table:formula="of:=[$Part1.F134]+[.$G$2]" office:value-type="float" office:value="10000000016521" calcext:value-type="float">
            <text:p>10000000016521</text:p>
          </table:table-cell>
          <table:table-cell table:formula="of:=([.B134]*[.C134]-[.D134]*[.A134])" office:value-type="float" office:value="-4695" calcext:value-type="float">
            <text:p>-4695</text:p>
          </table:table-cell>
          <table:table-cell table:formula="of:=[.F134]*[.C134]-[.D134]*[.E134]" office:value-type="float" office:value="-510000000915210" calcext:value-type="float">
            <text:p>-510000000915210</text:p>
          </table:table-cell>
          <table:table-cell table:formula="of:=[.B134]*[.E134]-[.F134]*[.A134]" office:value-type="float" office:value="-640000001042355" calcext:value-type="float">
            <text:p>-640000001042355</text:p>
          </table:table-cell>
          <table:table-cell table:formula="of:=MOD([.H134];[.G134])" office:value-type="float" office:value="0" calcext:value-type="float">
            <text:p>0</text:p>
          </table:table-cell>
          <table:table-cell table:formula="of:=MOD([.I134];[.G134])" office:value-type="float" office:value="0" calcext:value-type="float">
            <text:p>0</text:p>
          </table:table-cell>
          <table:table-cell table:formula="of:=IF([.J134]+[.K134]=0;1;0)" office:value-type="float" office:value="1" calcext:value-type="float">
            <text:p>1</text:p>
          </table:table-cell>
          <table:table-cell table:formula="of:=[.L134]*[.H134]/[.G134]" office:value-type="float" office:value="108626198278" calcext:value-type="float">
            <text:p>108626198278</text:p>
          </table:table-cell>
          <table:table-cell table:formula="of:=[.L134]*[.I134]/[.G134]" office:value-type="float" office:value="136315229189" calcext:value-type="float">
            <text:p>136315229189</text:p>
          </table:table-cell>
          <table:table-cell table:formula="of:=[.M134]*3+[.N134]" office:value-type="float" office:value="462193824023" calcext:value-type="float">
            <text:p>46219382402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table:formula="of:=[$Part1.E135]+[.$G$2]" office:value-type="float" office:value="10000000000726" calcext:value-type="float">
            <text:p>10000000000726</text:p>
          </table:table-cell>
          <table:table-cell table:formula="of:=[$Part1.F135]+[.$G$2]" office:value-type="float" office:value="10000000010702" calcext:value-type="float">
            <text:p>10000000010702</text:p>
          </table:table-cell>
          <table:table-cell table:formula="of:=([.B135]*[.C135]-[.D135]*[.A135])" office:value-type="float" office:value="2008" calcext:value-type="float">
            <text:p>2008</text:p>
          </table:table-cell>
          <table:table-cell table:formula="of:=[.F135]*[.C135]-[.D135]*[.E135]" office:value-type="float" office:value="240000000416464" calcext:value-type="float">
            <text:p>240000000416464</text:p>
          </table:table-cell>
          <table:table-cell table:formula="of:=[.B135]*[.E135]-[.F135]*[.A135]" office:value-type="float" office:value="399999999859448" calcext:value-type="float">
            <text:p>399999999859448</text:p>
          </table:table-cell>
          <table:table-cell table:formula="of:=MOD([.H135];[.G135])" office:value-type="float" office:value="0" calcext:value-type="float">
            <text:p>0</text:p>
          </table:table-cell>
          <table:table-cell table:formula="of:=MOD([.I135];[.G135])" office:value-type="float" office:value="0" calcext:value-type="float">
            <text:p>0</text:p>
          </table:table-cell>
          <table:table-cell table:formula="of:=IF([.J135]+[.K135]=0;1;0)" office:value-type="float" office:value="1" calcext:value-type="float">
            <text:p>1</text:p>
          </table:table-cell>
          <table:table-cell table:formula="of:=[.L135]*[.H135]/[.G135]" office:value-type="float" office:value="119521912558" calcext:value-type="float">
            <text:p>119521912558</text:p>
          </table:table-cell>
          <table:table-cell table:formula="of:=[.L135]*[.I135]/[.G135]" office:value-type="float" office:value="199203187181" calcext:value-type="float">
            <text:p>199203187181</text:p>
          </table:table-cell>
          <table:table-cell table:formula="of:=[.M135]*3+[.N135]" office:value-type="float" office:value="557768924855" calcext:value-type="float">
            <text:p>55776892485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office:value-type="float" office:value="78" calcext:value-type="float">
            <text:p>78</text:p>
          </table:table-cell>
          <table:table-cell office:value-type="float" office:value="38" calcext:value-type="float">
            <text:p>38</text:p>
          </table:table-cell>
          <table:table-cell table:formula="of:=[$Part1.E136]+[.$G$2]" office:value-type="float" office:value="10000000003726" calcext:value-type="float">
            <text:p>10000000003726</text:p>
          </table:table-cell>
          <table:table-cell table:formula="of:=[$Part1.F136]+[.$G$2]" office:value-type="float" office:value="10000000015864" calcext:value-type="float">
            <text:p>10000000015864</text:p>
          </table:table-cell>
          <table:table-cell table:formula="of:=([.B136]*[.C136]-[.D136]*[.A136])" office:value-type="float" office:value="2588" calcext:value-type="float">
            <text:p>2588</text:p>
          </table:table-cell>
          <table:table-cell table:formula="of:=[.F136]*[.C136]-[.D136]*[.E136]" office:value-type="float" office:value="400000001095804" calcext:value-type="float">
            <text:p>400000001095804</text:p>
          </table:table-cell>
          <table:table-cell table:formula="of:=[.B136]*[.E136]-[.F136]*[.A136]" office:value-type="float" office:value="259999999926944" calcext:value-type="float">
            <text:p>259999999926944</text:p>
          </table:table-cell>
          <table:table-cell table:formula="of:=MOD([.H136];[.G136])" office:value-type="float" office:value="0" calcext:value-type="float">
            <text:p>0</text:p>
          </table:table-cell>
          <table:table-cell table:formula="of:=MOD([.I136];[.G136])" office:value-type="float" office:value="0" calcext:value-type="float">
            <text:p>0</text:p>
          </table:table-cell>
          <table:table-cell table:formula="of:=IF([.J136]+[.K136]=0;1;0)" office:value-type="float" office:value="1" calcext:value-type="float">
            <text:p>1</text:p>
          </table:table-cell>
          <table:table-cell table:formula="of:=[.L136]*[.H136]/[.G136]" office:value-type="float" office:value="154559505833" calcext:value-type="float">
            <text:p>154559505833</text:p>
          </table:table-cell>
          <table:table-cell table:formula="of:=[.L136]*[.I136]/[.G136]" office:value-type="float" office:value="100463678488" calcext:value-type="float">
            <text:p>100463678488</text:p>
          </table:table-cell>
          <table:table-cell table:formula="of:=[.M136]*3+[.N136]" office:value-type="float" office:value="564142195987" calcext:value-type="float">
            <text:p>56414219598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4" calcext:value-type="float">
            <text:p>84</text:p>
          </table:table-cell>
          <table:table-cell office:value-type="float" office:value="80" calcext:value-type="float">
            <text:p>80</text:p>
          </table:table-cell>
          <table:table-cell office:value-type="float" office:value="73" calcext:value-type="float">
            <text:p>73</text:p>
          </table:table-cell>
          <table:table-cell table:formula="of:=[$Part1.E137]+[.$G$2]" office:value-type="float" office:value="10000000006101" calcext:value-type="float">
            <text:p>10000000006101</text:p>
          </table:table-cell>
          <table:table-cell table:formula="of:=[$Part1.F137]+[.$G$2]" office:value-type="float" office:value="10000000007860" calcext:value-type="float">
            <text:p>10000000007860</text:p>
          </table:table-cell>
          <table:table-cell table:formula="of:=([.B137]*[.C137]-[.D137]*[.A137])" office:value-type="float" office:value="5917" calcext:value-type="float">
            <text:p>5917</text:p>
          </table:table-cell>
          <table:table-cell table:formula="of:=[.F137]*[.C137]-[.D137]*[.E137]" office:value-type="float" office:value="70000000183427" calcext:value-type="float">
            <text:p>70000000183427</text:p>
          </table:table-cell>
          <table:table-cell table:formula="of:=[.B137]*[.E137]-[.F137]*[.A137]" office:value-type="float" office:value="730000000426024" calcext:value-type="float">
            <text:p>730000000426024</text:p>
          </table:table-cell>
          <table:table-cell table:formula="of:=MOD([.H137];[.G137])" office:value-type="float" office:value="3694" calcext:value-type="float">
            <text:p>3694</text:p>
          </table:table-cell>
          <table:table-cell table:formula="of:=MOD([.I137];[.G137])" office:value-type="float" office:value="5557" calcext:value-type="float">
            <text:p>5557</text:p>
          </table:table-cell>
          <table:table-cell table:formula="of:=IF([.J137]+[.K137]=0;1;0)" office:value-type="float" office:value="0" calcext:value-type="float">
            <text:p>0</text:p>
          </table:table-cell>
          <table:table-cell table:formula="of:=[.L137]*[.H137]/[.G137]" office:value-type="float" office:value="0" calcext:value-type="float">
            <text:p>0</text:p>
          </table:table-cell>
          <table:table-cell table:formula="of:=[.L137]*[.I137]/[.G137]" office:value-type="float" office:value="0" calcext:value-type="float">
            <text:p>0</text:p>
          </table:table-cell>
          <table:table-cell table:formula="of:=[.M137]*3+[.N13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31" calcext:value-type="float">
            <text:p>31</text:p>
          </table:table-cell>
          <table:table-cell office:value-type="float" office:value="41" calcext:value-type="float">
            <text:p>41</text:p>
          </table:table-cell>
          <table:table-cell office:value-type="float" office:value="71" calcext:value-type="float">
            <text:p>71</text:p>
          </table:table-cell>
          <table:table-cell table:formula="of:=[$Part1.E138]+[.$G$2]" office:value-type="float" office:value="10000000007815" calcext:value-type="float">
            <text:p>10000000007815</text:p>
          </table:table-cell>
          <table:table-cell table:formula="of:=[$Part1.F138]+[.$G$2]" office:value-type="float" office:value="10000000004773" calcext:value-type="float">
            <text:p>10000000004773</text:p>
          </table:table-cell>
          <table:table-cell table:formula="of:=([.B138]*[.C138]-[.D138]*[.A138])" office:value-type="float" office:value="-3628" calcext:value-type="float">
            <text:p>-3628</text:p>
          </table:table-cell>
          <table:table-cell table:formula="of:=[.F138]*[.C138]-[.D138]*[.E138]" office:value-type="float" office:value="-300000000359172" calcext:value-type="float">
            <text:p>-300000000359172</text:p>
          </table:table-cell>
          <table:table-cell table:formula="of:=[.B138]*[.E138]-[.F138]*[.A138]" office:value-type="float" office:value="-380000000087072" calcext:value-type="float">
            <text:p>-380000000087072</text:p>
          </table:table-cell>
          <table:table-cell table:formula="of:=MOD([.H138];[.G138])" office:value-type="float" office:value="-332" calcext:value-type="float">
            <text:p>-332</text:p>
          </table:table-cell>
          <table:table-cell table:formula="of:=MOD([.I138];[.G138])" office:value-type="float" office:value="-1388" calcext:value-type="float">
            <text:p>-1388</text:p>
          </table:table-cell>
          <table:table-cell table:formula="of:=IF([.J138]+[.K138]=0;1;0)" office:value-type="float" office:value="0" calcext:value-type="float">
            <text:p>0</text:p>
          </table:table-cell>
          <table:table-cell table:formula="of:=[.L138]*[.H138]/[.G138]" office:value-type="float" office:value="0" calcext:value-type="float">
            <text:p>0</text:p>
          </table:table-cell>
          <table:table-cell table:formula="of:=[.L138]*[.I138]/[.G138]" office:value-type="float" office:value="0" calcext:value-type="float">
            <text:p>0</text:p>
          </table:table-cell>
          <table:table-cell table:formula="of:=[.M138]*3+[.N13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[$Part1.E139]+[.$G$2]" office:value-type="float" office:value="10000000017252" calcext:value-type="float">
            <text:p>10000000017252</text:p>
          </table:table-cell>
          <table:table-cell table:formula="of:=[$Part1.F139]+[.$G$2]" office:value-type="float" office:value="10000000008630" calcext:value-type="float">
            <text:p>10000000008630</text:p>
          </table:table-cell>
          <table:table-cell table:formula="of:=([.B139]*[.C139]-[.D139]*[.A139])" office:value-type="float" office:value="3150" calcext:value-type="float">
            <text:p>3150</text:p>
          </table:table-cell>
          <table:table-cell table:formula="of:=[.F139]*[.C139]-[.D139]*[.E139]" office:value-type="float" office:value="410000000224500" calcext:value-type="float">
            <text:p>410000000224500</text:p>
          </table:table-cell>
          <table:table-cell table:formula="of:=[.B139]*[.E139]-[.F139]*[.A139]" office:value-type="float" office:value="460000000914300" calcext:value-type="float">
            <text:p>460000000914300</text:p>
          </table:table-cell>
          <table:table-cell table:formula="of:=MOD([.H139];[.G139])" office:value-type="float" office:value="0" calcext:value-type="float">
            <text:p>0</text:p>
          </table:table-cell>
          <table:table-cell table:formula="of:=MOD([.I139];[.G139])" office:value-type="float" office:value="0" calcext:value-type="float">
            <text:p>0</text:p>
          </table:table-cell>
          <table:table-cell table:formula="of:=IF([.J139]+[.K139]=0;1;0)" office:value-type="float" office:value="1" calcext:value-type="float">
            <text:p>1</text:p>
          </table:table-cell>
          <table:table-cell table:formula="of:=[.L139]*[.H139]/[.G139]" office:value-type="float" office:value="130158730230" calcext:value-type="float">
            <text:p>130158730230</text:p>
          </table:table-cell>
          <table:table-cell table:formula="of:=[.L139]*[.I139]/[.G139]" office:value-type="float" office:value="146031746322" calcext:value-type="float">
            <text:p>146031746322</text:p>
          </table:table-cell>
          <table:table-cell table:formula="of:=[.M139]*3+[.N139]" office:value-type="float" office:value="536507937012" calcext:value-type="float">
            <text:p>536507937012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23" calcext:value-type="float">
            <text:p>23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formula="of:=[$Part1.E140]+[.$G$2]" office:value-type="float" office:value="10000000005484" calcext:value-type="float">
            <text:p>10000000005484</text:p>
          </table:table-cell>
          <table:table-cell table:formula="of:=[$Part1.F140]+[.$G$2]" office:value-type="float" office:value="10000000003844" calcext:value-type="float">
            <text:p>10000000003844</text:p>
          </table:table-cell>
          <table:table-cell table:formula="of:=([.B140]*[.C140]-[.D140]*[.A140])" office:value-type="float" office:value="-2948" calcext:value-type="float">
            <text:p>-2948</text:p>
          </table:table-cell>
          <table:table-cell table:formula="of:=[.F140]*[.C140]-[.D140]*[.E140]" office:value-type="float" office:value="-10000000067804" calcext:value-type="float">
            <text:p>-10000000067804</text:p>
          </table:table-cell>
          <table:table-cell table:formula="of:=[.B140]*[.E140]-[.F140]*[.A140]" office:value-type="float" office:value="-750000000250580" calcext:value-type="float">
            <text:p>-750000000250580</text:p>
          </table:table-cell>
          <table:table-cell table:formula="of:=MOD([.H140];[.G140])" office:value-type="float" office:value="-2364" calcext:value-type="float">
            <text:p>-2364</text:p>
          </table:table-cell>
          <table:table-cell table:formula="of:=MOD([.I140];[.G140])" office:value-type="float" office:value="-420" calcext:value-type="float">
            <text:p>-420</text:p>
          </table:table-cell>
          <table:table-cell table:formula="of:=IF([.J140]+[.K140]=0;1;0)" office:value-type="float" office:value="0" calcext:value-type="float">
            <text:p>0</text:p>
          </table:table-cell>
          <table:table-cell table:formula="of:=[.L140]*[.H140]/[.G140]" office:value-type="float" office:value="0" calcext:value-type="float">
            <text:p>0</text:p>
          </table:table-cell>
          <table:table-cell table:formula="of:=[.L140]*[.I140]/[.G140]" office:value-type="float" office:value="0" calcext:value-type="float">
            <text:p>0</text:p>
          </table:table-cell>
          <table:table-cell table:formula="of:=[.M140]*3+[.N14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office:value-type="float" office:value="89" calcext:value-type="float">
            <text:p>89</text:p>
          </table:table-cell>
          <table:table-cell table:formula="of:=[$Part1.E141]+[.$G$2]" office:value-type="float" office:value="10000000007168" calcext:value-type="float">
            <text:p>10000000007168</text:p>
          </table:table-cell>
          <table:table-cell table:formula="of:=[$Part1.F141]+[.$G$2]" office:value-type="float" office:value="10000000009916" calcext:value-type="float">
            <text:p>10000000009916</text:p>
          </table:table-cell>
          <table:table-cell table:formula="of:=([.B141]*[.C141]-[.D141]*[.A141])" office:value-type="float" office:value="-2260" calcext:value-type="float">
            <text:p>-2260</text:p>
          </table:table-cell>
          <table:table-cell table:formula="of:=[.F141]*[.C141]-[.D141]*[.E141]" office:value-type="float" office:value="-470000000221480" calcext:value-type="float">
            <text:p>-470000000221480</text:p>
          </table:table-cell>
          <table:table-cell table:formula="of:=[.B141]*[.E141]-[.F141]*[.A141]" office:value-type="float" office:value="-180000000216960" calcext:value-type="float">
            <text:p>-180000000216960</text:p>
          </table:table-cell>
          <table:table-cell table:formula="of:=MOD([.H141];[.G141])" office:value-type="float" office:value="-2060" calcext:value-type="float">
            <text:p>-2060</text:p>
          </table:table-cell>
          <table:table-cell table:formula="of:=MOD([.I141];[.G141])" office:value-type="float" office:value="-260" calcext:value-type="float">
            <text:p>-260</text:p>
          </table:table-cell>
          <table:table-cell table:formula="of:=IF([.J141]+[.K141]=0;1;0)" office:value-type="float" office:value="0" calcext:value-type="float">
            <text:p>0</text:p>
          </table:table-cell>
          <table:table-cell table:formula="of:=[.L141]*[.H141]/[.G141]" office:value-type="float" office:value="0" calcext:value-type="float">
            <text:p>0</text:p>
          </table:table-cell>
          <table:table-cell table:formula="of:=[.L141]*[.I141]/[.G141]" office:value-type="float" office:value="0" calcext:value-type="float">
            <text:p>0</text:p>
          </table:table-cell>
          <table:table-cell table:formula="of:=[.M141]*3+[.N14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47" calcext:value-type="float">
            <text:p>47</text:p>
          </table:table-cell>
          <table:table-cell table:formula="of:=[$Part1.E142]+[.$G$2]" office:value-type="float" office:value="10000000002663" calcext:value-type="float">
            <text:p>10000000002663</text:p>
          </table:table-cell>
          <table:table-cell table:formula="of:=[$Part1.F142]+[.$G$2]" office:value-type="float" office:value="10000000003949" calcext:value-type="float">
            <text:p>10000000003949</text:p>
          </table:table-cell>
          <table:table-cell table:formula="of:=([.B142]*[.C142]-[.D142]*[.A142])" office:value-type="float" office:value="-1114" calcext:value-type="float">
            <text:p>-1114</text:p>
          </table:table-cell>
          <table:table-cell table:formula="of:=[.F142]*[.C142]-[.D142]*[.E142]" office:value-type="float" office:value="-280000000050130" calcext:value-type="float">
            <text:p>-280000000050130</text:p>
          </table:table-cell>
          <table:table-cell table:formula="of:=[.B142]*[.E142]-[.F142]*[.A142]" office:value-type="float" office:value="-100000000069068" calcext:value-type="float">
            <text:p>-100000000069068</text:p>
          </table:table-cell>
          <table:table-cell table:formula="of:=MOD([.H142];[.G142])" office:value-type="float" office:value="-372" calcext:value-type="float">
            <text:p>-372</text:p>
          </table:table-cell>
          <table:table-cell table:formula="of:=MOD([.I142];[.G142])" office:value-type="float" office:value="-292" calcext:value-type="float">
            <text:p>-292</text:p>
          </table:table-cell>
          <table:table-cell table:formula="of:=IF([.J142]+[.K142]=0;1;0)" office:value-type="float" office:value="0" calcext:value-type="float">
            <text:p>0</text:p>
          </table:table-cell>
          <table:table-cell table:formula="of:=[.L142]*[.H142]/[.G142]" office:value-type="float" office:value="0" calcext:value-type="float">
            <text:p>0</text:p>
          </table:table-cell>
          <table:table-cell table:formula="of:=[.L142]*[.I142]/[.G142]" office:value-type="float" office:value="0" calcext:value-type="float">
            <text:p>0</text:p>
          </table:table-cell>
          <table:table-cell table:formula="of:=[.M142]*3+[.N14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office:value-type="float" office:value="12" calcext:value-type="float">
            <text:p>12</text:p>
          </table:table-cell>
          <table:table-cell table:formula="of:=[$Part1.E143]+[.$G$2]" office:value-type="float" office:value="10000000002799" calcext:value-type="float">
            <text:p>10000000002799</text:p>
          </table:table-cell>
          <table:table-cell table:formula="of:=[$Part1.F143]+[.$G$2]" office:value-type="float" office:value="10000000007979" calcext:value-type="float">
            <text:p>10000000007979</text:p>
          </table:table-cell>
          <table:table-cell table:formula="of:=([.B143]*[.C143]-[.D143]*[.A143])" office:value-type="float" office:value="1254" calcext:value-type="float">
            <text:p>1254</text:p>
          </table:table-cell>
          <table:table-cell table:formula="of:=[.F143]*[.C143]-[.D143]*[.E143]" office:value-type="float" office:value="260000000269614" calcext:value-type="float">
            <text:p>260000000269614</text:p>
          </table:table-cell>
          <table:table-cell table:formula="of:=[.B143]*[.E143]-[.F143]*[.A143]" office:value-type="float" office:value="199999999957560" calcext:value-type="float">
            <text:p>199999999957560</text:p>
          </table:table-cell>
          <table:table-cell table:formula="of:=MOD([.H143];[.G143])" office:value-type="float" office:value="0" calcext:value-type="float">
            <text:p>0</text:p>
          </table:table-cell>
          <table:table-cell table:formula="of:=MOD([.I143];[.G143])" office:value-type="float" office:value="0" calcext:value-type="float">
            <text:p>0</text:p>
          </table:table-cell>
          <table:table-cell table:formula="of:=IF([.J143]+[.K143]=0;1;0)" office:value-type="float" office:value="1" calcext:value-type="float">
            <text:p>1</text:p>
          </table:table-cell>
          <table:table-cell table:formula="of:=[.L143]*[.H143]/[.G143]" office:value-type="float" office:value="207336523341" calcext:value-type="float">
            <text:p>207336523341</text:p>
          </table:table-cell>
          <table:table-cell table:formula="of:=[.L143]*[.I143]/[.G143]" office:value-type="float" office:value="159489633140" calcext:value-type="float">
            <text:p>159489633140</text:p>
          </table:table-cell>
          <table:table-cell table:formula="of:=[.M143]*3+[.N143]" office:value-type="float" office:value="781499203163" calcext:value-type="float">
            <text:p>78149920316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84" calcext:value-type="float">
            <text:p>84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[$Part1.E144]+[.$G$2]" office:value-type="float" office:value="10000000011115" calcext:value-type="float">
            <text:p>10000000011115</text:p>
          </table:table-cell>
          <table:table-cell table:formula="of:=[$Part1.F144]+[.$G$2]" office:value-type="float" office:value="10000000017464" calcext:value-type="float">
            <text:p>10000000017464</text:p>
          </table:table-cell>
          <table:table-cell table:formula="of:=([.B144]*[.C144]-[.D144]*[.A144])" office:value-type="float" office:value="4093" calcext:value-type="float">
            <text:p>4093</text:p>
          </table:table-cell>
          <table:table-cell table:formula="of:=[.F144]*[.C144]-[.D144]*[.E144]" office:value-type="float" office:value="410000000785863" calcext:value-type="float">
            <text:p>410000000785863</text:p>
          </table:table-cell>
          <table:table-cell table:formula="of:=[.B144]*[.E144]-[.F144]*[.A144]" office:value-type="float" office:value="590000000497060" calcext:value-type="float">
            <text:p>590000000497060</text:p>
          </table:table-cell>
          <table:table-cell table:formula="of:=MOD([.H144];[.G144])" office:value-type="float" office:value="0" calcext:value-type="float">
            <text:p>0</text:p>
          </table:table-cell>
          <table:table-cell table:formula="of:=MOD([.I144];[.G144])" office:value-type="float" office:value="0" calcext:value-type="float">
            <text:p>0</text:p>
          </table:table-cell>
          <table:table-cell table:formula="of:=IF([.J144]+[.K144]=0;1;0)" office:value-type="float" office:value="1" calcext:value-type="float">
            <text:p>1</text:p>
          </table:table-cell>
          <table:table-cell table:formula="of:=[.L144]*[.H144]/[.G144]" office:value-type="float" office:value="100171023891" calcext:value-type="float">
            <text:p>100171023891</text:p>
          </table:table-cell>
          <table:table-cell table:formula="of:=[.L144]*[.I144]/[.G144]" office:value-type="float" office:value="144148546420" calcext:value-type="float">
            <text:p>144148546420</text:p>
          </table:table-cell>
          <table:table-cell table:formula="of:=[.M144]*3+[.N144]" office:value-type="float" office:value="444661618093" calcext:value-type="float">
            <text:p>44466161809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table:formula="of:=[$Part1.E145]+[.$G$2]" office:value-type="float" office:value="10000000018004" calcext:value-type="float">
            <text:p>10000000018004</text:p>
          </table:table-cell>
          <table:table-cell table:formula="of:=[$Part1.F145]+[.$G$2]" office:value-type="float" office:value="10000000015980" calcext:value-type="float">
            <text:p>10000000015980</text:p>
          </table:table-cell>
          <table:table-cell table:formula="of:=([.B145]*[.C145]-[.D145]*[.A145])" office:value-type="float" office:value="-1830" calcext:value-type="float">
            <text:p>-1830</text:p>
          </table:table-cell>
          <table:table-cell table:formula="of:=[.F145]*[.C145]-[.D145]*[.E145]" office:value-type="float" office:value="-250000000490580" calcext:value-type="float">
            <text:p>-250000000490580</text:p>
          </table:table-cell>
          <table:table-cell table:formula="of:=[.B145]*[.E145]-[.F145]*[.A145]" office:value-type="float" office:value="-240000000322800" calcext:value-type="float">
            <text:p>-240000000322800</text:p>
          </table:table-cell>
          <table:table-cell table:formula="of:=MOD([.H145];[.G145])" office:value-type="float" office:value="0" calcext:value-type="float">
            <text:p>0</text:p>
          </table:table-cell>
          <table:table-cell table:formula="of:=MOD([.I145];[.G145])" office:value-type="float" office:value="0" calcext:value-type="float">
            <text:p>0</text:p>
          </table:table-cell>
          <table:table-cell table:formula="of:=IF([.J145]+[.K145]=0;1;0)" office:value-type="float" office:value="1" calcext:value-type="float">
            <text:p>1</text:p>
          </table:table-cell>
          <table:table-cell table:formula="of:=[.L145]*[.H145]/[.G145]" office:value-type="float" office:value="136612022126" calcext:value-type="float">
            <text:p>136612022126</text:p>
          </table:table-cell>
          <table:table-cell table:formula="of:=[.L145]*[.I145]/[.G145]" office:value-type="float" office:value="131147541160" calcext:value-type="float">
            <text:p>131147541160</text:p>
          </table:table-cell>
          <table:table-cell table:formula="of:=[.M145]*3+[.N145]" office:value-type="float" office:value="540983607538" calcext:value-type="float">
            <text:p>54098360753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5" calcext:value-type="float">
            <text:p>55</text:p>
          </table:table-cell>
          <table:table-cell office:value-type="float" office:value="67" calcext:value-type="float">
            <text:p>67</text:p>
          </table:table-cell>
          <table:table-cell office:value-type="float" office:value="13" calcext:value-type="float">
            <text:p>13</text:p>
          </table:table-cell>
          <table:table-cell table:formula="of:=[$Part1.E146]+[.$G$2]" office:value-type="float" office:value="10000000006513" calcext:value-type="float">
            <text:p>10000000006513</text:p>
          </table:table-cell>
          <table:table-cell table:formula="of:=[$Part1.F146]+[.$G$2]" office:value-type="float" office:value="10000000005393" calcext:value-type="float">
            <text:p>10000000005393</text:p>
          </table:table-cell>
          <table:table-cell table:formula="of:=([.B146]*[.C146]-[.D146]*[.A146])" office:value-type="float" office:value="3217" calcext:value-type="float">
            <text:p>3217</text:p>
          </table:table-cell>
          <table:table-cell table:formula="of:=[.F146]*[.C146]-[.D146]*[.E146]" office:value-type="float" office:value="540000000276662" calcext:value-type="float">
            <text:p>540000000276662</text:p>
          </table:table-cell>
          <table:table-cell table:formula="of:=[.B146]*[.E146]-[.F146]*[.A146]" office:value-type="float" office:value="190000000164067" calcext:value-type="float">
            <text:p>190000000164067</text:p>
          </table:table-cell>
          <table:table-cell table:formula="of:=MOD([.H146];[.G146])" office:value-type="float" office:value="2490" calcext:value-type="float">
            <text:p>2490</text:p>
          </table:table-cell>
          <table:table-cell table:formula="of:=MOD([.I146];[.G146])" office:value-type="float" office:value="1591" calcext:value-type="float">
            <text:p>1591</text:p>
          </table:table-cell>
          <table:table-cell table:formula="of:=IF([.J146]+[.K146]=0;1;0)" office:value-type="float" office:value="0" calcext:value-type="float">
            <text:p>0</text:p>
          </table:table-cell>
          <table:table-cell table:formula="of:=[.L146]*[.H146]/[.G146]" office:value-type="float" office:value="0" calcext:value-type="float">
            <text:p>0</text:p>
          </table:table-cell>
          <table:table-cell table:formula="of:=[.L146]*[.I146]/[.G146]" office:value-type="float" office:value="0" calcext:value-type="float">
            <text:p>0</text:p>
          </table:table-cell>
          <table:table-cell table:formula="of:=[.M146]*3+[.N14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7" calcext:value-type="float">
            <text:p>57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table:formula="of:=[$Part1.E147]+[.$G$2]" office:value-type="float" office:value="10000000012554" calcext:value-type="float">
            <text:p>10000000012554</text:p>
          </table:table-cell>
          <table:table-cell table:formula="of:=[$Part1.F147]+[.$G$2]" office:value-type="float" office:value="10000000018340" calcext:value-type="float">
            <text:p>10000000018340</text:p>
          </table:table-cell>
          <table:table-cell table:formula="of:=([.B147]*[.C147]-[.D147]*[.A147])" office:value-type="float" office:value="1826" calcext:value-type="float">
            <text:p>1826</text:p>
          </table:table-cell>
          <table:table-cell table:formula="of:=[.F147]*[.C147]-[.D147]*[.E147]" office:value-type="float" office:value="220000000478698" calcext:value-type="float">
            <text:p>220000000478698</text:p>
          </table:table-cell>
          <table:table-cell table:formula="of:=[.B147]*[.E147]-[.F147]*[.A147]" office:value-type="float" office:value="440000000477158" calcext:value-type="float">
            <text:p>440000000477158</text:p>
          </table:table-cell>
          <table:table-cell table:formula="of:=MOD([.H147];[.G147])" office:value-type="float" office:value="0" calcext:value-type="float">
            <text:p>0</text:p>
          </table:table-cell>
          <table:table-cell table:formula="of:=MOD([.I147];[.G147])" office:value-type="float" office:value="0" calcext:value-type="float">
            <text:p>0</text:p>
          </table:table-cell>
          <table:table-cell table:formula="of:=IF([.J147]+[.K147]=0;1;0)" office:value-type="float" office:value="1" calcext:value-type="float">
            <text:p>1</text:p>
          </table:table-cell>
          <table:table-cell table:formula="of:=[.L147]*[.H147]/[.G147]" office:value-type="float" office:value="120481927973" calcext:value-type="float">
            <text:p>120481927973</text:p>
          </table:table-cell>
          <table:table-cell table:formula="of:=[.L147]*[.I147]/[.G147]" office:value-type="float" office:value="240963855683" calcext:value-type="float">
            <text:p>240963855683</text:p>
          </table:table-cell>
          <table:table-cell table:formula="of:=[.M147]*3+[.N147]" office:value-type="float" office:value="602409639602" calcext:value-type="float">
            <text:p>60240963960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2" calcext:value-type="float">
            <text:p>32</text:p>
          </table:table-cell>
          <table:table-cell office:value-type="float" office:value="54" calcext:value-type="float">
            <text:p>54</text:p>
          </table:table-cell>
          <table:table-cell office:value-type="float" office:value="95" calcext:value-type="float">
            <text:p>95</text:p>
          </table:table-cell>
          <table:table-cell table:formula="of:=[$Part1.E148]+[.$G$2]" office:value-type="float" office:value="10000000009468" calcext:value-type="float">
            <text:p>10000000009468</text:p>
          </table:table-cell>
          <table:table-cell table:formula="of:=[$Part1.F148]+[.$G$2]" office:value-type="float" office:value="10000000009961" calcext:value-type="float">
            <text:p>10000000009961</text:p>
          </table:table-cell>
          <table:table-cell table:formula="of:=([.B148]*[.C148]-[.D148]*[.A148])" office:value-type="float" office:value="-6822" calcext:value-type="float">
            <text:p>-6822</text:p>
          </table:table-cell>
          <table:table-cell table:formula="of:=[.F148]*[.C148]-[.D148]*[.E148]" office:value-type="float" office:value="-410000000361566" calcext:value-type="float">
            <text:p>-410000000361566</text:p>
          </table:table-cell>
          <table:table-cell table:formula="of:=[.B148]*[.E148]-[.F148]*[.A148]" office:value-type="float" office:value="-580000000593514" calcext:value-type="float">
            <text:p>-580000000593514</text:p>
          </table:table-cell>
          <table:table-cell table:formula="of:=MOD([.H148];[.G148])" office:value-type="float" office:value="-6314" calcext:value-type="float">
            <text:p>-6314</text:p>
          </table:table-cell>
          <table:table-cell table:formula="of:=MOD([.I148];[.G148])" office:value-type="float" office:value="-2110" calcext:value-type="float">
            <text:p>-2110</text:p>
          </table:table-cell>
          <table:table-cell table:formula="of:=IF([.J148]+[.K148]=0;1;0)" office:value-type="float" office:value="0" calcext:value-type="float">
            <text:p>0</text:p>
          </table:table-cell>
          <table:table-cell table:formula="of:=[.L148]*[.H148]/[.G148]" office:value-type="float" office:value="0" calcext:value-type="float">
            <text:p>0</text:p>
          </table:table-cell>
          <table:table-cell table:formula="of:=[.L148]*[.I148]/[.G148]" office:value-type="float" office:value="0" calcext:value-type="float">
            <text:p>0</text:p>
          </table:table-cell>
          <table:table-cell table:formula="of:=[.M148]*3+[.N14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43" calcext:value-type="float">
            <text:p>43</text:p>
          </table:table-cell>
          <table:table-cell table:formula="of:=[$Part1.E149]+[.$G$2]" office:value-type="float" office:value="10000000018000" calcext:value-type="float">
            <text:p>10000000018000</text:p>
          </table:table-cell>
          <table:table-cell table:formula="of:=[$Part1.F149]+[.$G$2]" office:value-type="float" office:value="10000000001830" calcext:value-type="float">
            <text:p>10000000001830</text:p>
          </table:table-cell>
          <table:table-cell table:formula="of:=([.B149]*[.C149]-[.D149]*[.A149])" office:value-type="float" office:value="-920" calcext:value-type="float">
            <text:p>-920</text:p>
          </table:table-cell>
          <table:table-cell table:formula="of:=[.F149]*[.C149]-[.D149]*[.E149]" office:value-type="float" office:value="-190000000730080" calcext:value-type="float">
            <text:p>-190000000730080</text:p>
          </table:table-cell>
          <table:table-cell table:formula="of:=[.B149]*[.E149]-[.F149]*[.A149]" office:value-type="float" office:value="-129999999716560" calcext:value-type="float">
            <text:p>-129999999716560</text:p>
          </table:table-cell>
          <table:table-cell table:formula="of:=MOD([.H149];[.G149])" office:value-type="float" office:value="0" calcext:value-type="float">
            <text:p>0</text:p>
          </table:table-cell>
          <table:table-cell table:formula="of:=MOD([.I149];[.G149])" office:value-type="float" office:value="0" calcext:value-type="float">
            <text:p>0</text:p>
          </table:table-cell>
          <table:table-cell table:formula="of:=IF([.J149]+[.K149]=0;1;0)" office:value-type="float" office:value="1" calcext:value-type="float">
            <text:p>1</text:p>
          </table:table-cell>
          <table:table-cell table:formula="of:=[.L149]*[.H149]/[.G149]" office:value-type="float" office:value="206521739924" calcext:value-type="float">
            <text:p>206521739924</text:p>
          </table:table-cell>
          <table:table-cell table:formula="of:=[.L149]*[.I149]/[.G149]" office:value-type="float" office:value="141304347518" calcext:value-type="float">
            <text:p>141304347518</text:p>
          </table:table-cell>
          <table:table-cell table:formula="of:=[.M149]*3+[.N149]" office:value-type="float" office:value="760869567290" calcext:value-type="float">
            <text:p>76086956729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office:value-type="float" office:value="71" calcext:value-type="float">
            <text:p>71</text:p>
          </table:table-cell>
          <table:table-cell table:formula="of:=[$Part1.E150]+[.$G$2]" office:value-type="float" office:value="10000000009440" calcext:value-type="float">
            <text:p>10000000009440</text:p>
          </table:table-cell>
          <table:table-cell table:formula="of:=[$Part1.F150]+[.$G$2]" office:value-type="float" office:value="10000000017940" calcext:value-type="float">
            <text:p>10000000017940</text:p>
          </table:table-cell>
          <table:table-cell table:formula="of:=([.B150]*[.C150]-[.D150]*[.A150])" office:value-type="float" office:value="-3732" calcext:value-type="float">
            <text:p>-3732</text:p>
          </table:table-cell>
          <table:table-cell table:formula="of:=[.F150]*[.C150]-[.D150]*[.E150]" office:value-type="float" office:value="-380000000078220" calcext:value-type="float">
            <text:p>-380000000078220</text:p>
          </table:table-cell>
          <table:table-cell table:formula="of:=[.B150]*[.E150]-[.F150]*[.A150]" office:value-type="float" office:value="-440000000925360" calcext:value-type="float">
            <text:p>-440000000925360</text:p>
          </table:table-cell>
          <table:table-cell table:formula="of:=MOD([.H150];[.G150])" office:value-type="float" office:value="0" calcext:value-type="float">
            <text:p>0</text:p>
          </table:table-cell>
          <table:table-cell table:formula="of:=MOD([.I150];[.G150])" office:value-type="float" office:value="0" calcext:value-type="float">
            <text:p>0</text:p>
          </table:table-cell>
          <table:table-cell table:formula="of:=IF([.J150]+[.K150]=0;1;0)" office:value-type="float" office:value="1" calcext:value-type="float">
            <text:p>1</text:p>
          </table:table-cell>
          <table:table-cell table:formula="of:=[.L150]*[.H150]/[.G150]" office:value-type="float" office:value="101822079335" calcext:value-type="float">
            <text:p>101822079335</text:p>
          </table:table-cell>
          <table:table-cell table:formula="of:=[.L150]*[.I150]/[.G150]" office:value-type="float" office:value="117899249980" calcext:value-type="float">
            <text:p>117899249980</text:p>
          </table:table-cell>
          <table:table-cell table:formula="of:=[.M150]*3+[.N150]" office:value-type="float" office:value="423365487985" calcext:value-type="float">
            <text:p>42336548798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86" calcext:value-type="float">
            <text:p>86</text:p>
          </table:table-cell>
          <table:table-cell office:value-type="float" office:value="81" calcext:value-type="float">
            <text:p>81</text:p>
          </table:table-cell>
          <table:table-cell office:value-type="float" office:value="30" calcext:value-type="float">
            <text:p>30</text:p>
          </table:table-cell>
          <table:table-cell table:formula="of:=[$Part1.E151]+[.$G$2]" office:value-type="float" office:value="10000000005903" calcext:value-type="float">
            <text:p>10000000005903</text:p>
          </table:table-cell>
          <table:table-cell table:formula="of:=[$Part1.F151]+[.$G$2]" office:value-type="float" office:value="10000000007610" calcext:value-type="float">
            <text:p>10000000007610</text:p>
          </table:table-cell>
          <table:table-cell table:formula="of:=([.B151]*[.C151]-[.D151]*[.A151])" office:value-type="float" office:value="6276" calcext:value-type="float">
            <text:p>6276</text:p>
          </table:table-cell>
          <table:table-cell table:formula="of:=[.F151]*[.C151]-[.D151]*[.E151]" office:value-type="float" office:value="510000000439320" calcext:value-type="float">
            <text:p>510000000439320</text:p>
          </table:table-cell>
          <table:table-cell table:formula="of:=[.B151]*[.E151]-[.F151]*[.A151]" office:value-type="float" office:value="630000000332628" calcext:value-type="float">
            <text:p>630000000332628</text:p>
          </table:table-cell>
          <table:table-cell table:formula="of:=MOD([.H151];[.G151])" office:value-type="float" office:value="5064" calcext:value-type="float">
            <text:p>5064</text:p>
          </table:table-cell>
          <table:table-cell table:formula="of:=MOD([.I151];[.G151])" office:value-type="float" office:value="5148" calcext:value-type="float">
            <text:p>5148</text:p>
          </table:table-cell>
          <table:table-cell table:formula="of:=IF([.J151]+[.K151]=0;1;0)" office:value-type="float" office:value="0" calcext:value-type="float">
            <text:p>0</text:p>
          </table:table-cell>
          <table:table-cell table:formula="of:=[.L151]*[.H151]/[.G151]" office:value-type="float" office:value="0" calcext:value-type="float">
            <text:p>0</text:p>
          </table:table-cell>
          <table:table-cell table:formula="of:=[.L151]*[.I151]/[.G151]" office:value-type="float" office:value="0" calcext:value-type="float">
            <text:p>0</text:p>
          </table:table-cell>
          <table:table-cell table:formula="of:=[.M151]*3+[.N15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float" office:value="99" calcext:value-type="float">
            <text:p>99</text:p>
          </table:table-cell>
          <table:table-cell table:formula="of:=[$Part1.E152]+[.$G$2]" office:value-type="float" office:value="10000000007488" calcext:value-type="float">
            <text:p>10000000007488</text:p>
          </table:table-cell>
          <table:table-cell table:formula="of:=[$Part1.F152]+[.$G$2]" office:value-type="float" office:value="10000000008481" calcext:value-type="float">
            <text:p>10000000008481</text:p>
          </table:table-cell>
          <table:table-cell table:formula="of:=([.B152]*[.C152]-[.D152]*[.A152])" office:value-type="float" office:value="-4598" calcext:value-type="float">
            <text:p>-4598</text:p>
          </table:table-cell>
          <table:table-cell table:formula="of:=[.F152]*[.C152]-[.D152]*[.E152]" office:value-type="float" office:value="-490000000317262" calcext:value-type="float">
            <text:p>-490000000317262</text:p>
          </table:table-cell>
          <table:table-cell table:formula="of:=[.B152]*[.E152]-[.F152]*[.A152]" office:value-type="float" office:value="-410000000358644" calcext:value-type="float">
            <text:p>-410000000358644</text:p>
          </table:table-cell>
          <table:table-cell table:formula="of:=MOD([.H152];[.G152])" office:value-type="float" office:value="-1150" calcext:value-type="float">
            <text:p>-1150</text:p>
          </table:table-cell>
          <table:table-cell table:formula="of:=MOD([.I152];[.G152])" office:value-type="float" office:value="-3402" calcext:value-type="float">
            <text:p>-3402</text:p>
          </table:table-cell>
          <table:table-cell table:formula="of:=IF([.J152]+[.K152]=0;1;0)" office:value-type="float" office:value="0" calcext:value-type="float">
            <text:p>0</text:p>
          </table:table-cell>
          <table:table-cell table:formula="of:=[.L152]*[.H152]/[.G152]" office:value-type="float" office:value="0" calcext:value-type="float">
            <text:p>0</text:p>
          </table:table-cell>
          <table:table-cell table:formula="of:=[.L152]*[.I152]/[.G152]" office:value-type="float" office:value="0" calcext:value-type="float">
            <text:p>0</text:p>
          </table:table-cell>
          <table:table-cell table:formula="of:=[.M152]*3+[.N15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78" calcext:value-type="float">
            <text:p>78</text:p>
          </table:table-cell>
          <table:table-cell office:value-type="float" office:value="38" calcext:value-type="float">
            <text:p>38</text:p>
          </table:table-cell>
          <table:table-cell office:value-type="float" office:value="15" calcext:value-type="float">
            <text:p>15</text:p>
          </table:table-cell>
          <table:table-cell table:formula="of:=[$Part1.E153]+[.$G$2]" office:value-type="float" office:value="10000000016117" calcext:value-type="float">
            <text:p>10000000016117</text:p>
          </table:table-cell>
          <table:table-cell table:formula="of:=[$Part1.F153]+[.$G$2]" office:value-type="float" office:value="10000000015506" calcext:value-type="float">
            <text:p>10000000015506</text:p>
          </table:table-cell>
          <table:table-cell table:formula="of:=([.B153]*[.C153]-[.D153]*[.A153])" office:value-type="float" office:value="2229" calcext:value-type="float">
            <text:p>2229</text:p>
          </table:table-cell>
          <table:table-cell table:formula="of:=[.F153]*[.C153]-[.D153]*[.E153]" office:value-type="float" office:value="230000000347473" calcext:value-type="float">
            <text:p>230000000347473</text:p>
          </table:table-cell>
          <table:table-cell table:formula="of:=[.B153]*[.E153]-[.F153]*[.A153]" office:value-type="float" office:value="290000000497332" calcext:value-type="float">
            <text:p>290000000497332</text:p>
          </table:table-cell>
          <table:table-cell table:formula="of:=MOD([.H153];[.G153])" office:value-type="float" office:value="0" calcext:value-type="float">
            <text:p>0</text:p>
          </table:table-cell>
          <table:table-cell table:formula="of:=MOD([.I153];[.G153])" office:value-type="float" office:value="0" calcext:value-type="float">
            <text:p>0</text:p>
          </table:table-cell>
          <table:table-cell table:formula="of:=IF([.J153]+[.K153]=0;1;0)" office:value-type="float" office:value="1" calcext:value-type="float">
            <text:p>1</text:p>
          </table:table-cell>
          <table:table-cell table:formula="of:=[.L153]*[.H153]/[.G153]" office:value-type="float" office:value="103185285037" calcext:value-type="float">
            <text:p>103185285037</text:p>
          </table:table-cell>
          <table:table-cell table:formula="of:=[.L153]*[.I153]/[.G153]" office:value-type="float" office:value="130103185508" calcext:value-type="float">
            <text:p>130103185508</text:p>
          </table:table-cell>
          <table:table-cell table:formula="of:=[.M153]*3+[.N153]" office:value-type="float" office:value="439659040619" calcext:value-type="float">
            <text:p>43965904061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77" calcext:value-type="float">
            <text:p>77</text:p>
          </table:table-cell>
          <table:table-cell table:formula="of:=[$Part1.E154]+[.$G$2]" office:value-type="float" office:value="10000000000566" calcext:value-type="float">
            <text:p>10000000000566</text:p>
          </table:table-cell>
          <table:table-cell table:formula="of:=[$Part1.F154]+[.$G$2]" office:value-type="float" office:value="10000000012569" calcext:value-type="float">
            <text:p>10000000012569</text:p>
          </table:table-cell>
          <table:table-cell table:formula="of:=([.B154]*[.C154]-[.D154]*[.A154])" office:value-type="float" office:value="-3201" calcext:value-type="float">
            <text:p>-3201</text:p>
          </table:table-cell>
          <table:table-cell table:formula="of:=[.F154]*[.C154]-[.D154]*[.E154]" office:value-type="float" office:value="-329999999490546" calcext:value-type="float">
            <text:p>-329999999490546</text:p>
          </table:table-cell>
          <table:table-cell table:formula="of:=[.B154]*[.E154]-[.F154]*[.A154]" office:value-type="float" office:value="-360000000608523" calcext:value-type="float">
            <text:p>-360000000608523</text:p>
          </table:table-cell>
          <table:table-cell table:formula="of:=MOD([.H154];[.G154])" office:value-type="float" office:value="0" calcext:value-type="float">
            <text:p>0</text:p>
          </table:table-cell>
          <table:table-cell table:formula="of:=MOD([.I154];[.G154])" office:value-type="float" office:value="0" calcext:value-type="float">
            <text:p>0</text:p>
          </table:table-cell>
          <table:table-cell table:formula="of:=IF([.J154]+[.K154]=0;1;0)" office:value-type="float" office:value="1" calcext:value-type="float">
            <text:p>1</text:p>
          </table:table-cell>
          <table:table-cell table:formula="of:=[.L154]*[.H154]/[.G154]" office:value-type="float" office:value="103092783346" calcext:value-type="float">
            <text:p>103092783346</text:p>
          </table:table-cell>
          <table:table-cell table:formula="of:=[.L154]*[.I154]/[.G154]" office:value-type="float" office:value="112464854923" calcext:value-type="float">
            <text:p>112464854923</text:p>
          </table:table-cell>
          <table:table-cell table:formula="of:=[.M154]*3+[.N154]" office:value-type="float" office:value="421743204961" calcext:value-type="float">
            <text:p>42174320496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60" calcext:value-type="float">
            <text:p>60</text:p>
          </table:table-cell>
          <table:table-cell office:value-type="float" office:value="16" calcext:value-type="float">
            <text:p>16</text:p>
          </table:table-cell>
          <table:table-cell office:value-type="float" office:value="57" calcext:value-type="float">
            <text:p>57</text:p>
          </table:table-cell>
          <table:table-cell table:formula="of:=[$Part1.E155]+[.$G$2]" office:value-type="float" office:value="10000000003492" calcext:value-type="float">
            <text:p>10000000003492</text:p>
          </table:table-cell>
          <table:table-cell table:formula="of:=[$Part1.F155]+[.$G$2]" office:value-type="float" office:value="10000000006327" calcext:value-type="float">
            <text:p>10000000006327</text:p>
          </table:table-cell>
          <table:table-cell table:formula="of:=([.B155]*[.C155]-[.D155]*[.A155])" office:value-type="float" office:value="-2574" calcext:value-type="float">
            <text:p>-2574</text:p>
          </table:table-cell>
          <table:table-cell table:formula="of:=[.F155]*[.C155]-[.D155]*[.E155]" office:value-type="float" office:value="-410000000097812" calcext:value-type="float">
            <text:p>-410000000097812</text:p>
          </table:table-cell>
          <table:table-cell table:formula="of:=[.B155]*[.E155]-[.F155]*[.A155]" office:value-type="float" office:value="-20000000182754" calcext:value-type="float">
            <text:p>-20000000182754</text:p>
          </table:table-cell>
          <table:table-cell table:formula="of:=MOD([.H155];[.G155])" office:value-type="float" office:value="-410" calcext:value-type="float">
            <text:p>-410</text:p>
          </table:table-cell>
          <table:table-cell table:formula="of:=MOD([.I155];[.G155])" office:value-type="float" office:value="-20" calcext:value-type="float">
            <text:p>-20</text:p>
          </table:table-cell>
          <table:table-cell table:formula="of:=IF([.J155]+[.K155]=0;1;0)" office:value-type="float" office:value="0" calcext:value-type="float">
            <text:p>0</text:p>
          </table:table-cell>
          <table:table-cell table:formula="of:=[.L155]*[.H155]/[.G155]" office:value-type="float" office:value="0" calcext:value-type="float">
            <text:p>0</text:p>
          </table:table-cell>
          <table:table-cell table:formula="of:=[.L155]*[.I155]/[.G155]" office:value-type="float" office:value="0" calcext:value-type="float">
            <text:p>0</text:p>
          </table:table-cell>
          <table:table-cell table:formula="of:=[.M155]*3+[.N15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9" calcext:value-type="float">
            <text:p>69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table:formula="of:=[$Part1.E156]+[.$G$2]" office:value-type="float" office:value="10000000008591" calcext:value-type="float">
            <text:p>10000000008591</text:p>
          </table:table-cell>
          <table:table-cell table:formula="of:=[$Part1.F156]+[.$G$2]" office:value-type="float" office:value="10000000003005" calcext:value-type="float">
            <text:p>10000000003005</text:p>
          </table:table-cell>
          <table:table-cell table:formula="of:=([.B156]*[.C156]-[.D156]*[.A156])" office:value-type="float" office:value="3141" calcext:value-type="float">
            <text:p>3141</text:p>
          </table:table-cell>
          <table:table-cell table:formula="of:=[.F156]*[.C156]-[.D156]*[.E156]" office:value-type="float" office:value="329999999948343" calcext:value-type="float">
            <text:p>329999999948343</text:p>
          </table:table-cell>
          <table:table-cell table:formula="of:=[.B156]*[.E156]-[.F156]*[.A156]" office:value-type="float" office:value="320000000481594" calcext:value-type="float">
            <text:p>320000000481594</text:p>
          </table:table-cell>
          <table:table-cell table:formula="of:=MOD([.H156];[.G156])" office:value-type="float" office:value="0" calcext:value-type="float">
            <text:p>0</text:p>
          </table:table-cell>
          <table:table-cell table:formula="of:=MOD([.I156];[.G156])" office:value-type="float" office:value="0" calcext:value-type="float">
            <text:p>0</text:p>
          </table:table-cell>
          <table:table-cell table:formula="of:=IF([.J156]+[.K156]=0;1;0)" office:value-type="float" office:value="1" calcext:value-type="float">
            <text:p>1</text:p>
          </table:table-cell>
          <table:table-cell table:formula="of:=[.L156]*[.H156]/[.G156]" office:value-type="float" office:value="105062082123" calcext:value-type="float">
            <text:p>105062082123</text:p>
          </table:table-cell>
          <table:table-cell table:formula="of:=[.L156]*[.I156]/[.G156]" office:value-type="float" office:value="101878382834" calcext:value-type="float">
            <text:p>101878382834</text:p>
          </table:table-cell>
          <table:table-cell table:formula="of:=[.M156]*3+[.N156]" office:value-type="float" office:value="417064629203" calcext:value-type="float">
            <text:p>417064629203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table:formula="of:=[$Part1.E157]+[.$G$2]" office:value-type="float" office:value="10000000009055" calcext:value-type="float">
            <text:p>10000000009055</text:p>
          </table:table-cell>
          <table:table-cell table:formula="of:=[$Part1.F157]+[.$G$2]" office:value-type="float" office:value="10000000006776" calcext:value-type="float">
            <text:p>10000000006776</text:p>
          </table:table-cell>
          <table:table-cell table:formula="of:=([.B157]*[.C157]-[.D157]*[.A157])" office:value-type="float" office:value="-2794" calcext:value-type="float">
            <text:p>-2794</text:p>
          </table:table-cell>
          <table:table-cell table:formula="of:=[.F157]*[.C157]-[.D157]*[.E157]" office:value-type="float" office:value="-340000000344334" calcext:value-type="float">
            <text:p>-340000000344334</text:p>
          </table:table-cell>
          <table:table-cell table:formula="of:=[.B157]*[.E157]-[.F157]*[.A157]" office:value-type="float" office:value="-450000000268456" calcext:value-type="float">
            <text:p>-450000000268456</text:p>
          </table:table-cell>
          <table:table-cell table:formula="of:=MOD([.H157];[.G157])" office:value-type="float" office:value="0" calcext:value-type="float">
            <text:p>0</text:p>
          </table:table-cell>
          <table:table-cell table:formula="of:=MOD([.I157];[.G157])" office:value-type="float" office:value="0" calcext:value-type="float">
            <text:p>0</text:p>
          </table:table-cell>
          <table:table-cell table:formula="of:=IF([.J157]+[.K157]=0;1;0)" office:value-type="float" office:value="1" calcext:value-type="float">
            <text:p>1</text:p>
          </table:table-cell>
          <table:table-cell table:formula="of:=[.L157]*[.H157]/[.G157]" office:value-type="float" office:value="121689334411" calcext:value-type="float">
            <text:p>121689334411</text:p>
          </table:table-cell>
          <table:table-cell table:formula="of:=[.L157]*[.I157]/[.G157]" office:value-type="float" office:value="161059413124" calcext:value-type="float">
            <text:p>161059413124</text:p>
          </table:table-cell>
          <table:table-cell table:formula="of:=[.M157]*3+[.N157]" office:value-type="float" office:value="526127416357" calcext:value-type="float">
            <text:p>52612741635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table:formula="of:=[$Part1.E158]+[.$G$2]" office:value-type="float" office:value="10000000016298" calcext:value-type="float">
            <text:p>10000000016298</text:p>
          </table:table-cell>
          <table:table-cell table:formula="of:=[$Part1.F158]+[.$G$2]" office:value-type="float" office:value="10000000009425" calcext:value-type="float">
            <text:p>10000000009425</text:p>
          </table:table-cell>
          <table:table-cell table:formula="of:=([.B158]*[.C158]-[.D158]*[.A158])" office:value-type="float" office:value="1339" calcext:value-type="float">
            <text:p>1339</text:p>
          </table:table-cell>
          <table:table-cell table:formula="of:=[.F158]*[.C158]-[.D158]*[.E158]" office:value-type="float" office:value="320000000225997" calcext:value-type="float">
            <text:p>320000000225997</text:p>
          </table:table-cell>
          <table:table-cell table:formula="of:=[.B158]*[.E158]-[.F158]*[.A158]" office:value-type="float" office:value="170000000407653" calcext:value-type="float">
            <text:p>170000000407653</text:p>
          </table:table-cell>
          <table:table-cell table:formula="of:=MOD([.H158];[.G158])" office:value-type="float" office:value="0" calcext:value-type="float">
            <text:p>0</text:p>
          </table:table-cell>
          <table:table-cell table:formula="of:=MOD([.I158];[.G158])" office:value-type="float" office:value="0" calcext:value-type="float">
            <text:p>0</text:p>
          </table:table-cell>
          <table:table-cell table:formula="of:=IF([.J158]+[.K158]=0;1;0)" office:value-type="float" office:value="1" calcext:value-type="float">
            <text:p>1</text:p>
          </table:table-cell>
          <table:table-cell table:formula="of:=[.L158]*[.H158]/[.G158]" office:value-type="float" office:value="238984316823" calcext:value-type="float">
            <text:p>238984316823</text:p>
          </table:table-cell>
          <table:table-cell table:formula="of:=[.L158]*[.I158]/[.G158]" office:value-type="float" office:value="126960418527" calcext:value-type="float">
            <text:p>126960418527</text:p>
          </table:table-cell>
          <table:table-cell table:formula="of:=[.M158]*3+[.N158]" office:value-type="float" office:value="843913368996" calcext:value-type="float">
            <text:p>84391336899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53" calcext:value-type="float">
            <text:p>53</text:p>
          </table:table-cell>
          <table:table-cell table:formula="of:=[$Part1.E159]+[.$G$2]" office:value-type="float" office:value="10000000014130" calcext:value-type="float">
            <text:p>10000000014130</text:p>
          </table:table-cell>
          <table:table-cell table:formula="of:=[$Part1.F159]+[.$G$2]" office:value-type="float" office:value="10000000006846" calcext:value-type="float">
            <text:p>10000000006846</text:p>
          </table:table-cell>
          <table:table-cell table:formula="of:=([.B159]*[.C159]-[.D159]*[.A159])" office:value-type="float" office:value="-1816" calcext:value-type="float">
            <text:p>-1816</text:p>
          </table:table-cell>
          <table:table-cell table:formula="of:=[.F159]*[.C159]-[.D159]*[.E159]" office:value-type="float" office:value="-260000000564048" calcext:value-type="float">
            <text:p>-260000000564048</text:p>
          </table:table-cell>
          <table:table-cell table:formula="of:=[.B159]*[.E159]-[.F159]*[.A159]" office:value-type="float" office:value="-219999999968512" calcext:value-type="float">
            <text:p>-219999999968512</text:p>
          </table:table-cell>
          <table:table-cell table:formula="of:=MOD([.H159];[.G159])" office:value-type="float" office:value="0" calcext:value-type="float">
            <text:p>0</text:p>
          </table:table-cell>
          <table:table-cell table:formula="of:=MOD([.I159];[.G159])" office:value-type="float" office:value="0" calcext:value-type="float">
            <text:p>0</text:p>
          </table:table-cell>
          <table:table-cell table:formula="of:=IF([.J159]+[.K159]=0;1;0)" office:value-type="float" office:value="1" calcext:value-type="float">
            <text:p>1</text:p>
          </table:table-cell>
          <table:table-cell table:formula="of:=[.L159]*[.H159]/[.G159]" office:value-type="float" office:value="143171806478" calcext:value-type="float">
            <text:p>143171806478</text:p>
          </table:table-cell>
          <table:table-cell table:formula="of:=[.L159]*[.I159]/[.G159]" office:value-type="float" office:value="121145374432" calcext:value-type="float">
            <text:p>121145374432</text:p>
          </table:table-cell>
          <table:table-cell table:formula="of:=[.M159]*3+[.N159]" office:value-type="float" office:value="550660793866" calcext:value-type="float">
            <text:p>55066079386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6" calcext:value-type="float">
            <text:p>76</text:p>
          </table:table-cell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table:formula="of:=[$Part1.E160]+[.$G$2]" office:value-type="float" office:value="10000000004200" calcext:value-type="float">
            <text:p>10000000004200</text:p>
          </table:table-cell>
          <table:table-cell table:formula="of:=[$Part1.F160]+[.$G$2]" office:value-type="float" office:value="10000000008620" calcext:value-type="float">
            <text:p>10000000008620</text:p>
          </table:table-cell>
          <table:table-cell table:formula="of:=([.B160]*[.C160]-[.D160]*[.A160])" office:value-type="float" office:value="2060" calcext:value-type="float">
            <text:p>2060</text:p>
          </table:table-cell>
          <table:table-cell table:formula="of:=[.F160]*[.C160]-[.D160]*[.E160]" office:value-type="float" office:value="50000000166860" calcext:value-type="float">
            <text:p>50000000166860</text:p>
          </table:table-cell>
          <table:table-cell table:formula="of:=[.B160]*[.E160]-[.F160]*[.A160]" office:value-type="float" office:value="600000000181280" calcext:value-type="float">
            <text:p>600000000181280</text:p>
          </table:table-cell>
          <table:table-cell table:formula="of:=MOD([.H160];[.G160])" office:value-type="float" office:value="400" calcext:value-type="float">
            <text:p>400</text:p>
          </table:table-cell>
          <table:table-cell table:formula="of:=MOD([.I160];[.G160])" office:value-type="float" office:value="680" calcext:value-type="float">
            <text:p>680</text:p>
          </table:table-cell>
          <table:table-cell table:formula="of:=IF([.J160]+[.K160]=0;1;0)" office:value-type="float" office:value="0" calcext:value-type="float">
            <text:p>0</text:p>
          </table:table-cell>
          <table:table-cell table:formula="of:=[.L160]*[.H160]/[.G160]" office:value-type="float" office:value="0" calcext:value-type="float">
            <text:p>0</text:p>
          </table:table-cell>
          <table:table-cell table:formula="of:=[.L160]*[.I160]/[.G160]" office:value-type="float" office:value="0" calcext:value-type="float">
            <text:p>0</text:p>
          </table:table-cell>
          <table:table-cell table:formula="of:=[.M160]*3+[.N16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float" office:value="77" calcext:value-type="float">
            <text:p>77</text:p>
          </table:table-cell>
          <table:table-cell office:value-type="float" office:value="20" calcext:value-type="float">
            <text:p>20</text:p>
          </table:table-cell>
          <table:table-cell table:formula="of:=[$Part1.E161]+[.$G$2]" office:value-type="float" office:value="10000000019702" calcext:value-type="float">
            <text:p>10000000019702</text:p>
          </table:table-cell>
          <table:table-cell table:formula="of:=[$Part1.F161]+[.$G$2]" office:value-type="float" office:value="10000000009500" calcext:value-type="float">
            <text:p>10000000009500</text:p>
          </table:table-cell>
          <table:table-cell table:formula="of:=([.B161]*[.C161]-[.D161]*[.A161])" office:value-type="float" office:value="4822" calcext:value-type="float">
            <text:p>4822</text:p>
          </table:table-cell>
          <table:table-cell table:formula="of:=[.F161]*[.C161]-[.D161]*[.E161]" office:value-type="float" office:value="570000000337460" calcext:value-type="float">
            <text:p>570000000337460</text:p>
          </table:table-cell>
          <table:table-cell table:formula="of:=[.B161]*[.E161]-[.F161]*[.A161]" office:value-type="float" office:value="530000001176832" calcext:value-type="float">
            <text:p>530000001176832</text:p>
          </table:table-cell>
          <table:table-cell table:formula="of:=MOD([.H161];[.G161])" office:value-type="float" office:value="0" calcext:value-type="float">
            <text:p>0</text:p>
          </table:table-cell>
          <table:table-cell table:formula="of:=MOD([.I161];[.G161])" office:value-type="float" office:value="0" calcext:value-type="float">
            <text:p>0</text:p>
          </table:table-cell>
          <table:table-cell table:formula="of:=IF([.J161]+[.K161]=0;1;0)" office:value-type="float" office:value="1" calcext:value-type="float">
            <text:p>1</text:p>
          </table:table-cell>
          <table:table-cell table:formula="of:=[.L161]*[.H161]/[.G161]" office:value-type="float" office:value="118208212430" calcext:value-type="float">
            <text:p>118208212430</text:p>
          </table:table-cell>
          <table:table-cell table:formula="of:=[.L161]*[.I161]/[.G161]" office:value-type="float" office:value="109912899456" calcext:value-type="float">
            <text:p>109912899456</text:p>
          </table:table-cell>
          <table:table-cell table:formula="of:=[.M161]*3+[.N161]" office:value-type="float" office:value="464537536746" calcext:value-type="float">
            <text:p>464537536746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table:formula="of:=[$Part1.E162]+[.$G$2]" office:value-type="float" office:value="10000000003520" calcext:value-type="float">
            <text:p>10000000003520</text:p>
          </table:table-cell>
          <table:table-cell table:formula="of:=[$Part1.F162]+[.$G$2]" office:value-type="float" office:value="10000000002976" calcext:value-type="float">
            <text:p>10000000002976</text:p>
          </table:table-cell>
          <table:table-cell table:formula="of:=([.B162]*[.C162]-[.D162]*[.A162])" office:value-type="float" office:value="-2850" calcext:value-type="float">
            <text:p>-2850</text:p>
          </table:table-cell>
          <table:table-cell table:formula="of:=[.F162]*[.C162]-[.D162]*[.E162]" office:value-type="float" office:value="-350000000136800" calcext:value-type="float">
            <text:p>-350000000136800</text:p>
          </table:table-cell>
          <table:table-cell table:formula="of:=[.B162]*[.E162]-[.F162]*[.A162]" office:value-type="float" office:value="-230000000045600" calcext:value-type="float">
            <text:p>-230000000045600</text:p>
          </table:table-cell>
          <table:table-cell table:formula="of:=MOD([.H162];[.G162])" office:value-type="float" office:value="-2450" calcext:value-type="float">
            <text:p>-2450</text:p>
          </table:table-cell>
          <table:table-cell table:formula="of:=MOD([.I162];[.G162])" office:value-type="float" office:value="-2750" calcext:value-type="float">
            <text:p>-2750</text:p>
          </table:table-cell>
          <table:table-cell table:formula="of:=IF([.J162]+[.K162]=0;1;0)" office:value-type="float" office:value="0" calcext:value-type="float">
            <text:p>0</text:p>
          </table:table-cell>
          <table:table-cell table:formula="of:=[.L162]*[.H162]/[.G162]" office:value-type="float" office:value="0" calcext:value-type="float">
            <text:p>0</text:p>
          </table:table-cell>
          <table:table-cell table:formula="of:=[.L162]*[.I162]/[.G162]" office:value-type="float" office:value="0" calcext:value-type="float">
            <text:p>0</text:p>
          </table:table-cell>
          <table:table-cell table:formula="of:=[.M162]*3+[.N16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62" calcext:value-type="float">
            <text:p>62</text:p>
          </table:table-cell>
          <table:table-cell table:formula="of:=[$Part1.E163]+[.$G$2]" office:value-type="float" office:value="10000000008040" calcext:value-type="float">
            <text:p>10000000008040</text:p>
          </table:table-cell>
          <table:table-cell table:formula="of:=[$Part1.F163]+[.$G$2]" office:value-type="float" office:value="10000000006180" calcext:value-type="float">
            <text:p>10000000006180</text:p>
          </table:table-cell>
          <table:table-cell table:formula="of:=([.B163]*[.C163]-[.D163]*[.A163])" office:value-type="float" office:value="7008" calcext:value-type="float">
            <text:p>7008</text:p>
          </table:table-cell>
          <table:table-cell table:formula="of:=[.F163]*[.C163]-[.D163]*[.E163]" office:value-type="float" office:value="300000000070080" calcext:value-type="float">
            <text:p>300000000070080</text:p>
          </table:table-cell>
          <table:table-cell table:formula="of:=[.B163]*[.E163]-[.F163]*[.A163]" office:value-type="float" office:value="690000000595680" calcext:value-type="float">
            <text:p>690000000595680</text:p>
          </table:table-cell>
          <table:table-cell table:formula="of:=MOD([.H163];[.G163])" office:value-type="float" office:value="576" calcext:value-type="float">
            <text:p>576</text:p>
          </table:table-cell>
          <table:table-cell table:formula="of:=MOD([.I163];[.G163])" office:value-type="float" office:value="4128" calcext:value-type="float">
            <text:p>4128</text:p>
          </table:table-cell>
          <table:table-cell table:formula="of:=IF([.J163]+[.K163]=0;1;0)" office:value-type="float" office:value="0" calcext:value-type="float">
            <text:p>0</text:p>
          </table:table-cell>
          <table:table-cell table:formula="of:=[.L163]*[.H163]/[.G163]" office:value-type="float" office:value="0" calcext:value-type="float">
            <text:p>0</text:p>
          </table:table-cell>
          <table:table-cell table:formula="of:=[.L163]*[.I163]/[.G163]" office:value-type="float" office:value="0" calcext:value-type="float">
            <text:p>0</text:p>
          </table:table-cell>
          <table:table-cell table:formula="of:=[.M163]*3+[.N16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76" calcext:value-type="float">
            <text:p>76</text:p>
          </table:table-cell>
          <table:table-cell office:value-type="float" office:value="37" calcext:value-type="float">
            <text:p>37</text:p>
          </table:table-cell>
          <table:table-cell office:value-type="float" office:value="13" calcext:value-type="float">
            <text:p>13</text:p>
          </table:table-cell>
          <table:table-cell table:formula="of:=[$Part1.E164]+[.$G$2]" office:value-type="float" office:value="10000000016789" calcext:value-type="float">
            <text:p>10000000016789</text:p>
          </table:table-cell>
          <table:table-cell table:formula="of:=[$Part1.F164]+[.$G$2]" office:value-type="float" office:value="10000000007421" calcext:value-type="float">
            <text:p>10000000007421</text:p>
          </table:table-cell>
          <table:table-cell table:formula="of:=([.B164]*[.C164]-[.D164]*[.A164])" office:value-type="float" office:value="2240" calcext:value-type="float">
            <text:p>2240</text:p>
          </table:table-cell>
          <table:table-cell table:formula="of:=[.F164]*[.C164]-[.D164]*[.E164]" office:value-type="float" office:value="240000000056320" calcext:value-type="float">
            <text:p>240000000056320</text:p>
          </table:table-cell>
          <table:table-cell table:formula="of:=[.B164]*[.E164]-[.F164]*[.A164]" office:value-type="float" office:value="320000000949440" calcext:value-type="float">
            <text:p>320000000949440</text:p>
          </table:table-cell>
          <table:table-cell table:formula="of:=MOD([.H164];[.G164])" office:value-type="float" office:value="0" calcext:value-type="float">
            <text:p>0</text:p>
          </table:table-cell>
          <table:table-cell table:formula="of:=MOD([.I164];[.G164])" office:value-type="float" office:value="0" calcext:value-type="float">
            <text:p>0</text:p>
          </table:table-cell>
          <table:table-cell table:formula="of:=IF([.J164]+[.K164]=0;1;0)" office:value-type="float" office:value="1" calcext:value-type="float">
            <text:p>1</text:p>
          </table:table-cell>
          <table:table-cell table:formula="of:=[.L164]*[.H164]/[.G164]" office:value-type="float" office:value="107142857168" calcext:value-type="float">
            <text:p>107142857168</text:p>
          </table:table-cell>
          <table:table-cell table:formula="of:=[.L164]*[.I164]/[.G164]" office:value-type="float" office:value="142857143281" calcext:value-type="float">
            <text:p>142857143281</text:p>
          </table:table-cell>
          <table:table-cell table:formula="of:=[.M164]*3+[.N164]" office:value-type="float" office:value="464285714785" calcext:value-type="float">
            <text:p>46428571478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59" calcext:value-type="float">
            <text:p>59</text:p>
          </table:table-cell>
          <table:table-cell office:value-type="float" office:value="18" calcext:value-type="float">
            <text:p>18</text:p>
          </table:table-cell>
          <table:table-cell table:formula="of:=[$Part1.E165]+[.$G$2]" office:value-type="float" office:value="10000000015284" calcext:value-type="float">
            <text:p>10000000015284</text:p>
          </table:table-cell>
          <table:table-cell table:formula="of:=[$Part1.F165]+[.$G$2]" office:value-type="float" office:value="10000000008873" calcext:value-type="float">
            <text:p>10000000008873</text:p>
          </table:table-cell>
          <table:table-cell table:formula="of:=([.B165]*[.C165]-[.D165]*[.A165])" office:value-type="float" office:value="2295" calcext:value-type="float">
            <text:p>2295</text:p>
          </table:table-cell>
          <table:table-cell table:formula="of:=[.F165]*[.C165]-[.D165]*[.E165]" office:value-type="float" office:value="410000000248395" calcext:value-type="float">
            <text:p>410000000248395</text:p>
          </table:table-cell>
          <table:table-cell table:formula="of:=[.B165]*[.E165]-[.F165]*[.A165]" office:value-type="float" office:value="250000000510320" calcext:value-type="float">
            <text:p>250000000510320</text:p>
          </table:table-cell>
          <table:table-cell table:formula="of:=MOD([.H165];[.G165])" office:value-type="float" office:value="0" calcext:value-type="float">
            <text:p>0</text:p>
          </table:table-cell>
          <table:table-cell table:formula="of:=MOD([.I165];[.G165])" office:value-type="float" office:value="0" calcext:value-type="float">
            <text:p>0</text:p>
          </table:table-cell>
          <table:table-cell table:formula="of:=IF([.J165]+[.K165]=0;1;0)" office:value-type="float" office:value="1" calcext:value-type="float">
            <text:p>1</text:p>
          </table:table-cell>
          <table:table-cell table:formula="of:=[.L165]*[.H165]/[.G165]" office:value-type="float" office:value="178649237581" calcext:value-type="float">
            <text:p>178649237581</text:p>
          </table:table-cell>
          <table:table-cell table:formula="of:=[.L165]*[.I165]/[.G165]" office:value-type="float" office:value="108932462096" calcext:value-type="float">
            <text:p>108932462096</text:p>
          </table:table-cell>
          <table:table-cell table:formula="of:=[.M165]*3+[.N165]" office:value-type="float" office:value="644880174839" calcext:value-type="float">
            <text:p>644880174839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94" calcext:value-type="float">
            <text:p>94</text:p>
          </table:table-cell>
          <table:table-cell office:value-type="float" office:value="83" calcext:value-type="float">
            <text:p>83</text:p>
          </table:table-cell>
          <table:table-cell office:value-type="float" office:value="22" calcext:value-type="float">
            <text:p>22</text:p>
          </table:table-cell>
          <table:table-cell table:formula="of:=[$Part1.E166]+[.$G$2]" office:value-type="float" office:value="10000000009590" calcext:value-type="float">
            <text:p>10000000009590</text:p>
          </table:table-cell>
          <table:table-cell table:formula="of:=[$Part1.F166]+[.$G$2]" office:value-type="float" office:value="10000000003660" calcext:value-type="float">
            <text:p>10000000003660</text:p>
          </table:table-cell>
          <table:table-cell table:formula="of:=([.B166]*[.C166]-[.D166]*[.A166])" office:value-type="float" office:value="5800" calcext:value-type="float">
            <text:p>5800</text:p>
          </table:table-cell>
          <table:table-cell table:formula="of:=[.F166]*[.C166]-[.D166]*[.E166]" office:value-type="float" office:value="610000000092800" calcext:value-type="float">
            <text:p>610000000092800</text:p>
          </table:table-cell>
          <table:table-cell table:formula="of:=[.B166]*[.E166]-[.F166]*[.A166]" office:value-type="float" office:value="30000000568400" calcext:value-type="float">
            <text:p>30000000568400</text:p>
          </table:table-cell>
          <table:table-cell table:formula="of:=MOD([.H166];[.G166])" office:value-type="float" office:value="600" calcext:value-type="float">
            <text:p>600</text:p>
          </table:table-cell>
          <table:table-cell table:formula="of:=MOD([.I166];[.G166])" office:value-type="float" office:value="600" calcext:value-type="float">
            <text:p>600</text:p>
          </table:table-cell>
          <table:table-cell table:formula="of:=IF([.J166]+[.K166]=0;1;0)" office:value-type="float" office:value="0" calcext:value-type="float">
            <text:p>0</text:p>
          </table:table-cell>
          <table:table-cell table:formula="of:=[.L166]*[.H166]/[.G166]" office:value-type="float" office:value="0" calcext:value-type="float">
            <text:p>0</text:p>
          </table:table-cell>
          <table:table-cell table:formula="of:=[.L166]*[.I166]/[.G166]" office:value-type="float" office:value="0" calcext:value-type="float">
            <text:p>0</text:p>
          </table:table-cell>
          <table:table-cell table:formula="of:=[.M166]*3+[.N16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table:formula="of:=[$Part1.E167]+[.$G$2]" office:value-type="float" office:value="10000000010671" calcext:value-type="float">
            <text:p>10000000010671</text:p>
          </table:table-cell>
          <table:table-cell table:formula="of:=[$Part1.F167]+[.$G$2]" office:value-type="float" office:value="10000000016478" calcext:value-type="float">
            <text:p>10000000016478</text:p>
          </table:table-cell>
          <table:table-cell table:formula="of:=([.B167]*[.C167]-[.D167]*[.A167])" office:value-type="float" office:value="-971" calcext:value-type="float">
            <text:p>-971</text:p>
          </table:table-cell>
          <table:table-cell table:formula="of:=[.F167]*[.C167]-[.D167]*[.E167]" office:value-type="float" office:value="-180000000093359" calcext:value-type="float">
            <text:p>-180000000093359</text:p>
          </table:table-cell>
          <table:table-cell table:formula="of:=[.B167]*[.E167]-[.F167]*[.A167]" office:value-type="float" office:value="-190000000411801" calcext:value-type="float">
            <text:p>-190000000411801</text:p>
          </table:table-cell>
          <table:table-cell table:formula="of:=MOD([.H167];[.G167])" office:value-type="float" office:value="0" calcext:value-type="float">
            <text:p>0</text:p>
          </table:table-cell>
          <table:table-cell table:formula="of:=MOD([.I167];[.G167])" office:value-type="float" office:value="0" calcext:value-type="float">
            <text:p>0</text:p>
          </table:table-cell>
          <table:table-cell table:formula="of:=IF([.J167]+[.K167]=0;1;0)" office:value-type="float" office:value="1" calcext:value-type="float">
            <text:p>1</text:p>
          </table:table-cell>
          <table:table-cell table:formula="of:=[.L167]*[.H167]/[.G167]" office:value-type="float" office:value="185375901229" calcext:value-type="float">
            <text:p>185375901229</text:p>
          </table:table-cell>
          <table:table-cell table:formula="of:=[.L167]*[.I167]/[.G167]" office:value-type="float" office:value="195674562731" calcext:value-type="float">
            <text:p>195674562731</text:p>
          </table:table-cell>
          <table:table-cell table:formula="of:=[.M167]*3+[.N167]" office:value-type="float" office:value="751802266418" calcext:value-type="float">
            <text:p>751802266418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table:formula="of:=[$Part1.E168]+[.$G$2]" office:value-type="float" office:value="10000000005301" calcext:value-type="float">
            <text:p>10000000005301</text:p>
          </table:table-cell>
          <table:table-cell table:formula="of:=[$Part1.F168]+[.$G$2]" office:value-type="float" office:value="10000000010964" calcext:value-type="float">
            <text:p>10000000010964</text:p>
          </table:table-cell>
          <table:table-cell table:formula="of:=([.B168]*[.C168]-[.D168]*[.A168])" office:value-type="float" office:value="-5373" calcext:value-type="float">
            <text:p>-5373</text:p>
          </table:table-cell>
          <table:table-cell table:formula="of:=[.F168]*[.C168]-[.D168]*[.E168]" office:value-type="float" office:value="-670000000292874" calcext:value-type="float">
            <text:p>-670000000292874</text:p>
          </table:table-cell>
          <table:table-cell table:formula="of:=[.B168]*[.E168]-[.F168]*[.A168]" office:value-type="float" office:value="-560000000698929" calcext:value-type="float">
            <text:p>-560000000698929</text:p>
          </table:table-cell>
          <table:table-cell table:formula="of:=MOD([.H168];[.G168])" office:value-type="float" office:value="0" calcext:value-type="float">
            <text:p>0</text:p>
          </table:table-cell>
          <table:table-cell table:formula="of:=MOD([.I168];[.G168])" office:value-type="float" office:value="0" calcext:value-type="float">
            <text:p>0</text:p>
          </table:table-cell>
          <table:table-cell table:formula="of:=IF([.J168]+[.K168]=0;1;0)" office:value-type="float" office:value="1" calcext:value-type="float">
            <text:p>1</text:p>
          </table:table-cell>
          <table:table-cell table:formula="of:=[.L168]*[.H168]/[.G168]" office:value-type="float" office:value="124697561938" calcext:value-type="float">
            <text:p>124697561938</text:p>
          </table:table-cell>
          <table:table-cell table:formula="of:=[.L168]*[.I168]/[.G168]" office:value-type="float" office:value="104224827973" calcext:value-type="float">
            <text:p>104224827973</text:p>
          </table:table-cell>
          <table:table-cell table:formula="of:=[.M168]*3+[.N168]" office:value-type="float" office:value="478317513787" calcext:value-type="float">
            <text:p>47831751378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74" calcext:value-type="float">
            <text:p>74</text:p>
          </table:table-cell>
          <table:table-cell office:value-type="float" office:value="65" calcext:value-type="float">
            <text:p>65</text:p>
          </table:table-cell>
          <table:table-cell office:value-type="float" office:value="21" calcext:value-type="float">
            <text:p>21</text:p>
          </table:table-cell>
          <table:table-cell table:formula="of:=[$Part1.E169]+[.$G$2]" office:value-type="float" office:value="10000000017813" calcext:value-type="float">
            <text:p>10000000017813</text:p>
          </table:table-cell>
          <table:table-cell table:formula="of:=[$Part1.F169]+[.$G$2]" office:value-type="float" office:value="10000000016881" calcext:value-type="float">
            <text:p>10000000016881</text:p>
          </table:table-cell>
          <table:table-cell table:formula="of:=([.B169]*[.C169]-[.D169]*[.A169])" office:value-type="float" office:value="4264" calcext:value-type="float">
            <text:p>4264</text:p>
          </table:table-cell>
          <table:table-cell table:formula="of:=[.F169]*[.C169]-[.D169]*[.E169]" office:value-type="float" office:value="440000000723192" calcext:value-type="float">
            <text:p>440000000723192</text:p>
          </table:table-cell>
          <table:table-cell table:formula="of:=[.B169]*[.E169]-[.F169]*[.A169]" office:value-type="float" office:value="480000000879256" calcext:value-type="float">
            <text:p>480000000879256</text:p>
          </table:table-cell>
          <table:table-cell table:formula="of:=MOD([.H169];[.G169])" office:value-type="float" office:value="0" calcext:value-type="float">
            <text:p>0</text:p>
          </table:table-cell>
          <table:table-cell table:formula="of:=MOD([.I169];[.G169])" office:value-type="float" office:value="0" calcext:value-type="float">
            <text:p>0</text:p>
          </table:table-cell>
          <table:table-cell table:formula="of:=IF([.J169]+[.K169]=0;1;0)" office:value-type="float" office:value="1" calcext:value-type="float">
            <text:p>1</text:p>
          </table:table-cell>
          <table:table-cell table:formula="of:=[.L169]*[.H169]/[.G169]" office:value-type="float" office:value="103189493603" calcext:value-type="float">
            <text:p>103189493603</text:p>
          </table:table-cell>
          <table:table-cell table:formula="of:=[.L169]*[.I169]/[.G169]" office:value-type="float" office:value="112570356679" calcext:value-type="float">
            <text:p>112570356679</text:p>
          </table:table-cell>
          <table:table-cell table:formula="of:=[.M169]*3+[.N169]" office:value-type="float" office:value="422138837488" calcext:value-type="float">
            <text:p>42213883748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12" calcext:value-type="float">
            <text:p>12</text:p>
          </table:table-cell>
          <table:table-cell table:formula="of:=[$Part1.E170]+[.$G$2]" office:value-type="float" office:value="10000000016370" calcext:value-type="float">
            <text:p>10000000016370</text:p>
          </table:table-cell>
          <table:table-cell table:formula="of:=[$Part1.F170]+[.$G$2]" office:value-type="float" office:value="10000000004190" calcext:value-type="float">
            <text:p>10000000004190</text:p>
          </table:table-cell>
          <table:table-cell table:formula="of:=([.B170]*[.C170]-[.D170]*[.A170])" office:value-type="float" office:value="1806" calcext:value-type="float">
            <text:p>1806</text:p>
          </table:table-cell>
          <table:table-cell table:formula="of:=[.F170]*[.C170]-[.D170]*[.E170]" office:value-type="float" office:value="339999999996300" calcext:value-type="float">
            <text:p>339999999996300</text:p>
          </table:table-cell>
          <table:table-cell table:formula="of:=[.B170]*[.E170]-[.F170]*[.A170]" office:value-type="float" office:value="230000000644470" calcext:value-type="float">
            <text:p>230000000644470</text:p>
          </table:table-cell>
          <table:table-cell table:formula="of:=MOD([.H170];[.G170])" office:value-type="float" office:value="0" calcext:value-type="float">
            <text:p>0</text:p>
          </table:table-cell>
          <table:table-cell table:formula="of:=MOD([.I170];[.G170])" office:value-type="float" office:value="0" calcext:value-type="float">
            <text:p>0</text:p>
          </table:table-cell>
          <table:table-cell table:formula="of:=IF([.J170]+[.K170]=0;1;0)" office:value-type="float" office:value="1" calcext:value-type="float">
            <text:p>1</text:p>
          </table:table-cell>
          <table:table-cell table:formula="of:=[.L170]*[.H170]/[.G170]" office:value-type="float" office:value="188261351050" calcext:value-type="float">
            <text:p>188261351050</text:p>
          </table:table-cell>
          <table:table-cell table:formula="of:=[.L170]*[.I170]/[.G170]" office:value-type="float" office:value="127353267245" calcext:value-type="float">
            <text:p>127353267245</text:p>
          </table:table-cell>
          <table:table-cell table:formula="of:=[.M170]*3+[.N170]" office:value-type="float" office:value="692137320395" calcext:value-type="float">
            <text:p>69213732039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68" calcext:value-type="float">
            <text:p>68</text:p>
          </table:table-cell>
          <table:table-cell office:value-type="float" office:value="22" calcext:value-type="float">
            <text:p>22</text:p>
          </table:table-cell>
          <table:table-cell table:formula="of:=[$Part1.E171]+[.$G$2]" office:value-type="float" office:value="10000000012288" calcext:value-type="float">
            <text:p>10000000012288</text:p>
          </table:table-cell>
          <table:table-cell table:formula="of:=[$Part1.F171]+[.$G$2]" office:value-type="float" office:value="10000000005629" calcext:value-type="float">
            <text:p>10000000005629</text:p>
          </table:table-cell>
          <table:table-cell table:formula="of:=([.B171]*[.C171]-[.D171]*[.A171])" office:value-type="float" office:value="3164" calcext:value-type="float">
            <text:p>3164</text:p>
          </table:table-cell>
          <table:table-cell table:formula="of:=[.F171]*[.C171]-[.D171]*[.E171]" office:value-type="float" office:value="460000000112436" calcext:value-type="float">
            <text:p>460000000112436</text:p>
          </table:table-cell>
          <table:table-cell table:formula="of:=[.B171]*[.E171]-[.F171]*[.A171]" office:value-type="float" office:value="330000000538684" calcext:value-type="float">
            <text:p>330000000538684</text:p>
          </table:table-cell>
          <table:table-cell table:formula="of:=MOD([.H171];[.G171])" office:value-type="float" office:value="0" calcext:value-type="float">
            <text:p>0</text:p>
          </table:table-cell>
          <table:table-cell table:formula="of:=MOD([.I171];[.G171])" office:value-type="float" office:value="0" calcext:value-type="float">
            <text:p>0</text:p>
          </table:table-cell>
          <table:table-cell table:formula="of:=IF([.J171]+[.K171]=0;1;0)" office:value-type="float" office:value="1" calcext:value-type="float">
            <text:p>1</text:p>
          </table:table-cell>
          <table:table-cell table:formula="of:=[.L171]*[.H171]/[.G171]" office:value-type="float" office:value="145385587899" calcext:value-type="float">
            <text:p>145385587899</text:p>
          </table:table-cell>
          <table:table-cell table:formula="of:=[.L171]*[.I171]/[.G171]" office:value-type="float" office:value="104298356681" calcext:value-type="float">
            <text:p>104298356681</text:p>
          </table:table-cell>
          <table:table-cell table:formula="of:=[.M171]*3+[.N171]" office:value-type="float" office:value="540455120378" calcext:value-type="float">
            <text:p>54045512037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99" calcext:value-type="float">
            <text:p>99</text:p>
          </table:table-cell>
          <table:table-cell office:value-type="float" office:value="59" calcext:value-type="float">
            <text:p>59</text:p>
          </table:table-cell>
          <table:table-cell office:value-type="float" office:value="22" calcext:value-type="float">
            <text:p>22</text:p>
          </table:table-cell>
          <table:table-cell table:formula="of:=[$Part1.E172]+[.$G$2]" office:value-type="float" office:value="10000000004621" calcext:value-type="float">
            <text:p>10000000004621</text:p>
          </table:table-cell>
          <table:table-cell table:formula="of:=[$Part1.F172]+[.$G$2]" office:value-type="float" office:value="10000000005555" calcext:value-type="float">
            <text:p>10000000005555</text:p>
          </table:table-cell>
          <table:table-cell table:formula="of:=([.B172]*[.C172]-[.D172]*[.A172])" office:value-type="float" office:value="4433" calcext:value-type="float">
            <text:p>4433</text:p>
          </table:table-cell>
          <table:table-cell table:formula="of:=[.F172]*[.C172]-[.D172]*[.E172]" office:value-type="float" office:value="370000000226083" calcext:value-type="float">
            <text:p>370000000226083</text:p>
          </table:table-cell>
          <table:table-cell table:formula="of:=[.B172]*[.E172]-[.F172]*[.A172]" office:value-type="float" office:value="350000000101959" calcext:value-type="float">
            <text:p>350000000101959</text:p>
          </table:table-cell>
          <table:table-cell table:formula="of:=MOD([.H172];[.G172])" office:value-type="float" office:value="2658" calcext:value-type="float">
            <text:p>2658</text:p>
          </table:table-cell>
          <table:table-cell table:formula="of:=MOD([.I172];[.G172])" office:value-type="float" office:value="3353" calcext:value-type="float">
            <text:p>3353</text:p>
          </table:table-cell>
          <table:table-cell table:formula="of:=IF([.J172]+[.K172]=0;1;0)" office:value-type="float" office:value="0" calcext:value-type="float">
            <text:p>0</text:p>
          </table:table-cell>
          <table:table-cell table:formula="of:=[.L172]*[.H172]/[.G172]" office:value-type="float" office:value="0" calcext:value-type="float">
            <text:p>0</text:p>
          </table:table-cell>
          <table:table-cell table:formula="of:=[.L172]*[.I172]/[.G172]" office:value-type="float" office:value="0" calcext:value-type="float">
            <text:p>0</text:p>
          </table:table-cell>
          <table:table-cell table:formula="of:=[.M172]*3+[.N17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table:formula="of:=[$Part1.E173]+[.$G$2]" office:value-type="float" office:value="10000000000419" calcext:value-type="float">
            <text:p>10000000000419</text:p>
          </table:table-cell>
          <table:table-cell table:formula="of:=[$Part1.F173]+[.$G$2]" office:value-type="float" office:value="10000000011746" calcext:value-type="float">
            <text:p>10000000011746</text:p>
          </table:table-cell>
          <table:table-cell table:formula="of:=([.B173]*[.C173]-[.D173]*[.A173])" office:value-type="float" office:value="747" calcext:value-type="float">
            <text:p>747</text:p>
          </table:table-cell>
          <table:table-cell table:formula="of:=[.F173]*[.C173]-[.D173]*[.E173]" office:value-type="float" office:value="80000000241219" calcext:value-type="float">
            <text:p>80000000241219</text:p>
          </table:table-cell>
          <table:table-cell table:formula="of:=[.B173]*[.E173]-[.F173]*[.A173]" office:value-type="float" office:value="309999999877065" calcext:value-type="float">
            <text:p>309999999877065</text:p>
          </table:table-cell>
          <table:table-cell table:formula="of:=MOD([.H173];[.G173])" office:value-type="float" office:value="0" calcext:value-type="float">
            <text:p>0</text:p>
          </table:table-cell>
          <table:table-cell table:formula="of:=MOD([.I173];[.G173])" office:value-type="float" office:value="0" calcext:value-type="float">
            <text:p>0</text:p>
          </table:table-cell>
          <table:table-cell table:formula="of:=IF([.J173]+[.K173]=0;1;0)" office:value-type="float" office:value="1" calcext:value-type="float">
            <text:p>1</text:p>
          </table:table-cell>
          <table:table-cell table:formula="of:=[.L173]*[.H173]/[.G173]" office:value-type="float" office:value="107095047177" calcext:value-type="float">
            <text:p>107095047177</text:p>
          </table:table-cell>
          <table:table-cell table:formula="of:=[.L173]*[.I173]/[.G173]" office:value-type="float" office:value="414993306395" calcext:value-type="float">
            <text:p>414993306395</text:p>
          </table:table-cell>
          <table:table-cell table:formula="of:=[.M173]*3+[.N173]" office:value-type="float" office:value="736278447926" calcext:value-type="float">
            <text:p>73627844792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table:formula="of:=[$Part1.E174]+[.$G$2]" office:value-type="float" office:value="10000000017252" calcext:value-type="float">
            <text:p>10000000017252</text:p>
          </table:table-cell>
          <table:table-cell table:formula="of:=[$Part1.F174]+[.$G$2]" office:value-type="float" office:value="10000000014348" calcext:value-type="float">
            <text:p>10000000014348</text:p>
          </table:table-cell>
          <table:table-cell table:formula="of:=([.B174]*[.C174]-[.D174]*[.A174])" office:value-type="float" office:value="-4544" calcext:value-type="float">
            <text:p>-4544</text:p>
          </table:table-cell>
          <table:table-cell table:formula="of:=[.F174]*[.C174]-[.D174]*[.E174]" office:value-type="float" office:value="-560000001000960" calcext:value-type="float">
            <text:p>-560000001000960</text:p>
          </table:table-cell>
          <table:table-cell table:formula="of:=[.B174]*[.E174]-[.F174]*[.A174]" office:value-type="float" office:value="-520000000693824" calcext:value-type="float">
            <text:p>-520000000693824</text:p>
          </table:table-cell>
          <table:table-cell table:formula="of:=MOD([.H174];[.G174])" office:value-type="float" office:value="0" calcext:value-type="float">
            <text:p>0</text:p>
          </table:table-cell>
          <table:table-cell table:formula="of:=MOD([.I174];[.G174])" office:value-type="float" office:value="0" calcext:value-type="float">
            <text:p>0</text:p>
          </table:table-cell>
          <table:table-cell table:formula="of:=IF([.J174]+[.K174]=0;1;0)" office:value-type="float" office:value="1" calcext:value-type="float">
            <text:p>1</text:p>
          </table:table-cell>
          <table:table-cell table:formula="of:=[.L174]*[.H174]/[.G174]" office:value-type="float" office:value="123239436840" calcext:value-type="float">
            <text:p>123239436840</text:p>
          </table:table-cell>
          <table:table-cell table:formula="of:=[.L174]*[.I174]/[.G174]" office:value-type="float" office:value="114436619871" calcext:value-type="float">
            <text:p>114436619871</text:p>
          </table:table-cell>
          <table:table-cell table:formula="of:=[.M174]*3+[.N174]" office:value-type="float" office:value="484154930391" calcext:value-type="float">
            <text:p>48415493039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1" calcext:value-type="float">
            <text:p>71</text:p>
          </table:table-cell>
          <table:table-cell office:value-type="float" office:value="49" calcext:value-type="float">
            <text:p>49</text:p>
          </table:table-cell>
          <table:table-cell office:value-type="float" office:value="19" calcext:value-type="float">
            <text:p>19</text:p>
          </table:table-cell>
          <table:table-cell table:formula="of:=[$Part1.E175]+[.$G$2]" office:value-type="float" office:value="10000000009206" calcext:value-type="float">
            <text:p>10000000009206</text:p>
          </table:table-cell>
          <table:table-cell table:formula="of:=[$Part1.F175]+[.$G$2]" office:value-type="float" office:value="10000000008436" calcext:value-type="float">
            <text:p>10000000008436</text:p>
          </table:table-cell>
          <table:table-cell table:formula="of:=([.B175]*[.C175]-[.D175]*[.A175])" office:value-type="float" office:value="2510" calcext:value-type="float">
            <text:p>2510</text:p>
          </table:table-cell>
          <table:table-cell table:formula="of:=[.F175]*[.C175]-[.D175]*[.E175]" office:value-type="float" office:value="300000000238450" calcext:value-type="float">
            <text:p>300000000238450</text:p>
          </table:table-cell>
          <table:table-cell table:formula="of:=[.B175]*[.E175]-[.F175]*[.A175]" office:value-type="float" office:value="200000000223390" calcext:value-type="float">
            <text:p>200000000223390</text:p>
          </table:table-cell>
          <table:table-cell table:formula="of:=MOD([.H175];[.G175])" office:value-type="float" office:value="1500" calcext:value-type="float">
            <text:p>1500</text:p>
          </table:table-cell>
          <table:table-cell table:formula="of:=MOD([.I175];[.G175])" office:value-type="float" office:value="1000" calcext:value-type="float">
            <text:p>1000</text:p>
          </table:table-cell>
          <table:table-cell table:formula="of:=IF([.J175]+[.K175]=0;1;0)" office:value-type="float" office:value="0" calcext:value-type="float">
            <text:p>0</text:p>
          </table:table-cell>
          <table:table-cell table:formula="of:=[.L175]*[.H175]/[.G175]" office:value-type="float" office:value="0" calcext:value-type="float">
            <text:p>0</text:p>
          </table:table-cell>
          <table:table-cell table:formula="of:=[.L175]*[.I175]/[.G175]" office:value-type="float" office:value="0" calcext:value-type="float">
            <text:p>0</text:p>
          </table:table-cell>
          <table:table-cell table:formula="of:=[.M175]*3+[.N17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3" calcext:value-type="float">
            <text:p>83</text:p>
          </table:table-cell>
          <table:table-cell office:value-type="float" office:value="70" calcext:value-type="float">
            <text:p>70</text:p>
          </table:table-cell>
          <table:table-cell office:value-type="float" office:value="28" calcext:value-type="float">
            <text:p>28</text:p>
          </table:table-cell>
          <table:table-cell table:formula="of:=[$Part1.E176]+[.$G$2]" office:value-type="float" office:value="10000000005931" calcext:value-type="float">
            <text:p>10000000005931</text:p>
          </table:table-cell>
          <table:table-cell table:formula="of:=[$Part1.F176]+[.$G$2]" office:value-type="float" office:value="10000000003237" calcext:value-type="float">
            <text:p>10000000003237</text:p>
          </table:table-cell>
          <table:table-cell table:formula="of:=([.B176]*[.C176]-[.D176]*[.A176])" office:value-type="float" office:value="5502" calcext:value-type="float">
            <text:p>5502</text:p>
          </table:table-cell>
          <table:table-cell table:formula="of:=[.F176]*[.C176]-[.D176]*[.E176]" office:value-type="float" office:value="420000000060522" calcext:value-type="float">
            <text:p>420000000060522</text:p>
          </table:table-cell>
          <table:table-cell table:formula="of:=[.B176]*[.E176]-[.F176]*[.A176]" office:value-type="float" office:value="720000000456666" calcext:value-type="float">
            <text:p>720000000456666</text:p>
          </table:table-cell>
          <table:table-cell table:formula="of:=MOD([.H176];[.G176])" office:value-type="float" office:value="3276" calcext:value-type="float">
            <text:p>3276</text:p>
          </table:table-cell>
          <table:table-cell table:formula="of:=MOD([.I176];[.G176])" office:value-type="float" office:value="1686" calcext:value-type="float">
            <text:p>1686</text:p>
          </table:table-cell>
          <table:table-cell table:formula="of:=IF([.J176]+[.K176]=0;1;0)" office:value-type="float" office:value="0" calcext:value-type="float">
            <text:p>0</text:p>
          </table:table-cell>
          <table:table-cell table:formula="of:=[.L176]*[.H176]/[.G176]" office:value-type="float" office:value="0" calcext:value-type="float">
            <text:p>0</text:p>
          </table:table-cell>
          <table:table-cell table:formula="of:=[.L176]*[.I176]/[.G176]" office:value-type="float" office:value="0" calcext:value-type="float">
            <text:p>0</text:p>
          </table:table-cell>
          <table:table-cell table:formula="of:=[.M176]*3+[.N17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8" calcext:value-type="float">
            <text:p>58</text:p>
          </table:table-cell>
          <table:table-cell office:value-type="float" office:value="53" calcext:value-type="float">
            <text:p>53</text:p>
          </table:table-cell>
          <table:table-cell office:value-type="float" office:value="31" calcext:value-type="float">
            <text:p>31</text:p>
          </table:table-cell>
          <table:table-cell table:formula="of:=[$Part1.E177]+[.$G$2]" office:value-type="float" office:value="10000000001859" calcext:value-type="float">
            <text:p>10000000001859</text:p>
          </table:table-cell>
          <table:table-cell table:formula="of:=[$Part1.F177]+[.$G$2]" office:value-type="float" office:value="10000000005623" calcext:value-type="float">
            <text:p>10000000005623</text:p>
          </table:table-cell>
          <table:table-cell table:formula="of:=([.B177]*[.C177]-[.D177]*[.A177])" office:value-type="float" office:value="2671" calcext:value-type="float">
            <text:p>2671</text:p>
          </table:table-cell>
          <table:table-cell table:formula="of:=[.F177]*[.C177]-[.D177]*[.E177]" office:value-type="float" office:value="220000000240390" calcext:value-type="float">
            <text:p>220000000240390</text:p>
          </table:table-cell>
          <table:table-cell table:formula="of:=[.B177]*[.E177]-[.F177]*[.A177]" office:value-type="float" office:value="450000000034723" calcext:value-type="float">
            <text:p>450000000034723</text:p>
          </table:table-cell>
          <table:table-cell table:formula="of:=MOD([.H177];[.G177])" office:value-type="float" office:value="342" calcext:value-type="float">
            <text:p>342</text:p>
          </table:table-cell>
          <table:table-cell table:formula="of:=MOD([.I177];[.G177])" office:value-type="float" office:value="1428" calcext:value-type="float">
            <text:p>1428</text:p>
          </table:table-cell>
          <table:table-cell table:formula="of:=IF([.J177]+[.K177]=0;1;0)" office:value-type="float" office:value="0" calcext:value-type="float">
            <text:p>0</text:p>
          </table:table-cell>
          <table:table-cell table:formula="of:=[.L177]*[.H177]/[.G177]" office:value-type="float" office:value="0" calcext:value-type="float">
            <text:p>0</text:p>
          </table:table-cell>
          <table:table-cell table:formula="of:=[.L177]*[.I177]/[.G177]" office:value-type="float" office:value="0" calcext:value-type="float">
            <text:p>0</text:p>
          </table:table-cell>
          <table:table-cell table:formula="of:=[.M177]*3+[.N17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45" calcext:value-type="float">
            <text:p>45</text:p>
          </table:table-cell>
          <table:table-cell table:formula="of:=[$Part1.E178]+[.$G$2]" office:value-type="float" office:value="10000000016908" calcext:value-type="float">
            <text:p>10000000016908</text:p>
          </table:table-cell>
          <table:table-cell table:formula="of:=[$Part1.F178]+[.$G$2]" office:value-type="float" office:value="10000000017012" calcext:value-type="float">
            <text:p>10000000017012</text:p>
          </table:table-cell>
          <table:table-cell table:formula="of:=([.B178]*[.C178]-[.D178]*[.A178])" office:value-type="float" office:value="-2818" calcext:value-type="float">
            <text:p>-2818</text:p>
          </table:table-cell>
          <table:table-cell table:formula="of:=[.F178]*[.C178]-[.D178]*[.E178]" office:value-type="float" office:value="-290000000488668" calcext:value-type="float">
            <text:p>-290000000488668</text:p>
          </table:table-cell>
          <table:table-cell table:formula="of:=[.B178]*[.E178]-[.F178]*[.A178]" office:value-type="float" office:value="-420000000717832" calcext:value-type="float">
            <text:p>-420000000717832</text:p>
          </table:table-cell>
          <table:table-cell table:formula="of:=MOD([.H178];[.G178])" office:value-type="float" office:value="0" calcext:value-type="float">
            <text:p>0</text:p>
          </table:table-cell>
          <table:table-cell table:formula="of:=MOD([.I178];[.G178])" office:value-type="float" office:value="0" calcext:value-type="float">
            <text:p>0</text:p>
          </table:table-cell>
          <table:table-cell table:formula="of:=IF([.J178]+[.K178]=0;1;0)" office:value-type="float" office:value="1" calcext:value-type="float">
            <text:p>1</text:p>
          </table:table-cell>
          <table:table-cell table:formula="of:=[.L178]*[.H178]/[.G178]" office:value-type="float" office:value="102909865326" calcext:value-type="float">
            <text:p>102909865326</text:p>
          </table:table-cell>
          <table:table-cell table:formula="of:=[.L178]*[.I178]/[.G178]" office:value-type="float" office:value="149041873924" calcext:value-type="float">
            <text:p>149041873924</text:p>
          </table:table-cell>
          <table:table-cell table:formula="of:=[.M178]*3+[.N178]" office:value-type="float" office:value="457771469902" calcext:value-type="float">
            <text:p>45777146990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table:formula="of:=[$Part1.E179]+[.$G$2]" office:value-type="float" office:value="10000000002113" calcext:value-type="float">
            <text:p>10000000002113</text:p>
          </table:table-cell>
          <table:table-cell table:formula="of:=[$Part1.F179]+[.$G$2]" office:value-type="float" office:value="10000000017136" calcext:value-type="float">
            <text:p>10000000017136</text:p>
          </table:table-cell>
          <table:table-cell table:formula="of:=([.B179]*[.C179]-[.D179]*[.A179])" office:value-type="float" office:value="-1177" calcext:value-type="float">
            <text:p>-1177</text:p>
          </table:table-cell>
          <table:table-cell table:formula="of:=[.F179]*[.C179]-[.D179]*[.E179]" office:value-type="float" office:value="-309999999900250" calcext:value-type="float">
            <text:p>-309999999900250</text:p>
          </table:table-cell>
          <table:table-cell table:formula="of:=[.B179]*[.E179]-[.F179]*[.A179]" office:value-type="float" office:value="-140000000525341" calcext:value-type="float">
            <text:p>-140000000525341</text:p>
          </table:table-cell>
          <table:table-cell table:formula="of:=MOD([.H179];[.G179])" office:value-type="float" office:value="0" calcext:value-type="float">
            <text:p>0</text:p>
          </table:table-cell>
          <table:table-cell table:formula="of:=MOD([.I179];[.G179])" office:value-type="float" office:value="0" calcext:value-type="float">
            <text:p>0</text:p>
          </table:table-cell>
          <table:table-cell table:formula="of:=IF([.J179]+[.K179]=0;1;0)" office:value-type="float" office:value="1" calcext:value-type="float">
            <text:p>1</text:p>
          </table:table-cell>
          <table:table-cell table:formula="of:=[.L179]*[.H179]/[.G179]" office:value-type="float" office:value="263381478250" calcext:value-type="float">
            <text:p>263381478250</text:p>
          </table:table-cell>
          <table:table-cell table:formula="of:=[.L179]*[.I179]/[.G179]" office:value-type="float" office:value="118946474533" calcext:value-type="float">
            <text:p>118946474533</text:p>
          </table:table-cell>
          <table:table-cell table:formula="of:=[.M179]*3+[.N179]" office:value-type="float" office:value="909090909283" calcext:value-type="float">
            <text:p>909090909283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3" calcext:value-type="float">
            <text:p>13</text:p>
          </table:table-cell>
          <table:table-cell office:value-type="float" office:value="36" calcext:value-type="float">
            <text:p>36</text:p>
          </table:table-cell>
          <table:table-cell office:value-type="float" office:value="72" calcext:value-type="float">
            <text:p>72</text:p>
          </table:table-cell>
          <table:table-cell table:formula="of:=[$Part1.E180]+[.$G$2]" office:value-type="float" office:value="10000000002544" calcext:value-type="float">
            <text:p>10000000002544</text:p>
          </table:table-cell>
          <table:table-cell table:formula="of:=[$Part1.F180]+[.$G$2]" office:value-type="float" office:value="10000000000580" calcext:value-type="float">
            <text:p>10000000000580</text:p>
          </table:table-cell>
          <table:table-cell table:formula="of:=([.B180]*[.C180]-[.D180]*[.A180])" office:value-type="float" office:value="-5796" calcext:value-type="float">
            <text:p>-5796</text:p>
          </table:table-cell>
          <table:table-cell table:formula="of:=[.F180]*[.C180]-[.D180]*[.E180]" office:value-type="float" office:value="-360000000162288" calcext:value-type="float">
            <text:p>-360000000162288</text:p>
          </table:table-cell>
          <table:table-cell table:formula="of:=[.B180]*[.E180]-[.F180]*[.A180]" office:value-type="float" office:value="-740000000017388" calcext:value-type="float">
            <text:p>-740000000017388</text:p>
          </table:table-cell>
          <table:table-cell table:formula="of:=MOD([.H180];[.G180])" office:value-type="float" office:value="-1368" calcext:value-type="float">
            <text:p>-1368</text:p>
          </table:table-cell>
          <table:table-cell table:formula="of:=MOD([.I180];[.G180])" office:value-type="float" office:value="-236" calcext:value-type="float">
            <text:p>-236</text:p>
          </table:table-cell>
          <table:table-cell table:formula="of:=IF([.J180]+[.K180]=0;1;0)" office:value-type="float" office:value="0" calcext:value-type="float">
            <text:p>0</text:p>
          </table:table-cell>
          <table:table-cell table:formula="of:=[.L180]*[.H180]/[.G180]" office:value-type="float" office:value="0" calcext:value-type="float">
            <text:p>0</text:p>
          </table:table-cell>
          <table:table-cell table:formula="of:=[.L180]*[.I180]/[.G180]" office:value-type="float" office:value="0" calcext:value-type="float">
            <text:p>0</text:p>
          </table:table-cell>
          <table:table-cell table:formula="of:=[.M180]*3+[.N18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73" calcext:value-type="float">
            <text:p>73</text:p>
          </table:table-cell>
          <table:table-cell office:value-type="float" office:value="69" calcext:value-type="float">
            <text:p>69</text:p>
          </table:table-cell>
          <table:table-cell office:value-type="float" office:value="21" calcext:value-type="float">
            <text:p>21</text:p>
          </table:table-cell>
          <table:table-cell table:formula="of:=[$Part1.E181]+[.$G$2]" office:value-type="float" office:value="10000000002663" calcext:value-type="float">
            <text:p>10000000002663</text:p>
          </table:table-cell>
          <table:table-cell table:formula="of:=[$Part1.F181]+[.$G$2]" office:value-type="float" office:value="10000000016127" calcext:value-type="float">
            <text:p>10000000016127</text:p>
          </table:table-cell>
          <table:table-cell table:formula="of:=([.B181]*[.C181]-[.D181]*[.A181])" office:value-type="float" office:value="4470" calcext:value-type="float">
            <text:p>4470</text:p>
          </table:table-cell>
          <table:table-cell table:formula="of:=[.F181]*[.C181]-[.D181]*[.E181]" office:value-type="float" office:value="480000001056840" calcext:value-type="float">
            <text:p>480000001056840</text:p>
          </table:table-cell>
          <table:table-cell table:formula="of:=[.B181]*[.E181]-[.F181]*[.A181]" office:value-type="float" office:value="459999999758970" calcext:value-type="float">
            <text:p>459999999758970</text:p>
          </table:table-cell>
          <table:table-cell table:formula="of:=MOD([.H181];[.G181])" office:value-type="float" office:value="0" calcext:value-type="float">
            <text:p>0</text:p>
          </table:table-cell>
          <table:table-cell table:formula="of:=MOD([.I181];[.G181])" office:value-type="float" office:value="0" calcext:value-type="float">
            <text:p>0</text:p>
          </table:table-cell>
          <table:table-cell table:formula="of:=IF([.J181]+[.K181]=0;1;0)" office:value-type="float" office:value="1" calcext:value-type="float">
            <text:p>1</text:p>
          </table:table-cell>
          <table:table-cell table:formula="of:=[.L181]*[.H181]/[.G181]" office:value-type="float" office:value="107382550572" calcext:value-type="float">
            <text:p>107382550572</text:p>
          </table:table-cell>
          <table:table-cell table:formula="of:=[.L181]*[.I181]/[.G181]" office:value-type="float" office:value="102908277351" calcext:value-type="float">
            <text:p>102908277351</text:p>
          </table:table-cell>
          <table:table-cell table:formula="of:=[.M181]*3+[.N181]" office:value-type="float" office:value="425055929067" calcext:value-type="float">
            <text:p>42505592906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table:formula="of:=[$Part1.E182]+[.$G$2]" office:value-type="float" office:value="10000000011316" calcext:value-type="float">
            <text:p>10000000011316</text:p>
          </table:table-cell>
          <table:table-cell table:formula="of:=[$Part1.F182]+[.$G$2]" office:value-type="float" office:value="10000000002304" calcext:value-type="float">
            <text:p>10000000002304</text:p>
          </table:table-cell>
          <table:table-cell table:formula="of:=([.B182]*[.C182]-[.D182]*[.A182])" office:value-type="float" office:value="-608" calcext:value-type="float">
            <text:p>-608</text:p>
          </table:table-cell>
          <table:table-cell table:formula="of:=[.F182]*[.C182]-[.D182]*[.E182]" office:value-type="float" office:value="-110000000241632" calcext:value-type="float">
            <text:p>-110000000241632</text:p>
          </table:table-cell>
          <table:table-cell table:formula="of:=[.B182]*[.E182]-[.F182]*[.A182]" office:value-type="float" office:value="-179999999897280" calcext:value-type="float">
            <text:p>-179999999897280</text:p>
          </table:table-cell>
          <table:table-cell table:formula="of:=MOD([.H182];[.G182])" office:value-type="float" office:value="0" calcext:value-type="float">
            <text:p>0</text:p>
          </table:table-cell>
          <table:table-cell table:formula="of:=MOD([.I182];[.G182])" office:value-type="float" office:value="0" calcext:value-type="float">
            <text:p>0</text:p>
          </table:table-cell>
          <table:table-cell table:formula="of:=IF([.J182]+[.K182]=0;1;0)" office:value-type="float" office:value="1" calcext:value-type="float">
            <text:p>1</text:p>
          </table:table-cell>
          <table:table-cell table:formula="of:=[.L182]*[.H182]/[.G182]" office:value-type="float" office:value="180921053029" calcext:value-type="float">
            <text:p>180921053029</text:p>
          </table:table-cell>
          <table:table-cell table:formula="of:=[.L182]*[.I182]/[.G182]" office:value-type="float" office:value="296052631410" calcext:value-type="float">
            <text:p>296052631410</text:p>
          </table:table-cell>
          <table:table-cell table:formula="of:=[.M182]*3+[.N182]" office:value-type="float" office:value="838815790497" calcext:value-type="float">
            <text:p>838815790497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41" calcext:value-type="float">
            <text:p>41</text:p>
          </table:table-cell>
          <table:table-cell table:formula="of:=[$Part1.E183]+[.$G$2]" office:value-type="float" office:value="10000000002318" calcext:value-type="float">
            <text:p>10000000002318</text:p>
          </table:table-cell>
          <table:table-cell table:formula="of:=[$Part1.F183]+[.$G$2]" office:value-type="float" office:value="10000000010694" calcext:value-type="float">
            <text:p>10000000010694</text:p>
          </table:table-cell>
          <table:table-cell table:formula="of:=([.B183]*[.C183]-[.D183]*[.A183])" office:value-type="float" office:value="-1830" calcext:value-type="float">
            <text:p>-1830</text:p>
          </table:table-cell>
          <table:table-cell table:formula="of:=[.F183]*[.C183]-[.D183]*[.E183]" office:value-type="float" office:value="-289999999966710" calcext:value-type="float">
            <text:p>-289999999966710</text:p>
          </table:table-cell>
          <table:table-cell table:formula="of:=[.B183]*[.E183]-[.F183]*[.A183]" office:value-type="float" office:value="-220000000503300" calcext:value-type="float">
            <text:p>-220000000503300</text:p>
          </table:table-cell>
          <table:table-cell table:formula="of:=MOD([.H183];[.G183])" office:value-type="float" office:value="0" calcext:value-type="float">
            <text:p>0</text:p>
          </table:table-cell>
          <table:table-cell table:formula="of:=MOD([.I183];[.G183])" office:value-type="float" office:value="0" calcext:value-type="float">
            <text:p>0</text:p>
          </table:table-cell>
          <table:table-cell table:formula="of:=IF([.J183]+[.K183]=0;1;0)" office:value-type="float" office:value="1" calcext:value-type="float">
            <text:p>1</text:p>
          </table:table-cell>
          <table:table-cell table:formula="of:=[.L183]*[.H183]/[.G183]" office:value-type="float" office:value="158469945337" calcext:value-type="float">
            <text:p>158469945337</text:p>
          </table:table-cell>
          <table:table-cell table:formula="of:=[.L183]*[.I183]/[.G183]" office:value-type="float" office:value="120218579510" calcext:value-type="float">
            <text:p>120218579510</text:p>
          </table:table-cell>
          <table:table-cell table:formula="of:=[.M183]*3+[.N183]" office:value-type="float" office:value="595628415521" calcext:value-type="float">
            <text:p>59562841552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table:formula="of:=[$Part1.E184]+[.$G$2]" office:value-type="float" office:value="10000000000981" calcext:value-type="float">
            <text:p>10000000000981</text:p>
          </table:table-cell>
          <table:table-cell table:formula="of:=[$Part1.F184]+[.$G$2]" office:value-type="float" office:value="10000000011070" calcext:value-type="float">
            <text:p>10000000011070</text:p>
          </table:table-cell>
          <table:table-cell table:formula="of:=([.B184]*[.C184]-[.D184]*[.A184])" office:value-type="float" office:value="-4897" calcext:value-type="float">
            <text:p>-4897</text:p>
          </table:table-cell>
          <table:table-cell table:formula="of:=[.F184]*[.C184]-[.D184]*[.E184]" office:value-type="float" office:value="-589999999946900" calcext:value-type="float">
            <text:p>-589999999946900</text:p>
          </table:table-cell>
          <table:table-cell table:formula="of:=[.B184]*[.E184]-[.F184]*[.A184]" office:value-type="float" office:value="-590000000784287" calcext:value-type="float">
            <text:p>-590000000784287</text:p>
          </table:table-cell>
          <table:table-cell table:formula="of:=MOD([.H184];[.G184])" office:value-type="float" office:value="0" calcext:value-type="float">
            <text:p>0</text:p>
          </table:table-cell>
          <table:table-cell table:formula="of:=MOD([.I184];[.G184])" office:value-type="float" office:value="0" calcext:value-type="float">
            <text:p>0</text:p>
          </table:table-cell>
          <table:table-cell table:formula="of:=IF([.J184]+[.K184]=0;1;0)" office:value-type="float" office:value="1" calcext:value-type="float">
            <text:p>1</text:p>
          </table:table-cell>
          <table:table-cell table:formula="of:=[.L184]*[.H184]/[.G184]" office:value-type="float" office:value="120481927700" calcext:value-type="float">
            <text:p>120481927700</text:p>
          </table:table-cell>
          <table:table-cell table:formula="of:=[.L184]*[.I184]/[.G184]" office:value-type="float" office:value="120481927871" calcext:value-type="float">
            <text:p>120481927871</text:p>
          </table:table-cell>
          <table:table-cell table:formula="of:=[.M184]*3+[.N184]" office:value-type="float" office:value="481927710971" calcext:value-type="float">
            <text:p>48192771097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office:value-type="float" office:value="22" calcext:value-type="float">
            <text:p>22</text:p>
          </table:table-cell>
          <table:table-cell table:formula="of:=[$Part1.E185]+[.$G$2]" office:value-type="float" office:value="10000000015096" calcext:value-type="float">
            <text:p>10000000015096</text:p>
          </table:table-cell>
          <table:table-cell table:formula="of:=[$Part1.F185]+[.$G$2]" office:value-type="float" office:value="10000000001528" calcext:value-type="float">
            <text:p>10000000001528</text:p>
          </table:table-cell>
          <table:table-cell table:formula="of:=([.B185]*[.C185]-[.D185]*[.A185])" office:value-type="float" office:value="2616" calcext:value-type="float">
            <text:p>2616</text:p>
          </table:table-cell>
          <table:table-cell table:formula="of:=[.F185]*[.C185]-[.D185]*[.E185]" office:value-type="float" office:value="339999999753456" calcext:value-type="float">
            <text:p>339999999753456</text:p>
          </table:table-cell>
          <table:table-cell table:formula="of:=[.B185]*[.E185]-[.F185]*[.A185]" office:value-type="float" office:value="370000000775640" calcext:value-type="float">
            <text:p>370000000775640</text:p>
          </table:table-cell>
          <table:table-cell table:formula="of:=MOD([.H185];[.G185])" office:value-type="float" office:value="0" calcext:value-type="float">
            <text:p>0</text:p>
          </table:table-cell>
          <table:table-cell table:formula="of:=MOD([.I185];[.G185])" office:value-type="float" office:value="0" calcext:value-type="float">
            <text:p>0</text:p>
          </table:table-cell>
          <table:table-cell table:formula="of:=IF([.J185]+[.K185]=0;1;0)" office:value-type="float" office:value="1" calcext:value-type="float">
            <text:p>1</text:p>
          </table:table-cell>
          <table:table-cell table:formula="of:=[.L185]*[.H185]/[.G185]" office:value-type="float" office:value="129969418866" calcext:value-type="float">
            <text:p>129969418866</text:p>
          </table:table-cell>
          <table:table-cell table:formula="of:=[.L185]*[.I185]/[.G185]" office:value-type="float" office:value="141437309165" calcext:value-type="float">
            <text:p>141437309165</text:p>
          </table:table-cell>
          <table:table-cell table:formula="of:=[.M185]*3+[.N185]" office:value-type="float" office:value="531345565763" calcext:value-type="float">
            <text:p>53134556576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4" calcext:value-type="float">
            <text:p>64</text:p>
          </table:table-cell>
          <table:table-cell office:value-type="float" office:value="84" calcext:value-type="float">
            <text:p>84</text:p>
          </table:table-cell>
          <table:table-cell office:value-type="float" office:value="83" calcext:value-type="float">
            <text:p>83</text:p>
          </table:table-cell>
          <table:table-cell table:formula="of:=[$Part1.E186]+[.$G$2]" office:value-type="float" office:value="10000000007095" calcext:value-type="float">
            <text:p>10000000007095</text:p>
          </table:table-cell>
          <table:table-cell table:formula="of:=[$Part1.F186]+[.$G$2]" office:value-type="float" office:value="10000000009617" calcext:value-type="float">
            <text:p>10000000009617</text:p>
          </table:table-cell>
          <table:table-cell table:formula="of:=([.B186]*[.C186]-[.D186]*[.A186])" office:value-type="float" office:value="4131" calcext:value-type="float">
            <text:p>4131</text:p>
          </table:table-cell>
          <table:table-cell table:formula="of:=[.F186]*[.C186]-[.D186]*[.E186]" office:value-type="float" office:value="10000000218943" calcext:value-type="float">
            <text:p>10000000218943</text:p>
          </table:table-cell>
          <table:table-cell table:formula="of:=[.B186]*[.E186]-[.F186]*[.A186]" office:value-type="float" office:value="490000000309825" calcext:value-type="float">
            <text:p>490000000309825</text:p>
          </table:table-cell>
          <table:table-cell table:formula="of:=MOD([.H186];[.G186])" office:value-type="float" office:value="4006" calcext:value-type="float">
            <text:p>4006</text:p>
          </table:table-cell>
          <table:table-cell table:formula="of:=MOD([.I186];[.G186])" office:value-type="float" office:value="2137" calcext:value-type="float">
            <text:p>2137</text:p>
          </table:table-cell>
          <table:table-cell table:formula="of:=IF([.J186]+[.K186]=0;1;0)" office:value-type="float" office:value="0" calcext:value-type="float">
            <text:p>0</text:p>
          </table:table-cell>
          <table:table-cell table:formula="of:=[.L186]*[.H186]/[.G186]" office:value-type="float" office:value="0" calcext:value-type="float">
            <text:p>0</text:p>
          </table:table-cell>
          <table:table-cell table:formula="of:=[.L186]*[.I186]/[.G186]" office:value-type="float" office:value="0" calcext:value-type="float">
            <text:p>0</text:p>
          </table:table-cell>
          <table:table-cell table:formula="of:=[.M186]*3+[.N18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94" calcext:value-type="float">
            <text:p>94</text:p>
          </table:table-cell>
          <table:table-cell office:value-type="float" office:value="35" calcext:value-type="float">
            <text:p>35</text:p>
          </table:table-cell>
          <table:table-cell table:formula="of:=[$Part1.E187]+[.$G$2]" office:value-type="float" office:value="10000000007849" calcext:value-type="float">
            <text:p>10000000007849</text:p>
          </table:table-cell>
          <table:table-cell table:formula="of:=[$Part1.F187]+[.$G$2]" office:value-type="float" office:value="10000000003871" calcext:value-type="float">
            <text:p>10000000003871</text:p>
          </table:table-cell>
          <table:table-cell table:formula="of:=([.B187]*[.C187]-[.D187]*[.A187])" office:value-type="float" office:value="1897" calcext:value-type="float">
            <text:p>1897</text:p>
          </table:table-cell>
          <table:table-cell table:formula="of:=[.F187]*[.C187]-[.D187]*[.E187]" office:value-type="float" office:value="590000000089159" calcext:value-type="float">
            <text:p>590000000089159</text:p>
          </table:table-cell>
          <table:table-cell table:formula="of:=[.B187]*[.E187]-[.F187]*[.A187]" office:value-type="float" office:value="70000000138481" calcext:value-type="float">
            <text:p>70000000138481</text:p>
          </table:table-cell>
          <table:table-cell table:formula="of:=MOD([.H187];[.G187])" office:value-type="float" office:value="464" calcext:value-type="float">
            <text:p>464</text:p>
          </table:table-cell>
          <table:table-cell table:formula="of:=MOD([.I187];[.G187])" office:value-type="float" office:value="1309" calcext:value-type="float">
            <text:p>1309</text:p>
          </table:table-cell>
          <table:table-cell table:formula="of:=IF([.J187]+[.K187]=0;1;0)" office:value-type="float" office:value="0" calcext:value-type="float">
            <text:p>0</text:p>
          </table:table-cell>
          <table:table-cell table:formula="of:=[.L187]*[.H187]/[.G187]" office:value-type="float" office:value="0" calcext:value-type="float">
            <text:p>0</text:p>
          </table:table-cell>
          <table:table-cell table:formula="of:=[.L187]*[.I187]/[.G187]" office:value-type="float" office:value="0" calcext:value-type="float">
            <text:p>0</text:p>
          </table:table-cell>
          <table:table-cell table:formula="of:=[.M187]*3+[.N18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63" calcext:value-type="float">
            <text:p>63</text:p>
          </table:table-cell>
          <table:table-cell office:value-type="float" office:value="12" calcext:value-type="float">
            <text:p>12</text:p>
          </table:table-cell>
          <table:table-cell office:value-type="float" office:value="51" calcext:value-type="float">
            <text:p>51</text:p>
          </table:table-cell>
          <table:table-cell table:formula="of:=[$Part1.E188]+[.$G$2]" office:value-type="float" office:value="10000000005604" calcext:value-type="float">
            <text:p>10000000005604</text:p>
          </table:table-cell>
          <table:table-cell table:formula="of:=[$Part1.F188]+[.$G$2]" office:value-type="float" office:value="10000000006078" calcext:value-type="float">
            <text:p>10000000006078</text:p>
          </table:table-cell>
          <table:table-cell table:formula="of:=([.B188]*[.C188]-[.D188]*[.A188])" office:value-type="float" office:value="-2916" calcext:value-type="float">
            <text:p>-2916</text:p>
          </table:table-cell>
          <table:table-cell table:formula="of:=[.F188]*[.C188]-[.D188]*[.E188]" office:value-type="float" office:value="-390000000212868" calcext:value-type="float">
            <text:p>-390000000212868</text:p>
          </table:table-cell>
          <table:table-cell table:formula="of:=[.B188]*[.E188]-[.F188]*[.A188]" office:value-type="float" office:value="-90000000084564" calcext:value-type="float">
            <text:p>-90000000084564</text:p>
          </table:table-cell>
          <table:table-cell table:formula="of:=MOD([.H188];[.G188])" office:value-type="float" office:value="-228" calcext:value-type="float">
            <text:p>-228</text:p>
          </table:table-cell>
          <table:table-cell table:formula="of:=MOD([.I188];[.G188])" office:value-type="float" office:value="-2520" calcext:value-type="float">
            <text:p>-2520</text:p>
          </table:table-cell>
          <table:table-cell table:formula="of:=IF([.J188]+[.K188]=0;1;0)" office:value-type="float" office:value="0" calcext:value-type="float">
            <text:p>0</text:p>
          </table:table-cell>
          <table:table-cell table:formula="of:=[.L188]*[.H188]/[.G188]" office:value-type="float" office:value="0" calcext:value-type="float">
            <text:p>0</text:p>
          </table:table-cell>
          <table:table-cell table:formula="of:=[.L188]*[.I188]/[.G188]" office:value-type="float" office:value="0" calcext:value-type="float">
            <text:p>0</text:p>
          </table:table-cell>
          <table:table-cell table:formula="of:=[.M188]*3+[.N18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table:formula="of:=[$Part1.E189]+[.$G$2]" office:value-type="float" office:value="10000000017422" calcext:value-type="float">
            <text:p>10000000017422</text:p>
          </table:table-cell>
          <table:table-cell table:formula="of:=[$Part1.F189]+[.$G$2]" office:value-type="float" office:value="10000000010452" calcext:value-type="float">
            <text:p>10000000010452</text:p>
          </table:table-cell>
          <table:table-cell table:formula="of:=([.B189]*[.C189]-[.D189]*[.A189])" office:value-type="float" office:value="-4316" calcext:value-type="float">
            <text:p>-4316</text:p>
          </table:table-cell>
          <table:table-cell table:formula="of:=[.F189]*[.C189]-[.D189]*[.E189]" office:value-type="float" office:value="-540000001038368" calcext:value-type="float">
            <text:p>-540000001038368</text:p>
          </table:table-cell>
          <table:table-cell table:formula="of:=[.B189]*[.E189]-[.F189]*[.A189]" office:value-type="float" office:value="-460000000327452" calcext:value-type="float">
            <text:p>-460000000327452</text:p>
          </table:table-cell>
          <table:table-cell table:formula="of:=MOD([.H189];[.G189])" office:value-type="float" office:value="0" calcext:value-type="float">
            <text:p>0</text:p>
          </table:table-cell>
          <table:table-cell table:formula="of:=MOD([.I189];[.G189])" office:value-type="float" office:value="0" calcext:value-type="float">
            <text:p>0</text:p>
          </table:table-cell>
          <table:table-cell table:formula="of:=IF([.J189]+[.K189]=0;1;0)" office:value-type="float" office:value="1" calcext:value-type="float">
            <text:p>1</text:p>
          </table:table-cell>
          <table:table-cell table:formula="of:=[.L189]*[.H189]/[.G189]" office:value-type="float" office:value="125115848248" calcext:value-type="float">
            <text:p>125115848248</text:p>
          </table:table-cell>
          <table:table-cell table:formula="of:=[.L189]*[.I189]/[.G189]" office:value-type="float" office:value="106580166897" calcext:value-type="float">
            <text:p>106580166897</text:p>
          </table:table-cell>
          <table:table-cell table:formula="of:=[.M189]*3+[.N189]" office:value-type="float" office:value="481927711641" calcext:value-type="float">
            <text:p>48192771164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table:formula="of:=[$Part1.E190]+[.$G$2]" office:value-type="float" office:value="10000000015076" calcext:value-type="float">
            <text:p>10000000015076</text:p>
          </table:table-cell>
          <table:table-cell table:formula="of:=[$Part1.F190]+[.$G$2]" office:value-type="float" office:value="10000000011491" calcext:value-type="float">
            <text:p>10000000011491</text:p>
          </table:table-cell>
          <table:table-cell table:formula="of:=([.B190]*[.C190]-[.D190]*[.A190])" office:value-type="float" office:value="-1016" calcext:value-type="float">
            <text:p>-1016</text:p>
          </table:table-cell>
          <table:table-cell table:formula="of:=[.F190]*[.C190]-[.D190]*[.E190]" office:value-type="float" office:value="-110000000208856" calcext:value-type="float">
            <text:p>-110000000208856</text:p>
          </table:table-cell>
          <table:table-cell table:formula="of:=[.B190]*[.E190]-[.F190]*[.A190]" office:value-type="float" office:value="-370000000371392" calcext:value-type="float">
            <text:p>-370000000371392</text:p>
          </table:table-cell>
          <table:table-cell table:formula="of:=MOD([.H190];[.G190])" office:value-type="float" office:value="0" calcext:value-type="float">
            <text:p>0</text:p>
          </table:table-cell>
          <table:table-cell table:formula="of:=MOD([.I190];[.G190])" office:value-type="float" office:value="0" calcext:value-type="float">
            <text:p>0</text:p>
          </table:table-cell>
          <table:table-cell table:formula="of:=IF([.J190]+[.K190]=0;1;0)" office:value-type="float" office:value="1" calcext:value-type="float">
            <text:p>1</text:p>
          </table:table-cell>
          <table:table-cell table:formula="of:=[.L190]*[.H190]/[.G190]" office:value-type="float" office:value="108267716741" calcext:value-type="float">
            <text:p>108267716741</text:p>
          </table:table-cell>
          <table:table-cell table:formula="of:=[.L190]*[.I190]/[.G190]" office:value-type="float" office:value="364173228712" calcext:value-type="float">
            <text:p>364173228712</text:p>
          </table:table-cell>
          <table:table-cell table:formula="of:=[.M190]*3+[.N190]" office:value-type="float" office:value="688976378935" calcext:value-type="float">
            <text:p>68897637893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table:formula="of:=[$Part1.E191]+[.$G$2]" office:value-type="float" office:value="10000000005964" calcext:value-type="float">
            <text:p>10000000005964</text:p>
          </table:table-cell>
          <table:table-cell table:formula="of:=[$Part1.F191]+[.$G$2]" office:value-type="float" office:value="10000000004313" calcext:value-type="float">
            <text:p>10000000004313</text:p>
          </table:table-cell>
          <table:table-cell table:formula="of:=([.B191]*[.C191]-[.D191]*[.A191])" office:value-type="float" office:value="-1574" calcext:value-type="float">
            <text:p>-1574</text:p>
          </table:table-cell>
          <table:table-cell table:formula="of:=[.F191]*[.C191]-[.D191]*[.E191]" office:value-type="float" office:value="-50000000099162" calcext:value-type="float">
            <text:p>-50000000099162</text:p>
          </table:table-cell>
          <table:table-cell table:formula="of:=[.B191]*[.E191]-[.F191]*[.A191]" office:value-type="float" office:value="-320000000114902" calcext:value-type="float">
            <text:p>-320000000114902</text:p>
          </table:table-cell>
          <table:table-cell table:formula="of:=MOD([.H191];[.G191])" office:value-type="float" office:value="-612" calcext:value-type="float">
            <text:p>-612</text:p>
          </table:table-cell>
          <table:table-cell table:formula="of:=MOD([.I191];[.G191])" office:value-type="float" office:value="-454" calcext:value-type="float">
            <text:p>-454</text:p>
          </table:table-cell>
          <table:table-cell table:formula="of:=IF([.J191]+[.K191]=0;1;0)" office:value-type="float" office:value="0" calcext:value-type="float">
            <text:p>0</text:p>
          </table:table-cell>
          <table:table-cell table:formula="of:=[.L191]*[.H191]/[.G191]" office:value-type="float" office:value="0" calcext:value-type="float">
            <text:p>0</text:p>
          </table:table-cell>
          <table:table-cell table:formula="of:=[.L191]*[.I191]/[.G191]" office:value-type="float" office:value="0" calcext:value-type="float">
            <text:p>0</text:p>
          </table:table-cell>
          <table:table-cell table:formula="of:=[.M191]*3+[.N19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6" calcext:value-type="float">
            <text:p>66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table:formula="of:=[$Part1.E192]+[.$G$2]" office:value-type="float" office:value="10000000004842" calcext:value-type="float">
            <text:p>10000000004842</text:p>
          </table:table-cell>
          <table:table-cell table:formula="of:=[$Part1.F192]+[.$G$2]" office:value-type="float" office:value="10000000015819" calcext:value-type="float">
            <text:p>10000000015819</text:p>
          </table:table-cell>
          <table:table-cell table:formula="of:=([.B192]*[.C192]-[.D192]*[.A192])" office:value-type="float" office:value="1441" calcext:value-type="float">
            <text:p>1441</text:p>
          </table:table-cell>
          <table:table-cell table:formula="of:=[.F192]*[.C192]-[.D192]*[.E192]" office:value-type="float" office:value="150000000358032" calcext:value-type="float">
            <text:p>150000000358032</text:p>
          </table:table-cell>
          <table:table-cell table:formula="of:=[.B192]*[.E192]-[.F192]*[.A192]" office:value-type="float" office:value="409999999924097" calcext:value-type="float">
            <text:p>409999999924097</text:p>
          </table:table-cell>
          <table:table-cell table:formula="of:=MOD([.H192];[.G192])" office:value-type="float" office:value="0" calcext:value-type="float">
            <text:p>0</text:p>
          </table:table-cell>
          <table:table-cell table:formula="of:=MOD([.I192];[.G192])" office:value-type="float" office:value="0" calcext:value-type="float">
            <text:p>0</text:p>
          </table:table-cell>
          <table:table-cell table:formula="of:=IF([.J192]+[.K192]=0;1;0)" office:value-type="float" office:value="1" calcext:value-type="float">
            <text:p>1</text:p>
          </table:table-cell>
          <table:table-cell table:formula="of:=[.L192]*[.H192]/[.G192]" office:value-type="float" office:value="104094379152" calcext:value-type="float">
            <text:p>104094379152</text:p>
          </table:table-cell>
          <table:table-cell table:formula="of:=[.L192]*[.I192]/[.G192]" office:value-type="float" office:value="284524635617" calcext:value-type="float">
            <text:p>284524635617</text:p>
          </table:table-cell>
          <table:table-cell table:formula="of:=[.M192]*3+[.N192]" office:value-type="float" office:value="596807773073" calcext:value-type="float">
            <text:p>59680777307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float" office:value="56" calcext:value-type="float">
            <text:p>56</text:p>
          </table:table-cell>
          <table:table-cell table:formula="of:=[$Part1.E193]+[.$G$2]" office:value-type="float" office:value="10000000000380" calcext:value-type="float">
            <text:p>10000000000380</text:p>
          </table:table-cell>
          <table:table-cell table:formula="of:=[$Part1.F193]+[.$G$2]" office:value-type="float" office:value="10000000006528" calcext:value-type="float">
            <text:p>10000000006528</text:p>
          </table:table-cell>
          <table:table-cell table:formula="of:=([.B193]*[.C193]-[.D193]*[.A193])" office:value-type="float" office:value="-2010" calcext:value-type="float">
            <text:p>-2010</text:p>
          </table:table-cell>
          <table:table-cell table:formula="of:=[.F193]*[.C193]-[.D193]*[.E193]" office:value-type="float" office:value="-259999999825440" calcext:value-type="float">
            <text:p>-259999999825440</text:p>
          </table:table-cell>
          <table:table-cell table:formula="of:=[.B193]*[.E193]-[.F193]*[.A193]" office:value-type="float" office:value="-280000000287300" calcext:value-type="float">
            <text:p>-280000000287300</text:p>
          </table:table-cell>
          <table:table-cell table:formula="of:=MOD([.H193];[.G193])" office:value-type="float" office:value="0" calcext:value-type="float">
            <text:p>0</text:p>
          </table:table-cell>
          <table:table-cell table:formula="of:=MOD([.I193];[.G193])" office:value-type="float" office:value="0" calcext:value-type="float">
            <text:p>0</text:p>
          </table:table-cell>
          <table:table-cell table:formula="of:=IF([.J193]+[.K193]=0;1;0)" office:value-type="float" office:value="1" calcext:value-type="float">
            <text:p>1</text:p>
          </table:table-cell>
          <table:table-cell table:formula="of:=[.L193]*[.H193]/[.G193]" office:value-type="float" office:value="129353233744" calcext:value-type="float">
            <text:p>129353233744</text:p>
          </table:table-cell>
          <table:table-cell table:formula="of:=[.L193]*[.I193]/[.G193]" office:value-type="float" office:value="139303482730" calcext:value-type="float">
            <text:p>139303482730</text:p>
          </table:table-cell>
          <table:table-cell table:formula="of:=[.M193]*3+[.N193]" office:value-type="float" office:value="527363183962" calcext:value-type="float">
            <text:p>52736318396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6" calcext:value-type="float">
            <text:p>96</text:p>
          </table:table-cell>
          <table:table-cell office:value-type="float" office:value="92" calcext:value-type="float">
            <text:p>92</text:p>
          </table:table-cell>
          <table:table-cell office:value-type="float" office:value="63" calcext:value-type="float">
            <text:p>63</text:p>
          </table:table-cell>
          <table:table-cell table:formula="of:=[$Part1.E194]+[.$G$2]" office:value-type="float" office:value="10000000003672" calcext:value-type="float">
            <text:p>10000000003672</text:p>
          </table:table-cell>
          <table:table-cell table:formula="of:=[$Part1.F194]+[.$G$2]" office:value-type="float" office:value="10000000007167" calcext:value-type="float">
            <text:p>10000000007167</text:p>
          </table:table-cell>
          <table:table-cell table:formula="of:=([.B194]*[.C194]-[.D194]*[.A194])" office:value-type="float" office:value="8076" calcext:value-type="float">
            <text:p>8076</text:p>
          </table:table-cell>
          <table:table-cell table:formula="of:=[.F194]*[.C194]-[.D194]*[.E194]" office:value-type="float" office:value="290000000428028" calcext:value-type="float">
            <text:p>290000000428028</text:p>
          </table:table-cell>
          <table:table-cell table:formula="of:=[.B194]*[.E194]-[.F194]*[.A194]" office:value-type="float" office:value="840000000266508" calcext:value-type="float">
            <text:p>840000000266508</text:p>
          </table:table-cell>
          <table:table-cell table:formula="of:=MOD([.H194];[.G194])" office:value-type="float" office:value="1100" calcext:value-type="float">
            <text:p>1100</text:p>
          </table:table-cell>
          <table:table-cell table:formula="of:=MOD([.I194];[.G194])" office:value-type="float" office:value="6528" calcext:value-type="float">
            <text:p>6528</text:p>
          </table:table-cell>
          <table:table-cell table:formula="of:=IF([.J194]+[.K194]=0;1;0)" office:value-type="float" office:value="0" calcext:value-type="float">
            <text:p>0</text:p>
          </table:table-cell>
          <table:table-cell table:formula="of:=[.L194]*[.H194]/[.G194]" office:value-type="float" office:value="0" calcext:value-type="float">
            <text:p>0</text:p>
          </table:table-cell>
          <table:table-cell table:formula="of:=[.L194]*[.I194]/[.G194]" office:value-type="float" office:value="0" calcext:value-type="float">
            <text:p>0</text:p>
          </table:table-cell>
          <table:table-cell table:formula="of:=[.M194]*3+[.N19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table:formula="of:=[$Part1.E195]+[.$G$2]" office:value-type="float" office:value="10000000013895" calcext:value-type="float">
            <text:p>10000000013895</text:p>
          </table:table-cell>
          <table:table-cell table:formula="of:=[$Part1.F195]+[.$G$2]" office:value-type="float" office:value="10000000004754" calcext:value-type="float">
            <text:p>10000000004754</text:p>
          </table:table-cell>
          <table:table-cell table:formula="of:=([.B195]*[.C195]-[.D195]*[.A195])" office:value-type="float" office:value="-2171" calcext:value-type="float">
            <text:p>-2171</text:p>
          </table:table-cell>
          <table:table-cell table:formula="of:=[.F195]*[.C195]-[.D195]*[.E195]" office:value-type="float" office:value="-290000000530929" calcext:value-type="float">
            <text:p>-290000000530929</text:p>
          </table:table-cell>
          <table:table-cell table:formula="of:=[.B195]*[.E195]-[.F195]*[.A195]" office:value-type="float" office:value="-369999999993078" calcext:value-type="float">
            <text:p>-369999999993078</text:p>
          </table:table-cell>
          <table:table-cell table:formula="of:=MOD([.H195];[.G195])" office:value-type="float" office:value="0" calcext:value-type="float">
            <text:p>0</text:p>
          </table:table-cell>
          <table:table-cell table:formula="of:=MOD([.I195];[.G195])" office:value-type="float" office:value="0" calcext:value-type="float">
            <text:p>0</text:p>
          </table:table-cell>
          <table:table-cell table:formula="of:=IF([.J195]+[.K195]=0;1;0)" office:value-type="float" office:value="1" calcext:value-type="float">
            <text:p>1</text:p>
          </table:table-cell>
          <table:table-cell table:formula="of:=[.L195]*[.H195]/[.G195]" office:value-type="float" office:value="133578996099" calcext:value-type="float">
            <text:p>133578996099</text:p>
          </table:table-cell>
          <table:table-cell table:formula="of:=[.L195]*[.I195]/[.G195]" office:value-type="float" office:value="170428374018" calcext:value-type="float">
            <text:p>170428374018</text:p>
          </table:table-cell>
          <table:table-cell table:formula="of:=[.M195]*3+[.N195]" office:value-type="float" office:value="571165362315" calcext:value-type="float">
            <text:p>57116536231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8" calcext:value-type="float">
            <text:p>78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table:formula="of:=[$Part1.E196]+[.$G$2]" office:value-type="float" office:value="10000000018281" calcext:value-type="float">
            <text:p>10000000018281</text:p>
          </table:table-cell>
          <table:table-cell table:formula="of:=[$Part1.F196]+[.$G$2]" office:value-type="float" office:value="10000000000450" calcext:value-type="float">
            <text:p>10000000000450</text:p>
          </table:table-cell>
          <table:table-cell table:formula="of:=([.B196]*[.C196]-[.D196]*[.A196])" office:value-type="float" office:value="1992" calcext:value-type="float">
            <text:p>1992</text:p>
          </table:table-cell>
          <table:table-cell table:formula="of:=[.F196]*[.C196]-[.D196]*[.E196]" office:value-type="float" office:value="199999999723704" calcext:value-type="float">
            <text:p>199999999723704</text:p>
          </table:table-cell>
          <table:table-cell table:formula="of:=[.B196]*[.E196]-[.F196]*[.A196]" office:value-type="float" office:value="270000001402968" calcext:value-type="float">
            <text:p>270000001402968</text:p>
          </table:table-cell>
          <table:table-cell table:formula="of:=MOD([.H196];[.G196])" office:value-type="float" office:value="0" calcext:value-type="float">
            <text:p>0</text:p>
          </table:table-cell>
          <table:table-cell table:formula="of:=MOD([.I196];[.G196])" office:value-type="float" office:value="0" calcext:value-type="float">
            <text:p>0</text:p>
          </table:table-cell>
          <table:table-cell table:formula="of:=IF([.J196]+[.K196]=0;1;0)" office:value-type="float" office:value="1" calcext:value-type="float">
            <text:p>1</text:p>
          </table:table-cell>
          <table:table-cell table:formula="of:=[.L196]*[.H196]/[.G196]" office:value-type="float" office:value="100401606287" calcext:value-type="float">
            <text:p>100401606287</text:p>
          </table:table-cell>
          <table:table-cell table:formula="of:=[.L196]*[.I196]/[.G196]" office:value-type="float" office:value="135542169379" calcext:value-type="float">
            <text:p>135542169379</text:p>
          </table:table-cell>
          <table:table-cell table:formula="of:=[.M196]*3+[.N196]" office:value-type="float" office:value="436746988240" calcext:value-type="float">
            <text:p>43674698824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float" office:value="84" calcext:value-type="float">
            <text:p>84</text:p>
          </table:table-cell>
          <table:table-cell table:formula="of:=[$Part1.E197]+[.$G$2]" office:value-type="float" office:value="10000000006615" calcext:value-type="float">
            <text:p>10000000006615</text:p>
          </table:table-cell>
          <table:table-cell table:formula="of:=[$Part1.F197]+[.$G$2]" office:value-type="float" office:value="10000000008428" calcext:value-type="float">
            <text:p>10000000008428</text:p>
          </table:table-cell>
          <table:table-cell table:formula="of:=([.B197]*[.C197]-[.D197]*[.A197])" office:value-type="float" office:value="-4753" calcext:value-type="float">
            <text:p>-4753</text:p>
          </table:table-cell>
          <table:table-cell table:formula="of:=[.F197]*[.C197]-[.D197]*[.E197]" office:value-type="float" office:value="-490000000260680" calcext:value-type="float">
            <text:p>-490000000260680</text:p>
          </table:table-cell>
          <table:table-cell table:formula="of:=[.B197]*[.E197]-[.F197]*[.A197]" office:value-type="float" office:value="-490000000436541" calcext:value-type="float">
            <text:p>-490000000436541</text:p>
          </table:table-cell>
          <table:table-cell table:formula="of:=MOD([.H197];[.G197])" office:value-type="float" office:value="0" calcext:value-type="float">
            <text:p>0</text:p>
          </table:table-cell>
          <table:table-cell table:formula="of:=MOD([.I197];[.G197])" office:value-type="float" office:value="0" calcext:value-type="float">
            <text:p>0</text:p>
          </table:table-cell>
          <table:table-cell table:formula="of:=IF([.J197]+[.K197]=0;1;0)" office:value-type="float" office:value="1" calcext:value-type="float">
            <text:p>1</text:p>
          </table:table-cell>
          <table:table-cell table:formula="of:=[.L197]*[.H197]/[.G197]" office:value-type="float" office:value="103092783560" calcext:value-type="float">
            <text:p>103092783560</text:p>
          </table:table-cell>
          <table:table-cell table:formula="of:=[.L197]*[.I197]/[.G197]" office:value-type="float" office:value="103092783597" calcext:value-type="float">
            <text:p>103092783597</text:p>
          </table:table-cell>
          <table:table-cell table:formula="of:=[.M197]*3+[.N197]" office:value-type="float" office:value="412371134277" calcext:value-type="float">
            <text:p>412371134277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98" calcext:value-type="float">
            <text:p>98</text:p>
          </table:table-cell>
          <table:table-cell table:formula="of:=[$Part1.E198]+[.$G$2]" office:value-type="float" office:value="10000000006464" calcext:value-type="float">
            <text:p>10000000006464</text:p>
          </table:table-cell>
          <table:table-cell table:formula="of:=[$Part1.F198]+[.$G$2]" office:value-type="float" office:value="10000000003906" calcext:value-type="float">
            <text:p>10000000003906</text:p>
          </table:table-cell>
          <table:table-cell table:formula="of:=([.B198]*[.C198]-[.D198]*[.A198])" office:value-type="float" office:value="-7822" calcext:value-type="float">
            <text:p>-7822</text:p>
          </table:table-cell>
          <table:table-cell table:formula="of:=[.F198]*[.C198]-[.D198]*[.E198]" office:value-type="float" office:value="-760000000547540" calcext:value-type="float">
            <text:p>-760000000547540</text:p>
          </table:table-cell>
          <table:table-cell table:formula="of:=[.B198]*[.E198]-[.F198]*[.A198]" office:value-type="float" office:value="-550000000132974" calcext:value-type="float">
            <text:p>-550000000132974</text:p>
          </table:table-cell>
          <table:table-cell table:formula="of:=MOD([.H198];[.G198])" office:value-type="float" office:value="-7464" calcext:value-type="float">
            <text:p>-7464</text:p>
          </table:table-cell>
          <table:table-cell table:formula="of:=MOD([.I198];[.G198])" office:value-type="float" office:value="-7460" calcext:value-type="float">
            <text:p>-7460</text:p>
          </table:table-cell>
          <table:table-cell table:formula="of:=IF([.J198]+[.K198]=0;1;0)" office:value-type="float" office:value="0" calcext:value-type="float">
            <text:p>0</text:p>
          </table:table-cell>
          <table:table-cell table:formula="of:=[.L198]*[.H198]/[.G198]" office:value-type="float" office:value="0" calcext:value-type="float">
            <text:p>0</text:p>
          </table:table-cell>
          <table:table-cell table:formula="of:=[.L198]*[.I198]/[.G198]" office:value-type="float" office:value="0" calcext:value-type="float">
            <text:p>0</text:p>
          </table:table-cell>
          <table:table-cell table:formula="of:=[.M198]*3+[.N19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  <table:table-cell table:formula="of:=[$Part1.E199]+[.$G$2]" office:value-type="float" office:value="10000000009298" calcext:value-type="float">
            <text:p>10000000009298</text:p>
          </table:table-cell>
          <table:table-cell table:formula="of:=[$Part1.F199]+[.$G$2]" office:value-type="float" office:value="10000000016039" calcext:value-type="float">
            <text:p>10000000016039</text:p>
          </table:table-cell>
          <table:table-cell table:formula="of:=([.B199]*[.C199]-[.D199]*[.A199])" office:value-type="float" office:value="-4482" calcext:value-type="float">
            <text:p>-4482</text:p>
          </table:table-cell>
          <table:table-cell table:formula="of:=[.F199]*[.C199]-[.D199]*[.E199]" office:value-type="float" office:value="-450000000324036" calcext:value-type="float">
            <text:p>-450000000324036</text:p>
          </table:table-cell>
          <table:table-cell table:formula="of:=[.B199]*[.E199]-[.F199]*[.A199]" office:value-type="float" office:value="-630000001125054" calcext:value-type="float">
            <text:p>-630000001125054</text:p>
          </table:table-cell>
          <table:table-cell table:formula="of:=MOD([.H199];[.G199])" office:value-type="float" office:value="0" calcext:value-type="float">
            <text:p>0</text:p>
          </table:table-cell>
          <table:table-cell table:formula="of:=MOD([.I199];[.G199])" office:value-type="float" office:value="0" calcext:value-type="float">
            <text:p>0</text:p>
          </table:table-cell>
          <table:table-cell table:formula="of:=IF([.J199]+[.K199]=0;1;0)" office:value-type="float" office:value="1" calcext:value-type="float">
            <text:p>1</text:p>
          </table:table-cell>
          <table:table-cell table:formula="of:=[.L199]*[.H199]/[.G199]" office:value-type="float" office:value="100401606498" calcext:value-type="float">
            <text:p>100401606498</text:p>
          </table:table-cell>
          <table:table-cell table:formula="of:=[.L199]*[.I199]/[.G199]" office:value-type="float" office:value="140562249247" calcext:value-type="float">
            <text:p>140562249247</text:p>
          </table:table-cell>
          <table:table-cell table:formula="of:=[.M199]*3+[.N199]" office:value-type="float" office:value="441767068741" calcext:value-type="float">
            <text:p>44176706874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9" calcext:value-type="float">
            <text:p>59</text:p>
          </table:table-cell>
          <table:table-cell table:formula="of:=[$Part1.E200]+[.$G$2]" office:value-type="float" office:value="10000000010472" calcext:value-type="float">
            <text:p>10000000010472</text:p>
          </table:table-cell>
          <table:table-cell table:formula="of:=[$Part1.F200]+[.$G$2]" office:value-type="float" office:value="10000000008590" calcext:value-type="float">
            <text:p>10000000008590</text:p>
          </table:table-cell>
          <table:table-cell table:formula="of:=([.B200]*[.C200]-[.D200]*[.A200])" office:value-type="float" office:value="-3818" calcext:value-type="float">
            <text:p>-3818</text:p>
          </table:table-cell>
          <table:table-cell table:formula="of:=[.F200]*[.C200]-[.D200]*[.E200]" office:value-type="float" office:value="-480000000523358" calcext:value-type="float">
            <text:p>-480000000523358</text:p>
          </table:table-cell>
          <table:table-cell table:formula="of:=[.B200]*[.E200]-[.F200]*[.A200]" office:value-type="float" office:value="-460000000351854" calcext:value-type="float">
            <text:p>-460000000351854</text:p>
          </table:table-cell>
          <table:table-cell table:formula="of:=MOD([.H200];[.G200])" office:value-type="float" office:value="0" calcext:value-type="float">
            <text:p>0</text:p>
          </table:table-cell>
          <table:table-cell table:formula="of:=MOD([.I200];[.G200])" office:value-type="float" office:value="0" calcext:value-type="float">
            <text:p>0</text:p>
          </table:table-cell>
          <table:table-cell table:formula="of:=IF([.J200]+[.K200]=0;1;0)" office:value-type="float" office:value="1" calcext:value-type="float">
            <text:p>1</text:p>
          </table:table-cell>
          <table:table-cell table:formula="of:=[.L200]*[.H200]/[.G200]" office:value-type="float" office:value="125720272531" calcext:value-type="float">
            <text:p>125720272531</text:p>
          </table:table-cell>
          <table:table-cell table:formula="of:=[.L200]*[.I200]/[.G200]" office:value-type="float" office:value="120481927803" calcext:value-type="float">
            <text:p>120481927803</text:p>
          </table:table-cell>
          <table:table-cell table:formula="of:=[.M200]*3+[.N200]" office:value-type="float" office:value="497642745396" calcext:value-type="float">
            <text:p>49764274539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7" calcext:value-type="float">
            <text:p>57</text:p>
          </table:table-cell>
          <table:table-cell office:value-type="float" office:value="97" calcext:value-type="float">
            <text:p>97</text:p>
          </table:table-cell>
          <table:table-cell office:value-type="float" office:value="62" calcext:value-type="float">
            <text:p>62</text:p>
          </table:table-cell>
          <table:table-cell table:formula="of:=[$Part1.E201]+[.$G$2]" office:value-type="float" office:value="10000000009816" calcext:value-type="float">
            <text:p>10000000009816</text:p>
          </table:table-cell>
          <table:table-cell table:formula="of:=[$Part1.F201]+[.$G$2]" office:value-type="float" office:value="10000000009104" calcext:value-type="float">
            <text:p>10000000009104</text:p>
          </table:table-cell>
          <table:table-cell table:formula="of:=([.B201]*[.C201]-[.D201]*[.A201])" office:value-type="float" office:value="4289" calcext:value-type="float">
            <text:p>4289</text:p>
          </table:table-cell>
          <table:table-cell table:formula="of:=[.F201]*[.C201]-[.D201]*[.E201]" office:value-type="float" office:value="350000000274496" calcext:value-type="float">
            <text:p>350000000274496</text:p>
          </table:table-cell>
          <table:table-cell table:formula="of:=[.B201]*[.E201]-[.F201]*[.A201]" office:value-type="float" office:value="370000000377432" calcext:value-type="float">
            <text:p>370000000377432</text:p>
          </table:table-cell>
          <table:table-cell table:formula="of:=MOD([.H201];[.G201])" office:value-type="float" office:value="2720" calcext:value-type="float">
            <text:p>2720</text:p>
          </table:table-cell>
          <table:table-cell table:formula="of:=MOD([.I201];[.G201])" office:value-type="float" office:value="1650" calcext:value-type="float">
            <text:p>1650</text:p>
          </table:table-cell>
          <table:table-cell table:formula="of:=IF([.J201]+[.K201]=0;1;0)" office:value-type="float" office:value="0" calcext:value-type="float">
            <text:p>0</text:p>
          </table:table-cell>
          <table:table-cell table:formula="of:=[.L201]*[.H201]/[.G201]" office:value-type="float" office:value="0" calcext:value-type="float">
            <text:p>0</text:p>
          </table:table-cell>
          <table:table-cell table:formula="of:=[.L201]*[.I201]/[.G201]" office:value-type="float" office:value="0" calcext:value-type="float">
            <text:p>0</text:p>
          </table:table-cell>
          <table:table-cell table:formula="of:=[.M201]*3+[.N20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66" calcext:value-type="float">
            <text:p>66</text:p>
          </table:table-cell>
          <table:table-cell office:value-type="float" office:value="43" calcext:value-type="float">
            <text:p>43</text:p>
          </table:table-cell>
          <table:table-cell table:formula="of:=[$Part1.E202]+[.$G$2]" office:value-type="float" office:value="10000000004054" calcext:value-type="float">
            <text:p>10000000004054</text:p>
          </table:table-cell>
          <table:table-cell table:formula="of:=[$Part1.F202]+[.$G$2]" office:value-type="float" office:value="10000000004042" calcext:value-type="float">
            <text:p>10000000004042</text:p>
          </table:table-cell>
          <table:table-cell table:formula="of:=([.B202]*[.C202]-[.D202]*[.A202])" office:value-type="float" office:value="2150" calcext:value-type="float">
            <text:p>2150</text:p>
          </table:table-cell>
          <table:table-cell table:formula="of:=[.F202]*[.C202]-[.D202]*[.E202]" office:value-type="float" office:value="230000000092450" calcext:value-type="float">
            <text:p>230000000092450</text:p>
          </table:table-cell>
          <table:table-cell table:formula="of:=[.B202]*[.E202]-[.F202]*[.A202]" office:value-type="float" office:value="270000000109650" calcext:value-type="float">
            <text:p>270000000109650</text:p>
          </table:table-cell>
          <table:table-cell table:formula="of:=MOD([.H202];[.G202])" office:value-type="float" office:value="100" calcext:value-type="float">
            <text:p>100</text:p>
          </table:table-cell>
          <table:table-cell table:formula="of:=MOD([.I202];[.G202])" office:value-type="float" office:value="1800" calcext:value-type="float">
            <text:p>1800</text:p>
          </table:table-cell>
          <table:table-cell table:formula="of:=IF([.J202]+[.K202]=0;1;0)" office:value-type="float" office:value="0" calcext:value-type="float">
            <text:p>0</text:p>
          </table:table-cell>
          <table:table-cell table:formula="of:=[.L202]*[.H202]/[.G202]" office:value-type="float" office:value="0" calcext:value-type="float">
            <text:p>0</text:p>
          </table:table-cell>
          <table:table-cell table:formula="of:=[.L202]*[.I202]/[.G202]" office:value-type="float" office:value="0" calcext:value-type="float">
            <text:p>0</text:p>
          </table:table-cell>
          <table:table-cell table:formula="of:=[.M202]*3+[.N20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75" calcext:value-type="float">
            <text:p>75</text:p>
          </table:table-cell>
          <table:table-cell office:value-type="float" office:value="37" calcext:value-type="float">
            <text:p>37</text:p>
          </table:table-cell>
          <table:table-cell office:value-type="float" office:value="12" calcext:value-type="float">
            <text:p>12</text:p>
          </table:table-cell>
          <table:table-cell table:formula="of:=[$Part1.E203]+[.$G$2]" office:value-type="float" office:value="10000000006152" calcext:value-type="float">
            <text:p>10000000006152</text:p>
          </table:table-cell>
          <table:table-cell table:formula="of:=[$Part1.F203]+[.$G$2]" office:value-type="float" office:value="10000000009278" calcext:value-type="float">
            <text:p>10000000009278</text:p>
          </table:table-cell>
          <table:table-cell table:formula="of:=([.B203]*[.C203]-[.D203]*[.A203])" office:value-type="float" office:value="2427" calcext:value-type="float">
            <text:p>2427</text:p>
          </table:table-cell>
          <table:table-cell table:formula="of:=[.F203]*[.C203]-[.D203]*[.E203]" office:value-type="float" office:value="250000000269462" calcext:value-type="float">
            <text:p>250000000269462</text:p>
          </table:table-cell>
          <table:table-cell table:formula="of:=[.B203]*[.E203]-[.F203]*[.A203]" office:value-type="float" office:value="460000000192338" calcext:value-type="float">
            <text:p>460000000192338</text:p>
          </table:table-cell>
          <table:table-cell table:formula="of:=MOD([.H203];[.G203])" office:value-type="float" office:value="0" calcext:value-type="float">
            <text:p>0</text:p>
          </table:table-cell>
          <table:table-cell table:formula="of:=MOD([.I203];[.G203])" office:value-type="float" office:value="0" calcext:value-type="float">
            <text:p>0</text:p>
          </table:table-cell>
          <table:table-cell table:formula="of:=IF([.J203]+[.K203]=0;1;0)" office:value-type="float" office:value="1" calcext:value-type="float">
            <text:p>1</text:p>
          </table:table-cell>
          <table:table-cell table:formula="of:=[.L203]*[.H203]/[.G203]" office:value-type="float" office:value="103007828706" calcext:value-type="float">
            <text:p>103007828706</text:p>
          </table:table-cell>
          <table:table-cell table:formula="of:=[.L203]*[.I203]/[.G203]" office:value-type="float" office:value="189534404694" calcext:value-type="float">
            <text:p>189534404694</text:p>
          </table:table-cell>
          <table:table-cell table:formula="of:=[.M203]*3+[.N203]" office:value-type="float" office:value="498557890812" calcext:value-type="float">
            <text:p>49855789081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1" calcext:value-type="float">
            <text:p>41</text:p>
          </table:table-cell>
          <table:table-cell office:value-type="float" office:value="69" calcext:value-type="float">
            <text:p>69</text:p>
          </table:table-cell>
          <table:table-cell office:value-type="float" office:value="17" calcext:value-type="float">
            <text:p>17</text:p>
          </table:table-cell>
          <table:table-cell table:formula="of:=[$Part1.E204]+[.$G$2]" office:value-type="float" office:value="10000000006407" calcext:value-type="float">
            <text:p>10000000006407</text:p>
          </table:table-cell>
          <table:table-cell table:formula="of:=[$Part1.F204]+[.$G$2]" office:value-type="float" office:value="10000000004593" calcext:value-type="float">
            <text:p>10000000004593</text:p>
          </table:table-cell>
          <table:table-cell table:formula="of:=([.B204]*[.C204]-[.D204]*[.A204])" office:value-type="float" office:value="2506" calcext:value-type="float">
            <text:p>2506</text:p>
          </table:table-cell>
          <table:table-cell table:formula="of:=[.F204]*[.C204]-[.D204]*[.E204]" office:value-type="float" office:value="520000000207998" calcext:value-type="float">
            <text:p>520000000207998</text:p>
          </table:table-cell>
          <table:table-cell table:formula="of:=[.B204]*[.E204]-[.F204]*[.A204]" office:value-type="float" office:value="220000000175420" calcext:value-type="float">
            <text:p>220000000175420</text:p>
          </table:table-cell>
          <table:table-cell table:formula="of:=MOD([.H204];[.G204])" office:value-type="float" office:value="1234" calcext:value-type="float">
            <text:p>1234</text:p>
          </table:table-cell>
          <table:table-cell table:formula="of:=MOD([.I204];[.G204])" office:value-type="float" office:value="1004" calcext:value-type="float">
            <text:p>1004</text:p>
          </table:table-cell>
          <table:table-cell table:formula="of:=IF([.J204]+[.K204]=0;1;0)" office:value-type="float" office:value="0" calcext:value-type="float">
            <text:p>0</text:p>
          </table:table-cell>
          <table:table-cell table:formula="of:=[.L204]*[.H204]/[.G204]" office:value-type="float" office:value="0" calcext:value-type="float">
            <text:p>0</text:p>
          </table:table-cell>
          <table:table-cell table:formula="of:=[.L204]*[.I204]/[.G204]" office:value-type="float" office:value="0" calcext:value-type="float">
            <text:p>0</text:p>
          </table:table-cell>
          <table:table-cell table:formula="of:=[.M204]*3+[.N20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float" office:value="86" calcext:value-type="float">
            <text:p>86</text:p>
          </table:table-cell>
          <table:table-cell table:formula="of:=[$Part1.E205]+[.$G$2]" office:value-type="float" office:value="10000000019275" calcext:value-type="float">
            <text:p>10000000019275</text:p>
          </table:table-cell>
          <table:table-cell table:formula="of:=[$Part1.F205]+[.$G$2]" office:value-type="float" office:value="10000000002625" calcext:value-type="float">
            <text:p>10000000002625</text:p>
          </table:table-cell>
          <table:table-cell table:formula="of:=([.B205]*[.C205]-[.D205]*[.A205])" office:value-type="float" office:value="-3752" calcext:value-type="float">
            <text:p>-3752</text:p>
          </table:table-cell>
          <table:table-cell table:formula="of:=[.F205]*[.C205]-[.D205]*[.E205]" office:value-type="float" office:value="-440000001547400" calcext:value-type="float">
            <text:p>-440000001547400</text:p>
          </table:table-cell>
          <table:table-cell table:formula="of:=[.B205]*[.E205]-[.F205]*[.A205]" office:value-type="float" office:value="-379999999916600" calcext:value-type="float">
            <text:p>-379999999916600</text:p>
          </table:table-cell>
          <table:table-cell table:formula="of:=MOD([.H205];[.G205])" office:value-type="float" office:value="0" calcext:value-type="float">
            <text:p>0</text:p>
          </table:table-cell>
          <table:table-cell table:formula="of:=MOD([.I205];[.G205])" office:value-type="float" office:value="0" calcext:value-type="float">
            <text:p>0</text:p>
          </table:table-cell>
          <table:table-cell table:formula="of:=IF([.J205]+[.K205]=0;1;0)" office:value-type="float" office:value="1" calcext:value-type="float">
            <text:p>1</text:p>
          </table:table-cell>
          <table:table-cell table:formula="of:=[.L205]*[.H205]/[.G205]" office:value-type="float" office:value="117270789325" calcext:value-type="float">
            <text:p>117270789325</text:p>
          </table:table-cell>
          <table:table-cell table:formula="of:=[.L205]*[.I205]/[.G205]" office:value-type="float" office:value="101279317675" calcext:value-type="float">
            <text:p>101279317675</text:p>
          </table:table-cell>
          <table:table-cell table:formula="of:=[.M205]*3+[.N205]" office:value-type="float" office:value="453091685650" calcext:value-type="float">
            <text:p>45309168565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46" calcext:value-type="float">
            <text:p>46</text:p>
          </table:table-cell>
          <table:table-cell table:formula="of:=[$Part1.E206]+[.$G$2]" office:value-type="float" office:value="10000000011376" calcext:value-type="float">
            <text:p>10000000011376</text:p>
          </table:table-cell>
          <table:table-cell table:formula="of:=[$Part1.F206]+[.$G$2]" office:value-type="float" office:value="10000000010094" calcext:value-type="float">
            <text:p>10000000010094</text:p>
          </table:table-cell>
          <table:table-cell table:formula="of:=([.B206]*[.C206]-[.D206]*[.A206])" office:value-type="float" office:value="-2374" calcext:value-type="float">
            <text:p>-2374</text:p>
          </table:table-cell>
          <table:table-cell table:formula="of:=[.F206]*[.C206]-[.D206]*[.E206]" office:value-type="float" office:value="-270000000331510" calcext:value-type="float">
            <text:p>-270000000331510</text:p>
          </table:table-cell>
          <table:table-cell table:formula="of:=[.B206]*[.E206]-[.F206]*[.A206]" office:value-type="float" office:value="-340000000304736" calcext:value-type="float">
            <text:p>-340000000304736</text:p>
          </table:table-cell>
          <table:table-cell table:formula="of:=MOD([.H206];[.G206])" office:value-type="float" office:value="0" calcext:value-type="float">
            <text:p>0</text:p>
          </table:table-cell>
          <table:table-cell table:formula="of:=MOD([.I206];[.G206])" office:value-type="float" office:value="0" calcext:value-type="float">
            <text:p>0</text:p>
          </table:table-cell>
          <table:table-cell table:formula="of:=IF([.J206]+[.K206]=0;1;0)" office:value-type="float" office:value="1" calcext:value-type="float">
            <text:p>1</text:p>
          </table:table-cell>
          <table:table-cell table:formula="of:=[.L206]*[.H206]/[.G206]" office:value-type="float" office:value="113732097865" calcext:value-type="float">
            <text:p>113732097865</text:p>
          </table:table-cell>
          <table:table-cell table:formula="of:=[.L206]*[.I206]/[.G206]" office:value-type="float" office:value="143218197264" calcext:value-type="float">
            <text:p>143218197264</text:p>
          </table:table-cell>
          <table:table-cell table:formula="of:=[.M206]*3+[.N206]" office:value-type="float" office:value="484414490859" calcext:value-type="float">
            <text:p>48441449085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84" calcext:value-type="float">
            <text:p>84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table:formula="of:=[$Part1.E207]+[.$G$2]" office:value-type="float" office:value="10000000000800" calcext:value-type="float">
            <text:p>10000000000800</text:p>
          </table:table-cell>
          <table:table-cell table:formula="of:=[$Part1.F207]+[.$G$2]" office:value-type="float" office:value="10000000013420" calcext:value-type="float">
            <text:p>10000000013420</text:p>
          </table:table-cell>
          <table:table-cell table:formula="of:=([.B207]*[.C207]-[.D207]*[.A207])" office:value-type="float" office:value="3603" calcext:value-type="float">
            <text:p>3603</text:p>
          </table:table-cell>
          <table:table-cell table:formula="of:=[.F207]*[.C207]-[.D207]*[.E207]" office:value-type="float" office:value="370000000635360" calcext:value-type="float">
            <text:p>370000000635360</text:p>
          </table:table-cell>
          <table:table-cell table:formula="of:=[.B207]*[.E207]-[.F207]*[.A207]" office:value-type="float" office:value="449999999543820" calcext:value-type="float">
            <text:p>449999999543820</text:p>
          </table:table-cell>
          <table:table-cell table:formula="of:=MOD([.H207];[.G207])" office:value-type="float" office:value="0" calcext:value-type="float">
            <text:p>0</text:p>
          </table:table-cell>
          <table:table-cell table:formula="of:=MOD([.I207];[.G207])" office:value-type="float" office:value="0" calcext:value-type="float">
            <text:p>0</text:p>
          </table:table-cell>
          <table:table-cell table:formula="of:=IF([.J207]+[.K207]=0;1;0)" office:value-type="float" office:value="1" calcext:value-type="float">
            <text:p>1</text:p>
          </table:table-cell>
          <table:table-cell table:formula="of:=[.L207]*[.H207]/[.G207]" office:value-type="float" office:value="102692201120" calcext:value-type="float">
            <text:p>102692201120</text:p>
          </table:table-cell>
          <table:table-cell table:formula="of:=[.L207]*[.I207]/[.G207]" office:value-type="float" office:value="124895919940" calcext:value-type="float">
            <text:p>124895919940</text:p>
          </table:table-cell>
          <table:table-cell table:formula="of:=[.M207]*3+[.N207]" office:value-type="float" office:value="432972523300" calcext:value-type="float">
            <text:p>43297252330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3" calcext:value-type="float">
            <text:p>33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table:formula="of:=[$Part1.E208]+[.$G$2]" office:value-type="float" office:value="10000000015906" calcext:value-type="float">
            <text:p>10000000015906</text:p>
          </table:table-cell>
          <table:table-cell table:formula="of:=[$Part1.F208]+[.$G$2]" office:value-type="float" office:value="10000000016307" calcext:value-type="float">
            <text:p>10000000016307</text:p>
          </table:table-cell>
          <table:table-cell table:formula="of:=([.B208]*[.C208]-[.D208]*[.A208])" office:value-type="float" office:value="1300" calcext:value-type="float">
            <text:p>1300</text:p>
          </table:table-cell>
          <table:table-cell table:formula="of:=[.F208]*[.C208]-[.D208]*[.E208]" office:value-type="float" office:value="250000000417700" calcext:value-type="float">
            <text:p>250000000417700</text:p>
          </table:table-cell>
          <table:table-cell table:formula="of:=[.B208]*[.E208]-[.F208]*[.A208]" office:value-type="float" office:value="190000000296600" calcext:value-type="float">
            <text:p>190000000296600</text:p>
          </table:table-cell>
          <table:table-cell table:formula="of:=MOD([.H208];[.G208])" office:value-type="float" office:value="0" calcext:value-type="float">
            <text:p>0</text:p>
          </table:table-cell>
          <table:table-cell table:formula="of:=MOD([.I208];[.G208])" office:value-type="float" office:value="0" calcext:value-type="float">
            <text:p>0</text:p>
          </table:table-cell>
          <table:table-cell table:formula="of:=IF([.J208]+[.K208]=0;1;0)" office:value-type="float" office:value="1" calcext:value-type="float">
            <text:p>1</text:p>
          </table:table-cell>
          <table:table-cell table:formula="of:=[.L208]*[.H208]/[.G208]" office:value-type="float" office:value="192307692629" calcext:value-type="float">
            <text:p>192307692629</text:p>
          </table:table-cell>
          <table:table-cell table:formula="of:=[.L208]*[.I208]/[.G208]" office:value-type="float" office:value="146153846382" calcext:value-type="float">
            <text:p>146153846382</text:p>
          </table:table-cell>
          <table:table-cell table:formula="of:=[.M208]*3+[.N208]" office:value-type="float" office:value="723076924269" calcext:value-type="float">
            <text:p>72307692426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table:formula="of:=[$Part1.E209]+[.$G$2]" office:value-type="float" office:value="10000000001700" calcext:value-type="float">
            <text:p>10000000001700</text:p>
          </table:table-cell>
          <table:table-cell table:formula="of:=[$Part1.F209]+[.$G$2]" office:value-type="float" office:value="10000000013049" calcext:value-type="float">
            <text:p>10000000013049</text:p>
          </table:table-cell>
          <table:table-cell table:formula="of:=([.B209]*[.C209]-[.D209]*[.A209])" office:value-type="float" office:value="2980" calcext:value-type="float">
            <text:p>2980</text:p>
          </table:table-cell>
          <table:table-cell table:formula="of:=[.F209]*[.C209]-[.D209]*[.E209]" office:value-type="float" office:value="350000000740440" calcext:value-type="float">
            <text:p>350000000740440</text:p>
          </table:table-cell>
          <table:table-cell table:formula="of:=[.B209]*[.E209]-[.F209]*[.A209]" office:value-type="float" office:value="379999999837620" calcext:value-type="float">
            <text:p>379999999837620</text:p>
          </table:table-cell>
          <table:table-cell table:formula="of:=MOD([.H209];[.G209])" office:value-type="float" office:value="0" calcext:value-type="float">
            <text:p>0</text:p>
          </table:table-cell>
          <table:table-cell table:formula="of:=MOD([.I209];[.G209])" office:value-type="float" office:value="0" calcext:value-type="float">
            <text:p>0</text:p>
          </table:table-cell>
          <table:table-cell table:formula="of:=IF([.J209]+[.K209]=0;1;0)" office:value-type="float" office:value="1" calcext:value-type="float">
            <text:p>1</text:p>
          </table:table-cell>
          <table:table-cell table:formula="of:=[.L209]*[.H209]/[.G209]" office:value-type="float" office:value="117449664678" calcext:value-type="float">
            <text:p>117449664678</text:p>
          </table:table-cell>
          <table:table-cell table:formula="of:=[.L209]*[.I209]/[.G209]" office:value-type="float" office:value="127516778469" calcext:value-type="float">
            <text:p>127516778469</text:p>
          </table:table-cell>
          <table:table-cell table:formula="of:=[.M209]*3+[.N209]" office:value-type="float" office:value="479865772503" calcext:value-type="float">
            <text:p>47986577250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8" calcext:value-type="float">
            <text:p>48</text:p>
          </table:table-cell>
          <table:table-cell office:value-type="float" office:value="87" calcext:value-type="float">
            <text:p>87</text:p>
          </table:table-cell>
          <table:table-cell office:value-type="float" office:value="72" calcext:value-type="float">
            <text:p>72</text:p>
          </table:table-cell>
          <table:table-cell table:formula="of:=[$Part1.E210]+[.$G$2]" office:value-type="float" office:value="10000000009396" calcext:value-type="float">
            <text:p>10000000009396</text:p>
          </table:table-cell>
          <table:table-cell table:formula="of:=[$Part1.F210]+[.$G$2]" office:value-type="float" office:value="10000000010944" calcext:value-type="float">
            <text:p>10000000010944</text:p>
          </table:table-cell>
          <table:table-cell table:formula="of:=([.B210]*[.C210]-[.D210]*[.A210])" office:value-type="float" office:value="3168" calcext:value-type="float">
            <text:p>3168</text:p>
          </table:table-cell>
          <table:table-cell table:formula="of:=[.F210]*[.C210]-[.D210]*[.E210]" office:value-type="float" office:value="150000000275616" calcext:value-type="float">
            <text:p>150000000275616</text:p>
          </table:table-cell>
          <table:table-cell table:formula="of:=[.B210]*[.E210]-[.F210]*[.A210]" office:value-type="float" office:value="340000000297792" calcext:value-type="float">
            <text:p>340000000297792</text:p>
          </table:table-cell>
          <table:table-cell table:formula="of:=MOD([.H210];[.G210])" office:value-type="float" office:value="1536" calcext:value-type="float">
            <text:p>1536</text:p>
          </table:table-cell>
          <table:table-cell table:formula="of:=MOD([.I210];[.G210])" office:value-type="float" office:value="736" calcext:value-type="float">
            <text:p>736</text:p>
          </table:table-cell>
          <table:table-cell table:formula="of:=IF([.J210]+[.K210]=0;1;0)" office:value-type="float" office:value="0" calcext:value-type="float">
            <text:p>0</text:p>
          </table:table-cell>
          <table:table-cell table:formula="of:=[.L210]*[.H210]/[.G210]" office:value-type="float" office:value="0" calcext:value-type="float">
            <text:p>0</text:p>
          </table:table-cell>
          <table:table-cell table:formula="of:=[.L210]*[.I210]/[.G210]" office:value-type="float" office:value="0" calcext:value-type="float">
            <text:p>0</text:p>
          </table:table-cell>
          <table:table-cell table:formula="of:=[.M210]*3+[.N210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77" calcext:value-type="float">
            <text:p>77</text:p>
          </table:table-cell>
          <table:table-cell table:formula="of:=[$Part1.E211]+[.$G$2]" office:value-type="float" office:value="10000000001238" calcext:value-type="float">
            <text:p>10000000001238</text:p>
          </table:table-cell>
          <table:table-cell table:formula="of:=[$Part1.F211]+[.$G$2]" office:value-type="float" office:value="10000000003906" calcext:value-type="float">
            <text:p>10000000003906</text:p>
          </table:table-cell>
          <table:table-cell table:formula="of:=([.B211]*[.C211]-[.D211]*[.A211])" office:value-type="float" office:value="-3016" calcext:value-type="float">
            <text:p>-3016</text:p>
          </table:table-cell>
          <table:table-cell table:formula="of:=[.F211]*[.C211]-[.D211]*[.E211]" office:value-type="float" office:value="-580000000021112" calcext:value-type="float">
            <text:p>-580000000021112</text:p>
          </table:table-cell>
          <table:table-cell table:formula="of:=[.B211]*[.E211]-[.F211]*[.A211]" office:value-type="float" office:value="-138736" calcext:value-type="float">
            <text:p>-138736</text:p>
          </table:table-cell>
          <table:table-cell table:formula="of:=MOD([.H211];[.G211])" office:value-type="float" office:value="-2088" calcext:value-type="float">
            <text:p>-2088</text:p>
          </table:table-cell>
          <table:table-cell table:formula="of:=MOD([.I211];[.G211])" office:value-type="float" office:value="0" calcext:value-type="float">
            <text:p>0</text:p>
          </table:table-cell>
          <table:table-cell table:formula="of:=IF([.J211]+[.K211]=0;1;0)" office:value-type="float" office:value="0" calcext:value-type="float">
            <text:p>0</text:p>
          </table:table-cell>
          <table:table-cell table:formula="of:=[.L211]*[.H211]/[.G211]" office:value-type="float" office:value="0" calcext:value-type="float">
            <text:p>0</text:p>
          </table:table-cell>
          <table:table-cell table:formula="of:=[.L211]*[.I211]/[.G211]" office:value-type="float" office:value="0" calcext:value-type="float">
            <text:p>0</text:p>
          </table:table-cell>
          <table:table-cell table:formula="of:=[.M211]*3+[.N21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  <table:table-cell office:value-type="float" office:value="83" calcext:value-type="float">
            <text:p>83</text:p>
          </table:table-cell>
          <table:table-cell table:formula="of:=[$Part1.E212]+[.$G$2]" office:value-type="float" office:value="10000000006966" calcext:value-type="float">
            <text:p>10000000006966</text:p>
          </table:table-cell>
          <table:table-cell table:formula="of:=[$Part1.F212]+[.$G$2]" office:value-type="float" office:value="10000000004920" calcext:value-type="float">
            <text:p>10000000004920</text:p>
          </table:table-cell>
          <table:table-cell table:formula="of:=([.B212]*[.C212]-[.D212]*[.A212])" office:value-type="float" office:value="-3777" calcext:value-type="float">
            <text:p>-3777</text:p>
          </table:table-cell>
          <table:table-cell table:formula="of:=[.F212]*[.C212]-[.D212]*[.E212]" office:value-type="float" office:value="-450000000391218" calcext:value-type="float">
            <text:p>-450000000391218</text:p>
          </table:table-cell>
          <table:table-cell table:formula="of:=[.B212]*[.E212]-[.F212]*[.A212]" office:value-type="float" office:value="-390000000167328" calcext:value-type="float">
            <text:p>-390000000167328</text:p>
          </table:table-cell>
          <table:table-cell table:formula="of:=MOD([.H212];[.G212])" office:value-type="float" office:value="0" calcext:value-type="float">
            <text:p>0</text:p>
          </table:table-cell>
          <table:table-cell table:formula="of:=MOD([.I212];[.G212])" office:value-type="float" office:value="0" calcext:value-type="float">
            <text:p>0</text:p>
          </table:table-cell>
          <table:table-cell table:formula="of:=IF([.J212]+[.K212]=0;1;0)" office:value-type="float" office:value="1" calcext:value-type="float">
            <text:p>1</text:p>
          </table:table-cell>
          <table:table-cell table:formula="of:=[.L212]*[.H212]/[.G212]" office:value-type="float" office:value="119142176434" calcext:value-type="float">
            <text:p>119142176434</text:p>
          </table:table-cell>
          <table:table-cell table:formula="of:=[.L212]*[.I212]/[.G212]" office:value-type="float" office:value="103256552864" calcext:value-type="float">
            <text:p>103256552864</text:p>
          </table:table-cell>
          <table:table-cell table:formula="of:=[.M212]*3+[.N212]" office:value-type="float" office:value="460683082166" calcext:value-type="float">
            <text:p>46068308216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8" calcext:value-type="float">
            <text:p>48</text:p>
          </table:table-cell>
          <table:table-cell office:value-type="float" office:value="22" calcext:value-type="float">
            <text:p>22</text:p>
          </table:table-cell>
          <table:table-cell office:value-type="float" office:value="92" calcext:value-type="float">
            <text:p>92</text:p>
          </table:table-cell>
          <table:table-cell table:formula="of:=[$Part1.E213]+[.$G$2]" office:value-type="float" office:value="10000000005456" calcext:value-type="float">
            <text:p>10000000005456</text:p>
          </table:table-cell>
          <table:table-cell table:formula="of:=[$Part1.F213]+[.$G$2]" office:value-type="float" office:value="10000000011532" calcext:value-type="float">
            <text:p>10000000011532</text:p>
          </table:table-cell>
          <table:table-cell table:formula="of:=([.B213]*[.C213]-[.D213]*[.A213])" office:value-type="float" office:value="-4004" calcext:value-type="float">
            <text:p>-4004</text:p>
          </table:table-cell>
          <table:table-cell table:formula="of:=[.F213]*[.C213]-[.D213]*[.E213]" office:value-type="float" office:value="-700000000248248" calcext:value-type="float">
            <text:p>-700000000248248</text:p>
          </table:table-cell>
          <table:table-cell table:formula="of:=[.B213]*[.E213]-[.F213]*[.A213]" office:value-type="float" office:value="-70000000372372" calcext:value-type="float">
            <text:p>-70000000372372</text:p>
          </table:table-cell>
          <table:table-cell table:formula="of:=MOD([.H213];[.G213])" office:value-type="float" office:value="-700" calcext:value-type="float">
            <text:p>-700</text:p>
          </table:table-cell>
          <table:table-cell table:formula="of:=MOD([.I213];[.G213])" office:value-type="float" office:value="-2072" calcext:value-type="float">
            <text:p>-2072</text:p>
          </table:table-cell>
          <table:table-cell table:formula="of:=IF([.J213]+[.K213]=0;1;0)" office:value-type="float" office:value="0" calcext:value-type="float">
            <text:p>0</text:p>
          </table:table-cell>
          <table:table-cell table:formula="of:=[.L213]*[.H213]/[.G213]" office:value-type="float" office:value="0" calcext:value-type="float">
            <text:p>0</text:p>
          </table:table-cell>
          <table:table-cell table:formula="of:=[.L213]*[.I213]/[.G213]" office:value-type="float" office:value="0" calcext:value-type="float">
            <text:p>0</text:p>
          </table:table-cell>
          <table:table-cell table:formula="of:=[.M213]*3+[.N21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63" calcext:value-type="float">
            <text:p>63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table:formula="of:=[$Part1.E214]+[.$G$2]" office:value-type="float" office:value="10000000004461" calcext:value-type="float">
            <text:p>10000000004461</text:p>
          </table:table-cell>
          <table:table-cell table:formula="of:=[$Part1.F214]+[.$G$2]" office:value-type="float" office:value="10000000008554" calcext:value-type="float">
            <text:p>10000000008554</text:p>
          </table:table-cell>
          <table:table-cell table:formula="of:=([.B214]*[.C214]-[.D214]*[.A214])" office:value-type="float" office:value="-6015" calcext:value-type="float">
            <text:p>-6015</text:p>
          </table:table-cell>
          <table:table-cell table:formula="of:=[.F214]*[.C214]-[.D214]*[.E214]" office:value-type="float" office:value="-650000000228570" calcext:value-type="float">
            <text:p>-650000000228570</text:p>
          </table:table-cell>
          <table:table-cell table:formula="of:=[.B214]*[.E214]-[.F214]*[.A214]" office:value-type="float" office:value="-240000000463155" calcext:value-type="float">
            <text:p>-240000000463155</text:p>
          </table:table-cell>
          <table:table-cell table:formula="of:=MOD([.H214];[.G214])" office:value-type="float" office:value="-5090" calcext:value-type="float">
            <text:p>-5090</text:p>
          </table:table-cell>
          <table:table-cell table:formula="of:=MOD([.I214];[.G214])" office:value-type="float" office:value="-3360" calcext:value-type="float">
            <text:p>-3360</text:p>
          </table:table-cell>
          <table:table-cell table:formula="of:=IF([.J214]+[.K214]=0;1;0)" office:value-type="float" office:value="0" calcext:value-type="float">
            <text:p>0</text:p>
          </table:table-cell>
          <table:table-cell table:formula="of:=[.L214]*[.H214]/[.G214]" office:value-type="float" office:value="0" calcext:value-type="float">
            <text:p>0</text:p>
          </table:table-cell>
          <table:table-cell table:formula="of:=[.L214]*[.I214]/[.G214]" office:value-type="float" office:value="0" calcext:value-type="float">
            <text:p>0</text:p>
          </table:table-cell>
          <table:table-cell table:formula="of:=[.M214]*3+[.N21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82" calcext:value-type="float">
            <text:p>82</text:p>
          </table:table-cell>
          <table:table-cell office:value-type="float" office:value="46" calcext:value-type="float">
            <text:p>46</text:p>
          </table:table-cell>
          <table:table-cell office:value-type="float" office:value="20" calcext:value-type="float">
            <text:p>20</text:p>
          </table:table-cell>
          <table:table-cell table:formula="of:=[$Part1.E215]+[.$G$2]" office:value-type="float" office:value="10000000004728" calcext:value-type="float">
            <text:p>10000000004728</text:p>
          </table:table-cell>
          <table:table-cell table:formula="of:=[$Part1.F215]+[.$G$2]" office:value-type="float" office:value="10000000005684" calcext:value-type="float">
            <text:p>10000000005684</text:p>
          </table:table-cell>
          <table:table-cell table:formula="of:=([.B215]*[.C215]-[.D215]*[.A215])" office:value-type="float" office:value="2692" calcext:value-type="float">
            <text:p>2692</text:p>
          </table:table-cell>
          <table:table-cell table:formula="of:=[.F215]*[.C215]-[.D215]*[.E215]" office:value-type="float" office:value="260000000166904" calcext:value-type="float">
            <text:p>260000000166904</text:p>
          </table:table-cell>
          <table:table-cell table:formula="of:=[.B215]*[.E215]-[.F215]*[.A215]" office:value-type="float" office:value="280000000080760" calcext:value-type="float">
            <text:p>280000000080760</text:p>
          </table:table-cell>
          <table:table-cell table:formula="of:=MOD([.H215];[.G215])" office:value-type="float" office:value="1636" calcext:value-type="float">
            <text:p>1636</text:p>
          </table:table-cell>
          <table:table-cell table:formula="of:=MOD([.I215];[.G215])" office:value-type="float" office:value="2176" calcext:value-type="float">
            <text:p>2176</text:p>
          </table:table-cell>
          <table:table-cell table:formula="of:=IF([.J215]+[.K215]=0;1;0)" office:value-type="float" office:value="0" calcext:value-type="float">
            <text:p>0</text:p>
          </table:table-cell>
          <table:table-cell table:formula="of:=[.L215]*[.H215]/[.G215]" office:value-type="float" office:value="0" calcext:value-type="float">
            <text:p>0</text:p>
          </table:table-cell>
          <table:table-cell table:formula="of:=[.L215]*[.I215]/[.G215]" office:value-type="float" office:value="0" calcext:value-type="float">
            <text:p>0</text:p>
          </table:table-cell>
          <table:table-cell table:formula="of:=[.M215]*3+[.N21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49" calcext:value-type="float">
            <text:p>49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table:formula="of:=[$Part1.E216]+[.$G$2]" office:value-type="float" office:value="10000000006738" calcext:value-type="float">
            <text:p>10000000006738</text:p>
          </table:table-cell>
          <table:table-cell table:formula="of:=[$Part1.F216]+[.$G$2]" office:value-type="float" office:value="10000000005196" calcext:value-type="float">
            <text:p>10000000005196</text:p>
          </table:table-cell>
          <table:table-cell table:formula="of:=([.B216]*[.C216]-[.D216]*[.A216])" office:value-type="float" office:value="-2326" calcext:value-type="float">
            <text:p>-2326</text:p>
          </table:table-cell>
          <table:table-cell table:formula="of:=[.F216]*[.C216]-[.D216]*[.E216]" office:value-type="float" office:value="-220000000174450" calcext:value-type="float">
            <text:p>-220000000174450</text:p>
          </table:table-cell>
          <table:table-cell table:formula="of:=[.B216]*[.E216]-[.F216]*[.A216]" office:value-type="float" office:value="-320000000090714" calcext:value-type="float">
            <text:p>-320000000090714</text:p>
          </table:table-cell>
          <table:table-cell table:formula="of:=MOD([.H216];[.G216])" office:value-type="float" office:value="-1136" calcext:value-type="float">
            <text:p>-1136</text:p>
          </table:table-cell>
          <table:table-cell table:formula="of:=MOD([.I216];[.G216])" office:value-type="float" office:value="-1018" calcext:value-type="float">
            <text:p>-1018</text:p>
          </table:table-cell>
          <table:table-cell table:formula="of:=IF([.J216]+[.K216]=0;1;0)" office:value-type="float" office:value="0" calcext:value-type="float">
            <text:p>0</text:p>
          </table:table-cell>
          <table:table-cell table:formula="of:=[.L216]*[.H216]/[.G216]" office:value-type="float" office:value="0" calcext:value-type="float">
            <text:p>0</text:p>
          </table:table-cell>
          <table:table-cell table:formula="of:=[.L216]*[.I216]/[.G216]" office:value-type="float" office:value="0" calcext:value-type="float">
            <text:p>0</text:p>
          </table:table-cell>
          <table:table-cell table:formula="of:=[.M216]*3+[.N21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45" calcext:value-type="float">
            <text:p>45</text:p>
          </table:table-cell>
          <table:table-cell table:formula="of:=[$Part1.E217]+[.$G$2]" office:value-type="float" office:value="10000000010211" calcext:value-type="float">
            <text:p>10000000010211</text:p>
          </table:table-cell>
          <table:table-cell table:formula="of:=[$Part1.F217]+[.$G$2]" office:value-type="float" office:value="10000000010502" calcext:value-type="float">
            <text:p>10000000010502</text:p>
          </table:table-cell>
          <table:table-cell table:formula="of:=([.B217]*[.C217]-[.D217]*[.A217])" office:value-type="float" office:value="-1611" calcext:value-type="float">
            <text:p>-1611</text:p>
          </table:table-cell>
          <table:table-cell table:formula="of:=[.F217]*[.C217]-[.D217]*[.E217]" office:value-type="float" office:value="-320000000322969" calcext:value-type="float">
            <text:p>-320000000322969</text:p>
          </table:table-cell>
          <table:table-cell table:formula="of:=[.B217]*[.E217]-[.F217]*[.A217]" office:value-type="float" office:value="-230000000246784" calcext:value-type="float">
            <text:p>-230000000246784</text:p>
          </table:table-cell>
          <table:table-cell table:formula="of:=MOD([.H217];[.G217])" office:value-type="float" office:value="0" calcext:value-type="float">
            <text:p>0</text:p>
          </table:table-cell>
          <table:table-cell table:formula="of:=MOD([.I217];[.G217])" office:value-type="float" office:value="0" calcext:value-type="float">
            <text:p>0</text:p>
          </table:table-cell>
          <table:table-cell table:formula="of:=IF([.J217]+[.K217]=0;1;0)" office:value-type="float" office:value="1" calcext:value-type="float">
            <text:p>1</text:p>
          </table:table-cell>
          <table:table-cell table:formula="of:=[.L217]*[.H217]/[.G217]" office:value-type="float" office:value="198634388779" calcext:value-type="float">
            <text:p>198634388779</text:p>
          </table:table-cell>
          <table:table-cell table:formula="of:=[.L217]*[.I217]/[.G217]" office:value-type="float" office:value="142768466944" calcext:value-type="float">
            <text:p>142768466944</text:p>
          </table:table-cell>
          <table:table-cell table:formula="of:=[.M217]*3+[.N217]" office:value-type="float" office:value="738671633281" calcext:value-type="float">
            <text:p>73867163328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office:value-type="float" office:value="11" calcext:value-type="float">
            <text:p>11</text:p>
          </table:table-cell>
          <table:table-cell table:formula="of:=[$Part1.E218]+[.$G$2]" office:value-type="float" office:value="10000000009618" calcext:value-type="float">
            <text:p>10000000009618</text:p>
          </table:table-cell>
          <table:table-cell table:formula="of:=[$Part1.F218]+[.$G$2]" office:value-type="float" office:value="10000000008470" calcext:value-type="float">
            <text:p>10000000008470</text:p>
          </table:table-cell>
          <table:table-cell table:formula="of:=([.B218]*[.C218]-[.D218]*[.A218])" office:value-type="float" office:value="1958" calcext:value-type="float">
            <text:p>1958</text:p>
          </table:table-cell>
          <table:table-cell table:formula="of:=[.F218]*[.C218]-[.D218]*[.E218]" office:value-type="float" office:value="330000000266882" calcext:value-type="float">
            <text:p>330000000266882</text:p>
          </table:table-cell>
          <table:table-cell table:formula="of:=[.B218]*[.E218]-[.F218]*[.A218]" office:value-type="float" office:value="310000000318822" calcext:value-type="float">
            <text:p>310000000318822</text:p>
          </table:table-cell>
          <table:table-cell table:formula="of:=MOD([.H218];[.G218])" office:value-type="float" office:value="0" calcext:value-type="float">
            <text:p>0</text:p>
          </table:table-cell>
          <table:table-cell table:formula="of:=MOD([.I218];[.G218])" office:value-type="float" office:value="0" calcext:value-type="float">
            <text:p>0</text:p>
          </table:table-cell>
          <table:table-cell table:formula="of:=IF([.J218]+[.K218]=0;1;0)" office:value-type="float" office:value="1" calcext:value-type="float">
            <text:p>1</text:p>
          </table:table-cell>
          <table:table-cell table:formula="of:=[.L218]*[.H218]/[.G218]" office:value-type="float" office:value="168539325979" calcext:value-type="float">
            <text:p>168539325979</text:p>
          </table:table-cell>
          <table:table-cell table:formula="of:=[.L218]*[.I218]/[.G218]" office:value-type="float" office:value="158324821409" calcext:value-type="float">
            <text:p>158324821409</text:p>
          </table:table-cell>
          <table:table-cell table:formula="of:=[.M218]*3+[.N218]" office:value-type="float" office:value="663942799346" calcext:value-type="float">
            <text:p>66394279934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36" calcext:value-type="float">
            <text:p>36</text:p>
          </table:table-cell>
          <table:table-cell table:formula="of:=[$Part1.E219]+[.$G$2]" office:value-type="float" office:value="10000000009876" calcext:value-type="float">
            <text:p>10000000009876</text:p>
          </table:table-cell>
          <table:table-cell table:formula="of:=[$Part1.F219]+[.$G$2]" office:value-type="float" office:value="10000000006832" calcext:value-type="float">
            <text:p>10000000006832</text:p>
          </table:table-cell>
          <table:table-cell table:formula="of:=([.B219]*[.C219]-[.D219]*[.A219])" office:value-type="float" office:value="-856" calcext:value-type="float">
            <text:p>-856</text:p>
          </table:table-cell>
          <table:table-cell table:formula="of:=[.F219]*[.C219]-[.D219]*[.E219]" office:value-type="float" office:value="-220000000259888" calcext:value-type="float">
            <text:p>-220000000259888</text:p>
          </table:table-cell>
          <table:table-cell table:formula="of:=[.B219]*[.E219]-[.F219]*[.A219]" office:value-type="float" office:value="-140000000046944" calcext:value-type="float">
            <text:p>-140000000046944</text:p>
          </table:table-cell>
          <table:table-cell table:formula="of:=MOD([.H219];[.G219])" office:value-type="float" office:value="0" calcext:value-type="float">
            <text:p>0</text:p>
          </table:table-cell>
          <table:table-cell table:formula="of:=MOD([.I219];[.G219])" office:value-type="float" office:value="0" calcext:value-type="float">
            <text:p>0</text:p>
          </table:table-cell>
          <table:table-cell table:formula="of:=IF([.J219]+[.K219]=0;1;0)" office:value-type="float" office:value="1" calcext:value-type="float">
            <text:p>1</text:p>
          </table:table-cell>
          <table:table-cell table:formula="of:=[.L219]*[.H219]/[.G219]" office:value-type="float" office:value="257009346098" calcext:value-type="float">
            <text:p>257009346098</text:p>
          </table:table-cell>
          <table:table-cell table:formula="of:=[.L219]*[.I219]/[.G219]" office:value-type="float" office:value="163551401924" calcext:value-type="float">
            <text:p>163551401924</text:p>
          </table:table-cell>
          <table:table-cell table:formula="of:=[.M219]*3+[.N219]" office:value-type="float" office:value="934579440218" calcext:value-type="float">
            <text:p>93457944021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7" calcext:value-type="float">
            <text:p>47</text:p>
          </table:table-cell>
          <table:table-cell office:value-type="float" office:value="92" calcext:value-type="float">
            <text:p>92</text:p>
          </table:table-cell>
          <table:table-cell office:value-type="float" office:value="42" calcext:value-type="float">
            <text:p>42</text:p>
          </table:table-cell>
          <table:table-cell table:formula="of:=[$Part1.E220]+[.$G$2]" office:value-type="float" office:value="10000000008246" calcext:value-type="float">
            <text:p>10000000008246</text:p>
          </table:table-cell>
          <table:table-cell table:formula="of:=[$Part1.F220]+[.$G$2]" office:value-type="float" office:value="10000000006995" calcext:value-type="float">
            <text:p>10000000006995</text:p>
          </table:table-cell>
          <table:table-cell table:formula="of:=([.B220]*[.C220]-[.D220]*[.A220])" office:value-type="float" office:value="3064" calcext:value-type="float">
            <text:p>3064</text:p>
          </table:table-cell>
          <table:table-cell table:formula="of:=[.F220]*[.C220]-[.D220]*[.E220]" office:value-type="float" office:value="500000000297208" calcext:value-type="float">
            <text:p>500000000297208</text:p>
          </table:table-cell>
          <table:table-cell table:formula="of:=[.B220]*[.E220]-[.F220]*[.A220]" office:value-type="float" office:value="170000000177712" calcext:value-type="float">
            <text:p>170000000177712</text:p>
          </table:table-cell>
          <table:table-cell table:formula="of:=MOD([.H220];[.G220])" office:value-type="float" office:value="240" calcext:value-type="float">
            <text:p>240</text:p>
          </table:table-cell>
          <table:table-cell table:formula="of:=MOD([.I220];[.G220])" office:value-type="float" office:value="1920" calcext:value-type="float">
            <text:p>1920</text:p>
          </table:table-cell>
          <table:table-cell table:formula="of:=IF([.J220]+[.K220]=0;1;0)" office:value-type="float" office:value="0" calcext:value-type="float">
            <text:p>0</text:p>
          </table:table-cell>
          <table:table-cell table:formula="of:=[.L220]*[.H220]/[.G220]" office:value-type="float" office:value="0" calcext:value-type="float">
            <text:p>0</text:p>
          </table:table-cell>
          <table:table-cell table:formula="of:=[.L220]*[.I220]/[.G220]" office:value-type="float" office:value="0" calcext:value-type="float">
            <text:p>0</text:p>
          </table:table-cell>
          <table:table-cell table:formula="of:=[.M220]*3+[.N22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58" calcext:value-type="float">
            <text:p>58</text:p>
          </table:table-cell>
          <table:table-cell table:formula="of:=[$Part1.E221]+[.$G$2]" office:value-type="float" office:value="10000000006282" calcext:value-type="float">
            <text:p>10000000006282</text:p>
          </table:table-cell>
          <table:table-cell table:formula="of:=[$Part1.F221]+[.$G$2]" office:value-type="float" office:value="10000000002652" calcext:value-type="float">
            <text:p>10000000002652</text:p>
          </table:table-cell>
          <table:table-cell table:formula="of:=([.B221]*[.C221]-[.D221]*[.A221])" office:value-type="float" office:value="-2266" calcext:value-type="float">
            <text:p>-2266</text:p>
          </table:table-cell>
          <table:table-cell table:formula="of:=[.F221]*[.C221]-[.D221]*[.E221]" office:value-type="float" office:value="-380000000311316" calcext:value-type="float">
            <text:p>-380000000311316</text:p>
          </table:table-cell>
          <table:table-cell table:formula="of:=[.B221]*[.E221]-[.F221]*[.A221]" office:value-type="float" office:value="-239999999980158" calcext:value-type="float">
            <text:p>-239999999980158</text:p>
          </table:table-cell>
          <table:table-cell table:formula="of:=MOD([.H221];[.G221])" office:value-type="float" office:value="0" calcext:value-type="float">
            <text:p>0</text:p>
          </table:table-cell>
          <table:table-cell table:formula="of:=MOD([.I221];[.G221])" office:value-type="float" office:value="0" calcext:value-type="float">
            <text:p>0</text:p>
          </table:table-cell>
          <table:table-cell table:formula="of:=IF([.J221]+[.K221]=0;1;0)" office:value-type="float" office:value="1" calcext:value-type="float">
            <text:p>1</text:p>
          </table:table-cell>
          <table:table-cell table:formula="of:=[.L221]*[.H221]/[.G221]" office:value-type="float" office:value="167696381426" calcext:value-type="float">
            <text:p>167696381426</text:p>
          </table:table-cell>
          <table:table-cell table:formula="of:=[.L221]*[.I221]/[.G221]" office:value-type="float" office:value="105913503963" calcext:value-type="float">
            <text:p>105913503963</text:p>
          </table:table-cell>
          <table:table-cell table:formula="of:=[.M221]*3+[.N221]" office:value-type="float" office:value="609002648241" calcext:value-type="float">
            <text:p>60900264824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5" calcext:value-type="float">
            <text:p>55</text:p>
          </table:table-cell>
          <table:table-cell office:value-type="float" office:value="52" calcext:value-type="float">
            <text:p>52</text:p>
          </table:table-cell>
          <table:table-cell office:value-type="float" office:value="20" calcext:value-type="float">
            <text:p>20</text:p>
          </table:table-cell>
          <table:table-cell table:formula="of:=[$Part1.E222]+[.$G$2]" office:value-type="float" office:value="10000000004942" calcext:value-type="float">
            <text:p>10000000004942</text:p>
          </table:table-cell>
          <table:table-cell table:formula="of:=[$Part1.F222]+[.$G$2]" office:value-type="float" office:value="10000000000465" calcext:value-type="float">
            <text:p>10000000000465</text:p>
          </table:table-cell>
          <table:table-cell table:formula="of:=([.B222]*[.C222]-[.D222]*[.A222])" office:value-type="float" office:value="2580" calcext:value-type="float">
            <text:p>2580</text:p>
          </table:table-cell>
          <table:table-cell table:formula="of:=[.F222]*[.C222]-[.D222]*[.E222]" office:value-type="float" office:value="319999999925340" calcext:value-type="float">
            <text:p>319999999925340</text:p>
          </table:table-cell>
          <table:table-cell table:formula="of:=[.B222]*[.E222]-[.F222]*[.A222]" office:value-type="float" office:value="410000000265300" calcext:value-type="float">
            <text:p>410000000265300</text:p>
          </table:table-cell>
          <table:table-cell table:formula="of:=MOD([.H222];[.G222])" office:value-type="float" office:value="0" calcext:value-type="float">
            <text:p>0</text:p>
          </table:table-cell>
          <table:table-cell table:formula="of:=MOD([.I222];[.G222])" office:value-type="float" office:value="0" calcext:value-type="float">
            <text:p>0</text:p>
          </table:table-cell>
          <table:table-cell table:formula="of:=IF([.J222]+[.K222]=0;1;0)" office:value-type="float" office:value="1" calcext:value-type="float">
            <text:p>1</text:p>
          </table:table-cell>
          <table:table-cell table:formula="of:=[.L222]*[.H222]/[.G222]" office:value-type="float" office:value="124031007723" calcext:value-type="float">
            <text:p>124031007723</text:p>
          </table:table-cell>
          <table:table-cell table:formula="of:=[.L222]*[.I222]/[.G222]" office:value-type="float" office:value="158914728785" calcext:value-type="float">
            <text:p>158914728785</text:p>
          </table:table-cell>
          <table:table-cell table:formula="of:=[.M222]*3+[.N222]" office:value-type="float" office:value="531007751954" calcext:value-type="float">
            <text:p>53100775195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  <table:table-cell table:formula="of:=[$Part1.E223]+[.$G$2]" office:value-type="float" office:value="10000000013465" calcext:value-type="float">
            <text:p>10000000013465</text:p>
          </table:table-cell>
          <table:table-cell table:formula="of:=[$Part1.F223]+[.$G$2]" office:value-type="float" office:value="10000000003783" calcext:value-type="float">
            <text:p>10000000003783</text:p>
          </table:table-cell>
          <table:table-cell table:formula="of:=([.B223]*[.C223]-[.D223]*[.A223])" office:value-type="float" office:value="957" calcext:value-type="float">
            <text:p>957</text:p>
          </table:table-cell>
          <table:table-cell table:formula="of:=[.F223]*[.C223]-[.D223]*[.E223]" office:value-type="float" office:value="189999999829827" calcext:value-type="float">
            <text:p>189999999829827</text:p>
          </table:table-cell>
          <table:table-cell table:formula="of:=[.B223]*[.E223]-[.F223]*[.A223]" office:value-type="float" office:value="170000000335407" calcext:value-type="float">
            <text:p>170000000335407</text:p>
          </table:table-cell>
          <table:table-cell table:formula="of:=MOD([.H223];[.G223])" office:value-type="float" office:value="0" calcext:value-type="float">
            <text:p>0</text:p>
          </table:table-cell>
          <table:table-cell table:formula="of:=MOD([.I223];[.G223])" office:value-type="float" office:value="0" calcext:value-type="float">
            <text:p>0</text:p>
          </table:table-cell>
          <table:table-cell table:formula="of:=IF([.J223]+[.K223]=0;1;0)" office:value-type="float" office:value="1" calcext:value-type="float">
            <text:p>1</text:p>
          </table:table-cell>
          <table:table-cell table:formula="of:=[.L223]*[.H223]/[.G223]" office:value-type="float" office:value="198537094911" calcext:value-type="float">
            <text:p>198537094911</text:p>
          </table:table-cell>
          <table:table-cell table:formula="of:=[.L223]*[.I223]/[.G223]" office:value-type="float" office:value="177638453851" calcext:value-type="float">
            <text:p>177638453851</text:p>
          </table:table-cell>
          <table:table-cell table:formula="of:=[.M223]*3+[.N223]" office:value-type="float" office:value="773249738584" calcext:value-type="float">
            <text:p>77324973858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85" calcext:value-type="float">
            <text:p>85</text:p>
          </table:table-cell>
          <table:table-cell office:value-type="float" office:value="82" calcext:value-type="float">
            <text:p>82</text:p>
          </table:table-cell>
          <table:table-cell office:value-type="float" office:value="62" calcext:value-type="float">
            <text:p>62</text:p>
          </table:table-cell>
          <table:table-cell table:formula="of:=[$Part1.E224]+[.$G$2]" office:value-type="float" office:value="10000000001864" calcext:value-type="float">
            <text:p>10000000001864</text:p>
          </table:table-cell>
          <table:table-cell table:formula="of:=[$Part1.F224]+[.$G$2]" office:value-type="float" office:value="10000000004537" calcext:value-type="float">
            <text:p>10000000004537</text:p>
          </table:table-cell>
          <table:table-cell table:formula="of:=([.B224]*[.C224]-[.D224]*[.A224])" office:value-type="float" office:value="5234" calcext:value-type="float">
            <text:p>5234</text:p>
          </table:table-cell>
          <table:table-cell table:formula="of:=[.F224]*[.C224]-[.D224]*[.E224]" office:value-type="float" office:value="200000000256466" calcext:value-type="float">
            <text:p>200000000256466</text:p>
          </table:table-cell>
          <table:table-cell table:formula="of:=[.B224]*[.E224]-[.F224]*[.A224]" office:value-type="float" office:value="570000000031404" calcext:value-type="float">
            <text:p>570000000031404</text:p>
          </table:table-cell>
          <table:table-cell table:formula="of:=MOD([.H224];[.G224])" office:value-type="float" office:value="5182" calcext:value-type="float">
            <text:p>5182</text:p>
          </table:table-cell>
          <table:table-cell table:formula="of:=MOD([.I224];[.G224])" office:value-type="float" office:value="1422" calcext:value-type="float">
            <text:p>1422</text:p>
          </table:table-cell>
          <table:table-cell table:formula="of:=IF([.J224]+[.K224]=0;1;0)" office:value-type="float" office:value="0" calcext:value-type="float">
            <text:p>0</text:p>
          </table:table-cell>
          <table:table-cell table:formula="of:=[.L224]*[.H224]/[.G224]" office:value-type="float" office:value="0" calcext:value-type="float">
            <text:p>0</text:p>
          </table:table-cell>
          <table:table-cell table:formula="of:=[.L224]*[.I224]/[.G224]" office:value-type="float" office:value="0" calcext:value-type="float">
            <text:p>0</text:p>
          </table:table-cell>
          <table:table-cell table:formula="of:=[.M224]*3+[.N22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62" calcext:value-type="float">
            <text:p>62</text:p>
          </table:table-cell>
          <table:table-cell table:formula="of:=[$Part1.E225]+[.$G$2]" office:value-type="float" office:value="10000000018954" calcext:value-type="float">
            <text:p>10000000018954</text:p>
          </table:table-cell>
          <table:table-cell table:formula="of:=[$Part1.F225]+[.$G$2]" office:value-type="float" office:value="10000000006447" calcext:value-type="float">
            <text:p>10000000006447</text:p>
          </table:table-cell>
          <table:table-cell table:formula="of:=([.B225]*[.C225]-[.D225]*[.A225])" office:value-type="float" office:value="-3462" calcext:value-type="float">
            <text:p>-3462</text:p>
          </table:table-cell>
          <table:table-cell table:formula="of:=[.F225]*[.C225]-[.D225]*[.E225]" office:value-type="float" office:value="-360000001007526" calcext:value-type="float">
            <text:p>-360000001007526</text:p>
          </table:table-cell>
          <table:table-cell table:formula="of:=[.B225]*[.E225]-[.F225]*[.A225]" office:value-type="float" office:value="-389999999888730" calcext:value-type="float">
            <text:p>-389999999888730</text:p>
          </table:table-cell>
          <table:table-cell table:formula="of:=MOD([.H225];[.G225])" office:value-type="float" office:value="0" calcext:value-type="float">
            <text:p>0</text:p>
          </table:table-cell>
          <table:table-cell table:formula="of:=MOD([.I225];[.G225])" office:value-type="float" office:value="0" calcext:value-type="float">
            <text:p>0</text:p>
          </table:table-cell>
          <table:table-cell table:formula="of:=IF([.J225]+[.K225]=0;1;0)" office:value-type="float" office:value="1" calcext:value-type="float">
            <text:p>1</text:p>
          </table:table-cell>
          <table:table-cell table:formula="of:=[.L225]*[.H225]/[.G225]" office:value-type="float" office:value="103986135473" calcext:value-type="float">
            <text:p>103986135473</text:p>
          </table:table-cell>
          <table:table-cell table:formula="of:=[.L225]*[.I225]/[.G225]" office:value-type="float" office:value="112651646415" calcext:value-type="float">
            <text:p>112651646415</text:p>
          </table:table-cell>
          <table:table-cell table:formula="of:=[.M225]*3+[.N225]" office:value-type="float" office:value="424610052834" calcext:value-type="float">
            <text:p>424610052834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74" calcext:value-type="float">
            <text:p>74</text:p>
          </table:table-cell>
          <table:table-cell table:formula="of:=[$Part1.E226]+[.$G$2]" office:value-type="float" office:value="10000000016435" calcext:value-type="float">
            <text:p>10000000016435</text:p>
          </table:table-cell>
          <table:table-cell table:formula="of:=[$Part1.F226]+[.$G$2]" office:value-type="float" office:value="10000000016343" calcext:value-type="float">
            <text:p>10000000016343</text:p>
          </table:table-cell>
          <table:table-cell table:formula="of:=([.B226]*[.C226]-[.D226]*[.A226])" office:value-type="float" office:value="-3263" calcext:value-type="float">
            <text:p>-3263</text:p>
          </table:table-cell>
          <table:table-cell table:formula="of:=[.F226]*[.C226]-[.D226]*[.E226]" office:value-type="float" office:value="-350000000578813" calcext:value-type="float">
            <text:p>-350000000578813</text:p>
          </table:table-cell>
          <table:table-cell table:formula="of:=[.B226]*[.E226]-[.F226]*[.A226]" office:value-type="float" office:value="-370000000603311" calcext:value-type="float">
            <text:p>-370000000603311</text:p>
          </table:table-cell>
          <table:table-cell table:formula="of:=MOD([.H226];[.G226])" office:value-type="float" office:value="0" calcext:value-type="float">
            <text:p>0</text:p>
          </table:table-cell>
          <table:table-cell table:formula="of:=MOD([.I226];[.G226])" office:value-type="float" office:value="0" calcext:value-type="float">
            <text:p>0</text:p>
          </table:table-cell>
          <table:table-cell table:formula="of:=IF([.J226]+[.K226]=0;1;0)" office:value-type="float" office:value="1" calcext:value-type="float">
            <text:p>1</text:p>
          </table:table-cell>
          <table:table-cell table:formula="of:=[.L226]*[.H226]/[.G226]" office:value-type="float" office:value="107263254851" calcext:value-type="float">
            <text:p>107263254851</text:p>
          </table:table-cell>
          <table:table-cell table:formula="of:=[.L226]*[.I226]/[.G226]" office:value-type="float" office:value="113392583697" calcext:value-type="float">
            <text:p>113392583697</text:p>
          </table:table-cell>
          <table:table-cell table:formula="of:=[.M226]*3+[.N226]" office:value-type="float" office:value="435182348250" calcext:value-type="float">
            <text:p>43518234825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73" calcext:value-type="float">
            <text:p>73</text:p>
          </table:table-cell>
          <table:table-cell table:formula="of:=[$Part1.E227]+[.$G$2]" office:value-type="float" office:value="10000000001133" calcext:value-type="float">
            <text:p>10000000001133</text:p>
          </table:table-cell>
          <table:table-cell table:formula="of:=[$Part1.F227]+[.$G$2]" office:value-type="float" office:value="10000000013681" calcext:value-type="float">
            <text:p>10000000013681</text:p>
          </table:table-cell>
          <table:table-cell table:formula="of:=([.B227]*[.C227]-[.D227]*[.A227])" office:value-type="float" office:value="-5089" calcext:value-type="float">
            <text:p>-5089</text:p>
          </table:table-cell>
          <table:table-cell table:formula="of:=[.F227]*[.C227]-[.D227]*[.E227]" office:value-type="float" office:value="-579999999877494" calcext:value-type="float">
            <text:p>-579999999877494</text:p>
          </table:table-cell>
          <table:table-cell table:formula="of:=[.B227]*[.E227]-[.F227]*[.A227]" office:value-type="float" office:value="-570000000980585" calcext:value-type="float">
            <text:p>-570000000980585</text:p>
          </table:table-cell>
          <table:table-cell table:formula="of:=MOD([.H227];[.G227])" office:value-type="float" office:value="0" calcext:value-type="float">
            <text:p>0</text:p>
          </table:table-cell>
          <table:table-cell table:formula="of:=MOD([.I227];[.G227])" office:value-type="float" office:value="0" calcext:value-type="float">
            <text:p>0</text:p>
          </table:table-cell>
          <table:table-cell table:formula="of:=IF([.J227]+[.K227]=0;1;0)" office:value-type="float" office:value="1" calcext:value-type="float">
            <text:p>1</text:p>
          </table:table-cell>
          <table:table-cell table:formula="of:=[.L227]*[.H227]/[.G227]" office:value-type="float" office:value="113971310646" calcext:value-type="float">
            <text:p>113971310646</text:p>
          </table:table-cell>
          <table:table-cell table:formula="of:=[.L227]*[.I227]/[.G227]" office:value-type="float" office:value="112006288265" calcext:value-type="float">
            <text:p>112006288265</text:p>
          </table:table-cell>
          <table:table-cell table:formula="of:=[.M227]*3+[.N227]" office:value-type="float" office:value="453920220203" calcext:value-type="float">
            <text:p>453920220203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table:formula="of:=[$Part1.E228]+[.$G$2]" office:value-type="float" office:value="10000000005156" calcext:value-type="float">
            <text:p>10000000005156</text:p>
          </table:table-cell>
          <table:table-cell table:formula="of:=[$Part1.F228]+[.$G$2]" office:value-type="float" office:value="10000000006280" calcext:value-type="float">
            <text:p>10000000006280</text:p>
          </table:table-cell>
          <table:table-cell table:formula="of:=([.B228]*[.C228]-[.D228]*[.A228])" office:value-type="float" office:value="-5462" calcext:value-type="float">
            <text:p>-5462</text:p>
          </table:table-cell>
          <table:table-cell table:formula="of:=[.F228]*[.C228]-[.D228]*[.E228]" office:value-type="float" office:value="-520000000251252" calcext:value-type="float">
            <text:p>-520000000251252</text:p>
          </table:table-cell>
          <table:table-cell table:formula="of:=[.B228]*[.E228]-[.F228]*[.A228]" office:value-type="float" office:value="-660000000436960" calcext:value-type="float">
            <text:p>-660000000436960</text:p>
          </table:table-cell>
          <table:table-cell table:formula="of:=MOD([.H228];[.G228])" office:value-type="float" office:value="-4956" calcext:value-type="float">
            <text:p>-4956</text:p>
          </table:table-cell>
          <table:table-cell table:formula="of:=MOD([.I228];[.G228])" office:value-type="float" office:value="-5450" calcext:value-type="float">
            <text:p>-5450</text:p>
          </table:table-cell>
          <table:table-cell table:formula="of:=IF([.J228]+[.K228]=0;1;0)" office:value-type="float" office:value="0" calcext:value-type="float">
            <text:p>0</text:p>
          </table:table-cell>
          <table:table-cell table:formula="of:=[.L228]*[.H228]/[.G228]" office:value-type="float" office:value="0" calcext:value-type="float">
            <text:p>0</text:p>
          </table:table-cell>
          <table:table-cell table:formula="of:=[.L228]*[.I228]/[.G228]" office:value-type="float" office:value="0" calcext:value-type="float">
            <text:p>0</text:p>
          </table:table-cell>
          <table:table-cell table:formula="of:=[.M228]*3+[.N22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48" calcext:value-type="float">
            <text:p>48</text:p>
          </table:table-cell>
          <table:table-cell table:formula="of:=[$Part1.E229]+[.$G$2]" office:value-type="float" office:value="10000000007433" calcext:value-type="float">
            <text:p>10000000007433</text:p>
          </table:table-cell>
          <table:table-cell table:formula="of:=[$Part1.F229]+[.$G$2]" office:value-type="float" office:value="10000000019712" calcext:value-type="float">
            <text:p>10000000019712</text:p>
          </table:table-cell>
          <table:table-cell table:formula="of:=([.B229]*[.C229]-[.D229]*[.A229])" office:value-type="float" office:value="-2352" calcext:value-type="float">
            <text:p>-2352</text:p>
          </table:table-cell>
          <table:table-cell table:formula="of:=[.F229]*[.C229]-[.D229]*[.E229]" office:value-type="float" office:value="-300000000001968" calcext:value-type="float">
            <text:p>-300000000001968</text:p>
          </table:table-cell>
          <table:table-cell table:formula="of:=[.B229]*[.E229]-[.F229]*[.A229]" office:value-type="float" office:value="-390000000965232" calcext:value-type="float">
            <text:p>-390000000965232</text:p>
          </table:table-cell>
          <table:table-cell table:formula="of:=MOD([.H229];[.G229])" office:value-type="float" office:value="0" calcext:value-type="float">
            <text:p>0</text:p>
          </table:table-cell>
          <table:table-cell table:formula="of:=MOD([.I229];[.G229])" office:value-type="float" office:value="0" calcext:value-type="float">
            <text:p>0</text:p>
          </table:table-cell>
          <table:table-cell table:formula="of:=IF([.J229]+[.K229]=0;1;0)" office:value-type="float" office:value="1" calcext:value-type="float">
            <text:p>1</text:p>
          </table:table-cell>
          <table:table-cell table:formula="of:=[.L229]*[.H229]/[.G229]" office:value-type="float" office:value="127551020409" calcext:value-type="float">
            <text:p>127551020409</text:p>
          </table:table-cell>
          <table:table-cell table:formula="of:=[.L229]*[.I229]/[.G229]" office:value-type="float" office:value="165816326941" calcext:value-type="float">
            <text:p>165816326941</text:p>
          </table:table-cell>
          <table:table-cell table:formula="of:=[.M229]*3+[.N229]" office:value-type="float" office:value="548469388168" calcext:value-type="float">
            <text:p>54846938816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9" calcext:value-type="float">
            <text:p>69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table:formula="of:=[$Part1.E230]+[.$G$2]" office:value-type="float" office:value="10000000001008" calcext:value-type="float">
            <text:p>10000000001008</text:p>
          </table:table-cell>
          <table:table-cell table:formula="of:=[$Part1.F230]+[.$G$2]" office:value-type="float" office:value="10000000000744" calcext:value-type="float">
            <text:p>10000000000744</text:p>
          </table:table-cell>
          <table:table-cell table:formula="of:=([.B230]*[.C230]-[.D230]*[.A230])" office:value-type="float" office:value="2634" calcext:value-type="float">
            <text:p>2634</text:p>
          </table:table-cell>
          <table:table-cell table:formula="of:=[.F230]*[.C230]-[.D230]*[.E230]" office:value-type="float" office:value="340000000021072" calcext:value-type="float">
            <text:p>340000000021072</text:p>
          </table:table-cell>
          <table:table-cell table:formula="of:=[.B230]*[.E230]-[.F230]*[.A230]" office:value-type="float" office:value="180000000031608" calcext:value-type="float">
            <text:p>180000000031608</text:p>
          </table:table-cell>
          <table:table-cell table:formula="of:=MOD([.H230];[.G230])" office:value-type="float" office:value="964" calcext:value-type="float">
            <text:p>964</text:p>
          </table:table-cell>
          <table:table-cell table:formula="of:=MOD([.I230];[.G230])" office:value-type="float" office:value="1440" calcext:value-type="float">
            <text:p>1440</text:p>
          </table:table-cell>
          <table:table-cell table:formula="of:=IF([.J230]+[.K230]=0;1;0)" office:value-type="float" office:value="0" calcext:value-type="float">
            <text:p>0</text:p>
          </table:table-cell>
          <table:table-cell table:formula="of:=[.L230]*[.H230]/[.G230]" office:value-type="float" office:value="0" calcext:value-type="float">
            <text:p>0</text:p>
          </table:table-cell>
          <table:table-cell table:formula="of:=[.L230]*[.I230]/[.G230]" office:value-type="float" office:value="0" calcext:value-type="float">
            <text:p>0</text:p>
          </table:table-cell>
          <table:table-cell table:formula="of:=[.M230]*3+[.N23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float" office:value="55" calcext:value-type="float">
            <text:p>55</text:p>
          </table:table-cell>
          <table:table-cell table:formula="of:=[$Part1.E231]+[.$G$2]" office:value-type="float" office:value="10000000019520" calcext:value-type="float">
            <text:p>10000000019520</text:p>
          </table:table-cell>
          <table:table-cell table:formula="of:=[$Part1.F231]+[.$G$2]" office:value-type="float" office:value="10000000015086" calcext:value-type="float">
            <text:p>10000000015086</text:p>
          </table:table-cell>
          <table:table-cell table:formula="of:=([.B231]*[.C231]-[.D231]*[.A231])" office:value-type="float" office:value="-3117" calcext:value-type="float">
            <text:p>-3117</text:p>
          </table:table-cell>
          <table:table-cell table:formula="of:=[.F231]*[.C231]-[.D231]*[.E231]" office:value-type="float" office:value="-420000000877482" calcext:value-type="float">
            <text:p>-420000000877482</text:p>
          </table:table-cell>
          <table:table-cell table:formula="of:=[.B231]*[.E231]-[.F231]*[.A231]" office:value-type="float" office:value="-330000000360384" calcext:value-type="float">
            <text:p>-330000000360384</text:p>
          </table:table-cell>
          <table:table-cell table:formula="of:=MOD([.H231];[.G231])" office:value-type="float" office:value="0" calcext:value-type="float">
            <text:p>0</text:p>
          </table:table-cell>
          <table:table-cell table:formula="of:=MOD([.I231];[.G231])" office:value-type="float" office:value="0" calcext:value-type="float">
            <text:p>0</text:p>
          </table:table-cell>
          <table:table-cell table:formula="of:=IF([.J231]+[.K231]=0;1;0)" office:value-type="float" office:value="1" calcext:value-type="float">
            <text:p>1</text:p>
          </table:table-cell>
          <table:table-cell table:formula="of:=[.L231]*[.H231]/[.G231]" office:value-type="float" office:value="134744947346" calcext:value-type="float">
            <text:p>134744947346</text:p>
          </table:table-cell>
          <table:table-cell table:formula="of:=[.L231]*[.I231]/[.G231]" office:value-type="float" office:value="105871029952" calcext:value-type="float">
            <text:p>105871029952</text:p>
          </table:table-cell>
          <table:table-cell table:formula="of:=[.M231]*3+[.N231]" office:value-type="float" office:value="510105871990" calcext:value-type="float">
            <text:p>51010587199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56" calcext:value-type="float">
            <text:p>56</text:p>
          </table:table-cell>
          <table:table-cell table:formula="of:=[$Part1.E232]+[.$G$2]" office:value-type="float" office:value="10000000013671" calcext:value-type="float">
            <text:p>10000000013671</text:p>
          </table:table-cell>
          <table:table-cell table:formula="of:=[$Part1.F232]+[.$G$2]" office:value-type="float" office:value="10000000011716" calcext:value-type="float">
            <text:p>10000000011716</text:p>
          </table:table-cell>
          <table:table-cell table:formula="of:=([.B232]*[.C232]-[.D232]*[.A232])" office:value-type="float" office:value="-1908" calcext:value-type="float">
            <text:p>-1908</text:p>
          </table:table-cell>
          <table:table-cell table:formula="of:=[.F232]*[.C232]-[.D232]*[.E232]" office:value-type="float" office:value="-310000000472676" calcext:value-type="float">
            <text:p>-310000000472676</text:p>
          </table:table-cell>
          <table:table-cell table:formula="of:=[.B232]*[.E232]-[.F232]*[.A232]" office:value-type="float" office:value="-230000000230368" calcext:value-type="float">
            <text:p>-230000000230368</text:p>
          </table:table-cell>
          <table:table-cell table:formula="of:=MOD([.H232];[.G232])" office:value-type="float" office:value="0" calcext:value-type="float">
            <text:p>0</text:p>
          </table:table-cell>
          <table:table-cell table:formula="of:=MOD([.I232];[.G232])" office:value-type="float" office:value="0" calcext:value-type="float">
            <text:p>0</text:p>
          </table:table-cell>
          <table:table-cell table:formula="of:=IF([.J232]+[.K232]=0;1;0)" office:value-type="float" office:value="1" calcext:value-type="float">
            <text:p>1</text:p>
          </table:table-cell>
          <table:table-cell table:formula="of:=[.L232]*[.H232]/[.G232]" office:value-type="float" office:value="162473794797" calcext:value-type="float">
            <text:p>162473794797</text:p>
          </table:table-cell>
          <table:table-cell table:formula="of:=[.L232]*[.I232]/[.G232]" office:value-type="float" office:value="120545073496" calcext:value-type="float">
            <text:p>120545073496</text:p>
          </table:table-cell>
          <table:table-cell table:formula="of:=[.M232]*3+[.N232]" office:value-type="float" office:value="607966457887" calcext:value-type="float">
            <text:p>60796645788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76" calcext:value-type="float">
            <text:p>76</text:p>
          </table:table-cell>
          <table:table-cell table:formula="of:=[$Part1.E233]+[.$G$2]" office:value-type="float" office:value="10000000010124" calcext:value-type="float">
            <text:p>10000000010124</text:p>
          </table:table-cell>
          <table:table-cell table:formula="of:=[$Part1.F233]+[.$G$2]" office:value-type="float" office:value="10000000003964" calcext:value-type="float">
            <text:p>10000000003964</text:p>
          </table:table-cell>
          <table:table-cell table:formula="of:=([.B233]*[.C233]-[.D233]*[.A233])" office:value-type="float" office:value="-3186" calcext:value-type="float">
            <text:p>-3186</text:p>
          </table:table-cell>
          <table:table-cell table:formula="of:=[.F233]*[.C233]-[.D233]*[.E233]" office:value-type="float" office:value="-580000000698072" calcext:value-type="float">
            <text:p>-580000000698072</text:p>
          </table:table-cell>
          <table:table-cell table:formula="of:=[.B233]*[.E233]-[.F233]*[.A233]" office:value-type="float" office:value="-320000000046768" calcext:value-type="float">
            <text:p>-320000000046768</text:p>
          </table:table-cell>
          <table:table-cell table:formula="of:=MOD([.H233];[.G233])" office:value-type="float" office:value="0" calcext:value-type="float">
            <text:p>0</text:p>
          </table:table-cell>
          <table:table-cell table:formula="of:=MOD([.I233];[.G233])" office:value-type="float" office:value="0" calcext:value-type="float">
            <text:p>0</text:p>
          </table:table-cell>
          <table:table-cell table:formula="of:=IF([.J233]+[.K233]=0;1;0)" office:value-type="float" office:value="1" calcext:value-type="float">
            <text:p>1</text:p>
          </table:table-cell>
          <table:table-cell table:formula="of:=[.L233]*[.H233]/[.G233]" office:value-type="float" office:value="182046453452" calcext:value-type="float">
            <text:p>182046453452</text:p>
          </table:table-cell>
          <table:table-cell table:formula="of:=[.L233]*[.I233]/[.G233]" office:value-type="float" office:value="100439422488" calcext:value-type="float">
            <text:p>100439422488</text:p>
          </table:table-cell>
          <table:table-cell table:formula="of:=[.M233]*3+[.N233]" office:value-type="float" office:value="646578782844" calcext:value-type="float">
            <text:p>646578782844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72" calcext:value-type="float">
            <text:p>72</text:p>
          </table:table-cell>
          <table:table-cell table:formula="of:=[$Part1.E234]+[.$G$2]" office:value-type="float" office:value="10000000005250" calcext:value-type="float">
            <text:p>10000000005250</text:p>
          </table:table-cell>
          <table:table-cell table:formula="of:=[$Part1.F234]+[.$G$2]" office:value-type="float" office:value="10000000003216" calcext:value-type="float">
            <text:p>10000000003216</text:p>
          </table:table-cell>
          <table:table-cell table:formula="of:=([.B234]*[.C234]-[.D234]*[.A234])" office:value-type="float" office:value="-6072" calcext:value-type="float">
            <text:p>-6072</text:p>
          </table:table-cell>
          <table:table-cell table:formula="of:=[.F234]*[.C234]-[.D234]*[.E234]" office:value-type="float" office:value="39999999866416" calcext:value-type="float">
            <text:p>39999999866416</text:p>
          </table:table-cell>
          <table:table-cell table:formula="of:=[.B234]*[.E234]-[.F234]*[.A234]" office:value-type="float" office:value="-850000000248952" calcext:value-type="float">
            <text:p>-850000000248952</text:p>
          </table:table-cell>
          <table:table-cell table:formula="of:=MOD([.H234];[.G234])" office:value-type="float" office:value="-4448" calcext:value-type="float">
            <text:p>-4448</text:p>
          </table:table-cell>
          <table:table-cell table:formula="of:=MOD([.I234];[.G234])" office:value-type="float" office:value="-2632" calcext:value-type="float">
            <text:p>-2632</text:p>
          </table:table-cell>
          <table:table-cell table:formula="of:=IF([.J234]+[.K234]=0;1;0)" office:value-type="float" office:value="0" calcext:value-type="float">
            <text:p>0</text:p>
          </table:table-cell>
          <table:table-cell table:formula="of:=[.L234]*[.H234]/[.G234]" office:value-type="float" office:value="-0" calcext:value-type="float">
            <text:p>0</text:p>
          </table:table-cell>
          <table:table-cell table:formula="of:=[.L234]*[.I234]/[.G234]" office:value-type="float" office:value="0" calcext:value-type="float">
            <text:p>0</text:p>
          </table:table-cell>
          <table:table-cell table:formula="of:=[.M234]*3+[.N23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77" calcext:value-type="float">
            <text:p>77</text:p>
          </table:table-cell>
          <table:table-cell office:value-type="float" office:value="74" calcext:value-type="float">
            <text:p>74</text:p>
          </table:table-cell>
          <table:table-cell office:value-type="float" office:value="48" calcext:value-type="float">
            <text:p>48</text:p>
          </table:table-cell>
          <table:table-cell table:formula="of:=[$Part1.E235]+[.$G$2]" office:value-type="float" office:value="10000000002368" calcext:value-type="float">
            <text:p>10000000002368</text:p>
          </table:table-cell>
          <table:table-cell table:formula="of:=[$Part1.F235]+[.$G$2]" office:value-type="float" office:value="10000000004080" calcext:value-type="float">
            <text:p>10000000004080</text:p>
          </table:table-cell>
          <table:table-cell table:formula="of:=([.B235]*[.C235]-[.D235]*[.A235])" office:value-type="float" office:value="3922" calcext:value-type="float">
            <text:p>3922</text:p>
          </table:table-cell>
          <table:table-cell table:formula="of:=[.F235]*[.C235]-[.D235]*[.E235]" office:value-type="float" office:value="260000000188256" calcext:value-type="float">
            <text:p>260000000188256</text:p>
          </table:table-cell>
          <table:table-cell table:formula="of:=[.B235]*[.E235]-[.F235]*[.A235]" office:value-type="float" office:value="400000000031376" calcext:value-type="float">
            <text:p>400000000031376</text:p>
          </table:table-cell>
          <table:table-cell table:formula="of:=MOD([.H235];[.G235])" office:value-type="float" office:value="556" calcext:value-type="float">
            <text:p>556</text:p>
          </table:table-cell>
          <table:table-cell table:formula="of:=MOD([.I235];[.G235])" office:value-type="float" office:value="252" calcext:value-type="float">
            <text:p>252</text:p>
          </table:table-cell>
          <table:table-cell table:formula="of:=IF([.J235]+[.K235]=0;1;0)" office:value-type="float" office:value="0" calcext:value-type="float">
            <text:p>0</text:p>
          </table:table-cell>
          <table:table-cell table:formula="of:=[.L235]*[.H235]/[.G235]" office:value-type="float" office:value="0" calcext:value-type="float">
            <text:p>0</text:p>
          </table:table-cell>
          <table:table-cell table:formula="of:=[.L235]*[.I235]/[.G235]" office:value-type="float" office:value="0" calcext:value-type="float">
            <text:p>0</text:p>
          </table:table-cell>
          <table:table-cell table:formula="of:=[.M235]*3+[.N23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float" office:value="68" calcext:value-type="float">
            <text:p>68</text:p>
          </table:table-cell>
          <table:table-cell table:formula="of:=[$Part1.E236]+[.$G$2]" office:value-type="float" office:value="10000000006827" calcext:value-type="float">
            <text:p>10000000006827</text:p>
          </table:table-cell>
          <table:table-cell table:formula="of:=[$Part1.F236]+[.$G$2]" office:value-type="float" office:value="10000000012074" calcext:value-type="float">
            <text:p>10000000012074</text:p>
          </table:table-cell>
          <table:table-cell table:formula="of:=([.B236]*[.C236]-[.D236]*[.A236])" office:value-type="float" office:value="-4956" calcext:value-type="float">
            <text:p>-4956</text:p>
          </table:table-cell>
          <table:table-cell table:formula="of:=[.F236]*[.C236]-[.D236]*[.E236]" office:value-type="float" office:value="-520000000271052" calcext:value-type="float">
            <text:p>-520000000271052</text:p>
          </table:table-cell>
          <table:table-cell table:formula="of:=[.B236]*[.E236]-[.F236]*[.A236]" office:value-type="float" office:value="-530000000776344" calcext:value-type="float">
            <text:p>-530000000776344</text:p>
          </table:table-cell>
          <table:table-cell table:formula="of:=MOD([.H236];[.G236])" office:value-type="float" office:value="0" calcext:value-type="float">
            <text:p>0</text:p>
          </table:table-cell>
          <table:table-cell table:formula="of:=MOD([.I236];[.G236])" office:value-type="float" office:value="0" calcext:value-type="float">
            <text:p>0</text:p>
          </table:table-cell>
          <table:table-cell table:formula="of:=IF([.J236]+[.K236]=0;1;0)" office:value-type="float" office:value="1" calcext:value-type="float">
            <text:p>1</text:p>
          </table:table-cell>
          <table:table-cell table:formula="of:=[.L236]*[.H236]/[.G236]" office:value-type="float" office:value="104923325317" calcext:value-type="float">
            <text:p>104923325317</text:p>
          </table:table-cell>
          <table:table-cell table:formula="of:=[.L236]*[.I236]/[.G236]" office:value-type="float" office:value="106941081674" calcext:value-type="float">
            <text:p>106941081674</text:p>
          </table:table-cell>
          <table:table-cell table:formula="of:=[.M236]*3+[.N236]" office:value-type="float" office:value="421711057625" calcext:value-type="float">
            <text:p>421711057625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5" calcext:value-type="float">
            <text:p>15</text:p>
          </table:table-cell>
          <table:table-cell office:value-type="float" office:value="37" calcext:value-type="float">
            <text:p>37</text:p>
          </table:table-cell>
          <table:table-cell office:value-type="float" office:value="32" calcext:value-type="float">
            <text:p>32</text:p>
          </table:table-cell>
          <table:table-cell table:formula="of:=[$Part1.E237]+[.$G$2]" office:value-type="float" office:value="10000000006334" calcext:value-type="float">
            <text:p>10000000006334</text:p>
          </table:table-cell>
          <table:table-cell table:formula="of:=[$Part1.F237]+[.$G$2]" office:value-type="float" office:value="10000000002141" calcext:value-type="float">
            <text:p>10000000002141</text:p>
          </table:table-cell>
          <table:table-cell table:formula="of:=([.B237]*[.C237]-[.D237]*[.A237])" office:value-type="float" office:value="-2421" calcext:value-type="float">
            <text:p>-2421</text:p>
          </table:table-cell>
          <table:table-cell table:formula="of:=[.F237]*[.C237]-[.D237]*[.E237]" office:value-type="float" office:value="49999999876529" calcext:value-type="float">
            <text:p>49999999876529</text:p>
          </table:table-cell>
          <table:table-cell table:formula="of:=[.B237]*[.E237]-[.F237]*[.A237]" office:value-type="float" office:value="-780000000104103" calcext:value-type="float">
            <text:p>-780000000104103</text:p>
          </table:table-cell>
          <table:table-cell table:formula="of:=MOD([.H237];[.G237])" office:value-type="float" office:value="-2164" calcext:value-type="float">
            <text:p>-2164</text:p>
          </table:table-cell>
          <table:table-cell table:formula="of:=MOD([.I237];[.G237])" office:value-type="float" office:value="-1104" calcext:value-type="float">
            <text:p>-1104</text:p>
          </table:table-cell>
          <table:table-cell table:formula="of:=IF([.J237]+[.K237]=0;1;0)" office:value-type="float" office:value="0" calcext:value-type="float">
            <text:p>0</text:p>
          </table:table-cell>
          <table:table-cell table:formula="of:=[.L237]*[.H237]/[.G237]" office:value-type="float" office:value="-0" calcext:value-type="float">
            <text:p>0</text:p>
          </table:table-cell>
          <table:table-cell table:formula="of:=[.L237]*[.I237]/[.G237]" office:value-type="float" office:value="0" calcext:value-type="float">
            <text:p>0</text:p>
          </table:table-cell>
          <table:table-cell table:formula="of:=[.M237]*3+[.N23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62" calcext:value-type="float">
            <text:p>62</text:p>
          </table:table-cell>
          <table:table-cell office:value-type="float" office:value="66" calcext:value-type="float">
            <text:p>66</text:p>
          </table:table-cell>
          <table:table-cell office:value-type="float" office:value="27" calcext:value-type="float">
            <text:p>27</text:p>
          </table:table-cell>
          <table:table-cell table:formula="of:=[$Part1.E238]+[.$G$2]" office:value-type="float" office:value="10000000011558" calcext:value-type="float">
            <text:p>10000000011558</text:p>
          </table:table-cell>
          <table:table-cell table:formula="of:=[$Part1.F238]+[.$G$2]" office:value-type="float" office:value="10000000010183" calcext:value-type="float">
            <text:p>10000000010183</text:p>
          </table:table-cell>
          <table:table-cell table:formula="of:=([.B238]*[.C238]-[.D238]*[.A238])" office:value-type="float" office:value="3444" calcext:value-type="float">
            <text:p>3444</text:p>
          </table:table-cell>
          <table:table-cell table:formula="of:=[.F238]*[.C238]-[.D238]*[.E238]" office:value-type="float" office:value="390000000360012" calcext:value-type="float">
            <text:p>390000000360012</text:p>
          </table:table-cell>
          <table:table-cell table:formula="of:=[.B238]*[.E238]-[.F238]*[.A238]" office:value-type="float" office:value="380000000472204" calcext:value-type="float">
            <text:p>380000000472204</text:p>
          </table:table-cell>
          <table:table-cell table:formula="of:=MOD([.H238];[.G238])" office:value-type="float" office:value="0" calcext:value-type="float">
            <text:p>0</text:p>
          </table:table-cell>
          <table:table-cell table:formula="of:=MOD([.I238];[.G238])" office:value-type="float" office:value="0" calcext:value-type="float">
            <text:p>0</text:p>
          </table:table-cell>
          <table:table-cell table:formula="of:=IF([.J238]+[.K238]=0;1;0)" office:value-type="float" office:value="1" calcext:value-type="float">
            <text:p>1</text:p>
          </table:table-cell>
          <table:table-cell table:formula="of:=[.L238]*[.H238]/[.G238]" office:value-type="float" office:value="113240418223" calcext:value-type="float">
            <text:p>113240418223</text:p>
          </table:table-cell>
          <table:table-cell table:formula="of:=[.L238]*[.I238]/[.G238]" office:value-type="float" office:value="110336817791" calcext:value-type="float">
            <text:p>110336817791</text:p>
          </table:table-cell>
          <table:table-cell table:formula="of:=[.M238]*3+[.N238]" office:value-type="float" office:value="450058072460" calcext:value-type="float">
            <text:p>45005807246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62" calcext:value-type="float">
            <text:p>62</text:p>
          </table:table-cell>
          <table:table-cell office:value-type="float" office:value="73" calcext:value-type="float">
            <text:p>73</text:p>
          </table:table-cell>
          <table:table-cell office:value-type="float" office:value="21" calcext:value-type="float">
            <text:p>21</text:p>
          </table:table-cell>
          <table:table-cell table:formula="of:=[$Part1.E239]+[.$G$2]" office:value-type="float" office:value="10000000007483" calcext:value-type="float">
            <text:p>10000000007483</text:p>
          </table:table-cell>
          <table:table-cell table:formula="of:=[$Part1.F239]+[.$G$2]" office:value-type="float" office:value="10000000006795" calcext:value-type="float">
            <text:p>10000000006795</text:p>
          </table:table-cell>
          <table:table-cell table:formula="of:=([.B239]*[.C239]-[.D239]*[.A239])" office:value-type="float" office:value="3644" calcext:value-type="float">
            <text:p>3644</text:p>
          </table:table-cell>
          <table:table-cell table:formula="of:=[.F239]*[.C239]-[.D239]*[.E239]" office:value-type="float" office:value="520000000338892" calcext:value-type="float">
            <text:p>520000000338892</text:p>
          </table:table-cell>
          <table:table-cell table:formula="of:=[.B239]*[.E239]-[.F239]*[.A239]" office:value-type="float" office:value="200000000178556" calcext:value-type="float">
            <text:p>200000000178556</text:p>
          </table:table-cell>
          <table:table-cell table:formula="of:=MOD([.H239];[.G239])" office:value-type="float" office:value="1648" calcext:value-type="float">
            <text:p>1648</text:p>
          </table:table-cell>
          <table:table-cell table:formula="of:=MOD([.I239];[.G239])" office:value-type="float" office:value="2596" calcext:value-type="float">
            <text:p>2596</text:p>
          </table:table-cell>
          <table:table-cell table:formula="of:=IF([.J239]+[.K239]=0;1;0)" office:value-type="float" office:value="0" calcext:value-type="float">
            <text:p>0</text:p>
          </table:table-cell>
          <table:table-cell table:formula="of:=[.L239]*[.H239]/[.G239]" office:value-type="float" office:value="0" calcext:value-type="float">
            <text:p>0</text:p>
          </table:table-cell>
          <table:table-cell table:formula="of:=[.L239]*[.I239]/[.G239]" office:value-type="float" office:value="0" calcext:value-type="float">
            <text:p>0</text:p>
          </table:table-cell>
          <table:table-cell table:formula="of:=[.M239]*3+[.N23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table:formula="of:=[$Part1.E240]+[.$G$2]" office:value-type="float" office:value="10000000000581" calcext:value-type="float">
            <text:p>10000000000581</text:p>
          </table:table-cell>
          <table:table-cell table:formula="of:=[$Part1.F240]+[.$G$2]" office:value-type="float" office:value="10000000004766" calcext:value-type="float">
            <text:p>10000000004766</text:p>
          </table:table-cell>
          <table:table-cell table:formula="of:=([.B240]*[.C240]-[.D240]*[.A240])" office:value-type="float" office:value="-3126" calcext:value-type="float">
            <text:p>-3126</text:p>
          </table:table-cell>
          <table:table-cell table:formula="of:=[.F240]*[.C240]-[.D240]*[.E240]" office:value-type="float" office:value="-329999999931288" calcext:value-type="float">
            <text:p>-329999999931288</text:p>
          </table:table-cell>
          <table:table-cell table:formula="of:=[.B240]*[.E240]-[.F240]*[.A240]" office:value-type="float" office:value="-420000000308982" calcext:value-type="float">
            <text:p>-420000000308982</text:p>
          </table:table-cell>
          <table:table-cell table:formula="of:=MOD([.H240];[.G240])" office:value-type="float" office:value="0" calcext:value-type="float">
            <text:p>0</text:p>
          </table:table-cell>
          <table:table-cell table:formula="of:=MOD([.I240];[.G240])" office:value-type="float" office:value="0" calcext:value-type="float">
            <text:p>0</text:p>
          </table:table-cell>
          <table:table-cell table:formula="of:=IF([.J240]+[.K240]=0;1;0)" office:value-type="float" office:value="1" calcext:value-type="float">
            <text:p>1</text:p>
          </table:table-cell>
          <table:table-cell table:formula="of:=[.L240]*[.H240]/[.G240]" office:value-type="float" office:value="105566218788" calcext:value-type="float">
            <text:p>105566218788</text:p>
          </table:table-cell>
          <table:table-cell table:formula="of:=[.L240]*[.I240]/[.G240]" office:value-type="float" office:value="134357005857" calcext:value-type="float">
            <text:p>134357005857</text:p>
          </table:table-cell>
          <table:table-cell table:formula="of:=[.M240]*3+[.N240]" office:value-type="float" office:value="451055662221" calcext:value-type="float">
            <text:p>45105566222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71" calcext:value-type="float">
            <text:p>71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table:formula="of:=[$Part1.E241]+[.$G$2]" office:value-type="float" office:value="10000000017028" calcext:value-type="float">
            <text:p>10000000017028</text:p>
          </table:table-cell>
          <table:table-cell table:formula="of:=[$Part1.F241]+[.$G$2]" office:value-type="float" office:value="10000000013434" calcext:value-type="float">
            <text:p>10000000013434</text:p>
          </table:table-cell>
          <table:table-cell table:formula="of:=([.B241]*[.C241]-[.D241]*[.A241])" office:value-type="float" office:value="1372" calcext:value-type="float">
            <text:p>1372</text:p>
          </table:table-cell>
          <table:table-cell table:formula="of:=[.F241]*[.C241]-[.D241]*[.E241]" office:value-type="float" office:value="170000000188844" calcext:value-type="float">
            <text:p>170000000188844</text:p>
          </table:table-cell>
          <table:table-cell table:formula="of:=[.B241]*[.E241]-[.F241]*[.A241]" office:value-type="float" office:value="150000000456684" calcext:value-type="float">
            <text:p>150000000456684</text:p>
          </table:table-cell>
          <table:table-cell table:formula="of:=MOD([.H241];[.G241])" office:value-type="float" office:value="0" calcext:value-type="float">
            <text:p>0</text:p>
          </table:table-cell>
          <table:table-cell table:formula="of:=MOD([.I241];[.G241])" office:value-type="float" office:value="0" calcext:value-type="float">
            <text:p>0</text:p>
          </table:table-cell>
          <table:table-cell table:formula="of:=IF([.J241]+[.K241]=0;1;0)" office:value-type="float" office:value="1" calcext:value-type="float">
            <text:p>1</text:p>
          </table:table-cell>
          <table:table-cell table:formula="of:=[.L241]*[.H241]/[.G241]" office:value-type="float" office:value="123906705677" calcext:value-type="float">
            <text:p>123906705677</text:p>
          </table:table-cell>
          <table:table-cell table:formula="of:=[.L241]*[.I241]/[.G241]" office:value-type="float" office:value="109329446397" calcext:value-type="float">
            <text:p>109329446397</text:p>
          </table:table-cell>
          <table:table-cell table:formula="of:=[.M241]*3+[.N241]" office:value-type="float" office:value="481049563428" calcext:value-type="float">
            <text:p>481049563428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59" calcext:value-type="float">
            <text:p>59</text:p>
          </table:table-cell>
          <table:table-cell table:formula="of:=[$Part1.E242]+[.$G$2]" office:value-type="float" office:value="10000000019322" calcext:value-type="float">
            <text:p>10000000019322</text:p>
          </table:table-cell>
          <table:table-cell table:formula="of:=[$Part1.F242]+[.$G$2]" office:value-type="float" office:value="10000000008150" calcext:value-type="float">
            <text:p>10000000008150</text:p>
          </table:table-cell>
          <table:table-cell table:formula="of:=([.B242]*[.C242]-[.D242]*[.A242])" office:value-type="float" office:value="-2522" calcext:value-type="float">
            <text:p>-2522</text:p>
          </table:table-cell>
          <table:table-cell table:formula="of:=[.F242]*[.C242]-[.D242]*[.E242]" office:value-type="float" office:value="-380000000968848" calcext:value-type="float">
            <text:p>-380000000968848</text:p>
          </table:table-cell>
          <table:table-cell table:formula="of:=[.B242]*[.E242]-[.F242]*[.A242]" office:value-type="float" office:value="-259999999921428" calcext:value-type="float">
            <text:p>-259999999921428</text:p>
          </table:table-cell>
          <table:table-cell table:formula="of:=MOD([.H242];[.G242])" office:value-type="float" office:value="0" calcext:value-type="float">
            <text:p>0</text:p>
          </table:table-cell>
          <table:table-cell table:formula="of:=MOD([.I242];[.G242])" office:value-type="float" office:value="0" calcext:value-type="float">
            <text:p>0</text:p>
          </table:table-cell>
          <table:table-cell table:formula="of:=IF([.J242]+[.K242]=0;1;0)" office:value-type="float" office:value="1" calcext:value-type="float">
            <text:p>1</text:p>
          </table:table-cell>
          <table:table-cell table:formula="of:=[.L242]*[.H242]/[.G242]" office:value-type="float" office:value="150674068584" calcext:value-type="float">
            <text:p>150674068584</text:p>
          </table:table-cell>
          <table:table-cell table:formula="of:=[.L242]*[.I242]/[.G242]" office:value-type="float" office:value="103092783474" calcext:value-type="float">
            <text:p>103092783474</text:p>
          </table:table-cell>
          <table:table-cell table:formula="of:=[.M242]*3+[.N242]" office:value-type="float" office:value="555114989226" calcext:value-type="float">
            <text:p>55511498922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68" calcext:value-type="float">
            <text:p>68</text:p>
          </table:table-cell>
          <table:table-cell office:value-type="float" office:value="43" calcext:value-type="float">
            <text:p>43</text:p>
          </table:table-cell>
          <table:table-cell table:formula="of:=[$Part1.E243]+[.$G$2]" office:value-type="float" office:value="10000000012468" calcext:value-type="float">
            <text:p>10000000012468</text:p>
          </table:table-cell>
          <table:table-cell table:formula="of:=[$Part1.F243]+[.$G$2]" office:value-type="float" office:value="10000000006301" calcext:value-type="float">
            <text:p>10000000006301</text:p>
          </table:table-cell>
          <table:table-cell table:formula="of:=([.B243]*[.C243]-[.D243]*[.A243])" office:value-type="float" office:value="1599" calcext:value-type="float">
            <text:p>1599</text:p>
          </table:table-cell>
          <table:table-cell table:formula="of:=[.F243]*[.C243]-[.D243]*[.E243]" office:value-type="float" office:value="249999999892344" calcext:value-type="float">
            <text:p>249999999892344</text:p>
          </table:table-cell>
          <table:table-cell table:formula="of:=[.B243]*[.E243]-[.F243]*[.A243]" office:value-type="float" office:value="180000000316929" calcext:value-type="float">
            <text:p>180000000316929</text:p>
          </table:table-cell>
          <table:table-cell table:formula="of:=MOD([.H243];[.G243])" office:value-type="float" office:value="0" calcext:value-type="float">
            <text:p>0</text:p>
          </table:table-cell>
          <table:table-cell table:formula="of:=MOD([.I243];[.G243])" office:value-type="float" office:value="0" calcext:value-type="float">
            <text:p>0</text:p>
          </table:table-cell>
          <table:table-cell table:formula="of:=IF([.J243]+[.K243]=0;1;0)" office:value-type="float" office:value="1" calcext:value-type="float">
            <text:p>1</text:p>
          </table:table-cell>
          <table:table-cell table:formula="of:=[.L243]*[.H243]/[.G243]" office:value-type="float" office:value="156347717256" calcext:value-type="float">
            <text:p>156347717256</text:p>
          </table:table-cell>
          <table:table-cell table:formula="of:=[.L243]*[.I243]/[.G243]" office:value-type="float" office:value="112570356671" calcext:value-type="float">
            <text:p>112570356671</text:p>
          </table:table-cell>
          <table:table-cell table:formula="of:=[.M243]*3+[.N243]" office:value-type="float" office:value="581613508439" calcext:value-type="float">
            <text:p>58161350843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4" calcext:value-type="float">
            <text:p>74</text:p>
          </table:table-cell>
          <table:table-cell office:value-type="float" office:value="96" calcext:value-type="float">
            <text:p>96</text:p>
          </table:table-cell>
          <table:table-cell office:value-type="float" office:value="67" calcext:value-type="float">
            <text:p>67</text:p>
          </table:table-cell>
          <table:table-cell table:formula="of:=[$Part1.E244]+[.$G$2]" office:value-type="float" office:value="10000000002646" calcext:value-type="float">
            <text:p>10000000002646</text:p>
          </table:table-cell>
          <table:table-cell table:formula="of:=[$Part1.F244]+[.$G$2]" office:value-type="float" office:value="10000000002112" calcext:value-type="float">
            <text:p>10000000002112</text:p>
          </table:table-cell>
          <table:table-cell table:formula="of:=([.B244]*[.C244]-[.D244]*[.A244])" office:value-type="float" office:value="5094" calcext:value-type="float">
            <text:p>5094</text:p>
          </table:table-cell>
          <table:table-cell table:formula="of:=[.F244]*[.C244]-[.D244]*[.E244]" office:value-type="float" office:value="290000000025470" calcext:value-type="float">
            <text:p>290000000025470</text:p>
          </table:table-cell>
          <table:table-cell table:formula="of:=[.B244]*[.E244]-[.F244]*[.A244]" office:value-type="float" office:value="440000000132444" calcext:value-type="float">
            <text:p>440000000132444</text:p>
          </table:table-cell>
          <table:table-cell table:formula="of:=MOD([.H244];[.G244])" office:value-type="float" office:value="3440" calcext:value-type="float">
            <text:p>3440</text:p>
          </table:table-cell>
          <table:table-cell table:formula="of:=MOD([.I244];[.G244])" office:value-type="float" office:value="4868" calcext:value-type="float">
            <text:p>4868</text:p>
          </table:table-cell>
          <table:table-cell table:formula="of:=IF([.J244]+[.K244]=0;1;0)" office:value-type="float" office:value="0" calcext:value-type="float">
            <text:p>0</text:p>
          </table:table-cell>
          <table:table-cell table:formula="of:=[.L244]*[.H244]/[.G244]" office:value-type="float" office:value="0" calcext:value-type="float">
            <text:p>0</text:p>
          </table:table-cell>
          <table:table-cell table:formula="of:=[.L244]*[.I244]/[.G244]" office:value-type="float" office:value="0" calcext:value-type="float">
            <text:p>0</text:p>
          </table:table-cell>
          <table:table-cell table:formula="of:=[.M244]*3+[.N24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 table:formula="of:=[$Part1.E245]+[.$G$2]" office:value-type="float" office:value="10000000011311" calcext:value-type="float">
            <text:p>10000000011311</text:p>
          </table:table-cell>
          <table:table-cell table:formula="of:=[$Part1.F245]+[.$G$2]" office:value-type="float" office:value="10000000005397" calcext:value-type="float">
            <text:p>10000000005397</text:p>
          </table:table-cell>
          <table:table-cell table:formula="of:=([.B245]*[.C245]-[.D245]*[.A245])" office:value-type="float" office:value="-1941" calcext:value-type="float">
            <text:p>-1941</text:p>
          </table:table-cell>
          <table:table-cell table:formula="of:=[.F245]*[.C245]-[.D245]*[.E245]" office:value-type="float" office:value="-260000000359140" calcext:value-type="float">
            <text:p>-260000000359140</text:p>
          </table:table-cell>
          <table:table-cell table:formula="of:=[.B245]*[.E245]-[.F245]*[.A245]" office:value-type="float" office:value="-370000000069581" calcext:value-type="float">
            <text:p>-370000000069581</text:p>
          </table:table-cell>
          <table:table-cell table:formula="of:=MOD([.H245];[.G245])" office:value-type="float" office:value="0" calcext:value-type="float">
            <text:p>0</text:p>
          </table:table-cell>
          <table:table-cell table:formula="of:=MOD([.I245];[.G245])" office:value-type="float" office:value="0" calcext:value-type="float">
            <text:p>0</text:p>
          </table:table-cell>
          <table:table-cell table:formula="of:=IF([.J245]+[.K245]=0;1;0)" office:value-type="float" office:value="1" calcext:value-type="float">
            <text:p>1</text:p>
          </table:table-cell>
          <table:table-cell table:formula="of:=[.L245]*[.H245]/[.G245]" office:value-type="float" office:value="133951571540" calcext:value-type="float">
            <text:p>133951571540</text:p>
          </table:table-cell>
          <table:table-cell table:formula="of:=[.L245]*[.I245]/[.G245]" office:value-type="float" office:value="190623390041" calcext:value-type="float">
            <text:p>190623390041</text:p>
          </table:table-cell>
          <table:table-cell table:formula="of:=[.M245]*3+[.N245]" office:value-type="float" office:value="592478104661" calcext:value-type="float">
            <text:p>59247810466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39" calcext:value-type="float">
            <text:p>39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table:formula="of:=[$Part1.E246]+[.$G$2]" office:value-type="float" office:value="10000000008648" calcext:value-type="float">
            <text:p>10000000008648</text:p>
          </table:table-cell>
          <table:table-cell table:formula="of:=[$Part1.F246]+[.$G$2]" office:value-type="float" office:value="10000000001610" calcext:value-type="float">
            <text:p>10000000001610</text:p>
          </table:table-cell>
          <table:table-cell table:formula="of:=([.B246]*[.C246]-[.D246]*[.A246])" office:value-type="float" office:value="-2106" calcext:value-type="float">
            <text:p>-2106</text:p>
          </table:table-cell>
          <table:table-cell table:formula="of:=[.F246]*[.C246]-[.D246]*[.E246]" office:value-type="float" office:value="-220000000373244" calcext:value-type="float">
            <text:p>-220000000373244</text:p>
          </table:table-cell>
          <table:table-cell table:formula="of:=[.B246]*[.E246]-[.F246]*[.A246]" office:value-type="float" office:value="-259999999767378" calcext:value-type="float">
            <text:p>-259999999767378</text:p>
          </table:table-cell>
          <table:table-cell table:formula="of:=MOD([.H246];[.G246])" office:value-type="float" office:value="0" calcext:value-type="float">
            <text:p>0</text:p>
          </table:table-cell>
          <table:table-cell table:formula="of:=MOD([.I246];[.G246])" office:value-type="float" office:value="0" calcext:value-type="float">
            <text:p>0</text:p>
          </table:table-cell>
          <table:table-cell table:formula="of:=IF([.J246]+[.K246]=0;1;0)" office:value-type="float" office:value="1" calcext:value-type="float">
            <text:p>1</text:p>
          </table:table-cell>
          <table:table-cell table:formula="of:=[.L246]*[.H246]/[.G246]" office:value-type="float" office:value="104463437974" calcext:value-type="float">
            <text:p>104463437974</text:p>
          </table:table-cell>
          <table:table-cell table:formula="of:=[.L246]*[.I246]/[.G246]" office:value-type="float" office:value="123456790013" calcext:value-type="float">
            <text:p>123456790013</text:p>
          </table:table-cell>
          <table:table-cell table:formula="of:=[.M246]*3+[.N246]" office:value-type="float" office:value="436847103935" calcext:value-type="float">
            <text:p>43684710393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1" calcext:value-type="float">
            <text:p>21</text:p>
          </table:table-cell>
          <table:table-cell office:value-type="float" office:value="76" calcext:value-type="float">
            <text:p>76</text:p>
          </table:table-cell>
          <table:table-cell office:value-type="float" office:value="89" calcext:value-type="float">
            <text:p>89</text:p>
          </table:table-cell>
          <table:table-cell table:formula="of:=[$Part1.E247]+[.$G$2]" office:value-type="float" office:value="10000000008584" calcext:value-type="float">
            <text:p>10000000008584</text:p>
          </table:table-cell>
          <table:table-cell table:formula="of:=[$Part1.F247]+[.$G$2]" office:value-type="float" office:value="10000000008702" calcext:value-type="float">
            <text:p>10000000008702</text:p>
          </table:table-cell>
          <table:table-cell table:formula="of:=([.B247]*[.C247]-[.D247]*[.A247])" office:value-type="float" office:value="-6414" calcext:value-type="float">
            <text:p>-6414</text:p>
          </table:table-cell>
          <table:table-cell table:formula="of:=[.F247]*[.C247]-[.D247]*[.E247]" office:value-type="float" office:value="-130000000102624" calcext:value-type="float">
            <text:p>-130000000102624</text:p>
          </table:table-cell>
          <table:table-cell table:formula="of:=[.B247]*[.E247]-[.F247]*[.A247]" office:value-type="float" office:value="-690000000602916" calcext:value-type="float">
            <text:p>-690000000602916</text:p>
          </table:table-cell>
          <table:table-cell table:formula="of:=MOD([.H247];[.G247])" office:value-type="float" office:value="-3712" calcext:value-type="float">
            <text:p>-3712</text:p>
          </table:table-cell>
          <table:table-cell table:formula="of:=MOD([.I247];[.G247])" office:value-type="float" office:value="-5394" calcext:value-type="float">
            <text:p>-5394</text:p>
          </table:table-cell>
          <table:table-cell table:formula="of:=IF([.J247]+[.K247]=0;1;0)" office:value-type="float" office:value="0" calcext:value-type="float">
            <text:p>0</text:p>
          </table:table-cell>
          <table:table-cell table:formula="of:=[.L247]*[.H247]/[.G247]" office:value-type="float" office:value="0" calcext:value-type="float">
            <text:p>0</text:p>
          </table:table-cell>
          <table:table-cell table:formula="of:=[.L247]*[.I247]/[.G247]" office:value-type="float" office:value="0" calcext:value-type="float">
            <text:p>0</text:p>
          </table:table-cell>
          <table:table-cell table:formula="of:=[.M247]*3+[.N24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76" calcext:value-type="float">
            <text:p>76</text:p>
          </table:table-cell>
          <table:table-cell office:value-type="float" office:value="60" calcext:value-type="float">
            <text:p>60</text:p>
          </table:table-cell>
          <table:table-cell office:value-type="float" office:value="35" calcext:value-type="float">
            <text:p>35</text:p>
          </table:table-cell>
          <table:table-cell table:formula="of:=[$Part1.E248]+[.$G$2]" office:value-type="float" office:value="10000000002814" calcext:value-type="float">
            <text:p>10000000002814</text:p>
          </table:table-cell>
          <table:table-cell table:formula="of:=[$Part1.F248]+[.$G$2]" office:value-type="float" office:value="10000000005377" calcext:value-type="float">
            <text:p>10000000005377</text:p>
          </table:table-cell>
          <table:table-cell table:formula="of:=([.B248]*[.C248]-[.D248]*[.A248])" office:value-type="float" office:value="3615" calcext:value-type="float">
            <text:p>3615</text:p>
          </table:table-cell>
          <table:table-cell table:formula="of:=[.F248]*[.C248]-[.D248]*[.E248]" office:value-type="float" office:value="250000000224130" calcext:value-type="float">
            <text:p>250000000224130</text:p>
          </table:table-cell>
          <table:table-cell table:formula="of:=[.B248]*[.E248]-[.F248]*[.A248]" office:value-type="float" office:value="490000000068685" calcext:value-type="float">
            <text:p>490000000068685</text:p>
          </table:table-cell>
          <table:table-cell table:formula="of:=MOD([.H248];[.G248])" office:value-type="float" office:value="2470" calcext:value-type="float">
            <text:p>2470</text:p>
          </table:table-cell>
          <table:table-cell table:formula="of:=MOD([.I248];[.G248])" office:value-type="float" office:value="1660" calcext:value-type="float">
            <text:p>1660</text:p>
          </table:table-cell>
          <table:table-cell table:formula="of:=IF([.J248]+[.K248]=0;1;0)" office:value-type="float" office:value="0" calcext:value-type="float">
            <text:p>0</text:p>
          </table:table-cell>
          <table:table-cell table:formula="of:=[.L248]*[.H248]/[.G248]" office:value-type="float" office:value="0" calcext:value-type="float">
            <text:p>0</text:p>
          </table:table-cell>
          <table:table-cell table:formula="of:=[.L248]*[.I248]/[.G248]" office:value-type="float" office:value="0" calcext:value-type="float">
            <text:p>0</text:p>
          </table:table-cell>
          <table:table-cell table:formula="of:=[.M248]*3+[.N24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34" calcext:value-type="float">
            <text:p>34</text:p>
          </table:table-cell>
          <table:table-cell table:formula="of:=[$Part1.E249]+[.$G$2]" office:value-type="float" office:value="10000000002718" calcext:value-type="float">
            <text:p>10000000002718</text:p>
          </table:table-cell>
          <table:table-cell table:formula="of:=[$Part1.F249]+[.$G$2]" office:value-type="float" office:value="10000000006183" calcext:value-type="float">
            <text:p>10000000006183</text:p>
          </table:table-cell>
          <table:table-cell table:formula="of:=([.B249]*[.C249]-[.D249]*[.A249])" office:value-type="float" office:value="-1502" calcext:value-type="float">
            <text:p>-1502</text:p>
          </table:table-cell>
          <table:table-cell table:formula="of:=[.F249]*[.C249]-[.D249]*[.E249]" office:value-type="float" office:value="-159999999981118" calcext:value-type="float">
            <text:p>-159999999981118</text:p>
          </table:table-cell>
          <table:table-cell table:formula="of:=[.B249]*[.E249]-[.F249]*[.A249]" office:value-type="float" office:value="-390000000279252" calcext:value-type="float">
            <text:p>-390000000279252</text:p>
          </table:table-cell>
          <table:table-cell table:formula="of:=MOD([.H249];[.G249])" office:value-type="float" office:value="0" calcext:value-type="float">
            <text:p>0</text:p>
          </table:table-cell>
          <table:table-cell table:formula="of:=MOD([.I249];[.G249])" office:value-type="float" office:value="0" calcext:value-type="float">
            <text:p>0</text:p>
          </table:table-cell>
          <table:table-cell table:formula="of:=IF([.J249]+[.K249]=0;1;0)" office:value-type="float" office:value="1" calcext:value-type="float">
            <text:p>1</text:p>
          </table:table-cell>
          <table:table-cell table:formula="of:=[.L249]*[.H249]/[.G249]" office:value-type="float" office:value="106524633809" calcext:value-type="float">
            <text:p>106524633809</text:p>
          </table:table-cell>
          <table:table-cell table:formula="of:=[.L249]*[.I249]/[.G249]" office:value-type="float" office:value="259653795126" calcext:value-type="float">
            <text:p>259653795126</text:p>
          </table:table-cell>
          <table:table-cell table:formula="of:=[.M249]*3+[.N249]" office:value-type="float" office:value="579227696553" calcext:value-type="float">
            <text:p>579227696553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93" calcext:value-type="float">
            <text:p>93</text:p>
          </table:table-cell>
          <table:table-cell table:formula="of:=[$Part1.E250]+[.$G$2]" office:value-type="float" office:value="10000000006732" calcext:value-type="float">
            <text:p>10000000006732</text:p>
          </table:table-cell>
          <table:table-cell table:formula="of:=[$Part1.F250]+[.$G$2]" office:value-type="float" office:value="10000000005202" calcext:value-type="float">
            <text:p>10000000005202</text:p>
          </table:table-cell>
          <table:table-cell table:formula="of:=([.B250]*[.C250]-[.D250]*[.A250])" office:value-type="float" office:value="-6120" calcext:value-type="float">
            <text:p>-6120</text:p>
          </table:table-cell>
          <table:table-cell table:formula="of:=[.F250]*[.C250]-[.D250]*[.E250]" office:value-type="float" office:value="-550000000428400" calcext:value-type="float">
            <text:p>-550000000428400</text:p>
          </table:table-cell>
          <table:table-cell table:formula="of:=[.B250]*[.E250]-[.F250]*[.A250]" office:value-type="float" office:value="-250000000024480" calcext:value-type="float">
            <text:p>-250000000024480</text:p>
          </table:table-cell>
          <table:table-cell table:formula="of:=MOD([.H250];[.G250])" office:value-type="float" office:value="-4600" calcext:value-type="float">
            <text:p>-4600</text:p>
          </table:table-cell>
          <table:table-cell table:formula="of:=MOD([.I250];[.G250])" office:value-type="float" office:value="-3760" calcext:value-type="float">
            <text:p>-3760</text:p>
          </table:table-cell>
          <table:table-cell table:formula="of:=IF([.J250]+[.K250]=0;1;0)" office:value-type="float" office:value="0" calcext:value-type="float">
            <text:p>0</text:p>
          </table:table-cell>
          <table:table-cell table:formula="of:=[.L250]*[.H250]/[.G250]" office:value-type="float" office:value="0" calcext:value-type="float">
            <text:p>0</text:p>
          </table:table-cell>
          <table:table-cell table:formula="of:=[.L250]*[.I250]/[.G250]" office:value-type="float" office:value="0" calcext:value-type="float">
            <text:p>0</text:p>
          </table:table-cell>
          <table:table-cell table:formula="of:=[.M250]*3+[.N25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7" calcext:value-type="float">
            <text:p>27</text:p>
          </table:table-cell>
          <table:table-cell office:value-type="float" office:value="41" calcext:value-type="float">
            <text:p>41</text:p>
          </table:table-cell>
          <table:table-cell office:value-type="float" office:value="81" calcext:value-type="float">
            <text:p>81</text:p>
          </table:table-cell>
          <table:table-cell table:formula="of:=[$Part1.E251]+[.$G$2]" office:value-type="float" office:value="10000000003810" calcext:value-type="float">
            <text:p>10000000003810</text:p>
          </table:table-cell>
          <table:table-cell table:formula="of:=[$Part1.F251]+[.$G$2]" office:value-type="float" office:value="10000000004644" calcext:value-type="float">
            <text:p>10000000004644</text:p>
          </table:table-cell>
          <table:table-cell table:formula="of:=([.B251]*[.C251]-[.D251]*[.A251])" office:value-type="float" office:value="-5373" calcext:value-type="float">
            <text:p>-5373</text:p>
          </table:table-cell>
          <table:table-cell table:formula="of:=[.F251]*[.C251]-[.D251]*[.E251]" office:value-type="float" office:value="-400000000118206" calcext:value-type="float">
            <text:p>-400000000118206</text:p>
          </table:table-cell>
          <table:table-cell table:formula="of:=[.B251]*[.E251]-[.F251]*[.A251]" office:value-type="float" office:value="-530000000268650" calcext:value-type="float">
            <text:p>-530000000268650</text:p>
          </table:table-cell>
          <table:table-cell table:formula="of:=MOD([.H251];[.G251])" office:value-type="float" office:value="-454" calcext:value-type="float">
            <text:p>-454</text:p>
          </table:table-cell>
          <table:table-cell table:formula="of:=MOD([.I251];[.G251])" office:value-type="float" office:value="-4094" calcext:value-type="float">
            <text:p>-4094</text:p>
          </table:table-cell>
          <table:table-cell table:formula="of:=IF([.J251]+[.K251]=0;1;0)" office:value-type="float" office:value="0" calcext:value-type="float">
            <text:p>0</text:p>
          </table:table-cell>
          <table:table-cell table:formula="of:=[.L251]*[.H251]/[.G251]" office:value-type="float" office:value="0" calcext:value-type="float">
            <text:p>0</text:p>
          </table:table-cell>
          <table:table-cell table:formula="of:=[.L251]*[.I251]/[.G251]" office:value-type="float" office:value="0" calcext:value-type="float">
            <text:p>0</text:p>
          </table:table-cell>
          <table:table-cell table:formula="of:=[.M251]*3+[.N25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80" calcext:value-type="float">
            <text:p>80</text:p>
          </table:table-cell>
          <table:table-cell office:value-type="float" office:value="99" calcext:value-type="float">
            <text:p>99</text:p>
          </table:table-cell>
          <table:table-cell office:value-type="float" office:value="44" calcext:value-type="float">
            <text:p>44</text:p>
          </table:table-cell>
          <table:table-cell table:formula="of:=[$Part1.E252]+[.$G$2]" office:value-type="float" office:value="10000000010669" calcext:value-type="float">
            <text:p>10000000010669</text:p>
          </table:table-cell>
          <table:table-cell table:formula="of:=[$Part1.F252]+[.$G$2]" office:value-type="float" office:value="10000000010144" calcext:value-type="float">
            <text:p>10000000010144</text:p>
          </table:table-cell>
          <table:table-cell table:formula="of:=([.B252]*[.C252]-[.D252]*[.A252])" office:value-type="float" office:value="6292" calcext:value-type="float">
            <text:p>6292</text:p>
          </table:table-cell>
          <table:table-cell table:formula="of:=[.F252]*[.C252]-[.D252]*[.E252]" office:value-type="float" office:value="550000000534820" calcext:value-type="float">
            <text:p>550000000534820</text:p>
          </table:table-cell>
          <table:table-cell table:formula="of:=[.B252]*[.E252]-[.F252]*[.A252]" office:value-type="float" office:value="430000000478192" calcext:value-type="float">
            <text:p>430000000478192</text:p>
          </table:table-cell>
          <table:table-cell table:formula="of:=MOD([.H252];[.G252])" office:value-type="float" office:value="3696" calcext:value-type="float">
            <text:p>3696</text:p>
          </table:table-cell>
          <table:table-cell table:formula="of:=MOD([.I252];[.G252])" office:value-type="float" office:value="5864" calcext:value-type="float">
            <text:p>5864</text:p>
          </table:table-cell>
          <table:table-cell table:formula="of:=IF([.J252]+[.K252]=0;1;0)" office:value-type="float" office:value="0" calcext:value-type="float">
            <text:p>0</text:p>
          </table:table-cell>
          <table:table-cell table:formula="of:=[.L252]*[.H252]/[.G252]" office:value-type="float" office:value="0" calcext:value-type="float">
            <text:p>0</text:p>
          </table:table-cell>
          <table:table-cell table:formula="of:=[.L252]*[.I252]/[.G252]" office:value-type="float" office:value="0" calcext:value-type="float">
            <text:p>0</text:p>
          </table:table-cell>
          <table:table-cell table:formula="of:=[.M252]*3+[.N25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9" calcext:value-type="float">
            <text:p>59</text:p>
          </table:table-cell>
          <table:table-cell office:value-type="float" office:value="74" calcext:value-type="float">
            <text:p>74</text:p>
          </table:table-cell>
          <table:table-cell office:value-type="float" office:value="62" calcext:value-type="float">
            <text:p>62</text:p>
          </table:table-cell>
          <table:table-cell table:formula="of:=[$Part1.E253]+[.$G$2]" office:value-type="float" office:value="10000000005281" calcext:value-type="float">
            <text:p>10000000005281</text:p>
          </table:table-cell>
          <table:table-cell table:formula="of:=[$Part1.F253]+[.$G$2]" office:value-type="float" office:value="10000000007257" calcext:value-type="float">
            <text:p>10000000007257</text:p>
          </table:table-cell>
          <table:table-cell table:formula="of:=([.B253]*[.C253]-[.D253]*[.A253])" office:value-type="float" office:value="3436" calcext:value-type="float">
            <text:p>3436</text:p>
          </table:table-cell>
          <table:table-cell table:formula="of:=[.F253]*[.C253]-[.D253]*[.E253]" office:value-type="float" office:value="120000000209596" calcext:value-type="float">
            <text:p>120000000209596</text:p>
          </table:table-cell>
          <table:table-cell table:formula="of:=[.B253]*[.E253]-[.F253]*[.A253]" office:value-type="float" office:value="440000000202724" calcext:value-type="float">
            <text:p>440000000202724</text:p>
          </table:table-cell>
          <table:table-cell table:formula="of:=MOD([.H253];[.G253])" office:value-type="float" office:value="3424" calcext:value-type="float">
            <text:p>3424</text:p>
          </table:table-cell>
          <table:table-cell table:formula="of:=MOD([.I253];[.G253])" office:value-type="float" office:value="3392" calcext:value-type="float">
            <text:p>3392</text:p>
          </table:table-cell>
          <table:table-cell table:formula="of:=IF([.J253]+[.K253]=0;1;0)" office:value-type="float" office:value="0" calcext:value-type="float">
            <text:p>0</text:p>
          </table:table-cell>
          <table:table-cell table:formula="of:=[.L253]*[.H253]/[.G253]" office:value-type="float" office:value="0" calcext:value-type="float">
            <text:p>0</text:p>
          </table:table-cell>
          <table:table-cell table:formula="of:=[.L253]*[.I253]/[.G253]" office:value-type="float" office:value="0" calcext:value-type="float">
            <text:p>0</text:p>
          </table:table-cell>
          <table:table-cell table:formula="of:=[.M253]*3+[.N25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1" calcext:value-type="float">
            <text:p>91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table:formula="of:=[$Part1.E254]+[.$G$2]" office:value-type="float" office:value="10000000004846" calcext:value-type="float">
            <text:p>10000000004846</text:p>
          </table:table-cell>
          <table:table-cell table:formula="of:=[$Part1.F254]+[.$G$2]" office:value-type="float" office:value="10000000005480" calcext:value-type="float">
            <text:p>10000000005480</text:p>
          </table:table-cell>
          <table:table-cell table:formula="of:=([.B254]*[.C254]-[.D254]*[.A254])" office:value-type="float" office:value="5021" calcext:value-type="float">
            <text:p>5021</text:p>
          </table:table-cell>
          <table:table-cell table:formula="of:=[.F254]*[.C254]-[.D254]*[.E254]" office:value-type="float" office:value="-9999999959832" calcext:value-type="float">
            <text:p>-9999999959832</text:p>
          </table:table-cell>
          <table:table-cell table:formula="of:=[.B254]*[.E254]-[.F254]*[.A254]" office:value-type="float" office:value="710000000331386" calcext:value-type="float">
            <text:p>710000000331386</text:p>
          </table:table-cell>
          <table:table-cell table:formula="of:=MOD([.H254];[.G254])" office:value-type="float" office:value="2793" calcext:value-type="float">
            <text:p>2793</text:p>
          </table:table-cell>
          <table:table-cell table:formula="of:=MOD([.I254];[.G254])" office:value-type="float" office:value="2537" calcext:value-type="float">
            <text:p>2537</text:p>
          </table:table-cell>
          <table:table-cell table:formula="of:=IF([.J254]+[.K254]=0;1;0)" office:value-type="float" office:value="0" calcext:value-type="float">
            <text:p>0</text:p>
          </table:table-cell>
          <table:table-cell table:formula="of:=[.L254]*[.H254]/[.G254]" office:value-type="float" office:value="-0" calcext:value-type="float">
            <text:p>0</text:p>
          </table:table-cell>
          <table:table-cell table:formula="of:=[.L254]*[.I254]/[.G254]" office:value-type="float" office:value="0" calcext:value-type="float">
            <text:p>0</text:p>
          </table:table-cell>
          <table:table-cell table:formula="of:=[.M254]*3+[.N25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  <table:table-cell office:value-type="float" office:value="22" calcext:value-type="float">
            <text:p>22</text:p>
          </table:table-cell>
          <table:table-cell office:value-type="float" office:value="43" calcext:value-type="float">
            <text:p>43</text:p>
          </table:table-cell>
          <table:table-cell table:formula="of:=[$Part1.E255]+[.$G$2]" office:value-type="float" office:value="10000000001870" calcext:value-type="float">
            <text:p>10000000001870</text:p>
          </table:table-cell>
          <table:table-cell table:formula="of:=[$Part1.F255]+[.$G$2]" office:value-type="float" office:value="10000000002854" calcext:value-type="float">
            <text:p>10000000002854</text:p>
          </table:table-cell>
          <table:table-cell table:formula="of:=([.B255]*[.C255]-[.D255]*[.A255])" office:value-type="float" office:value="-2937" calcext:value-type="float">
            <text:p>-2937</text:p>
          </table:table-cell>
          <table:table-cell table:formula="of:=[.F255]*[.C255]-[.D255]*[.E255]" office:value-type="float" office:value="-210000000017622" calcext:value-type="float">
            <text:p>-210000000017622</text:p>
          </table:table-cell>
          <table:table-cell table:formula="of:=[.B255]*[.E255]-[.F255]*[.A255]" office:value-type="float" office:value="-390000000170346" calcext:value-type="float">
            <text:p>-390000000170346</text:p>
          </table:table-cell>
          <table:table-cell table:formula="of:=MOD([.H255];[.G255])" office:value-type="float" office:value="-2025" calcext:value-type="float">
            <text:p>-2025</text:p>
          </table:table-cell>
          <table:table-cell table:formula="of:=MOD([.I255];[.G255])" office:value-type="float" office:value="-2502" calcext:value-type="float">
            <text:p>-2502</text:p>
          </table:table-cell>
          <table:table-cell table:formula="of:=IF([.J255]+[.K255]=0;1;0)" office:value-type="float" office:value="0" calcext:value-type="float">
            <text:p>0</text:p>
          </table:table-cell>
          <table:table-cell table:formula="of:=[.L255]*[.H255]/[.G255]" office:value-type="float" office:value="0" calcext:value-type="float">
            <text:p>0</text:p>
          </table:table-cell>
          <table:table-cell table:formula="of:=[.L255]*[.I255]/[.G255]" office:value-type="float" office:value="0" calcext:value-type="float">
            <text:p>0</text:p>
          </table:table-cell>
          <table:table-cell table:formula="of:=[.M255]*3+[.N25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6" calcext:value-type="float">
            <text:p>36</text:p>
          </table:table-cell>
          <table:table-cell office:value-type="float" office:value="91" calcext:value-type="float">
            <text:p>91</text:p>
          </table:table-cell>
          <table:table-cell office:value-type="float" office:value="32" calcext:value-type="float">
            <text:p>32</text:p>
          </table:table-cell>
          <table:table-cell table:formula="of:=[$Part1.E256]+[.$G$2]" office:value-type="float" office:value="10000000008528" calcext:value-type="float">
            <text:p>10000000008528</text:p>
          </table:table-cell>
          <table:table-cell table:formula="of:=[$Part1.F256]+[.$G$2]" office:value-type="float" office:value="10000000005136" calcext:value-type="float">
            <text:p>10000000005136</text:p>
          </table:table-cell>
          <table:table-cell table:formula="of:=([.B256]*[.C256]-[.D256]*[.A256])" office:value-type="float" office:value="2860" calcext:value-type="float">
            <text:p>2860</text:p>
          </table:table-cell>
          <table:table-cell table:formula="of:=[.F256]*[.C256]-[.D256]*[.E256]" office:value-type="float" office:value="590000000194480" calcext:value-type="float">
            <text:p>590000000194480</text:p>
          </table:table-cell>
          <table:table-cell table:formula="of:=[.B256]*[.E256]-[.F256]*[.A256]" office:value-type="float" office:value="230000000240240" calcext:value-type="float">
            <text:p>230000000240240</text:p>
          </table:table-cell>
          <table:table-cell table:formula="of:=MOD([.H256];[.G256])" office:value-type="float" office:value="2020" calcext:value-type="float">
            <text:p>2020</text:p>
          </table:table-cell>
          <table:table-cell table:formula="of:=MOD([.I256];[.G256])" office:value-type="float" office:value="1660" calcext:value-type="float">
            <text:p>1660</text:p>
          </table:table-cell>
          <table:table-cell table:formula="of:=IF([.J256]+[.K256]=0;1;0)" office:value-type="float" office:value="0" calcext:value-type="float">
            <text:p>0</text:p>
          </table:table-cell>
          <table:table-cell table:formula="of:=[.L256]*[.H256]/[.G256]" office:value-type="float" office:value="0" calcext:value-type="float">
            <text:p>0</text:p>
          </table:table-cell>
          <table:table-cell table:formula="of:=[.L256]*[.I256]/[.G256]" office:value-type="float" office:value="0" calcext:value-type="float">
            <text:p>0</text:p>
          </table:table-cell>
          <table:table-cell table:formula="of:=[.M256]*3+[.N25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70" calcext:value-type="float">
            <text:p>70</text:p>
          </table:table-cell>
          <table:table-cell table:formula="of:=[$Part1.E257]+[.$G$2]" office:value-type="float" office:value="10000000003284" calcext:value-type="float">
            <text:p>10000000003284</text:p>
          </table:table-cell>
          <table:table-cell table:formula="of:=[$Part1.F257]+[.$G$2]" office:value-type="float" office:value="10000000001261" calcext:value-type="float">
            <text:p>10000000001261</text:p>
          </table:table-cell>
          <table:table-cell table:formula="of:=([.B257]*[.C257]-[.D257]*[.A257])" office:value-type="float" office:value="-4253" calcext:value-type="float">
            <text:p>-4253</text:p>
          </table:table-cell>
          <table:table-cell table:formula="of:=[.F257]*[.C257]-[.D257]*[.E257]" office:value-type="float" office:value="9999999859651" calcext:value-type="float">
            <text:p>9999999859651</text:p>
          </table:table-cell>
          <table:table-cell table:formula="of:=[.B257]*[.E257]-[.F257]*[.A257]" office:value-type="float" office:value="-610000000042530" calcext:value-type="float">
            <text:p>-610000000042530</text:p>
          </table:table-cell>
          <table:table-cell table:formula="of:=MOD([.H257];[.G257])" office:value-type="float" office:value="-2597" calcext:value-type="float">
            <text:p>-2597</text:p>
          </table:table-cell>
          <table:table-cell table:formula="of:=MOD([.I257];[.G257])" office:value-type="float" office:value="-3197" calcext:value-type="float">
            <text:p>-3197</text:p>
          </table:table-cell>
          <table:table-cell table:formula="of:=IF([.J257]+[.K257]=0;1;0)" office:value-type="float" office:value="0" calcext:value-type="float">
            <text:p>0</text:p>
          </table:table-cell>
          <table:table-cell table:formula="of:=[.L257]*[.H257]/[.G257]" office:value-type="float" office:value="-0" calcext:value-type="float">
            <text:p>0</text:p>
          </table:table-cell>
          <table:table-cell table:formula="of:=[.L257]*[.I257]/[.G257]" office:value-type="float" office:value="0" calcext:value-type="float">
            <text:p>0</text:p>
          </table:table-cell>
          <table:table-cell table:formula="of:=[.M257]*3+[.N25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69" calcext:value-type="float">
            <text:p>69</text:p>
          </table:table-cell>
          <table:table-cell table:formula="of:=[$Part1.E258]+[.$G$2]" office:value-type="float" office:value="10000000016138" calcext:value-type="float">
            <text:p>10000000016138</text:p>
          </table:table-cell>
          <table:table-cell table:formula="of:=[$Part1.F258]+[.$G$2]" office:value-type="float" office:value="10000000018599" calcext:value-type="float">
            <text:p>10000000018599</text:p>
          </table:table-cell>
          <table:table-cell table:formula="of:=([.B258]*[.C258]-[.D258]*[.A258])" office:value-type="float" office:value="-3356" calcext:value-type="float">
            <text:p>-3356</text:p>
          </table:table-cell>
          <table:table-cell table:formula="of:=[.F258]*[.C258]-[.D258]*[.E258]" office:value-type="float" office:value="-350000000481156" calcext:value-type="float">
            <text:p>-350000000481156</text:p>
          </table:table-cell>
          <table:table-cell table:formula="of:=[.B258]*[.E258]-[.F258]*[.A258]" office:value-type="float" office:value="-390000000772120" calcext:value-type="float">
            <text:p>-390000000772120</text:p>
          </table:table-cell>
          <table:table-cell table:formula="of:=MOD([.H258];[.G258])" office:value-type="float" office:value="0" calcext:value-type="float">
            <text:p>0</text:p>
          </table:table-cell>
          <table:table-cell table:formula="of:=MOD([.I258];[.G258])" office:value-type="float" office:value="0" calcext:value-type="float">
            <text:p>0</text:p>
          </table:table-cell>
          <table:table-cell table:formula="of:=IF([.J258]+[.K258]=0;1;0)" office:value-type="float" office:value="1" calcext:value-type="float">
            <text:p>1</text:p>
          </table:table-cell>
          <table:table-cell table:formula="of:=[.L258]*[.H258]/[.G258]" office:value-type="float" office:value="104290822551" calcext:value-type="float">
            <text:p>104290822551</text:p>
          </table:table-cell>
          <table:table-cell table:formula="of:=[.L258]*[.I258]/[.G258]" office:value-type="float" office:value="116209773770" calcext:value-type="float">
            <text:p>116209773770</text:p>
          </table:table-cell>
          <table:table-cell table:formula="of:=[.M258]*3+[.N258]" office:value-type="float" office:value="429082241423" calcext:value-type="float">
            <text:p>42908224142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table:formula="of:=[$Part1.E259]+[.$G$2]" office:value-type="float" office:value="10000000003719" calcext:value-type="float">
            <text:p>10000000003719</text:p>
          </table:table-cell>
          <table:table-cell table:formula="of:=[$Part1.F259]+[.$G$2]" office:value-type="float" office:value="10000000008499" calcext:value-type="float">
            <text:p>10000000008499</text:p>
          </table:table-cell>
          <table:table-cell table:formula="of:=([.B259]*[.C259]-[.D259]*[.A259])" office:value-type="float" office:value="1272" calcext:value-type="float">
            <text:p>1272</text:p>
          </table:table-cell>
          <table:table-cell table:formula="of:=[.F259]*[.C259]-[.D259]*[.E259]" office:value-type="float" office:value="200000000232120" calcext:value-type="float">
            <text:p>200000000232120</text:p>
          </table:table-cell>
          <table:table-cell table:formula="of:=[.B259]*[.E259]-[.F259]*[.A259]" office:value-type="float" office:value="239999999974536" calcext:value-type="float">
            <text:p>239999999974536</text:p>
          </table:table-cell>
          <table:table-cell table:formula="of:=MOD([.H259];[.G259])" office:value-type="float" office:value="0" calcext:value-type="float">
            <text:p>0</text:p>
          </table:table-cell>
          <table:table-cell table:formula="of:=MOD([.I259];[.G259])" office:value-type="float" office:value="0" calcext:value-type="float">
            <text:p>0</text:p>
          </table:table-cell>
          <table:table-cell table:formula="of:=IF([.J259]+[.K259]=0;1;0)" office:value-type="float" office:value="1" calcext:value-type="float">
            <text:p>1</text:p>
          </table:table-cell>
          <table:table-cell table:formula="of:=[.L259]*[.H259]/[.G259]" office:value-type="float" office:value="157232704585" calcext:value-type="float">
            <text:p>157232704585</text:p>
          </table:table-cell>
          <table:table-cell table:formula="of:=[.L259]*[.I259]/[.G259]" office:value-type="float" office:value="188679245263" calcext:value-type="float">
            <text:p>188679245263</text:p>
          </table:table-cell>
          <table:table-cell table:formula="of:=[.M259]*3+[.N259]" office:value-type="float" office:value="660377359018" calcext:value-type="float">
            <text:p>66037735901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32" calcext:value-type="float">
            <text:p>32</text:p>
          </table:table-cell>
          <table:table-cell office:value-type="float" office:value="39" calcext:value-type="float">
            <text:p>39</text:p>
          </table:table-cell>
          <table:table-cell office:value-type="float" office:value="72" calcext:value-type="float">
            <text:p>72</text:p>
          </table:table-cell>
          <table:table-cell table:formula="of:=[$Part1.E260]+[.$G$2]" office:value-type="float" office:value="10000000001176" calcext:value-type="float">
            <text:p>10000000001176</text:p>
          </table:table-cell>
          <table:table-cell table:formula="of:=[$Part1.F260]+[.$G$2]" office:value-type="float" office:value="10000000001296" calcext:value-type="float">
            <text:p>10000000001296</text:p>
          </table:table-cell>
          <table:table-cell table:formula="of:=([.B260]*[.C260]-[.D260]*[.A260])" office:value-type="float" office:value="-3792" calcext:value-type="float">
            <text:p>-3792</text:p>
          </table:table-cell>
          <table:table-cell table:formula="of:=[.F260]*[.C260]-[.D260]*[.E260]" office:value-type="float" office:value="-330000000034128" calcext:value-type="float">
            <text:p>-330000000034128</text:p>
          </table:table-cell>
          <table:table-cell table:formula="of:=[.B260]*[.E260]-[.F260]*[.A260]" office:value-type="float" office:value="-380000000053088" calcext:value-type="float">
            <text:p>-380000000053088</text:p>
          </table:table-cell>
          <table:table-cell table:formula="of:=MOD([.H260];[.G260])" office:value-type="float" office:value="-2640" calcext:value-type="float">
            <text:p>-2640</text:p>
          </table:table-cell>
          <table:table-cell table:formula="of:=MOD([.I260];[.G260])" office:value-type="float" office:value="-512" calcext:value-type="float">
            <text:p>-512</text:p>
          </table:table-cell>
          <table:table-cell table:formula="of:=IF([.J260]+[.K260]=0;1;0)" office:value-type="float" office:value="0" calcext:value-type="float">
            <text:p>0</text:p>
          </table:table-cell>
          <table:table-cell table:formula="of:=[.L260]*[.H260]/[.G260]" office:value-type="float" office:value="0" calcext:value-type="float">
            <text:p>0</text:p>
          </table:table-cell>
          <table:table-cell table:formula="of:=[.L260]*[.I260]/[.G260]" office:value-type="float" office:value="0" calcext:value-type="float">
            <text:p>0</text:p>
          </table:table-cell>
          <table:table-cell table:formula="of:=[.M260]*3+[.N26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12" calcext:value-type="float">
            <text:p>12</text:p>
          </table:table-cell>
          <table:table-cell table:formula="of:=[$Part1.E261]+[.$G$2]" office:value-type="float" office:value="10000000003910" calcext:value-type="float">
            <text:p>10000000003910</text:p>
          </table:table-cell>
          <table:table-cell table:formula="of:=[$Part1.F261]+[.$G$2]" office:value-type="float" office:value="10000000001616" calcext:value-type="float">
            <text:p>10000000001616</text:p>
          </table:table-cell>
          <table:table-cell table:formula="of:=([.B261]*[.C261]-[.D261]*[.A261])" office:value-type="float" office:value="1420" calcext:value-type="float">
            <text:p>1420</text:p>
          </table:table-cell>
          <table:table-cell table:formula="of:=[.F261]*[.C261]-[.D261]*[.E261]" office:value-type="float" office:value="680000000082360" calcext:value-type="float">
            <text:p>680000000082360</text:p>
          </table:table-cell>
          <table:table-cell table:formula="of:=[.B261]*[.E261]-[.F261]*[.A261]" office:value-type="float" office:value="50000000053960" calcext:value-type="float">
            <text:p>50000000053960</text:p>
          </table:table-cell>
          <table:table-cell table:formula="of:=MOD([.H261];[.G261])" office:value-type="float" office:value="880" calcext:value-type="float">
            <text:p>880</text:p>
          </table:table-cell>
          <table:table-cell table:formula="of:=MOD([.I261];[.G261])" office:value-type="float" office:value="900" calcext:value-type="float">
            <text:p>900</text:p>
          </table:table-cell>
          <table:table-cell table:formula="of:=IF([.J261]+[.K261]=0;1;0)" office:value-type="float" office:value="0" calcext:value-type="float">
            <text:p>0</text:p>
          </table:table-cell>
          <table:table-cell table:formula="of:=[.L261]*[.H261]/[.G261]" office:value-type="float" office:value="0" calcext:value-type="float">
            <text:p>0</text:p>
          </table:table-cell>
          <table:table-cell table:formula="of:=[.L261]*[.I261]/[.G261]" office:value-type="float" office:value="0" calcext:value-type="float">
            <text:p>0</text:p>
          </table:table-cell>
          <table:table-cell table:formula="of:=[.M261]*3+[.N26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51" calcext:value-type="float">
            <text:p>51</text:p>
          </table:table-cell>
          <table:table-cell table:formula="of:=[$Part1.E262]+[.$G$2]" office:value-type="float" office:value="10000000005415" calcext:value-type="float">
            <text:p>10000000005415</text:p>
          </table:table-cell>
          <table:table-cell table:formula="of:=[$Part1.F262]+[.$G$2]" office:value-type="float" office:value="10000000002513" calcext:value-type="float">
            <text:p>10000000002513</text:p>
          </table:table-cell>
          <table:table-cell table:formula="of:=([.B262]*[.C262]-[.D262]*[.A262])" office:value-type="float" office:value="-3422" calcext:value-type="float">
            <text:p>-3422</text:p>
          </table:table-cell>
          <table:table-cell table:formula="of:=[.F262]*[.C262]-[.D262]*[.E262]" office:value-type="float" office:value="-160000000188210" calcext:value-type="float">
            <text:p>-160000000188210</text:p>
          </table:table-cell>
          <table:table-cell table:formula="of:=[.B262]*[.E262]-[.F262]*[.A262]" office:value-type="float" office:value="-580000000061596" calcext:value-type="float">
            <text:p>-580000000061596</text:p>
          </table:table-cell>
          <table:table-cell table:formula="of:=MOD([.H262];[.G262])" office:value-type="float" office:value="-1750" calcext:value-type="float">
            <text:p>-1750</text:p>
          </table:table-cell>
          <table:table-cell table:formula="of:=MOD([.I262];[.G262])" office:value-type="float" office:value="-2494" calcext:value-type="float">
            <text:p>-2494</text:p>
          </table:table-cell>
          <table:table-cell table:formula="of:=IF([.J262]+[.K262]=0;1;0)" office:value-type="float" office:value="0" calcext:value-type="float">
            <text:p>0</text:p>
          </table:table-cell>
          <table:table-cell table:formula="of:=[.L262]*[.H262]/[.G262]" office:value-type="float" office:value="0" calcext:value-type="float">
            <text:p>0</text:p>
          </table:table-cell>
          <table:table-cell table:formula="of:=[.L262]*[.I262]/[.G262]" office:value-type="float" office:value="0" calcext:value-type="float">
            <text:p>0</text:p>
          </table:table-cell>
          <table:table-cell table:formula="of:=[.M262]*3+[.N26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27" calcext:value-type="float">
            <text:p>27</text:p>
          </table:table-cell>
          <table:table-cell table:formula="of:=[$Part1.E263]+[.$G$2]" office:value-type="float" office:value="10000000003338" calcext:value-type="float">
            <text:p>10000000003338</text:p>
          </table:table-cell>
          <table:table-cell table:formula="of:=[$Part1.F263]+[.$G$2]" office:value-type="float" office:value="10000000010048" calcext:value-type="float">
            <text:p>10000000010048</text:p>
          </table:table-cell>
          <table:table-cell table:formula="of:=([.B263]*[.C263]-[.D263]*[.A263])" office:value-type="float" office:value="2978" calcext:value-type="float">
            <text:p>2978</text:p>
          </table:table-cell>
          <table:table-cell table:formula="of:=[.F263]*[.C263]-[.D263]*[.E263]" office:value-type="float" office:value="350000000532850" calcext:value-type="float">
            <text:p>350000000532850</text:p>
          </table:table-cell>
          <table:table-cell table:formula="of:=[.B263]*[.E263]-[.F263]*[.A263]" office:value-type="float" office:value="390000000022822" calcext:value-type="float">
            <text:p>390000000022822</text:p>
          </table:table-cell>
          <table:table-cell table:formula="of:=MOD([.H263];[.G263])" office:value-type="float" office:value="0" calcext:value-type="float">
            <text:p>0</text:p>
          </table:table-cell>
          <table:table-cell table:formula="of:=MOD([.I263];[.G263])" office:value-type="float" office:value="0" calcext:value-type="float">
            <text:p>0</text:p>
          </table:table-cell>
          <table:table-cell table:formula="of:=IF([.J263]+[.K263]=0;1;0)" office:value-type="float" office:value="1" calcext:value-type="float">
            <text:p>1</text:p>
          </table:table-cell>
          <table:table-cell table:formula="of:=[.L263]*[.H263]/[.G263]" office:value-type="float" office:value="117528542825" calcext:value-type="float">
            <text:p>117528542825</text:p>
          </table:table-cell>
          <table:table-cell table:formula="of:=[.L263]*[.I263]/[.G263]" office:value-type="float" office:value="130960376099" calcext:value-type="float">
            <text:p>130960376099</text:p>
          </table:table-cell>
          <table:table-cell table:formula="of:=[.M263]*3+[.N263]" office:value-type="float" office:value="483546004574" calcext:value-type="float">
            <text:p>48354600457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59" calcext:value-type="float">
            <text:p>59</text:p>
          </table:table-cell>
          <table:table-cell table:formula="of:=[$Part1.E264]+[.$G$2]" office:value-type="float" office:value="10000000001665" calcext:value-type="float">
            <text:p>10000000001665</text:p>
          </table:table-cell>
          <table:table-cell table:formula="of:=[$Part1.F264]+[.$G$2]" office:value-type="float" office:value="10000000015291" calcext:value-type="float">
            <text:p>10000000015291</text:p>
          </table:table-cell>
          <table:table-cell table:formula="of:=([.B264]*[.C264]-[.D264]*[.A264])" office:value-type="float" office:value="-2180" calcext:value-type="float">
            <text:p>-2180</text:p>
          </table:table-cell>
          <table:table-cell table:formula="of:=[.F264]*[.C264]-[.D264]*[.E264]" office:value-type="float" office:value="-339999999715960" calcext:value-type="float">
            <text:p>-339999999715960</text:p>
          </table:table-cell>
          <table:table-cell table:formula="of:=[.B264]*[.E264]-[.F264]*[.A264]" office:value-type="float" office:value="-260000000656460" calcext:value-type="float">
            <text:p>-260000000656460</text:p>
          </table:table-cell>
          <table:table-cell table:formula="of:=MOD([.H264];[.G264])" office:value-type="float" office:value="0" calcext:value-type="float">
            <text:p>0</text:p>
          </table:table-cell>
          <table:table-cell table:formula="of:=MOD([.I264];[.G264])" office:value-type="float" office:value="0" calcext:value-type="float">
            <text:p>0</text:p>
          </table:table-cell>
          <table:table-cell table:formula="of:=IF([.J264]+[.K264]=0;1;0)" office:value-type="float" office:value="1" calcext:value-type="float">
            <text:p>1</text:p>
          </table:table-cell>
          <table:table-cell table:formula="of:=[.L264]*[.H264]/[.G264]" office:value-type="float" office:value="155963302622" calcext:value-type="float">
            <text:p>155963302622</text:p>
          </table:table-cell>
          <table:table-cell table:formula="of:=[.L264]*[.I264]/[.G264]" office:value-type="float" office:value="119266055347" calcext:value-type="float">
            <text:p>119266055347</text:p>
          </table:table-cell>
          <table:table-cell table:formula="of:=[.M264]*3+[.N264]" office:value-type="float" office:value="587155963213" calcext:value-type="float">
            <text:p>58715596321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  <table:table-cell office:value-type="float" office:value="25" calcext:value-type="float">
            <text:p>25</text:p>
          </table:table-cell>
          <table:table-cell table:formula="of:=[$Part1.E265]+[.$G$2]" office:value-type="float" office:value="10000000004280" calcext:value-type="float">
            <text:p>10000000004280</text:p>
          </table:table-cell>
          <table:table-cell table:formula="of:=[$Part1.F265]+[.$G$2]" office:value-type="float" office:value="10000000007305" calcext:value-type="float">
            <text:p>10000000007305</text:p>
          </table:table-cell>
          <table:table-cell table:formula="of:=([.B265]*[.C265]-[.D265]*[.A265])" office:value-type="float" office:value="6820" calcext:value-type="float">
            <text:p>6820</text:p>
          </table:table-cell>
          <table:table-cell table:formula="of:=[.F265]*[.C265]-[.D265]*[.E265]" office:value-type="float" office:value="550000000477400" calcext:value-type="float">
            <text:p>550000000477400</text:p>
          </table:table-cell>
          <table:table-cell table:formula="of:=[.B265]*[.E265]-[.F265]*[.A265]" office:value-type="float" office:value="550000000102300" calcext:value-type="float">
            <text:p>550000000102300</text:p>
          </table:table-cell>
          <table:table-cell table:formula="of:=MOD([.H265];[.G265])" office:value-type="float" office:value="2200" calcext:value-type="float">
            <text:p>2200</text:p>
          </table:table-cell>
          <table:table-cell table:formula="of:=MOD([.I265];[.G265])" office:value-type="float" office:value="2200" calcext:value-type="float">
            <text:p>2200</text:p>
          </table:table-cell>
          <table:table-cell table:formula="of:=IF([.J265]+[.K265]=0;1;0)" office:value-type="float" office:value="0" calcext:value-type="float">
            <text:p>0</text:p>
          </table:table-cell>
          <table:table-cell table:formula="of:=[.L265]*[.H265]/[.G265]" office:value-type="float" office:value="0" calcext:value-type="float">
            <text:p>0</text:p>
          </table:table-cell>
          <table:table-cell table:formula="of:=[.L265]*[.I265]/[.G265]" office:value-type="float" office:value="0" calcext:value-type="float">
            <text:p>0</text:p>
          </table:table-cell>
          <table:table-cell table:formula="of:=[.M265]*3+[.N26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22" calcext:value-type="float">
            <text:p>22</text:p>
          </table:table-cell>
          <table:table-cell office:value-type="float" office:value="38" calcext:value-type="float">
            <text:p>38</text:p>
          </table:table-cell>
          <table:table-cell office:value-type="float" office:value="64" calcext:value-type="float">
            <text:p>64</text:p>
          </table:table-cell>
          <table:table-cell table:formula="of:=[$Part1.E266]+[.$G$2]" office:value-type="float" office:value="10000000002657" calcext:value-type="float">
            <text:p>10000000002657</text:p>
          </table:table-cell>
          <table:table-cell table:formula="of:=[$Part1.F266]+[.$G$2]" office:value-type="float" office:value="10000000001146" calcext:value-type="float">
            <text:p>10000000001146</text:p>
          </table:table-cell>
          <table:table-cell table:formula="of:=([.B266]*[.C266]-[.D266]*[.A266])" office:value-type="float" office:value="-5500" calcext:value-type="float">
            <text:p>-5500</text:p>
          </table:table-cell>
          <table:table-cell table:formula="of:=[.F266]*[.C266]-[.D266]*[.E266]" office:value-type="float" office:value="-260000000126500" calcext:value-type="float">
            <text:p>-260000000126500</text:p>
          </table:table-cell>
          <table:table-cell table:formula="of:=[.B266]*[.E266]-[.F266]*[.A266]" office:value-type="float" office:value="-770000000055000" calcext:value-type="float">
            <text:p>-770000000055000</text:p>
          </table:table-cell>
          <table:table-cell table:formula="of:=MOD([.H266];[.G266])" office:value-type="float" office:value="-4000" calcext:value-type="float">
            <text:p>-4000</text:p>
          </table:table-cell>
          <table:table-cell table:formula="of:=MOD([.I266];[.G266])" office:value-type="float" office:value="0" calcext:value-type="float">
            <text:p>0</text:p>
          </table:table-cell>
          <table:table-cell table:formula="of:=IF([.J266]+[.K266]=0;1;0)" office:value-type="float" office:value="0" calcext:value-type="float">
            <text:p>0</text:p>
          </table:table-cell>
          <table:table-cell table:formula="of:=[.L266]*[.H266]/[.G266]" office:value-type="float" office:value="0" calcext:value-type="float">
            <text:p>0</text:p>
          </table:table-cell>
          <table:table-cell table:formula="of:=[.L266]*[.I266]/[.G266]" office:value-type="float" office:value="0" calcext:value-type="float">
            <text:p>0</text:p>
          </table:table-cell>
          <table:table-cell table:formula="of:=[.M266]*3+[.N26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53" calcext:value-type="float">
            <text:p>53</text:p>
          </table:table-cell>
          <table:table-cell table:formula="of:=[$Part1.E267]+[.$G$2]" office:value-type="float" office:value="10000000014690" calcext:value-type="float">
            <text:p>10000000014690</text:p>
          </table:table-cell>
          <table:table-cell table:formula="of:=[$Part1.F267]+[.$G$2]" office:value-type="float" office:value="10000000005537" calcext:value-type="float">
            <text:p>10000000005537</text:p>
          </table:table-cell>
          <table:table-cell table:formula="of:=([.B267]*[.C267]-[.D267]*[.A267])" office:value-type="float" office:value="-1497" calcext:value-type="float">
            <text:p>-1497</text:p>
          </table:table-cell>
          <table:table-cell table:formula="of:=[.F267]*[.C267]-[.D267]*[.E267]" office:value-type="float" office:value="-260000000629071" calcext:value-type="float">
            <text:p>-260000000629071</text:p>
          </table:table-cell>
          <table:table-cell table:formula="of:=[.B267]*[.E267]-[.F267]*[.A267]" office:value-type="float" office:value="-149999999835924" calcext:value-type="float">
            <text:p>-149999999835924</text:p>
          </table:table-cell>
          <table:table-cell table:formula="of:=MOD([.H267];[.G267])" office:value-type="float" office:value="0" calcext:value-type="float">
            <text:p>0</text:p>
          </table:table-cell>
          <table:table-cell table:formula="of:=MOD([.I267];[.G267])" office:value-type="float" office:value="0" calcext:value-type="float">
            <text:p>0</text:p>
          </table:table-cell>
          <table:table-cell table:formula="of:=IF([.J267]+[.K267]=0;1;0)" office:value-type="float" office:value="1" calcext:value-type="float">
            <text:p>1</text:p>
          </table:table-cell>
          <table:table-cell table:formula="of:=[.L267]*[.H267]/[.G267]" office:value-type="float" office:value="173680695143" calcext:value-type="float">
            <text:p>173680695143</text:p>
          </table:table-cell>
          <table:table-cell table:formula="of:=[.L267]*[.I267]/[.G267]" office:value-type="float" office:value="100200400692" calcext:value-type="float">
            <text:p>100200400692</text:p>
          </table:table-cell>
          <table:table-cell table:formula="of:=[.M267]*3+[.N267]" office:value-type="float" office:value="621242486121" calcext:value-type="float">
            <text:p>62124248612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1" calcext:value-type="float">
            <text:p>21</text:p>
          </table:table-cell>
          <table:table-cell office:value-type="float" office:value="48" calcext:value-type="float">
            <text:p>48</text:p>
          </table:table-cell>
          <table:table-cell office:value-type="float" office:value="95" calcext:value-type="float">
            <text:p>95</text:p>
          </table:table-cell>
          <table:table-cell table:formula="of:=[$Part1.E268]+[.$G$2]" office:value-type="float" office:value="10000000003432" calcext:value-type="float">
            <text:p>10000000003432</text:p>
          </table:table-cell>
          <table:table-cell table:formula="of:=[$Part1.F268]+[.$G$2]" office:value-type="float" office:value="10000000003544" calcext:value-type="float">
            <text:p>10000000003544</text:p>
          </table:table-cell>
          <table:table-cell table:formula="of:=([.B268]*[.C268]-[.D268]*[.A268])" office:value-type="float" office:value="-6497" calcext:value-type="float">
            <text:p>-6497</text:p>
          </table:table-cell>
          <table:table-cell table:formula="of:=[.F268]*[.C268]-[.D268]*[.E268]" office:value-type="float" office:value="-470000000155928" calcext:value-type="float">
            <text:p>-470000000155928</text:p>
          </table:table-cell>
          <table:table-cell table:formula="of:=[.B268]*[.E268]-[.F268]*[.A268]" office:value-type="float" office:value="-580000000207904" calcext:value-type="float">
            <text:p>-580000000207904</text:p>
          </table:table-cell>
          <table:table-cell table:formula="of:=MOD([.H268];[.G268])" office:value-type="float" office:value="-4494" calcext:value-type="float">
            <text:p>-4494</text:p>
          </table:table-cell>
          <table:table-cell table:formula="of:=MOD([.I268];[.G268])" office:value-type="float" office:value="-1537" calcext:value-type="float">
            <text:p>-1537</text:p>
          </table:table-cell>
          <table:table-cell table:formula="of:=IF([.J268]+[.K268]=0;1;0)" office:value-type="float" office:value="0" calcext:value-type="float">
            <text:p>0</text:p>
          </table:table-cell>
          <table:table-cell table:formula="of:=[.L268]*[.H268]/[.G268]" office:value-type="float" office:value="0" calcext:value-type="float">
            <text:p>0</text:p>
          </table:table-cell>
          <table:table-cell table:formula="of:=[.L268]*[.I268]/[.G268]" office:value-type="float" office:value="0" calcext:value-type="float">
            <text:p>0</text:p>
          </table:table-cell>
          <table:table-cell table:formula="of:=[.M268]*3+[.N26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table:formula="of:=[$Part1.E269]+[.$G$2]" office:value-type="float" office:value="10000000018924" calcext:value-type="float">
            <text:p>10000000018924</text:p>
          </table:table-cell>
          <table:table-cell table:formula="of:=[$Part1.F269]+[.$G$2]" office:value-type="float" office:value="10000000011531" calcext:value-type="float">
            <text:p>10000000011531</text:p>
          </table:table-cell>
          <table:table-cell table:formula="of:=([.B269]*[.C269]-[.D269]*[.A269])" office:value-type="float" office:value="-4838" calcext:value-type="float">
            <text:p>-4838</text:p>
          </table:table-cell>
          <table:table-cell table:formula="of:=[.F269]*[.C269]-[.D269]*[.E269]" office:value-type="float" office:value="-500000001049702" calcext:value-type="float">
            <text:p>-500000001049702</text:p>
          </table:table-cell>
          <table:table-cell table:formula="of:=[.B269]*[.E269]-[.F269]*[.A269]" office:value-type="float" office:value="-670000000691254" calcext:value-type="float">
            <text:p>-670000000691254</text:p>
          </table:table-cell>
          <table:table-cell table:formula="of:=MOD([.H269];[.G269])" office:value-type="float" office:value="0" calcext:value-type="float">
            <text:p>0</text:p>
          </table:table-cell>
          <table:table-cell table:formula="of:=MOD([.I269];[.G269])" office:value-type="float" office:value="0" calcext:value-type="float">
            <text:p>0</text:p>
          </table:table-cell>
          <table:table-cell table:formula="of:=IF([.J269]+[.K269]=0;1;0)" office:value-type="float" office:value="1" calcext:value-type="float">
            <text:p>1</text:p>
          </table:table-cell>
          <table:table-cell table:formula="of:=[.L269]*[.H269]/[.G269]" office:value-type="float" office:value="103348491329" calcext:value-type="float">
            <text:p>103348491329</text:p>
          </table:table-cell>
          <table:table-cell table:formula="of:=[.L269]*[.I269]/[.G269]" office:value-type="float" office:value="138486978233" calcext:value-type="float">
            <text:p>138486978233</text:p>
          </table:table-cell>
          <table:table-cell table:formula="of:=[.M269]*3+[.N269]" office:value-type="float" office:value="448532452220" calcext:value-type="float">
            <text:p>44853245222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5" calcext:value-type="float">
            <text:p>65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table:formula="of:=[$Part1.E270]+[.$G$2]" office:value-type="float" office:value="10000000008735" calcext:value-type="float">
            <text:p>10000000008735</text:p>
          </table:table-cell>
          <table:table-cell table:formula="of:=[$Part1.F270]+[.$G$2]" office:value-type="float" office:value="10000000009495" calcext:value-type="float">
            <text:p>10000000009495</text:p>
          </table:table-cell>
          <table:table-cell table:formula="of:=([.B270]*[.C270]-[.D270]*[.A270])" office:value-type="float" office:value="2476" calcext:value-type="float">
            <text:p>2476</text:p>
          </table:table-cell>
          <table:table-cell table:formula="of:=[.F270]*[.C270]-[.D270]*[.E270]" office:value-type="float" office:value="320000000312200" calcext:value-type="float">
            <text:p>320000000312200</text:p>
          </table:table-cell>
          <table:table-cell table:formula="of:=[.B270]*[.E270]-[.F270]*[.A270]" office:value-type="float" office:value="360000000292420" calcext:value-type="float">
            <text:p>360000000292420</text:p>
          </table:table-cell>
          <table:table-cell table:formula="of:=MOD([.H270];[.G270])" office:value-type="float" office:value="0" calcext:value-type="float">
            <text:p>0</text:p>
          </table:table-cell>
          <table:table-cell table:formula="of:=MOD([.I270];[.G270])" office:value-type="float" office:value="0" calcext:value-type="float">
            <text:p>0</text:p>
          </table:table-cell>
          <table:table-cell table:formula="of:=IF([.J270]+[.K270]=0;1;0)" office:value-type="float" office:value="1" calcext:value-type="float">
            <text:p>1</text:p>
          </table:table-cell>
          <table:table-cell table:formula="of:=[.L270]*[.H270]/[.G270]" office:value-type="float" office:value="129240710950" calcext:value-type="float">
            <text:p>129240710950</text:p>
          </table:table-cell>
          <table:table-cell table:formula="of:=[.L270]*[.I270]/[.G270]" office:value-type="float" office:value="145395799795" calcext:value-type="float">
            <text:p>145395799795</text:p>
          </table:table-cell>
          <table:table-cell table:formula="of:=[.M270]*3+[.N270]" office:value-type="float" office:value="533117932645" calcext:value-type="float">
            <text:p>53311793264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7" calcext:value-type="float">
            <text:p>47</text:p>
          </table:table-cell>
          <table:table-cell office:value-type="float" office:value="61" calcext:value-type="float">
            <text:p>61</text:p>
          </table:table-cell>
          <table:table-cell office:value-type="float" office:value="43" calcext:value-type="float">
            <text:p>43</text:p>
          </table:table-cell>
          <table:table-cell table:formula="of:=[$Part1.E271]+[.$G$2]" office:value-type="float" office:value="10000000004182" calcext:value-type="float">
            <text:p>10000000004182</text:p>
          </table:table-cell>
          <table:table-cell table:formula="of:=[$Part1.F271]+[.$G$2]" office:value-type="float" office:value="10000000005154" calcext:value-type="float">
            <text:p>10000000005154</text:p>
          </table:table-cell>
          <table:table-cell table:formula="of:=([.B271]*[.C271]-[.D271]*[.A271])" office:value-type="float" office:value="2136" calcext:value-type="float">
            <text:p>2136</text:p>
          </table:table-cell>
          <table:table-cell table:formula="of:=[.F271]*[.C271]-[.D271]*[.E271]" office:value-type="float" office:value="180000000134568" calcext:value-type="float">
            <text:p>180000000134568</text:p>
          </table:table-cell>
          <table:table-cell table:formula="of:=[.B271]*[.E271]-[.F271]*[.A271]" office:value-type="float" office:value="300000000108936" calcext:value-type="float">
            <text:p>300000000108936</text:p>
          </table:table-cell>
          <table:table-cell table:formula="of:=MOD([.H271];[.G271])" office:value-type="float" office:value="744" calcext:value-type="float">
            <text:p>744</text:p>
          </table:table-cell>
          <table:table-cell table:formula="of:=MOD([.I271];[.G271])" office:value-type="float" office:value="528" calcext:value-type="float">
            <text:p>528</text:p>
          </table:table-cell>
          <table:table-cell table:formula="of:=IF([.J271]+[.K271]=0;1;0)" office:value-type="float" office:value="0" calcext:value-type="float">
            <text:p>0</text:p>
          </table:table-cell>
          <table:table-cell table:formula="of:=[.L271]*[.H271]/[.G271]" office:value-type="float" office:value="0" calcext:value-type="float">
            <text:p>0</text:p>
          </table:table-cell>
          <table:table-cell table:formula="of:=[.L271]*[.I271]/[.G271]" office:value-type="float" office:value="0" calcext:value-type="float">
            <text:p>0</text:p>
          </table:table-cell>
          <table:table-cell table:formula="of:=[.M271]*3+[.N27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55" calcext:value-type="float">
            <text:p>55</text:p>
          </table:table-cell>
          <table:table-cell table:formula="of:=[$Part1.E272]+[.$G$2]" office:value-type="float" office:value="10000000009909" calcext:value-type="float">
            <text:p>10000000009909</text:p>
          </table:table-cell>
          <table:table-cell table:formula="of:=[$Part1.F272]+[.$G$2]" office:value-type="float" office:value="10000000003314" calcext:value-type="float">
            <text:p>10000000003314</text:p>
          </table:table-cell>
          <table:table-cell table:formula="of:=([.B272]*[.C272]-[.D272]*[.A272])" office:value-type="float" office:value="-3833" calcext:value-type="float">
            <text:p>-3833</text:p>
          </table:table-cell>
          <table:table-cell table:formula="of:=[.F272]*[.C272]-[.D272]*[.E272]" office:value-type="float" office:value="-420000000501913" calcext:value-type="float">
            <text:p>-420000000501913</text:p>
          </table:table-cell>
          <table:table-cell table:formula="of:=[.B272]*[.E272]-[.F272]*[.A272]" office:value-type="float" office:value="-590000000103196" calcext:value-type="float">
            <text:p>-590000000103196</text:p>
          </table:table-cell>
          <table:table-cell table:formula="of:=MOD([.H272];[.G272])" office:value-type="float" office:value="0" calcext:value-type="float">
            <text:p>0</text:p>
          </table:table-cell>
          <table:table-cell table:formula="of:=MOD([.I272];[.G272])" office:value-type="float" office:value="0" calcext:value-type="float">
            <text:p>0</text:p>
          </table:table-cell>
          <table:table-cell table:formula="of:=IF([.J272]+[.K272]=0;1;0)" office:value-type="float" office:value="1" calcext:value-type="float">
            <text:p>1</text:p>
          </table:table-cell>
          <table:table-cell table:formula="of:=[.L272]*[.H272]/[.G272]" office:value-type="float" office:value="109574745761" calcext:value-type="float">
            <text:p>109574745761</text:p>
          </table:table-cell>
          <table:table-cell table:formula="of:=[.L272]*[.I272]/[.G272]" office:value-type="float" office:value="153926428412" calcext:value-type="float">
            <text:p>153926428412</text:p>
          </table:table-cell>
          <table:table-cell table:formula="of:=[.M272]*3+[.N272]" office:value-type="float" office:value="482650665695" calcext:value-type="float">
            <text:p>48265066569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7" calcext:value-type="float">
            <text:p>17</text:p>
          </table:table-cell>
          <table:table-cell office:value-type="float" office:value="32" calcext:value-type="float">
            <text:p>32</text:p>
          </table:table-cell>
          <table:table-cell office:value-type="float" office:value="65" calcext:value-type="float">
            <text:p>65</text:p>
          </table:table-cell>
          <table:table-cell table:formula="of:=[$Part1.E273]+[.$G$2]" office:value-type="float" office:value="10000000010368" calcext:value-type="float">
            <text:p>10000000010368</text:p>
          </table:table-cell>
          <table:table-cell table:formula="of:=[$Part1.F273]+[.$G$2]" office:value-type="float" office:value="10000000018654" calcext:value-type="float">
            <text:p>10000000018654</text:p>
          </table:table-cell>
          <table:table-cell table:formula="of:=([.B273]*[.C273]-[.D273]*[.A273])" office:value-type="float" office:value="-2576" calcext:value-type="float">
            <text:p>-2576</text:p>
          </table:table-cell>
          <table:table-cell table:formula="of:=[.F273]*[.C273]-[.D273]*[.E273]" office:value-type="float" office:value="-330000000076992" calcext:value-type="float">
            <text:p>-330000000076992</text:p>
          </table:table-cell>
          <table:table-cell table:formula="of:=[.B273]*[.E273]-[.F273]*[.A273]" office:value-type="float" office:value="-310000000719136" calcext:value-type="float">
            <text:p>-310000000719136</text:p>
          </table:table-cell>
          <table:table-cell table:formula="of:=MOD([.H273];[.G273])" office:value-type="float" office:value="0" calcext:value-type="float">
            <text:p>0</text:p>
          </table:table-cell>
          <table:table-cell table:formula="of:=MOD([.I273];[.G273])" office:value-type="float" office:value="0" calcext:value-type="float">
            <text:p>0</text:p>
          </table:table-cell>
          <table:table-cell table:formula="of:=IF([.J273]+[.K273]=0;1;0)" office:value-type="float" office:value="1" calcext:value-type="float">
            <text:p>1</text:p>
          </table:table-cell>
          <table:table-cell table:formula="of:=[.L273]*[.H273]/[.G273]" office:value-type="float" office:value="128105590092" calcext:value-type="float">
            <text:p>128105590092</text:p>
          </table:table-cell>
          <table:table-cell table:formula="of:=[.L273]*[.I273]/[.G273]" office:value-type="float" office:value="120341615186" calcext:value-type="float">
            <text:p>120341615186</text:p>
          </table:table-cell>
          <table:table-cell table:formula="of:=[.M273]*3+[.N273]" office:value-type="float" office:value="504658385462" calcext:value-type="float">
            <text:p>50465838546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52" calcext:value-type="float">
            <text:p>52</text:p>
          </table:table-cell>
          <table:table-cell table:formula="of:=[$Part1.E274]+[.$G$2]" office:value-type="float" office:value="10000000001809" calcext:value-type="float">
            <text:p>10000000001809</text:p>
          </table:table-cell>
          <table:table-cell table:formula="of:=[$Part1.F274]+[.$G$2]" office:value-type="float" office:value="10000000004130" calcext:value-type="float">
            <text:p>10000000004130</text:p>
          </table:table-cell>
          <table:table-cell table:formula="of:=([.B274]*[.C274]-[.D274]*[.A274])" office:value-type="float" office:value="-2594" calcext:value-type="float">
            <text:p>-2594</text:p>
          </table:table-cell>
          <table:table-cell table:formula="of:=[.F274]*[.C274]-[.D274]*[.E274]" office:value-type="float" office:value="-350000000023858" calcext:value-type="float">
            <text:p>-350000000023858</text:p>
          </table:table-cell>
          <table:table-cell table:formula="of:=[.B274]*[.E274]-[.F274]*[.A274]" office:value-type="float" office:value="-270000000190424" calcext:value-type="float">
            <text:p>-270000000190424</text:p>
          </table:table-cell>
          <table:table-cell table:formula="of:=MOD([.H274];[.G274])" office:value-type="float" office:value="0" calcext:value-type="float">
            <text:p>0</text:p>
          </table:table-cell>
          <table:table-cell table:formula="of:=MOD([.I274];[.G274])" office:value-type="float" office:value="0" calcext:value-type="float">
            <text:p>0</text:p>
          </table:table-cell>
          <table:table-cell table:formula="of:=IF([.J274]+[.K274]=0;1;0)" office:value-type="float" office:value="1" calcext:value-type="float">
            <text:p>1</text:p>
          </table:table-cell>
          <table:table-cell table:formula="of:=[.L274]*[.H274]/[.G274]" office:value-type="float" office:value="134926754057" calcext:value-type="float">
            <text:p>134926754057</text:p>
          </table:table-cell>
          <table:table-cell table:formula="of:=[.L274]*[.I274]/[.G274]" office:value-type="float" office:value="104086353196" calcext:value-type="float">
            <text:p>104086353196</text:p>
          </table:table-cell>
          <table:table-cell table:formula="of:=[.M274]*3+[.N274]" office:value-type="float" office:value="508866615367" calcext:value-type="float">
            <text:p>50886661536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80" calcext:value-type="float">
            <text:p>80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table:formula="of:=[$Part1.E275]+[.$G$2]" office:value-type="float" office:value="10000000001736" calcext:value-type="float">
            <text:p>10000000001736</text:p>
          </table:table-cell>
          <table:table-cell table:formula="of:=[$Part1.F275]+[.$G$2]" office:value-type="float" office:value="10000000005672" calcext:value-type="float">
            <text:p>10000000005672</text:p>
          </table:table-cell>
          <table:table-cell table:formula="of:=([.B275]*[.C275]-[.D275]*[.A275])" office:value-type="float" office:value="3524" calcext:value-type="float">
            <text:p>3524</text:p>
          </table:table-cell>
          <table:table-cell table:formula="of:=[.F275]*[.C275]-[.D275]*[.E275]" office:value-type="float" office:value="310000000246680" calcext:value-type="float">
            <text:p>310000000246680</text:p>
          </table:table-cell>
          <table:table-cell table:formula="of:=[.B275]*[.E275]-[.F275]*[.A275]" office:value-type="float" office:value="580000000014096" calcext:value-type="float">
            <text:p>580000000014096</text:p>
          </table:table-cell>
          <table:table-cell table:formula="of:=MOD([.H275];[.G275])" office:value-type="float" office:value="584" calcext:value-type="float">
            <text:p>584</text:p>
          </table:table-cell>
          <table:table-cell table:formula="of:=MOD([.I275];[.G275])" office:value-type="float" office:value="1320" calcext:value-type="float">
            <text:p>1320</text:p>
          </table:table-cell>
          <table:table-cell table:formula="of:=IF([.J275]+[.K275]=0;1;0)" office:value-type="float" office:value="0" calcext:value-type="float">
            <text:p>0</text:p>
          </table:table-cell>
          <table:table-cell table:formula="of:=[.L275]*[.H275]/[.G275]" office:value-type="float" office:value="0" calcext:value-type="float">
            <text:p>0</text:p>
          </table:table-cell>
          <table:table-cell table:formula="of:=[.L275]*[.I275]/[.G275]" office:value-type="float" office:value="0" calcext:value-type="float">
            <text:p>0</text:p>
          </table:table-cell>
          <table:table-cell table:formula="of:=[.M275]*3+[.N27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41" calcext:value-type="float">
            <text:p>41</text:p>
          </table:table-cell>
          <table:table-cell office:value-type="float" office:value="23" calcext:value-type="float">
            <text:p>23</text:p>
          </table:table-cell>
          <table:table-cell office:value-type="float" office:value="92" calcext:value-type="float">
            <text:p>92</text:p>
          </table:table-cell>
          <table:table-cell table:formula="of:=[$Part1.E276]+[.$G$2]" office:value-type="float" office:value="10000000002851" calcext:value-type="float">
            <text:p>10000000002851</text:p>
          </table:table-cell>
          <table:table-cell table:formula="of:=[$Part1.F276]+[.$G$2]" office:value-type="float" office:value="10000000008476" calcext:value-type="float">
            <text:p>10000000008476</text:p>
          </table:table-cell>
          <table:table-cell table:formula="of:=([.B276]*[.C276]-[.D276]*[.A276])" office:value-type="float" office:value="-4209" calcext:value-type="float">
            <text:p>-4209</text:p>
          </table:table-cell>
          <table:table-cell table:formula="of:=[.F276]*[.C276]-[.D276]*[.E276]" office:value-type="float" office:value="-690000000067344" calcext:value-type="float">
            <text:p>-690000000067344</text:p>
          </table:table-cell>
          <table:table-cell table:formula="of:=[.B276]*[.E276]-[.F276]*[.A276]" office:value-type="float" office:value="-150000000357765" calcext:value-type="float">
            <text:p>-150000000357765</text:p>
          </table:table-cell>
          <table:table-cell table:formula="of:=MOD([.H276];[.G276])" office:value-type="float" office:value="-2139" calcext:value-type="float">
            <text:p>-2139</text:p>
          </table:table-cell>
          <table:table-cell table:formula="of:=MOD([.I276];[.G276])" office:value-type="float" office:value="-2295" calcext:value-type="float">
            <text:p>-2295</text:p>
          </table:table-cell>
          <table:table-cell table:formula="of:=IF([.J276]+[.K276]=0;1;0)" office:value-type="float" office:value="0" calcext:value-type="float">
            <text:p>0</text:p>
          </table:table-cell>
          <table:table-cell table:formula="of:=[.L276]*[.H276]/[.G276]" office:value-type="float" office:value="0" calcext:value-type="float">
            <text:p>0</text:p>
          </table:table-cell>
          <table:table-cell table:formula="of:=[.L276]*[.I276]/[.G276]" office:value-type="float" office:value="0" calcext:value-type="float">
            <text:p>0</text:p>
          </table:table-cell>
          <table:table-cell table:formula="of:=[.M276]*3+[.N27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office:value-type="float" office:value="76" calcext:value-type="float">
            <text:p>76</text:p>
          </table:table-cell>
          <table:table-cell table:formula="of:=[$Part1.E277]+[.$G$2]" office:value-type="float" office:value="10000000000884" calcext:value-type="float">
            <text:p>10000000000884</text:p>
          </table:table-cell>
          <table:table-cell table:formula="of:=[$Part1.F277]+[.$G$2]" office:value-type="float" office:value="10000000002873" calcext:value-type="float">
            <text:p>10000000002873</text:p>
          </table:table-cell>
          <table:table-cell table:formula="of:=([.B277]*[.C277]-[.D277]*[.A277])" office:value-type="float" office:value="-5083" calcext:value-type="float">
            <text:p>-5083</text:p>
          </table:table-cell>
          <table:table-cell table:formula="of:=[.F277]*[.C277]-[.D277]*[.E277]" office:value-type="float" office:value="-650000000035581" calcext:value-type="float">
            <text:p>-650000000035581</text:p>
          </table:table-cell>
          <table:table-cell table:formula="of:=[.B277]*[.E277]-[.F277]*[.A277]" office:value-type="float" office:value="-130000000162656" calcext:value-type="float">
            <text:p>-130000000162656</text:p>
          </table:table-cell>
          <table:table-cell table:formula="of:=MOD([.H277];[.G277])" office:value-type="float" office:value="-3367" calcext:value-type="float">
            <text:p>-3367</text:p>
          </table:table-cell>
          <table:table-cell table:formula="of:=MOD([.I277];[.G277])" office:value-type="float" office:value="-1690" calcext:value-type="float">
            <text:p>-1690</text:p>
          </table:table-cell>
          <table:table-cell table:formula="of:=IF([.J277]+[.K277]=0;1;0)" office:value-type="float" office:value="0" calcext:value-type="float">
            <text:p>0</text:p>
          </table:table-cell>
          <table:table-cell table:formula="of:=[.L277]*[.H277]/[.G277]" office:value-type="float" office:value="0" calcext:value-type="float">
            <text:p>0</text:p>
          </table:table-cell>
          <table:table-cell table:formula="of:=[.L277]*[.I277]/[.G277]" office:value-type="float" office:value="0" calcext:value-type="float">
            <text:p>0</text:p>
          </table:table-cell>
          <table:table-cell table:formula="of:=[.M277]*3+[.N27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51" calcext:value-type="float">
            <text:p>51</text:p>
          </table:table-cell>
          <table:table-cell table:formula="of:=[$Part1.E278]+[.$G$2]" office:value-type="float" office:value="10000000005338" calcext:value-type="float">
            <text:p>10000000005338</text:p>
          </table:table-cell>
          <table:table-cell table:formula="of:=[$Part1.F278]+[.$G$2]" office:value-type="float" office:value="10000000004048" calcext:value-type="float">
            <text:p>10000000004048</text:p>
          </table:table-cell>
          <table:table-cell table:formula="of:=([.B278]*[.C278]-[.D278]*[.A278])" office:value-type="float" office:value="-2334" calcext:value-type="float">
            <text:p>-2334</text:p>
          </table:table-cell>
          <table:table-cell table:formula="of:=[.F278]*[.C278]-[.D278]*[.E278]" office:value-type="float" office:value="-120000000114366" calcext:value-type="float">
            <text:p>-120000000114366</text:p>
          </table:table-cell>
          <table:table-cell table:formula="of:=[.B278]*[.E278]-[.F278]*[.A278]" office:value-type="float" office:value="-420000000149376" calcext:value-type="float">
            <text:p>-420000000149376</text:p>
          </table:table-cell>
          <table:table-cell table:formula="of:=MOD([.H278];[.G278])" office:value-type="float" office:value="-168" calcext:value-type="float">
            <text:p>-168</text:p>
          </table:table-cell>
          <table:table-cell table:formula="of:=MOD([.I278];[.G278])" office:value-type="float" office:value="-588" calcext:value-type="float">
            <text:p>-588</text:p>
          </table:table-cell>
          <table:table-cell table:formula="of:=IF([.J278]+[.K278]=0;1;0)" office:value-type="float" office:value="0" calcext:value-type="float">
            <text:p>0</text:p>
          </table:table-cell>
          <table:table-cell table:formula="of:=[.L278]*[.H278]/[.G278]" office:value-type="float" office:value="0" calcext:value-type="float">
            <text:p>0</text:p>
          </table:table-cell>
          <table:table-cell table:formula="of:=[.L278]*[.I278]/[.G278]" office:value-type="float" office:value="0" calcext:value-type="float">
            <text:p>0</text:p>
          </table:table-cell>
          <table:table-cell table:formula="of:=[.M278]*3+[.N27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float" office:value="52" calcext:value-type="float">
            <text:p>52</text:p>
          </table:table-cell>
          <table:table-cell office:value-type="float" office:value="27" calcext:value-type="float">
            <text:p>27</text:p>
          </table:table-cell>
          <table:table-cell table:formula="of:=[$Part1.E279]+[.$G$2]" office:value-type="float" office:value="10000000010910" calcext:value-type="float">
            <text:p>10000000010910</text:p>
          </table:table-cell>
          <table:table-cell table:formula="of:=[$Part1.F279]+[.$G$2]" office:value-type="float" office:value="10000000012566" calcext:value-type="float">
            <text:p>10000000012566</text:p>
          </table:table-cell>
          <table:table-cell table:formula="of:=([.B279]*[.C279]-[.D279]*[.A279])" office:value-type="float" office:value="897" calcext:value-type="float">
            <text:p>897</text:p>
          </table:table-cell>
          <table:table-cell table:formula="of:=[.F279]*[.C279]-[.D279]*[.E279]" office:value-type="float" office:value="250000000358862" calcext:value-type="float">
            <text:p>250000000358862</text:p>
          </table:table-cell>
          <table:table-cell table:formula="of:=[.B279]*[.E279]-[.F279]*[.A279]" office:value-type="float" office:value="110000000098482" calcext:value-type="float">
            <text:p>110000000098482</text:p>
          </table:table-cell>
          <table:table-cell table:formula="of:=MOD([.H279];[.G279])" office:value-type="float" office:value="0" calcext:value-type="float">
            <text:p>0</text:p>
          </table:table-cell>
          <table:table-cell table:formula="of:=MOD([.I279];[.G279])" office:value-type="float" office:value="0" calcext:value-type="float">
            <text:p>0</text:p>
          </table:table-cell>
          <table:table-cell table:formula="of:=IF([.J279]+[.K279]=0;1;0)" office:value-type="float" office:value="1" calcext:value-type="float">
            <text:p>1</text:p>
          </table:table-cell>
          <table:table-cell table:formula="of:=[.L279]*[.H279]/[.G279]" office:value-type="float" office:value="278706800846" calcext:value-type="float">
            <text:p>278706800846</text:p>
          </table:table-cell>
          <table:table-cell table:formula="of:=[.L279]*[.I279]/[.G279]" office:value-type="float" office:value="122630992306" calcext:value-type="float">
            <text:p>122630992306</text:p>
          </table:table-cell>
          <table:table-cell table:formula="of:=[.M279]*3+[.N279]" office:value-type="float" office:value="958751394844" calcext:value-type="float">
            <text:p>95875139484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table:formula="of:=[$Part1.E280]+[.$G$2]" office:value-type="float" office:value="10000000019793" calcext:value-type="float">
            <text:p>10000000019793</text:p>
          </table:table-cell>
          <table:table-cell table:formula="of:=[$Part1.F280]+[.$G$2]" office:value-type="float" office:value="10000000002621" calcext:value-type="float">
            <text:p>10000000002621</text:p>
          </table:table-cell>
          <table:table-cell table:formula="of:=([.B280]*[.C280]-[.D280]*[.A280])" office:value-type="float" office:value="1722" calcext:value-type="float">
            <text:p>1722</text:p>
          </table:table-cell>
          <table:table-cell table:formula="of:=[.F280]*[.C280]-[.D280]*[.E280]" office:value-type="float" office:value="179999999514846" calcext:value-type="float">
            <text:p>179999999514846</text:p>
          </table:table-cell>
          <table:table-cell table:formula="of:=[.B280]*[.E280]-[.F280]*[.A280]" office:value-type="float" office:value="300000000834198" calcext:value-type="float">
            <text:p>300000000834198</text:p>
          </table:table-cell>
          <table:table-cell table:formula="of:=MOD([.H280];[.G280])" office:value-type="float" office:value="0" calcext:value-type="float">
            <text:p>0</text:p>
          </table:table-cell>
          <table:table-cell table:formula="of:=MOD([.I280];[.G280])" office:value-type="float" office:value="0" calcext:value-type="float">
            <text:p>0</text:p>
          </table:table-cell>
          <table:table-cell table:formula="of:=IF([.J280]+[.K280]=0;1;0)" office:value-type="float" office:value="1" calcext:value-type="float">
            <text:p>1</text:p>
          </table:table-cell>
          <table:table-cell table:formula="of:=[.L280]*[.H280]/[.G280]" office:value-type="float" office:value="104529616443" calcext:value-type="float">
            <text:p>104529616443</text:p>
          </table:table-cell>
          <table:table-cell table:formula="of:=[.L280]*[.I280]/[.G280]" office:value-type="float" office:value="174216028359" calcext:value-type="float">
            <text:p>174216028359</text:p>
          </table:table-cell>
          <table:table-cell table:formula="of:=[.M280]*3+[.N280]" office:value-type="float" office:value="487804877688" calcext:value-type="float">
            <text:p>48780487768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table:formula="of:=[$Part1.E281]+[.$G$2]" office:value-type="float" office:value="10000000003388" calcext:value-type="float">
            <text:p>10000000003388</text:p>
          </table:table-cell>
          <table:table-cell table:formula="of:=[$Part1.F281]+[.$G$2]" office:value-type="float" office:value="10000000002670" calcext:value-type="float">
            <text:p>10000000002670</text:p>
          </table:table-cell>
          <table:table-cell table:formula="of:=([.B281]*[.C281]-[.D281]*[.A281])" office:value-type="float" office:value="-1830" calcext:value-type="float">
            <text:p>-1830</text:p>
          </table:table-cell>
          <table:table-cell table:formula="of:=[.F281]*[.C281]-[.D281]*[.E281]" office:value-type="float" office:value="-340000000126680" calcext:value-type="float">
            <text:p>-340000000126680</text:p>
          </table:table-cell>
          <table:table-cell table:formula="of:=[.B281]*[.E281]-[.F281]*[.A281]" office:value-type="float" office:value="-230000000047050" calcext:value-type="float">
            <text:p>-230000000047050</text:p>
          </table:table-cell>
          <table:table-cell table:formula="of:=MOD([.H281];[.G281])" office:value-type="float" office:value="0" calcext:value-type="float">
            <text:p>0</text:p>
          </table:table-cell>
          <table:table-cell table:formula="of:=MOD([.I281];[.G281])" office:value-type="float" office:value="0" calcext:value-type="float">
            <text:p>0</text:p>
          </table:table-cell>
          <table:table-cell table:formula="of:=IF([.J281]+[.K281]=0;1;0)" office:value-type="float" office:value="1" calcext:value-type="float">
            <text:p>1</text:p>
          </table:table-cell>
          <table:table-cell table:formula="of:=[.L281]*[.H281]/[.G281]" office:value-type="float" office:value="185792349796" calcext:value-type="float">
            <text:p>185792349796</text:p>
          </table:table-cell>
          <table:table-cell table:formula="of:=[.L281]*[.I281]/[.G281]" office:value-type="float" office:value="125683060135" calcext:value-type="float">
            <text:p>125683060135</text:p>
          </table:table-cell>
          <table:table-cell table:formula="of:=[.M281]*3+[.N281]" office:value-type="float" office:value="683060109523" calcext:value-type="float">
            <text:p>683060109523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float" office:value="51" calcext:value-type="float">
            <text:p>51</text:p>
          </table:table-cell>
          <table:table-cell table:formula="of:=[$Part1.E282]+[.$G$2]" office:value-type="float" office:value="10000000010873" calcext:value-type="float">
            <text:p>10000000010873</text:p>
          </table:table-cell>
          <table:table-cell table:formula="of:=[$Part1.F282]+[.$G$2]" office:value-type="float" office:value="10000000000459" calcext:value-type="float">
            <text:p>10000000000459</text:p>
          </table:table-cell>
          <table:table-cell table:formula="of:=([.B282]*[.C282]-[.D282]*[.A282])" office:value-type="float" office:value="-2056" calcext:value-type="float">
            <text:p>-2056</text:p>
          </table:table-cell>
          <table:table-cell table:formula="of:=[.F282]*[.C282]-[.D282]*[.E282]" office:value-type="float" office:value="-260000000543048" calcext:value-type="float">
            <text:p>-260000000543048</text:p>
          </table:table-cell>
          <table:table-cell table:formula="of:=[.B282]*[.E282]-[.F282]*[.A282]" office:value-type="float" office:value="-239999999677768" calcext:value-type="float">
            <text:p>-239999999677768</text:p>
          </table:table-cell>
          <table:table-cell table:formula="of:=MOD([.H282];[.G282])" office:value-type="float" office:value="0" calcext:value-type="float">
            <text:p>0</text:p>
          </table:table-cell>
          <table:table-cell table:formula="of:=MOD([.I282];[.G282])" office:value-type="float" office:value="0" calcext:value-type="float">
            <text:p>0</text:p>
          </table:table-cell>
          <table:table-cell table:formula="of:=IF([.J282]+[.K282]=0;1;0)" office:value-type="float" office:value="1" calcext:value-type="float">
            <text:p>1</text:p>
          </table:table-cell>
          <table:table-cell table:formula="of:=[.L282]*[.H282]/[.G282]" office:value-type="float" office:value="126459144233" calcext:value-type="float">
            <text:p>126459144233</text:p>
          </table:table-cell>
          <table:table-cell table:formula="of:=[.L282]*[.I282]/[.G282]" office:value-type="float" office:value="116731517353" calcext:value-type="float">
            <text:p>116731517353</text:p>
          </table:table-cell>
          <table:table-cell table:formula="of:=[.M282]*3+[.N282]" office:value-type="float" office:value="496108950052" calcext:value-type="float">
            <text:p>49610895005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57" calcext:value-type="float">
            <text:p>57</text:p>
          </table:table-cell>
          <table:table-cell table:formula="of:=[$Part1.E283]+[.$G$2]" office:value-type="float" office:value="10000000007950" calcext:value-type="float">
            <text:p>10000000007950</text:p>
          </table:table-cell>
          <table:table-cell table:formula="of:=[$Part1.F283]+[.$G$2]" office:value-type="float" office:value="10000000012650" calcext:value-type="float">
            <text:p>10000000012650</text:p>
          </table:table-cell>
          <table:table-cell table:formula="of:=([.B283]*[.C283]-[.D283]*[.A283])" office:value-type="float" office:value="-2274" calcext:value-type="float">
            <text:p>-2274</text:p>
          </table:table-cell>
          <table:table-cell table:formula="of:=[.F283]*[.C283]-[.D283]*[.E283]" office:value-type="float" office:value="-330000000149550" calcext:value-type="float">
            <text:p>-330000000149550</text:p>
          </table:table-cell>
          <table:table-cell table:formula="of:=[.B283]*[.E283]-[.F283]*[.A283]" office:value-type="float" office:value="-260000000441700" calcext:value-type="float">
            <text:p>-260000000441700</text:p>
          </table:table-cell>
          <table:table-cell table:formula="of:=MOD([.H283];[.G283])" office:value-type="float" office:value="0" calcext:value-type="float">
            <text:p>0</text:p>
          </table:table-cell>
          <table:table-cell table:formula="of:=MOD([.I283];[.G283])" office:value-type="float" office:value="0" calcext:value-type="float">
            <text:p>0</text:p>
          </table:table-cell>
          <table:table-cell table:formula="of:=IF([.J283]+[.K283]=0;1;0)" office:value-type="float" office:value="1" calcext:value-type="float">
            <text:p>1</text:p>
          </table:table-cell>
          <table:table-cell table:formula="of:=[.L283]*[.H283]/[.G283]" office:value-type="float" office:value="145118733575" calcext:value-type="float">
            <text:p>145118733575</text:p>
          </table:table-cell>
          <table:table-cell table:formula="of:=[.L283]*[.I283]/[.G283]" office:value-type="float" office:value="114335972050" calcext:value-type="float">
            <text:p>114335972050</text:p>
          </table:table-cell>
          <table:table-cell table:formula="of:=[.M283]*3+[.N283]" office:value-type="float" office:value="549692172775" calcext:value-type="float">
            <text:p>54969217277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2" calcext:value-type="float">
            <text:p>42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table:formula="of:=[$Part1.E284]+[.$G$2]" office:value-type="float" office:value="10000000004103" calcext:value-type="float">
            <text:p>10000000004103</text:p>
          </table:table-cell>
          <table:table-cell table:formula="of:=[$Part1.F284]+[.$G$2]" office:value-type="float" office:value="10000000010435" calcext:value-type="float">
            <text:p>10000000010435</text:p>
          </table:table-cell>
          <table:table-cell table:formula="of:=([.B284]*[.C284]-[.D284]*[.A284])" office:value-type="float" office:value="1508" calcext:value-type="float">
            <text:p>1508</text:p>
          </table:table-cell>
          <table:table-cell table:formula="of:=[.F284]*[.C284]-[.D284]*[.E284]" office:value-type="float" office:value="240000000408740" calcext:value-type="float">
            <text:p>240000000408740</text:p>
          </table:table-cell>
          <table:table-cell table:formula="of:=[.B284]*[.E284]-[.F284]*[.A284]" office:value-type="float" office:value="199999999942756" calcext:value-type="float">
            <text:p>199999999942756</text:p>
          </table:table-cell>
          <table:table-cell table:formula="of:=MOD([.H284];[.G284])" office:value-type="float" office:value="0" calcext:value-type="float">
            <text:p>0</text:p>
          </table:table-cell>
          <table:table-cell table:formula="of:=MOD([.I284];[.G284])" office:value-type="float" office:value="0" calcext:value-type="float">
            <text:p>0</text:p>
          </table:table-cell>
          <table:table-cell table:formula="of:=IF([.J284]+[.K284]=0;1;0)" office:value-type="float" office:value="1" calcext:value-type="float">
            <text:p>1</text:p>
          </table:table-cell>
          <table:table-cell table:formula="of:=[.L284]*[.H284]/[.G284]" office:value-type="float" office:value="159151193905" calcext:value-type="float">
            <text:p>159151193905</text:p>
          </table:table-cell>
          <table:table-cell table:formula="of:=[.L284]*[.I284]/[.G284]" office:value-type="float" office:value="132625994657" calcext:value-type="float">
            <text:p>132625994657</text:p>
          </table:table-cell>
          <table:table-cell table:formula="of:=[.M284]*3+[.N284]" office:value-type="float" office:value="610079576372" calcext:value-type="float">
            <text:p>61007957637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3" calcext:value-type="float">
            <text:p>53</text:p>
          </table:table-cell>
          <table:table-cell office:value-type="float" office:value="68" calcext:value-type="float">
            <text:p>68</text:p>
          </table:table-cell>
          <table:table-cell office:value-type="float" office:value="33" calcext:value-type="float">
            <text:p>33</text:p>
          </table:table-cell>
          <table:table-cell table:formula="of:=[$Part1.E285]+[.$G$2]" office:value-type="float" office:value="10000000011472" calcext:value-type="float">
            <text:p>10000000011472</text:p>
          </table:table-cell>
          <table:table-cell table:formula="of:=[$Part1.F285]+[.$G$2]" office:value-type="float" office:value="10000000010107" calcext:value-type="float">
            <text:p>10000000010107</text:p>
          </table:table-cell>
          <table:table-cell table:formula="of:=([.B285]*[.C285]-[.D285]*[.A285])" office:value-type="float" office:value="3010" calcext:value-type="float">
            <text:p>3010</text:p>
          </table:table-cell>
          <table:table-cell table:formula="of:=[.F285]*[.C285]-[.D285]*[.E285]" office:value-type="float" office:value="350000000308700" calcext:value-type="float">
            <text:p>350000000308700</text:p>
          </table:table-cell>
          <table:table-cell table:formula="of:=[.B285]*[.E285]-[.F285]*[.A285]" office:value-type="float" office:value="350000000426090" calcext:value-type="float">
            <text:p>350000000426090</text:p>
          </table:table-cell>
          <table:table-cell table:formula="of:=MOD([.H285];[.G285])" office:value-type="float" office:value="0" calcext:value-type="float">
            <text:p>0</text:p>
          </table:table-cell>
          <table:table-cell table:formula="of:=MOD([.I285];[.G285])" office:value-type="float" office:value="0" calcext:value-type="float">
            <text:p>0</text:p>
          </table:table-cell>
          <table:table-cell table:formula="of:=IF([.J285]+[.K285]=0;1;0)" office:value-type="float" office:value="1" calcext:value-type="float">
            <text:p>1</text:p>
          </table:table-cell>
          <table:table-cell table:formula="of:=[.L285]*[.H285]/[.G285]" office:value-type="float" office:value="116279069870" calcext:value-type="float">
            <text:p>116279069870</text:p>
          </table:table-cell>
          <table:table-cell table:formula="of:=[.L285]*[.I285]/[.G285]" office:value-type="float" office:value="116279069909" calcext:value-type="float">
            <text:p>116279069909</text:p>
          </table:table-cell>
          <table:table-cell table:formula="of:=[.M285]*3+[.N285]" office:value-type="float" office:value="465116279519" calcext:value-type="float">
            <text:p>46511627951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6" calcext:value-type="float">
            <text:p>56</text:p>
          </table:table-cell>
          <table:table-cell office:value-type="float" office:value="80" calcext:value-type="float">
            <text:p>80</text:p>
          </table:table-cell>
          <table:table-cell office:value-type="float" office:value="27" calcext:value-type="float">
            <text:p>27</text:p>
          </table:table-cell>
          <table:table-cell table:formula="of:=[$Part1.E286]+[.$G$2]" office:value-type="float" office:value="10000000003968" calcext:value-type="float">
            <text:p>10000000003968</text:p>
          </table:table-cell>
          <table:table-cell table:formula="of:=[$Part1.F286]+[.$G$2]" office:value-type="float" office:value="10000000008952" calcext:value-type="float">
            <text:p>10000000008952</text:p>
          </table:table-cell>
          <table:table-cell table:formula="of:=([.B286]*[.C286]-[.D286]*[.A286])" office:value-type="float" office:value="4156" calcext:value-type="float">
            <text:p>4156</text:p>
          </table:table-cell>
          <table:table-cell table:formula="of:=[.F286]*[.C286]-[.D286]*[.E286]" office:value-type="float" office:value="530000000609024" calcext:value-type="float">
            <text:p>530000000609024</text:p>
          </table:table-cell>
          <table:table-cell table:formula="of:=[.B286]*[.E286]-[.F286]*[.A286]" office:value-type="float" office:value="440000000114784" calcext:value-type="float">
            <text:p>440000000114784</text:p>
          </table:table-cell>
          <table:table-cell table:formula="of:=MOD([.H286];[.G286])" office:value-type="float" office:value="0" calcext:value-type="float">
            <text:p>0</text:p>
          </table:table-cell>
          <table:table-cell table:formula="of:=MOD([.I286];[.G286])" office:value-type="float" office:value="0" calcext:value-type="float">
            <text:p>0</text:p>
          </table:table-cell>
          <table:table-cell table:formula="of:=IF([.J286]+[.K286]=0;1;0)" office:value-type="float" office:value="1" calcext:value-type="float">
            <text:p>1</text:p>
          </table:table-cell>
          <table:table-cell table:formula="of:=[.L286]*[.H286]/[.G286]" office:value-type="float" office:value="127526467904" calcext:value-type="float">
            <text:p>127526467904</text:p>
          </table:table-cell>
          <table:table-cell table:formula="of:=[.L286]*[.I286]/[.G286]" office:value-type="float" office:value="105871029864" calcext:value-type="float">
            <text:p>105871029864</text:p>
          </table:table-cell>
          <table:table-cell table:formula="of:=[.M286]*3+[.N286]" office:value-type="float" office:value="488450433576" calcext:value-type="float">
            <text:p>488450433576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94" calcext:value-type="float">
            <text:p>94</text:p>
          </table:table-cell>
          <table:table-cell office:value-type="float" office:value="14" calcext:value-type="float">
            <text:p>14</text:p>
          </table:table-cell>
          <table:table-cell office:value-type="float" office:value="86" calcext:value-type="float">
            <text:p>86</text:p>
          </table:table-cell>
          <table:table-cell table:formula="of:=[$Part1.E287]+[.$G$2]" office:value-type="float" office:value="10000000003108" calcext:value-type="float">
            <text:p>10000000003108</text:p>
          </table:table-cell>
          <table:table-cell table:formula="of:=[$Part1.F287]+[.$G$2]" office:value-type="float" office:value="10000000006932" calcext:value-type="float">
            <text:p>10000000006932</text:p>
          </table:table-cell>
          <table:table-cell table:formula="of:=([.B287]*[.C287]-[.D287]*[.A287])" office:value-type="float" office:value="-6080" calcext:value-type="float">
            <text:p>-6080</text:p>
          </table:table-cell>
          <table:table-cell table:formula="of:=[.F287]*[.C287]-[.D287]*[.E287]" office:value-type="float" office:value="-720000000170240" calcext:value-type="float">
            <text:p>-720000000170240</text:p>
          </table:table-cell>
          <table:table-cell table:formula="of:=[.B287]*[.E287]-[.F287]*[.A287]" office:value-type="float" office:value="79999999696000" calcext:value-type="float">
            <text:p>79999999696000</text:p>
          </table:table-cell>
          <table:table-cell table:formula="of:=MOD([.H287];[.G287])" office:value-type="float" office:value="-3520" calcext:value-type="float">
            <text:p>-3520</text:p>
          </table:table-cell>
          <table:table-cell table:formula="of:=MOD([.I287];[.G287])" office:value-type="float" office:value="-960" calcext:value-type="float">
            <text:p>-960</text:p>
          </table:table-cell>
          <table:table-cell table:formula="of:=IF([.J287]+[.K287]=0;1;0)" office:value-type="float" office:value="0" calcext:value-type="float">
            <text:p>0</text:p>
          </table:table-cell>
          <table:table-cell table:formula="of:=[.L287]*[.H287]/[.G287]" office:value-type="float" office:value="0" calcext:value-type="float">
            <text:p>0</text:p>
          </table:table-cell>
          <table:table-cell table:formula="of:=[.L287]*[.I287]/[.G287]" office:value-type="float" office:value="-0" calcext:value-type="float">
            <text:p>0</text:p>
          </table:table-cell>
          <table:table-cell table:formula="of:=[.M287]*3+[.N28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72" calcext:value-type="float">
            <text:p>72</text:p>
          </table:table-cell>
          <table:table-cell table:formula="of:=[$Part1.E288]+[.$G$2]" office:value-type="float" office:value="10000000016698" calcext:value-type="float">
            <text:p>10000000016698</text:p>
          </table:table-cell>
          <table:table-cell table:formula="of:=[$Part1.F288]+[.$G$2]" office:value-type="float" office:value="10000000019184" calcext:value-type="float">
            <text:p>10000000019184</text:p>
          </table:table-cell>
          <table:table-cell table:formula="of:=([.B288]*[.C288]-[.D288]*[.A288])" office:value-type="float" office:value="-4632" calcext:value-type="float">
            <text:p>-4632</text:p>
          </table:table-cell>
          <table:table-cell table:formula="of:=[.F288]*[.C288]-[.D288]*[.E288]" office:value-type="float" office:value="-560000000895312" calcext:value-type="float">
            <text:p>-560000000895312</text:p>
          </table:table-cell>
          <table:table-cell table:formula="of:=[.B288]*[.E288]-[.F288]*[.A288]" office:value-type="float" office:value="-550000001084952" calcext:value-type="float">
            <text:p>-550000001084952</text:p>
          </table:table-cell>
          <table:table-cell table:formula="of:=MOD([.H288];[.G288])" office:value-type="float" office:value="0" calcext:value-type="float">
            <text:p>0</text:p>
          </table:table-cell>
          <table:table-cell table:formula="of:=MOD([.I288];[.G288])" office:value-type="float" office:value="0" calcext:value-type="float">
            <text:p>0</text:p>
          </table:table-cell>
          <table:table-cell table:formula="of:=IF([.J288]+[.K288]=0;1;0)" office:value-type="float" office:value="1" calcext:value-type="float">
            <text:p>1</text:p>
          </table:table-cell>
          <table:table-cell table:formula="of:=[.L288]*[.H288]/[.G288]" office:value-type="float" office:value="120898100366" calcext:value-type="float">
            <text:p>120898100366</text:p>
          </table:table-cell>
          <table:table-cell table:formula="of:=[.L288]*[.I288]/[.G288]" office:value-type="float" office:value="118739205761" calcext:value-type="float">
            <text:p>118739205761</text:p>
          </table:table-cell>
          <table:table-cell table:formula="of:=[.M288]*3+[.N288]" office:value-type="float" office:value="481433506859" calcext:value-type="float">
            <text:p>481433506859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81" calcext:value-type="float">
            <text:p>81</text:p>
          </table:table-cell>
          <table:table-cell table:formula="of:=[$Part1.E289]+[.$G$2]" office:value-type="float" office:value="10000000007077" calcext:value-type="float">
            <text:p>10000000007077</text:p>
          </table:table-cell>
          <table:table-cell table:formula="of:=[$Part1.F289]+[.$G$2]" office:value-type="float" office:value="10000000009659" calcext:value-type="float">
            <text:p>10000000009659</text:p>
          </table:table-cell>
          <table:table-cell table:formula="of:=([.B289]*[.C289]-[.D289]*[.A289])" office:value-type="float" office:value="-4689" calcext:value-type="float">
            <text:p>-4689</text:p>
          </table:table-cell>
          <table:table-cell table:formula="of:=[.F289]*[.C289]-[.D289]*[.E289]" office:value-type="float" office:value="-600000000370398" calcext:value-type="float">
            <text:p>-600000000370398</text:p>
          </table:table-cell>
          <table:table-cell table:formula="of:=[.B289]*[.E289]-[.F289]*[.A289]" office:value-type="float" office:value="-490000000504275" calcext:value-type="float">
            <text:p>-490000000504275</text:p>
          </table:table-cell>
          <table:table-cell table:formula="of:=MOD([.H289];[.G289])" office:value-type="float" office:value="0" calcext:value-type="float">
            <text:p>0</text:p>
          </table:table-cell>
          <table:table-cell table:formula="of:=MOD([.I289];[.G289])" office:value-type="float" office:value="0" calcext:value-type="float">
            <text:p>0</text:p>
          </table:table-cell>
          <table:table-cell table:formula="of:=IF([.J289]+[.K289]=0;1;0)" office:value-type="float" office:value="1" calcext:value-type="float">
            <text:p>1</text:p>
          </table:table-cell>
          <table:table-cell table:formula="of:=[.L289]*[.H289]/[.G289]" office:value-type="float" office:value="127959053182" calcext:value-type="float">
            <text:p>127959053182</text:p>
          </table:table-cell>
          <table:table-cell table:formula="of:=[.L289]*[.I289]/[.G289]" office:value-type="float" office:value="104499893475" calcext:value-type="float">
            <text:p>104499893475</text:p>
          </table:table-cell>
          <table:table-cell table:formula="of:=[.M289]*3+[.N289]" office:value-type="float" office:value="488377053021" calcext:value-type="float">
            <text:p>48837705302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28" calcext:value-type="float">
            <text:p>28</text:p>
          </table:table-cell>
          <table:table-cell table:formula="of:=[$Part1.E290]+[.$G$2]" office:value-type="float" office:value="10000000013276" calcext:value-type="float">
            <text:p>10000000013276</text:p>
          </table:table-cell>
          <table:table-cell table:formula="of:=[$Part1.F290]+[.$G$2]" office:value-type="float" office:value="10000000004022" calcext:value-type="float">
            <text:p>10000000004022</text:p>
          </table:table-cell>
          <table:table-cell table:formula="of:=([.B290]*[.C290]-[.D290]*[.A290])" office:value-type="float" office:value="3682" calcext:value-type="float">
            <text:p>3682</text:p>
          </table:table-cell>
          <table:table-cell table:formula="of:=[.F290]*[.C290]-[.D290]*[.E290]" office:value-type="float" office:value="379999999893724" calcext:value-type="float">
            <text:p>379999999893724</text:p>
          </table:table-cell>
          <table:table-cell table:formula="of:=[.B290]*[.E290]-[.F290]*[.A290]" office:value-type="float" office:value="460000000768014" calcext:value-type="float">
            <text:p>460000000768014</text:p>
          </table:table-cell>
          <table:table-cell table:formula="of:=MOD([.H290];[.G290])" office:value-type="float" office:value="0" calcext:value-type="float">
            <text:p>0</text:p>
          </table:table-cell>
          <table:table-cell table:formula="of:=MOD([.I290];[.G290])" office:value-type="float" office:value="0" calcext:value-type="float">
            <text:p>0</text:p>
          </table:table-cell>
          <table:table-cell table:formula="of:=IF([.J290]+[.K290]=0;1;0)" office:value-type="float" office:value="1" calcext:value-type="float">
            <text:p>1</text:p>
          </table:table-cell>
          <table:table-cell table:formula="of:=[.L290]*[.H290]/[.G290]" office:value-type="float" office:value="103204779982" calcext:value-type="float">
            <text:p>103204779982</text:p>
          </table:table-cell>
          <table:table-cell table:formula="of:=[.L290]*[.I290]/[.G290]" office:value-type="float" office:value="124932102327" calcext:value-type="float">
            <text:p>124932102327</text:p>
          </table:table-cell>
          <table:table-cell table:formula="of:=[.M290]*3+[.N290]" office:value-type="float" office:value="434546442273" calcext:value-type="float">
            <text:p>434546442273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48" calcext:value-type="float">
            <text:p>48</text:p>
          </table:table-cell>
          <table:table-cell table:formula="of:=[$Part1.E291]+[.$G$2]" office:value-type="float" office:value="10000000007514" calcext:value-type="float">
            <text:p>10000000007514</text:p>
          </table:table-cell>
          <table:table-cell table:formula="of:=[$Part1.F291]+[.$G$2]" office:value-type="float" office:value="10000000001718" calcext:value-type="float">
            <text:p>10000000001718</text:p>
          </table:table-cell>
          <table:table-cell table:formula="of:=([.B291]*[.C291]-[.D291]*[.A291])" office:value-type="float" office:value="-2802" calcext:value-type="float">
            <text:p>-2802</text:p>
          </table:table-cell>
          <table:table-cell table:formula="of:=[.F291]*[.C291]-[.D291]*[.E291]" office:value-type="float" office:value="-300000000329748" calcext:value-type="float">
            <text:p>-300000000329748</text:p>
          </table:table-cell>
          <table:table-cell table:formula="of:=[.B291]*[.E291]-[.F291]*[.A291]" office:value-type="float" office:value="-339999999832368" calcext:value-type="float">
            <text:p>-339999999832368</text:p>
          </table:table-cell>
          <table:table-cell table:formula="of:=MOD([.H291];[.G291])" office:value-type="float" office:value="0" calcext:value-type="float">
            <text:p>0</text:p>
          </table:table-cell>
          <table:table-cell table:formula="of:=MOD([.I291];[.G291])" office:value-type="float" office:value="0" calcext:value-type="float">
            <text:p>0</text:p>
          </table:table-cell>
          <table:table-cell table:formula="of:=IF([.J291]+[.K291]=0;1;0)" office:value-type="float" office:value="1" calcext:value-type="float">
            <text:p>1</text:p>
          </table:table-cell>
          <table:table-cell table:formula="of:=[.L291]*[.H291]/[.G291]" office:value-type="float" office:value="107066381274" calcext:value-type="float">
            <text:p>107066381274</text:p>
          </table:table-cell>
          <table:table-cell table:formula="of:=[.L291]*[.I291]/[.G291]" office:value-type="float" office:value="121341898584" calcext:value-type="float">
            <text:p>121341898584</text:p>
          </table:table-cell>
          <table:table-cell table:formula="of:=[.M291]*3+[.N291]" office:value-type="float" office:value="442541042406" calcext:value-type="float">
            <text:p>44254104240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94" calcext:value-type="float">
            <text:p>94</text:p>
          </table:table-cell>
          <table:table-cell office:value-type="float" office:value="77" calcext:value-type="float">
            <text:p>77</text:p>
          </table:table-cell>
          <table:table-cell office:value-type="float" office:value="32" calcext:value-type="float">
            <text:p>32</text:p>
          </table:table-cell>
          <table:table-cell table:formula="of:=[$Part1.E292]+[.$G$2]" office:value-type="float" office:value="10000000002489" calcext:value-type="float">
            <text:p>10000000002489</text:p>
          </table:table-cell>
          <table:table-cell table:formula="of:=[$Part1.F292]+[.$G$2]" office:value-type="float" office:value="10000000007556" calcext:value-type="float">
            <text:p>10000000007556</text:p>
          </table:table-cell>
          <table:table-cell table:formula="of:=([.B292]*[.C292]-[.D292]*[.A292])" office:value-type="float" office:value="6438" calcext:value-type="float">
            <text:p>6438</text:p>
          </table:table-cell>
          <table:table-cell table:formula="of:=[.F292]*[.C292]-[.D292]*[.E292]" office:value-type="float" office:value="450000000502164" calcext:value-type="float">
            <text:p>450000000502164</text:p>
          </table:table-cell>
          <table:table-cell table:formula="of:=[.B292]*[.E292]-[.F292]*[.A292]" office:value-type="float" office:value="690000000045066" calcext:value-type="float">
            <text:p>690000000045066</text:p>
          </table:table-cell>
          <table:table-cell table:formula="of:=MOD([.H292];[.G292])" office:value-type="float" office:value="3780" calcext:value-type="float">
            <text:p>3780</text:p>
          </table:table-cell>
          <table:table-cell table:formula="of:=MOD([.I292];[.G292])" office:value-type="float" office:value="5796" calcext:value-type="float">
            <text:p>5796</text:p>
          </table:table-cell>
          <table:table-cell table:formula="of:=IF([.J292]+[.K292]=0;1;0)" office:value-type="float" office:value="0" calcext:value-type="float">
            <text:p>0</text:p>
          </table:table-cell>
          <table:table-cell table:formula="of:=[.L292]*[.H292]/[.G292]" office:value-type="float" office:value="0" calcext:value-type="float">
            <text:p>0</text:p>
          </table:table-cell>
          <table:table-cell table:formula="of:=[.L292]*[.I292]/[.G292]" office:value-type="float" office:value="0" calcext:value-type="float">
            <text:p>0</text:p>
          </table:table-cell>
          <table:table-cell table:formula="of:=[.M292]*3+[.N29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17" calcext:value-type="float">
            <text:p>17</text:p>
          </table:table-cell>
          <table:table-cell table:formula="of:=[$Part1.E293]+[.$G$2]" office:value-type="float" office:value="10000000014104" calcext:value-type="float">
            <text:p>10000000014104</text:p>
          </table:table-cell>
          <table:table-cell table:formula="of:=[$Part1.F293]+[.$G$2]" office:value-type="float" office:value="10000000006316" calcext:value-type="float">
            <text:p>10000000006316</text:p>
          </table:table-cell>
          <table:table-cell table:formula="of:=([.B293]*[.C293]-[.D293]*[.A293])" office:value-type="float" office:value="6585" calcext:value-type="float">
            <text:p>6585</text:p>
          </table:table-cell>
          <table:table-cell table:formula="of:=[.F293]*[.C293]-[.D293]*[.E293]" office:value-type="float" office:value="660000000284460" calcext:value-type="float">
            <text:p>660000000284460</text:p>
          </table:table-cell>
          <table:table-cell table:formula="of:=[.B293]*[.E293]-[.F293]*[.A293]" office:value-type="float" office:value="690000001074420" calcext:value-type="float">
            <text:p>690000001074420</text:p>
          </table:table-cell>
          <table:table-cell table:formula="of:=MOD([.H293];[.G293])" office:value-type="float" office:value="0" calcext:value-type="float">
            <text:p>0</text:p>
          </table:table-cell>
          <table:table-cell table:formula="of:=MOD([.I293];[.G293])" office:value-type="float" office:value="0" calcext:value-type="float">
            <text:p>0</text:p>
          </table:table-cell>
          <table:table-cell table:formula="of:=IF([.J293]+[.K293]=0;1;0)" office:value-type="float" office:value="1" calcext:value-type="float">
            <text:p>1</text:p>
          </table:table-cell>
          <table:table-cell table:formula="of:=[.L293]*[.H293]/[.G293]" office:value-type="float" office:value="100227790476" calcext:value-type="float">
            <text:p>100227790476</text:p>
          </table:table-cell>
          <table:table-cell table:formula="of:=[.L293]*[.I293]/[.G293]" office:value-type="float" office:value="104783599252" calcext:value-type="float">
            <text:p>104783599252</text:p>
          </table:table-cell>
          <table:table-cell table:formula="of:=[.M293]*3+[.N293]" office:value-type="float" office:value="405466970680" calcext:value-type="float">
            <text:p>40546697068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table:formula="of:=[$Part1.E294]+[.$G$2]" office:value-type="float" office:value="10000000011965" calcext:value-type="float">
            <text:p>10000000011965</text:p>
          </table:table-cell>
          <table:table-cell table:formula="of:=[$Part1.F294]+[.$G$2]" office:value-type="float" office:value="10000000001114" calcext:value-type="float">
            <text:p>10000000001114</text:p>
          </table:table-cell>
          <table:table-cell table:formula="of:=([.B294]*[.C294]-[.D294]*[.A294])" office:value-type="float" office:value="-6264" calcext:value-type="float">
            <text:p>-6264</text:p>
          </table:table-cell>
          <table:table-cell table:formula="of:=[.F294]*[.C294]-[.D294]*[.E294]" office:value-type="float" office:value="-630000000916560" calcext:value-type="float">
            <text:p>-630000000916560</text:p>
          </table:table-cell>
          <table:table-cell table:formula="of:=[.B294]*[.E294]-[.F294]*[.A294]" office:value-type="float" office:value="-689999999924952" calcext:value-type="float">
            <text:p>-689999999924952</text:p>
          </table:table-cell>
          <table:table-cell table:formula="of:=MOD([.H294];[.G294])" office:value-type="float" office:value="0" calcext:value-type="float">
            <text:p>0</text:p>
          </table:table-cell>
          <table:table-cell table:formula="of:=MOD([.I294];[.G294])" office:value-type="float" office:value="0" calcext:value-type="float">
            <text:p>0</text:p>
          </table:table-cell>
          <table:table-cell table:formula="of:=IF([.J294]+[.K294]=0;1;0)" office:value-type="float" office:value="1" calcext:value-type="float">
            <text:p>1</text:p>
          </table:table-cell>
          <table:table-cell table:formula="of:=[.L294]*[.H294]/[.G294]" office:value-type="float" office:value="100574712790" calcext:value-type="float">
            <text:p>100574712790</text:p>
          </table:table-cell>
          <table:table-cell table:formula="of:=[.L294]*[.I294]/[.G294]" office:value-type="float" office:value="110153256693" calcext:value-type="float">
            <text:p>110153256693</text:p>
          </table:table-cell>
          <table:table-cell table:formula="of:=[.M294]*3+[.N294]" office:value-type="float" office:value="411877395063" calcext:value-type="float">
            <text:p>411877395063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1" calcext:value-type="float">
            <text:p>21</text:p>
          </table:table-cell>
          <table:table-cell office:value-type="float" office:value="61" calcext:value-type="float">
            <text:p>61</text:p>
          </table:table-cell>
          <table:table-cell office:value-type="float" office:value="93" calcext:value-type="float">
            <text:p>93</text:p>
          </table:table-cell>
          <table:table-cell table:formula="of:=[$Part1.E295]+[.$G$2]" office:value-type="float" office:value="10000000005943" calcext:value-type="float">
            <text:p>10000000005943</text:p>
          </table:table-cell>
          <table:table-cell table:formula="of:=[$Part1.F295]+[.$G$2]" office:value-type="float" office:value="10000000004761" calcext:value-type="float">
            <text:p>10000000004761</text:p>
          </table:table-cell>
          <table:table-cell table:formula="of:=([.B295]*[.C295]-[.D295]*[.A295])" office:value-type="float" office:value="-4857" calcext:value-type="float">
            <text:p>-4857</text:p>
          </table:table-cell>
          <table:table-cell table:formula="of:=[.F295]*[.C295]-[.D295]*[.E295]" office:value-type="float" office:value="-320000000262278" calcext:value-type="float">
            <text:p>-320000000262278</text:p>
          </table:table-cell>
          <table:table-cell table:formula="of:=[.B295]*[.E295]-[.F295]*[.A295]" office:value-type="float" office:value="-450000000189423" calcext:value-type="float">
            <text:p>-450000000189423</text:p>
          </table:table-cell>
          <table:table-cell table:formula="of:=MOD([.H295];[.G295])" office:value-type="float" office:value="-2102" calcext:value-type="float">
            <text:p>-2102</text:p>
          </table:table-cell>
          <table:table-cell table:formula="of:=MOD([.I295];[.G295])" office:value-type="float" office:value="-831" calcext:value-type="float">
            <text:p>-831</text:p>
          </table:table-cell>
          <table:table-cell table:formula="of:=IF([.J295]+[.K295]=0;1;0)" office:value-type="float" office:value="0" calcext:value-type="float">
            <text:p>0</text:p>
          </table:table-cell>
          <table:table-cell table:formula="of:=[.L295]*[.H295]/[.G295]" office:value-type="float" office:value="0" calcext:value-type="float">
            <text:p>0</text:p>
          </table:table-cell>
          <table:table-cell table:formula="of:=[.L295]*[.I295]/[.G295]" office:value-type="float" office:value="0" calcext:value-type="float">
            <text:p>0</text:p>
          </table:table-cell>
          <table:table-cell table:formula="of:=[.M295]*3+[.N29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53" calcext:value-type="float">
            <text:p>53</text:p>
          </table:table-cell>
          <table:table-cell office:value-type="float" office:value="46" calcext:value-type="float">
            <text:p>46</text:p>
          </table:table-cell>
          <table:table-cell office:value-type="float" office:value="22" calcext:value-type="float">
            <text:p>22</text:p>
          </table:table-cell>
          <table:table-cell table:formula="of:=[$Part1.E296]+[.$G$2]" office:value-type="float" office:value="10000000001224" calcext:value-type="float">
            <text:p>10000000001224</text:p>
          </table:table-cell>
          <table:table-cell table:formula="of:=[$Part1.F296]+[.$G$2]" office:value-type="float" office:value="10000000019303" calcext:value-type="float">
            <text:p>10000000019303</text:p>
          </table:table-cell>
          <table:table-cell table:formula="of:=([.B296]*[.C296]-[.D296]*[.A296])" office:value-type="float" office:value="1690" calcext:value-type="float">
            <text:p>1690</text:p>
          </table:table-cell>
          <table:table-cell table:formula="of:=[.F296]*[.C296]-[.D296]*[.E296]" office:value-type="float" office:value="240000000861010" calcext:value-type="float">
            <text:p>240000000861010</text:p>
          </table:table-cell>
          <table:table-cell table:formula="of:=[.B296]*[.E296]-[.F296]*[.A296]" office:value-type="float" office:value="189999999408570" calcext:value-type="float">
            <text:p>189999999408570</text:p>
          </table:table-cell>
          <table:table-cell table:formula="of:=MOD([.H296];[.G296])" office:value-type="float" office:value="0" calcext:value-type="float">
            <text:p>0</text:p>
          </table:table-cell>
          <table:table-cell table:formula="of:=MOD([.I296];[.G296])" office:value-type="float" office:value="0" calcext:value-type="float">
            <text:p>0</text:p>
          </table:table-cell>
          <table:table-cell table:formula="of:=IF([.J296]+[.K296]=0;1;0)" office:value-type="float" office:value="1" calcext:value-type="float">
            <text:p>1</text:p>
          </table:table-cell>
          <table:table-cell table:formula="of:=[.L296]*[.H296]/[.G296]" office:value-type="float" office:value="142011834829" calcext:value-type="float">
            <text:p>142011834829</text:p>
          </table:table-cell>
          <table:table-cell table:formula="of:=[.L296]*[.I296]/[.G296]" office:value-type="float" office:value="112426035153" calcext:value-type="float">
            <text:p>112426035153</text:p>
          </table:table-cell>
          <table:table-cell table:formula="of:=[.M296]*3+[.N296]" office:value-type="float" office:value="538461539640" calcext:value-type="float">
            <text:p>53846153964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97" calcext:value-type="float">
            <text:p>97</text:p>
          </table:table-cell>
          <table:table-cell office:value-type="float" office:value="77" calcext:value-type="float">
            <text:p>77</text:p>
          </table:table-cell>
          <table:table-cell office:value-type="float" office:value="14" calcext:value-type="float">
            <text:p>14</text:p>
          </table:table-cell>
          <table:table-cell table:formula="of:=[$Part1.E297]+[.$G$2]" office:value-type="float" office:value="10000000013362" calcext:value-type="float">
            <text:p>10000000013362</text:p>
          </table:table-cell>
          <table:table-cell table:formula="of:=[$Part1.F297]+[.$G$2]" office:value-type="float" office:value="10000000009654" calcext:value-type="float">
            <text:p>10000000009654</text:p>
          </table:table-cell>
          <table:table-cell table:formula="of:=([.B297]*[.C297]-[.D297]*[.A297])" office:value-type="float" office:value="6181" calcext:value-type="float">
            <text:p>6181</text:p>
          </table:table-cell>
          <table:table-cell table:formula="of:=[.F297]*[.C297]-[.D297]*[.E297]" office:value-type="float" office:value="630000000556290" calcext:value-type="float">
            <text:p>630000000556290</text:p>
          </table:table-cell>
          <table:table-cell table:formula="of:=[.B297]*[.E297]-[.F297]*[.A297]" office:value-type="float" office:value="50000000407946" calcext:value-type="float">
            <text:p>50000000407946</text:p>
          </table:table-cell>
          <table:table-cell table:formula="of:=MOD([.H297];[.G297])" office:value-type="float" office:value="847" calcext:value-type="float">
            <text:p>847</text:p>
          </table:table-cell>
          <table:table-cell table:formula="of:=MOD([.I297];[.G297])" office:value-type="float" office:value="3403" calcext:value-type="float">
            <text:p>3403</text:p>
          </table:table-cell>
          <table:table-cell table:formula="of:=IF([.J297]+[.K297]=0;1;0)" office:value-type="float" office:value="0" calcext:value-type="float">
            <text:p>0</text:p>
          </table:table-cell>
          <table:table-cell table:formula="of:=[.L297]*[.H297]/[.G297]" office:value-type="float" office:value="0" calcext:value-type="float">
            <text:p>0</text:p>
          </table:table-cell>
          <table:table-cell table:formula="of:=[.L297]*[.I297]/[.G297]" office:value-type="float" office:value="0" calcext:value-type="float">
            <text:p>0</text:p>
          </table:table-cell>
          <table:table-cell table:formula="of:=[.M297]*3+[.N29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table:formula="of:=[$Part1.E298]+[.$G$2]" office:value-type="float" office:value="10000000016834" calcext:value-type="float">
            <text:p>10000000016834</text:p>
          </table:table-cell>
          <table:table-cell table:formula="of:=[$Part1.F298]+[.$G$2]" office:value-type="float" office:value="10000000016044" calcext:value-type="float">
            <text:p>10000000016044</text:p>
          </table:table-cell>
          <table:table-cell table:formula="of:=([.B298]*[.C298]-[.D298]*[.A298])" office:value-type="float" office:value="910" calcext:value-type="float">
            <text:p>910</text:p>
          </table:table-cell>
          <table:table-cell table:formula="of:=[.F298]*[.C298]-[.D298]*[.E298]" office:value-type="float" office:value="100000000150960" calcext:value-type="float">
            <text:p>100000000150960</text:p>
          </table:table-cell>
          <table:table-cell table:formula="of:=[.B298]*[.E298]-[.F298]*[.A298]" office:value-type="float" office:value="350000000600250" calcext:value-type="float">
            <text:p>350000000600250</text:p>
          </table:table-cell>
          <table:table-cell table:formula="of:=MOD([.H298];[.G298])" office:value-type="float" office:value="0" calcext:value-type="float">
            <text:p>0</text:p>
          </table:table-cell>
          <table:table-cell table:formula="of:=MOD([.I298];[.G298])" office:value-type="float" office:value="0" calcext:value-type="float">
            <text:p>0</text:p>
          </table:table-cell>
          <table:table-cell table:formula="of:=IF([.J298]+[.K298]=0;1;0)" office:value-type="float" office:value="1" calcext:value-type="float">
            <text:p>1</text:p>
          </table:table-cell>
          <table:table-cell table:formula="of:=[.L298]*[.H298]/[.G298]" office:value-type="float" office:value="109890110056" calcext:value-type="float">
            <text:p>109890110056</text:p>
          </table:table-cell>
          <table:table-cell table:formula="of:=[.L298]*[.I298]/[.G298]" office:value-type="float" office:value="384615385275" calcext:value-type="float">
            <text:p>384615385275</text:p>
          </table:table-cell>
          <table:table-cell table:formula="of:=[.M298]*3+[.N298]" office:value-type="float" office:value="714285715443" calcext:value-type="float">
            <text:p>71428571544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56" calcext:value-type="float">
            <text:p>56</text:p>
          </table:table-cell>
          <table:table-cell office:value-type="float" office:value="17" calcext:value-type="float">
            <text:p>17</text:p>
          </table:table-cell>
          <table:table-cell office:value-type="float" office:value="78" calcext:value-type="float">
            <text:p>78</text:p>
          </table:table-cell>
          <table:table-cell table:formula="of:=[$Part1.E299]+[.$G$2]" office:value-type="float" office:value="10000000005214" calcext:value-type="float">
            <text:p>10000000005214</text:p>
          </table:table-cell>
          <table:table-cell table:formula="of:=[$Part1.F299]+[.$G$2]" office:value-type="float" office:value="10000000009108" calcext:value-type="float">
            <text:p>10000000009108</text:p>
          </table:table-cell>
          <table:table-cell table:formula="of:=([.B299]*[.C299]-[.D299]*[.A299])" office:value-type="float" office:value="-4664" calcext:value-type="float">
            <text:p>-4664</text:p>
          </table:table-cell>
          <table:table-cell table:formula="of:=[.F299]*[.C299]-[.D299]*[.E299]" office:value-type="float" office:value="-610000000251856" calcext:value-type="float">
            <text:p>-610000000251856</text:p>
          </table:table-cell>
          <table:table-cell table:formula="of:=[.B299]*[.E299]-[.F299]*[.A299]" office:value-type="float" office:value="-160000000363792" calcext:value-type="float">
            <text:p>-160000000363792</text:p>
          </table:table-cell>
          <table:table-cell table:formula="of:=MOD([.H299];[.G299])" office:value-type="float" office:value="-2128" calcext:value-type="float">
            <text:p>-2128</text:p>
          </table:table-cell>
          <table:table-cell table:formula="of:=MOD([.I299];[.G299])" office:value-type="float" office:value="-864" calcext:value-type="float">
            <text:p>-864</text:p>
          </table:table-cell>
          <table:table-cell table:formula="of:=IF([.J299]+[.K299]=0;1;0)" office:value-type="float" office:value="0" calcext:value-type="float">
            <text:p>0</text:p>
          </table:table-cell>
          <table:table-cell table:formula="of:=[.L299]*[.H299]/[.G299]" office:value-type="float" office:value="0" calcext:value-type="float">
            <text:p>0</text:p>
          </table:table-cell>
          <table:table-cell table:formula="of:=[.L299]*[.I299]/[.G299]" office:value-type="float" office:value="0" calcext:value-type="float">
            <text:p>0</text:p>
          </table:table-cell>
          <table:table-cell table:formula="of:=[.M299]*3+[.N29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table:formula="of:=[$Part1.E300]+[.$G$2]" office:value-type="float" office:value="10000000013881" calcext:value-type="float">
            <text:p>10000000013881</text:p>
          </table:table-cell>
          <table:table-cell table:formula="of:=[$Part1.F300]+[.$G$2]" office:value-type="float" office:value="10000000005379" calcext:value-type="float">
            <text:p>10000000005379</text:p>
          </table:table-cell>
          <table:table-cell table:formula="of:=([.B300]*[.C300]-[.D300]*[.A300])" office:value-type="float" office:value="-1151" calcext:value-type="float">
            <text:p>-1151</text:p>
          </table:table-cell>
          <table:table-cell table:formula="of:=[.F300]*[.C300]-[.D300]*[.E300]" office:value-type="float" office:value="-130000000273975" calcext:value-type="float">
            <text:p>-130000000273975</text:p>
          </table:table-cell>
          <table:table-cell table:formula="of:=[.B300]*[.E300]-[.F300]*[.A300]" office:value-type="float" office:value="-289999999858421" calcext:value-type="float">
            <text:p>-289999999858421</text:p>
          </table:table-cell>
          <table:table-cell table:formula="of:=MOD([.H300];[.G300])" office:value-type="float" office:value="0" calcext:value-type="float">
            <text:p>0</text:p>
          </table:table-cell>
          <table:table-cell table:formula="of:=MOD([.I300];[.G300])" office:value-type="float" office:value="0" calcext:value-type="float">
            <text:p>0</text:p>
          </table:table-cell>
          <table:table-cell table:formula="of:=IF([.J300]+[.K300]=0;1;0)" office:value-type="float" office:value="1" calcext:value-type="float">
            <text:p>1</text:p>
          </table:table-cell>
          <table:table-cell table:formula="of:=[.L300]*[.H300]/[.G300]" office:value-type="float" office:value="112945265225" calcext:value-type="float">
            <text:p>112945265225</text:p>
          </table:table-cell>
          <table:table-cell table:formula="of:=[.L300]*[.I300]/[.G300]" office:value-type="float" office:value="251954821771" calcext:value-type="float">
            <text:p>251954821771</text:p>
          </table:table-cell>
          <table:table-cell table:formula="of:=[.M300]*3+[.N300]" office:value-type="float" office:value="590790617446" calcext:value-type="float">
            <text:p>59079061744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table:formula="of:=[$Part1.E301]+[.$G$2]" office:value-type="float" office:value="10000000010061" calcext:value-type="float">
            <text:p>10000000010061</text:p>
          </table:table-cell>
          <table:table-cell table:formula="of:=[$Part1.F301]+[.$G$2]" office:value-type="float" office:value="10000000000890" calcext:value-type="float">
            <text:p>10000000000890</text:p>
          </table:table-cell>
          <table:table-cell table:formula="of:=([.B301]*[.C301]-[.D301]*[.A301])" office:value-type="float" office:value="2064" calcext:value-type="float">
            <text:p>2064</text:p>
          </table:table-cell>
          <table:table-cell table:formula="of:=[.F301]*[.C301]-[.D301]*[.E301]" office:value-type="float" office:value="309999999862512" calcext:value-type="float">
            <text:p>309999999862512</text:p>
          </table:table-cell>
          <table:table-cell table:formula="of:=[.B301]*[.E301]-[.F301]*[.A301]" office:value-type="float" office:value="320000000468688" calcext:value-type="float">
            <text:p>320000000468688</text:p>
          </table:table-cell>
          <table:table-cell table:formula="of:=MOD([.H301];[.G301])" office:value-type="float" office:value="0" calcext:value-type="float">
            <text:p>0</text:p>
          </table:table-cell>
          <table:table-cell table:formula="of:=MOD([.I301];[.G301])" office:value-type="float" office:value="0" calcext:value-type="float">
            <text:p>0</text:p>
          </table:table-cell>
          <table:table-cell table:formula="of:=IF([.J301]+[.K301]=0;1;0)" office:value-type="float" office:value="1" calcext:value-type="float">
            <text:p>1</text:p>
          </table:table-cell>
          <table:table-cell table:formula="of:=[.L301]*[.H301]/[.G301]" office:value-type="float" office:value="150193798383" calcext:value-type="float">
            <text:p>150193798383</text:p>
          </table:table-cell>
          <table:table-cell table:formula="of:=[.L301]*[.I301]/[.G301]" office:value-type="float" office:value="155038759917" calcext:value-type="float">
            <text:p>155038759917</text:p>
          </table:table-cell>
          <table:table-cell table:formula="of:=[.M301]*3+[.N301]" office:value-type="float" office:value="605620155066" calcext:value-type="float">
            <text:p>605620155066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49" calcext:value-type="float">
            <text:p>49</text:p>
          </table:table-cell>
          <table:table-cell table:formula="of:=[$Part1.E302]+[.$G$2]" office:value-type="float" office:value="10000000001080" calcext:value-type="float">
            <text:p>10000000001080</text:p>
          </table:table-cell>
          <table:table-cell table:formula="of:=[$Part1.F302]+[.$G$2]" office:value-type="float" office:value="10000000005222" calcext:value-type="float">
            <text:p>10000000005222</text:p>
          </table:table-cell>
          <table:table-cell table:formula="of:=([.B302]*[.C302]-[.D302]*[.A302])" office:value-type="float" office:value="-3044" calcext:value-type="float">
            <text:p>-3044</text:p>
          </table:table-cell>
          <table:table-cell table:formula="of:=[.F302]*[.C302]-[.D302]*[.E302]" office:value-type="float" office:value="-369999999990256" calcext:value-type="float">
            <text:p>-369999999990256</text:p>
          </table:table-cell>
          <table:table-cell table:formula="of:=[.B302]*[.E302]-[.F302]*[.A302]" office:value-type="float" office:value="-440000000329176" calcext:value-type="float">
            <text:p>-440000000329176</text:p>
          </table:table-cell>
          <table:table-cell table:formula="of:=MOD([.H302];[.G302])" office:value-type="float" office:value="0" calcext:value-type="float">
            <text:p>0</text:p>
          </table:table-cell>
          <table:table-cell table:formula="of:=MOD([.I302];[.G302])" office:value-type="float" office:value="0" calcext:value-type="float">
            <text:p>0</text:p>
          </table:table-cell>
          <table:table-cell table:formula="of:=IF([.J302]+[.K302]=0;1;0)" office:value-type="float" office:value="1" calcext:value-type="float">
            <text:p>1</text:p>
          </table:table-cell>
          <table:table-cell table:formula="of:=[.L302]*[.H302]/[.G302]" office:value-type="float" office:value="121550591324" calcext:value-type="float">
            <text:p>121550591324</text:p>
          </table:table-cell>
          <table:table-cell table:formula="of:=[.L302]*[.I302]/[.G302]" office:value-type="float" office:value="144546649254" calcext:value-type="float">
            <text:p>144546649254</text:p>
          </table:table-cell>
          <table:table-cell table:formula="of:=[.M302]*3+[.N302]" office:value-type="float" office:value="509198423226" calcext:value-type="float">
            <text:p>50919842322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5" calcext:value-type="float">
            <text:p>65</text:p>
          </table:table-cell>
          <table:table-cell office:value-type="float" office:value="42" calcext:value-type="float">
            <text:p>42</text:p>
          </table:table-cell>
          <table:table-cell office:value-type="float" office:value="13" calcext:value-type="float">
            <text:p>13</text:p>
          </table:table-cell>
          <table:table-cell table:formula="of:=[$Part1.E303]+[.$G$2]" office:value-type="float" office:value="10000000001172" calcext:value-type="float">
            <text:p>10000000001172</text:p>
          </table:table-cell>
          <table:table-cell table:formula="of:=[$Part1.F303]+[.$G$2]" office:value-type="float" office:value="10000000012678" calcext:value-type="float">
            <text:p>10000000012678</text:p>
          </table:table-cell>
          <table:table-cell table:formula="of:=([.B303]*[.C303]-[.D303]*[.A303])" office:value-type="float" office:value="2587" calcext:value-type="float">
            <text:p>2587</text:p>
          </table:table-cell>
          <table:table-cell table:formula="of:=[.F303]*[.C303]-[.D303]*[.E303]" office:value-type="float" office:value="290000000517240" calcext:value-type="float">
            <text:p>290000000517240</text:p>
          </table:table-cell>
          <table:table-cell table:formula="of:=[.B303]*[.E303]-[.F303]*[.A303]" office:value-type="float" office:value="539999999936722" calcext:value-type="float">
            <text:p>539999999936722</text:p>
          </table:table-cell>
          <table:table-cell table:formula="of:=MOD([.H303];[.G303])" office:value-type="float" office:value="0" calcext:value-type="float">
            <text:p>0</text:p>
          </table:table-cell>
          <table:table-cell table:formula="of:=MOD([.I303];[.G303])" office:value-type="float" office:value="0" calcext:value-type="float">
            <text:p>0</text:p>
          </table:table-cell>
          <table:table-cell table:formula="of:=IF([.J303]+[.K303]=0;1;0)" office:value-type="float" office:value="1" calcext:value-type="float">
            <text:p>1</text:p>
          </table:table-cell>
          <table:table-cell table:formula="of:=[.L303]*[.H303]/[.G303]" office:value-type="float" office:value="112098956520" calcext:value-type="float">
            <text:p>112098956520</text:p>
          </table:table-cell>
          <table:table-cell table:formula="of:=[.L303]*[.I303]/[.G303]" office:value-type="float" office:value="208735987606" calcext:value-type="float">
            <text:p>208735987606</text:p>
          </table:table-cell>
          <table:table-cell table:formula="of:=[.M303]*3+[.N303]" office:value-type="float" office:value="545032857166" calcext:value-type="float">
            <text:p>54503285716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49" calcext:value-type="float">
            <text:p>49</text:p>
          </table:table-cell>
          <table:table-cell table:formula="of:=[$Part1.E304]+[.$G$2]" office:value-type="float" office:value="10000000003450" calcext:value-type="float">
            <text:p>10000000003450</text:p>
          </table:table-cell>
          <table:table-cell table:formula="of:=[$Part1.F304]+[.$G$2]" office:value-type="float" office:value="10000000004130" calcext:value-type="float">
            <text:p>10000000004130</text:p>
          </table:table-cell>
          <table:table-cell table:formula="of:=([.B304]*[.C304]-[.D304]*[.A304])" office:value-type="float" office:value="-2380" calcext:value-type="float">
            <text:p>-2380</text:p>
          </table:table-cell>
          <table:table-cell table:formula="of:=[.F304]*[.C304]-[.D304]*[.E304]" office:value-type="float" office:value="-340000000107100" calcext:value-type="float">
            <text:p>-340000000107100</text:p>
          </table:table-cell>
          <table:table-cell table:formula="of:=[.B304]*[.E304]-[.F304]*[.A304]" office:value-type="float" office:value="-340000000154700" calcext:value-type="float">
            <text:p>-340000000154700</text:p>
          </table:table-cell>
          <table:table-cell table:formula="of:=MOD([.H304];[.G304])" office:value-type="float" office:value="-340" calcext:value-type="float">
            <text:p>-340</text:p>
          </table:table-cell>
          <table:table-cell table:formula="of:=MOD([.I304];[.G304])" office:value-type="float" office:value="-340" calcext:value-type="float">
            <text:p>-340</text:p>
          </table:table-cell>
          <table:table-cell table:formula="of:=IF([.J304]+[.K304]=0;1;0)" office:value-type="float" office:value="0" calcext:value-type="float">
            <text:p>0</text:p>
          </table:table-cell>
          <table:table-cell table:formula="of:=[.L304]*[.H304]/[.G304]" office:value-type="float" office:value="0" calcext:value-type="float">
            <text:p>0</text:p>
          </table:table-cell>
          <table:table-cell table:formula="of:=[.L304]*[.I304]/[.G304]" office:value-type="float" office:value="0" calcext:value-type="float">
            <text:p>0</text:p>
          </table:table-cell>
          <table:table-cell table:formula="of:=[.M304]*3+[.N30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53" calcext:value-type="float">
            <text:p>53</text:p>
          </table:table-cell>
          <table:table-cell table:formula="of:=[$Part1.E305]+[.$G$2]" office:value-type="float" office:value="10000000002950" calcext:value-type="float">
            <text:p>10000000002950</text:p>
          </table:table-cell>
          <table:table-cell table:formula="of:=[$Part1.F305]+[.$G$2]" office:value-type="float" office:value="10000000001967" calcext:value-type="float">
            <text:p>10000000001967</text:p>
          </table:table-cell>
          <table:table-cell table:formula="of:=([.B305]*[.C305]-[.D305]*[.A305])" office:value-type="float" office:value="-905" calcext:value-type="float">
            <text:p>-905</text:p>
          </table:table-cell>
          <table:table-cell table:formula="of:=[.F305]*[.C305]-[.D305]*[.E305]" office:value-type="float" office:value="-180000000087505" calcext:value-type="float">
            <text:p>-180000000087505</text:p>
          </table:table-cell>
          <table:table-cell table:formula="of:=[.B305]*[.E305]-[.F305]*[.A305]" office:value-type="float" office:value="-130000000013775" calcext:value-type="float">
            <text:p>-130000000013775</text:p>
          </table:table-cell>
          <table:table-cell table:formula="of:=MOD([.H305];[.G305])" office:value-type="float" office:value="0" calcext:value-type="float">
            <text:p>0</text:p>
          </table:table-cell>
          <table:table-cell table:formula="of:=MOD([.I305];[.G305])" office:value-type="float" office:value="0" calcext:value-type="float">
            <text:p>0</text:p>
          </table:table-cell>
          <table:table-cell table:formula="of:=IF([.J305]+[.K305]=0;1;0)" office:value-type="float" office:value="1" calcext:value-type="float">
            <text:p>1</text:p>
          </table:table-cell>
          <table:table-cell table:formula="of:=[.L305]*[.H305]/[.G305]" office:value-type="float" office:value="198895027721" calcext:value-type="float">
            <text:p>198895027721</text:p>
          </table:table-cell>
          <table:table-cell table:formula="of:=[.L305]*[.I305]/[.G305]" office:value-type="float" office:value="143646408855" calcext:value-type="float">
            <text:p>143646408855</text:p>
          </table:table-cell>
          <table:table-cell table:formula="of:=[.M305]*3+[.N305]" office:value-type="float" office:value="740331492018" calcext:value-type="float">
            <text:p>740331492018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6" calcext:value-type="float">
            <text:p>16</text:p>
          </table:table-cell>
          <table:table-cell office:value-type="float" office:value="57" calcext:value-type="float">
            <text:p>57</text:p>
          </table:table-cell>
          <table:table-cell office:value-type="float" office:value="82" calcext:value-type="float">
            <text:p>82</text:p>
          </table:table-cell>
          <table:table-cell table:formula="of:=[$Part1.E306]+[.$G$2]" office:value-type="float" office:value="10000000006381" calcext:value-type="float">
            <text:p>10000000006381</text:p>
          </table:table-cell>
          <table:table-cell table:formula="of:=[$Part1.F306]+[.$G$2]" office:value-type="float" office:value="10000000005708" calcext:value-type="float">
            <text:p>10000000005708</text:p>
          </table:table-cell>
          <table:table-cell table:formula="of:=([.B306]*[.C306]-[.D306]*[.A306])" office:value-type="float" office:value="-5074" calcext:value-type="float">
            <text:p>-5074</text:p>
          </table:table-cell>
          <table:table-cell table:formula="of:=[.F306]*[.C306]-[.D306]*[.E306]" office:value-type="float" office:value="-250000000197886" calcext:value-type="float">
            <text:p>-250000000197886</text:p>
          </table:table-cell>
          <table:table-cell table:formula="of:=[.B306]*[.E306]-[.F306]*[.A306]" office:value-type="float" office:value="-570000000314588" calcext:value-type="float">
            <text:p>-570000000314588</text:p>
          </table:table-cell>
          <table:table-cell table:formula="of:=MOD([.H306];[.G306])" office:value-type="float" office:value="-1724" calcext:value-type="float">
            <text:p>-1724</text:p>
          </table:table-cell>
          <table:table-cell table:formula="of:=MOD([.I306];[.G306])" office:value-type="float" office:value="-2510" calcext:value-type="float">
            <text:p>-2510</text:p>
          </table:table-cell>
          <table:table-cell table:formula="of:=IF([.J306]+[.K306]=0;1;0)" office:value-type="float" office:value="0" calcext:value-type="float">
            <text:p>0</text:p>
          </table:table-cell>
          <table:table-cell table:formula="of:=[.L306]*[.H306]/[.G306]" office:value-type="float" office:value="0" calcext:value-type="float">
            <text:p>0</text:p>
          </table:table-cell>
          <table:table-cell table:formula="of:=[.L306]*[.I306]/[.G306]" office:value-type="float" office:value="0" calcext:value-type="float">
            <text:p>0</text:p>
          </table:table-cell>
          <table:table-cell table:formula="of:=[.M306]*3+[.N30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51" calcext:value-type="float">
            <text:p>51</text:p>
          </table:table-cell>
          <table:table-cell office:value-type="float" office:value="19" calcext:value-type="float">
            <text:p>19</text:p>
          </table:table-cell>
          <table:table-cell table:formula="of:=[$Part1.E307]+[.$G$2]" office:value-type="float" office:value="10000000004973" calcext:value-type="float">
            <text:p>10000000004973</text:p>
          </table:table-cell>
          <table:table-cell table:formula="of:=[$Part1.F307]+[.$G$2]" office:value-type="float" office:value="10000000010647" calcext:value-type="float">
            <text:p>10000000010647</text:p>
          </table:table-cell>
          <table:table-cell table:formula="of:=([.B307]*[.C307]-[.D307]*[.A307])" office:value-type="float" office:value="3138" calcext:value-type="float">
            <text:p>3138</text:p>
          </table:table-cell>
          <table:table-cell table:formula="of:=[.F307]*[.C307]-[.D307]*[.E307]" office:value-type="float" office:value="320000000448510" calcext:value-type="float">
            <text:p>320000000448510</text:p>
          </table:table-cell>
          <table:table-cell table:formula="of:=[.B307]*[.E307]-[.F307]*[.A307]" office:value-type="float" office:value="540000000200454" calcext:value-type="float">
            <text:p>540000000200454</text:p>
          </table:table-cell>
          <table:table-cell table:formula="of:=MOD([.H307];[.G307])" office:value-type="float" office:value="0" calcext:value-type="float">
            <text:p>0</text:p>
          </table:table-cell>
          <table:table-cell table:formula="of:=MOD([.I307];[.G307])" office:value-type="float" office:value="0" calcext:value-type="float">
            <text:p>0</text:p>
          </table:table-cell>
          <table:table-cell table:formula="of:=IF([.J307]+[.K307]=0;1;0)" office:value-type="float" office:value="1" calcext:value-type="float">
            <text:p>1</text:p>
          </table:table-cell>
          <table:table-cell table:formula="of:=[.L307]*[.H307]/[.G307]" office:value-type="float" office:value="101975780895" calcext:value-type="float">
            <text:p>101975780895</text:p>
          </table:table-cell>
          <table:table-cell table:formula="of:=[.L307]*[.I307]/[.G307]" office:value-type="float" office:value="172084130083" calcext:value-type="float">
            <text:p>172084130083</text:p>
          </table:table-cell>
          <table:table-cell table:formula="of:=[.M307]*3+[.N307]" office:value-type="float" office:value="478011472768" calcext:value-type="float">
            <text:p>478011472768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5" calcext:value-type="float">
            <text:p>15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table:formula="of:=[$Part1.E308]+[.$G$2]" office:value-type="float" office:value="10000000006218" calcext:value-type="float">
            <text:p>10000000006218</text:p>
          </table:table-cell>
          <table:table-cell table:formula="of:=[$Part1.F308]+[.$G$2]" office:value-type="float" office:value="10000000003715" calcext:value-type="float">
            <text:p>10000000003715</text:p>
          </table:table-cell>
          <table:table-cell table:formula="of:=([.B308]*[.C308]-[.D308]*[.A308])" office:value-type="float" office:value="-2390" calcext:value-type="float">
            <text:p>-2390</text:p>
          </table:table-cell>
          <table:table-cell table:formula="of:=[.F308]*[.C308]-[.D308]*[.E308]" office:value-type="float" office:value="-20000000107550" calcext:value-type="float">
            <text:p>-20000000107550</text:p>
          </table:table-cell>
          <table:table-cell table:formula="of:=[.B308]*[.E308]-[.F308]*[.A308]" office:value-type="float" office:value="-590000000181640" calcext:value-type="float">
            <text:p>-590000000181640</text:p>
          </table:table-cell>
          <table:table-cell table:formula="of:=MOD([.H308];[.G308])" office:value-type="float" office:value="-1960" calcext:value-type="float">
            <text:p>-1960</text:p>
          </table:table-cell>
          <table:table-cell table:formula="of:=MOD([.I308];[.G308])" office:value-type="float" office:value="-460" calcext:value-type="float">
            <text:p>-460</text:p>
          </table:table-cell>
          <table:table-cell table:formula="of:=IF([.J308]+[.K308]=0;1;0)" office:value-type="float" office:value="0" calcext:value-type="float">
            <text:p>0</text:p>
          </table:table-cell>
          <table:table-cell table:formula="of:=[.L308]*[.H308]/[.G308]" office:value-type="float" office:value="0" calcext:value-type="float">
            <text:p>0</text:p>
          </table:table-cell>
          <table:table-cell table:formula="of:=[.L308]*[.I308]/[.G308]" office:value-type="float" office:value="0" calcext:value-type="float">
            <text:p>0</text:p>
          </table:table-cell>
          <table:table-cell table:formula="of:=[.M308]*3+[.N30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45" calcext:value-type="float">
            <text:p>45</text:p>
          </table:table-cell>
          <table:table-cell table:formula="of:=[$Part1.E309]+[.$G$2]" office:value-type="float" office:value="10000000002907" calcext:value-type="float">
            <text:p>10000000002907</text:p>
          </table:table-cell>
          <table:table-cell table:formula="of:=[$Part1.F309]+[.$G$2]" office:value-type="float" office:value="10000000005925" calcext:value-type="float">
            <text:p>10000000005925</text:p>
          </table:table-cell>
          <table:table-cell table:formula="of:=([.B309]*[.C309]-[.D309]*[.A309])" office:value-type="float" office:value="-736" calcext:value-type="float">
            <text:p>-736</text:p>
          </table:table-cell>
          <table:table-cell table:formula="of:=[.F309]*[.C309]-[.D309]*[.E309]" office:value-type="float" office:value="-260000000018240" calcext:value-type="float">
            <text:p>-260000000018240</text:p>
          </table:table-cell>
          <table:table-cell table:formula="of:=[.B309]*[.E309]-[.F309]*[.A309]" office:value-type="float" office:value="-100000000092448" calcext:value-type="float">
            <text:p>-100000000092448</text:p>
          </table:table-cell>
          <table:table-cell table:formula="of:=MOD([.H309];[.G309])" office:value-type="float" office:value="0" calcext:value-type="float">
            <text:p>0</text:p>
          </table:table-cell>
          <table:table-cell table:formula="of:=MOD([.I309];[.G309])" office:value-type="float" office:value="0" calcext:value-type="float">
            <text:p>0</text:p>
          </table:table-cell>
          <table:table-cell table:formula="of:=IF([.J309]+[.K309]=0;1;0)" office:value-type="float" office:value="1" calcext:value-type="float">
            <text:p>1</text:p>
          </table:table-cell>
          <table:table-cell table:formula="of:=[.L309]*[.H309]/[.G309]" office:value-type="float" office:value="353260869590" calcext:value-type="float">
            <text:p>353260869590</text:p>
          </table:table-cell>
          <table:table-cell table:formula="of:=[.L309]*[.I309]/[.G309]" office:value-type="float" office:value="135869565343" calcext:value-type="float">
            <text:p>135869565343</text:p>
          </table:table-cell>
          <table:table-cell table:formula="of:=[.M309]*3+[.N309]" office:value-type="float" office:value="1195652174113" calcext:value-type="float">
            <text:p>1195652174113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41" calcext:value-type="float">
            <text:p>41</text:p>
          </table:table-cell>
          <table:table-cell office:value-type="float" office:value="13" calcext:value-type="float">
            <text:p>13</text:p>
          </table:table-cell>
          <table:table-cell office:value-type="float" office:value="64" calcext:value-type="float">
            <text:p>64</text:p>
          </table:table-cell>
          <table:table-cell table:formula="of:=[$Part1.E310]+[.$G$2]" office:value-type="float" office:value="10000000000768" calcext:value-type="float">
            <text:p>10000000000768</text:p>
          </table:table-cell>
          <table:table-cell table:formula="of:=[$Part1.F310]+[.$G$2]" office:value-type="float" office:value="10000000001864" calcext:value-type="float">
            <text:p>10000000001864</text:p>
          </table:table-cell>
          <table:table-cell table:formula="of:=([.B310]*[.C310]-[.D310]*[.A310])" office:value-type="float" office:value="-3115" calcext:value-type="float">
            <text:p>-3115</text:p>
          </table:table-cell>
          <table:table-cell table:formula="of:=[.F310]*[.C310]-[.D310]*[.E310]" office:value-type="float" office:value="-510000000024920" calcext:value-type="float">
            <text:p>-510000000024920</text:p>
          </table:table-cell>
          <table:table-cell table:formula="of:=[.B310]*[.E310]-[.F310]*[.A310]" office:value-type="float" office:value="-160000000074760" calcext:value-type="float">
            <text:p>-160000000074760</text:p>
          </table:table-cell>
          <table:table-cell table:formula="of:=MOD([.H310];[.G310])" office:value-type="float" office:value="-2820" calcext:value-type="float">
            <text:p>-2820</text:p>
          </table:table-cell>
          <table:table-cell table:formula="of:=MOD([.I310];[.G310])" office:value-type="float" office:value="-335" calcext:value-type="float">
            <text:p>-335</text:p>
          </table:table-cell>
          <table:table-cell table:formula="of:=IF([.J310]+[.K310]=0;1;0)" office:value-type="float" office:value="0" calcext:value-type="float">
            <text:p>0</text:p>
          </table:table-cell>
          <table:table-cell table:formula="of:=[.L310]*[.H310]/[.G310]" office:value-type="float" office:value="0" calcext:value-type="float">
            <text:p>0</text:p>
          </table:table-cell>
          <table:table-cell table:formula="of:=[.L310]*[.I310]/[.G310]" office:value-type="float" office:value="0" calcext:value-type="float">
            <text:p>0</text:p>
          </table:table-cell>
          <table:table-cell table:formula="of:=[.M310]*3+[.N3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9" calcext:value-type="float">
            <text:p>79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table:formula="of:=[$Part1.E311]+[.$G$2]" office:value-type="float" office:value="10000000004201" calcext:value-type="float">
            <text:p>10000000004201</text:p>
          </table:table-cell>
          <table:table-cell table:formula="of:=[$Part1.F311]+[.$G$2]" office:value-type="float" office:value="10000000003979" calcext:value-type="float">
            <text:p>10000000003979</text:p>
          </table:table-cell>
          <table:table-cell table:formula="of:=([.B311]*[.C311]-[.D311]*[.A311])" office:value-type="float" office:value="3880" calcext:value-type="float">
            <text:p>3880</text:p>
          </table:table-cell>
          <table:table-cell table:formula="of:=[.F311]*[.C311]-[.D311]*[.E311]" office:value-type="float" office:value="80000000019400" calcext:value-type="float">
            <text:p>80000000019400</text:p>
          </table:table-cell>
          <table:table-cell table:formula="of:=[.B311]*[.E311]-[.F311]*[.A311]" office:value-type="float" office:value="580000000248320" calcext:value-type="float">
            <text:p>580000000248320</text:p>
          </table:table-cell>
          <table:table-cell table:formula="of:=MOD([.H311];[.G311])" office:value-type="float" office:value="120" calcext:value-type="float">
            <text:p>120</text:p>
          </table:table-cell>
          <table:table-cell table:formula="of:=MOD([.I311];[.G311])" office:value-type="float" office:value="1840" calcext:value-type="float">
            <text:p>1840</text:p>
          </table:table-cell>
          <table:table-cell table:formula="of:=IF([.J311]+[.K311]=0;1;0)" office:value-type="float" office:value="0" calcext:value-type="float">
            <text:p>0</text:p>
          </table:table-cell>
          <table:table-cell table:formula="of:=[.L311]*[.H311]/[.G311]" office:value-type="float" office:value="0" calcext:value-type="float">
            <text:p>0</text:p>
          </table:table-cell>
          <table:table-cell table:formula="of:=[.L311]*[.I311]/[.G311]" office:value-type="float" office:value="0" calcext:value-type="float">
            <text:p>0</text:p>
          </table:table-cell>
          <table:table-cell table:formula="of:=[.M311]*3+[.N31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81" calcext:value-type="float">
            <text:p>81</text:p>
          </table:table-cell>
          <table:table-cell office:value-type="float" office:value="61" calcext:value-type="float">
            <text:p>61</text:p>
          </table:table-cell>
          <table:table-cell table:formula="of:=[$Part1.E312]+[.$G$2]" office:value-type="float" office:value="10000000012440" calcext:value-type="float">
            <text:p>10000000012440</text:p>
          </table:table-cell>
          <table:table-cell table:formula="of:=[$Part1.F312]+[.$G$2]" office:value-type="float" office:value="10000000015486" calcext:value-type="float">
            <text:p>10000000015486</text:p>
          </table:table-cell>
          <table:table-cell table:formula="of:=([.B312]*[.C312]-[.D312]*[.A312])" office:value-type="float" office:value="1617" calcext:value-type="float">
            <text:p>1617</text:p>
          </table:table-cell>
          <table:table-cell table:formula="of:=[.F312]*[.C312]-[.D312]*[.E312]" office:value-type="float" office:value="200000000495526" calcext:value-type="float">
            <text:p>200000000495526</text:p>
          </table:table-cell>
          <table:table-cell table:formula="of:=[.B312]*[.E312]-[.F312]*[.A312]" office:value-type="float" office:value="170000000174928" calcext:value-type="float">
            <text:p>170000000174928</text:p>
          </table:table-cell>
          <table:table-cell table:formula="of:=MOD([.H312];[.G312])" office:value-type="float" office:value="0" calcext:value-type="float">
            <text:p>0</text:p>
          </table:table-cell>
          <table:table-cell table:formula="of:=MOD([.I312];[.G312])" office:value-type="float" office:value="0" calcext:value-type="float">
            <text:p>0</text:p>
          </table:table-cell>
          <table:table-cell table:formula="of:=IF([.J312]+[.K312]=0;1;0)" office:value-type="float" office:value="1" calcext:value-type="float">
            <text:p>1</text:p>
          </table:table-cell>
          <table:table-cell table:formula="of:=[.L312]*[.H312]/[.G312]" office:value-type="float" office:value="123685838278" calcext:value-type="float">
            <text:p>123685838278</text:p>
          </table:table-cell>
          <table:table-cell table:formula="of:=[.L312]*[.I312]/[.G312]" office:value-type="float" office:value="105132962384" calcext:value-type="float">
            <text:p>105132962384</text:p>
          </table:table-cell>
          <table:table-cell table:formula="of:=[.M312]*3+[.N312]" office:value-type="float" office:value="476190477218" calcext:value-type="float">
            <text:p>47619047721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89" calcext:value-type="float">
            <text:p>89</text:p>
          </table:table-cell>
          <table:table-cell office:value-type="float" office:value="71" calcext:value-type="float">
            <text:p>71</text:p>
          </table:table-cell>
          <table:table-cell office:value-type="float" office:value="28" calcext:value-type="float">
            <text:p>28</text:p>
          </table:table-cell>
          <table:table-cell table:formula="of:=[$Part1.E313]+[.$G$2]" office:value-type="float" office:value="10000000003928" calcext:value-type="float">
            <text:p>10000000003928</text:p>
          </table:table-cell>
          <table:table-cell table:formula="of:=[$Part1.F313]+[.$G$2]" office:value-type="float" office:value="10000000006002" calcext:value-type="float">
            <text:p>10000000006002</text:p>
          </table:table-cell>
          <table:table-cell table:formula="of:=([.B313]*[.C313]-[.D313]*[.A313])" office:value-type="float" office:value="5451" calcext:value-type="float">
            <text:p>5451</text:p>
          </table:table-cell>
          <table:table-cell table:formula="of:=[.F313]*[.C313]-[.D313]*[.E313]" office:value-type="float" office:value="430000000316158" calcext:value-type="float">
            <text:p>430000000316158</text:p>
          </table:table-cell>
          <table:table-cell table:formula="of:=[.B313]*[.E313]-[.F313]*[.A313]" office:value-type="float" office:value="580000000163530" calcext:value-type="float">
            <text:p>580000000163530</text:p>
          </table:table-cell>
          <table:table-cell table:formula="of:=MOD([.H313];[.G313])" office:value-type="float" office:value="4072" calcext:value-type="float">
            <text:p>4072</text:p>
          </table:table-cell>
          <table:table-cell table:formula="of:=MOD([.I313];[.G313])" office:value-type="float" office:value="295" calcext:value-type="float">
            <text:p>295</text:p>
          </table:table-cell>
          <table:table-cell table:formula="of:=IF([.J313]+[.K313]=0;1;0)" office:value-type="float" office:value="0" calcext:value-type="float">
            <text:p>0</text:p>
          </table:table-cell>
          <table:table-cell table:formula="of:=[.L313]*[.H313]/[.G313]" office:value-type="float" office:value="0" calcext:value-type="float">
            <text:p>0</text:p>
          </table:table-cell>
          <table:table-cell table:formula="of:=[.L313]*[.I313]/[.G313]" office:value-type="float" office:value="0" calcext:value-type="float">
            <text:p>0</text:p>
          </table:table-cell>
          <table:table-cell table:formula="of:=[.M313]*3+[.N31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77" calcext:value-type="float">
            <text:p>77</text:p>
          </table:table-cell>
          <table:table-cell table:formula="of:=[$Part1.E314]+[.$G$2]" office:value-type="float" office:value="10000000002827" calcext:value-type="float">
            <text:p>10000000002827</text:p>
          </table:table-cell>
          <table:table-cell table:formula="of:=[$Part1.F314]+[.$G$2]" office:value-type="float" office:value="10000000004048" calcext:value-type="float">
            <text:p>10000000004048</text:p>
          </table:table-cell>
          <table:table-cell table:formula="of:=([.B314]*[.C314]-[.D314]*[.A314])" office:value-type="float" office:value="-5247" calcext:value-type="float">
            <text:p>-5247</text:p>
          </table:table-cell>
          <table:table-cell table:formula="of:=[.F314]*[.C314]-[.D314]*[.E314]" office:value-type="float" office:value="-660000000173151" calcext:value-type="float">
            <text:p>-660000000173151</text:p>
          </table:table-cell>
          <table:table-cell table:formula="of:=[.B314]*[.E314]-[.F314]*[.A314]" office:value-type="float" office:value="-570000000246609" calcext:value-type="float">
            <text:p>-570000000246609</text:p>
          </table:table-cell>
          <table:table-cell table:formula="of:=MOD([.H314];[.G314])" office:value-type="float" office:value="-66" calcext:value-type="float">
            <text:p>-66</text:p>
          </table:table-cell>
          <table:table-cell table:formula="of:=MOD([.I314];[.G314])" office:value-type="float" office:value="-4827" calcext:value-type="float">
            <text:p>-4827</text:p>
          </table:table-cell>
          <table:table-cell table:formula="of:=IF([.J314]+[.K314]=0;1;0)" office:value-type="float" office:value="0" calcext:value-type="float">
            <text:p>0</text:p>
          </table:table-cell>
          <table:table-cell table:formula="of:=[.L314]*[.H314]/[.G314]" office:value-type="float" office:value="0" calcext:value-type="float">
            <text:p>0</text:p>
          </table:table-cell>
          <table:table-cell table:formula="of:=[.L314]*[.I314]/[.G314]" office:value-type="float" office:value="0" calcext:value-type="float">
            <text:p>0</text:p>
          </table:table-cell>
          <table:table-cell table:formula="of:=[.M314]*3+[.N31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9" calcext:value-type="float">
            <text:p>59</text:p>
          </table:table-cell>
          <table:table-cell office:value-type="float" office:value="72" calcext:value-type="float">
            <text:p>72</text:p>
          </table:table-cell>
          <table:table-cell office:value-type="float" office:value="28" calcext:value-type="float">
            <text:p>28</text:p>
          </table:table-cell>
          <table:table-cell table:formula="of:=[$Part1.E315]+[.$G$2]" office:value-type="float" office:value="10000000008942" calcext:value-type="float">
            <text:p>10000000008942</text:p>
          </table:table-cell>
          <table:table-cell table:formula="of:=[$Part1.F315]+[.$G$2]" office:value-type="float" office:value="10000000017383" calcext:value-type="float">
            <text:p>10000000017383</text:p>
          </table:table-cell>
          <table:table-cell table:formula="of:=([.B315]*[.C315]-[.D315]*[.A315])" office:value-type="float" office:value="3632" calcext:value-type="float">
            <text:p>3632</text:p>
          </table:table-cell>
          <table:table-cell table:formula="of:=[.F315]*[.C315]-[.D315]*[.E315]" office:value-type="float" office:value="440000001001200" calcext:value-type="float">
            <text:p>440000001001200</text:p>
          </table:table-cell>
          <table:table-cell table:formula="of:=[.B315]*[.E315]-[.F315]*[.A315]" office:value-type="float" office:value="370000000145152" calcext:value-type="float">
            <text:p>370000000145152</text:p>
          </table:table-cell>
          <table:table-cell table:formula="of:=MOD([.H315];[.G315])" office:value-type="float" office:value="0" calcext:value-type="float">
            <text:p>0</text:p>
          </table:table-cell>
          <table:table-cell table:formula="of:=MOD([.I315];[.G315])" office:value-type="float" office:value="0" calcext:value-type="float">
            <text:p>0</text:p>
          </table:table-cell>
          <table:table-cell table:formula="of:=IF([.J315]+[.K315]=0;1;0)" office:value-type="float" office:value="1" calcext:value-type="float">
            <text:p>1</text:p>
          </table:table-cell>
          <table:table-cell table:formula="of:=[.L315]*[.H315]/[.G315]" office:value-type="float" office:value="121145374725" calcext:value-type="float">
            <text:p>121145374725</text:p>
          </table:table-cell>
          <table:table-cell table:formula="of:=[.L315]*[.I315]/[.G315]" office:value-type="float" office:value="101872246736" calcext:value-type="float">
            <text:p>101872246736</text:p>
          </table:table-cell>
          <table:table-cell table:formula="of:=[.M315]*3+[.N315]" office:value-type="float" office:value="465308370911" calcext:value-type="float">
            <text:p>46530837091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56" calcext:value-type="float">
            <text:p>56</text:p>
          </table:table-cell>
          <table:table-cell table:formula="of:=[$Part1.E316]+[.$G$2]" office:value-type="float" office:value="10000000001728" calcext:value-type="float">
            <text:p>10000000001728</text:p>
          </table:table-cell>
          <table:table-cell table:formula="of:=[$Part1.F316]+[.$G$2]" office:value-type="float" office:value="10000000006172" calcext:value-type="float">
            <text:p>10000000006172</text:p>
          </table:table-cell>
          <table:table-cell table:formula="of:=([.B316]*[.C316]-[.D316]*[.A316])" office:value-type="float" office:value="-2420" calcext:value-type="float">
            <text:p>-2420</text:p>
          </table:table-cell>
          <table:table-cell table:formula="of:=[.F316]*[.C316]-[.D316]*[.E316]" office:value-type="float" office:value="-369999999979500" calcext:value-type="float">
            <text:p>-369999999979500</text:p>
          </table:table-cell>
          <table:table-cell table:formula="of:=[.B316]*[.E316]-[.F316]*[.A316]" office:value-type="float" office:value="-300000000274040" calcext:value-type="float">
            <text:p>-300000000274040</text:p>
          </table:table-cell>
          <table:table-cell table:formula="of:=MOD([.H316];[.G316])" office:value-type="float" office:value="0" calcext:value-type="float">
            <text:p>0</text:p>
          </table:table-cell>
          <table:table-cell table:formula="of:=MOD([.I316];[.G316])" office:value-type="float" office:value="0" calcext:value-type="float">
            <text:p>0</text:p>
          </table:table-cell>
          <table:table-cell table:formula="of:=IF([.J316]+[.K316]=0;1;0)" office:value-type="float" office:value="1" calcext:value-type="float">
            <text:p>1</text:p>
          </table:table-cell>
          <table:table-cell table:formula="of:=[.L316]*[.H316]/[.G316]" office:value-type="float" office:value="152892561975" calcext:value-type="float">
            <text:p>152892561975</text:p>
          </table:table-cell>
          <table:table-cell table:formula="of:=[.L316]*[.I316]/[.G316]" office:value-type="float" office:value="123966942262" calcext:value-type="float">
            <text:p>123966942262</text:p>
          </table:table-cell>
          <table:table-cell table:formula="of:=[.M316]*3+[.N316]" office:value-type="float" office:value="582644628187" calcext:value-type="float">
            <text:p>58264462818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54" calcext:value-type="float">
            <text:p>54</text:p>
          </table:table-cell>
          <table:table-cell table:formula="of:=[$Part1.E317]+[.$G$2]" office:value-type="float" office:value="10000000006208" calcext:value-type="float">
            <text:p>10000000006208</text:p>
          </table:table-cell>
          <table:table-cell table:formula="of:=[$Part1.F317]+[.$G$2]" office:value-type="float" office:value="10000000002254" calcext:value-type="float">
            <text:p>10000000002254</text:p>
          </table:table-cell>
          <table:table-cell table:formula="of:=([.B317]*[.C317]-[.D317]*[.A317])" office:value-type="float" office:value="-1504" calcext:value-type="float">
            <text:p>-1504</text:p>
          </table:table-cell>
          <table:table-cell table:formula="of:=[.F317]*[.C317]-[.D317]*[.E317]" office:value-type="float" office:value="-380000000299168" calcext:value-type="float">
            <text:p>-380000000299168</text:p>
          </table:table-cell>
          <table:table-cell table:formula="of:=[.B317]*[.E317]-[.F317]*[.A317]" office:value-type="float" office:value="-179999999985216" calcext:value-type="float">
            <text:p>-179999999985216</text:p>
          </table:table-cell>
          <table:table-cell table:formula="of:=MOD([.H317];[.G317])" office:value-type="float" office:value="0" calcext:value-type="float">
            <text:p>0</text:p>
          </table:table-cell>
          <table:table-cell table:formula="of:=MOD([.I317];[.G317])" office:value-type="float" office:value="0" calcext:value-type="float">
            <text:p>0</text:p>
          </table:table-cell>
          <table:table-cell table:formula="of:=IF([.J317]+[.K317]=0;1;0)" office:value-type="float" office:value="1" calcext:value-type="float">
            <text:p>1</text:p>
          </table:table-cell>
          <table:table-cell table:formula="of:=[.L317]*[.H317]/[.G317]" office:value-type="float" office:value="252659574667" calcext:value-type="float">
            <text:p>252659574667</text:p>
          </table:table-cell>
          <table:table-cell table:formula="of:=[.L317]*[.I317]/[.G317]" office:value-type="float" office:value="119680851054" calcext:value-type="float">
            <text:p>119680851054</text:p>
          </table:table-cell>
          <table:table-cell table:formula="of:=[.M317]*3+[.N317]" office:value-type="float" office:value="877659575055" calcext:value-type="float">
            <text:p>87765957505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15" calcext:value-type="float">
            <text:p>15</text:p>
          </table:table-cell>
          <table:table-cell table:formula="of:=[$Part1.E318]+[.$G$2]" office:value-type="float" office:value="10000000017975" calcext:value-type="float">
            <text:p>10000000017975</text:p>
          </table:table-cell>
          <table:table-cell table:formula="of:=[$Part1.F318]+[.$G$2]" office:value-type="float" office:value="10000000018251" calcext:value-type="float">
            <text:p>10000000018251</text:p>
          </table:table-cell>
          <table:table-cell table:formula="of:=([.B318]*[.C318]-[.D318]*[.A318])" office:value-type="float" office:value="3729" calcext:value-type="float">
            <text:p>3729</text:p>
          </table:table-cell>
          <table:table-cell table:formula="of:=[.F318]*[.C318]-[.D318]*[.E318]" office:value-type="float" office:value="510000000934941" calcext:value-type="float">
            <text:p>510000000934941</text:p>
          </table:table-cell>
          <table:table-cell table:formula="of:=[.B318]*[.E318]-[.F318]*[.A318]" office:value-type="float" office:value="480000000859764" calcext:value-type="float">
            <text:p>480000000859764</text:p>
          </table:table-cell>
          <table:table-cell table:formula="of:=MOD([.H318];[.G318])" office:value-type="float" office:value="0" calcext:value-type="float">
            <text:p>0</text:p>
          </table:table-cell>
          <table:table-cell table:formula="of:=MOD([.I318];[.G318])" office:value-type="float" office:value="0" calcext:value-type="float">
            <text:p>0</text:p>
          </table:table-cell>
          <table:table-cell table:formula="of:=IF([.J318]+[.K318]=0;1;0)" office:value-type="float" office:value="1" calcext:value-type="float">
            <text:p>1</text:p>
          </table:table-cell>
          <table:table-cell table:formula="of:=[.L318]*[.H318]/[.G318]" office:value-type="float" office:value="136765889229" calcext:value-type="float">
            <text:p>136765889229</text:p>
          </table:table-cell>
          <table:table-cell table:formula="of:=[.L318]*[.I318]/[.G318]" office:value-type="float" office:value="128720836916" calcext:value-type="float">
            <text:p>128720836916</text:p>
          </table:table-cell>
          <table:table-cell table:formula="of:=[.M318]*3+[.N318]" office:value-type="float" office:value="539018504603" calcext:value-type="float">
            <text:p>53901850460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67" calcext:value-type="float">
            <text:p>67</text:p>
          </table:table-cell>
          <table:table-cell office:value-type="float" office:value="44" calcext:value-type="float">
            <text:p>44</text:p>
          </table:table-cell>
          <table:table-cell office:value-type="float" office:value="12" calcext:value-type="float">
            <text:p>12</text:p>
          </table:table-cell>
          <table:table-cell table:formula="of:=[$Part1.E319]+[.$G$2]" office:value-type="float" office:value="10000000006770" calcext:value-type="float">
            <text:p>10000000006770</text:p>
          </table:table-cell>
          <table:table-cell table:formula="of:=[$Part1.F319]+[.$G$2]" office:value-type="float" office:value="10000000005771" calcext:value-type="float">
            <text:p>10000000005771</text:p>
          </table:table-cell>
          <table:table-cell table:formula="of:=([.B319]*[.C319]-[.D319]*[.A319])" office:value-type="float" office:value="2444" calcext:value-type="float">
            <text:p>2444</text:p>
          </table:table-cell>
          <table:table-cell table:formula="of:=[.F319]*[.C319]-[.D319]*[.E319]" office:value-type="float" office:value="320000000172684" calcext:value-type="float">
            <text:p>320000000172684</text:p>
          </table:table-cell>
          <table:table-cell table:formula="of:=[.B319]*[.E319]-[.F319]*[.A319]" office:value-type="float" office:value="250000000211208" calcext:value-type="float">
            <text:p>250000000211208</text:p>
          </table:table-cell>
          <table:table-cell table:formula="of:=MOD([.H319];[.G319])" office:value-type="float" office:value="0" calcext:value-type="float">
            <text:p>0</text:p>
          </table:table-cell>
          <table:table-cell table:formula="of:=MOD([.I319];[.G319])" office:value-type="float" office:value="0" calcext:value-type="float">
            <text:p>0</text:p>
          </table:table-cell>
          <table:table-cell table:formula="of:=IF([.J319]+[.K319]=0;1;0)" office:value-type="float" office:value="1" calcext:value-type="float">
            <text:p>1</text:p>
          </table:table-cell>
          <table:table-cell table:formula="of:=[.L319]*[.H319]/[.G319]" office:value-type="float" office:value="130932896961" calcext:value-type="float">
            <text:p>130932896961</text:p>
          </table:table-cell>
          <table:table-cell table:formula="of:=[.L319]*[.I319]/[.G319]" office:value-type="float" office:value="102291325782" calcext:value-type="float">
            <text:p>102291325782</text:p>
          </table:table-cell>
          <table:table-cell table:formula="of:=[.M319]*3+[.N319]" office:value-type="float" office:value="495090016665" calcext:value-type="float">
            <text:p>49509001666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55" calcext:value-type="float">
            <text:p>55</text:p>
          </table:table-cell>
          <table:table-cell table:formula="of:=[$Part1.E320]+[.$G$2]" office:value-type="float" office:value="10000000008774" calcext:value-type="float">
            <text:p>10000000008774</text:p>
          </table:table-cell>
          <table:table-cell table:formula="of:=[$Part1.F320]+[.$G$2]" office:value-type="float" office:value="10000000004345" calcext:value-type="float">
            <text:p>10000000004345</text:p>
          </table:table-cell>
          <table:table-cell table:formula="of:=([.B320]*[.C320]-[.D320]*[.A320])" office:value-type="float" office:value="-1984" calcext:value-type="float">
            <text:p>-1984</text:p>
          </table:table-cell>
          <table:table-cell table:formula="of:=[.F320]*[.C320]-[.D320]*[.E320]" office:value-type="float" office:value="-290000000369600" calcext:value-type="float">
            <text:p>-290000000369600</text:p>
          </table:table-cell>
          <table:table-cell table:formula="of:=[.B320]*[.E320]-[.F320]*[.A320]" office:value-type="float" office:value="-250000000015616" calcext:value-type="float">
            <text:p>-250000000015616</text:p>
          </table:table-cell>
          <table:table-cell table:formula="of:=MOD([.H320];[.G320])" office:value-type="float" office:value="0" calcext:value-type="float">
            <text:p>0</text:p>
          </table:table-cell>
          <table:table-cell table:formula="of:=MOD([.I320];[.G320])" office:value-type="float" office:value="0" calcext:value-type="float">
            <text:p>0</text:p>
          </table:table-cell>
          <table:table-cell table:formula="of:=IF([.J320]+[.K320]=0;1;0)" office:value-type="float" office:value="1" calcext:value-type="float">
            <text:p>1</text:p>
          </table:table-cell>
          <table:table-cell table:formula="of:=[.L320]*[.H320]/[.G320]" office:value-type="float" office:value="146169355025" calcext:value-type="float">
            <text:p>146169355025</text:p>
          </table:table-cell>
          <table:table-cell table:formula="of:=[.L320]*[.I320]/[.G320]" office:value-type="float" office:value="126008064524" calcext:value-type="float">
            <text:p>126008064524</text:p>
          </table:table-cell>
          <table:table-cell table:formula="of:=[.M320]*3+[.N320]" office:value-type="float" office:value="564516129599" calcext:value-type="float">
            <text:p>564516129599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73" calcext:value-type="float">
            <text:p>73</text:p>
          </table:table-cell>
          <table:table-cell office:value-type="float" office:value="69" calcext:value-type="float">
            <text:p>69</text:p>
          </table:table-cell>
          <table:table-cell office:value-type="float" office:value="19" calcext:value-type="float">
            <text:p>19</text:p>
          </table:table-cell>
          <table:table-cell table:formula="of:=[$Part1.E321]+[.$G$2]" office:value-type="float" office:value="10000000008829" calcext:value-type="float">
            <text:p>10000000008829</text:p>
          </table:table-cell>
          <table:table-cell table:formula="of:=[$Part1.F321]+[.$G$2]" office:value-type="float" office:value="10000000007530" calcext:value-type="float">
            <text:p>10000000007530</text:p>
          </table:table-cell>
          <table:table-cell table:formula="of:=([.B321]*[.C321]-[.D321]*[.A321])" office:value-type="float" office:value="3783" calcext:value-type="float">
            <text:p>3783</text:p>
          </table:table-cell>
          <table:table-cell table:formula="of:=[.F321]*[.C321]-[.D321]*[.E321]" office:value-type="float" office:value="500000000351819" calcext:value-type="float">
            <text:p>500000000351819</text:p>
          </table:table-cell>
          <table:table-cell table:formula="of:=[.B321]*[.E321]-[.F321]*[.A321]" office:value-type="float" office:value="70000000147537" calcext:value-type="float">
            <text:p>70000000147537</text:p>
          </table:table-cell>
          <table:table-cell table:formula="of:=MOD([.H321];[.G321])" office:value-type="float" office:value="71" calcext:value-type="float">
            <text:p>71</text:p>
          </table:table-cell>
          <table:table-cell table:formula="of:=MOD([.I321];[.G321])" office:value-type="float" office:value="3112" calcext:value-type="float">
            <text:p>3112</text:p>
          </table:table-cell>
          <table:table-cell table:formula="of:=IF([.J321]+[.K321]=0;1;0)" office:value-type="float" office:value="0" calcext:value-type="float">
            <text:p>0</text:p>
          </table:table-cell>
          <table:table-cell table:formula="of:=[.L321]*[.H321]/[.G321]" office:value-type="float" office:value="0" calcext:value-type="float">
            <text:p>0</text:p>
          </table:table-cell>
          <table:table-cell table:formula="of:=[.L321]*[.I321]/[.G321]" office:value-type="float" office:value="0" calcext:value-type="float">
            <text:p>0</text:p>
          </table:table-cell>
          <table:table-cell table:formula="of:=[.M321]*3+[.N32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3" calcext:value-type="float">
            <text:p>23</text:p>
          </table:table-cell>
          <table:table-cell office:value-type="float" office:value="62" calcext:value-type="float">
            <text:p>62</text:p>
          </table:table-cell>
          <table:table-cell office:value-type="float" office:value="92" calcext:value-type="float">
            <text:p>92</text:p>
          </table:table-cell>
          <table:table-cell table:formula="of:=[$Part1.E322]+[.$G$2]" office:value-type="float" office:value="10000000006627" calcext:value-type="float">
            <text:p>10000000006627</text:p>
          </table:table-cell>
          <table:table-cell table:formula="of:=[$Part1.F322]+[.$G$2]" office:value-type="float" office:value="10000000008993" calcext:value-type="float">
            <text:p>10000000008993</text:p>
          </table:table-cell>
          <table:table-cell table:formula="of:=([.B322]*[.C322]-[.D322]*[.A322])" office:value-type="float" office:value="-4738" calcext:value-type="float">
            <text:p>-4738</text:p>
          </table:table-cell>
          <table:table-cell table:formula="of:=[.F322]*[.C322]-[.D322]*[.E322]" office:value-type="float" office:value="-300000000052118" calcext:value-type="float">
            <text:p>-300000000052118</text:p>
          </table:table-cell>
          <table:table-cell table:formula="of:=[.B322]*[.E322]-[.F322]*[.A322]" office:value-type="float" office:value="-440000000450110" calcext:value-type="float">
            <text:p>-440000000450110</text:p>
          </table:table-cell>
          <table:table-cell table:formula="of:=MOD([.H322];[.G322])" office:value-type="float" office:value="-1370" calcext:value-type="float">
            <text:p>-1370</text:p>
          </table:table-cell>
          <table:table-cell table:formula="of:=MOD([.I322];[.G322])" office:value-type="float" office:value="-430" calcext:value-type="float">
            <text:p>-430</text:p>
          </table:table-cell>
          <table:table-cell table:formula="of:=IF([.J322]+[.K322]=0;1;0)" office:value-type="float" office:value="0" calcext:value-type="float">
            <text:p>0</text:p>
          </table:table-cell>
          <table:table-cell table:formula="of:=[.L322]*[.H322]/[.G322]" office:value-type="float" office:value="0" calcext:value-type="float">
            <text:p>0</text:p>
          </table:table-cell>
          <table:table-cell table:formula="of:=[.L322]*[.I322]/[.G322]" office:value-type="float" office:value="0" calcext:value-type="float">
            <text:p>0</text:p>
          </table:table-cell>
          <table:table-cell table:formula="of:=[.M322]*3+[.N32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5" calcext:value-type="float">
            <text:p>55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table:formula="of:=[$Part1.E323]+[.$G$2]" office:value-type="float" office:value="10000000012753" calcext:value-type="float">
            <text:p>10000000012753</text:p>
          </table:table-cell>
          <table:table-cell table:formula="of:=[$Part1.F323]+[.$G$2]" office:value-type="float" office:value="10000000011012" calcext:value-type="float">
            <text:p>10000000011012</text:p>
          </table:table-cell>
          <table:table-cell table:formula="of:=([.B323]*[.C323]-[.D323]*[.A323])" office:value-type="float" office:value="913" calcext:value-type="float">
            <text:p>913</text:p>
          </table:table-cell>
          <table:table-cell table:formula="of:=[.F323]*[.C323]-[.D323]*[.E323]" office:value-type="float" office:value="130000000124005" calcext:value-type="float">
            <text:p>130000000124005</text:p>
          </table:table-cell>
          <table:table-cell table:formula="of:=[.B323]*[.E323]-[.F323]*[.A323]" office:value-type="float" office:value="180000000293971" calcext:value-type="float">
            <text:p>180000000293971</text:p>
          </table:table-cell>
          <table:table-cell table:formula="of:=MOD([.H323];[.G323])" office:value-type="float" office:value="0" calcext:value-type="float">
            <text:p>0</text:p>
          </table:table-cell>
          <table:table-cell table:formula="of:=MOD([.I323];[.G323])" office:value-type="float" office:value="0" calcext:value-type="float">
            <text:p>0</text:p>
          </table:table-cell>
          <table:table-cell table:formula="of:=IF([.J323]+[.K323]=0;1;0)" office:value-type="float" office:value="1" calcext:value-type="float">
            <text:p>1</text:p>
          </table:table-cell>
          <table:table-cell table:formula="of:=[.L323]*[.H323]/[.G323]" office:value-type="float" office:value="142387732885" calcext:value-type="float">
            <text:p>142387732885</text:p>
          </table:table-cell>
          <table:table-cell table:formula="of:=[.L323]*[.I323]/[.G323]" office:value-type="float" office:value="197152245667" calcext:value-type="float">
            <text:p>197152245667</text:p>
          </table:table-cell>
          <table:table-cell table:formula="of:=[.M323]*3+[.N323]" office:value-type="float" office:value="624315444322" calcext:value-type="float">
            <text:p>62431544432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47" calcext:value-type="float">
            <text:p>47</text:p>
          </table:table-cell>
          <table:table-cell office:value-type="float" office:value="27" calcext:value-type="float">
            <text:p>27</text:p>
          </table:table-cell>
          <table:table-cell table:formula="of:=[$Part1.E324]+[.$G$2]" office:value-type="float" office:value="10000000004105" calcext:value-type="float">
            <text:p>10000000004105</text:p>
          </table:table-cell>
          <table:table-cell table:formula="of:=[$Part1.F324]+[.$G$2]" office:value-type="float" office:value="10000000002925" calcext:value-type="float">
            <text:p>10000000002925</text:p>
          </table:table-cell>
          <table:table-cell table:formula="of:=([.B324]*[.C324]-[.D324]*[.A324])" office:value-type="float" office:value="2220" calcext:value-type="float">
            <text:p>2220</text:p>
          </table:table-cell>
          <table:table-cell table:formula="of:=[.F324]*[.C324]-[.D324]*[.E324]" office:value-type="float" office:value="200000000026640" calcext:value-type="float">
            <text:p>200000000026640</text:p>
          </table:table-cell>
          <table:table-cell table:formula="of:=[.B324]*[.E324]-[.F324]*[.A324]" office:value-type="float" office:value="400000000184260" calcext:value-type="float">
            <text:p>400000000184260</text:p>
          </table:table-cell>
          <table:table-cell table:formula="of:=MOD([.H324];[.G324])" office:value-type="float" office:value="200" calcext:value-type="float">
            <text:p>200</text:p>
          </table:table-cell>
          <table:table-cell table:formula="of:=MOD([.I324];[.G324])" office:value-type="float" office:value="400" calcext:value-type="float">
            <text:p>400</text:p>
          </table:table-cell>
          <table:table-cell table:formula="of:=IF([.J324]+[.K324]=0;1;0)" office:value-type="float" office:value="0" calcext:value-type="float">
            <text:p>0</text:p>
          </table:table-cell>
          <table:table-cell table:formula="of:=[.L324]*[.H324]/[.G324]" office:value-type="float" office:value="0" calcext:value-type="float">
            <text:p>0</text:p>
          </table:table-cell>
          <table:table-cell table:formula="of:=[.L324]*[.I324]/[.G324]" office:value-type="float" office:value="0" calcext:value-type="float">
            <text:p>0</text:p>
          </table:table-cell>
          <table:table-cell table:formula="of:=[.M324]*3+[.N32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office:value-type="float" office:value="36" calcext:value-type="float">
            <text:p>36</text:p>
          </table:table-cell>
          <table:table-cell table:formula="of:=[$Part1.E325]+[.$G$2]" office:value-type="float" office:value="10000000013065" calcext:value-type="float">
            <text:p>10000000013065</text:p>
          </table:table-cell>
          <table:table-cell table:formula="of:=[$Part1.F325]+[.$G$2]" office:value-type="float" office:value="10000000019234" calcext:value-type="float">
            <text:p>10000000019234</text:p>
          </table:table-cell>
          <table:table-cell table:formula="of:=([.B325]*[.C325]-[.D325]*[.A325])" office:value-type="float" office:value="-2126" calcext:value-type="float">
            <text:p>-2126</text:p>
          </table:table-cell>
          <table:table-cell table:formula="of:=[.F325]*[.C325]-[.D325]*[.E325]" office:value-type="float" office:value="-230000000220298" calcext:value-type="float">
            <text:p>-230000000220298</text:p>
          </table:table-cell>
          <table:table-cell table:formula="of:=[.B325]*[.E325]-[.F325]*[.A325]" office:value-type="float" office:value="-220000000780950" calcext:value-type="float">
            <text:p>-220000000780950</text:p>
          </table:table-cell>
          <table:table-cell table:formula="of:=MOD([.H325];[.G325])" office:value-type="float" office:value="0" calcext:value-type="float">
            <text:p>0</text:p>
          </table:table-cell>
          <table:table-cell table:formula="of:=MOD([.I325];[.G325])" office:value-type="float" office:value="0" calcext:value-type="float">
            <text:p>0</text:p>
          </table:table-cell>
          <table:table-cell table:formula="of:=IF([.J325]+[.K325]=0;1;0)" office:value-type="float" office:value="1" calcext:value-type="float">
            <text:p>1</text:p>
          </table:table-cell>
          <table:table-cell table:formula="of:=[.L325]*[.H325]/[.G325]" office:value-type="float" office:value="108184383923" calcext:value-type="float">
            <text:p>108184383923</text:p>
          </table:table-cell>
          <table:table-cell table:formula="of:=[.L325]*[.I325]/[.G325]" office:value-type="float" office:value="103480715325" calcext:value-type="float">
            <text:p>103480715325</text:p>
          </table:table-cell>
          <table:table-cell table:formula="of:=[.M325]*3+[.N325]" office:value-type="float" office:value="428033867094" calcext:value-type="float">
            <text:p>42803386709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18" calcext:value-type="float">
            <text:p>18</text:p>
          </table:table-cell>
          <table:table-cell table:formula="of:=[$Part1.E326]+[.$G$2]" office:value-type="float" office:value="10000000016874" calcext:value-type="float">
            <text:p>10000000016874</text:p>
          </table:table-cell>
          <table:table-cell table:formula="of:=[$Part1.F326]+[.$G$2]" office:value-type="float" office:value="10000000016989" calcext:value-type="float">
            <text:p>10000000016989</text:p>
          </table:table-cell>
          <table:table-cell table:formula="of:=([.B326]*[.C326]-[.D326]*[.A326])" office:value-type="float" office:value="4160" calcext:value-type="float">
            <text:p>4160</text:p>
          </table:table-cell>
          <table:table-cell table:formula="of:=[.F326]*[.C326]-[.D326]*[.E326]" office:value-type="float" office:value="500000000851520" calcext:value-type="float">
            <text:p>500000000851520</text:p>
          </table:table-cell>
          <table:table-cell table:formula="of:=[.B326]*[.E326]-[.F326]*[.A326]" office:value-type="float" office:value="450000000756800" calcext:value-type="float">
            <text:p>450000000756800</text:p>
          </table:table-cell>
          <table:table-cell table:formula="of:=MOD([.H326];[.G326])" office:value-type="float" office:value="0" calcext:value-type="float">
            <text:p>0</text:p>
          </table:table-cell>
          <table:table-cell table:formula="of:=MOD([.I326];[.G326])" office:value-type="float" office:value="0" calcext:value-type="float">
            <text:p>0</text:p>
          </table:table-cell>
          <table:table-cell table:formula="of:=IF([.J326]+[.K326]=0;1;0)" office:value-type="float" office:value="1" calcext:value-type="float">
            <text:p>1</text:p>
          </table:table-cell>
          <table:table-cell table:formula="of:=[.L326]*[.H326]/[.G326]" office:value-type="float" office:value="120192307897" calcext:value-type="float">
            <text:p>120192307897</text:p>
          </table:table-cell>
          <table:table-cell table:formula="of:=[.L326]*[.I326]/[.G326]" office:value-type="float" office:value="108173077105" calcext:value-type="float">
            <text:p>108173077105</text:p>
          </table:table-cell>
          <table:table-cell table:formula="of:=[.M326]*3+[.N326]" office:value-type="float" office:value="468750000796" calcext:value-type="float">
            <text:p>46875000079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float" office:value="65" calcext:value-type="float">
            <text:p>65</text:p>
          </table:table-cell>
          <table:table-cell office:value-type="float" office:value="38" calcext:value-type="float">
            <text:p>38</text:p>
          </table:table-cell>
          <table:table-cell table:formula="of:=[$Part1.E327]+[.$G$2]" office:value-type="float" office:value="10000000016771" calcext:value-type="float">
            <text:p>10000000016771</text:p>
          </table:table-cell>
          <table:table-cell table:formula="of:=[$Part1.F327]+[.$G$2]" office:value-type="float" office:value="10000000007070" calcext:value-type="float">
            <text:p>10000000007070</text:p>
          </table:table-cell>
          <table:table-cell table:formula="of:=([.B327]*[.C327]-[.D327]*[.A327])" office:value-type="float" office:value="1618" calcext:value-type="float">
            <text:p>1618</text:p>
          </table:table-cell>
          <table:table-cell table:formula="of:=[.F327]*[.C327]-[.D327]*[.E327]" office:value-type="float" office:value="269999999822252" calcext:value-type="float">
            <text:p>269999999822252</text:p>
          </table:table-cell>
          <table:table-cell table:formula="of:=[.B327]*[.E327]-[.F327]*[.A327]" office:value-type="float" office:value="170000000469426" calcext:value-type="float">
            <text:p>170000000469426</text:p>
          </table:table-cell>
          <table:table-cell table:formula="of:=MOD([.H327];[.G327])" office:value-type="float" office:value="0" calcext:value-type="float">
            <text:p>0</text:p>
          </table:table-cell>
          <table:table-cell table:formula="of:=MOD([.I327];[.G327])" office:value-type="float" office:value="0" calcext:value-type="float">
            <text:p>0</text:p>
          </table:table-cell>
          <table:table-cell table:formula="of:=IF([.J327]+[.K327]=0;1;0)" office:value-type="float" office:value="1" calcext:value-type="float">
            <text:p>1</text:p>
          </table:table-cell>
          <table:table-cell table:formula="of:=[.L327]*[.H327]/[.G327]" office:value-type="float" office:value="166872682214" calcext:value-type="float">
            <text:p>166872682214</text:p>
          </table:table-cell>
          <table:table-cell table:formula="of:=[.L327]*[.I327]/[.G327]" office:value-type="float" office:value="105067985457" calcext:value-type="float">
            <text:p>105067985457</text:p>
          </table:table-cell>
          <table:table-cell table:formula="of:=[.M327]*3+[.N327]" office:value-type="float" office:value="605686032099" calcext:value-type="float">
            <text:p>60568603209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59" calcext:value-type="float">
            <text:p>59</text:p>
          </table:table-cell>
          <table:table-cell table:formula="of:=[$Part1.E328]+[.$G$2]" office:value-type="float" office:value="10000000013561" calcext:value-type="float">
            <text:p>10000000013561</text:p>
          </table:table-cell>
          <table:table-cell table:formula="of:=[$Part1.F328]+[.$G$2]" office:value-type="float" office:value="10000000013299" calcext:value-type="float">
            <text:p>10000000013299</text:p>
          </table:table-cell>
          <table:table-cell table:formula="of:=([.B328]*[.C328]-[.D328]*[.A328])" office:value-type="float" office:value="-2123" calcext:value-type="float">
            <text:p>-2123</text:p>
          </table:table-cell>
          <table:table-cell table:formula="of:=[.F328]*[.C328]-[.D328]*[.E328]" office:value-type="float" office:value="-360000000494222" calcext:value-type="float">
            <text:p>-360000000494222</text:p>
          </table:table-cell>
          <table:table-cell table:formula="of:=[.B328]*[.E328]-[.F328]*[.A328]" office:value-type="float" office:value="-250000000327759" calcext:value-type="float">
            <text:p>-250000000327759</text:p>
          </table:table-cell>
          <table:table-cell table:formula="of:=MOD([.H328];[.G328])" office:value-type="float" office:value="0" calcext:value-type="float">
            <text:p>0</text:p>
          </table:table-cell>
          <table:table-cell table:formula="of:=MOD([.I328];[.G328])" office:value-type="float" office:value="0" calcext:value-type="float">
            <text:p>0</text:p>
          </table:table-cell>
          <table:table-cell table:formula="of:=IF([.J328]+[.K328]=0;1;0)" office:value-type="float" office:value="1" calcext:value-type="float">
            <text:p>1</text:p>
          </table:table-cell>
          <table:table-cell table:formula="of:=[.L328]*[.H328]/[.G328]" office:value-type="float" office:value="169571361514" calcext:value-type="float">
            <text:p>169571361514</text:p>
          </table:table-cell>
          <table:table-cell table:formula="of:=[.L328]*[.I328]/[.G328]" office:value-type="float" office:value="117757889933" calcext:value-type="float">
            <text:p>117757889933</text:p>
          </table:table-cell>
          <table:table-cell table:formula="of:=[.M328]*3+[.N328]" office:value-type="float" office:value="626471974475" calcext:value-type="float">
            <text:p>62647197447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office:value-type="float" office:value="92" calcext:value-type="float">
            <text:p>92</text:p>
          </table:table-cell>
          <table:table-cell table:formula="of:=[$Part1.E329]+[.$G$2]" office:value-type="float" office:value="10000000003055" calcext:value-type="float">
            <text:p>10000000003055</text:p>
          </table:table-cell>
          <table:table-cell table:formula="of:=[$Part1.F329]+[.$G$2]" office:value-type="float" office:value="10000000002541" calcext:value-type="float">
            <text:p>10000000002541</text:p>
          </table:table-cell>
          <table:table-cell table:formula="of:=([.B329]*[.C329]-[.D329]*[.A329])" office:value-type="float" office:value="-7685" calcext:value-type="float">
            <text:p>-7685</text:p>
          </table:table-cell>
          <table:table-cell table:formula="of:=[.F329]*[.C329]-[.D329]*[.E329]" office:value-type="float" office:value="-570000000192125" calcext:value-type="float">
            <text:p>-570000000192125</text:p>
          </table:table-cell>
          <table:table-cell table:formula="of:=[.B329]*[.E329]-[.F329]*[.A329]" office:value-type="float" office:value="-730000000176755" calcext:value-type="float">
            <text:p>-730000000176755</text:p>
          </table:table-cell>
          <table:table-cell table:formula="of:=MOD([.H329];[.G329])" office:value-type="float" office:value="-6470" calcext:value-type="float">
            <text:p>-6470</text:p>
          </table:table-cell>
          <table:table-cell table:formula="of:=MOD([.I329];[.G329])" office:value-type="float" office:value="-5320" calcext:value-type="float">
            <text:p>-5320</text:p>
          </table:table-cell>
          <table:table-cell table:formula="of:=IF([.J329]+[.K329]=0;1;0)" office:value-type="float" office:value="0" calcext:value-type="float">
            <text:p>0</text:p>
          </table:table-cell>
          <table:table-cell table:formula="of:=[.L329]*[.H329]/[.G329]" office:value-type="float" office:value="0" calcext:value-type="float">
            <text:p>0</text:p>
          </table:table-cell>
          <table:table-cell table:formula="of:=[.L329]*[.I329]/[.G329]" office:value-type="float" office:value="0" calcext:value-type="float">
            <text:p>0</text:p>
          </table:table-cell>
          <table:table-cell table:formula="of:=[.M329]*3+[.N329]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1T00:18:21.587821175</meta:creation-date>
    <dc:date>2024-12-21T09:36:50.780830000</dc:date>
    <meta:editing-duration>PT58M31S</meta:editing-duration>
    <meta:editing-cycles>8</meta:editing-cycles>
    <meta:generator>LibreOffice/7.3.7.2$Linux_X86_64 LibreOffice_project/30$Build-2</meta:generator>
    <meta:document-statistic meta:table-count="2" meta:cell-count="9766" meta:object-count="0"/>
  </office:meta>
</office:document-meta>
</file>